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{'type': 'FeatureCollection',</text:p>
      <text:p text:style-name="Preformatted_20_Text"><text:s/>'features': [{'type': 'Feature',</text:p>
      <text:p text:style-name="Preformatted_20_Text"><text:s text:c="3"/>'properties': {'name': 'Afghanistan'},</text:p>
      <text:p text:style-name="Preformatted_20_Text"><text:s text:c="3"/>'geometry': {'type': 'Polygon',</text:p>
      <text:p text:style-name="Preformatted_20_Text"><text:s text:c="4"/>'coordinates': [[[61.210817, 35.650072],</text:p>
      <text:p text:style-name="Preformatted_20_Text"><text:s text:c="6"/>[62.230651, 35.270664],</text:p>
      <text:p text:style-name="Preformatted_20_Text"><text:s text:c="6"/>[62.984662, 35.404041],</text:p>
      <text:p text:style-name="Preformatted_20_Text"><text:s text:c="6"/>[63.193538, 35.857166],</text:p>
      <text:p text:style-name="Preformatted_20_Text"><text:s text:c="6"/>[63.982896, 36.007957],</text:p>
      <text:p text:style-name="Preformatted_20_Text"><text:s text:c="6"/>[64.546479, 36.312073],</text:p>
      <text:p text:style-name="Preformatted_20_Text"><text:s text:c="6"/>[64.746105, 37.111818],</text:p>
      <text:p text:style-name="Preformatted_20_Text"><text:s text:c="6"/>[65.588948, 37.305217],</text:p>
      <text:p text:style-name="Preformatted_20_Text"><text:s text:c="6"/>[65.745631, 37.661164],</text:p>
      <text:p text:style-name="Preformatted_20_Text"><text:s text:c="6"/>[66.217385, 37.39379],</text:p>
      <text:p text:style-name="Preformatted_20_Text"><text:s text:c="6"/>[66.518607, 37.362784],</text:p>
      <text:p text:style-name="Preformatted_20_Text"><text:s text:c="6"/>[67.075782, 37.356144],</text:p>
      <text:p text:style-name="Preformatted_20_Text"><text:s text:c="6"/>[67.83, 37.144994],</text:p>
      <text:p text:style-name="Preformatted_20_Text"><text:s text:c="6"/>[68.135562, 37.023115],</text:p>
      <text:p text:style-name="Preformatted_20_Text"><text:s text:c="6"/>[68.859446, 37.344336],</text:p>
      <text:p text:style-name="Preformatted_20_Text"><text:s text:c="6"/>[69.196273, 37.151144],</text:p>
      <text:p text:style-name="Preformatted_20_Text"><text:s text:c="6"/>[69.518785, 37.608997],</text:p>
      <text:p text:style-name="Preformatted_20_Text"><text:s text:c="6"/>[70.116578, 37.588223],</text:p>
      <text:p text:style-name="Preformatted_20_Text"><text:s text:c="6"/>[70.270574, 37.735165],</text:p>
      <text:p text:style-name="Preformatted_20_Text"><text:s text:c="6"/>[70.376304, 38.138396],</text:p>
      <text:p text:style-name="Preformatted_20_Text"><text:s text:c="6"/>[70.806821, 38.486282],</text:p>
      <text:p text:style-name="Preformatted_20_Text"><text:s text:c="6"/>[71.348131, 38.258905],</text:p>
      <text:p text:style-name="Preformatted_20_Text"><text:s text:c="6"/>[71.239404, 37.953265],</text:p>
      <text:p text:style-name="Preformatted_20_Text"><text:s text:c="6"/>[71.541918, 37.905774],</text:p>
      <text:p text:style-name="Preformatted_20_Text"><text:s text:c="6"/>[71.448693, 37.065645],</text:p>
      <text:p text:style-name="Preformatted_20_Text"><text:s text:c="6"/>[71.844638, 36.738171],</text:p>
      <text:p text:style-name="Preformatted_20_Text"><text:s text:c="6"/>[72.193041, 36.948288],</text:p>
      <text:p text:style-name="Preformatted_20_Text"><text:s text:c="6"/>[72.63689, 37.047558],</text:p>
      <text:p text:style-name="Preformatted_20_Text"><text:s text:c="6"/>[73.260056, 37.495257],</text:p>
      <text:p text:style-name="Preformatted_20_Text"><text:s text:c="6"/>[73.948696, 37.421566],</text:p>
      <text:p text:style-name="Preformatted_20_Text"><text:s text:c="6"/>[74.980002, 37.41999],</text:p>
      <text:p text:style-name="Preformatted_20_Text"><text:s text:c="6"/>[75.158028, 37.133031],</text:p>
      <text:p text:style-name="Preformatted_20_Text"><text:s text:c="6"/>[74.575893, 37.020841],</text:p>
      <text:p text:style-name="Preformatted_20_Text"><text:s text:c="6"/>[74.067552, 36.836176],</text:p>
      <text:p text:style-name="Preformatted_20_Text"><text:s text:c="6"/>[72.920025, 36.720007],</text:p>
      <text:p text:style-name="Preformatted_20_Text"><text:s text:c="6"/>[71.846292, 36.509942],</text:p>
      <text:p text:style-name="Preformatted_20_Text"><text:s text:c="6"/>[71.262348, 36.074388],</text:p>
      <text:p text:style-name="Preformatted_20_Text"><text:s text:c="6"/>[71.498768, 35.650563],</text:p>
      <text:p text:style-name="Preformatted_20_Text"><text:s text:c="6"/>[71.613076, 35.153203],</text:p>
      <text:p text:style-name="Preformatted_20_Text"><text:s text:c="6"/>[71.115019, 34.733126],</text:p>
      <text:p text:style-name="Preformatted_20_Text"><text:s text:c="6"/>[71.156773, 34.348911],</text:p>
      <text:p text:style-name="Preformatted_20_Text"><text:s text:c="6"/>[70.881803, 33.988856],</text:p>
      <text:p text:style-name="Preformatted_20_Text"><text:s text:c="6"/>[69.930543, 34.02012],</text:p>
      <text:p text:style-name="Preformatted_20_Text"><text:s text:c="6"/>[70.323594, 33.358533],</text:p>
      <text:p text:style-name="Preformatted_20_Text"><text:s text:c="6"/>[69.687147, 33.105499],</text:p>
      <text:p text:style-name="Preformatted_20_Text"><text:s text:c="6"/>[69.262522, 32.501944],</text:p>
      <text:p text:style-name="Preformatted_20_Text"><text:s text:c="6"/>[69.317764, 31.901412],</text:p>
      <text:p text:style-name="Preformatted_20_Text"><text:s text:c="6"/>[68.926677, 31.620189],</text:p>
      <text:p text:style-name="Preformatted_20_Text"><text:s text:c="6"/>[68.556932, 31.71331],</text:p>
      <text:p text:style-name="Preformatted_20_Text"><text:s text:c="6"/>[67.792689, 31.58293],</text:p>
      <text:p text:style-name="Preformatted_20_Text"><text:s text:c="6"/>[67.683394, 31.303154],</text:p>
      <text:p text:style-name="Preformatted_20_Text"><text:s text:c="6"/>[66.938891, 31.304911],</text:p>
      <text:p text:style-name="Preformatted_20_Text"><text:s text:c="6"/>[66.381458, 30.738899],</text:p>
      <text:p text:style-name="Preformatted_20_Text"><text:s text:c="6"/>[66.346473, 29.887943],</text:p>
      <text:p text:style-name="Preformatted_20_Text"><text:s text:c="6"/>[65.046862, 29.472181],</text:p>
      <text:p text:style-name="Preformatted_20_Text"><text:s text:c="6"/>[64.350419, 29.560031],</text:p>
      <text:p text:style-name="Preformatted_20_Text"><text:s text:c="6"/>[64.148002, 29.340819],</text:p>
      <text:p text:style-name="Preformatted_20_Text"><text:s text:c="6"/>[63.550261, 29.468331],</text:p>
      <text:p text:style-name="Preformatted_20_Text"><text:s text:c="6"/>[62.549857, 29.318572],</text:p>
      <text:p text:style-name="Preformatted_20_Text"><text:s text:c="6"/>[60.874248, 29.829239],</text:p>
      <text:p text:style-name="Preformatted_20_Text"><text:soft-page-break/><text:s text:c="6"/>[61.781222, 30.73585],</text:p>
      <text:p text:style-name="Preformatted_20_Text"><text:s text:c="6"/>[61.699314, 31.379506],</text:p>
      <text:p text:style-name="Preformatted_20_Text"><text:s text:c="6"/>[60.941945, 31.548075],</text:p>
      <text:p text:style-name="Preformatted_20_Text"><text:s text:c="6"/>[60.863655, 32.18292],</text:p>
      <text:p text:style-name="Preformatted_20_Text"><text:s text:c="6"/>[60.536078, 32.981269],</text:p>
      <text:p text:style-name="Preformatted_20_Text"><text:s text:c="6"/>[60.9637, 33.528832],</text:p>
      <text:p text:style-name="Preformatted_20_Text"><text:s text:c="6"/>[60.52843, 33.676446],</text:p>
      <text:p text:style-name="Preformatted_20_Text"><text:s text:c="6"/>[60.803193, 34.404102],</text:p>
      <text:p text:style-name="Preformatted_20_Text"><text:s text:c="6"/>[61.210817, 35.650072]]]},</text:p>
      <text:p text:style-name="Preformatted_20_Text"><text:s text:c="3"/>'id': 'AFG'},</text:p>
      <text:p text:style-name="Preformatted_20_Text"><text:s text:c="2"/>{'type': 'Feature',</text:p>
      <text:p text:style-name="Preformatted_20_Text"><text:s text:c="3"/>'properties': {'name': 'Angola'},</text:p>
      <text:p text:style-name="Preformatted_20_Text"><text:s text:c="3"/>'geometry': {'type': 'MultiPolygon',</text:p>
      <text:p text:style-name="Preformatted_20_Text"><text:s text:c="4"/>'coordinates': [[[[16.326528, -5.87747],</text:p>
      <text:p text:style-name="Preformatted_20_Text"><text:s text:c="7"/>[16.57318, -6.622645],</text:p>
      <text:p text:style-name="Preformatted_20_Text"><text:s text:c="7"/>[16.860191, -7.222298],</text:p>
      <text:p text:style-name="Preformatted_20_Text"><text:s text:c="7"/>[17.089996, -7.545689],</text:p>
      <text:p text:style-name="Preformatted_20_Text"><text:s text:c="7"/>[17.47297, -8.068551],</text:p>
      <text:p text:style-name="Preformatted_20_Text"><text:s text:c="7"/>[18.134222, -7.987678],</text:p>
      <text:p text:style-name="Preformatted_20_Text"><text:s text:c="7"/>[18.464176, -7.847014],</text:p>
      <text:p text:style-name="Preformatted_20_Text"><text:s text:c="7"/>[19.016752, -7.988246],</text:p>
      <text:p text:style-name="Preformatted_20_Text"><text:s text:c="7"/>[19.166613, -7.738184],</text:p>
      <text:p text:style-name="Preformatted_20_Text"><text:s text:c="7"/>[19.417502, -7.155429],</text:p>
      <text:p text:style-name="Preformatted_20_Text"><text:s text:c="7"/>[20.037723, -7.116361],</text:p>
      <text:p text:style-name="Preformatted_20_Text"><text:s text:c="7"/>[20.091622, -6.94309],</text:p>
      <text:p text:style-name="Preformatted_20_Text"><text:s text:c="7"/>[20.601823, -6.939318],</text:p>
      <text:p text:style-name="Preformatted_20_Text"><text:s text:c="7"/>[20.514748, -7.299606],</text:p>
      <text:p text:style-name="Preformatted_20_Text"><text:s text:c="7"/>[21.728111, -7.290872],</text:p>
      <text:p text:style-name="Preformatted_20_Text"><text:s text:c="7"/>[21.746456, -7.920085],</text:p>
      <text:p text:style-name="Preformatted_20_Text"><text:s text:c="7"/>[21.949131, -8.305901],</text:p>
      <text:p text:style-name="Preformatted_20_Text"><text:s text:c="7"/>[21.801801, -8.908707],</text:p>
      <text:p text:style-name="Preformatted_20_Text"><text:s text:c="7"/>[21.875182, -9.523708],</text:p>
      <text:p text:style-name="Preformatted_20_Text"><text:s text:c="7"/>[22.208753, -9.894796],</text:p>
      <text:p text:style-name="Preformatted_20_Text"><text:s text:c="7"/>[22.155268, -11.084801],</text:p>
      <text:p text:style-name="Preformatted_20_Text"><text:s text:c="7"/>[22.402798, -10.993075],</text:p>
      <text:p text:style-name="Preformatted_20_Text"><text:s text:c="7"/>[22.837345, -11.017622],</text:p>
      <text:p text:style-name="Preformatted_20_Text"><text:s text:c="7"/>[23.456791, -10.867863],</text:p>
      <text:p text:style-name="Preformatted_20_Text"><text:s text:c="7"/>[23.912215, -10.926826],</text:p>
      <text:p text:style-name="Preformatted_20_Text"><text:s text:c="7"/>[24.017894, -11.237298],</text:p>
      <text:p text:style-name="Preformatted_20_Text"><text:s text:c="7"/>[23.904154, -11.722282],</text:p>
      <text:p text:style-name="Preformatted_20_Text"><text:s text:c="7"/>[24.079905, -12.191297],</text:p>
      <text:p text:style-name="Preformatted_20_Text"><text:s text:c="7"/>[23.930922, -12.565848],</text:p>
      <text:p text:style-name="Preformatted_20_Text"><text:s text:c="7"/>[24.016137, -12.911046],</text:p>
      <text:p text:style-name="Preformatted_20_Text"><text:s text:c="7"/>[21.933886, -12.898437],</text:p>
      <text:p text:style-name="Preformatted_20_Text"><text:s text:c="7"/>[21.887843, -16.08031],</text:p>
      <text:p text:style-name="Preformatted_20_Text"><text:s text:c="7"/>[22.562478, -16.898451],</text:p>
      <text:p text:style-name="Preformatted_20_Text"><text:s text:c="7"/>[23.215048, -17.523116],</text:p>
      <text:p text:style-name="Preformatted_20_Text"><text:s text:c="7"/>[21.377176, -17.930636],</text:p>
      <text:p text:style-name="Preformatted_20_Text"><text:s text:c="7"/>[18.956187, -17.789095],</text:p>
      <text:p text:style-name="Preformatted_20_Text"><text:s text:c="7"/>[18.263309, -17.309951],</text:p>
      <text:p text:style-name="Preformatted_20_Text"><text:s text:c="7"/>[14.209707, -17.353101],</text:p>
      <text:p text:style-name="Preformatted_20_Text"><text:s text:c="7"/>[14.058501, -17.423381],</text:p>
      <text:p text:style-name="Preformatted_20_Text"><text:s text:c="7"/>[13.462362, -16.971212],</text:p>
      <text:p text:style-name="Preformatted_20_Text"><text:s text:c="7"/>[12.814081, -16.941343],</text:p>
      <text:p text:style-name="Preformatted_20_Text"><text:s text:c="7"/>[12.215461, -17.111668],</text:p>
      <text:p text:style-name="Preformatted_20_Text"><text:s text:c="7"/>[11.734199, -17.301889],</text:p>
      <text:p text:style-name="Preformatted_20_Text"><text:s text:c="7"/>[11.640096, -16.673142],</text:p>
      <text:p text:style-name="Preformatted_20_Text"><text:s text:c="7"/>[11.778537, -15.793816],</text:p>
      <text:p text:style-name="Preformatted_20_Text"><text:s text:c="7"/>[12.123581, -14.878316],</text:p>
      <text:p text:style-name="Preformatted_20_Text"><text:s text:c="7"/>[12.175619, -14.449144],</text:p>
      <text:p text:style-name="Preformatted_20_Text"><text:s text:c="7"/>[12.500095, -13.5477],</text:p>
      <text:p text:style-name="Preformatted_20_Text"><text:s text:c="7"/>[12.738479, -13.137906],</text:p>
      <text:p text:style-name="Preformatted_20_Text"><text:s text:c="7"/>[13.312914, -12.48363],</text:p>
      <text:p text:style-name="Preformatted_20_Text"><text:s text:c="7"/>[13.633721, -12.038645],</text:p>
      <text:p text:style-name="Preformatted_20_Text"><text:soft-page-break/><text:s text:c="7"/>[13.738728, -11.297863],</text:p>
      <text:p text:style-name="Preformatted_20_Text"><text:s text:c="7"/>[13.686379, -10.731076],</text:p>
      <text:p text:style-name="Preformatted_20_Text"><text:s text:c="7"/>[13.387328, -10.373578],</text:p>
      <text:p text:style-name="Preformatted_20_Text"><text:s text:c="7"/>[13.120988, -9.766897],</text:p>
      <text:p text:style-name="Preformatted_20_Text"><text:s text:c="7"/>[12.87537, -9.166934],</text:p>
      <text:p text:style-name="Preformatted_20_Text"><text:s text:c="7"/>[12.929061, -8.959091],</text:p>
      <text:p text:style-name="Preformatted_20_Text"><text:s text:c="7"/>[13.236433, -8.562629],</text:p>
      <text:p text:style-name="Preformatted_20_Text"><text:s text:c="7"/>[12.93304, -7.596539],</text:p>
      <text:p text:style-name="Preformatted_20_Text"><text:s text:c="7"/>[12.728298, -6.927122],</text:p>
      <text:p text:style-name="Preformatted_20_Text"><text:s text:c="7"/>[12.227347, -6.294448],</text:p>
      <text:p text:style-name="Preformatted_20_Text"><text:s text:c="7"/>[12.322432, -6.100092],</text:p>
      <text:p text:style-name="Preformatted_20_Text"><text:s text:c="7"/>[12.735171, -5.965682],</text:p>
      <text:p text:style-name="Preformatted_20_Text"><text:s text:c="7"/>[13.024869, -5.984389],</text:p>
      <text:p text:style-name="Preformatted_20_Text"><text:s text:c="7"/>[13.375597, -5.864241],</text:p>
      <text:p text:style-name="Preformatted_20_Text"><text:s text:c="7"/>[16.326528, -5.87747]]],</text:p>
      <text:p text:style-name="Preformatted_20_Text"><text:s text:c="5"/>[[[12.436688, -5.684304],</text:p>
      <text:p text:style-name="Preformatted_20_Text"><text:s text:c="7"/>[12.182337, -5.789931],</text:p>
      <text:p text:style-name="Preformatted_20_Text"><text:s text:c="7"/>[11.914963, -5.037987],</text:p>
      <text:p text:style-name="Preformatted_20_Text"><text:s text:c="7"/>[12.318608, -4.60623],</text:p>
      <text:p text:style-name="Preformatted_20_Text"><text:s text:c="7"/>[12.62076, -4.438023],</text:p>
      <text:p text:style-name="Preformatted_20_Text"><text:s text:c="7"/>[12.995517, -4.781103],</text:p>
      <text:p text:style-name="Preformatted_20_Text"><text:s text:c="7"/>[12.631612, -4.991271],</text:p>
      <text:p text:style-name="Preformatted_20_Text"><text:s text:c="7"/>[12.468004, -5.248362],</text:p>
      <text:p text:style-name="Preformatted_20_Text"><text:s text:c="7"/>[12.436688, -5.684304]]]]},</text:p>
      <text:p text:style-name="Preformatted_20_Text"><text:s text:c="3"/>'id': 'AGO'},</text:p>
      <text:p text:style-name="Preformatted_20_Text"><text:s text:c="2"/>{'type': 'Feature',</text:p>
      <text:p text:style-name="Preformatted_20_Text"><text:s text:c="3"/>'properties': {'name': 'Albania'},</text:p>
      <text:p text:style-name="Preformatted_20_Text"><text:s text:c="3"/>'geometry': {'type': 'Polygon',</text:p>
      <text:p text:style-name="Preformatted_20_Text"><text:s text:c="4"/>'coordinates': [[[20.590247, 41.855404],</text:p>
      <text:p text:style-name="Preformatted_20_Text"><text:s text:c="6"/>[20.463175, 41.515089],</text:p>
      <text:p text:style-name="Preformatted_20_Text"><text:s text:c="6"/>[20.605182, 41.086226],</text:p>
      <text:p text:style-name="Preformatted_20_Text"><text:s text:c="6"/>[21.02004, 40.842727],</text:p>
      <text:p text:style-name="Preformatted_20_Text"><text:s text:c="6"/>[20.99999, 40.580004],</text:p>
      <text:p text:style-name="Preformatted_20_Text"><text:s text:c="6"/>[20.674997, 40.435],</text:p>
      <text:p text:style-name="Preformatted_20_Text"><text:s text:c="6"/>[20.615, 40.110007],</text:p>
      <text:p text:style-name="Preformatted_20_Text"><text:s text:c="6"/>[20.150016, 39.624998],</text:p>
      <text:p text:style-name="Preformatted_20_Text"><text:s text:c="6"/>[19.98, 39.694993],</text:p>
      <text:p text:style-name="Preformatted_20_Text"><text:s text:c="6"/>[19.960002, 39.915006],</text:p>
      <text:p text:style-name="Preformatted_20_Text"><text:s text:c="6"/>[19.406082, 40.250773],</text:p>
      <text:p text:style-name="Preformatted_20_Text"><text:s text:c="6"/>[19.319059, 40.72723],</text:p>
      <text:p text:style-name="Preformatted_20_Text"><text:s text:c="6"/>[19.40355, 41.409566],</text:p>
      <text:p text:style-name="Preformatted_20_Text"><text:s text:c="6"/>[19.540027, 41.719986],</text:p>
      <text:p text:style-name="Preformatted_20_Text"><text:s text:c="6"/>[19.371769, 41.877548],</text:p>
      <text:p text:style-name="Preformatted_20_Text"><text:s text:c="6"/>[19.304486, 42.195745],</text:p>
      <text:p text:style-name="Preformatted_20_Text"><text:s text:c="6"/>[19.738051, 42.688247],</text:p>
      <text:p text:style-name="Preformatted_20_Text"><text:s text:c="6"/>[19.801613, 42.500093],</text:p>
      <text:p text:style-name="Preformatted_20_Text"><text:s text:c="6"/>[20.0707, 42.58863],</text:p>
      <text:p text:style-name="Preformatted_20_Text"><text:s text:c="6"/>[20.283755, 42.32026],</text:p>
      <text:p text:style-name="Preformatted_20_Text"><text:s text:c="6"/>[20.52295, 42.21787],</text:p>
      <text:p text:style-name="Preformatted_20_Text"><text:s text:c="6"/>[20.590247, 41.855404]]]},</text:p>
      <text:p text:style-name="Preformatted_20_Text"><text:s text:c="3"/>'id': 'ALB'},</text:p>
      <text:p text:style-name="Preformatted_20_Text"><text:s text:c="2"/>{'type': 'Feature',</text:p>
      <text:p text:style-name="Preformatted_20_Text"><text:s text:c="3"/>'properties': {'name': 'United Arab Emirates'},</text:p>
      <text:p text:style-name="Preformatted_20_Text"><text:s text:c="3"/>'geometry': {'type': 'Polygon',</text:p>
      <text:p text:style-name="Preformatted_20_Text"><text:s text:c="4"/>'coordinates': [[[51.579519, 24.245497],</text:p>
      <text:p text:style-name="Preformatted_20_Text"><text:s text:c="6"/>[51.757441, 24.294073],</text:p>
      <text:p text:style-name="Preformatted_20_Text"><text:s text:c="6"/>[51.794389, 24.019826],</text:p>
      <text:p text:style-name="Preformatted_20_Text"><text:s text:c="6"/>[52.577081, 24.177439],</text:p>
      <text:p text:style-name="Preformatted_20_Text"><text:s text:c="6"/>[53.404007, 24.151317],</text:p>
      <text:p text:style-name="Preformatted_20_Text"><text:s text:c="6"/>[54.008001, 24.121758],</text:p>
      <text:p text:style-name="Preformatted_20_Text"><text:s text:c="6"/>[54.693024, 24.797892],</text:p>
      <text:p text:style-name="Preformatted_20_Text"><text:s text:c="6"/>[55.439025, 25.439145],</text:p>
      <text:p text:style-name="Preformatted_20_Text"><text:s text:c="6"/>[56.070821, 26.055464],</text:p>
      <text:p text:style-name="Preformatted_20_Text"><text:s text:c="6"/>[56.261042, 25.714606],</text:p>
      <text:p text:style-name="Preformatted_20_Text"><text:soft-page-break/><text:s text:c="6"/>[56.396847, 24.924732],</text:p>
      <text:p text:style-name="Preformatted_20_Text"><text:s text:c="6"/>[55.886233, 24.920831],</text:p>
      <text:p text:style-name="Preformatted_20_Text"><text:s text:c="6"/>[55.804119, 24.269604],</text:p>
      <text:p text:style-name="Preformatted_20_Text"><text:s text:c="6"/>[55.981214, 24.130543],</text:p>
      <text:p text:style-name="Preformatted_20_Text"><text:s text:c="6"/>[55.528632, 23.933604],</text:p>
      <text:p text:style-name="Preformatted_20_Text"><text:s text:c="6"/>[55.525841, 23.524869],</text:p>
      <text:p text:style-name="Preformatted_20_Text"><text:s text:c="6"/>[55.234489, 23.110993],</text:p>
      <text:p text:style-name="Preformatted_20_Text"><text:s text:c="6"/>[55.208341, 22.70833],</text:p>
      <text:p text:style-name="Preformatted_20_Text"><text:s text:c="6"/>[55.006803, 22.496948],</text:p>
      <text:p text:style-name="Preformatted_20_Text"><text:s text:c="6"/>[52.000733, 23.001154],</text:p>
      <text:p text:style-name="Preformatted_20_Text"><text:s text:c="6"/>[51.617708, 24.014219],</text:p>
      <text:p text:style-name="Preformatted_20_Text"><text:s text:c="6"/>[51.579519, 24.245497]]]},</text:p>
      <text:p text:style-name="Preformatted_20_Text"><text:s text:c="3"/>'id': 'ARE'},</text:p>
      <text:p text:style-name="Preformatted_20_Text"><text:s text:c="2"/>{'type': 'Feature',</text:p>
      <text:p text:style-name="Preformatted_20_Text"><text:s text:c="3"/>'properties': {'name': 'Argentina'},</text:p>
      <text:p text:style-name="Preformatted_20_Text"><text:s text:c="3"/>'geometry': {'type': 'MultiPolygon',</text:p>
      <text:p text:style-name="Preformatted_20_Text"><text:s text:c="4"/>'coordinates': [[[[-65.5, -55.2],</text:p>
      <text:p text:style-name="Preformatted_20_Text"><text:s text:c="7"/>[-66.45, -55.25],</text:p>
      <text:p text:style-name="Preformatted_20_Text"><text:s text:c="7"/>[-66.95992, -54.89681],</text:p>
      <text:p text:style-name="Preformatted_20_Text"><text:s text:c="7"/>[-67.56244, -54.87001],</text:p>
      <text:p text:style-name="Preformatted_20_Text"><text:s text:c="7"/>[-68.63335, -54.8695],</text:p>
      <text:p text:style-name="Preformatted_20_Text"><text:s text:c="7"/>[-68.63401, -52.63637],</text:p>
      <text:p text:style-name="Preformatted_20_Text"><text:s text:c="7"/>[-68.25, -53.1],</text:p>
      <text:p text:style-name="Preformatted_20_Text"><text:s text:c="7"/>[-67.75, -53.85],</text:p>
      <text:p text:style-name="Preformatted_20_Text"><text:s text:c="7"/>[-66.45, -54.45],</text:p>
      <text:p text:style-name="Preformatted_20_Text"><text:s text:c="7"/>[-65.05, -54.7],</text:p>
      <text:p text:style-name="Preformatted_20_Text"><text:s text:c="7"/>[-65.5, -55.2]]],</text:p>
      <text:p text:style-name="Preformatted_20_Text"><text:s text:c="5"/>[[[-64.964892, -22.075862],</text:p>
      <text:p text:style-name="Preformatted_20_Text"><text:s text:c="7"/>[-64.377021, -22.798091],</text:p>
      <text:p text:style-name="Preformatted_20_Text"><text:s text:c="7"/>[-63.986838, -21.993644],</text:p>
      <text:p text:style-name="Preformatted_20_Text"><text:s text:c="7"/>[-62.846468, -22.034985],</text:p>
      <text:p text:style-name="Preformatted_20_Text"><text:s text:c="7"/>[-62.685057, -22.249029],</text:p>
      <text:p text:style-name="Preformatted_20_Text"><text:s text:c="7"/>[-60.846565, -23.880713],</text:p>
      <text:p text:style-name="Preformatted_20_Text"><text:s text:c="7"/>[-60.028966, -24.032796],</text:p>
      <text:p text:style-name="Preformatted_20_Text"><text:s text:c="7"/>[-58.807128, -24.771459],</text:p>
      <text:p text:style-name="Preformatted_20_Text"><text:s text:c="7"/>[-57.777217, -25.16234],</text:p>
      <text:p text:style-name="Preformatted_20_Text"><text:s text:c="7"/>[-57.63366, -25.603657],</text:p>
      <text:p text:style-name="Preformatted_20_Text"><text:s text:c="7"/>[-58.618174, -27.123719],</text:p>
      <text:p text:style-name="Preformatted_20_Text"><text:s text:c="7"/>[-57.60976, -27.395899],</text:p>
      <text:p text:style-name="Preformatted_20_Text"><text:s text:c="7"/>[-56.486702, -27.548499],</text:p>
      <text:p text:style-name="Preformatted_20_Text"><text:s text:c="7"/>[-55.695846, -27.387837],</text:p>
      <text:p text:style-name="Preformatted_20_Text"><text:s text:c="7"/>[-54.788795, -26.621786],</text:p>
      <text:p text:style-name="Preformatted_20_Text"><text:s text:c="7"/>[-54.625291, -25.739255],</text:p>
      <text:p text:style-name="Preformatted_20_Text"><text:s text:c="7"/>[-54.13005, -25.547639],</text:p>
      <text:p text:style-name="Preformatted_20_Text"><text:s text:c="7"/>[-53.628349, -26.124865],</text:p>
      <text:p text:style-name="Preformatted_20_Text"><text:s text:c="7"/>[-53.648735, -26.923473],</text:p>
      <text:p text:style-name="Preformatted_20_Text"><text:s text:c="7"/>[-54.490725, -27.474757],</text:p>
      <text:p text:style-name="Preformatted_20_Text"><text:s text:c="7"/>[-55.162286, -27.881915],</text:p>
      <text:p text:style-name="Preformatted_20_Text"><text:s text:c="7"/>[-56.2909, -28.852761],</text:p>
      <text:p text:style-name="Preformatted_20_Text"><text:s text:c="7"/>[-57.625133, -30.216295],</text:p>
      <text:p text:style-name="Preformatted_20_Text"><text:s text:c="7"/>[-57.874937, -31.016556],</text:p>
      <text:p text:style-name="Preformatted_20_Text"><text:s text:c="7"/>[-58.14244, -32.044504],</text:p>
      <text:p text:style-name="Preformatted_20_Text"><text:s text:c="7"/>[-58.132648, -33.040567],</text:p>
      <text:p text:style-name="Preformatted_20_Text"><text:s text:c="7"/>[-58.349611, -33.263189],</text:p>
      <text:p text:style-name="Preformatted_20_Text"><text:s text:c="7"/>[-58.427074, -33.909454],</text:p>
      <text:p text:style-name="Preformatted_20_Text"><text:s text:c="7"/>[-58.495442, -34.43149],</text:p>
      <text:p text:style-name="Preformatted_20_Text"><text:s text:c="7"/>[-57.22583, -35.288027],</text:p>
      <text:p text:style-name="Preformatted_20_Text"><text:s text:c="7"/>[-57.362359, -35.97739],</text:p>
      <text:p text:style-name="Preformatted_20_Text"><text:s text:c="7"/>[-56.737487, -36.413126],</text:p>
      <text:p text:style-name="Preformatted_20_Text"><text:s text:c="7"/>[-56.788285, -36.901572],</text:p>
      <text:p text:style-name="Preformatted_20_Text"><text:s text:c="7"/>[-57.749157, -38.183871],</text:p>
      <text:p text:style-name="Preformatted_20_Text"><text:s text:c="7"/>[-59.231857, -38.72022],</text:p>
      <text:p text:style-name="Preformatted_20_Text"><text:s text:c="7"/>[-61.237445, -38.928425],</text:p>
      <text:p text:style-name="Preformatted_20_Text"><text:s text:c="7"/>[-62.335957, -38.827707],</text:p>
      <text:p text:style-name="Preformatted_20_Text"><text:soft-page-break/><text:s text:c="7"/>[-62.125763, -39.424105],</text:p>
      <text:p text:style-name="Preformatted_20_Text"><text:s text:c="7"/>[-62.330531, -40.172586],</text:p>
      <text:p text:style-name="Preformatted_20_Text"><text:s text:c="7"/>[-62.145994, -40.676897],</text:p>
      <text:p text:style-name="Preformatted_20_Text"><text:s text:c="7"/>[-62.745803, -41.028761],</text:p>
      <text:p text:style-name="Preformatted_20_Text"><text:s text:c="7"/>[-63.770495, -41.166789],</text:p>
      <text:p text:style-name="Preformatted_20_Text"><text:s text:c="7"/>[-64.73209, -40.802677],</text:p>
      <text:p text:style-name="Preformatted_20_Text"><text:s text:c="7"/>[-65.118035, -41.064315],</text:p>
      <text:p text:style-name="Preformatted_20_Text"><text:s text:c="7"/>[-64.978561, -42.058001],</text:p>
      <text:p text:style-name="Preformatted_20_Text"><text:s text:c="7"/>[-64.303408, -42.359016],</text:p>
      <text:p text:style-name="Preformatted_20_Text"><text:s text:c="7"/>[-63.755948, -42.043687],</text:p>
      <text:p text:style-name="Preformatted_20_Text"><text:s text:c="7"/>[-63.458059, -42.563138],</text:p>
      <text:p text:style-name="Preformatted_20_Text"><text:s text:c="7"/>[-64.378804, -42.873558],</text:p>
      <text:p text:style-name="Preformatted_20_Text"><text:s text:c="7"/>[-65.181804, -43.495381],</text:p>
      <text:p text:style-name="Preformatted_20_Text"><text:s text:c="7"/>[-65.328823, -44.501366],</text:p>
      <text:p text:style-name="Preformatted_20_Text"><text:s text:c="7"/>[-65.565269, -45.036786],</text:p>
      <text:p text:style-name="Preformatted_20_Text"><text:s text:c="7"/>[-66.509966, -45.039628],</text:p>
      <text:p text:style-name="Preformatted_20_Text"><text:s text:c="7"/>[-67.293794, -45.551896],</text:p>
      <text:p text:style-name="Preformatted_20_Text"><text:s text:c="7"/>[-67.580546, -46.301773],</text:p>
      <text:p text:style-name="Preformatted_20_Text"><text:s text:c="7"/>[-66.597066, -47.033925],</text:p>
      <text:p text:style-name="Preformatted_20_Text"><text:s text:c="7"/>[-65.641027, -47.236135],</text:p>
      <text:p text:style-name="Preformatted_20_Text"><text:s text:c="7"/>[-65.985088, -48.133289],</text:p>
      <text:p text:style-name="Preformatted_20_Text"><text:s text:c="7"/>[-67.166179, -48.697337],</text:p>
      <text:p text:style-name="Preformatted_20_Text"><text:s text:c="7"/>[-67.816088, -49.869669],</text:p>
      <text:p text:style-name="Preformatted_20_Text"><text:s text:c="7"/>[-68.728745, -50.264218],</text:p>
      <text:p text:style-name="Preformatted_20_Text"><text:s text:c="7"/>[-69.138539, -50.73251],</text:p>
      <text:p text:style-name="Preformatted_20_Text"><text:s text:c="7"/>[-68.815561, -51.771104],</text:p>
      <text:p text:style-name="Preformatted_20_Text"><text:s text:c="7"/>[-68.149995, -52.349983],</text:p>
      <text:p text:style-name="Preformatted_20_Text"><text:s text:c="7"/>[-68.571545, -52.299444],</text:p>
      <text:p text:style-name="Preformatted_20_Text"><text:s text:c="7"/>[-69.498362, -52.142761],</text:p>
      <text:p text:style-name="Preformatted_20_Text"><text:s text:c="7"/>[-71.914804, -52.009022],</text:p>
      <text:p text:style-name="Preformatted_20_Text"><text:s text:c="7"/>[-72.329404, -51.425956],</text:p>
      <text:p text:style-name="Preformatted_20_Text"><text:s text:c="7"/>[-72.309974, -50.67701],</text:p>
      <text:p text:style-name="Preformatted_20_Text"><text:s text:c="7"/>[-72.975747, -50.74145],</text:p>
      <text:p text:style-name="Preformatted_20_Text"><text:s text:c="7"/>[-73.328051, -50.378785],</text:p>
      <text:p text:style-name="Preformatted_20_Text"><text:s text:c="7"/>[-73.415436, -49.318436],</text:p>
      <text:p text:style-name="Preformatted_20_Text"><text:s text:c="7"/>[-72.648247, -48.878618],</text:p>
      <text:p text:style-name="Preformatted_20_Text"><text:s text:c="7"/>[-72.331161, -48.244238],</text:p>
      <text:p text:style-name="Preformatted_20_Text"><text:s text:c="7"/>[-72.447355, -47.738533],</text:p>
      <text:p text:style-name="Preformatted_20_Text"><text:s text:c="7"/>[-71.917258, -46.884838],</text:p>
      <text:p text:style-name="Preformatted_20_Text"><text:s text:c="7"/>[-71.552009, -45.560733],</text:p>
      <text:p text:style-name="Preformatted_20_Text"><text:s text:c="7"/>[-71.659316, -44.973689],</text:p>
      <text:p text:style-name="Preformatted_20_Text"><text:s text:c="7"/>[-71.222779, -44.784243],</text:p>
      <text:p text:style-name="Preformatted_20_Text"><text:s text:c="7"/>[-71.329801, -44.407522],</text:p>
      <text:p text:style-name="Preformatted_20_Text"><text:s text:c="7"/>[-71.793623, -44.207172],</text:p>
      <text:p text:style-name="Preformatted_20_Text"><text:s text:c="7"/>[-71.464056, -43.787611],</text:p>
      <text:p text:style-name="Preformatted_20_Text"><text:s text:c="7"/>[-71.915424, -43.408565],</text:p>
      <text:p text:style-name="Preformatted_20_Text"><text:s text:c="7"/>[-72.148898, -42.254888],</text:p>
      <text:p text:style-name="Preformatted_20_Text"><text:s text:c="7"/>[-71.746804, -42.051386],</text:p>
      <text:p text:style-name="Preformatted_20_Text"><text:s text:c="7"/>[-71.915734, -40.832339],</text:p>
      <text:p text:style-name="Preformatted_20_Text"><text:s text:c="7"/>[-71.680761, -39.808164],</text:p>
      <text:p text:style-name="Preformatted_20_Text"><text:s text:c="7"/>[-71.413517, -38.916022],</text:p>
      <text:p text:style-name="Preformatted_20_Text"><text:s text:c="7"/>[-70.814664, -38.552995],</text:p>
      <text:p text:style-name="Preformatted_20_Text"><text:s text:c="7"/>[-71.118625, -37.576827],</text:p>
      <text:p text:style-name="Preformatted_20_Text"><text:s text:c="7"/>[-71.121881, -36.658124],</text:p>
      <text:p text:style-name="Preformatted_20_Text"><text:s text:c="7"/>[-70.364769, -36.005089],</text:p>
      <text:p text:style-name="Preformatted_20_Text"><text:s text:c="7"/>[-70.388049, -35.169688],</text:p>
      <text:p text:style-name="Preformatted_20_Text"><text:s text:c="7"/>[-69.817309, -34.193571],</text:p>
      <text:p text:style-name="Preformatted_20_Text"><text:s text:c="7"/>[-69.814777, -33.273886],</text:p>
      <text:p text:style-name="Preformatted_20_Text"><text:s text:c="7"/>[-70.074399, -33.09121],</text:p>
      <text:p text:style-name="Preformatted_20_Text"><text:s text:c="7"/>[-70.535069, -31.36501],</text:p>
      <text:p text:style-name="Preformatted_20_Text"><text:s text:c="7"/>[-69.919008, -30.336339],</text:p>
      <text:p text:style-name="Preformatted_20_Text"><text:s text:c="7"/>[-70.01355, -29.367923],</text:p>
      <text:p text:style-name="Preformatted_20_Text"><text:s text:c="7"/>[-69.65613, -28.459141],</text:p>
      <text:p text:style-name="Preformatted_20_Text"><text:s text:c="7"/>[-69.001235, -27.521214],</text:p>
      <text:p text:style-name="Preformatted_20_Text"><text:soft-page-break/><text:s text:c="7"/>[-68.295542, -26.89934],</text:p>
      <text:p text:style-name="Preformatted_20_Text"><text:s text:c="7"/>[-68.5948, -26.506909],</text:p>
      <text:p text:style-name="Preformatted_20_Text"><text:s text:c="7"/>[-68.386001, -26.185016],</text:p>
      <text:p text:style-name="Preformatted_20_Text"><text:s text:c="7"/>[-68.417653, -24.518555],</text:p>
      <text:p text:style-name="Preformatted_20_Text"><text:s text:c="7"/>[-67.328443, -24.025303],</text:p>
      <text:p text:style-name="Preformatted_20_Text"><text:s text:c="7"/>[-66.985234, -22.986349],</text:p>
      <text:p text:style-name="Preformatted_20_Text"><text:s text:c="7"/>[-67.106674, -22.735925],</text:p>
      <text:p text:style-name="Preformatted_20_Text"><text:s text:c="7"/>[-66.273339, -21.83231],</text:p>
      <text:p text:style-name="Preformatted_20_Text"><text:s text:c="7"/>[-64.964892, -22.075862]]]]},</text:p>
      <text:p text:style-name="Preformatted_20_Text"><text:s text:c="3"/>'id': 'ARG'},</text:p>
      <text:p text:style-name="Preformatted_20_Text"><text:s text:c="2"/>{'type': 'Feature',</text:p>
      <text:p text:style-name="Preformatted_20_Text"><text:s text:c="3"/>'properties': {'name': 'Armenia'},</text:p>
      <text:p text:style-name="Preformatted_20_Text"><text:s text:c="3"/>'geometry': {'type': 'Polygon',</text:p>
      <text:p text:style-name="Preformatted_20_Text"><text:s text:c="4"/>'coordinates': [[[43.582746, 41.092143],</text:p>
      <text:p text:style-name="Preformatted_20_Text"><text:s text:c="6"/>[44.97248, 41.248129],</text:p>
      <text:p text:style-name="Preformatted_20_Text"><text:s text:c="6"/>[45.179496, 40.985354],</text:p>
      <text:p text:style-name="Preformatted_20_Text"><text:s text:c="6"/>[45.560351, 40.81229],</text:p>
      <text:p text:style-name="Preformatted_20_Text"><text:s text:c="6"/>[45.359175, 40.561504],</text:p>
      <text:p text:style-name="Preformatted_20_Text"><text:s text:c="6"/>[45.891907, 40.218476],</text:p>
      <text:p text:style-name="Preformatted_20_Text"><text:s text:c="6"/>[45.610012, 39.899994],</text:p>
      <text:p text:style-name="Preformatted_20_Text"><text:s text:c="6"/>[46.034534, 39.628021],</text:p>
      <text:p text:style-name="Preformatted_20_Text"><text:s text:c="6"/>[46.483499, 39.464155],</text:p>
      <text:p text:style-name="Preformatted_20_Text"><text:s text:c="6"/>[46.50572, 38.770605],</text:p>
      <text:p text:style-name="Preformatted_20_Text"><text:s text:c="6"/>[46.143623, 38.741201],</text:p>
      <text:p text:style-name="Preformatted_20_Text"><text:s text:c="6"/>[45.735379, 39.319719],</text:p>
      <text:p text:style-name="Preformatted_20_Text"><text:s text:c="6"/>[45.739978, 39.473999],</text:p>
      <text:p text:style-name="Preformatted_20_Text"><text:s text:c="6"/>[45.298145, 39.471751],</text:p>
      <text:p text:style-name="Preformatted_20_Text"><text:s text:c="6"/>[45.001987, 39.740004],</text:p>
      <text:p text:style-name="Preformatted_20_Text"><text:s text:c="6"/>[44.79399, 39.713003],</text:p>
      <text:p text:style-name="Preformatted_20_Text"><text:s text:c="6"/>[44.400009, 40.005],</text:p>
      <text:p text:style-name="Preformatted_20_Text"><text:s text:c="6"/>[43.656436, 40.253564],</text:p>
      <text:p text:style-name="Preformatted_20_Text"><text:s text:c="6"/>[43.752658, 40.740201],</text:p>
      <text:p text:style-name="Preformatted_20_Text"><text:s text:c="6"/>[43.582746, 41.092143]]]},</text:p>
      <text:p text:style-name="Preformatted_20_Text"><text:s text:c="3"/>'id': 'ARM'},</text:p>
      <text:p text:style-name="Preformatted_20_Text"><text:s text:c="2"/>{'type': 'Feature',</text:p>
      <text:p text:style-name="Preformatted_20_Text"><text:s text:c="3"/>'properties': {'name': 'Antarctica'},</text:p>
      <text:p text:style-name="Preformatted_20_Text"><text:s text:c="3"/>'geometry': {'type': 'MultiPolygon',</text:p>
      <text:p text:style-name="Preformatted_20_Text"><text:s text:c="4"/>'coordinates': [[[[-59.572095, -80.040179],</text:p>
      <text:p text:style-name="Preformatted_20_Text"><text:s text:c="7"/>[-59.865849, -80.549657],</text:p>
      <text:p text:style-name="Preformatted_20_Text"><text:s text:c="7"/>[-60.159656, -81.000327],</text:p>
      <text:p text:style-name="Preformatted_20_Text"><text:s text:c="7"/>[-62.255393, -80.863178],</text:p>
      <text:p text:style-name="Preformatted_20_Text"><text:s text:c="7"/>[-64.488125, -80.921934],</text:p>
      <text:p text:style-name="Preformatted_20_Text"><text:s text:c="7"/>[-65.741666, -80.588827],</text:p>
      <text:p text:style-name="Preformatted_20_Text"><text:s text:c="7"/>[-65.741666, -80.549657],</text:p>
      <text:p text:style-name="Preformatted_20_Text"><text:s text:c="7"/>[-66.290031, -80.255773],</text:p>
      <text:p text:style-name="Preformatted_20_Text"><text:s text:c="7"/>[-64.037688, -80.294944],</text:p>
      <text:p text:style-name="Preformatted_20_Text"><text:s text:c="7"/>[-61.883246, -80.39287],</text:p>
      <text:p text:style-name="Preformatted_20_Text"><text:s text:c="7"/>[-61.138976, -79.981371],</text:p>
      <text:p text:style-name="Preformatted_20_Text"><text:s text:c="7"/>[-60.610119, -79.628679],</text:p>
      <text:p text:style-name="Preformatted_20_Text"><text:s text:c="7"/>[-59.572095, -80.040179]]],</text:p>
      <text:p text:style-name="Preformatted_20_Text"><text:s text:c="5"/>[[[-159.208184, -79.497059],</text:p>
      <text:p text:style-name="Preformatted_20_Text"><text:s text:c="7"/>[-161.127601, -79.634209],</text:p>
      <text:p text:style-name="Preformatted_20_Text"><text:s text:c="7"/>[-162.439847, -79.281465],</text:p>
      <text:p text:style-name="Preformatted_20_Text"><text:s text:c="7"/>[-163.027408, -78.928774],</text:p>
      <text:p text:style-name="Preformatted_20_Text"><text:s text:c="7"/>[-163.066604, -78.869966],</text:p>
      <text:p text:style-name="Preformatted_20_Text"><text:s text:c="7"/>[-163.712896, -78.595667],</text:p>
      <text:p text:style-name="Preformatted_20_Text"><text:s text:c="7"/>[-163.712896, -78.595667],</text:p>
      <text:p text:style-name="Preformatted_20_Text"><text:s text:c="7"/>[-163.105801, -78.223338],</text:p>
      <text:p text:style-name="Preformatted_20_Text"><text:s text:c="7"/>[-161.245113, -78.380176],</text:p>
      <text:p text:style-name="Preformatted_20_Text"><text:s text:c="7"/>[-160.246208, -78.693645],</text:p>
      <text:p text:style-name="Preformatted_20_Text"><text:s text:c="7"/>[-159.482405, -79.046338],</text:p>
      <text:p text:style-name="Preformatted_20_Text"><text:s text:c="7"/>[-159.208184, -79.497059]]],</text:p>
      <text:p text:style-name="Preformatted_20_Text"><text:s text:c="5"/>[[[-45.154758, -78.04707],</text:p>
      <text:p text:style-name="Preformatted_20_Text"><text:s text:c="7"/>[-43.920828, -78.478103],</text:p>
      <text:p text:style-name="Preformatted_20_Text"><text:soft-page-break/><text:s text:c="7"/>[-43.48995, -79.08556],</text:p>
      <text:p text:style-name="Preformatted_20_Text"><text:s text:c="7"/>[-43.372438, -79.516645],</text:p>
      <text:p text:style-name="Preformatted_20_Text"><text:s text:c="7"/>[-43.333267, -80.026123],</text:p>
      <text:p text:style-name="Preformatted_20_Text"><text:s text:c="7"/>[-44.880537, -80.339644],</text:p>
      <text:p text:style-name="Preformatted_20_Text"><text:s text:c="7"/>[-46.506174, -80.594357],</text:p>
      <text:p text:style-name="Preformatted_20_Text"><text:s text:c="7"/>[-48.386421, -80.829485],</text:p>
      <text:p text:style-name="Preformatted_20_Text"><text:s text:c="7"/>[-50.482107, -81.025442],</text:p>
      <text:p text:style-name="Preformatted_20_Text"><text:s text:c="7"/>[-52.851988, -80.966685],</text:p>
      <text:p text:style-name="Preformatted_20_Text"><text:s text:c="7"/>[-54.164259, -80.633528],</text:p>
      <text:p text:style-name="Preformatted_20_Text"><text:s text:c="7"/>[-53.987991, -80.222028],</text:p>
      <text:p text:style-name="Preformatted_20_Text"><text:s text:c="7"/>[-51.853134, -79.94773],</text:p>
      <text:p text:style-name="Preformatted_20_Text"><text:s text:c="7"/>[-50.991326, -79.614623],</text:p>
      <text:p text:style-name="Preformatted_20_Text"><text:s text:c="7"/>[-50.364595, -79.183487],</text:p>
      <text:p text:style-name="Preformatted_20_Text"><text:s text:c="7"/>[-49.914131, -78.811209],</text:p>
      <text:p text:style-name="Preformatted_20_Text"><text:s text:c="7"/>[-49.306959, -78.458569],</text:p>
      <text:p text:style-name="Preformatted_20_Text"><text:s text:c="7"/>[-48.660616, -78.047018],</text:p>
      <text:p text:style-name="Preformatted_20_Text"><text:s text:c="7"/>[-48.660616, -78.047019],</text:p>
      <text:p text:style-name="Preformatted_20_Text"><text:s text:c="7"/>[-48.151396, -78.04707],</text:p>
      <text:p text:style-name="Preformatted_20_Text"><text:s text:c="7"/>[-46.662857, -77.831476],</text:p>
      <text:p text:style-name="Preformatted_20_Text"><text:s text:c="7"/>[-45.154758, -78.04707]]],</text:p>
      <text:p text:style-name="Preformatted_20_Text"><text:s text:c="5"/>[[[-121.211511, -73.50099],</text:p>
      <text:p text:style-name="Preformatted_20_Text"><text:s text:c="7"/>[-119.918851, -73.657725],</text:p>
      <text:p text:style-name="Preformatted_20_Text"><text:s text:c="7"/>[-118.724143, -73.481353],</text:p>
      <text:p text:style-name="Preformatted_20_Text"><text:s text:c="7"/>[-119.292119, -73.834097],</text:p>
      <text:p text:style-name="Preformatted_20_Text"><text:s text:c="7"/>[-120.232217, -74.08881],</text:p>
      <text:p text:style-name="Preformatted_20_Text"><text:s text:c="7"/>[-121.62283, -74.010468],</text:p>
      <text:p text:style-name="Preformatted_20_Text"><text:s text:c="7"/>[-122.621735, -73.657778],</text:p>
      <text:p text:style-name="Preformatted_20_Text"><text:s text:c="7"/>[-122.621735, -73.657777],</text:p>
      <text:p text:style-name="Preformatted_20_Text"><text:s text:c="7"/>[-122.406245, -73.324619],</text:p>
      <text:p text:style-name="Preformatted_20_Text"><text:s text:c="7"/>[-121.211511, -73.50099]]],</text:p>
      <text:p text:style-name="Preformatted_20_Text"><text:s text:c="5"/>[[[-125.559566, -73.481353],</text:p>
      <text:p text:style-name="Preformatted_20_Text"><text:s text:c="7"/>[-124.031882, -73.873268],</text:p>
      <text:p text:style-name="Preformatted_20_Text"><text:s text:c="7"/>[-124.619469, -73.834097],</text:p>
      <text:p text:style-name="Preformatted_20_Text"><text:s text:c="7"/>[-125.912181, -73.736118],</text:p>
      <text:p text:style-name="Preformatted_20_Text"><text:s text:c="7"/>[-127.28313, -73.461769],</text:p>
      <text:p text:style-name="Preformatted_20_Text"><text:s text:c="7"/>[-127.28313, -73.461768],</text:p>
      <text:p text:style-name="Preformatted_20_Text"><text:s text:c="7"/>[-126.558472, -73.246226],</text:p>
      <text:p text:style-name="Preformatted_20_Text"><text:s text:c="7"/>[-125.559566, -73.481353]]],</text:p>
      <text:p text:style-name="Preformatted_20_Text"><text:s text:c="5"/>[[[-98.98155, -71.933334],</text:p>
      <text:p text:style-name="Preformatted_20_Text"><text:s text:c="7"/>[-97.884743, -72.070535],</text:p>
      <text:p text:style-name="Preformatted_20_Text"><text:s text:c="7"/>[-96.787937, -71.952971],</text:p>
      <text:p text:style-name="Preformatted_20_Text"><text:s text:c="7"/>[-96.20035, -72.521205],</text:p>
      <text:p text:style-name="Preformatted_20_Text"><text:s text:c="7"/>[-96.983765, -72.442864],</text:p>
      <text:p text:style-name="Preformatted_20_Text"><text:s text:c="7"/>[-98.198083, -72.482035],</text:p>
      <text:p text:style-name="Preformatted_20_Text"><text:s text:c="7"/>[-99.432013, -72.442864],</text:p>
      <text:p text:style-name="Preformatted_20_Text"><text:s text:c="7"/>[-100.783455, -72.50162],</text:p>
      <text:p text:style-name="Preformatted_20_Text"><text:s text:c="7"/>[-101.801868, -72.305663],</text:p>
      <text:p text:style-name="Preformatted_20_Text"><text:s text:c="7"/>[-102.330725, -71.894164],</text:p>
      <text:p text:style-name="Preformatted_20_Text"><text:s text:c="7"/>[-102.330725, -71.894164],</text:p>
      <text:p text:style-name="Preformatted_20_Text"><text:s text:c="7"/>[-101.703967, -71.717792],</text:p>
      <text:p text:style-name="Preformatted_20_Text"><text:s text:c="7"/>[-100.430919, -71.854993],</text:p>
      <text:p text:style-name="Preformatted_20_Text"><text:s text:c="7"/>[-98.98155, -71.933334]]],</text:p>
      <text:p text:style-name="Preformatted_20_Text"><text:s text:c="5"/>[[[-68.451346, -70.955823],</text:p>
      <text:p text:style-name="Preformatted_20_Text"><text:s text:c="7"/>[-68.333834, -71.406493],</text:p>
      <text:p text:style-name="Preformatted_20_Text"><text:s text:c="7"/>[-68.510128, -71.798407],</text:p>
      <text:p text:style-name="Preformatted_20_Text"><text:s text:c="7"/>[-68.784297, -72.170736],</text:p>
      <text:p text:style-name="Preformatted_20_Text"><text:s text:c="7"/>[-69.959471, -72.307885],</text:p>
      <text:p text:style-name="Preformatted_20_Text"><text:s text:c="7"/>[-71.075889, -72.503842],</text:p>
      <text:p text:style-name="Preformatted_20_Text"><text:s text:c="7"/>[-72.388134, -72.484257],</text:p>
      <text:p text:style-name="Preformatted_20_Text"><text:s text:c="7"/>[-71.8985, -72.092343],</text:p>
      <text:p text:style-name="Preformatted_20_Text"><text:s text:c="7"/>[-73.073622, -72.229492],</text:p>
      <text:p text:style-name="Preformatted_20_Text"><text:s text:c="7"/>[-74.19004, -72.366693],</text:p>
      <text:p text:style-name="Preformatted_20_Text"><text:s text:c="7"/>[-74.953895, -72.072757],</text:p>
      <text:p text:style-name="Preformatted_20_Text"><text:s text:c="7"/>[-75.012625, -71.661258],</text:p>
      <text:p text:style-name="Preformatted_20_Text"><text:soft-page-break/><text:s text:c="7"/>[-73.915819, -71.269345],</text:p>
      <text:p text:style-name="Preformatted_20_Text"><text:s text:c="7"/>[-73.915819, -71.269344],</text:p>
      <text:p text:style-name="Preformatted_20_Text"><text:s text:c="7"/>[-73.230331, -71.15178],</text:p>
      <text:p text:style-name="Preformatted_20_Text"><text:s text:c="7"/>[-72.074717, -71.190951],</text:p>
      <text:p text:style-name="Preformatted_20_Text"><text:s text:c="7"/>[-71.780962, -70.681473],</text:p>
      <text:p text:style-name="Preformatted_20_Text"><text:s text:c="7"/>[-71.72218, -70.309196],</text:p>
      <text:p text:style-name="Preformatted_20_Text"><text:s text:c="7"/>[-71.741791, -69.505782],</text:p>
      <text:p text:style-name="Preformatted_20_Text"><text:s text:c="7"/>[-71.173815, -69.035475],</text:p>
      <text:p text:style-name="Preformatted_20_Text"><text:s text:c="7"/>[-70.253252, -68.87874],</text:p>
      <text:p text:style-name="Preformatted_20_Text"><text:s text:c="7"/>[-69.724447, -69.251017],</text:p>
      <text:p text:style-name="Preformatted_20_Text"><text:s text:c="7"/>[-69.489422, -69.623346],</text:p>
      <text:p text:style-name="Preformatted_20_Text"><text:s text:c="7"/>[-69.058518, -70.074016],</text:p>
      <text:p text:style-name="Preformatted_20_Text"><text:s text:c="7"/>[-68.725541, -70.505153],</text:p>
      <text:p text:style-name="Preformatted_20_Text"><text:s text:c="7"/>[-68.451346, -70.955823]]],</text:p>
      <text:p text:style-name="Preformatted_20_Text"><text:s text:c="5"/>[[[-58.614143, -64.152467],</text:p>
      <text:p text:style-name="Preformatted_20_Text"><text:s text:c="7"/>[-59.045073, -64.36801],</text:p>
      <text:p text:style-name="Preformatted_20_Text"><text:s text:c="7"/>[-59.789342, -64.211223],</text:p>
      <text:p text:style-name="Preformatted_20_Text"><text:s text:c="7"/>[-60.611928, -64.309202],</text:p>
      <text:p text:style-name="Preformatted_20_Text"><text:s text:c="7"/>[-61.297416, -64.54433],</text:p>
      <text:p text:style-name="Preformatted_20_Text"><text:s text:c="7"/>[-62.0221, -64.799094],</text:p>
      <text:p text:style-name="Preformatted_20_Text"><text:s text:c="7"/>[-62.51176, -65.09303],</text:p>
      <text:p text:style-name="Preformatted_20_Text"><text:s text:c="7"/>[-62.648858, -65.484942],</text:p>
      <text:p text:style-name="Preformatted_20_Text"><text:s text:c="7"/>[-62.590128, -65.857219],</text:p>
      <text:p text:style-name="Preformatted_20_Text"><text:s text:c="7"/>[-62.120079, -66.190326],</text:p>
      <text:p text:style-name="Preformatted_20_Text"><text:s text:c="7"/>[-62.805567, -66.425505],</text:p>
      <text:p text:style-name="Preformatted_20_Text"><text:s text:c="7"/>[-63.74569, -66.503847],</text:p>
      <text:p text:style-name="Preformatted_20_Text"><text:s text:c="7"/>[-64.294106, -66.837004],</text:p>
      <text:p text:style-name="Preformatted_20_Text"><text:s text:c="7"/>[-64.881693, -67.150474],</text:p>
      <text:p text:style-name="Preformatted_20_Text"><text:s text:c="7"/>[-65.508425, -67.58161],</text:p>
      <text:p text:style-name="Preformatted_20_Text"><text:s text:c="7"/>[-65.665082, -67.953887],</text:p>
      <text:p text:style-name="Preformatted_20_Text"><text:s text:c="7"/>[-65.312545, -68.365335],</text:p>
      <text:p text:style-name="Preformatted_20_Text"><text:s text:c="7"/>[-64.783715, -68.678908],</text:p>
      <text:p text:style-name="Preformatted_20_Text"><text:s text:c="7"/>[-63.961103, -68.913984],</text:p>
      <text:p text:style-name="Preformatted_20_Text"><text:s text:c="7"/>[-63.1973, -69.227556],</text:p>
      <text:p text:style-name="Preformatted_20_Text"><text:s text:c="7"/>[-62.785955, -69.619419],</text:p>
      <text:p text:style-name="Preformatted_20_Text"><text:s text:c="7"/>[-62.570516, -69.991747],</text:p>
      <text:p text:style-name="Preformatted_20_Text"><text:s text:c="7"/>[-62.276736, -70.383661],</text:p>
      <text:p text:style-name="Preformatted_20_Text"><text:s text:c="7"/>[-61.806661, -70.716768],</text:p>
      <text:p text:style-name="Preformatted_20_Text"><text:s text:c="7"/>[-61.512906, -71.089045],</text:p>
      <text:p text:style-name="Preformatted_20_Text"><text:s text:c="7"/>[-61.375809, -72.010074],</text:p>
      <text:p text:style-name="Preformatted_20_Text"><text:s text:c="7"/>[-61.081977, -72.382351],</text:p>
      <text:p text:style-name="Preformatted_20_Text"><text:s text:c="7"/>[-61.003661, -72.774265],</text:p>
      <text:p text:style-name="Preformatted_20_Text"><text:s text:c="7"/>[-60.690269, -73.166179],</text:p>
      <text:p text:style-name="Preformatted_20_Text"><text:s text:c="7"/>[-60.827367, -73.695242],</text:p>
      <text:p text:style-name="Preformatted_20_Text"><text:s text:c="7"/>[-61.375809, -74.106742],</text:p>
      <text:p text:style-name="Preformatted_20_Text"><text:s text:c="7"/>[-61.96337, -74.439848],</text:p>
      <text:p text:style-name="Preformatted_20_Text"><text:s text:c="7"/>[-63.295201, -74.576997],</text:p>
      <text:p text:style-name="Preformatted_20_Text"><text:s text:c="7"/>[-63.74569, -74.92974],</text:p>
      <text:p text:style-name="Preformatted_20_Text"><text:s text:c="7"/>[-64.352836, -75.262847],</text:p>
      <text:p text:style-name="Preformatted_20_Text"><text:s text:c="7"/>[-65.860987, -75.635124],</text:p>
      <text:p text:style-name="Preformatted_20_Text"><text:s text:c="7"/>[-67.192818, -75.79191],</text:p>
      <text:p text:style-name="Preformatted_20_Text"><text:s text:c="7"/>[-68.446282, -76.007452],</text:p>
      <text:p text:style-name="Preformatted_20_Text"><text:s text:c="7"/>[-69.797724, -76.222995],</text:p>
      <text:p text:style-name="Preformatted_20_Text"><text:s text:c="7"/>[-70.600724, -76.634494],</text:p>
      <text:p text:style-name="Preformatted_20_Text"><text:s text:c="7"/>[-72.206776, -76.673665],</text:p>
      <text:p text:style-name="Preformatted_20_Text"><text:s text:c="7"/>[-73.969536, -76.634494],</text:p>
      <text:p text:style-name="Preformatted_20_Text"><text:s text:c="7"/>[-75.555977, -76.712887],</text:p>
      <text:p text:style-name="Preformatted_20_Text"><text:s text:c="7"/>[-77.24037, -76.712887],</text:p>
      <text:p text:style-name="Preformatted_20_Text"><text:s text:c="7"/>[-76.926979, -77.104802],</text:p>
      <text:p text:style-name="Preformatted_20_Text"><text:s text:c="7"/>[-75.399294, -77.28107],</text:p>
      <text:p text:style-name="Preformatted_20_Text"><text:s text:c="7"/>[-74.282876, -77.55542],</text:p>
      <text:p text:style-name="Preformatted_20_Text"><text:s text:c="7"/>[-73.656119, -77.908112],</text:p>
      <text:p text:style-name="Preformatted_20_Text"><text:s text:c="7"/>[-74.772536, -78.221633],</text:p>
      <text:p text:style-name="Preformatted_20_Text"><text:s text:c="7"/>[-76.4961, -78.123654],</text:p>
      <text:p text:style-name="Preformatted_20_Text"><text:soft-page-break/><text:s text:c="7"/>[-77.925858, -78.378419],</text:p>
      <text:p text:style-name="Preformatted_20_Text"><text:s text:c="7"/>[-77.984666, -78.789918],</text:p>
      <text:p text:style-name="Preformatted_20_Text"><text:s text:c="7"/>[-78.023785, -79.181833],</text:p>
      <text:p text:style-name="Preformatted_20_Text"><text:s text:c="7"/>[-76.848637, -79.514939],</text:p>
      <text:p text:style-name="Preformatted_20_Text"><text:s text:c="7"/>[-76.633224, -79.887216],</text:p>
      <text:p text:style-name="Preformatted_20_Text"><text:s text:c="7"/>[-75.360097, -80.259545],</text:p>
      <text:p text:style-name="Preformatted_20_Text"><text:s text:c="7"/>[-73.244852, -80.416331],</text:p>
      <text:p text:style-name="Preformatted_20_Text"><text:s text:c="7"/>[-71.442946, -80.69063],</text:p>
      <text:p text:style-name="Preformatted_20_Text"><text:s text:c="7"/>[-70.013163, -81.004151],</text:p>
      <text:p text:style-name="Preformatted_20_Text"><text:s text:c="7"/>[-68.191646, -81.317672],</text:p>
      <text:p text:style-name="Preformatted_20_Text"><text:s text:c="7"/>[-65.704279, -81.474458],</text:p>
      <text:p text:style-name="Preformatted_20_Text"><text:s text:c="7"/>[-63.25603, -81.748757],</text:p>
      <text:p text:style-name="Preformatted_20_Text"><text:s text:c="7"/>[-61.552026, -82.042692],</text:p>
      <text:p text:style-name="Preformatted_20_Text"><text:s text:c="7"/>[-59.691416, -82.37585],</text:p>
      <text:p text:style-name="Preformatted_20_Text"><text:s text:c="7"/>[-58.712121, -82.846106],</text:p>
      <text:p text:style-name="Preformatted_20_Text"><text:s text:c="7"/>[-58.222487, -83.218434],</text:p>
      <text:p text:style-name="Preformatted_20_Text"><text:s text:c="7"/>[-57.008117, -82.865691],</text:p>
      <text:p text:style-name="Preformatted_20_Text"><text:s text:c="7"/>[-55.362894, -82.571755],</text:p>
      <text:p text:style-name="Preformatted_20_Text"><text:s text:c="7"/>[-53.619771, -82.258235],</text:p>
      <text:p text:style-name="Preformatted_20_Text"><text:s text:c="7"/>[-51.543644, -82.003521],</text:p>
      <text:p text:style-name="Preformatted_20_Text"><text:s text:c="7"/>[-49.76135, -81.729171],</text:p>
      <text:p text:style-name="Preformatted_20_Text"><text:s text:c="7"/>[-47.273931, -81.709586],</text:p>
      <text:p text:style-name="Preformatted_20_Text"><text:s text:c="7"/>[-44.825708, -81.846735],</text:p>
      <text:p text:style-name="Preformatted_20_Text"><text:s text:c="7"/>[-42.808363, -82.081915],</text:p>
      <text:p text:style-name="Preformatted_20_Text"><text:s text:c="7"/>[-42.16202, -81.65083],</text:p>
      <text:p text:style-name="Preformatted_20_Text"><text:s text:c="7"/>[-40.771433, -81.356894],</text:p>
      <text:p text:style-name="Preformatted_20_Text"><text:s text:c="7"/>[-38.244818, -81.337309],</text:p>
      <text:p text:style-name="Preformatted_20_Text"><text:s text:c="7"/>[-36.26667, -81.121715],</text:p>
      <text:p text:style-name="Preformatted_20_Text"><text:s text:c="7"/>[-34.386397, -80.906172],</text:p>
      <text:p text:style-name="Preformatted_20_Text"><text:s text:c="7"/>[-32.310296, -80.769023],</text:p>
      <text:p text:style-name="Preformatted_20_Text"><text:s text:c="7"/>[-30.097098, -80.592651],</text:p>
      <text:p text:style-name="Preformatted_20_Text"><text:s text:c="7"/>[-28.549802, -80.337938],</text:p>
      <text:p text:style-name="Preformatted_20_Text"><text:s text:c="7"/>[-29.254901, -79.985195],</text:p>
      <text:p text:style-name="Preformatted_20_Text"><text:s text:c="7"/>[-29.685805, -79.632503],</text:p>
      <text:p text:style-name="Preformatted_20_Text"><text:s text:c="7"/>[-29.685805, -79.260226],</text:p>
      <text:p text:style-name="Preformatted_20_Text"><text:s text:c="7"/>[-31.624808, -79.299397],</text:p>
      <text:p text:style-name="Preformatted_20_Text"><text:s text:c="7"/>[-33.681324, -79.456132],</text:p>
      <text:p text:style-name="Preformatted_20_Text"><text:s text:c="7"/>[-35.639912, -79.456132],</text:p>
      <text:p text:style-name="Preformatted_20_Text"><text:s text:c="7"/>[-35.914107, -79.083855],</text:p>
      <text:p text:style-name="Preformatted_20_Text"><text:s text:c="7"/>[-35.77701, -78.339248],</text:p>
      <text:p text:style-name="Preformatted_20_Text"><text:s text:c="7"/>[-35.326546, -78.123654],</text:p>
      <text:p text:style-name="Preformatted_20_Text"><text:s text:c="7"/>[-33.896763, -77.888526],</text:p>
      <text:p text:style-name="Preformatted_20_Text"><text:s text:c="7"/>[-32.212369, -77.65345],</text:p>
      <text:p text:style-name="Preformatted_20_Text"><text:s text:c="7"/>[-30.998051, -77.359515],</text:p>
      <text:p text:style-name="Preformatted_20_Text"><text:s text:c="7"/>[-29.783732, -77.065579],</text:p>
      <text:p text:style-name="Preformatted_20_Text"><text:s text:c="7"/>[-28.882779, -76.673665],</text:p>
      <text:p text:style-name="Preformatted_20_Text"><text:s text:c="7"/>[-27.511752, -76.497345],</text:p>
      <text:p text:style-name="Preformatted_20_Text"><text:s text:c="7"/>[-26.160336, -76.360144],</text:p>
      <text:p text:style-name="Preformatted_20_Text"><text:s text:c="7"/>[-25.474822, -76.281803],</text:p>
      <text:p text:style-name="Preformatted_20_Text"><text:s text:c="7"/>[-23.927552, -76.24258],</text:p>
      <text:p text:style-name="Preformatted_20_Text"><text:s text:c="7"/>[-22.458598, -76.105431],</text:p>
      <text:p text:style-name="Preformatted_20_Text"><text:s text:c="7"/>[-21.224694, -75.909474],</text:p>
      <text:p text:style-name="Preformatted_20_Text"><text:s text:c="7"/>[-20.010375, -75.674346],</text:p>
      <text:p text:style-name="Preformatted_20_Text"><text:s text:c="7"/>[-18.913543, -75.439218],</text:p>
      <text:p text:style-name="Preformatted_20_Text"><text:s text:c="7"/>[-17.522982, -75.125698],</text:p>
      <text:p text:style-name="Preformatted_20_Text"><text:s text:c="7"/>[-16.641589, -74.79254],</text:p>
      <text:p text:style-name="Preformatted_20_Text"><text:s text:c="7"/>[-15.701491, -74.498604],</text:p>
      <text:p text:style-name="Preformatted_20_Text"><text:s text:c="7"/>[-15.40771, -74.106742],</text:p>
      <text:p text:style-name="Preformatted_20_Text"><text:s text:c="7"/>[-16.46532, -73.871614],</text:p>
      <text:p text:style-name="Preformatted_20_Text"><text:s text:c="7"/>[-16.112784, -73.460114],</text:p>
      <text:p text:style-name="Preformatted_20_Text"><text:s text:c="7"/>[-15.446855, -73.146542],</text:p>
      <text:p text:style-name="Preformatted_20_Text"><text:s text:c="7"/>[-14.408805, -72.950585],</text:p>
      <text:p text:style-name="Preformatted_20_Text"><text:s text:c="7"/>[-13.311973, -72.715457],</text:p>
      <text:p text:style-name="Preformatted_20_Text"><text:s text:c="7"/>[-12.293508, -72.401936],</text:p>
      <text:p text:style-name="Preformatted_20_Text"><text:soft-page-break/><text:s text:c="7"/>[-11.510067, -72.010074],</text:p>
      <text:p text:style-name="Preformatted_20_Text"><text:s text:c="7"/>[-11.020433, -71.539767],</text:p>
      <text:p text:style-name="Preformatted_20_Text"><text:s text:c="7"/>[-10.295774, -71.265416],</text:p>
      <text:p text:style-name="Preformatted_20_Text"><text:s text:c="7"/>[-9.101015, -71.324224],</text:p>
      <text:p text:style-name="Preformatted_20_Text"><text:s text:c="7"/>[-8.611381, -71.65733],</text:p>
      <text:p text:style-name="Preformatted_20_Text"><text:s text:c="7"/>[-7.416622, -71.696501],</text:p>
      <text:p text:style-name="Preformatted_20_Text"><text:s text:c="7"/>[-7.377451, -71.324224],</text:p>
      <text:p text:style-name="Preformatted_20_Text"><text:s text:c="7"/>[-6.868232, -70.93231],</text:p>
      <text:p text:style-name="Preformatted_20_Text"><text:s text:c="7"/>[-5.790985, -71.030289],</text:p>
      <text:p text:style-name="Preformatted_20_Text"><text:s text:c="7"/>[-5.536375, -71.402617],</text:p>
      <text:p text:style-name="Preformatted_20_Text"><text:s text:c="7"/>[-4.341667, -71.461373],</text:p>
      <text:p text:style-name="Preformatted_20_Text"><text:s text:c="7"/>[-3.048981, -71.285053],</text:p>
      <text:p text:style-name="Preformatted_20_Text"><text:s text:c="7"/>[-1.795492, -71.167438],</text:p>
      <text:p text:style-name="Preformatted_20_Text"><text:s text:c="7"/>[-0.659489, -71.226246],</text:p>
      <text:p text:style-name="Preformatted_20_Text"><text:s text:c="7"/>[-0.228637, -71.637745],</text:p>
      <text:p text:style-name="Preformatted_20_Text"><text:s text:c="7"/>[0.868195, -71.304639],</text:p>
      <text:p text:style-name="Preformatted_20_Text"><text:s text:c="7"/>[1.886686, -71.128267],</text:p>
      <text:p text:style-name="Preformatted_20_Text"><text:s text:c="7"/>[3.022638, -70.991118],</text:p>
      <text:p text:style-name="Preformatted_20_Text"><text:s text:c="7"/>[4.139055, -70.853917],</text:p>
      <text:p text:style-name="Preformatted_20_Text"><text:s text:c="7"/>[5.157546, -70.618789],</text:p>
      <text:p text:style-name="Preformatted_20_Text"><text:s text:c="7"/>[6.273912, -70.462055],</text:p>
      <text:p text:style-name="Preformatted_20_Text"><text:s text:c="7"/>[7.13572, -70.246512],</text:p>
      <text:p text:style-name="Preformatted_20_Text"><text:s text:c="7"/>[7.742866, -69.893769],</text:p>
      <text:p text:style-name="Preformatted_20_Text"><text:s text:c="7"/>[8.48711, -70.148534],</text:p>
      <text:p text:style-name="Preformatted_20_Text"><text:s text:c="7"/>[9.525135, -70.011333],</text:p>
      <text:p text:style-name="Preformatted_20_Text"><text:s text:c="7"/>[10.249845, -70.48164],</text:p>
      <text:p text:style-name="Preformatted_20_Text"><text:s text:c="7"/>[10.817821, -70.834332],</text:p>
      <text:p text:style-name="Preformatted_20_Text"><text:s text:c="7"/>[11.953824, -70.638375],</text:p>
      <text:p text:style-name="Preformatted_20_Text"><text:s text:c="7"/>[12.404287, -70.246512],</text:p>
      <text:p text:style-name="Preformatted_20_Text"><text:s text:c="7"/>[13.422778, -69.972162],</text:p>
      <text:p text:style-name="Preformatted_20_Text"><text:s text:c="7"/>[14.734998, -70.030918],</text:p>
      <text:p text:style-name="Preformatted_20_Text"><text:s text:c="7"/>[15.126757, -70.403247],</text:p>
      <text:p text:style-name="Preformatted_20_Text"><text:s text:c="7"/>[15.949342, -70.030918],</text:p>
      <text:p text:style-name="Preformatted_20_Text"><text:s text:c="7"/>[17.026589, -69.913354],</text:p>
      <text:p text:style-name="Preformatted_20_Text"><text:s text:c="7"/>[18.201711, -69.874183],</text:p>
      <text:p text:style-name="Preformatted_20_Text"><text:s text:c="7"/>[19.259373, -69.893769],</text:p>
      <text:p text:style-name="Preformatted_20_Text"><text:s text:c="7"/>[20.375739, -70.011333],</text:p>
      <text:p text:style-name="Preformatted_20_Text"><text:s text:c="7"/>[21.452985, -70.07014],</text:p>
      <text:p text:style-name="Preformatted_20_Text"><text:s text:c="7"/>[21.923034, -70.403247],</text:p>
      <text:p text:style-name="Preformatted_20_Text"><text:s text:c="7"/>[22.569403, -70.697182],</text:p>
      <text:p text:style-name="Preformatted_20_Text"><text:s text:c="7"/>[23.666184, -70.520811],</text:p>
      <text:p text:style-name="Preformatted_20_Text"><text:s text:c="7"/>[24.841357, -70.48164],</text:p>
      <text:p text:style-name="Preformatted_20_Text"><text:s text:c="7"/>[25.977309, -70.48164],</text:p>
      <text:p text:style-name="Preformatted_20_Text"><text:s text:c="7"/>[27.093726, -70.462055],</text:p>
      <text:p text:style-name="Preformatted_20_Text"><text:s text:c="7"/>[28.09258, -70.324854],</text:p>
      <text:p text:style-name="Preformatted_20_Text"><text:s text:c="7"/>[29.150242, -70.20729],</text:p>
      <text:p text:style-name="Preformatted_20_Text"><text:s text:c="7"/>[30.031583, -69.93294],</text:p>
      <text:p text:style-name="Preformatted_20_Text"><text:s text:c="7"/>[30.971733, -69.75662],</text:p>
      <text:p text:style-name="Preformatted_20_Text"><text:s text:c="7"/>[31.990172, -69.658641],</text:p>
      <text:p text:style-name="Preformatted_20_Text"><text:s text:c="7"/>[32.754053, -69.384291],</text:p>
      <text:p text:style-name="Preformatted_20_Text"><text:s text:c="7"/>[33.302443, -68.835642],</text:p>
      <text:p text:style-name="Preformatted_20_Text"><text:s text:c="7"/>[33.870419, -68.502588],</text:p>
      <text:p text:style-name="Preformatted_20_Text"><text:s text:c="7"/>[34.908495, -68.659271],</text:p>
      <text:p text:style-name="Preformatted_20_Text"><text:s text:c="7"/>[35.300202, -69.012014],</text:p>
      <text:p text:style-name="Preformatted_20_Text"><text:s text:c="7"/>[36.16201, -69.247142],</text:p>
      <text:p text:style-name="Preformatted_20_Text"><text:s text:c="7"/>[37.200035, -69.168748],</text:p>
      <text:p text:style-name="Preformatted_20_Text"><text:s text:c="7"/>[37.905108, -69.52144],</text:p>
      <text:p text:style-name="Preformatted_20_Text"><text:s text:c="7"/>[38.649404, -69.776205],</text:p>
      <text:p text:style-name="Preformatted_20_Text"><text:s text:c="7"/>[39.667894, -69.541077],</text:p>
      <text:p text:style-name="Preformatted_20_Text"><text:s text:c="7"/>[40.020431, -69.109941],</text:p>
      <text:p text:style-name="Preformatted_20_Text"><text:s text:c="7"/>[40.921358, -68.933621],</text:p>
      <text:p text:style-name="Preformatted_20_Text"><text:s text:c="7"/>[41.959434, -68.600514],</text:p>
      <text:p text:style-name="Preformatted_20_Text"><text:s text:c="7"/>[42.938702, -68.463313],</text:p>
      <text:p text:style-name="Preformatted_20_Text"><text:s text:c="7"/>[44.113876, -68.267408],</text:p>
      <text:p text:style-name="Preformatted_20_Text"><text:soft-page-break/><text:s text:c="7"/>[44.897291, -68.051866],</text:p>
      <text:p text:style-name="Preformatted_20_Text"><text:s text:c="7"/>[45.719928, -67.816738],</text:p>
      <text:p text:style-name="Preformatted_20_Text"><text:s text:c="7"/>[46.503343, -67.601196],</text:p>
      <text:p text:style-name="Preformatted_20_Text"><text:s text:c="7"/>[47.44344, -67.718759],</text:p>
      <text:p text:style-name="Preformatted_20_Text"><text:s text:c="7"/>[48.344419, -67.366068],</text:p>
      <text:p text:style-name="Preformatted_20_Text"><text:s text:c="7"/>[48.990736, -67.091718],</text:p>
      <text:p text:style-name="Preformatted_20_Text"><text:s text:c="7"/>[49.930885, -67.111303],</text:p>
      <text:p text:style-name="Preformatted_20_Text"><text:s text:c="7"/>[50.753471, -66.876175],</text:p>
      <text:p text:style-name="Preformatted_20_Text"><text:s text:c="7"/>[50.949325, -66.523484],</text:p>
      <text:p text:style-name="Preformatted_20_Text"><text:s text:c="7"/>[51.791547, -66.249133],</text:p>
      <text:p text:style-name="Preformatted_20_Text"><text:s text:c="7"/>[52.614133, -66.053176],</text:p>
      <text:p text:style-name="Preformatted_20_Text"><text:s text:c="7"/>[53.613038, -65.89639],</text:p>
      <text:p text:style-name="Preformatted_20_Text"><text:s text:c="7"/>[54.53355, -65.818049],</text:p>
      <text:p text:style-name="Preformatted_20_Text"><text:s text:c="7"/>[55.414943, -65.876805],</text:p>
      <text:p text:style-name="Preformatted_20_Text"><text:s text:c="7"/>[56.355041, -65.974783],</text:p>
      <text:p text:style-name="Preformatted_20_Text"><text:s text:c="7"/>[57.158093, -66.249133],</text:p>
      <text:p text:style-name="Preformatted_20_Text"><text:s text:c="7"/>[57.255968, -66.680218],</text:p>
      <text:p text:style-name="Preformatted_20_Text"><text:s text:c="7"/>[58.137361, -67.013324],</text:p>
      <text:p text:style-name="Preformatted_20_Text"><text:s text:c="7"/>[58.744508, -67.287675],</text:p>
      <text:p text:style-name="Preformatted_20_Text"><text:s text:c="7"/>[59.939318, -67.405239],</text:p>
      <text:p text:style-name="Preformatted_20_Text"><text:s text:c="7"/>[60.605221, -67.679589],</text:p>
      <text:p text:style-name="Preformatted_20_Text"><text:s text:c="7"/>[61.427806, -67.953887],</text:p>
      <text:p text:style-name="Preformatted_20_Text"><text:s text:c="7"/>[62.387489, -68.012695],</text:p>
      <text:p text:style-name="Preformatted_20_Text"><text:s text:c="7"/>[63.19049, -67.816738],</text:p>
      <text:p text:style-name="Preformatted_20_Text"><text:s text:c="7"/>[64.052349, -67.405239],</text:p>
      <text:p text:style-name="Preformatted_20_Text"><text:s text:c="7"/>[64.992447, -67.620729],</text:p>
      <text:p text:style-name="Preformatted_20_Text"><text:s text:c="7"/>[65.971715, -67.738345],</text:p>
      <text:p text:style-name="Preformatted_20_Text"><text:s text:c="7"/>[66.911864, -67.855909],</text:p>
      <text:p text:style-name="Preformatted_20_Text"><text:s text:c="7"/>[67.891133, -67.934302],</text:p>
      <text:p text:style-name="Preformatted_20_Text"><text:s text:c="7"/>[68.890038, -67.934302],</text:p>
      <text:p text:style-name="Preformatted_20_Text"><text:s text:c="7"/>[69.712624, -68.972791],</text:p>
      <text:p text:style-name="Preformatted_20_Text"><text:s text:c="7"/>[69.673453, -69.227556],</text:p>
      <text:p text:style-name="Preformatted_20_Text"><text:s text:c="7"/>[69.555941, -69.678226],</text:p>
      <text:p text:style-name="Preformatted_20_Text"><text:s text:c="7"/>[68.596258, -69.93294],</text:p>
      <text:p text:style-name="Preformatted_20_Text"><text:s text:c="7"/>[67.81274, -70.305268],</text:p>
      <text:p text:style-name="Preformatted_20_Text"><text:s text:c="7"/>[67.949889, -70.697182],</text:p>
      <text:p text:style-name="Preformatted_20_Text"><text:s text:c="7"/>[69.066307, -70.677545],</text:p>
      <text:p text:style-name="Preformatted_20_Text"><text:s text:c="7"/>[68.929157, -71.069459],</text:p>
      <text:p text:style-name="Preformatted_20_Text"><text:s text:c="7"/>[68.419989, -71.441788],</text:p>
      <text:p text:style-name="Preformatted_20_Text"><text:s text:c="7"/>[67.949889, -71.853287],</text:p>
      <text:p text:style-name="Preformatted_20_Text"><text:s text:c="7"/>[68.71377, -72.166808],</text:p>
      <text:p text:style-name="Preformatted_20_Text"><text:s text:c="7"/>[69.869307, -72.264787],</text:p>
      <text:p text:style-name="Preformatted_20_Text"><text:s text:c="7"/>[71.024895, -72.088415],</text:p>
      <text:p text:style-name="Preformatted_20_Text"><text:s text:c="7"/>[71.573285, -71.696501],</text:p>
      <text:p text:style-name="Preformatted_20_Text"><text:s text:c="7"/>[71.906288, -71.324224],</text:p>
      <text:p text:style-name="Preformatted_20_Text"><text:s text:c="7"/>[72.454627, -71.010703],</text:p>
      <text:p text:style-name="Preformatted_20_Text"><text:s text:c="7"/>[73.08141, -70.716768],</text:p>
      <text:p text:style-name="Preformatted_20_Text"><text:s text:c="7"/>[73.33602, -70.364024],</text:p>
      <text:p text:style-name="Preformatted_20_Text"><text:s text:c="7"/>[73.864877, -69.874183],</text:p>
      <text:p text:style-name="Preformatted_20_Text"><text:s text:c="7"/>[74.491557, -69.776205],</text:p>
      <text:p text:style-name="Preformatted_20_Text"><text:s text:c="7"/>[75.62756, -69.737034],</text:p>
      <text:p text:style-name="Preformatted_20_Text"><text:s text:c="7"/>[76.626465, -69.619419],</text:p>
      <text:p text:style-name="Preformatted_20_Text"><text:s text:c="7"/>[77.644904, -69.462684],</text:p>
      <text:p text:style-name="Preformatted_20_Text"><text:s text:c="7"/>[78.134539, -69.07077],</text:p>
      <text:p text:style-name="Preformatted_20_Text"><text:s text:c="7"/>[78.428371, -68.698441],</text:p>
      <text:p text:style-name="Preformatted_20_Text"><text:s text:c="7"/>[79.113859, -68.326216],</text:p>
      <text:p text:style-name="Preformatted_20_Text"><text:s text:c="7"/>[80.093127, -68.071503],</text:p>
      <text:p text:style-name="Preformatted_20_Text"><text:s text:c="7"/>[80.93535, -67.875546],</text:p>
      <text:p text:style-name="Preformatted_20_Text"><text:s text:c="7"/>[81.483792, -67.542388],</text:p>
      <text:p text:style-name="Preformatted_20_Text"><text:s text:c="7"/>[82.051767, -67.366068],</text:p>
      <text:p text:style-name="Preformatted_20_Text"><text:s text:c="7"/>[82.776426, -67.209282],</text:p>
      <text:p text:style-name="Preformatted_20_Text"><text:s text:c="7"/>[83.775331, -67.30726],</text:p>
      <text:p text:style-name="Preformatted_20_Text"><text:s text:c="7"/>[84.676206, -67.209282],</text:p>
      <text:p text:style-name="Preformatted_20_Text"><text:s text:c="7"/>[85.655527, -67.091718],</text:p>
      <text:p text:style-name="Preformatted_20_Text"><text:soft-page-break/><text:s text:c="7"/>[86.752359, -67.150474],</text:p>
      <text:p text:style-name="Preformatted_20_Text"><text:s text:c="7"/>[87.477017, -66.876175],</text:p>
      <text:p text:style-name="Preformatted_20_Text"><text:s text:c="7"/>[87.986289, -66.209911],</text:p>
      <text:p text:style-name="Preformatted_20_Text"><text:s text:c="7"/>[88.358411, -66.484261],</text:p>
      <text:p text:style-name="Preformatted_20_Text"><text:s text:c="7"/>[88.828408, -66.954568],</text:p>
      <text:p text:style-name="Preformatted_20_Text"><text:s text:c="7"/>[89.67063, -67.150474],</text:p>
      <text:p text:style-name="Preformatted_20_Text"><text:s text:c="7"/>[90.630365, -67.228867],</text:p>
      <text:p text:style-name="Preformatted_20_Text"><text:s text:c="7"/>[91.5901, -67.111303],</text:p>
      <text:p text:style-name="Preformatted_20_Text"><text:s text:c="7"/>[92.608539, -67.189696],</text:p>
      <text:p text:style-name="Preformatted_20_Text"><text:s text:c="7"/>[93.548637, -67.209282],</text:p>
      <text:p text:style-name="Preformatted_20_Text"><text:s text:c="7"/>[94.17542, -67.111303],</text:p>
      <text:p text:style-name="Preformatted_20_Text"><text:s text:c="7"/>[95.017591, -67.170111],</text:p>
      <text:p text:style-name="Preformatted_20_Text"><text:s text:c="7"/>[95.781472, -67.385653],</text:p>
      <text:p text:style-name="Preformatted_20_Text"><text:s text:c="7"/>[96.682399, -67.248504],</text:p>
      <text:p text:style-name="Preformatted_20_Text"><text:s text:c="7"/>[97.759646, -67.248504],</text:p>
      <text:p text:style-name="Preformatted_20_Text"><text:s text:c="7"/>[98.68021, -67.111303],</text:p>
      <text:p text:style-name="Preformatted_20_Text"><text:s text:c="7"/>[99.718182, -67.248504],</text:p>
      <text:p text:style-name="Preformatted_20_Text"><text:s text:c="7"/>[100.384188, -66.915346],</text:p>
      <text:p text:style-name="Preformatted_20_Text"><text:s text:c="7"/>[100.893356, -66.58224],</text:p>
      <text:p text:style-name="Preformatted_20_Text"><text:s text:c="7"/>[101.578896, -66.30789],</text:p>
      <text:p text:style-name="Preformatted_20_Text"><text:s text:c="7"/>[102.832411, -65.563284],</text:p>
      <text:p text:style-name="Preformatted_20_Text"><text:s text:c="7"/>[103.478676, -65.700485],</text:p>
      <text:p text:style-name="Preformatted_20_Text"><text:s text:c="7"/>[104.242557, -65.974783],</text:p>
      <text:p text:style-name="Preformatted_20_Text"><text:s text:c="7"/>[104.90846, -66.327527],</text:p>
      <text:p text:style-name="Preformatted_20_Text"><text:s text:c="7"/>[106.181561, -66.934931],</text:p>
      <text:p text:style-name="Preformatted_20_Text"><text:s text:c="7"/>[107.160881, -66.954568],</text:p>
      <text:p text:style-name="Preformatted_20_Text"><text:s text:c="7"/>[108.081393, -66.954568],</text:p>
      <text:p text:style-name="Preformatted_20_Text"><text:s text:c="7"/>[109.15864, -66.837004],</text:p>
      <text:p text:style-name="Preformatted_20_Text"><text:s text:c="7"/>[110.235835, -66.699804],</text:p>
      <text:p text:style-name="Preformatted_20_Text"><text:s text:c="7"/>[111.058472, -66.425505],</text:p>
      <text:p text:style-name="Preformatted_20_Text"><text:s text:c="7"/>[111.74396, -66.13157],</text:p>
      <text:p text:style-name="Preformatted_20_Text"><text:s text:c="7"/>[112.860378, -66.092347],</text:p>
      <text:p text:style-name="Preformatted_20_Text"><text:s text:c="7"/>[113.604673, -65.876805],</text:p>
      <text:p text:style-name="Preformatted_20_Text"><text:s text:c="7"/>[114.388088, -66.072762],</text:p>
      <text:p text:style-name="Preformatted_20_Text"><text:s text:c="7"/>[114.897308, -66.386283],</text:p>
      <text:p text:style-name="Preformatted_20_Text"><text:s text:c="7"/>[115.602381, -66.699804],</text:p>
      <text:p text:style-name="Preformatted_20_Text"><text:s text:c="7"/>[116.699161, -66.660633],</text:p>
      <text:p text:style-name="Preformatted_20_Text"><text:s text:c="7"/>[117.384701, -66.915346],</text:p>
      <text:p text:style-name="Preformatted_20_Text"><text:s text:c="7"/>[118.57946, -67.170111],</text:p>
      <text:p text:style-name="Preformatted_20_Text"><text:s text:c="7"/>[119.832924, -67.268089],</text:p>
      <text:p text:style-name="Preformatted_20_Text"><text:s text:c="7"/>[120.871, -67.189696],</text:p>
      <text:p text:style-name="Preformatted_20_Text"><text:s text:c="7"/>[121.654415, -66.876175],</text:p>
      <text:p text:style-name="Preformatted_20_Text"><text:s text:c="7"/>[122.320369, -66.562654],</text:p>
      <text:p text:style-name="Preformatted_20_Text"><text:s text:c="7"/>[123.221296, -66.484261],</text:p>
      <text:p text:style-name="Preformatted_20_Text"><text:s text:c="7"/>[124.122274, -66.621462],</text:p>
      <text:p text:style-name="Preformatted_20_Text"><text:s text:c="7"/>[125.160247, -66.719389],</text:p>
      <text:p text:style-name="Preformatted_20_Text"><text:s text:c="7"/>[126.100396, -66.562654],</text:p>
      <text:p text:style-name="Preformatted_20_Text"><text:s text:c="7"/>[127.001427, -66.562654],</text:p>
      <text:p text:style-name="Preformatted_20_Text"><text:s text:c="7"/>[127.882768, -66.660633],</text:p>
      <text:p text:style-name="Preformatted_20_Text"><text:s text:c="7"/>[128.80328, -66.758611],</text:p>
      <text:p text:style-name="Preformatted_20_Text"><text:s text:c="7"/>[129.704259, -66.58224],</text:p>
      <text:p text:style-name="Preformatted_20_Text"><text:s text:c="7"/>[130.781454, -66.425505],</text:p>
      <text:p text:style-name="Preformatted_20_Text"><text:s text:c="7"/>[131.799945, -66.386283],</text:p>
      <text:p text:style-name="Preformatted_20_Text"><text:s text:c="7"/>[132.935896, -66.386283],</text:p>
      <text:p text:style-name="Preformatted_20_Text"><text:s text:c="7"/>[133.85646, -66.288304],</text:p>
      <text:p text:style-name="Preformatted_20_Text"><text:s text:c="7"/>[134.757387, -66.209963],</text:p>
      <text:p text:style-name="Preformatted_20_Text"><text:s text:c="7"/>[135.031582, -65.72007],</text:p>
      <text:p text:style-name="Preformatted_20_Text"><text:s text:c="7"/>[135.070753, -65.308571],</text:p>
      <text:p text:style-name="Preformatted_20_Text"><text:s text:c="7"/>[135.697485, -65.582869],</text:p>
      <text:p text:style-name="Preformatted_20_Text"><text:s text:c="7"/>[135.873805, -66.033591],</text:p>
      <text:p text:style-name="Preformatted_20_Text"><text:s text:c="7"/>[136.206705, -66.44509],</text:p>
      <text:p text:style-name="Preformatted_20_Text"><text:s text:c="7"/>[136.618049, -66.778197],</text:p>
      <text:p text:style-name="Preformatted_20_Text"><text:s text:c="7"/>[137.460271, -66.954568],</text:p>
      <text:p text:style-name="Preformatted_20_Text"><text:s text:c="7"/>[138.596223, -66.895761],</text:p>
      <text:p text:style-name="Preformatted_20_Text"><text:soft-page-break/><text:s text:c="7"/>[139.908442, -66.876175],</text:p>
      <text:p text:style-name="Preformatted_20_Text"><text:s text:c="7"/>[140.809421, -66.817367],</text:p>
      <text:p text:style-name="Preformatted_20_Text"><text:s text:c="7"/>[142.121692, -66.817367],</text:p>
      <text:p text:style-name="Preformatted_20_Text"><text:s text:c="7"/>[143.061842, -66.797782],</text:p>
      <text:p text:style-name="Preformatted_20_Text"><text:s text:c="7"/>[144.374061, -66.837004],</text:p>
      <text:p text:style-name="Preformatted_20_Text"><text:s text:c="7"/>[145.490427, -66.915346],</text:p>
      <text:p text:style-name="Preformatted_20_Text"><text:s text:c="7"/>[146.195552, -67.228867],</text:p>
      <text:p text:style-name="Preformatted_20_Text"><text:s text:c="7"/>[145.999699, -67.601196],</text:p>
      <text:p text:style-name="Preformatted_20_Text"><text:s text:c="7"/>[146.646067, -67.895131],</text:p>
      <text:p text:style-name="Preformatted_20_Text"><text:s text:c="7"/>[147.723263, -68.130259],</text:p>
      <text:p text:style-name="Preformatted_20_Text"><text:s text:c="7"/>[148.839629, -68.385024],</text:p>
      <text:p text:style-name="Preformatted_20_Text"><text:s text:c="7"/>[150.132314, -68.561292],</text:p>
      <text:p text:style-name="Preformatted_20_Text"><text:s text:c="7"/>[151.483705, -68.71813],</text:p>
      <text:p text:style-name="Preformatted_20_Text"><text:s text:c="7"/>[152.502247, -68.874813],</text:p>
      <text:p text:style-name="Preformatted_20_Text"><text:s text:c="7"/>[153.638199, -68.894502],</text:p>
      <text:p text:style-name="Preformatted_20_Text"><text:s text:c="7"/>[154.284567, -68.561292],</text:p>
      <text:p text:style-name="Preformatted_20_Text"><text:s text:c="7"/>[155.165857, -68.835642],</text:p>
      <text:p text:style-name="Preformatted_20_Text"><text:s text:c="7"/>[155.92979, -69.149215],</text:p>
      <text:p text:style-name="Preformatted_20_Text"><text:s text:c="7"/>[156.811132, -69.384291],</text:p>
      <text:p text:style-name="Preformatted_20_Text"><text:s text:c="7"/>[158.025528, -69.482269],</text:p>
      <text:p text:style-name="Preformatted_20_Text"><text:s text:c="7"/>[159.181013, -69.599833],</text:p>
      <text:p text:style-name="Preformatted_20_Text"><text:s text:c="7"/>[159.670699, -69.991747],</text:p>
      <text:p text:style-name="Preformatted_20_Text"><text:s text:c="7"/>[160.80665, -70.226875],</text:p>
      <text:p text:style-name="Preformatted_20_Text"><text:s text:c="7"/>[161.570479, -70.579618],</text:p>
      <text:p text:style-name="Preformatted_20_Text"><text:s text:c="7"/>[162.686897, -70.736353],</text:p>
      <text:p text:style-name="Preformatted_20_Text"><text:s text:c="7"/>[163.842434, -70.716768],</text:p>
      <text:p text:style-name="Preformatted_20_Text"><text:s text:c="7"/>[164.919681, -70.775524],</text:p>
      <text:p text:style-name="Preformatted_20_Text"><text:s text:c="7"/>[166.11444, -70.755938],</text:p>
      <text:p text:style-name="Preformatted_20_Text"><text:s text:c="7"/>[167.309095, -70.834332],</text:p>
      <text:p text:style-name="Preformatted_20_Text"><text:s text:c="7"/>[168.425616, -70.971481],</text:p>
      <text:p text:style-name="Preformatted_20_Text"><text:s text:c="7"/>[169.463589, -71.20666],</text:p>
      <text:p text:style-name="Preformatted_20_Text"><text:s text:c="7"/>[170.501665, -71.402617],</text:p>
      <text:p text:style-name="Preformatted_20_Text"><text:s text:c="7"/>[171.20679, -71.696501],</text:p>
      <text:p text:style-name="Preformatted_20_Text"><text:s text:c="7"/>[171.089227, -72.088415],</text:p>
      <text:p text:style-name="Preformatted_20_Text"><text:s text:c="7"/>[170.560422, -72.441159],</text:p>
      <text:p text:style-name="Preformatted_20_Text"><text:s text:c="7"/>[170.109958, -72.891829],</text:p>
      <text:p text:style-name="Preformatted_20_Text"><text:s text:c="7"/>[169.75737, -73.24452],</text:p>
      <text:p text:style-name="Preformatted_20_Text"><text:s text:c="7"/>[169.287321, -73.65602],</text:p>
      <text:p text:style-name="Preformatted_20_Text"><text:s text:c="7"/>[167.975101, -73.812806],</text:p>
      <text:p text:style-name="Preformatted_20_Text"><text:s text:c="7"/>[167.387489, -74.165498],</text:p>
      <text:p text:style-name="Preformatted_20_Text"><text:s text:c="7"/>[166.094803, -74.38104],</text:p>
      <text:p text:style-name="Preformatted_20_Text"><text:s text:c="7"/>[165.644391, -74.772954],</text:p>
      <text:p text:style-name="Preformatted_20_Text"><text:s text:c="7"/>[164.958851, -75.145283],</text:p>
      <text:p text:style-name="Preformatted_20_Text"><text:s text:c="7"/>[164.234193, -75.458804],</text:p>
      <text:p text:style-name="Preformatted_20_Text"><text:s text:c="7"/>[163.822797, -75.870303],</text:p>
      <text:p text:style-name="Preformatted_20_Text"><text:s text:c="7"/>[163.568239, -76.24258],</text:p>
      <text:p text:style-name="Preformatted_20_Text"><text:s text:c="7"/>[163.47026, -76.693302],</text:p>
      <text:p text:style-name="Preformatted_20_Text"><text:s text:c="7"/>[163.489897, -77.065579],</text:p>
      <text:p text:style-name="Preformatted_20_Text"><text:s text:c="7"/>[164.057873, -77.457442],</text:p>
      <text:p text:style-name="Preformatted_20_Text"><text:s text:c="7"/>[164.273363, -77.82977],</text:p>
      <text:p text:style-name="Preformatted_20_Text"><text:s text:c="7"/>[164.743464, -78.182514],</text:p>
      <text:p text:style-name="Preformatted_20_Text"><text:s text:c="7"/>[166.604126, -78.319611],</text:p>
      <text:p text:style-name="Preformatted_20_Text"><text:s text:c="7"/>[166.995781, -78.750748],</text:p>
      <text:p text:style-name="Preformatted_20_Text"><text:s text:c="7"/>[165.193876, -78.907483],</text:p>
      <text:p text:style-name="Preformatted_20_Text"><text:s text:c="7"/>[163.666217, -79.123025],</text:p>
      <text:p text:style-name="Preformatted_20_Text"><text:s text:c="7"/>[161.766385, -79.162248],</text:p>
      <text:p text:style-name="Preformatted_20_Text"><text:s text:c="7"/>[160.924162, -79.730482],</text:p>
      <text:p text:style-name="Preformatted_20_Text"><text:s text:c="7"/>[160.747894, -80.200737],</text:p>
      <text:p text:style-name="Preformatted_20_Text"><text:s text:c="7"/>[160.316964, -80.573066],</text:p>
      <text:p text:style-name="Preformatted_20_Text"><text:s text:c="7"/>[159.788211, -80.945395],</text:p>
      <text:p text:style-name="Preformatted_20_Text"><text:s text:c="7"/>[161.120016, -81.278501],</text:p>
      <text:p text:style-name="Preformatted_20_Text"><text:s text:c="7"/>[161.629287, -81.690001],</text:p>
      <text:p text:style-name="Preformatted_20_Text"><text:s text:c="7"/>[162.490992, -82.062278],</text:p>
      <text:p text:style-name="Preformatted_20_Text"><text:s text:c="7"/>[163.705336, -82.395435],</text:p>
      <text:p text:style-name="Preformatted_20_Text"><text:soft-page-break/><text:s text:c="7"/>[165.095949, -82.708956],</text:p>
      <text:p text:style-name="Preformatted_20_Text"><text:s text:c="7"/>[166.604126, -83.022477],</text:p>
      <text:p text:style-name="Preformatted_20_Text"><text:s text:c="7"/>[168.895665, -83.335998],</text:p>
      <text:p text:style-name="Preformatted_20_Text"><text:s text:c="7"/>[169.404782, -83.825891],</text:p>
      <text:p text:style-name="Preformatted_20_Text"><text:s text:c="7"/>[172.283934, -84.041433],</text:p>
      <text:p text:style-name="Preformatted_20_Text"><text:s text:c="7"/>[172.477049, -84.117914],</text:p>
      <text:p text:style-name="Preformatted_20_Text"><text:s text:c="7"/>[173.224083, -84.41371],</text:p>
      <text:p text:style-name="Preformatted_20_Text"><text:s text:c="7"/>[175.985672, -84.158997],</text:p>
      <text:p text:style-name="Preformatted_20_Text"><text:s text:c="7"/>[178.277212, -84.472518],</text:p>
      <text:p text:style-name="Preformatted_20_Text"><text:s text:c="7"/>[180, -84.71338],</text:p>
      <text:p text:style-name="Preformatted_20_Text"><text:s text:c="7"/>[-179.942499, -84.721443],</text:p>
      <text:p text:style-name="Preformatted_20_Text"><text:s text:c="7"/>[-179.058677, -84.139412],</text:p>
      <text:p text:style-name="Preformatted_20_Text"><text:s text:c="7"/>[-177.256772, -84.452933],</text:p>
      <text:p text:style-name="Preformatted_20_Text"><text:s text:c="7"/>[-177.140807, -84.417941],</text:p>
      <text:p text:style-name="Preformatted_20_Text"><text:s text:c="7"/>[-176.084673, -84.099259],</text:p>
      <text:p text:style-name="Preformatted_20_Text"><text:s text:c="7"/>[-175.947235, -84.110449],</text:p>
      <text:p text:style-name="Preformatted_20_Text"><text:s text:c="7"/>[-175.829882, -84.117914],</text:p>
      <text:p text:style-name="Preformatted_20_Text"><text:s text:c="7"/>[-174.382503, -84.534323],</text:p>
      <text:p text:style-name="Preformatted_20_Text"><text:s text:c="7"/>[-173.116559, -84.117914],</text:p>
      <text:p text:style-name="Preformatted_20_Text"><text:s text:c="7"/>[-172.889106, -84.061019],</text:p>
      <text:p text:style-name="Preformatted_20_Text"><text:s text:c="7"/>[-169.951223, -83.884647],</text:p>
      <text:p text:style-name="Preformatted_20_Text"><text:s text:c="7"/>[-168.999989, -84.117914],</text:p>
      <text:p text:style-name="Preformatted_20_Text"><text:s text:c="7"/>[-168.530199, -84.23739],</text:p>
      <text:p text:style-name="Preformatted_20_Text"><text:s text:c="7"/>[-167.022099, -84.570497],</text:p>
      <text:p text:style-name="Preformatted_20_Text"><text:s text:c="7"/>[-164.182144, -84.82521],</text:p>
      <text:p text:style-name="Preformatted_20_Text"><text:s text:c="7"/>[-161.929775, -85.138731],</text:p>
      <text:p text:style-name="Preformatted_20_Text"><text:s text:c="7"/>[-158.07138, -85.37391],</text:p>
      <text:p text:style-name="Preformatted_20_Text"><text:s text:c="7"/>[-155.192253, -85.09956],</text:p>
      <text:p text:style-name="Preformatted_20_Text"><text:s text:c="7"/>[-150.942099, -85.295517],</text:p>
      <text:p text:style-name="Preformatted_20_Text"><text:s text:c="7"/>[-148.533073, -85.609038],</text:p>
      <text:p text:style-name="Preformatted_20_Text"><text:s text:c="7"/>[-145.888918, -85.315102],</text:p>
      <text:p text:style-name="Preformatted_20_Text"><text:s text:c="7"/>[-143.107718, -85.040752],</text:p>
      <text:p text:style-name="Preformatted_20_Text"><text:s text:c="7"/>[-142.892279, -84.570497],</text:p>
      <text:p text:style-name="Preformatted_20_Text"><text:s text:c="7"/>[-146.829068, -84.531274],</text:p>
      <text:p text:style-name="Preformatted_20_Text"><text:s text:c="7"/>[-150.060732, -84.296146],</text:p>
      <text:p text:style-name="Preformatted_20_Text"><text:s text:c="7"/>[-150.902928, -83.904232],</text:p>
      <text:p text:style-name="Preformatted_20_Text"><text:s text:c="7"/>[-153.586201, -83.68869],</text:p>
      <text:p text:style-name="Preformatted_20_Text"><text:s text:c="7"/>[-153.409907, -83.23802],</text:p>
      <text:p text:style-name="Preformatted_20_Text"><text:s text:c="7"/>[-153.037759, -82.82652],</text:p>
      <text:p text:style-name="Preformatted_20_Text"><text:s text:c="7"/>[-152.665637, -82.454192],</text:p>
      <text:p text:style-name="Preformatted_20_Text"><text:s text:c="7"/>[-152.861517, -82.042692],</text:p>
      <text:p text:style-name="Preformatted_20_Text"><text:s text:c="7"/>[-154.526299, -81.768394],</text:p>
      <text:p text:style-name="Preformatted_20_Text"><text:s text:c="7"/>[-155.29018, -81.41565],</text:p>
      <text:p text:style-name="Preformatted_20_Text"><text:s text:c="7"/>[-156.83745, -81.102129],</text:p>
      <text:p text:style-name="Preformatted_20_Text"><text:s text:c="7"/>[-154.408787, -81.160937],</text:p>
      <text:p text:style-name="Preformatted_20_Text"><text:s text:c="7"/>[-152.097662, -81.004151],</text:p>
      <text:p text:style-name="Preformatted_20_Text"><text:s text:c="7"/>[-150.648293, -81.337309],</text:p>
      <text:p text:style-name="Preformatted_20_Text"><text:s text:c="7"/>[-148.865998, -81.043373],</text:p>
      <text:p text:style-name="Preformatted_20_Text"><text:s text:c="7"/>[-147.22075, -80.671045],</text:p>
      <text:p text:style-name="Preformatted_20_Text"><text:s text:c="7"/>[-146.417749, -80.337938],</text:p>
      <text:p text:style-name="Preformatted_20_Text"><text:s text:c="7"/>[-146.770286, -79.926439],</text:p>
      <text:p text:style-name="Preformatted_20_Text"><text:s text:c="7"/>[-148.062947, -79.652089],</text:p>
      <text:p text:style-name="Preformatted_20_Text"><text:s text:c="7"/>[-149.531901, -79.358205],</text:p>
      <text:p text:style-name="Preformatted_20_Text"><text:s text:c="7"/>[-151.588416, -79.299397],</text:p>
      <text:p text:style-name="Preformatted_20_Text"><text:s text:c="7"/>[-153.390322, -79.162248],</text:p>
      <text:p text:style-name="Preformatted_20_Text"><text:s text:c="7"/>[-155.329376, -79.064269],</text:p>
      <text:p text:style-name="Preformatted_20_Text"><text:s text:c="7"/>[-155.975668, -78.69194],</text:p>
      <text:p text:style-name="Preformatted_20_Text"><text:s text:c="7"/>[-157.268302, -78.378419],</text:p>
      <text:p text:style-name="Preformatted_20_Text"><text:s text:c="7"/>[-158.051768, -78.025676],</text:p>
      <text:p text:style-name="Preformatted_20_Text"><text:s text:c="7"/>[-158.365134, -76.889207],</text:p>
      <text:p text:style-name="Preformatted_20_Text"><text:s text:c="7"/>[-157.875474, -76.987238],</text:p>
      <text:p text:style-name="Preformatted_20_Text"><text:s text:c="7"/>[-156.974573, -77.300759],</text:p>
      <text:p text:style-name="Preformatted_20_Text"><text:s text:c="7"/>[-155.329376, -77.202728],</text:p>
      <text:p text:style-name="Preformatted_20_Text"><text:s text:c="7"/>[-153.742832, -77.065579],</text:p>
      <text:p text:style-name="Preformatted_20_Text"><text:soft-page-break/><text:s text:c="7"/>[-152.920247, -77.496664],</text:p>
      <text:p text:style-name="Preformatted_20_Text"><text:s text:c="7"/>[-151.33378, -77.398737],</text:p>
      <text:p text:style-name="Preformatted_20_Text"><text:s text:c="7"/>[-150.00195, -77.183143],</text:p>
      <text:p text:style-name="Preformatted_20_Text"><text:s text:c="7"/>[-148.748486, -76.908845],</text:p>
      <text:p text:style-name="Preformatted_20_Text"><text:s text:c="7"/>[-147.612483, -76.575738],</text:p>
      <text:p text:style-name="Preformatted_20_Text"><text:s text:c="7"/>[-146.104409, -76.47776],</text:p>
      <text:p text:style-name="Preformatted_20_Text"><text:s text:c="7"/>[-146.143528, -76.105431],</text:p>
      <text:p text:style-name="Preformatted_20_Text"><text:s text:c="7"/>[-146.496091, -75.733154],</text:p>
      <text:p text:style-name="Preformatted_20_Text"><text:s text:c="7"/>[-146.20231, -75.380411],</text:p>
      <text:p text:style-name="Preformatted_20_Text"><text:s text:c="7"/>[-144.909624, -75.204039],</text:p>
      <text:p text:style-name="Preformatted_20_Text"><text:s text:c="7"/>[-144.322037, -75.537197],</text:p>
      <text:p text:style-name="Preformatted_20_Text"><text:s text:c="7"/>[-142.794353, -75.34124],</text:p>
      <text:p text:style-name="Preformatted_20_Text"><text:s text:c="7"/>[-141.638764, -75.086475],</text:p>
      <text:p text:style-name="Preformatted_20_Text"><text:s text:c="7"/>[-140.209007, -75.06689],</text:p>
      <text:p text:style-name="Preformatted_20_Text"><text:s text:c="7"/>[-138.85759, -74.968911],</text:p>
      <text:p text:style-name="Preformatted_20_Text"><text:s text:c="7"/>[-137.5062, -74.733783],</text:p>
      <text:p text:style-name="Preformatted_20_Text"><text:s text:c="7"/>[-136.428901, -74.518241],</text:p>
      <text:p text:style-name="Preformatted_20_Text"><text:s text:c="7"/>[-135.214583, -74.302699],</text:p>
      <text:p text:style-name="Preformatted_20_Text"><text:s text:c="7"/>[-134.431194, -74.361455],</text:p>
      <text:p text:style-name="Preformatted_20_Text"><text:s text:c="7"/>[-133.745654, -74.439848],</text:p>
      <text:p text:style-name="Preformatted_20_Text"><text:s text:c="7"/>[-132.257168, -74.302699],</text:p>
      <text:p text:style-name="Preformatted_20_Text"><text:s text:c="7"/>[-130.925311, -74.479019],</text:p>
      <text:p text:style-name="Preformatted_20_Text"><text:s text:c="7"/>[-129.554284, -74.459433],</text:p>
      <text:p text:style-name="Preformatted_20_Text"><text:s text:c="7"/>[-128.242038, -74.322284],</text:p>
      <text:p text:style-name="Preformatted_20_Text"><text:s text:c="7"/>[-126.890622, -74.420263],</text:p>
      <text:p text:style-name="Preformatted_20_Text"><text:s text:c="7"/>[-125.402082, -74.518241],</text:p>
      <text:p text:style-name="Preformatted_20_Text"><text:s text:c="7"/>[-124.011496, -74.479019],</text:p>
      <text:p text:style-name="Preformatted_20_Text"><text:s text:c="7"/>[-122.562152, -74.498604],</text:p>
      <text:p text:style-name="Preformatted_20_Text"><text:s text:c="7"/>[-121.073613, -74.518241],</text:p>
      <text:p text:style-name="Preformatted_20_Text"><text:s text:c="7"/>[-119.70256, -74.479019],</text:p>
      <text:p text:style-name="Preformatted_20_Text"><text:s text:c="7"/>[-118.684145, -74.185083],</text:p>
      <text:p text:style-name="Preformatted_20_Text"><text:s text:c="7"/>[-117.469801, -74.028348],</text:p>
      <text:p text:style-name="Preformatted_20_Text"><text:s text:c="7"/>[-116.216312, -74.243891],</text:p>
      <text:p text:style-name="Preformatted_20_Text"><text:s text:c="7"/>[-115.021552, -74.067519],</text:p>
      <text:p text:style-name="Preformatted_20_Text"><text:s text:c="7"/>[-113.944331, -73.714828],</text:p>
      <text:p text:style-name="Preformatted_20_Text"><text:s text:c="7"/>[-113.297988, -74.028348],</text:p>
      <text:p text:style-name="Preformatted_20_Text"><text:s text:c="7"/>[-112.945452, -74.38104],</text:p>
      <text:p text:style-name="Preformatted_20_Text"><text:s text:c="7"/>[-112.299083, -74.714198],</text:p>
      <text:p text:style-name="Preformatted_20_Text"><text:s text:c="7"/>[-111.261059, -74.420263],</text:p>
      <text:p text:style-name="Preformatted_20_Text"><text:s text:c="7"/>[-110.066325, -74.79254],</text:p>
      <text:p text:style-name="Preformatted_20_Text"><text:s text:c="7"/>[-108.714909, -74.910103],</text:p>
      <text:p text:style-name="Preformatted_20_Text"><text:s text:c="7"/>[-107.559346, -75.184454],</text:p>
      <text:p text:style-name="Preformatted_20_Text"><text:s text:c="7"/>[-106.149148, -75.125698],</text:p>
      <text:p text:style-name="Preformatted_20_Text"><text:s text:c="7"/>[-104.876074, -74.949326],</text:p>
      <text:p text:style-name="Preformatted_20_Text"><text:s text:c="7"/>[-103.367949, -74.988497],</text:p>
      <text:p text:style-name="Preformatted_20_Text"><text:s text:c="7"/>[-102.016507, -75.125698],</text:p>
      <text:p text:style-name="Preformatted_20_Text"><text:s text:c="7"/>[-100.645531, -75.302018],</text:p>
      <text:p text:style-name="Preformatted_20_Text"><text:s text:c="7"/>[-100.1167, -74.870933],</text:p>
      <text:p text:style-name="Preformatted_20_Text"><text:s text:c="7"/>[-100.763043, -74.537826],</text:p>
      <text:p text:style-name="Preformatted_20_Text"><text:s text:c="7"/>[-101.252703, -74.185083],</text:p>
      <text:p text:style-name="Preformatted_20_Text"><text:s text:c="7"/>[-102.545337, -74.106742],</text:p>
      <text:p text:style-name="Preformatted_20_Text"><text:s text:c="7"/>[-103.113313, -73.734413],</text:p>
      <text:p text:style-name="Preformatted_20_Text"><text:s text:c="7"/>[-103.328752, -73.362084],</text:p>
      <text:p text:style-name="Preformatted_20_Text"><text:s text:c="7"/>[-103.681289, -72.61753],</text:p>
      <text:p text:style-name="Preformatted_20_Text"><text:s text:c="7"/>[-102.917485, -72.754679],</text:p>
      <text:p text:style-name="Preformatted_20_Text"><text:s text:c="7"/>[-101.60524, -72.813436],</text:p>
      <text:p text:style-name="Preformatted_20_Text"><text:s text:c="7"/>[-100.312528, -72.754679],</text:p>
      <text:p text:style-name="Preformatted_20_Text"><text:s text:c="7"/>[-99.13738, -72.911414],</text:p>
      <text:p text:style-name="Preformatted_20_Text"><text:s text:c="7"/>[-98.118889, -73.20535],</text:p>
      <text:p text:style-name="Preformatted_20_Text"><text:s text:c="7"/>[-97.688037, -73.558041],</text:p>
      <text:p text:style-name="Preformatted_20_Text"><text:s text:c="7"/>[-96.336595, -73.616849],</text:p>
      <text:p text:style-name="Preformatted_20_Text"><text:s text:c="7"/>[-95.043961, -73.4797],</text:p>
      <text:p text:style-name="Preformatted_20_Text"><text:s text:c="7"/>[-93.672907, -73.283743],</text:p>
      <text:p text:style-name="Preformatted_20_Text"><text:s text:c="7"/>[-92.439003, -73.166179],</text:p>
      <text:p text:style-name="Preformatted_20_Text"><text:soft-page-break/><text:s text:c="7"/>[-91.420564, -73.401307],</text:p>
      <text:p text:style-name="Preformatted_20_Text"><text:s text:c="7"/>[-90.088733, -73.322914],</text:p>
      <text:p text:style-name="Preformatted_20_Text"><text:s text:c="7"/>[-89.226951, -72.558722],</text:p>
      <text:p text:style-name="Preformatted_20_Text"><text:s text:c="7"/>[-88.423951, -73.009393],</text:p>
      <text:p text:style-name="Preformatted_20_Text"><text:s text:c="7"/>[-87.268337, -73.185764],</text:p>
      <text:p text:style-name="Preformatted_20_Text"><text:s text:c="7"/>[-86.014822, -73.087786],</text:p>
      <text:p text:style-name="Preformatted_20_Text"><text:s text:c="7"/>[-85.192236, -73.4797],</text:p>
      <text:p text:style-name="Preformatted_20_Text"><text:s text:c="7"/>[-83.879991, -73.518871],</text:p>
      <text:p text:style-name="Preformatted_20_Text"><text:s text:c="7"/>[-82.665646, -73.636434],</text:p>
      <text:p text:style-name="Preformatted_20_Text"><text:s text:c="7"/>[-81.470913, -73.851977],</text:p>
      <text:p text:style-name="Preformatted_20_Text"><text:s text:c="7"/>[-80.687447, -73.4797],</text:p>
      <text:p text:style-name="Preformatted_20_Text"><text:s text:c="7"/>[-80.295791, -73.126956],</text:p>
      <text:p text:style-name="Preformatted_20_Text"><text:s text:c="7"/>[-79.296886, -73.518871],</text:p>
      <text:p text:style-name="Preformatted_20_Text"><text:s text:c="7"/>[-77.925858, -73.420892],</text:p>
      <text:p text:style-name="Preformatted_20_Text"><text:s text:c="7"/>[-76.907367, -73.636434],</text:p>
      <text:p text:style-name="Preformatted_20_Text"><text:s text:c="7"/>[-76.221879, -73.969541],</text:p>
      <text:p text:style-name="Preformatted_20_Text"><text:s text:c="7"/>[-74.890049, -73.871614],</text:p>
      <text:p text:style-name="Preformatted_20_Text"><text:s text:c="7"/>[-73.852024, -73.65602],</text:p>
      <text:p text:style-name="Preformatted_20_Text"><text:s text:c="7"/>[-72.833533, -73.401307],</text:p>
      <text:p text:style-name="Preformatted_20_Text"><text:s text:c="7"/>[-71.619215, -73.264157],</text:p>
      <text:p text:style-name="Preformatted_20_Text"><text:s text:c="7"/>[-70.209042, -73.146542],</text:p>
      <text:p text:style-name="Preformatted_20_Text"><text:s text:c="7"/>[-68.935916, -73.009393],</text:p>
      <text:p text:style-name="Preformatted_20_Text"><text:s text:c="7"/>[-67.956622, -72.79385],</text:p>
      <text:p text:style-name="Preformatted_20_Text"><text:s text:c="7"/>[-67.369061, -72.480329],</text:p>
      <text:p text:style-name="Preformatted_20_Text"><text:s text:c="7"/>[-67.134036, -72.049244],</text:p>
      <text:p text:style-name="Preformatted_20_Text"><text:s text:c="7"/>[-67.251548, -71.637745],</text:p>
      <text:p text:style-name="Preformatted_20_Text"><text:s text:c="7"/>[-67.56494, -71.245831],</text:p>
      <text:p text:style-name="Preformatted_20_Text"><text:s text:c="7"/>[-67.917477, -70.853917],</text:p>
      <text:p text:style-name="Preformatted_20_Text"><text:s text:c="7"/>[-68.230843, -70.462055],</text:p>
      <text:p text:style-name="Preformatted_20_Text"><text:s text:c="7"/>[-68.485452, -70.109311],</text:p>
      <text:p text:style-name="Preformatted_20_Text"><text:s text:c="7"/>[-68.544209, -69.717397],</text:p>
      <text:p text:style-name="Preformatted_20_Text"><text:s text:c="7"/>[-68.446282, -69.325535],</text:p>
      <text:p text:style-name="Preformatted_20_Text"><text:s text:c="7"/>[-67.976233, -68.953206],</text:p>
      <text:p text:style-name="Preformatted_20_Text"><text:s text:c="7"/>[-67.5845, -68.541707],</text:p>
      <text:p text:style-name="Preformatted_20_Text"><text:s text:c="7"/>[-67.427843, -68.149844],</text:p>
      <text:p text:style-name="Preformatted_20_Text"><text:s text:c="7"/>[-67.62367, -67.718759],</text:p>
      <text:p text:style-name="Preformatted_20_Text"><text:s text:c="7"/>[-67.741183, -67.326845],</text:p>
      <text:p text:style-name="Preformatted_20_Text"><text:s text:c="7"/>[-67.251548, -66.876175],</text:p>
      <text:p text:style-name="Preformatted_20_Text"><text:s text:c="7"/>[-66.703184, -66.58224],</text:p>
      <text:p text:style-name="Preformatted_20_Text"><text:s text:c="7"/>[-66.056815, -66.209963],</text:p>
      <text:p text:style-name="Preformatted_20_Text"><text:s text:c="7"/>[-65.371327, -65.89639],</text:p>
      <text:p text:style-name="Preformatted_20_Text"><text:s text:c="7"/>[-64.568276, -65.602506],</text:p>
      <text:p text:style-name="Preformatted_20_Text"><text:s text:c="7"/>[-64.176542, -65.171423],</text:p>
      <text:p text:style-name="Preformatted_20_Text"><text:s text:c="7"/>[-63.628152, -64.897073],</text:p>
      <text:p text:style-name="Preformatted_20_Text"><text:s text:c="7"/>[-63.001394, -64.642308],</text:p>
      <text:p text:style-name="Preformatted_20_Text"><text:s text:c="7"/>[-62.041686, -64.583552],</text:p>
      <text:p text:style-name="Preformatted_20_Text"><text:s text:c="7"/>[-61.414928, -64.270031],</text:p>
      <text:p text:style-name="Preformatted_20_Text"><text:s text:c="7"/>[-60.709855, -64.074074],</text:p>
      <text:p text:style-name="Preformatted_20_Text"><text:s text:c="7"/>[-59.887269, -63.95651],</text:p>
      <text:p text:style-name="Preformatted_20_Text"><text:s text:c="7"/>[-59.162585, -63.701745],</text:p>
      <text:p text:style-name="Preformatted_20_Text"><text:s text:c="7"/>[-58.594557, -63.388224],</text:p>
      <text:p text:style-name="Preformatted_20_Text"><text:s text:c="7"/>[-57.811143, -63.27066],</text:p>
      <text:p text:style-name="Preformatted_20_Text"><text:s text:c="7"/>[-57.223582, -63.525425],</text:p>
      <text:p text:style-name="Preformatted_20_Text"><text:s text:c="7"/>[-57.59573, -63.858532],</text:p>
      <text:p text:style-name="Preformatted_20_Text"><text:s text:c="7"/>[-58.614143, -64.152467]]]]},</text:p>
      <text:p text:style-name="Preformatted_20_Text"><text:s text:c="3"/>'id': 'ATA'},</text:p>
      <text:p text:style-name="Preformatted_20_Text"><text:s text:c="2"/>{'type': 'Feature',</text:p>
      <text:p text:style-name="Preformatted_20_Text"><text:s text:c="3"/>'properties': {'name': 'French Southern and Antarctic Lands'},</text:p>
      <text:p text:style-name="Preformatted_20_Text"><text:s text:c="3"/>'geometry': {'type': 'Polygon',</text:p>
      <text:p text:style-name="Preformatted_20_Text"><text:s text:c="4"/>'coordinates': [[[68.935, -48.625],</text:p>
      <text:p text:style-name="Preformatted_20_Text"><text:s text:c="6"/>[69.58, -48.94],</text:p>
      <text:p text:style-name="Preformatted_20_Text"><text:s text:c="6"/>[70.525, -49.065],</text:p>
      <text:p text:style-name="Preformatted_20_Text"><text:s text:c="6"/>[70.56, -49.255],</text:p>
      <text:p text:style-name="Preformatted_20_Text"><text:s text:c="6"/>[70.28, -49.71],</text:p>
      <text:p text:style-name="Preformatted_20_Text"><text:soft-page-break/><text:s text:c="6"/>[68.745, -49.775],</text:p>
      <text:p text:style-name="Preformatted_20_Text"><text:s text:c="6"/>[68.72, -49.2425],</text:p>
      <text:p text:style-name="Preformatted_20_Text"><text:s text:c="6"/>[68.8675, -48.83],</text:p>
      <text:p text:style-name="Preformatted_20_Text"><text:s text:c="6"/>[68.935, -48.625]]]},</text:p>
      <text:p text:style-name="Preformatted_20_Text"><text:s text:c="3"/>'id': 'ATF'},</text:p>
      <text:p text:style-name="Preformatted_20_Text"><text:s text:c="2"/>{'type': 'Feature',</text:p>
      <text:p text:style-name="Preformatted_20_Text"><text:s text:c="3"/>'properties': {'name': 'Australia'},</text:p>
      <text:p text:style-name="Preformatted_20_Text"><text:s text:c="3"/>'geometry': {'type': 'MultiPolygon',</text:p>
      <text:p text:style-name="Preformatted_20_Text"><text:s text:c="4"/>'coordinates': [[[[145.397978, -40.792549],</text:p>
      <text:p text:style-name="Preformatted_20_Text"><text:s text:c="7"/>[146.364121, -41.137695],</text:p>
      <text:p text:style-name="Preformatted_20_Text"><text:s text:c="7"/>[146.908584, -41.000546],</text:p>
      <text:p text:style-name="Preformatted_20_Text"><text:s text:c="7"/>[147.689259, -40.808258],</text:p>
      <text:p text:style-name="Preformatted_20_Text"><text:s text:c="7"/>[148.289068, -40.875438],</text:p>
      <text:p text:style-name="Preformatted_20_Text"><text:s text:c="7"/>[148.359865, -42.062445],</text:p>
      <text:p text:style-name="Preformatted_20_Text"><text:s text:c="7"/>[148.017301, -42.407024],</text:p>
      <text:p text:style-name="Preformatted_20_Text"><text:s text:c="7"/>[147.914052, -43.211522],</text:p>
      <text:p text:style-name="Preformatted_20_Text"><text:s text:c="7"/>[147.564564, -42.937689],</text:p>
      <text:p text:style-name="Preformatted_20_Text"><text:s text:c="7"/>[146.870343, -43.634597],</text:p>
      <text:p text:style-name="Preformatted_20_Text"><text:s text:c="7"/>[146.663327, -43.580854],</text:p>
      <text:p text:style-name="Preformatted_20_Text"><text:s text:c="7"/>[146.048378, -43.549745],</text:p>
      <text:p text:style-name="Preformatted_20_Text"><text:s text:c="7"/>[145.43193, -42.693776],</text:p>
      <text:p text:style-name="Preformatted_20_Text"><text:s text:c="7"/>[145.29509, -42.03361],</text:p>
      <text:p text:style-name="Preformatted_20_Text"><text:s text:c="7"/>[144.718071, -41.162552],</text:p>
      <text:p text:style-name="Preformatted_20_Text"><text:s text:c="7"/>[144.743755, -40.703975],</text:p>
      <text:p text:style-name="Preformatted_20_Text"><text:s text:c="7"/>[145.397978, -40.792549]]],</text:p>
      <text:p text:style-name="Preformatted_20_Text"><text:s text:c="5"/>[[[143.561811, -13.763656],</text:p>
      <text:p text:style-name="Preformatted_20_Text"><text:s text:c="7"/>[143.922099, -14.548311],</text:p>
      <text:p text:style-name="Preformatted_20_Text"><text:s text:c="7"/>[144.563714, -14.171176],</text:p>
      <text:p text:style-name="Preformatted_20_Text"><text:s text:c="7"/>[144.894908, -14.594458],</text:p>
      <text:p text:style-name="Preformatted_20_Text"><text:s text:c="7"/>[145.374724, -14.984976],</text:p>
      <text:p text:style-name="Preformatted_20_Text"><text:s text:c="7"/>[145.271991, -15.428205],</text:p>
      <text:p text:style-name="Preformatted_20_Text"><text:s text:c="7"/>[145.48526, -16.285672],</text:p>
      <text:p text:style-name="Preformatted_20_Text"><text:s text:c="7"/>[145.637033, -16.784918],</text:p>
      <text:p text:style-name="Preformatted_20_Text"><text:s text:c="7"/>[145.888904, -16.906926],</text:p>
      <text:p text:style-name="Preformatted_20_Text"><text:s text:c="7"/>[146.160309, -17.761655],</text:p>
      <text:p text:style-name="Preformatted_20_Text"><text:s text:c="7"/>[146.063674, -18.280073],</text:p>
      <text:p text:style-name="Preformatted_20_Text"><text:s text:c="7"/>[146.387478, -18.958274],</text:p>
      <text:p text:style-name="Preformatted_20_Text"><text:s text:c="7"/>[147.471082, -19.480723],</text:p>
      <text:p text:style-name="Preformatted_20_Text"><text:s text:c="7"/>[148.177602, -19.955939],</text:p>
      <text:p text:style-name="Preformatted_20_Text"><text:s text:c="7"/>[148.848414, -20.39121],</text:p>
      <text:p text:style-name="Preformatted_20_Text"><text:s text:c="7"/>[148.717465, -20.633469],</text:p>
      <text:p text:style-name="Preformatted_20_Text"><text:s text:c="7"/>[149.28942, -21.260511],</text:p>
      <text:p text:style-name="Preformatted_20_Text"><text:s text:c="7"/>[149.678337, -22.342512],</text:p>
      <text:p text:style-name="Preformatted_20_Text"><text:s text:c="7"/>[150.077382, -22.122784],</text:p>
      <text:p text:style-name="Preformatted_20_Text"><text:s text:c="7"/>[150.482939, -22.556142],</text:p>
      <text:p text:style-name="Preformatted_20_Text"><text:s text:c="7"/>[150.727265, -22.402405],</text:p>
      <text:p text:style-name="Preformatted_20_Text"><text:s text:c="7"/>[150.899554, -23.462237],</text:p>
      <text:p text:style-name="Preformatted_20_Text"><text:s text:c="7"/>[151.609175, -24.076256],</text:p>
      <text:p text:style-name="Preformatted_20_Text"><text:s text:c="7"/>[152.07354, -24.457887],</text:p>
      <text:p text:style-name="Preformatted_20_Text"><text:s text:c="7"/>[152.855197, -25.267501],</text:p>
      <text:p text:style-name="Preformatted_20_Text"><text:s text:c="7"/>[153.136162, -26.071173],</text:p>
      <text:p text:style-name="Preformatted_20_Text"><text:s text:c="7"/>[153.161949, -26.641319],</text:p>
      <text:p text:style-name="Preformatted_20_Text"><text:s text:c="7"/>[153.092909, -27.2603],</text:p>
      <text:p text:style-name="Preformatted_20_Text"><text:s text:c="7"/>[153.569469, -28.110067],</text:p>
      <text:p text:style-name="Preformatted_20_Text"><text:s text:c="7"/>[153.512108, -28.995077],</text:p>
      <text:p text:style-name="Preformatted_20_Text"><text:s text:c="7"/>[153.339095, -29.458202],</text:p>
      <text:p text:style-name="Preformatted_20_Text"><text:s text:c="7"/>[153.069241, -30.35024],</text:p>
      <text:p text:style-name="Preformatted_20_Text"><text:s text:c="7"/>[153.089602, -30.923642],</text:p>
      <text:p text:style-name="Preformatted_20_Text"><text:s text:c="7"/>[152.891578, -31.640446],</text:p>
      <text:p text:style-name="Preformatted_20_Text"><text:s text:c="7"/>[152.450002, -32.550003],</text:p>
      <text:p text:style-name="Preformatted_20_Text"><text:s text:c="7"/>[151.709117, -33.041342],</text:p>
      <text:p text:style-name="Preformatted_20_Text"><text:s text:c="7"/>[151.343972, -33.816023],</text:p>
      <text:p text:style-name="Preformatted_20_Text"><text:s text:c="7"/>[151.010555, -34.31036],</text:p>
      <text:p text:style-name="Preformatted_20_Text"><text:s text:c="7"/>[150.714139, -35.17346],</text:p>
      <text:p text:style-name="Preformatted_20_Text"><text:soft-page-break/><text:s text:c="7"/>[150.32822, -35.671879],</text:p>
      <text:p text:style-name="Preformatted_20_Text"><text:s text:c="7"/>[150.075212, -36.420206],</text:p>
      <text:p text:style-name="Preformatted_20_Text"><text:s text:c="7"/>[149.946124, -37.109052],</text:p>
      <text:p text:style-name="Preformatted_20_Text"><text:s text:c="7"/>[149.997284, -37.425261],</text:p>
      <text:p text:style-name="Preformatted_20_Text"><text:s text:c="7"/>[149.423882, -37.772681],</text:p>
      <text:p text:style-name="Preformatted_20_Text"><text:s text:c="7"/>[148.304622, -37.809061],</text:p>
      <text:p text:style-name="Preformatted_20_Text"><text:s text:c="7"/>[147.381733, -38.219217],</text:p>
      <text:p text:style-name="Preformatted_20_Text"><text:s text:c="7"/>[146.922123, -38.606532],</text:p>
      <text:p text:style-name="Preformatted_20_Text"><text:s text:c="7"/>[146.317922, -39.035757],</text:p>
      <text:p text:style-name="Preformatted_20_Text"><text:s text:c="7"/>[145.489652, -38.593768],</text:p>
      <text:p text:style-name="Preformatted_20_Text"><text:s text:c="7"/>[144.876976, -38.417448],</text:p>
      <text:p text:style-name="Preformatted_20_Text"><text:s text:c="7"/>[145.032212, -37.896188],</text:p>
      <text:p text:style-name="Preformatted_20_Text"><text:s text:c="7"/>[144.485682, -38.085324],</text:p>
      <text:p text:style-name="Preformatted_20_Text"><text:s text:c="7"/>[143.609974, -38.809465],</text:p>
      <text:p text:style-name="Preformatted_20_Text"><text:s text:c="7"/>[142.745427, -38.538268],</text:p>
      <text:p text:style-name="Preformatted_20_Text"><text:s text:c="7"/>[142.17833, -38.380034],</text:p>
      <text:p text:style-name="Preformatted_20_Text"><text:s text:c="7"/>[141.606582, -38.308514],</text:p>
      <text:p text:style-name="Preformatted_20_Text"><text:s text:c="7"/>[140.638579, -38.019333],</text:p>
      <text:p text:style-name="Preformatted_20_Text"><text:s text:c="7"/>[139.992158, -37.402936],</text:p>
      <text:p text:style-name="Preformatted_20_Text"><text:s text:c="7"/>[139.806588, -36.643603],</text:p>
      <text:p text:style-name="Preformatted_20_Text"><text:s text:c="7"/>[139.574148, -36.138362],</text:p>
      <text:p text:style-name="Preformatted_20_Text"><text:s text:c="7"/>[139.082808, -35.732754],</text:p>
      <text:p text:style-name="Preformatted_20_Text"><text:s text:c="7"/>[138.120748, -35.612296],</text:p>
      <text:p text:style-name="Preformatted_20_Text"><text:s text:c="7"/>[138.449462, -35.127261],</text:p>
      <text:p text:style-name="Preformatted_20_Text"><text:s text:c="7"/>[138.207564, -34.384723],</text:p>
      <text:p text:style-name="Preformatted_20_Text"><text:s text:c="7"/>[137.71917, -35.076825],</text:p>
      <text:p text:style-name="Preformatted_20_Text"><text:s text:c="7"/>[136.829406, -35.260535],</text:p>
      <text:p text:style-name="Preformatted_20_Text"><text:s text:c="7"/>[137.352371, -34.707339],</text:p>
      <text:p text:style-name="Preformatted_20_Text"><text:s text:c="7"/>[137.503886, -34.130268],</text:p>
      <text:p text:style-name="Preformatted_20_Text"><text:s text:c="7"/>[137.890116, -33.640479],</text:p>
      <text:p text:style-name="Preformatted_20_Text"><text:s text:c="7"/>[137.810328, -32.900007],</text:p>
      <text:p text:style-name="Preformatted_20_Text"><text:s text:c="7"/>[136.996837, -33.752771],</text:p>
      <text:p text:style-name="Preformatted_20_Text"><text:s text:c="7"/>[136.372069, -34.094766],</text:p>
      <text:p text:style-name="Preformatted_20_Text"><text:s text:c="7"/>[135.989043, -34.890118],</text:p>
      <text:p text:style-name="Preformatted_20_Text"><text:s text:c="7"/>[135.208213, -34.47867],</text:p>
      <text:p text:style-name="Preformatted_20_Text"><text:s text:c="7"/>[135.239218, -33.947953],</text:p>
      <text:p text:style-name="Preformatted_20_Text"><text:s text:c="7"/>[134.613417, -33.222778],</text:p>
      <text:p text:style-name="Preformatted_20_Text"><text:s text:c="7"/>[134.085904, -32.848072],</text:p>
      <text:p text:style-name="Preformatted_20_Text"><text:s text:c="7"/>[134.273903, -32.617234],</text:p>
      <text:p text:style-name="Preformatted_20_Text"><text:s text:c="7"/>[132.990777, -32.011224],</text:p>
      <text:p text:style-name="Preformatted_20_Text"><text:s text:c="7"/>[132.288081, -31.982647],</text:p>
      <text:p text:style-name="Preformatted_20_Text"><text:s text:c="7"/>[131.326331, -31.495803],</text:p>
      <text:p text:style-name="Preformatted_20_Text"><text:s text:c="7"/>[129.535794, -31.590423],</text:p>
      <text:p text:style-name="Preformatted_20_Text"><text:s text:c="7"/>[128.240938, -31.948489],</text:p>
      <text:p text:style-name="Preformatted_20_Text"><text:s text:c="7"/>[127.102867, -32.282267],</text:p>
      <text:p text:style-name="Preformatted_20_Text"><text:s text:c="7"/>[126.148714, -32.215966],</text:p>
      <text:p text:style-name="Preformatted_20_Text"><text:s text:c="7"/>[125.088623, -32.728751],</text:p>
      <text:p text:style-name="Preformatted_20_Text"><text:s text:c="7"/>[124.221648, -32.959487],</text:p>
      <text:p text:style-name="Preformatted_20_Text"><text:s text:c="7"/>[124.028947, -33.483847],</text:p>
      <text:p text:style-name="Preformatted_20_Text"><text:s text:c="7"/>[123.659667, -33.890179],</text:p>
      <text:p text:style-name="Preformatted_20_Text"><text:s text:c="7"/>[122.811036, -33.914467],</text:p>
      <text:p text:style-name="Preformatted_20_Text"><text:s text:c="7"/>[122.183064, -34.003402],</text:p>
      <text:p text:style-name="Preformatted_20_Text"><text:s text:c="7"/>[121.299191, -33.821036],</text:p>
      <text:p text:style-name="Preformatted_20_Text"><text:s text:c="7"/>[120.580268, -33.930177],</text:p>
      <text:p text:style-name="Preformatted_20_Text"><text:s text:c="7"/>[119.893695, -33.976065],</text:p>
      <text:p text:style-name="Preformatted_20_Text"><text:s text:c="7"/>[119.298899, -34.509366],</text:p>
      <text:p text:style-name="Preformatted_20_Text"><text:s text:c="7"/>[119.007341, -34.464149],</text:p>
      <text:p text:style-name="Preformatted_20_Text"><text:s text:c="7"/>[118.505718, -34.746819],</text:p>
      <text:p text:style-name="Preformatted_20_Text"><text:s text:c="7"/>[118.024972, -35.064733],</text:p>
      <text:p text:style-name="Preformatted_20_Text"><text:s text:c="7"/>[117.295507, -35.025459],</text:p>
      <text:p text:style-name="Preformatted_20_Text"><text:s text:c="7"/>[116.625109, -35.025097],</text:p>
      <text:p text:style-name="Preformatted_20_Text"><text:s text:c="7"/>[115.564347, -34.386428],</text:p>
      <text:p text:style-name="Preformatted_20_Text"><text:s text:c="7"/>[115.026809, -34.196517],</text:p>
      <text:p text:style-name="Preformatted_20_Text"><text:s text:c="7"/>[115.048616, -33.623425],</text:p>
      <text:p text:style-name="Preformatted_20_Text"><text:soft-page-break/><text:s text:c="7"/>[115.545123, -33.487258],</text:p>
      <text:p text:style-name="Preformatted_20_Text"><text:s text:c="7"/>[115.714674, -33.259572],</text:p>
      <text:p text:style-name="Preformatted_20_Text"><text:s text:c="7"/>[115.679379, -32.900369],</text:p>
      <text:p text:style-name="Preformatted_20_Text"><text:s text:c="7"/>[115.801645, -32.205062],</text:p>
      <text:p text:style-name="Preformatted_20_Text"><text:s text:c="7"/>[115.689611, -31.612437],</text:p>
      <text:p text:style-name="Preformatted_20_Text"><text:s text:c="7"/>[115.160909, -30.601594],</text:p>
      <text:p text:style-name="Preformatted_20_Text"><text:s text:c="7"/>[114.997043, -30.030725],</text:p>
      <text:p text:style-name="Preformatted_20_Text"><text:s text:c="7"/>[115.040038, -29.461095],</text:p>
      <text:p text:style-name="Preformatted_20_Text"><text:s text:c="7"/>[114.641974, -28.810231],</text:p>
      <text:p text:style-name="Preformatted_20_Text"><text:s text:c="7"/>[114.616498, -28.516399],</text:p>
      <text:p text:style-name="Preformatted_20_Text"><text:s text:c="7"/>[114.173579, -28.118077],</text:p>
      <text:p text:style-name="Preformatted_20_Text"><text:s text:c="7"/>[114.048884, -27.334765],</text:p>
      <text:p text:style-name="Preformatted_20_Text"><text:s text:c="7"/>[113.477498, -26.543134],</text:p>
      <text:p text:style-name="Preformatted_20_Text"><text:s text:c="7"/>[113.338953, -26.116545],</text:p>
      <text:p text:style-name="Preformatted_20_Text"><text:s text:c="7"/>[113.778358, -26.549025],</text:p>
      <text:p text:style-name="Preformatted_20_Text"><text:s text:c="7"/>[113.440962, -25.621278],</text:p>
      <text:p text:style-name="Preformatted_20_Text"><text:s text:c="7"/>[113.936901, -25.911235],</text:p>
      <text:p text:style-name="Preformatted_20_Text"><text:s text:c="7"/>[114.232852, -26.298446],</text:p>
      <text:p text:style-name="Preformatted_20_Text"><text:s text:c="7"/>[114.216161, -25.786281],</text:p>
      <text:p text:style-name="Preformatted_20_Text"><text:s text:c="7"/>[113.721255, -24.998939],</text:p>
      <text:p text:style-name="Preformatted_20_Text"><text:s text:c="7"/>[113.625344, -24.683971],</text:p>
      <text:p text:style-name="Preformatted_20_Text"><text:s text:c="7"/>[113.393523, -24.384764],</text:p>
      <text:p text:style-name="Preformatted_20_Text"><text:s text:c="7"/>[113.502044, -23.80635],</text:p>
      <text:p text:style-name="Preformatted_20_Text"><text:s text:c="7"/>[113.706993, -23.560215],</text:p>
      <text:p text:style-name="Preformatted_20_Text"><text:s text:c="7"/>[113.843418, -23.059987],</text:p>
      <text:p text:style-name="Preformatted_20_Text"><text:s text:c="7"/>[113.736552, -22.475475],</text:p>
      <text:p text:style-name="Preformatted_20_Text"><text:s text:c="7"/>[114.149756, -21.755881],</text:p>
      <text:p text:style-name="Preformatted_20_Text"><text:s text:c="7"/>[114.225307, -22.517488],</text:p>
      <text:p text:style-name="Preformatted_20_Text"><text:s text:c="7"/>[114.647762, -21.82952],</text:p>
      <text:p text:style-name="Preformatted_20_Text"><text:s text:c="7"/>[115.460167, -21.495173],</text:p>
      <text:p text:style-name="Preformatted_20_Text"><text:s text:c="7"/>[115.947373, -21.068688],</text:p>
      <text:p text:style-name="Preformatted_20_Text"><text:s text:c="7"/>[116.711615, -20.701682],</text:p>
      <text:p text:style-name="Preformatted_20_Text"><text:s text:c="7"/>[117.166316, -20.623599],</text:p>
      <text:p text:style-name="Preformatted_20_Text"><text:s text:c="7"/>[117.441545, -20.746899],</text:p>
      <text:p text:style-name="Preformatted_20_Text"><text:s text:c="7"/>[118.229559, -20.374208],</text:p>
      <text:p text:style-name="Preformatted_20_Text"><text:s text:c="7"/>[118.836085, -20.263311],</text:p>
      <text:p text:style-name="Preformatted_20_Text"><text:s text:c="7"/>[118.987807, -20.044203],</text:p>
      <text:p text:style-name="Preformatted_20_Text"><text:s text:c="7"/>[119.252494, -19.952942],</text:p>
      <text:p text:style-name="Preformatted_20_Text"><text:s text:c="7"/>[119.805225, -19.976506],</text:p>
      <text:p text:style-name="Preformatted_20_Text"><text:s text:c="7"/>[120.85622, -19.683708],</text:p>
      <text:p text:style-name="Preformatted_20_Text"><text:s text:c="7"/>[121.399856, -19.239756],</text:p>
      <text:p text:style-name="Preformatted_20_Text"><text:s text:c="7"/>[121.655138, -18.705318],</text:p>
      <text:p text:style-name="Preformatted_20_Text"><text:s text:c="7"/>[122.241665, -18.197649],</text:p>
      <text:p text:style-name="Preformatted_20_Text"><text:s text:c="7"/>[122.286624, -17.798603],</text:p>
      <text:p text:style-name="Preformatted_20_Text"><text:s text:c="7"/>[122.312772, -17.254967],</text:p>
      <text:p text:style-name="Preformatted_20_Text"><text:s text:c="7"/>[123.012574, -16.4052],</text:p>
      <text:p text:style-name="Preformatted_20_Text"><text:s text:c="7"/>[123.433789, -17.268558],</text:p>
      <text:p text:style-name="Preformatted_20_Text"><text:s text:c="7"/>[123.859345, -17.069035],</text:p>
      <text:p text:style-name="Preformatted_20_Text"><text:s text:c="7"/>[123.503242, -16.596506],</text:p>
      <text:p text:style-name="Preformatted_20_Text"><text:s text:c="7"/>[123.817073, -16.111316],</text:p>
      <text:p text:style-name="Preformatted_20_Text"><text:s text:c="7"/>[124.258287, -16.327944],</text:p>
      <text:p text:style-name="Preformatted_20_Text"><text:s text:c="7"/>[124.379726, -15.56706],</text:p>
      <text:p text:style-name="Preformatted_20_Text"><text:s text:c="7"/>[124.926153, -15.0751],</text:p>
      <text:p text:style-name="Preformatted_20_Text"><text:s text:c="7"/>[125.167275, -14.680396],</text:p>
      <text:p text:style-name="Preformatted_20_Text"><text:s text:c="7"/>[125.670087, -14.51007],</text:p>
      <text:p text:style-name="Preformatted_20_Text"><text:s text:c="7"/>[125.685796, -14.230656],</text:p>
      <text:p text:style-name="Preformatted_20_Text"><text:s text:c="7"/>[126.125149, -14.347341],</text:p>
      <text:p text:style-name="Preformatted_20_Text"><text:s text:c="7"/>[126.142823, -14.095987],</text:p>
      <text:p text:style-name="Preformatted_20_Text"><text:s text:c="7"/>[126.582589, -13.952791],</text:p>
      <text:p text:style-name="Preformatted_20_Text"><text:s text:c="7"/>[127.065867, -13.817968],</text:p>
      <text:p text:style-name="Preformatted_20_Text"><text:s text:c="7"/>[127.804633, -14.276906],</text:p>
      <text:p text:style-name="Preformatted_20_Text"><text:s text:c="7"/>[128.35969, -14.86917],</text:p>
      <text:p text:style-name="Preformatted_20_Text"><text:s text:c="7"/>[128.985543, -14.875991],</text:p>
      <text:p text:style-name="Preformatted_20_Text"><text:s text:c="7"/>[129.621473, -14.969784],</text:p>
      <text:p text:style-name="Preformatted_20_Text"><text:soft-page-break/><text:s text:c="7"/>[129.4096, -14.42067],</text:p>
      <text:p text:style-name="Preformatted_20_Text"><text:s text:c="7"/>[129.888641, -13.618703],</text:p>
      <text:p text:style-name="Preformatted_20_Text"><text:s text:c="7"/>[130.339466, -13.357376],</text:p>
      <text:p text:style-name="Preformatted_20_Text"><text:s text:c="7"/>[130.183506, -13.10752],</text:p>
      <text:p text:style-name="Preformatted_20_Text"><text:s text:c="7"/>[130.617795, -12.536392],</text:p>
      <text:p text:style-name="Preformatted_20_Text"><text:s text:c="7"/>[131.223495, -12.183649],</text:p>
      <text:p text:style-name="Preformatted_20_Text"><text:s text:c="7"/>[131.735091, -12.302453],</text:p>
      <text:p text:style-name="Preformatted_20_Text"><text:s text:c="7"/>[132.575298, -12.114041],</text:p>
      <text:p text:style-name="Preformatted_20_Text"><text:s text:c="7"/>[132.557212, -11.603012],</text:p>
      <text:p text:style-name="Preformatted_20_Text"><text:s text:c="7"/>[131.824698, -11.273782],</text:p>
      <text:p text:style-name="Preformatted_20_Text"><text:s text:c="7"/>[132.357224, -11.128519],</text:p>
      <text:p text:style-name="Preformatted_20_Text"><text:s text:c="7"/>[133.019561, -11.376411],</text:p>
      <text:p text:style-name="Preformatted_20_Text"><text:s text:c="7"/>[133.550846, -11.786515],</text:p>
      <text:p text:style-name="Preformatted_20_Text"><text:s text:c="7"/>[134.393068, -12.042365],</text:p>
      <text:p text:style-name="Preformatted_20_Text"><text:s text:c="7"/>[134.678632, -11.941183],</text:p>
      <text:p text:style-name="Preformatted_20_Text"><text:s text:c="7"/>[135.298491, -12.248606],</text:p>
      <text:p text:style-name="Preformatted_20_Text"><text:s text:c="7"/>[135.882693, -11.962267],</text:p>
      <text:p text:style-name="Preformatted_20_Text"><text:s text:c="7"/>[136.258381, -12.049342],</text:p>
      <text:p text:style-name="Preformatted_20_Text"><text:s text:c="7"/>[136.492475, -11.857209],</text:p>
      <text:p text:style-name="Preformatted_20_Text"><text:s text:c="7"/>[136.95162, -12.351959],</text:p>
      <text:p text:style-name="Preformatted_20_Text"><text:s text:c="7"/>[136.685125, -12.887223],</text:p>
      <text:p text:style-name="Preformatted_20_Text"><text:s text:c="7"/>[136.305407, -13.29123],</text:p>
      <text:p text:style-name="Preformatted_20_Text"><text:s text:c="7"/>[135.961758, -13.324509],</text:p>
      <text:p text:style-name="Preformatted_20_Text"><text:s text:c="7"/>[136.077617, -13.724278],</text:p>
      <text:p text:style-name="Preformatted_20_Text"><text:s text:c="7"/>[135.783836, -14.223989],</text:p>
      <text:p text:style-name="Preformatted_20_Text"><text:s text:c="7"/>[135.428664, -14.715432],</text:p>
      <text:p text:style-name="Preformatted_20_Text"><text:s text:c="7"/>[135.500184, -14.997741],</text:p>
      <text:p text:style-name="Preformatted_20_Text"><text:s text:c="7"/>[136.295175, -15.550265],</text:p>
      <text:p text:style-name="Preformatted_20_Text"><text:s text:c="7"/>[137.06536, -15.870762],</text:p>
      <text:p text:style-name="Preformatted_20_Text"><text:s text:c="7"/>[137.580471, -16.215082],</text:p>
      <text:p text:style-name="Preformatted_20_Text"><text:s text:c="7"/>[138.303217, -16.807604],</text:p>
      <text:p text:style-name="Preformatted_20_Text"><text:s text:c="7"/>[138.585164, -16.806622],</text:p>
      <text:p text:style-name="Preformatted_20_Text"><text:s text:c="7"/>[139.108543, -17.062679],</text:p>
      <text:p text:style-name="Preformatted_20_Text"><text:s text:c="7"/>[139.260575, -17.371601],</text:p>
      <text:p text:style-name="Preformatted_20_Text"><text:s text:c="7"/>[140.215245, -17.710805],</text:p>
      <text:p text:style-name="Preformatted_20_Text"><text:s text:c="7"/>[140.875463, -17.369069],</text:p>
      <text:p text:style-name="Preformatted_20_Text"><text:s text:c="7"/>[141.07111, -16.832047],</text:p>
      <text:p text:style-name="Preformatted_20_Text"><text:s text:c="7"/>[141.274095, -16.38887],</text:p>
      <text:p text:style-name="Preformatted_20_Text"><text:s text:c="7"/>[141.398222, -15.840532],</text:p>
      <text:p text:style-name="Preformatted_20_Text"><text:s text:c="7"/>[141.702183, -15.044921],</text:p>
      <text:p text:style-name="Preformatted_20_Text"><text:s text:c="7"/>[141.56338, -14.561333],</text:p>
      <text:p text:style-name="Preformatted_20_Text"><text:s text:c="7"/>[141.63552, -14.270395],</text:p>
      <text:p text:style-name="Preformatted_20_Text"><text:s text:c="7"/>[141.519869, -13.698078],</text:p>
      <text:p text:style-name="Preformatted_20_Text"><text:s text:c="7"/>[141.65092, -12.944688],</text:p>
      <text:p text:style-name="Preformatted_20_Text"><text:s text:c="7"/>[141.842691, -12.741548],</text:p>
      <text:p text:style-name="Preformatted_20_Text"><text:s text:c="7"/>[141.68699, -12.407614],</text:p>
      <text:p text:style-name="Preformatted_20_Text"><text:s text:c="7"/>[141.928629, -11.877466],</text:p>
      <text:p text:style-name="Preformatted_20_Text"><text:s text:c="7"/>[142.118488, -11.328042],</text:p>
      <text:p text:style-name="Preformatted_20_Text"><text:s text:c="7"/>[142.143706, -11.042737],</text:p>
      <text:p text:style-name="Preformatted_20_Text"><text:s text:c="7"/>[142.51526, -10.668186],</text:p>
      <text:p text:style-name="Preformatted_20_Text"><text:s text:c="7"/>[142.79731, -11.157355],</text:p>
      <text:p text:style-name="Preformatted_20_Text"><text:s text:c="7"/>[142.866763, -11.784707],</text:p>
      <text:p text:style-name="Preformatted_20_Text"><text:s text:c="7"/>[143.115947, -11.90563],</text:p>
      <text:p text:style-name="Preformatted_20_Text"><text:s text:c="7"/>[143.158632, -12.325656],</text:p>
      <text:p text:style-name="Preformatted_20_Text"><text:s text:c="7"/>[143.522124, -12.834358],</text:p>
      <text:p text:style-name="Preformatted_20_Text"><text:s text:c="7"/>[143.597158, -13.400422],</text:p>
      <text:p text:style-name="Preformatted_20_Text"><text:s text:c="7"/>[143.561811, -13.763656]]]]},</text:p>
      <text:p text:style-name="Preformatted_20_Text"><text:s text:c="3"/>'id': 'AUS'},</text:p>
      <text:p text:style-name="Preformatted_20_Text"><text:s text:c="2"/>{'type': 'Feature',</text:p>
      <text:p text:style-name="Preformatted_20_Text"><text:s text:c="3"/>'properties': {'name': 'Austria'},</text:p>
      <text:p text:style-name="Preformatted_20_Text"><text:s text:c="3"/>'geometry': {'type': 'Polygon',</text:p>
      <text:p text:style-name="Preformatted_20_Text"><text:s text:c="4"/>'coordinates': [[[16.979667, 48.123497],</text:p>
      <text:p text:style-name="Preformatted_20_Text"><text:s text:c="6"/>[16.903754, 47.714866],</text:p>
      <text:p text:style-name="Preformatted_20_Text"><text:s text:c="6"/>[16.340584, 47.712902],</text:p>
      <text:p text:style-name="Preformatted_20_Text"><text:soft-page-break/><text:s text:c="6"/>[16.534268, 47.496171],</text:p>
      <text:p text:style-name="Preformatted_20_Text"><text:s text:c="6"/>[16.202298, 46.852386],</text:p>
      <text:p text:style-name="Preformatted_20_Text"><text:s text:c="6"/>[16.011664, 46.683611],</text:p>
      <text:p text:style-name="Preformatted_20_Text"><text:s text:c="6"/>[15.137092, 46.658703],</text:p>
      <text:p text:style-name="Preformatted_20_Text"><text:s text:c="6"/>[14.632472, 46.431817],</text:p>
      <text:p text:style-name="Preformatted_20_Text"><text:s text:c="6"/>[13.806475, 46.509306],</text:p>
      <text:p text:style-name="Preformatted_20_Text"><text:s text:c="6"/>[12.376485, 46.767559],</text:p>
      <text:p text:style-name="Preformatted_20_Text"><text:s text:c="6"/>[12.153088, 47.115393],</text:p>
      <text:p text:style-name="Preformatted_20_Text"><text:s text:c="6"/>[11.164828, 46.941579],</text:p>
      <text:p text:style-name="Preformatted_20_Text"><text:s text:c="6"/>[11.048556, 46.751359],</text:p>
      <text:p text:style-name="Preformatted_20_Text"><text:s text:c="6"/>[10.442701, 46.893546],</text:p>
      <text:p text:style-name="Preformatted_20_Text"><text:s text:c="6"/>[9.932448, 46.920728],</text:p>
      <text:p text:style-name="Preformatted_20_Text"><text:s text:c="6"/>[9.47997, 47.10281],</text:p>
      <text:p text:style-name="Preformatted_20_Text"><text:s text:c="6"/>[9.632932, 47.347601],</text:p>
      <text:p text:style-name="Preformatted_20_Text"><text:s text:c="6"/>[9.594226, 47.525058],</text:p>
      <text:p text:style-name="Preformatted_20_Text"><text:s text:c="6"/>[9.896068, 47.580197],</text:p>
      <text:p text:style-name="Preformatted_20_Text"><text:s text:c="6"/>[10.402084, 47.302488],</text:p>
      <text:p text:style-name="Preformatted_20_Text"><text:s text:c="6"/>[10.544504, 47.566399],</text:p>
      <text:p text:style-name="Preformatted_20_Text"><text:s text:c="6"/>[11.426414, 47.523766],</text:p>
      <text:p text:style-name="Preformatted_20_Text"><text:s text:c="6"/>[12.141357, 47.703083],</text:p>
      <text:p text:style-name="Preformatted_20_Text"><text:s text:c="6"/>[12.62076, 47.672388],</text:p>
      <text:p text:style-name="Preformatted_20_Text"><text:s text:c="6"/>[12.932627, 47.467646],</text:p>
      <text:p text:style-name="Preformatted_20_Text"><text:s text:c="6"/>[13.025851, 47.637584],</text:p>
      <text:p text:style-name="Preformatted_20_Text"><text:s text:c="6"/>[12.884103, 48.289146],</text:p>
      <text:p text:style-name="Preformatted_20_Text"><text:s text:c="6"/>[13.243357, 48.416115],</text:p>
      <text:p text:style-name="Preformatted_20_Text"><text:s text:c="6"/>[13.595946, 48.877172],</text:p>
      <text:p text:style-name="Preformatted_20_Text"><text:s text:c="6"/>[14.338898, 48.555305],</text:p>
      <text:p text:style-name="Preformatted_20_Text"><text:s text:c="6"/>[14.901447, 48.964402],</text:p>
      <text:p text:style-name="Preformatted_20_Text"><text:s text:c="6"/>[15.253416, 49.039074],</text:p>
      <text:p text:style-name="Preformatted_20_Text"><text:s text:c="6"/>[16.029647, 48.733899],</text:p>
      <text:p text:style-name="Preformatted_20_Text"><text:s text:c="6"/>[16.499283, 48.785808],</text:p>
      <text:p text:style-name="Preformatted_20_Text"><text:s text:c="6"/>[16.960288, 48.596982],</text:p>
      <text:p text:style-name="Preformatted_20_Text"><text:s text:c="6"/>[16.879983, 48.470013],</text:p>
      <text:p text:style-name="Preformatted_20_Text"><text:s text:c="6"/>[16.979667, 48.123497]]]},</text:p>
      <text:p text:style-name="Preformatted_20_Text"><text:s text:c="3"/>'id': 'AUT'},</text:p>
      <text:p text:style-name="Preformatted_20_Text"><text:s text:c="2"/>{'type': 'Feature',</text:p>
      <text:p text:style-name="Preformatted_20_Text"><text:s text:c="3"/>'properties': {'name': 'Azerbaijan'},</text:p>
      <text:p text:style-name="Preformatted_20_Text"><text:s text:c="3"/>'geometry': {'type': 'MultiPolygon',</text:p>
      <text:p text:style-name="Preformatted_20_Text"><text:s text:c="4"/>'coordinates': [[[[45.001987, 39.740004],</text:p>
      <text:p text:style-name="Preformatted_20_Text"><text:s text:c="7"/>[45.298145, 39.471751],</text:p>
      <text:p text:style-name="Preformatted_20_Text"><text:s text:c="7"/>[45.739978, 39.473999],</text:p>
      <text:p text:style-name="Preformatted_20_Text"><text:s text:c="7"/>[45.735379, 39.319719],</text:p>
      <text:p text:style-name="Preformatted_20_Text"><text:s text:c="7"/>[46.143623, 38.741201],</text:p>
      <text:p text:style-name="Preformatted_20_Text"><text:s text:c="7"/>[45.457722, 38.874139],</text:p>
      <text:p text:style-name="Preformatted_20_Text"><text:s text:c="7"/>[44.952688, 39.335765],</text:p>
      <text:p text:style-name="Preformatted_20_Text"><text:s text:c="7"/>[44.79399, 39.713003],</text:p>
      <text:p text:style-name="Preformatted_20_Text"><text:s text:c="7"/>[45.001987, 39.740004]]],</text:p>
      <text:p text:style-name="Preformatted_20_Text"><text:s text:c="5"/>[[[47.373315, 41.219732],</text:p>
      <text:p text:style-name="Preformatted_20_Text"><text:s text:c="7"/>[47.815666, 41.151416],</text:p>
      <text:p text:style-name="Preformatted_20_Text"><text:s text:c="7"/>[47.987283, 41.405819],</text:p>
      <text:p text:style-name="Preformatted_20_Text"><text:s text:c="7"/>[48.584353, 41.80887],</text:p>
      <text:p text:style-name="Preformatted_20_Text"><text:s text:c="7"/>[49.110264, 41.282287],</text:p>
      <text:p text:style-name="Preformatted_20_Text"><text:s text:c="7"/>[49.618915, 40.572924],</text:p>
      <text:p text:style-name="Preformatted_20_Text"><text:s text:c="7"/>[50.08483, 40.526157],</text:p>
      <text:p text:style-name="Preformatted_20_Text"><text:s text:c="7"/>[50.392821, 40.256561],</text:p>
      <text:p text:style-name="Preformatted_20_Text"><text:s text:c="7"/>[49.569202, 40.176101],</text:p>
      <text:p text:style-name="Preformatted_20_Text"><text:s text:c="7"/>[49.395259, 39.399482],</text:p>
      <text:p text:style-name="Preformatted_20_Text"><text:s text:c="7"/>[49.223228, 39.049219],</text:p>
      <text:p text:style-name="Preformatted_20_Text"><text:s text:c="7"/>[48.856532, 38.815486],</text:p>
      <text:p text:style-name="Preformatted_20_Text"><text:s text:c="7"/>[48.883249, 38.320245],</text:p>
      <text:p text:style-name="Preformatted_20_Text"><text:s text:c="7"/>[48.634375, 38.270378],</text:p>
      <text:p text:style-name="Preformatted_20_Text"><text:s text:c="7"/>[48.010744, 38.794015],</text:p>
      <text:p text:style-name="Preformatted_20_Text"><text:s text:c="7"/>[48.355529, 39.288765],</text:p>
      <text:p text:style-name="Preformatted_20_Text"><text:s text:c="7"/>[48.060095, 39.582235],</text:p>
      <text:p text:style-name="Preformatted_20_Text"><text:soft-page-break/><text:s text:c="7"/>[47.685079, 39.508364],</text:p>
      <text:p text:style-name="Preformatted_20_Text"><text:s text:c="7"/>[46.50572, 38.770605],</text:p>
      <text:p text:style-name="Preformatted_20_Text"><text:s text:c="7"/>[46.483499, 39.464155],</text:p>
      <text:p text:style-name="Preformatted_20_Text"><text:s text:c="7"/>[46.034534, 39.628021],</text:p>
      <text:p text:style-name="Preformatted_20_Text"><text:s text:c="7"/>[45.610012, 39.899994],</text:p>
      <text:p text:style-name="Preformatted_20_Text"><text:s text:c="7"/>[45.891907, 40.218476],</text:p>
      <text:p text:style-name="Preformatted_20_Text"><text:s text:c="7"/>[45.359175, 40.561504],</text:p>
      <text:p text:style-name="Preformatted_20_Text"><text:s text:c="7"/>[45.560351, 40.81229],</text:p>
      <text:p text:style-name="Preformatted_20_Text"><text:s text:c="7"/>[45.179496, 40.985354],</text:p>
      <text:p text:style-name="Preformatted_20_Text"><text:s text:c="7"/>[44.97248, 41.248129],</text:p>
      <text:p text:style-name="Preformatted_20_Text"><text:s text:c="7"/>[45.217426, 41.411452],</text:p>
      <text:p text:style-name="Preformatted_20_Text"><text:s text:c="7"/>[45.962601, 41.123873],</text:p>
      <text:p text:style-name="Preformatted_20_Text"><text:s text:c="7"/>[46.501637, 41.064445],</text:p>
      <text:p text:style-name="Preformatted_20_Text"><text:s text:c="7"/>[46.637908, 41.181673],</text:p>
      <text:p text:style-name="Preformatted_20_Text"><text:s text:c="7"/>[46.145432, 41.722802],</text:p>
      <text:p text:style-name="Preformatted_20_Text"><text:s text:c="7"/>[46.404951, 41.860675],</text:p>
      <text:p text:style-name="Preformatted_20_Text"><text:s text:c="7"/>[46.686071, 41.827137],</text:p>
      <text:p text:style-name="Preformatted_20_Text"><text:s text:c="7"/>[47.373315, 41.219732]]]]},</text:p>
      <text:p text:style-name="Preformatted_20_Text"><text:s text:c="3"/>'id': 'AZE'},</text:p>
      <text:p text:style-name="Preformatted_20_Text"><text:s text:c="2"/>{'type': 'Feature',</text:p>
      <text:p text:style-name="Preformatted_20_Text"><text:s text:c="3"/>'properties': {'name': 'Burundi'},</text:p>
      <text:p text:style-name="Preformatted_20_Text"><text:s text:c="3"/>'geometry': {'type': 'Polygon',</text:p>
      <text:p text:style-name="Preformatted_20_Text"><text:s text:c="4"/>'coordinates': [[[29.339998, -4.499983],</text:p>
      <text:p text:style-name="Preformatted_20_Text"><text:s text:c="6"/>[29.276384, -3.293907],</text:p>
      <text:p text:style-name="Preformatted_20_Text"><text:s text:c="6"/>[29.024926, -2.839258],</text:p>
      <text:p text:style-name="Preformatted_20_Text"><text:s text:c="6"/>[29.632176, -2.917858],</text:p>
      <text:p text:style-name="Preformatted_20_Text"><text:s text:c="6"/>[29.938359, -2.348487],</text:p>
      <text:p text:style-name="Preformatted_20_Text"><text:s text:c="6"/>[30.469696, -2.413858],</text:p>
      <text:p text:style-name="Preformatted_20_Text"><text:s text:c="6"/>[30.527677, -2.807632],</text:p>
      <text:p text:style-name="Preformatted_20_Text"><text:s text:c="6"/>[30.743013, -3.034285],</text:p>
      <text:p text:style-name="Preformatted_20_Text"><text:s text:c="6"/>[30.752263, -3.35933],</text:p>
      <text:p text:style-name="Preformatted_20_Text"><text:s text:c="6"/>[30.50556, -3.568567],</text:p>
      <text:p text:style-name="Preformatted_20_Text"><text:s text:c="6"/>[30.116333, -4.090138],</text:p>
      <text:p text:style-name="Preformatted_20_Text"><text:s text:c="6"/>[29.753512, -4.452389],</text:p>
      <text:p text:style-name="Preformatted_20_Text"><text:s text:c="6"/>[29.339998, -4.499983]]]},</text:p>
      <text:p text:style-name="Preformatted_20_Text"><text:s text:c="3"/>'id': 'BDI'},</text:p>
      <text:p text:style-name="Preformatted_20_Text"><text:s text:c="2"/>{'type': 'Feature',</text:p>
      <text:p text:style-name="Preformatted_20_Text"><text:s text:c="3"/>'properties': {'name': 'Belgium'},</text:p>
      <text:p text:style-name="Preformatted_20_Text"><text:s text:c="3"/>'geometry': {'type': 'Polygon',</text:p>
      <text:p text:style-name="Preformatted_20_Text"><text:s text:c="4"/>'coordinates': [[[3.314971, 51.345781],</text:p>
      <text:p text:style-name="Preformatted_20_Text"><text:s text:c="6"/>[4.047071, 51.267259],</text:p>
      <text:p text:style-name="Preformatted_20_Text"><text:s text:c="6"/>[4.973991, 51.475024],</text:p>
      <text:p text:style-name="Preformatted_20_Text"><text:s text:c="6"/>[5.606976, 51.037298],</text:p>
      <text:p text:style-name="Preformatted_20_Text"><text:s text:c="6"/>[6.156658, 50.803721],</text:p>
      <text:p text:style-name="Preformatted_20_Text"><text:s text:c="6"/>[6.043073, 50.128052],</text:p>
      <text:p text:style-name="Preformatted_20_Text"><text:s text:c="6"/>[5.782417, 50.090328],</text:p>
      <text:p text:style-name="Preformatted_20_Text"><text:s text:c="6"/>[5.674052, 49.529484],</text:p>
      <text:p text:style-name="Preformatted_20_Text"><text:s text:c="6"/>[4.799222, 49.985373],</text:p>
      <text:p text:style-name="Preformatted_20_Text"><text:s text:c="6"/>[4.286023, 49.907497],</text:p>
      <text:p text:style-name="Preformatted_20_Text"><text:s text:c="6"/>[3.588184, 50.378992],</text:p>
      <text:p text:style-name="Preformatted_20_Text"><text:s text:c="6"/>[3.123252, 50.780363],</text:p>
      <text:p text:style-name="Preformatted_20_Text"><text:s text:c="6"/>[2.658422, 50.796848],</text:p>
      <text:p text:style-name="Preformatted_20_Text"><text:s text:c="6"/>[2.513573, 51.148506],</text:p>
      <text:p text:style-name="Preformatted_20_Text"><text:s text:c="6"/>[3.314971, 51.345781]]]},</text:p>
      <text:p text:style-name="Preformatted_20_Text"><text:s text:c="3"/>'id': 'BEL'},</text:p>
      <text:p text:style-name="Preformatted_20_Text"><text:s text:c="2"/>{'type': 'Feature',</text:p>
      <text:p text:style-name="Preformatted_20_Text"><text:s text:c="3"/>'properties': {'name': 'Benin'},</text:p>
      <text:p text:style-name="Preformatted_20_Text"><text:s text:c="3"/>'geometry': {'type': 'Polygon',</text:p>
      <text:p text:style-name="Preformatted_20_Text"><text:s text:c="4"/>'coordinates': [[[2.691702, 6.258817],</text:p>
      <text:p text:style-name="Preformatted_20_Text"><text:s text:c="6"/>[1.865241, 6.142158],</text:p>
      <text:p text:style-name="Preformatted_20_Text"><text:s text:c="6"/>[1.618951, 6.832038],</text:p>
      <text:p text:style-name="Preformatted_20_Text"><text:s text:c="6"/>[1.664478, 9.12859],</text:p>
      <text:p text:style-name="Preformatted_20_Text"><text:s text:c="6"/>[1.463043, 9.334624],</text:p>
      <text:p text:style-name="Preformatted_20_Text"><text:s text:c="6"/>[1.425061, 9.825395],</text:p>
      <text:p text:style-name="Preformatted_20_Text"><text:soft-page-break/><text:s text:c="6"/>[1.077795, 10.175607],</text:p>
      <text:p text:style-name="Preformatted_20_Text"><text:s text:c="6"/>[0.772336, 10.470808],</text:p>
      <text:p text:style-name="Preformatted_20_Text"><text:s text:c="6"/>[0.899563, 10.997339],</text:p>
      <text:p text:style-name="Preformatted_20_Text"><text:s text:c="6"/>[1.24347, 11.110511],</text:p>
      <text:p text:style-name="Preformatted_20_Text"><text:s text:c="6"/>[1.447178, 11.547719],</text:p>
      <text:p text:style-name="Preformatted_20_Text"><text:s text:c="6"/>[1.935986, 11.64115],</text:p>
      <text:p text:style-name="Preformatted_20_Text"><text:s text:c="6"/>[2.154474, 11.94015],</text:p>
      <text:p text:style-name="Preformatted_20_Text"><text:s text:c="6"/>[2.490164, 12.233052],</text:p>
      <text:p text:style-name="Preformatted_20_Text"><text:s text:c="6"/>[2.848643, 12.235636],</text:p>
      <text:p text:style-name="Preformatted_20_Text"><text:s text:c="6"/>[3.61118, 11.660167],</text:p>
      <text:p text:style-name="Preformatted_20_Text"><text:s text:c="6"/>[3.572216, 11.327939],</text:p>
      <text:p text:style-name="Preformatted_20_Text"><text:s text:c="6"/>[3.797112, 10.734746],</text:p>
      <text:p text:style-name="Preformatted_20_Text"><text:s text:c="6"/>[3.60007, 10.332186],</text:p>
      <text:p text:style-name="Preformatted_20_Text"><text:s text:c="6"/>[3.705438, 10.06321],</text:p>
      <text:p text:style-name="Preformatted_20_Text"><text:s text:c="6"/>[3.220352, 9.444153],</text:p>
      <text:p text:style-name="Preformatted_20_Text"><text:s text:c="6"/>[2.912308, 9.137608],</text:p>
      <text:p text:style-name="Preformatted_20_Text"><text:s text:c="6"/>[2.723793, 8.506845],</text:p>
      <text:p text:style-name="Preformatted_20_Text"><text:s text:c="6"/>[2.749063, 7.870734],</text:p>
      <text:p text:style-name="Preformatted_20_Text"><text:s text:c="6"/>[2.691702, 6.258817]]]},</text:p>
      <text:p text:style-name="Preformatted_20_Text"><text:s text:c="3"/>'id': 'BEN'},</text:p>
      <text:p text:style-name="Preformatted_20_Text"><text:s text:c="2"/>{'type': 'Feature',</text:p>
      <text:p text:style-name="Preformatted_20_Text"><text:s text:c="3"/>'properties': {'name': 'Burkina Faso'},</text:p>
      <text:p text:style-name="Preformatted_20_Text"><text:s text:c="3"/>'geometry': {'type': 'Polygon',</text:p>
      <text:p text:style-name="Preformatted_20_Text"><text:s text:c="4"/>'coordinates': [[[-2.827496, 9.642461],</text:p>
      <text:p text:style-name="Preformatted_20_Text"><text:s text:c="6"/>[-3.511899, 9.900326],</text:p>
      <text:p text:style-name="Preformatted_20_Text"><text:s text:c="6"/>[-3.980449, 9.862344],</text:p>
      <text:p text:style-name="Preformatted_20_Text"><text:s text:c="6"/>[-4.330247, 9.610835],</text:p>
      <text:p text:style-name="Preformatted_20_Text"><text:s text:c="6"/>[-4.779884, 9.821985],</text:p>
      <text:p text:style-name="Preformatted_20_Text"><text:s text:c="6"/>[-4.954653, 10.152714],</text:p>
      <text:p text:style-name="Preformatted_20_Text"><text:s text:c="6"/>[-5.404342, 10.370737],</text:p>
      <text:p text:style-name="Preformatted_20_Text"><text:s text:c="6"/>[-5.470565, 10.95127],</text:p>
      <text:p text:style-name="Preformatted_20_Text"><text:s text:c="6"/>[-5.197843, 11.375146],</text:p>
      <text:p text:style-name="Preformatted_20_Text"><text:s text:c="6"/>[-5.220942, 11.713859],</text:p>
      <text:p text:style-name="Preformatted_20_Text"><text:s text:c="6"/>[-4.427166, 12.542646],</text:p>
      <text:p text:style-name="Preformatted_20_Text"><text:s text:c="6"/>[-4.280405, 13.228444],</text:p>
      <text:p text:style-name="Preformatted_20_Text"><text:s text:c="6"/>[-4.006391, 13.472485],</text:p>
      <text:p text:style-name="Preformatted_20_Text"><text:s text:c="6"/>[-3.522803, 13.337662],</text:p>
      <text:p text:style-name="Preformatted_20_Text"><text:s text:c="6"/>[-3.103707, 13.541267],</text:p>
      <text:p text:style-name="Preformatted_20_Text"><text:s text:c="6"/>[-2.967694, 13.79815],</text:p>
      <text:p text:style-name="Preformatted_20_Text"><text:s text:c="6"/>[-2.191825, 14.246418],</text:p>
      <text:p text:style-name="Preformatted_20_Text"><text:s text:c="6"/>[-2.001035, 14.559008],</text:p>
      <text:p text:style-name="Preformatted_20_Text"><text:s text:c="6"/>[-1.066363, 14.973815],</text:p>
      <text:p text:style-name="Preformatted_20_Text"><text:s text:c="6"/>[-0.515854, 15.116158],</text:p>
      <text:p text:style-name="Preformatted_20_Text"><text:s text:c="6"/>[-0.266257, 14.924309],</text:p>
      <text:p text:style-name="Preformatted_20_Text"><text:s text:c="6"/>[0.374892, 14.928908],</text:p>
      <text:p text:style-name="Preformatted_20_Text"><text:s text:c="6"/>[0.295646, 14.444235],</text:p>
      <text:p text:style-name="Preformatted_20_Text"><text:s text:c="6"/>[0.429928, 13.988733],</text:p>
      <text:p text:style-name="Preformatted_20_Text"><text:s text:c="6"/>[0.993046, 13.33575],</text:p>
      <text:p text:style-name="Preformatted_20_Text"><text:s text:c="6"/>[1.024103, 12.851826],</text:p>
      <text:p text:style-name="Preformatted_20_Text"><text:s text:c="6"/>[2.177108, 12.625018],</text:p>
      <text:p text:style-name="Preformatted_20_Text"><text:s text:c="6"/>[2.154474, 11.94015],</text:p>
      <text:p text:style-name="Preformatted_20_Text"><text:s text:c="6"/>[1.935986, 11.64115],</text:p>
      <text:p text:style-name="Preformatted_20_Text"><text:s text:c="6"/>[1.447178, 11.547719],</text:p>
      <text:p text:style-name="Preformatted_20_Text"><text:s text:c="6"/>[1.24347, 11.110511],</text:p>
      <text:p text:style-name="Preformatted_20_Text"><text:s text:c="6"/>[0.899563, 10.997339],</text:p>
      <text:p text:style-name="Preformatted_20_Text"><text:s text:c="6"/>[0.023803, 11.018682],</text:p>
      <text:p text:style-name="Preformatted_20_Text"><text:s text:c="6"/>[-0.438702, 11.098341],</text:p>
      <text:p text:style-name="Preformatted_20_Text"><text:s text:c="6"/>[-0.761576, 10.93693],</text:p>
      <text:p text:style-name="Preformatted_20_Text"><text:s text:c="6"/>[-1.203358, 11.009819],</text:p>
      <text:p text:style-name="Preformatted_20_Text"><text:s text:c="6"/>[-2.940409, 10.96269],</text:p>
      <text:p text:style-name="Preformatted_20_Text"><text:s text:c="6"/>[-2.963896, 10.395335],</text:p>
      <text:p text:style-name="Preformatted_20_Text"><text:s text:c="6"/>[-2.827496, 9.642461]]]},</text:p>
      <text:p text:style-name="Preformatted_20_Text"><text:s text:c="3"/>'id': 'BFA'},</text:p>
      <text:p text:style-name="Preformatted_20_Text"><text:s text:c="2"/>{'type': 'Feature',</text:p>
      <text:p text:style-name="Preformatted_20_Text"><text:soft-page-break/><text:s text:c="3"/>'properties': {'name': 'Bangladesh'},</text:p>
      <text:p text:style-name="Preformatted_20_Text"><text:s text:c="3"/>'geometry': {'type': 'Polygon',</text:p>
      <text:p text:style-name="Preformatted_20_Text"><text:s text:c="4"/>'coordinates': [[[92.672721, 22.041239],</text:p>
      <text:p text:style-name="Preformatted_20_Text"><text:s text:c="6"/>[92.652257, 21.324048],</text:p>
      <text:p text:style-name="Preformatted_20_Text"><text:s text:c="6"/>[92.303234, 21.475485],</text:p>
      <text:p text:style-name="Preformatted_20_Text"><text:s text:c="6"/>[92.368554, 20.670883],</text:p>
      <text:p text:style-name="Preformatted_20_Text"><text:s text:c="6"/>[92.082886, 21.192195],</text:p>
      <text:p text:style-name="Preformatted_20_Text"><text:s text:c="6"/>[92.025215, 21.70157],</text:p>
      <text:p text:style-name="Preformatted_20_Text"><text:s text:c="6"/>[91.834891, 22.182936],</text:p>
      <text:p text:style-name="Preformatted_20_Text"><text:s text:c="6"/>[91.417087, 22.765019],</text:p>
      <text:p text:style-name="Preformatted_20_Text"><text:s text:c="6"/>[90.496006, 22.805017],</text:p>
      <text:p text:style-name="Preformatted_20_Text"><text:s text:c="6"/>[90.586957, 22.392794],</text:p>
      <text:p text:style-name="Preformatted_20_Text"><text:s text:c="6"/>[90.272971, 21.836368],</text:p>
      <text:p text:style-name="Preformatted_20_Text"><text:s text:c="6"/>[89.847467, 22.039146],</text:p>
      <text:p text:style-name="Preformatted_20_Text"><text:s text:c="6"/>[89.70205, 21.857116],</text:p>
      <text:p text:style-name="Preformatted_20_Text"><text:s text:c="6"/>[89.418863, 21.966179],</text:p>
      <text:p text:style-name="Preformatted_20_Text"><text:s text:c="6"/>[89.031961, 22.055708],</text:p>
      <text:p text:style-name="Preformatted_20_Text"><text:s text:c="6"/>[88.876312, 22.879146],</text:p>
      <text:p text:style-name="Preformatted_20_Text"><text:s text:c="6"/>[88.52977, 23.631142],</text:p>
      <text:p text:style-name="Preformatted_20_Text"><text:s text:c="6"/>[88.69994, 24.233715],</text:p>
      <text:p text:style-name="Preformatted_20_Text"><text:s text:c="6"/>[88.084422, 24.501657],</text:p>
      <text:p text:style-name="Preformatted_20_Text"><text:s text:c="6"/>[88.306373, 24.866079],</text:p>
      <text:p text:style-name="Preformatted_20_Text"><text:s text:c="6"/>[88.931554, 25.238692],</text:p>
      <text:p text:style-name="Preformatted_20_Text"><text:s text:c="6"/>[88.209789, 25.768066],</text:p>
      <text:p text:style-name="Preformatted_20_Text"><text:s text:c="6"/>[88.563049, 26.446526],</text:p>
      <text:p text:style-name="Preformatted_20_Text"><text:s text:c="6"/>[89.355094, 26.014407],</text:p>
      <text:p text:style-name="Preformatted_20_Text"><text:s text:c="6"/>[89.832481, 25.965082],</text:p>
      <text:p text:style-name="Preformatted_20_Text"><text:s text:c="6"/>[89.920693, 25.26975],</text:p>
      <text:p text:style-name="Preformatted_20_Text"><text:s text:c="6"/>[90.872211, 25.132601],</text:p>
      <text:p text:style-name="Preformatted_20_Text"><text:s text:c="6"/>[91.799596, 25.147432],</text:p>
      <text:p text:style-name="Preformatted_20_Text"><text:s text:c="6"/>[92.376202, 24.976693],</text:p>
      <text:p text:style-name="Preformatted_20_Text"><text:s text:c="6"/>[91.915093, 24.130414],</text:p>
      <text:p text:style-name="Preformatted_20_Text"><text:s text:c="6"/>[91.46773, 24.072639],</text:p>
      <text:p text:style-name="Preformatted_20_Text"><text:s text:c="6"/>[91.158963, 23.503527],</text:p>
      <text:p text:style-name="Preformatted_20_Text"><text:s text:c="6"/>[91.706475, 22.985264],</text:p>
      <text:p text:style-name="Preformatted_20_Text"><text:s text:c="6"/>[91.869928, 23.624346],</text:p>
      <text:p text:style-name="Preformatted_20_Text"><text:s text:c="6"/>[92.146035, 23.627499],</text:p>
      <text:p text:style-name="Preformatted_20_Text"><text:s text:c="6"/>[92.672721, 22.041239]]]},</text:p>
      <text:p text:style-name="Preformatted_20_Text"><text:s text:c="3"/>'id': 'BGD'},</text:p>
      <text:p text:style-name="Preformatted_20_Text"><text:s text:c="2"/>{'type': 'Feature',</text:p>
      <text:p text:style-name="Preformatted_20_Text"><text:s text:c="3"/>'properties': {'name': 'Bulgaria'},</text:p>
      <text:p text:style-name="Preformatted_20_Text"><text:s text:c="3"/>'geometry': {'type': 'Polygon',</text:p>
      <text:p text:style-name="Preformatted_20_Text"><text:s text:c="4"/>'coordinates': [[[22.65715, 44.234923],</text:p>
      <text:p text:style-name="Preformatted_20_Text"><text:s text:c="6"/>[22.944832, 43.823785],</text:p>
      <text:p text:style-name="Preformatted_20_Text"><text:s text:c="6"/>[23.332302, 43.897011],</text:p>
      <text:p text:style-name="Preformatted_20_Text"><text:s text:c="6"/>[24.100679, 43.741051],</text:p>
      <text:p text:style-name="Preformatted_20_Text"><text:s text:c="6"/>[25.569272, 43.688445],</text:p>
      <text:p text:style-name="Preformatted_20_Text"><text:s text:c="6"/>[26.065159, 43.943494],</text:p>
      <text:p text:style-name="Preformatted_20_Text"><text:s text:c="6"/>[27.2424, 44.175986],</text:p>
      <text:p text:style-name="Preformatted_20_Text"><text:s text:c="6"/>[27.970107, 43.812468],</text:p>
      <text:p text:style-name="Preformatted_20_Text"><text:s text:c="6"/>[28.558081, 43.707462],</text:p>
      <text:p text:style-name="Preformatted_20_Text"><text:s text:c="6"/>[28.039095, 43.293172],</text:p>
      <text:p text:style-name="Preformatted_20_Text"><text:s text:c="6"/>[27.673898, 42.577892],</text:p>
      <text:p text:style-name="Preformatted_20_Text"><text:s text:c="6"/>[27.99672, 42.007359],</text:p>
      <text:p text:style-name="Preformatted_20_Text"><text:s text:c="6"/>[27.135739, 42.141485],</text:p>
      <text:p text:style-name="Preformatted_20_Text"><text:s text:c="6"/>[26.117042, 41.826905],</text:p>
      <text:p text:style-name="Preformatted_20_Text"><text:s text:c="6"/>[26.106138, 41.328899],</text:p>
      <text:p text:style-name="Preformatted_20_Text"><text:s text:c="6"/>[25.197201, 41.234486],</text:p>
      <text:p text:style-name="Preformatted_20_Text"><text:s text:c="6"/>[24.492645, 41.583896],</text:p>
      <text:p text:style-name="Preformatted_20_Text"><text:s text:c="6"/>[23.692074, 41.309081],</text:p>
      <text:p text:style-name="Preformatted_20_Text"><text:s text:c="6"/>[22.952377, 41.337994],</text:p>
      <text:p text:style-name="Preformatted_20_Text"><text:s text:c="6"/>[22.881374, 41.999297],</text:p>
      <text:p text:style-name="Preformatted_20_Text"><text:s text:c="6"/>[22.380526, 42.32026],</text:p>
      <text:p text:style-name="Preformatted_20_Text"><text:s text:c="6"/>[22.545012, 42.461362],</text:p>
      <text:p text:style-name="Preformatted_20_Text"><text:soft-page-break/><text:s text:c="6"/>[22.436595, 42.580321],</text:p>
      <text:p text:style-name="Preformatted_20_Text"><text:s text:c="6"/>[22.604801, 42.898519],</text:p>
      <text:p text:style-name="Preformatted_20_Text"><text:s text:c="6"/>[22.986019, 43.211161],</text:p>
      <text:p text:style-name="Preformatted_20_Text"><text:s text:c="6"/>[22.500157, 43.642814],</text:p>
      <text:p text:style-name="Preformatted_20_Text"><text:s text:c="6"/>[22.410446, 44.008063],</text:p>
      <text:p text:style-name="Preformatted_20_Text"><text:s text:c="6"/>[22.65715, 44.234923]]]},</text:p>
      <text:p text:style-name="Preformatted_20_Text"><text:s text:c="3"/>'id': 'BGR'},</text:p>
      <text:p text:style-name="Preformatted_20_Text"><text:s text:c="2"/>{'type': 'Feature',</text:p>
      <text:p text:style-name="Preformatted_20_Text"><text:s text:c="3"/>'properties': {'name': 'The Bahamas'},</text:p>
      <text:p text:style-name="Preformatted_20_Text"><text:s text:c="3"/>'geometry': {'type': 'MultiPolygon',</text:p>
      <text:p text:style-name="Preformatted_20_Text"><text:s text:c="4"/>'coordinates': [[[[-77.53466, 23.75975],</text:p>
      <text:p text:style-name="Preformatted_20_Text"><text:s text:c="7"/>[-77.78, 23.71],</text:p>
      <text:p text:style-name="Preformatted_20_Text"><text:s text:c="7"/>[-78.03405, 24.28615],</text:p>
      <text:p text:style-name="Preformatted_20_Text"><text:s text:c="7"/>[-78.40848, 24.57564],</text:p>
      <text:p text:style-name="Preformatted_20_Text"><text:s text:c="7"/>[-78.19087, 25.2103],</text:p>
      <text:p text:style-name="Preformatted_20_Text"><text:s text:c="7"/>[-77.89, 25.17],</text:p>
      <text:p text:style-name="Preformatted_20_Text"><text:s text:c="7"/>[-77.54, 24.34],</text:p>
      <text:p text:style-name="Preformatted_20_Text"><text:s text:c="7"/>[-77.53466, 23.75975]]],</text:p>
      <text:p text:style-name="Preformatted_20_Text"><text:s text:c="5"/>[[[-77.82, 26.58],</text:p>
      <text:p text:style-name="Preformatted_20_Text"><text:s text:c="7"/>[-78.91, 26.42],</text:p>
      <text:p text:style-name="Preformatted_20_Text"><text:s text:c="7"/>[-78.98, 26.79],</text:p>
      <text:p text:style-name="Preformatted_20_Text"><text:s text:c="7"/>[-78.51, 26.87],</text:p>
      <text:p text:style-name="Preformatted_20_Text"><text:s text:c="7"/>[-77.85, 26.84],</text:p>
      <text:p text:style-name="Preformatted_20_Text"><text:s text:c="7"/>[-77.82, 26.58]]],</text:p>
      <text:p text:style-name="Preformatted_20_Text"><text:s text:c="5"/>[[[-77, 26.59],</text:p>
      <text:p text:style-name="Preformatted_20_Text"><text:s text:c="7"/>[-77.17255, 25.87918],</text:p>
      <text:p text:style-name="Preformatted_20_Text"><text:s text:c="7"/>[-77.35641, 26.00735],</text:p>
      <text:p text:style-name="Preformatted_20_Text"><text:s text:c="7"/>[-77.34, 26.53],</text:p>
      <text:p text:style-name="Preformatted_20_Text"><text:s text:c="7"/>[-77.78802, 26.92516],</text:p>
      <text:p text:style-name="Preformatted_20_Text"><text:s text:c="7"/>[-77.79, 27.04],</text:p>
      <text:p text:style-name="Preformatted_20_Text"><text:s text:c="7"/>[-77, 26.59]]]]},</text:p>
      <text:p text:style-name="Preformatted_20_Text"><text:s text:c="3"/>'id': 'BHS'},</text:p>
      <text:p text:style-name="Preformatted_20_Text"><text:s text:c="2"/>{'type': 'Feature',</text:p>
      <text:p text:style-name="Preformatted_20_Text"><text:s text:c="3"/>'properties': {'name': 'Bosnia and Herzegovina'},</text:p>
      <text:p text:style-name="Preformatted_20_Text"><text:s text:c="3"/>'geometry': {'type': 'Polygon',</text:p>
      <text:p text:style-name="Preformatted_20_Text"><text:s text:c="4"/>'coordinates': [[[19.005486, 44.860234],</text:p>
      <text:p text:style-name="Preformatted_20_Text"><text:s text:c="6"/>[19.36803, 44.863],</text:p>
      <text:p text:style-name="Preformatted_20_Text"><text:s text:c="6"/>[19.11761, 44.42307],</text:p>
      <text:p text:style-name="Preformatted_20_Text"><text:s text:c="6"/>[19.59976, 44.03847],</text:p>
      <text:p text:style-name="Preformatted_20_Text"><text:s text:c="6"/>[19.454, 43.5681],</text:p>
      <text:p text:style-name="Preformatted_20_Text"><text:s text:c="6"/>[19.21852, 43.52384],</text:p>
      <text:p text:style-name="Preformatted_20_Text"><text:s text:c="6"/>[19.03165, 43.43253],</text:p>
      <text:p text:style-name="Preformatted_20_Text"><text:s text:c="6"/>[18.70648, 43.20011],</text:p>
      <text:p text:style-name="Preformatted_20_Text"><text:s text:c="6"/>[18.56, 42.65],</text:p>
      <text:p text:style-name="Preformatted_20_Text"><text:s text:c="6"/>[17.674922, 43.028563],</text:p>
      <text:p text:style-name="Preformatted_20_Text"><text:s text:c="6"/>[17.297373, 43.446341],</text:p>
      <text:p text:style-name="Preformatted_20_Text"><text:s text:c="6"/>[16.916156, 43.667722],</text:p>
      <text:p text:style-name="Preformatted_20_Text"><text:s text:c="6"/>[16.456443, 44.04124],</text:p>
      <text:p text:style-name="Preformatted_20_Text"><text:s text:c="6"/>[16.23966, 44.351143],</text:p>
      <text:p text:style-name="Preformatted_20_Text"><text:s text:c="6"/>[15.750026, 44.818712],</text:p>
      <text:p text:style-name="Preformatted_20_Text"><text:s text:c="6"/>[15.959367, 45.233777],</text:p>
      <text:p text:style-name="Preformatted_20_Text"><text:s text:c="6"/>[16.318157, 45.004127],</text:p>
      <text:p text:style-name="Preformatted_20_Text"><text:s text:c="6"/>[16.534939, 45.211608],</text:p>
      <text:p text:style-name="Preformatted_20_Text"><text:s text:c="6"/>[17.002146, 45.233777],</text:p>
      <text:p text:style-name="Preformatted_20_Text"><text:s text:c="6"/>[17.861783, 45.06774],</text:p>
      <text:p text:style-name="Preformatted_20_Text"><text:s text:c="6"/>[18.553214, 45.08159],</text:p>
      <text:p text:style-name="Preformatted_20_Text"><text:s text:c="6"/>[19.005486, 44.860234]]]},</text:p>
      <text:p text:style-name="Preformatted_20_Text"><text:s text:c="3"/>'id': 'BIH'},</text:p>
      <text:p text:style-name="Preformatted_20_Text"><text:s text:c="2"/>{'type': 'Feature',</text:p>
      <text:p text:style-name="Preformatted_20_Text"><text:s text:c="3"/>'properties': {'name': 'Belarus'},</text:p>
      <text:p text:style-name="Preformatted_20_Text"><text:s text:c="3"/>'geometry': {'type': 'Polygon',</text:p>
      <text:p text:style-name="Preformatted_20_Text"><text:s text:c="4"/>'coordinates': [[[23.484128, 53.912498],</text:p>
      <text:p text:style-name="Preformatted_20_Text"><text:s text:c="6"/>[24.450684, 53.905702],</text:p>
      <text:p text:style-name="Preformatted_20_Text"><text:s text:c="6"/>[25.536354, 54.282423],</text:p>
      <text:p text:style-name="Preformatted_20_Text"><text:soft-page-break/><text:s text:c="6"/>[25.768433, 54.846963],</text:p>
      <text:p text:style-name="Preformatted_20_Text"><text:s text:c="6"/>[26.588279, 55.167176],</text:p>
      <text:p text:style-name="Preformatted_20_Text"><text:s text:c="6"/>[26.494331, 55.615107],</text:p>
      <text:p text:style-name="Preformatted_20_Text"><text:s text:c="6"/>[27.10246, 55.783314],</text:p>
      <text:p text:style-name="Preformatted_20_Text"><text:s text:c="6"/>[28.176709, 56.16913],</text:p>
      <text:p text:style-name="Preformatted_20_Text"><text:s text:c="6"/>[29.229513, 55.918344],</text:p>
      <text:p text:style-name="Preformatted_20_Text"><text:s text:c="6"/>[29.371572, 55.670091],</text:p>
      <text:p text:style-name="Preformatted_20_Text"><text:s text:c="6"/>[29.896294, 55.789463],</text:p>
      <text:p text:style-name="Preformatted_20_Text"><text:s text:c="6"/>[30.873909, 55.550976],</text:p>
      <text:p text:style-name="Preformatted_20_Text"><text:s text:c="6"/>[30.971836, 55.081548],</text:p>
      <text:p text:style-name="Preformatted_20_Text"><text:s text:c="6"/>[30.757534, 54.811771],</text:p>
      <text:p text:style-name="Preformatted_20_Text"><text:s text:c="6"/>[31.384472, 54.157056],</text:p>
      <text:p text:style-name="Preformatted_20_Text"><text:s text:c="6"/>[31.791424, 53.974639],</text:p>
      <text:p text:style-name="Preformatted_20_Text"><text:s text:c="6"/>[31.731273, 53.794029],</text:p>
      <text:p text:style-name="Preformatted_20_Text"><text:s text:c="6"/>[32.405599, 53.618045],</text:p>
      <text:p text:style-name="Preformatted_20_Text"><text:s text:c="6"/>[32.693643, 53.351421],</text:p>
      <text:p text:style-name="Preformatted_20_Text"><text:s text:c="6"/>[32.304519, 53.132726],</text:p>
      <text:p text:style-name="Preformatted_20_Text"><text:s text:c="6"/>[31.497644, 53.167427],</text:p>
      <text:p text:style-name="Preformatted_20_Text"><text:s text:c="6"/>[31.305201, 53.073996],</text:p>
      <text:p text:style-name="Preformatted_20_Text"><text:s text:c="6"/>[31.540018, 52.742052],</text:p>
      <text:p text:style-name="Preformatted_20_Text"><text:s text:c="6"/>[31.785998, 52.101678],</text:p>
      <text:p text:style-name="Preformatted_20_Text"><text:s text:c="6"/>[30.927549, 52.042353],</text:p>
      <text:p text:style-name="Preformatted_20_Text"><text:s text:c="6"/>[30.619454, 51.822806],</text:p>
      <text:p text:style-name="Preformatted_20_Text"><text:s text:c="6"/>[30.555117, 51.319503],</text:p>
      <text:p text:style-name="Preformatted_20_Text"><text:s text:c="6"/>[30.157364, 51.416138],</text:p>
      <text:p text:style-name="Preformatted_20_Text"><text:s text:c="6"/>[29.254938, 51.368234],</text:p>
      <text:p text:style-name="Preformatted_20_Text"><text:s text:c="6"/>[28.992835, 51.602044],</text:p>
      <text:p text:style-name="Preformatted_20_Text"><text:s text:c="6"/>[28.617613, 51.427714],</text:p>
      <text:p text:style-name="Preformatted_20_Text"><text:s text:c="6"/>[28.241615, 51.572227],</text:p>
      <text:p text:style-name="Preformatted_20_Text"><text:s text:c="6"/>[27.454066, 51.592303],</text:p>
      <text:p text:style-name="Preformatted_20_Text"><text:s text:c="6"/>[26.337959, 51.832289],</text:p>
      <text:p text:style-name="Preformatted_20_Text"><text:s text:c="6"/>[25.327788, 51.910656],</text:p>
      <text:p text:style-name="Preformatted_20_Text"><text:s text:c="6"/>[24.553106, 51.888461],</text:p>
      <text:p text:style-name="Preformatted_20_Text"><text:s text:c="6"/>[24.005078, 51.617444],</text:p>
      <text:p text:style-name="Preformatted_20_Text"><text:s text:c="6"/>[23.527071, 51.578454],</text:p>
      <text:p text:style-name="Preformatted_20_Text"><text:s text:c="6"/>[23.508002, 52.023647],</text:p>
      <text:p text:style-name="Preformatted_20_Text"><text:s text:c="6"/>[23.199494, 52.486977],</text:p>
      <text:p text:style-name="Preformatted_20_Text"><text:s text:c="6"/>[23.799199, 52.691099],</text:p>
      <text:p text:style-name="Preformatted_20_Text"><text:s text:c="6"/>[23.804935, 53.089731],</text:p>
      <text:p text:style-name="Preformatted_20_Text"><text:s text:c="6"/>[23.527536, 53.470122],</text:p>
      <text:p text:style-name="Preformatted_20_Text"><text:s text:c="6"/>[23.484128, 53.912498]]]},</text:p>
      <text:p text:style-name="Preformatted_20_Text"><text:s text:c="3"/>'id': 'BLR'},</text:p>
      <text:p text:style-name="Preformatted_20_Text"><text:s text:c="2"/>{'type': 'Feature',</text:p>
      <text:p text:style-name="Preformatted_20_Text"><text:s text:c="3"/>'properties': {'name': 'Belize'},</text:p>
      <text:p text:style-name="Preformatted_20_Text"><text:s text:c="3"/>'geometry': {'type': 'Polygon',</text:p>
      <text:p text:style-name="Preformatted_20_Text"><text:s text:c="4"/>'coordinates': [[[-89.14308, 17.808319],</text:p>
      <text:p text:style-name="Preformatted_20_Text"><text:s text:c="6"/>[-89.150909, 17.955468],</text:p>
      <text:p text:style-name="Preformatted_20_Text"><text:s text:c="6"/>[-89.029857, 18.001511],</text:p>
      <text:p text:style-name="Preformatted_20_Text"><text:s text:c="6"/>[-88.848344, 17.883198],</text:p>
      <text:p text:style-name="Preformatted_20_Text"><text:s text:c="6"/>[-88.490123, 18.486831],</text:p>
      <text:p text:style-name="Preformatted_20_Text"><text:s text:c="6"/>[-88.300031, 18.499982],</text:p>
      <text:p text:style-name="Preformatted_20_Text"><text:s text:c="6"/>[-88.296336, 18.353273],</text:p>
      <text:p text:style-name="Preformatted_20_Text"><text:s text:c="6"/>[-88.106813, 18.348674],</text:p>
      <text:p text:style-name="Preformatted_20_Text"><text:s text:c="6"/>[-88.123479, 18.076675],</text:p>
      <text:p text:style-name="Preformatted_20_Text"><text:s text:c="6"/>[-88.285355, 17.644143],</text:p>
      <text:p text:style-name="Preformatted_20_Text"><text:s text:c="6"/>[-88.197867, 17.489475],</text:p>
      <text:p text:style-name="Preformatted_20_Text"><text:s text:c="6"/>[-88.302641, 17.131694],</text:p>
      <text:p text:style-name="Preformatted_20_Text"><text:s text:c="6"/>[-88.239518, 17.036066],</text:p>
      <text:p text:style-name="Preformatted_20_Text"><text:s text:c="6"/>[-88.355428, 16.530774],</text:p>
      <text:p text:style-name="Preformatted_20_Text"><text:s text:c="6"/>[-88.551825, 16.265467],</text:p>
      <text:p text:style-name="Preformatted_20_Text"><text:s text:c="6"/>[-88.732434, 16.233635],</text:p>
      <text:p text:style-name="Preformatted_20_Text"><text:s text:c="6"/>[-88.930613, 15.887273],</text:p>
      <text:p text:style-name="Preformatted_20_Text"><text:s text:c="6"/>[-89.229122, 15.886938],</text:p>
      <text:p text:style-name="Preformatted_20_Text"><text:s text:c="6"/>[-89.150806, 17.015577],</text:p>
      <text:p text:style-name="Preformatted_20_Text"><text:soft-page-break/><text:s text:c="6"/>[-89.14308, 17.808319]]]},</text:p>
      <text:p text:style-name="Preformatted_20_Text"><text:s text:c="3"/>'id': 'BLZ'},</text:p>
      <text:p text:style-name="Preformatted_20_Text"><text:s text:c="2"/>{'type': 'Feature',</text:p>
      <text:p text:style-name="Preformatted_20_Text"><text:s text:c="3"/>'properties': {'name': 'Bolivia'},</text:p>
      <text:p text:style-name="Preformatted_20_Text"><text:s text:c="3"/>'geometry': {'type': 'Polygon',</text:p>
      <text:p text:style-name="Preformatted_20_Text"><text:s text:c="4"/>'coordinates': [[[-62.846468, -22.034985],</text:p>
      <text:p text:style-name="Preformatted_20_Text"><text:s text:c="6"/>[-63.986838, -21.993644],</text:p>
      <text:p text:style-name="Preformatted_20_Text"><text:s text:c="6"/>[-64.377021, -22.798091],</text:p>
      <text:p text:style-name="Preformatted_20_Text"><text:s text:c="6"/>[-64.964892, -22.075862],</text:p>
      <text:p text:style-name="Preformatted_20_Text"><text:s text:c="6"/>[-66.273339, -21.83231],</text:p>
      <text:p text:style-name="Preformatted_20_Text"><text:s text:c="6"/>[-67.106674, -22.735925],</text:p>
      <text:p text:style-name="Preformatted_20_Text"><text:s text:c="6"/>[-67.82818, -22.872919],</text:p>
      <text:p text:style-name="Preformatted_20_Text"><text:s text:c="6"/>[-68.219913, -21.494347],</text:p>
      <text:p text:style-name="Preformatted_20_Text"><text:s text:c="6"/>[-68.757167, -20.372658],</text:p>
      <text:p text:style-name="Preformatted_20_Text"><text:s text:c="6"/>[-68.442225, -19.405068],</text:p>
      <text:p text:style-name="Preformatted_20_Text"><text:s text:c="6"/>[-68.966818, -18.981683],</text:p>
      <text:p text:style-name="Preformatted_20_Text"><text:s text:c="6"/>[-69.100247, -18.260125],</text:p>
      <text:p text:style-name="Preformatted_20_Text"><text:s text:c="6"/>[-69.590424, -17.580012],</text:p>
      <text:p text:style-name="Preformatted_20_Text"><text:s text:c="6"/>[-68.959635, -16.500698],</text:p>
      <text:p text:style-name="Preformatted_20_Text"><text:s text:c="6"/>[-69.389764, -15.660129],</text:p>
      <text:p text:style-name="Preformatted_20_Text"><text:s text:c="6"/>[-69.160347, -15.323974],</text:p>
      <text:p text:style-name="Preformatted_20_Text"><text:s text:c="6"/>[-69.339535, -14.953195],</text:p>
      <text:p text:style-name="Preformatted_20_Text"><text:s text:c="6"/>[-68.948887, -14.453639],</text:p>
      <text:p text:style-name="Preformatted_20_Text"><text:s text:c="6"/>[-68.929224, -13.602684],</text:p>
      <text:p text:style-name="Preformatted_20_Text"><text:s text:c="6"/>[-68.88008, -12.899729],</text:p>
      <text:p text:style-name="Preformatted_20_Text"><text:s text:c="6"/>[-68.66508, -12.5613],</text:p>
      <text:p text:style-name="Preformatted_20_Text"><text:s text:c="6"/>[-69.529678, -10.951734],</text:p>
      <text:p text:style-name="Preformatted_20_Text"><text:s text:c="6"/>[-68.786158, -11.03638],</text:p>
      <text:p text:style-name="Preformatted_20_Text"><text:s text:c="6"/>[-68.271254, -11.014521],</text:p>
      <text:p text:style-name="Preformatted_20_Text"><text:s text:c="6"/>[-68.048192, -10.712059],</text:p>
      <text:p text:style-name="Preformatted_20_Text"><text:s text:c="6"/>[-67.173801, -10.306812],</text:p>
      <text:p text:style-name="Preformatted_20_Text"><text:s text:c="6"/>[-66.646908, -9.931331],</text:p>
      <text:p text:style-name="Preformatted_20_Text"><text:s text:c="6"/>[-65.338435, -9.761988],</text:p>
      <text:p text:style-name="Preformatted_20_Text"><text:s text:c="6"/>[-65.444837, -10.511451],</text:p>
      <text:p text:style-name="Preformatted_20_Text"><text:s text:c="6"/>[-65.321899, -10.895872],</text:p>
      <text:p text:style-name="Preformatted_20_Text"><text:s text:c="6"/>[-65.402281, -11.56627],</text:p>
      <text:p text:style-name="Preformatted_20_Text"><text:s text:c="6"/>[-64.316353, -12.461978],</text:p>
      <text:p text:style-name="Preformatted_20_Text"><text:s text:c="6"/>[-63.196499, -12.627033],</text:p>
      <text:p text:style-name="Preformatted_20_Text"><text:s text:c="6"/>[-62.80306, -13.000653],</text:p>
      <text:p text:style-name="Preformatted_20_Text"><text:s text:c="6"/>[-62.127081, -13.198781],</text:p>
      <text:p text:style-name="Preformatted_20_Text"><text:s text:c="6"/>[-61.713204, -13.489202],</text:p>
      <text:p text:style-name="Preformatted_20_Text"><text:s text:c="6"/>[-61.084121, -13.479384],</text:p>
      <text:p text:style-name="Preformatted_20_Text"><text:s text:c="6"/>[-60.503304, -13.775955],</text:p>
      <text:p text:style-name="Preformatted_20_Text"><text:s text:c="6"/>[-60.459198, -14.354007],</text:p>
      <text:p text:style-name="Preformatted_20_Text"><text:s text:c="6"/>[-60.264326, -14.645979],</text:p>
      <text:p text:style-name="Preformatted_20_Text"><text:s text:c="6"/>[-60.251149, -15.077219],</text:p>
      <text:p text:style-name="Preformatted_20_Text"><text:s text:c="6"/>[-60.542966, -15.09391],</text:p>
      <text:p text:style-name="Preformatted_20_Text"><text:s text:c="6"/>[-60.15839, -16.258284],</text:p>
      <text:p text:style-name="Preformatted_20_Text"><text:s text:c="6"/>[-58.24122, -16.299573],</text:p>
      <text:p text:style-name="Preformatted_20_Text"><text:s text:c="6"/>[-58.388058, -16.877109],</text:p>
      <text:p text:style-name="Preformatted_20_Text"><text:s text:c="6"/>[-58.280804, -17.27171],</text:p>
      <text:p text:style-name="Preformatted_20_Text"><text:s text:c="6"/>[-57.734558, -17.552468],</text:p>
      <text:p text:style-name="Preformatted_20_Text"><text:s text:c="6"/>[-57.498371, -18.174188],</text:p>
      <text:p text:style-name="Preformatted_20_Text"><text:s text:c="6"/>[-57.676009, -18.96184],</text:p>
      <text:p text:style-name="Preformatted_20_Text"><text:s text:c="6"/>[-57.949997, -19.400004],</text:p>
      <text:p text:style-name="Preformatted_20_Text"><text:s text:c="6"/>[-57.853802, -19.969995],</text:p>
      <text:p text:style-name="Preformatted_20_Text"><text:s text:c="6"/>[-58.166392, -20.176701],</text:p>
      <text:p text:style-name="Preformatted_20_Text"><text:s text:c="6"/>[-58.183471, -19.868399],</text:p>
      <text:p text:style-name="Preformatted_20_Text"><text:s text:c="6"/>[-59.115042, -19.356906],</text:p>
      <text:p text:style-name="Preformatted_20_Text"><text:s text:c="6"/>[-60.043565, -19.342747],</text:p>
      <text:p text:style-name="Preformatted_20_Text"><text:s text:c="6"/>[-61.786326, -19.633737],</text:p>
      <text:p text:style-name="Preformatted_20_Text"><text:s text:c="6"/>[-62.265961, -20.513735],</text:p>
      <text:p text:style-name="Preformatted_20_Text"><text:s text:c="6"/>[-62.291179, -21.051635],</text:p>
      <text:p text:style-name="Preformatted_20_Text"><text:s text:c="6"/>[-62.685057, -22.249029],</text:p>
      <text:p text:style-name="Preformatted_20_Text"><text:soft-page-break/><text:s text:c="6"/>[-62.846468, -22.034985]]]},</text:p>
      <text:p text:style-name="Preformatted_20_Text"><text:s text:c="3"/>'id': 'BOL'},</text:p>
      <text:p text:style-name="Preformatted_20_Text"><text:s text:c="2"/>{'type': 'Feature',</text:p>
      <text:p text:style-name="Preformatted_20_Text"><text:s text:c="3"/>'properties': {'name': 'Brazil'},</text:p>
      <text:p text:style-name="Preformatted_20_Text"><text:s text:c="3"/>'geometry': {'type': 'Polygon',</text:p>
      <text:p text:style-name="Preformatted_20_Text"><text:s text:c="4"/>'coordinates': [[[-57.625133, -30.216295],</text:p>
      <text:p text:style-name="Preformatted_20_Text"><text:s text:c="6"/>[-56.2909, -28.852761],</text:p>
      <text:p text:style-name="Preformatted_20_Text"><text:s text:c="6"/>[-55.162286, -27.881915],</text:p>
      <text:p text:style-name="Preformatted_20_Text"><text:s text:c="6"/>[-54.490725, -27.474757],</text:p>
      <text:p text:style-name="Preformatted_20_Text"><text:s text:c="6"/>[-53.648735, -26.923473],</text:p>
      <text:p text:style-name="Preformatted_20_Text"><text:s text:c="6"/>[-53.628349, -26.124865],</text:p>
      <text:p text:style-name="Preformatted_20_Text"><text:s text:c="6"/>[-54.13005, -25.547639],</text:p>
      <text:p text:style-name="Preformatted_20_Text"><text:s text:c="6"/>[-54.625291, -25.739255],</text:p>
      <text:p text:style-name="Preformatted_20_Text"><text:s text:c="6"/>[-54.428946, -25.162185],</text:p>
      <text:p text:style-name="Preformatted_20_Text"><text:s text:c="6"/>[-54.293476, -24.5708],</text:p>
      <text:p text:style-name="Preformatted_20_Text"><text:s text:c="6"/>[-54.29296, -24.021014],</text:p>
      <text:p text:style-name="Preformatted_20_Text"><text:s text:c="6"/>[-54.652834, -23.839578],</text:p>
      <text:p text:style-name="Preformatted_20_Text"><text:s text:c="6"/>[-55.027902, -24.001274],</text:p>
      <text:p text:style-name="Preformatted_20_Text"><text:s text:c="6"/>[-55.400747, -23.956935],</text:p>
      <text:p text:style-name="Preformatted_20_Text"><text:s text:c="6"/>[-55.517639, -23.571998],</text:p>
      <text:p text:style-name="Preformatted_20_Text"><text:s text:c="6"/>[-55.610683, -22.655619],</text:p>
      <text:p text:style-name="Preformatted_20_Text"><text:s text:c="6"/>[-55.797958, -22.35693],</text:p>
      <text:p text:style-name="Preformatted_20_Text"><text:s text:c="6"/>[-56.473317, -22.0863],</text:p>
      <text:p text:style-name="Preformatted_20_Text"><text:s text:c="6"/>[-56.88151, -22.282154],</text:p>
      <text:p text:style-name="Preformatted_20_Text"><text:s text:c="6"/>[-57.937156, -22.090176],</text:p>
      <text:p text:style-name="Preformatted_20_Text"><text:s text:c="6"/>[-57.870674, -20.732688],</text:p>
      <text:p text:style-name="Preformatted_20_Text"><text:s text:c="6"/>[-58.166392, -20.176701],</text:p>
      <text:p text:style-name="Preformatted_20_Text"><text:s text:c="6"/>[-57.853802, -19.969995],</text:p>
      <text:p text:style-name="Preformatted_20_Text"><text:s text:c="6"/>[-57.949997, -19.400004],</text:p>
      <text:p text:style-name="Preformatted_20_Text"><text:s text:c="6"/>[-57.676009, -18.96184],</text:p>
      <text:p text:style-name="Preformatted_20_Text"><text:s text:c="6"/>[-57.498371, -18.174188],</text:p>
      <text:p text:style-name="Preformatted_20_Text"><text:s text:c="6"/>[-57.734558, -17.552468],</text:p>
      <text:p text:style-name="Preformatted_20_Text"><text:s text:c="6"/>[-58.280804, -17.27171],</text:p>
      <text:p text:style-name="Preformatted_20_Text"><text:s text:c="6"/>[-58.388058, -16.877109],</text:p>
      <text:p text:style-name="Preformatted_20_Text"><text:s text:c="6"/>[-58.24122, -16.299573],</text:p>
      <text:p text:style-name="Preformatted_20_Text"><text:s text:c="6"/>[-60.15839, -16.258284],</text:p>
      <text:p text:style-name="Preformatted_20_Text"><text:s text:c="6"/>[-60.542966, -15.09391],</text:p>
      <text:p text:style-name="Preformatted_20_Text"><text:s text:c="6"/>[-60.251149, -15.077219],</text:p>
      <text:p text:style-name="Preformatted_20_Text"><text:s text:c="6"/>[-60.264326, -14.645979],</text:p>
      <text:p text:style-name="Preformatted_20_Text"><text:s text:c="6"/>[-60.459198, -14.354007],</text:p>
      <text:p text:style-name="Preformatted_20_Text"><text:s text:c="6"/>[-60.503304, -13.775955],</text:p>
      <text:p text:style-name="Preformatted_20_Text"><text:s text:c="6"/>[-61.084121, -13.479384],</text:p>
      <text:p text:style-name="Preformatted_20_Text"><text:s text:c="6"/>[-61.713204, -13.489202],</text:p>
      <text:p text:style-name="Preformatted_20_Text"><text:s text:c="6"/>[-62.127081, -13.198781],</text:p>
      <text:p text:style-name="Preformatted_20_Text"><text:s text:c="6"/>[-62.80306, -13.000653],</text:p>
      <text:p text:style-name="Preformatted_20_Text"><text:s text:c="6"/>[-63.196499, -12.627033],</text:p>
      <text:p text:style-name="Preformatted_20_Text"><text:s text:c="6"/>[-64.316353, -12.461978],</text:p>
      <text:p text:style-name="Preformatted_20_Text"><text:s text:c="6"/>[-65.402281, -11.56627],</text:p>
      <text:p text:style-name="Preformatted_20_Text"><text:s text:c="6"/>[-65.321899, -10.895872],</text:p>
      <text:p text:style-name="Preformatted_20_Text"><text:s text:c="6"/>[-65.444837, -10.511451],</text:p>
      <text:p text:style-name="Preformatted_20_Text"><text:s text:c="6"/>[-65.338435, -9.761988],</text:p>
      <text:p text:style-name="Preformatted_20_Text"><text:s text:c="6"/>[-66.646908, -9.931331],</text:p>
      <text:p text:style-name="Preformatted_20_Text"><text:s text:c="6"/>[-67.173801, -10.306812],</text:p>
      <text:p text:style-name="Preformatted_20_Text"><text:s text:c="6"/>[-68.048192, -10.712059],</text:p>
      <text:p text:style-name="Preformatted_20_Text"><text:s text:c="6"/>[-68.271254, -11.014521],</text:p>
      <text:p text:style-name="Preformatted_20_Text"><text:s text:c="6"/>[-68.786158, -11.03638],</text:p>
      <text:p text:style-name="Preformatted_20_Text"><text:s text:c="6"/>[-69.529678, -10.951734],</text:p>
      <text:p text:style-name="Preformatted_20_Text"><text:s text:c="6"/>[-70.093752, -11.123972],</text:p>
      <text:p text:style-name="Preformatted_20_Text"><text:s text:c="6"/>[-70.548686, -11.009147],</text:p>
      <text:p text:style-name="Preformatted_20_Text"><text:s text:c="6"/>[-70.481894, -9.490118],</text:p>
      <text:p text:style-name="Preformatted_20_Text"><text:s text:c="6"/>[-71.302412, -10.079436],</text:p>
      <text:p text:style-name="Preformatted_20_Text"><text:s text:c="6"/>[-72.184891, -10.053598],</text:p>
      <text:p text:style-name="Preformatted_20_Text"><text:s text:c="6"/>[-72.563033, -9.520194],</text:p>
      <text:p text:style-name="Preformatted_20_Text"><text:s text:c="6"/>[-73.226713, -9.462213],</text:p>
      <text:p text:style-name="Preformatted_20_Text"><text:soft-page-break/><text:s text:c="6"/>[-73.015383, -9.032833],</text:p>
      <text:p text:style-name="Preformatted_20_Text"><text:s text:c="6"/>[-73.571059, -8.424447],</text:p>
      <text:p text:style-name="Preformatted_20_Text"><text:s text:c="6"/>[-73.987235, -7.52383],</text:p>
      <text:p text:style-name="Preformatted_20_Text"><text:s text:c="6"/>[-73.723401, -7.340999],</text:p>
      <text:p text:style-name="Preformatted_20_Text"><text:s text:c="6"/>[-73.724487, -6.918595],</text:p>
      <text:p text:style-name="Preformatted_20_Text"><text:s text:c="6"/>[-73.120027, -6.629931],</text:p>
      <text:p text:style-name="Preformatted_20_Text"><text:s text:c="6"/>[-73.219711, -6.089189],</text:p>
      <text:p text:style-name="Preformatted_20_Text"><text:s text:c="6"/>[-72.964507, -5.741251],</text:p>
      <text:p text:style-name="Preformatted_20_Text"><text:s text:c="6"/>[-72.891928, -5.274561],</text:p>
      <text:p text:style-name="Preformatted_20_Text"><text:s text:c="6"/>[-71.748406, -4.593983],</text:p>
      <text:p text:style-name="Preformatted_20_Text"><text:s text:c="6"/>[-70.928843, -4.401591],</text:p>
      <text:p text:style-name="Preformatted_20_Text"><text:s text:c="6"/>[-70.794769, -4.251265],</text:p>
      <text:p text:style-name="Preformatted_20_Text"><text:s text:c="6"/>[-69.893635, -4.298187],</text:p>
      <text:p text:style-name="Preformatted_20_Text"><text:s text:c="6"/>[-69.444102, -1.556287],</text:p>
      <text:p text:style-name="Preformatted_20_Text"><text:s text:c="6"/>[-69.420486, -1.122619],</text:p>
      <text:p text:style-name="Preformatted_20_Text"><text:s text:c="6"/>[-69.577065, -0.549992],</text:p>
      <text:p text:style-name="Preformatted_20_Text"><text:s text:c="6"/>[-70.020656, -0.185156],</text:p>
      <text:p text:style-name="Preformatted_20_Text"><text:s text:c="6"/>[-70.015566, 0.541414],</text:p>
      <text:p text:style-name="Preformatted_20_Text"><text:s text:c="6"/>[-69.452396, 0.706159],</text:p>
      <text:p text:style-name="Preformatted_20_Text"><text:s text:c="6"/>[-69.252434, 0.602651],</text:p>
      <text:p text:style-name="Preformatted_20_Text"><text:s text:c="6"/>[-69.218638, 0.985677],</text:p>
      <text:p text:style-name="Preformatted_20_Text"><text:s text:c="6"/>[-69.804597, 1.089081],</text:p>
      <text:p text:style-name="Preformatted_20_Text"><text:s text:c="6"/>[-69.816973, 1.714805],</text:p>
      <text:p text:style-name="Preformatted_20_Text"><text:s text:c="6"/>[-67.868565, 1.692455],</text:p>
      <text:p text:style-name="Preformatted_20_Text"><text:s text:c="6"/>[-67.53781, 2.037163],</text:p>
      <text:p text:style-name="Preformatted_20_Text"><text:s text:c="6"/>[-67.259998, 1.719999],</text:p>
      <text:p text:style-name="Preformatted_20_Text"><text:s text:c="6"/>[-67.065048, 1.130112],</text:p>
      <text:p text:style-name="Preformatted_20_Text"><text:s text:c="6"/>[-66.876326, 1.253361],</text:p>
      <text:p text:style-name="Preformatted_20_Text"><text:s text:c="6"/>[-66.325765, 0.724452],</text:p>
      <text:p text:style-name="Preformatted_20_Text"><text:s text:c="6"/>[-65.548267, 0.789254],</text:p>
      <text:p text:style-name="Preformatted_20_Text"><text:s text:c="6"/>[-65.354713, 1.095282],</text:p>
      <text:p text:style-name="Preformatted_20_Text"><text:s text:c="6"/>[-64.611012, 1.328731],</text:p>
      <text:p text:style-name="Preformatted_20_Text"><text:s text:c="6"/>[-64.199306, 1.492855],</text:p>
      <text:p text:style-name="Preformatted_20_Text"><text:s text:c="6"/>[-64.083085, 1.916369],</text:p>
      <text:p text:style-name="Preformatted_20_Text"><text:s text:c="6"/>[-63.368788, 2.2009],</text:p>
      <text:p text:style-name="Preformatted_20_Text"><text:s text:c="6"/>[-63.422867, 2.411068],</text:p>
      <text:p text:style-name="Preformatted_20_Text"><text:s text:c="6"/>[-64.269999, 2.497006],</text:p>
      <text:p text:style-name="Preformatted_20_Text"><text:s text:c="6"/>[-64.408828, 3.126786],</text:p>
      <text:p text:style-name="Preformatted_20_Text"><text:s text:c="6"/>[-64.368494, 3.79721],</text:p>
      <text:p text:style-name="Preformatted_20_Text"><text:s text:c="6"/>[-64.816064, 4.056445],</text:p>
      <text:p text:style-name="Preformatted_20_Text"><text:s text:c="6"/>[-64.628659, 4.148481],</text:p>
      <text:p text:style-name="Preformatted_20_Text"><text:s text:c="6"/>[-63.888343, 4.02053],</text:p>
      <text:p text:style-name="Preformatted_20_Text"><text:s text:c="6"/>[-63.093198, 3.770571],</text:p>
      <text:p text:style-name="Preformatted_20_Text"><text:s text:c="6"/>[-62.804533, 4.006965],</text:p>
      <text:p text:style-name="Preformatted_20_Text"><text:s text:c="6"/>[-62.08543, 4.162124],</text:p>
      <text:p text:style-name="Preformatted_20_Text"><text:s text:c="6"/>[-60.966893, 4.536468],</text:p>
      <text:p text:style-name="Preformatted_20_Text"><text:s text:c="6"/>[-60.601179, 4.918098],</text:p>
      <text:p text:style-name="Preformatted_20_Text"><text:s text:c="6"/>[-60.733574, 5.200277],</text:p>
      <text:p text:style-name="Preformatted_20_Text"><text:s text:c="6"/>[-60.213683, 5.244486],</text:p>
      <text:p text:style-name="Preformatted_20_Text"><text:s text:c="6"/>[-59.980959, 5.014061],</text:p>
      <text:p text:style-name="Preformatted_20_Text"><text:s text:c="6"/>[-60.111002, 4.574967],</text:p>
      <text:p text:style-name="Preformatted_20_Text"><text:s text:c="6"/>[-59.767406, 4.423503],</text:p>
      <text:p text:style-name="Preformatted_20_Text"><text:s text:c="6"/>[-59.53804, 3.958803],</text:p>
      <text:p text:style-name="Preformatted_20_Text"><text:s text:c="6"/>[-59.815413, 3.606499],</text:p>
      <text:p text:style-name="Preformatted_20_Text"><text:s text:c="6"/>[-59.974525, 2.755233],</text:p>
      <text:p text:style-name="Preformatted_20_Text"><text:s text:c="6"/>[-59.718546, 2.24963],</text:p>
      <text:p text:style-name="Preformatted_20_Text"><text:s text:c="6"/>[-59.646044, 1.786894],</text:p>
      <text:p text:style-name="Preformatted_20_Text"><text:s text:c="6"/>[-59.030862, 1.317698],</text:p>
      <text:p text:style-name="Preformatted_20_Text"><text:s text:c="6"/>[-58.540013, 1.268088],</text:p>
      <text:p text:style-name="Preformatted_20_Text"><text:s text:c="6"/>[-58.429477, 1.463942],</text:p>
      <text:p text:style-name="Preformatted_20_Text"><text:s text:c="6"/>[-58.11345, 1.507195],</text:p>
      <text:p text:style-name="Preformatted_20_Text"><text:s text:c="6"/>[-57.660971, 1.682585],</text:p>
      <text:p text:style-name="Preformatted_20_Text"><text:s text:c="6"/>[-57.335823, 1.948538],</text:p>
      <text:p text:style-name="Preformatted_20_Text"><text:s text:c="6"/>[-56.782704, 1.863711],</text:p>
      <text:p text:style-name="Preformatted_20_Text"><text:soft-page-break/><text:s text:c="6"/>[-56.539386, 1.899523],</text:p>
      <text:p text:style-name="Preformatted_20_Text"><text:s text:c="6"/>[-55.995698, 1.817667],</text:p>
      <text:p text:style-name="Preformatted_20_Text"><text:s text:c="6"/>[-55.9056, 2.021996],</text:p>
      <text:p text:style-name="Preformatted_20_Text"><text:s text:c="6"/>[-56.073342, 2.220795],</text:p>
      <text:p text:style-name="Preformatted_20_Text"><text:s text:c="6"/>[-55.973322, 2.510364],</text:p>
      <text:p text:style-name="Preformatted_20_Text"><text:s text:c="6"/>[-55.569755, 2.421506],</text:p>
      <text:p text:style-name="Preformatted_20_Text"><text:s text:c="6"/>[-55.097587, 2.523748],</text:p>
      <text:p text:style-name="Preformatted_20_Text"><text:s text:c="6"/>[-54.524754, 2.311849],</text:p>
      <text:p text:style-name="Preformatted_20_Text"><text:s text:c="6"/>[-54.088063, 2.105557],</text:p>
      <text:p text:style-name="Preformatted_20_Text"><text:s text:c="6"/>[-53.778521, 2.376703],</text:p>
      <text:p text:style-name="Preformatted_20_Text"><text:s text:c="6"/>[-53.554839, 2.334897],</text:p>
      <text:p text:style-name="Preformatted_20_Text"><text:s text:c="6"/>[-53.418465, 2.053389],</text:p>
      <text:p text:style-name="Preformatted_20_Text"><text:s text:c="6"/>[-52.939657, 2.124858],</text:p>
      <text:p text:style-name="Preformatted_20_Text"><text:s text:c="6"/>[-52.556425, 2.504705],</text:p>
      <text:p text:style-name="Preformatted_20_Text"><text:s text:c="6"/>[-52.249338, 3.241094],</text:p>
      <text:p text:style-name="Preformatted_20_Text"><text:s text:c="6"/>[-51.657797, 4.156232],</text:p>
      <text:p text:style-name="Preformatted_20_Text"><text:s text:c="6"/>[-51.317146, 4.203491],</text:p>
      <text:p text:style-name="Preformatted_20_Text"><text:s text:c="6"/>[-51.069771, 3.650398],</text:p>
      <text:p text:style-name="Preformatted_20_Text"><text:s text:c="6"/>[-50.508875, 1.901564],</text:p>
      <text:p text:style-name="Preformatted_20_Text"><text:s text:c="6"/>[-49.974076, 1.736483],</text:p>
      <text:p text:style-name="Preformatted_20_Text"><text:s text:c="6"/>[-49.947101, 1.04619],</text:p>
      <text:p text:style-name="Preformatted_20_Text"><text:s text:c="6"/>[-50.699251, 0.222984],</text:p>
      <text:p text:style-name="Preformatted_20_Text"><text:s text:c="6"/>[-50.388211, -0.078445],</text:p>
      <text:p text:style-name="Preformatted_20_Text"><text:s text:c="6"/>[-48.620567, -0.235489],</text:p>
      <text:p text:style-name="Preformatted_20_Text"><text:s text:c="6"/>[-48.584497, -1.237805],</text:p>
      <text:p text:style-name="Preformatted_20_Text"><text:s text:c="6"/>[-47.824956, -0.581618],</text:p>
      <text:p text:style-name="Preformatted_20_Text"><text:s text:c="6"/>[-46.566584, -0.941028],</text:p>
      <text:p text:style-name="Preformatted_20_Text"><text:s text:c="6"/>[-44.905703, -1.55174],</text:p>
      <text:p text:style-name="Preformatted_20_Text"><text:s text:c="6"/>[-44.417619, -2.13775],</text:p>
      <text:p text:style-name="Preformatted_20_Text"><text:s text:c="6"/>[-44.581589, -2.691308],</text:p>
      <text:p text:style-name="Preformatted_20_Text"><text:s text:c="6"/>[-43.418791, -2.38311],</text:p>
      <text:p text:style-name="Preformatted_20_Text"><text:s text:c="6"/>[-41.472657, -2.912018],</text:p>
      <text:p text:style-name="Preformatted_20_Text"><text:s text:c="6"/>[-39.978665, -2.873054],</text:p>
      <text:p text:style-name="Preformatted_20_Text"><text:s text:c="6"/>[-38.500383, -3.700652],</text:p>
      <text:p text:style-name="Preformatted_20_Text"><text:s text:c="6"/>[-37.223252, -4.820946],</text:p>
      <text:p text:style-name="Preformatted_20_Text"><text:s text:c="6"/>[-36.452937, -5.109404],</text:p>
      <text:p text:style-name="Preformatted_20_Text"><text:s text:c="6"/>[-35.597796, -5.149504],</text:p>
      <text:p text:style-name="Preformatted_20_Text"><text:s text:c="6"/>[-35.235389, -5.464937],</text:p>
      <text:p text:style-name="Preformatted_20_Text"><text:s text:c="6"/>[-34.89603, -6.738193],</text:p>
      <text:p text:style-name="Preformatted_20_Text"><text:s text:c="6"/>[-34.729993, -7.343221],</text:p>
      <text:p text:style-name="Preformatted_20_Text"><text:s text:c="6"/>[-35.128212, -8.996401],</text:p>
      <text:p text:style-name="Preformatted_20_Text"><text:s text:c="6"/>[-35.636967, -9.649282],</text:p>
      <text:p text:style-name="Preformatted_20_Text"><text:s text:c="6"/>[-37.046519, -11.040721],</text:p>
      <text:p text:style-name="Preformatted_20_Text"><text:s text:c="6"/>[-37.683612, -12.171195],</text:p>
      <text:p text:style-name="Preformatted_20_Text"><text:s text:c="6"/>[-38.423877, -13.038119],</text:p>
      <text:p text:style-name="Preformatted_20_Text"><text:s text:c="6"/>[-38.673887, -13.057652],</text:p>
      <text:p text:style-name="Preformatted_20_Text"><text:s text:c="6"/>[-38.953276, -13.79337],</text:p>
      <text:p text:style-name="Preformatted_20_Text"><text:s text:c="6"/>[-38.882298, -15.667054],</text:p>
      <text:p text:style-name="Preformatted_20_Text"><text:s text:c="6"/>[-39.161092, -17.208407],</text:p>
      <text:p text:style-name="Preformatted_20_Text"><text:s text:c="6"/>[-39.267339, -17.867746],</text:p>
      <text:p text:style-name="Preformatted_20_Text"><text:s text:c="6"/>[-39.583521, -18.262296],</text:p>
      <text:p text:style-name="Preformatted_20_Text"><text:s text:c="6"/>[-39.760823, -19.599113],</text:p>
      <text:p text:style-name="Preformatted_20_Text"><text:s text:c="6"/>[-40.774741, -20.904512],</text:p>
      <text:p text:style-name="Preformatted_20_Text"><text:s text:c="6"/>[-40.944756, -21.937317],</text:p>
      <text:p text:style-name="Preformatted_20_Text"><text:s text:c="6"/>[-41.754164, -22.370676],</text:p>
      <text:p text:style-name="Preformatted_20_Text"><text:s text:c="6"/>[-41.988284, -22.97007],</text:p>
      <text:p text:style-name="Preformatted_20_Text"><text:s text:c="6"/>[-43.074704, -22.967693],</text:p>
      <text:p text:style-name="Preformatted_20_Text"><text:s text:c="6"/>[-44.647812, -23.351959],</text:p>
      <text:p text:style-name="Preformatted_20_Text"><text:s text:c="6"/>[-45.352136, -23.796842],</text:p>
      <text:p text:style-name="Preformatted_20_Text"><text:s text:c="6"/>[-46.472093, -24.088969],</text:p>
      <text:p text:style-name="Preformatted_20_Text"><text:s text:c="6"/>[-47.648972, -24.885199],</text:p>
      <text:p text:style-name="Preformatted_20_Text"><text:s text:c="6"/>[-48.495458, -25.877025],</text:p>
      <text:p text:style-name="Preformatted_20_Text"><text:s text:c="6"/>[-48.641005, -26.623698],</text:p>
      <text:p text:style-name="Preformatted_20_Text"><text:s text:c="6"/>[-48.474736, -27.175912],</text:p>
      <text:p text:style-name="Preformatted_20_Text"><text:soft-page-break/><text:s text:c="6"/>[-48.66152, -28.186135],</text:p>
      <text:p text:style-name="Preformatted_20_Text"><text:s text:c="6"/>[-48.888457, -28.674115],</text:p>
      <text:p text:style-name="Preformatted_20_Text"><text:s text:c="6"/>[-49.587329, -29.224469],</text:p>
      <text:p text:style-name="Preformatted_20_Text"><text:s text:c="6"/>[-50.696874, -30.984465],</text:p>
      <text:p text:style-name="Preformatted_20_Text"><text:s text:c="6"/>[-51.576226, -31.777698],</text:p>
      <text:p text:style-name="Preformatted_20_Text"><text:s text:c="6"/>[-52.256081, -32.24537],</text:p>
      <text:p text:style-name="Preformatted_20_Text"><text:s text:c="6"/>[-52.7121, -33.196578],</text:p>
      <text:p text:style-name="Preformatted_20_Text"><text:s text:c="6"/>[-53.373662, -33.768378],</text:p>
      <text:p text:style-name="Preformatted_20_Text"><text:s text:c="6"/>[-53.650544, -33.202004],</text:p>
      <text:p text:style-name="Preformatted_20_Text"><text:s text:c="6"/>[-53.209589, -32.727666],</text:p>
      <text:p text:style-name="Preformatted_20_Text"><text:s text:c="6"/>[-53.787952, -32.047243],</text:p>
      <text:p text:style-name="Preformatted_20_Text"><text:s text:c="6"/>[-54.572452, -31.494511],</text:p>
      <text:p text:style-name="Preformatted_20_Text"><text:s text:c="6"/>[-55.60151, -30.853879],</text:p>
      <text:p text:style-name="Preformatted_20_Text"><text:s text:c="6"/>[-55.973245, -30.883076],</text:p>
      <text:p text:style-name="Preformatted_20_Text"><text:s text:c="6"/>[-56.976026, -30.109686],</text:p>
      <text:p text:style-name="Preformatted_20_Text"><text:s text:c="6"/>[-57.625133, -30.216295]]]},</text:p>
      <text:p text:style-name="Preformatted_20_Text"><text:s text:c="3"/>'id': 'BRA'},</text:p>
      <text:p text:style-name="Preformatted_20_Text"><text:s text:c="2"/>{'type': 'Feature',</text:p>
      <text:p text:style-name="Preformatted_20_Text"><text:s text:c="3"/>'properties': {'name': 'Brunei'},</text:p>
      <text:p text:style-name="Preformatted_20_Text"><text:s text:c="3"/>'geometry': {'type': 'Polygon',</text:p>
      <text:p text:style-name="Preformatted_20_Text"><text:s text:c="4"/>'coordinates': [[[114.204017, 4.525874],</text:p>
      <text:p text:style-name="Preformatted_20_Text"><text:s text:c="6"/>[114.599961, 4.900011],</text:p>
      <text:p text:style-name="Preformatted_20_Text"><text:s text:c="6"/>[115.45071, 5.44773],</text:p>
      <text:p text:style-name="Preformatted_20_Text"><text:s text:c="6"/>[115.4057, 4.955228],</text:p>
      <text:p text:style-name="Preformatted_20_Text"><text:s text:c="6"/>[115.347461, 4.316636],</text:p>
      <text:p text:style-name="Preformatted_20_Text"><text:s text:c="6"/>[114.869557, 4.348314],</text:p>
      <text:p text:style-name="Preformatted_20_Text"><text:s text:c="6"/>[114.659596, 4.007637],</text:p>
      <text:p text:style-name="Preformatted_20_Text"><text:s text:c="6"/>[114.204017, 4.525874]]]},</text:p>
      <text:p text:style-name="Preformatted_20_Text"><text:s text:c="3"/>'id': 'BRN'},</text:p>
      <text:p text:style-name="Preformatted_20_Text"><text:s text:c="2"/>{'type': 'Feature',</text:p>
      <text:p text:style-name="Preformatted_20_Text"><text:s text:c="3"/>'properties': {'name': 'Bhutan'},</text:p>
      <text:p text:style-name="Preformatted_20_Text"><text:s text:c="3"/>'geometry': {'type': 'Polygon',</text:p>
      <text:p text:style-name="Preformatted_20_Text"><text:s text:c="4"/>'coordinates': [[[91.696657, 27.771742],</text:p>
      <text:p text:style-name="Preformatted_20_Text"><text:s text:c="6"/>[92.103712, 27.452614],</text:p>
      <text:p text:style-name="Preformatted_20_Text"><text:s text:c="6"/>[92.033484, 26.83831],</text:p>
      <text:p text:style-name="Preformatted_20_Text"><text:s text:c="6"/>[91.217513, 26.808648],</text:p>
      <text:p text:style-name="Preformatted_20_Text"><text:s text:c="6"/>[90.373275, 26.875724],</text:p>
      <text:p text:style-name="Preformatted_20_Text"><text:s text:c="6"/>[89.744528, 26.719403],</text:p>
      <text:p text:style-name="Preformatted_20_Text"><text:s text:c="6"/>[88.835643, 27.098966],</text:p>
      <text:p text:style-name="Preformatted_20_Text"><text:s text:c="6"/>[88.814248, 27.299316],</text:p>
      <text:p text:style-name="Preformatted_20_Text"><text:s text:c="6"/>[89.47581, 28.042759],</text:p>
      <text:p text:style-name="Preformatted_20_Text"><text:s text:c="6"/>[90.015829, 28.296439],</text:p>
      <text:p text:style-name="Preformatted_20_Text"><text:s text:c="6"/>[90.730514, 28.064954],</text:p>
      <text:p text:style-name="Preformatted_20_Text"><text:s text:c="6"/>[91.258854, 28.040614],</text:p>
      <text:p text:style-name="Preformatted_20_Text"><text:s text:c="6"/>[91.696657, 27.771742]]]},</text:p>
      <text:p text:style-name="Preformatted_20_Text"><text:s text:c="3"/>'id': 'BTN'},</text:p>
      <text:p text:style-name="Preformatted_20_Text"><text:s text:c="2"/>{'type': 'Feature',</text:p>
      <text:p text:style-name="Preformatted_20_Text"><text:s text:c="3"/>'properties': {'name': 'Botswana'},</text:p>
      <text:p text:style-name="Preformatted_20_Text"><text:s text:c="3"/>'geometry': {'type': 'Polygon',</text:p>
      <text:p text:style-name="Preformatted_20_Text"><text:s text:c="4"/>'coordinates': [[[25.649163, -18.536026],</text:p>
      <text:p text:style-name="Preformatted_20_Text"><text:s text:c="6"/>[25.850391, -18.714413],</text:p>
      <text:p text:style-name="Preformatted_20_Text"><text:s text:c="6"/>[26.164791, -19.293086],</text:p>
      <text:p text:style-name="Preformatted_20_Text"><text:s text:c="6"/>[27.296505, -20.39152],</text:p>
      <text:p text:style-name="Preformatted_20_Text"><text:s text:c="6"/>[27.724747, -20.499059],</text:p>
      <text:p text:style-name="Preformatted_20_Text"><text:s text:c="6"/>[27.727228, -20.851802],</text:p>
      <text:p text:style-name="Preformatted_20_Text"><text:s text:c="6"/>[28.02137, -21.485975],</text:p>
      <text:p text:style-name="Preformatted_20_Text"><text:s text:c="6"/>[28.794656, -21.639454],</text:p>
      <text:p text:style-name="Preformatted_20_Text"><text:s text:c="6"/>[29.432188, -22.091313],</text:p>
      <text:p text:style-name="Preformatted_20_Text"><text:s text:c="6"/>[28.017236, -22.827754],</text:p>
      <text:p text:style-name="Preformatted_20_Text"><text:s text:c="6"/>[27.11941, -23.574323],</text:p>
      <text:p text:style-name="Preformatted_20_Text"><text:s text:c="6"/>[26.786407, -24.240691],</text:p>
      <text:p text:style-name="Preformatted_20_Text"><text:s text:c="6"/>[26.485753, -24.616327],</text:p>
      <text:p text:style-name="Preformatted_20_Text"><text:s text:c="6"/>[25.941652, -24.696373],</text:p>
      <text:p text:style-name="Preformatted_20_Text"><text:s text:c="6"/>[25.765849, -25.174845],</text:p>
      <text:p text:style-name="Preformatted_20_Text"><text:soft-page-break/><text:s text:c="6"/>[25.664666, -25.486816],</text:p>
      <text:p text:style-name="Preformatted_20_Text"><text:s text:c="6"/>[25.025171, -25.71967],</text:p>
      <text:p text:style-name="Preformatted_20_Text"><text:s text:c="6"/>[24.211267, -25.670216],</text:p>
      <text:p text:style-name="Preformatted_20_Text"><text:s text:c="6"/>[23.73357, -25.390129],</text:p>
      <text:p text:style-name="Preformatted_20_Text"><text:s text:c="6"/>[23.312097, -25.26869],</text:p>
      <text:p text:style-name="Preformatted_20_Text"><text:s text:c="6"/>[22.824271, -25.500459],</text:p>
      <text:p text:style-name="Preformatted_20_Text"><text:s text:c="6"/>[22.579532, -25.979448],</text:p>
      <text:p text:style-name="Preformatted_20_Text"><text:s text:c="6"/>[22.105969, -26.280256],</text:p>
      <text:p text:style-name="Preformatted_20_Text"><text:s text:c="6"/>[21.605896, -26.726534],</text:p>
      <text:p text:style-name="Preformatted_20_Text"><text:s text:c="6"/>[20.889609, -26.828543],</text:p>
      <text:p text:style-name="Preformatted_20_Text"><text:s text:c="6"/>[20.66647, -26.477453],</text:p>
      <text:p text:style-name="Preformatted_20_Text"><text:s text:c="6"/>[20.758609, -25.868136],</text:p>
      <text:p text:style-name="Preformatted_20_Text"><text:s text:c="6"/>[20.165726, -24.917962],</text:p>
      <text:p text:style-name="Preformatted_20_Text"><text:s text:c="6"/>[19.895768, -24.76779],</text:p>
      <text:p text:style-name="Preformatted_20_Text"><text:s text:c="6"/>[19.895458, -21.849157],</text:p>
      <text:p text:style-name="Preformatted_20_Text"><text:s text:c="6"/>[20.881134, -21.814327],</text:p>
      <text:p text:style-name="Preformatted_20_Text"><text:s text:c="6"/>[20.910641, -18.252219],</text:p>
      <text:p text:style-name="Preformatted_20_Text"><text:s text:c="6"/>[21.65504, -18.219146],</text:p>
      <text:p text:style-name="Preformatted_20_Text"><text:s text:c="6"/>[23.196858, -17.869038],</text:p>
      <text:p text:style-name="Preformatted_20_Text"><text:s text:c="6"/>[23.579006, -18.281261],</text:p>
      <text:p text:style-name="Preformatted_20_Text"><text:s text:c="6"/>[24.217365, -17.889347],</text:p>
      <text:p text:style-name="Preformatted_20_Text"><text:s text:c="6"/>[24.520705, -17.887125],</text:p>
      <text:p text:style-name="Preformatted_20_Text"><text:s text:c="6"/>[25.084443, -17.661816],</text:p>
      <text:p text:style-name="Preformatted_20_Text"><text:s text:c="6"/>[25.264226, -17.73654],</text:p>
      <text:p text:style-name="Preformatted_20_Text"><text:s text:c="6"/>[25.649163, -18.536026]]]},</text:p>
      <text:p text:style-name="Preformatted_20_Text"><text:s text:c="3"/>'id': 'BWA'},</text:p>
      <text:p text:style-name="Preformatted_20_Text"><text:s text:c="2"/>{'type': 'Feature',</text:p>
      <text:p text:style-name="Preformatted_20_Text"><text:s text:c="3"/>'properties': {'name': 'Central African Republic'},</text:p>
      <text:p text:style-name="Preformatted_20_Text"><text:s text:c="3"/>'geometry': {'type': 'Polygon',</text:p>
      <text:p text:style-name="Preformatted_20_Text"><text:s text:c="4"/>'coordinates': [[[15.27946, 7.421925],</text:p>
      <text:p text:style-name="Preformatted_20_Text"><text:s text:c="6"/>[16.106232, 7.497088],</text:p>
      <text:p text:style-name="Preformatted_20_Text"><text:s text:c="6"/>[16.290562, 7.754307],</text:p>
      <text:p text:style-name="Preformatted_20_Text"><text:s text:c="6"/>[16.456185, 7.734774],</text:p>
      <text:p text:style-name="Preformatted_20_Text"><text:s text:c="6"/>[16.705988, 7.508328],</text:p>
      <text:p text:style-name="Preformatted_20_Text"><text:s text:c="6"/>[17.96493, 7.890914],</text:p>
      <text:p text:style-name="Preformatted_20_Text"><text:s text:c="6"/>[18.389555, 8.281304],</text:p>
      <text:p text:style-name="Preformatted_20_Text"><text:s text:c="6"/>[18.911022, 8.630895],</text:p>
      <text:p text:style-name="Preformatted_20_Text"><text:s text:c="6"/>[18.81201, 8.982915],</text:p>
      <text:p text:style-name="Preformatted_20_Text"><text:s text:c="6"/>[19.094008, 9.074847],</text:p>
      <text:p text:style-name="Preformatted_20_Text"><text:s text:c="6"/>[20.059685, 9.012706],</text:p>
      <text:p text:style-name="Preformatted_20_Text"><text:s text:c="6"/>[21.000868, 9.475985],</text:p>
      <text:p text:style-name="Preformatted_20_Text"><text:s text:c="6"/>[21.723822, 10.567056],</text:p>
      <text:p text:style-name="Preformatted_20_Text"><text:s text:c="6"/>[22.231129, 10.971889],</text:p>
      <text:p text:style-name="Preformatted_20_Text"><text:s text:c="6"/>[22.864165, 11.142395],</text:p>
      <text:p text:style-name="Preformatted_20_Text"><text:s text:c="6"/>[22.977544, 10.714463],</text:p>
      <text:p text:style-name="Preformatted_20_Text"><text:s text:c="6"/>[23.554304, 10.089255],</text:p>
      <text:p text:style-name="Preformatted_20_Text"><text:s text:c="6"/>[23.55725, 9.681218],</text:p>
      <text:p text:style-name="Preformatted_20_Text"><text:s text:c="6"/>[23.394779, 9.265068],</text:p>
      <text:p text:style-name="Preformatted_20_Text"><text:s text:c="6"/>[23.459013, 8.954286],</text:p>
      <text:p text:style-name="Preformatted_20_Text"><text:s text:c="6"/>[23.805813, 8.666319],</text:p>
      <text:p text:style-name="Preformatted_20_Text"><text:s text:c="6"/>[24.567369, 8.229188],</text:p>
      <text:p text:style-name="Preformatted_20_Text"><text:s text:c="6"/>[25.114932, 7.825104],</text:p>
      <text:p text:style-name="Preformatted_20_Text"><text:s text:c="6"/>[25.124131, 7.500085],</text:p>
      <text:p text:style-name="Preformatted_20_Text"><text:s text:c="6"/>[25.796648, 6.979316],</text:p>
      <text:p text:style-name="Preformatted_20_Text"><text:s text:c="6"/>[26.213418, 6.546603],</text:p>
      <text:p text:style-name="Preformatted_20_Text"><text:s text:c="6"/>[26.465909, 5.946717],</text:p>
      <text:p text:style-name="Preformatted_20_Text"><text:s text:c="6"/>[27.213409, 5.550953],</text:p>
      <text:p text:style-name="Preformatted_20_Text"><text:s text:c="6"/>[27.374226, 5.233944],</text:p>
      <text:p text:style-name="Preformatted_20_Text"><text:s text:c="6"/>[27.044065, 5.127853],</text:p>
      <text:p text:style-name="Preformatted_20_Text"><text:s text:c="6"/>[26.402761, 5.150875],</text:p>
      <text:p text:style-name="Preformatted_20_Text"><text:s text:c="6"/>[25.650455, 5.256088],</text:p>
      <text:p text:style-name="Preformatted_20_Text"><text:s text:c="6"/>[25.278798, 5.170408],</text:p>
      <text:p text:style-name="Preformatted_20_Text"><text:s text:c="6"/>[25.128833, 4.927245],</text:p>
      <text:p text:style-name="Preformatted_20_Text"><text:s text:c="6"/>[24.805029, 4.897247],</text:p>
      <text:p text:style-name="Preformatted_20_Text"><text:soft-page-break/><text:s text:c="6"/>[24.410531, 5.108784],</text:p>
      <text:p text:style-name="Preformatted_20_Text"><text:s text:c="6"/>[23.297214, 4.609693],</text:p>
      <text:p text:style-name="Preformatted_20_Text"><text:s text:c="6"/>[22.84148, 4.710126],</text:p>
      <text:p text:style-name="Preformatted_20_Text"><text:s text:c="6"/>[22.704124, 4.633051],</text:p>
      <text:p text:style-name="Preformatted_20_Text"><text:s text:c="6"/>[22.405124, 4.02916],</text:p>
      <text:p text:style-name="Preformatted_20_Text"><text:s text:c="6"/>[21.659123, 4.224342],</text:p>
      <text:p text:style-name="Preformatted_20_Text"><text:s text:c="6"/>[20.927591, 4.322786],</text:p>
      <text:p text:style-name="Preformatted_20_Text"><text:s text:c="6"/>[20.290679, 4.691678],</text:p>
      <text:p text:style-name="Preformatted_20_Text"><text:s text:c="6"/>[19.467784, 5.031528],</text:p>
      <text:p text:style-name="Preformatted_20_Text"><text:s text:c="6"/>[18.932312, 4.709506],</text:p>
      <text:p text:style-name="Preformatted_20_Text"><text:s text:c="6"/>[18.542982, 4.201785],</text:p>
      <text:p text:style-name="Preformatted_20_Text"><text:s text:c="6"/>[18.453065, 3.504386],</text:p>
      <text:p text:style-name="Preformatted_20_Text"><text:s text:c="6"/>[17.8099, 3.560196],</text:p>
      <text:p text:style-name="Preformatted_20_Text"><text:s text:c="6"/>[17.133042, 3.728197],</text:p>
      <text:p text:style-name="Preformatted_20_Text"><text:s text:c="6"/>[16.537058, 3.198255],</text:p>
      <text:p text:style-name="Preformatted_20_Text"><text:s text:c="6"/>[16.012852, 2.26764],</text:p>
      <text:p text:style-name="Preformatted_20_Text"><text:s text:c="6"/>[15.907381, 2.557389],</text:p>
      <text:p text:style-name="Preformatted_20_Text"><text:s text:c="6"/>[15.862732, 3.013537],</text:p>
      <text:p text:style-name="Preformatted_20_Text"><text:s text:c="6"/>[15.405396, 3.335301],</text:p>
      <text:p text:style-name="Preformatted_20_Text"><text:s text:c="6"/>[15.03622, 3.851367],</text:p>
      <text:p text:style-name="Preformatted_20_Text"><text:s text:c="6"/>[14.950953, 4.210389],</text:p>
      <text:p text:style-name="Preformatted_20_Text"><text:s text:c="6"/>[14.478372, 4.732605],</text:p>
      <text:p text:style-name="Preformatted_20_Text"><text:s text:c="6"/>[14.558936, 5.030598],</text:p>
      <text:p text:style-name="Preformatted_20_Text"><text:s text:c="6"/>[14.459407, 5.451761],</text:p>
      <text:p text:style-name="Preformatted_20_Text"><text:s text:c="6"/>[14.53656, 6.226959],</text:p>
      <text:p text:style-name="Preformatted_20_Text"><text:s text:c="6"/>[14.776545, 6.408498],</text:p>
      <text:p text:style-name="Preformatted_20_Text"><text:s text:c="6"/>[15.27946, 7.421925]]]},</text:p>
      <text:p text:style-name="Preformatted_20_Text"><text:s text:c="3"/>'id': 'CAF'},</text:p>
      <text:p text:style-name="Preformatted_20_Text"><text:s text:c="2"/>{'type': 'Feature',</text:p>
      <text:p text:style-name="Preformatted_20_Text"><text:s text:c="3"/>'properties': {'name': 'Canada'},</text:p>
      <text:p text:style-name="Preformatted_20_Text"><text:s text:c="3"/>'geometry': {'type': 'MultiPolygon',</text:p>
      <text:p text:style-name="Preformatted_20_Text"><text:s text:c="4"/>'coordinates': [[[[-63.6645, 46.55001],</text:p>
      <text:p text:style-name="Preformatted_20_Text"><text:s text:c="7"/>[-62.9393, 46.41587],</text:p>
      <text:p text:style-name="Preformatted_20_Text"><text:s text:c="7"/>[-62.01208, 46.44314],</text:p>
      <text:p text:style-name="Preformatted_20_Text"><text:s text:c="7"/>[-62.50391, 46.03339],</text:p>
      <text:p text:style-name="Preformatted_20_Text"><text:s text:c="7"/>[-62.87433, 45.96818],</text:p>
      <text:p text:style-name="Preformatted_20_Text"><text:s text:c="7"/>[-64.1428, 46.39265],</text:p>
      <text:p text:style-name="Preformatted_20_Text"><text:s text:c="7"/>[-64.39261, 46.72747],</text:p>
      <text:p text:style-name="Preformatted_20_Text"><text:s text:c="7"/>[-64.01486, 47.03601],</text:p>
      <text:p text:style-name="Preformatted_20_Text"><text:s text:c="7"/>[-63.6645, 46.55001]]],</text:p>
      <text:p text:style-name="Preformatted_20_Text"><text:s text:c="5"/>[[[-61.806305, 49.10506],</text:p>
      <text:p text:style-name="Preformatted_20_Text"><text:s text:c="7"/>[-62.29318, 49.08717],</text:p>
      <text:p text:style-name="Preformatted_20_Text"><text:s text:c="7"/>[-63.58926, 49.40069],</text:p>
      <text:p text:style-name="Preformatted_20_Text"><text:s text:c="7"/>[-64.51912, 49.87304],</text:p>
      <text:p text:style-name="Preformatted_20_Text"><text:s text:c="7"/>[-64.17322, 49.95718],</text:p>
      <text:p text:style-name="Preformatted_20_Text"><text:s text:c="7"/>[-62.85829, 49.70641],</text:p>
      <text:p text:style-name="Preformatted_20_Text"><text:s text:c="7"/>[-61.835585, 49.28855],</text:p>
      <text:p text:style-name="Preformatted_20_Text"><text:s text:c="7"/>[-61.806305, 49.10506]]],</text:p>
      <text:p text:style-name="Preformatted_20_Text"><text:s text:c="5"/>[[[-123.510002, 48.510011],</text:p>
      <text:p text:style-name="Preformatted_20_Text"><text:s text:c="7"/>[-124.012891, 48.370846],</text:p>
      <text:p text:style-name="Preformatted_20_Text"><text:s text:c="7"/>[-125.655013, 48.825005],</text:p>
      <text:p text:style-name="Preformatted_20_Text"><text:s text:c="7"/>[-125.954994, 49.179996],</text:p>
      <text:p text:style-name="Preformatted_20_Text"><text:s text:c="7"/>[-126.850004, 49.53],</text:p>
      <text:p text:style-name="Preformatted_20_Text"><text:s text:c="7"/>[-127.029993, 49.814996],</text:p>
      <text:p text:style-name="Preformatted_20_Text"><text:s text:c="7"/>[-128.059336, 49.994959],</text:p>
      <text:p text:style-name="Preformatted_20_Text"><text:s text:c="7"/>[-128.444584, 50.539138],</text:p>
      <text:p text:style-name="Preformatted_20_Text"><text:s text:c="7"/>[-128.358414, 50.770648],</text:p>
      <text:p text:style-name="Preformatted_20_Text"><text:s text:c="7"/>[-127.308581, 50.552574],</text:p>
      <text:p text:style-name="Preformatted_20_Text"><text:s text:c="7"/>[-126.695001, 50.400903],</text:p>
      <text:p text:style-name="Preformatted_20_Text"><text:s text:c="7"/>[-125.755007, 50.295018],</text:p>
      <text:p text:style-name="Preformatted_20_Text"><text:s text:c="7"/>[-125.415002, 49.950001],</text:p>
      <text:p text:style-name="Preformatted_20_Text"><text:s text:c="7"/>[-124.920768, 49.475275],</text:p>
      <text:p text:style-name="Preformatted_20_Text"><text:s text:c="7"/>[-123.922509, 49.062484],</text:p>
      <text:p text:style-name="Preformatted_20_Text"><text:s text:c="7"/>[-123.510002, 48.510011]]],</text:p>
      <text:p text:style-name="Preformatted_20_Text"><text:soft-page-break/><text:s text:c="5"/>[[[-56.134036, 50.68701],</text:p>
      <text:p text:style-name="Preformatted_20_Text"><text:s text:c="7"/>[-56.795882, 49.812309],</text:p>
      <text:p text:style-name="Preformatted_20_Text"><text:s text:c="7"/>[-56.143105, 50.150117],</text:p>
      <text:p text:style-name="Preformatted_20_Text"><text:s text:c="7"/>[-55.471492, 49.935815],</text:p>
      <text:p text:style-name="Preformatted_20_Text"><text:s text:c="7"/>[-55.822401, 49.587129],</text:p>
      <text:p text:style-name="Preformatted_20_Text"><text:s text:c="7"/>[-54.935143, 49.313011],</text:p>
      <text:p text:style-name="Preformatted_20_Text"><text:s text:c="7"/>[-54.473775, 49.556691],</text:p>
      <text:p text:style-name="Preformatted_20_Text"><text:s text:c="7"/>[-53.476549, 49.249139],</text:p>
      <text:p text:style-name="Preformatted_20_Text"><text:s text:c="7"/>[-53.786014, 48.516781],</text:p>
      <text:p text:style-name="Preformatted_20_Text"><text:s text:c="7"/>[-53.086134, 48.687804],</text:p>
      <text:p text:style-name="Preformatted_20_Text"><text:s text:c="7"/>[-52.958648, 48.157164],</text:p>
      <text:p text:style-name="Preformatted_20_Text"><text:s text:c="7"/>[-52.648099, 47.535548],</text:p>
      <text:p text:style-name="Preformatted_20_Text"><text:s text:c="7"/>[-53.069158, 46.655499],</text:p>
      <text:p text:style-name="Preformatted_20_Text"><text:s text:c="7"/>[-53.521456, 46.618292],</text:p>
      <text:p text:style-name="Preformatted_20_Text"><text:s text:c="7"/>[-54.178936, 46.807066],</text:p>
      <text:p text:style-name="Preformatted_20_Text"><text:s text:c="7"/>[-53.961869, 47.625207],</text:p>
      <text:p text:style-name="Preformatted_20_Text"><text:s text:c="7"/>[-54.240482, 47.752279],</text:p>
      <text:p text:style-name="Preformatted_20_Text"><text:s text:c="7"/>[-55.400773, 46.884994],</text:p>
      <text:p text:style-name="Preformatted_20_Text"><text:s text:c="7"/>[-55.997481, 46.91972],</text:p>
      <text:p text:style-name="Preformatted_20_Text"><text:s text:c="7"/>[-55.291219, 47.389562],</text:p>
      <text:p text:style-name="Preformatted_20_Text"><text:s text:c="7"/>[-56.250799, 47.632545],</text:p>
      <text:p text:style-name="Preformatted_20_Text"><text:s text:c="7"/>[-57.325229, 47.572807],</text:p>
      <text:p text:style-name="Preformatted_20_Text"><text:s text:c="7"/>[-59.266015, 47.603348],</text:p>
      <text:p text:style-name="Preformatted_20_Text"><text:s text:c="7"/>[-59.419494, 47.899454],</text:p>
      <text:p text:style-name="Preformatted_20_Text"><text:s text:c="7"/>[-58.796586, 48.251525],</text:p>
      <text:p text:style-name="Preformatted_20_Text"><text:s text:c="7"/>[-59.231625, 48.523188],</text:p>
      <text:p text:style-name="Preformatted_20_Text"><text:s text:c="7"/>[-58.391805, 49.125581],</text:p>
      <text:p text:style-name="Preformatted_20_Text"><text:s text:c="7"/>[-57.35869, 50.718274],</text:p>
      <text:p text:style-name="Preformatted_20_Text"><text:s text:c="7"/>[-56.73865, 51.287438],</text:p>
      <text:p text:style-name="Preformatted_20_Text"><text:s text:c="7"/>[-55.870977, 51.632094],</text:p>
      <text:p text:style-name="Preformatted_20_Text"><text:s text:c="7"/>[-55.406974, 51.588273],</text:p>
      <text:p text:style-name="Preformatted_20_Text"><text:s text:c="7"/>[-55.600218, 51.317075],</text:p>
      <text:p text:style-name="Preformatted_20_Text"><text:s text:c="7"/>[-56.134036, 50.68701]]],</text:p>
      <text:p text:style-name="Preformatted_20_Text"><text:s text:c="5"/>[[[-132.710008, 54.040009],</text:p>
      <text:p text:style-name="Preformatted_20_Text"><text:s text:c="7"/>[-132.710009, 54.040009],</text:p>
      <text:p text:style-name="Preformatted_20_Text"><text:s text:c="7"/>[-132.710008, 54.040009],</text:p>
      <text:p text:style-name="Preformatted_20_Text"><text:s text:c="7"/>[-132.710008, 54.040009],</text:p>
      <text:p text:style-name="Preformatted_20_Text"><text:s text:c="7"/>[-131.74999, 54.120004],</text:p>
      <text:p text:style-name="Preformatted_20_Text"><text:s text:c="7"/>[-132.04948, 52.984621],</text:p>
      <text:p text:style-name="Preformatted_20_Text"><text:s text:c="7"/>[-131.179043, 52.180433],</text:p>
      <text:p text:style-name="Preformatted_20_Text"><text:s text:c="7"/>[-131.57783, 52.182371],</text:p>
      <text:p text:style-name="Preformatted_20_Text"><text:s text:c="7"/>[-132.180428, 52.639707],</text:p>
      <text:p text:style-name="Preformatted_20_Text"><text:s text:c="7"/>[-132.549992, 53.100015],</text:p>
      <text:p text:style-name="Preformatted_20_Text"><text:s text:c="7"/>[-133.054611, 53.411469],</text:p>
      <text:p text:style-name="Preformatted_20_Text"><text:s text:c="7"/>[-133.239664, 53.85108],</text:p>
      <text:p text:style-name="Preformatted_20_Text"><text:s text:c="7"/>[-133.180004, 54.169975],</text:p>
      <text:p text:style-name="Preformatted_20_Text"><text:s text:c="7"/>[-132.710008, 54.040009]]],</text:p>
      <text:p text:style-name="Preformatted_20_Text"><text:s text:c="5"/>[[[-79.26582, 62.158675],</text:p>
      <text:p text:style-name="Preformatted_20_Text"><text:s text:c="7"/>[-79.65752, 61.63308],</text:p>
      <text:p text:style-name="Preformatted_20_Text"><text:s text:c="7"/>[-80.09956, 61.7181],</text:p>
      <text:p text:style-name="Preformatted_20_Text"><text:s text:c="7"/>[-80.36215, 62.01649],</text:p>
      <text:p text:style-name="Preformatted_20_Text"><text:s text:c="7"/>[-80.315395, 62.085565],</text:p>
      <text:p text:style-name="Preformatted_20_Text"><text:s text:c="7"/>[-79.92939, 62.3856],</text:p>
      <text:p text:style-name="Preformatted_20_Text"><text:s text:c="7"/>[-79.52002, 62.36371],</text:p>
      <text:p text:style-name="Preformatted_20_Text"><text:s text:c="7"/>[-79.26582, 62.158675]]],</text:p>
      <text:p text:style-name="Preformatted_20_Text"><text:s text:c="5"/>[[[-81.89825, 62.7108],</text:p>
      <text:p text:style-name="Preformatted_20_Text"><text:s text:c="7"/>[-83.06857, 62.15922],</text:p>
      <text:p text:style-name="Preformatted_20_Text"><text:s text:c="7"/>[-83.77462, 62.18231],</text:p>
      <text:p text:style-name="Preformatted_20_Text"><text:s text:c="7"/>[-83.99367, 62.4528],</text:p>
      <text:p text:style-name="Preformatted_20_Text"><text:s text:c="7"/>[-83.25048, 62.91409],</text:p>
      <text:p text:style-name="Preformatted_20_Text"><text:s text:c="7"/>[-81.87699, 62.90458],</text:p>
      <text:p text:style-name="Preformatted_20_Text"><text:s text:c="7"/>[-81.89825, 62.7108]]],</text:p>
      <text:p text:style-name="Preformatted_20_Text"><text:s text:c="5"/>[[[-85.161308, 65.657285],</text:p>
      <text:p text:style-name="Preformatted_20_Text"><text:s text:c="7"/>[-84.975764, 65.217518],</text:p>
      <text:p text:style-name="Preformatted_20_Text"><text:soft-page-break/><text:s text:c="7"/>[-84.464012, 65.371772],</text:p>
      <text:p text:style-name="Preformatted_20_Text"><text:s text:c="7"/>[-83.882626, 65.109618],</text:p>
      <text:p text:style-name="Preformatted_20_Text"><text:s text:c="7"/>[-82.787577, 64.766693],</text:p>
      <text:p text:style-name="Preformatted_20_Text"><text:s text:c="7"/>[-81.642014, 64.455136],</text:p>
      <text:p text:style-name="Preformatted_20_Text"><text:s text:c="7"/>[-81.55344, 63.979609],</text:p>
      <text:p text:style-name="Preformatted_20_Text"><text:s text:c="7"/>[-80.817361, 64.057486],</text:p>
      <text:p text:style-name="Preformatted_20_Text"><text:s text:c="7"/>[-80.103451, 63.725981],</text:p>
      <text:p text:style-name="Preformatted_20_Text"><text:s text:c="7"/>[-80.99102, 63.411246],</text:p>
      <text:p text:style-name="Preformatted_20_Text"><text:s text:c="7"/>[-82.547178, 63.651722],</text:p>
      <text:p text:style-name="Preformatted_20_Text"><text:s text:c="7"/>[-83.108798, 64.101876],</text:p>
      <text:p text:style-name="Preformatted_20_Text"><text:s text:c="7"/>[-84.100417, 63.569712],</text:p>
      <text:p text:style-name="Preformatted_20_Text"><text:s text:c="7"/>[-85.523405, 63.052379],</text:p>
      <text:p text:style-name="Preformatted_20_Text"><text:s text:c="7"/>[-85.866769, 63.637253],</text:p>
      <text:p text:style-name="Preformatted_20_Text"><text:s text:c="7"/>[-87.221983, 63.541238],</text:p>
      <text:p text:style-name="Preformatted_20_Text"><text:s text:c="7"/>[-86.35276, 64.035833],</text:p>
      <text:p text:style-name="Preformatted_20_Text"><text:s text:c="7"/>[-86.224886, 64.822917],</text:p>
      <text:p text:style-name="Preformatted_20_Text"><text:s text:c="7"/>[-85.883848, 65.738778],</text:p>
      <text:p text:style-name="Preformatted_20_Text"><text:s text:c="7"/>[-85.161308, 65.657285]]],</text:p>
      <text:p text:style-name="Preformatted_20_Text"><text:s text:c="5"/>[[[-75.86588, 67.14886],</text:p>
      <text:p text:style-name="Preformatted_20_Text"><text:s text:c="7"/>[-76.98687, 67.09873],</text:p>
      <text:p text:style-name="Preformatted_20_Text"><text:s text:c="7"/>[-77.2364, 67.58809],</text:p>
      <text:p text:style-name="Preformatted_20_Text"><text:s text:c="7"/>[-76.81166, 68.14856],</text:p>
      <text:p text:style-name="Preformatted_20_Text"><text:s text:c="7"/>[-75.89521, 68.28721],</text:p>
      <text:p text:style-name="Preformatted_20_Text"><text:s text:c="7"/>[-75.1145, 68.01036],</text:p>
      <text:p text:style-name="Preformatted_20_Text"><text:s text:c="7"/>[-75.10333, 67.58202],</text:p>
      <text:p text:style-name="Preformatted_20_Text"><text:s text:c="7"/>[-75.21597, 67.44425],</text:p>
      <text:p text:style-name="Preformatted_20_Text"><text:s text:c="7"/>[-75.86588, 67.14886]]],</text:p>
      <text:p text:style-name="Preformatted_20_Text"><text:s text:c="5"/>[[[-95.647681, 69.10769],</text:p>
      <text:p text:style-name="Preformatted_20_Text"><text:s text:c="7"/>[-96.269521, 68.75704],</text:p>
      <text:p text:style-name="Preformatted_20_Text"><text:s text:c="7"/>[-97.617401, 69.06003],</text:p>
      <text:p text:style-name="Preformatted_20_Text"><text:s text:c="7"/>[-98.431801, 68.9507],</text:p>
      <text:p text:style-name="Preformatted_20_Text"><text:s text:c="7"/>[-99.797401, 69.40003],</text:p>
      <text:p text:style-name="Preformatted_20_Text"><text:s text:c="7"/>[-98.917401, 69.71003],</text:p>
      <text:p text:style-name="Preformatted_20_Text"><text:s text:c="7"/>[-98.218261, 70.14354],</text:p>
      <text:p text:style-name="Preformatted_20_Text"><text:s text:c="7"/>[-97.157401, 69.86003],</text:p>
      <text:p text:style-name="Preformatted_20_Text"><text:s text:c="7"/>[-96.557401, 69.68003],</text:p>
      <text:p text:style-name="Preformatted_20_Text"><text:s text:c="7"/>[-96.257401, 69.49003],</text:p>
      <text:p text:style-name="Preformatted_20_Text"><text:s text:c="7"/>[-95.647681, 69.10769]]],</text:p>
      <text:p text:style-name="Preformatted_20_Text"><text:s text:c="5"/>[[[-90.5471, 69.49766],</text:p>
      <text:p text:style-name="Preformatted_20_Text"><text:s text:c="7"/>[-90.55151, 68.47499],</text:p>
      <text:p text:style-name="Preformatted_20_Text"><text:s text:c="7"/>[-89.21515, 69.25873],</text:p>
      <text:p text:style-name="Preformatted_20_Text"><text:s text:c="7"/>[-88.01966, 68.61508],</text:p>
      <text:p text:style-name="Preformatted_20_Text"><text:s text:c="7"/>[-88.31749, 67.87338],</text:p>
      <text:p text:style-name="Preformatted_20_Text"><text:s text:c="7"/>[-87.35017, 67.19872],</text:p>
      <text:p text:style-name="Preformatted_20_Text"><text:s text:c="7"/>[-86.30607, 67.92146],</text:p>
      <text:p text:style-name="Preformatted_20_Text"><text:s text:c="7"/>[-85.57664, 68.78456],</text:p>
      <text:p text:style-name="Preformatted_20_Text"><text:s text:c="7"/>[-85.52197, 69.88211],</text:p>
      <text:p text:style-name="Preformatted_20_Text"><text:s text:c="7"/>[-84.10081, 69.80539],</text:p>
      <text:p text:style-name="Preformatted_20_Text"><text:s text:c="7"/>[-82.62258, 69.65826],</text:p>
      <text:p text:style-name="Preformatted_20_Text"><text:s text:c="7"/>[-81.28043, 69.16202],</text:p>
      <text:p text:style-name="Preformatted_20_Text"><text:s text:c="7"/>[-81.2202, 68.66567],</text:p>
      <text:p text:style-name="Preformatted_20_Text"><text:s text:c="7"/>[-81.96436, 68.13253],</text:p>
      <text:p text:style-name="Preformatted_20_Text"><text:s text:c="7"/>[-81.25928, 67.59716],</text:p>
      <text:p text:style-name="Preformatted_20_Text"><text:s text:c="7"/>[-81.38653, 67.11078],</text:p>
      <text:p text:style-name="Preformatted_20_Text"><text:s text:c="7"/>[-83.34456, 66.41154],</text:p>
      <text:p text:style-name="Preformatted_20_Text"><text:s text:c="7"/>[-84.73542, 66.2573],</text:p>
      <text:p text:style-name="Preformatted_20_Text"><text:s text:c="7"/>[-85.76943, 66.55833],</text:p>
      <text:p text:style-name="Preformatted_20_Text"><text:s text:c="7"/>[-86.0676, 66.05625],</text:p>
      <text:p text:style-name="Preformatted_20_Text"><text:s text:c="7"/>[-87.03143, 65.21297],</text:p>
      <text:p text:style-name="Preformatted_20_Text"><text:s text:c="7"/>[-87.32324, 64.77563],</text:p>
      <text:p text:style-name="Preformatted_20_Text"><text:s text:c="7"/>[-88.48296, 64.09897],</text:p>
      <text:p text:style-name="Preformatted_20_Text"><text:s text:c="7"/>[-89.91444, 64.03273],</text:p>
      <text:p text:style-name="Preformatted_20_Text"><text:s text:c="7"/>[-90.70398, 63.61017],</text:p>
      <text:p text:style-name="Preformatted_20_Text"><text:s text:c="7"/>[-90.77004, 62.96021],</text:p>
      <text:p text:style-name="Preformatted_20_Text"><text:soft-page-break/><text:s text:c="7"/>[-91.93342, 62.83508],</text:p>
      <text:p text:style-name="Preformatted_20_Text"><text:s text:c="7"/>[-93.15698, 62.02469],</text:p>
      <text:p text:style-name="Preformatted_20_Text"><text:s text:c="7"/>[-94.24153, 60.89865],</text:p>
      <text:p text:style-name="Preformatted_20_Text"><text:s text:c="7"/>[-94.62931, 60.11021],</text:p>
      <text:p text:style-name="Preformatted_20_Text"><text:s text:c="7"/>[-94.6846, 58.94882],</text:p>
      <text:p text:style-name="Preformatted_20_Text"><text:s text:c="7"/>[-93.21502, 58.78212],</text:p>
      <text:p text:style-name="Preformatted_20_Text"><text:s text:c="7"/>[-92.76462, 57.84571],</text:p>
      <text:p text:style-name="Preformatted_20_Text"><text:s text:c="7"/>[-92.29703, 57.08709],</text:p>
      <text:p text:style-name="Preformatted_20_Text"><text:s text:c="7"/>[-90.89769, 57.28468],</text:p>
      <text:p text:style-name="Preformatted_20_Text"><text:s text:c="7"/>[-89.03953, 56.85172],</text:p>
      <text:p text:style-name="Preformatted_20_Text"><text:s text:c="7"/>[-88.03978, 56.47162],</text:p>
      <text:p text:style-name="Preformatted_20_Text"><text:s text:c="7"/>[-87.32421, 55.99914],</text:p>
      <text:p text:style-name="Preformatted_20_Text"><text:s text:c="7"/>[-86.07121, 55.72383],</text:p>
      <text:p text:style-name="Preformatted_20_Text"><text:s text:c="7"/>[-85.01181, 55.3026],</text:p>
      <text:p text:style-name="Preformatted_20_Text"><text:s text:c="7"/>[-83.36055, 55.24489],</text:p>
      <text:p text:style-name="Preformatted_20_Text"><text:s text:c="7"/>[-82.27285, 55.14832],</text:p>
      <text:p text:style-name="Preformatted_20_Text"><text:s text:c="7"/>[-82.4362, 54.28227],</text:p>
      <text:p text:style-name="Preformatted_20_Text"><text:s text:c="7"/>[-82.12502, 53.27703],</text:p>
      <text:p text:style-name="Preformatted_20_Text"><text:s text:c="7"/>[-81.40075, 52.15788],</text:p>
      <text:p text:style-name="Preformatted_20_Text"><text:s text:c="7"/>[-79.91289, 51.20842],</text:p>
      <text:p text:style-name="Preformatted_20_Text"><text:s text:c="7"/>[-79.14301, 51.53393],</text:p>
      <text:p text:style-name="Preformatted_20_Text"><text:s text:c="7"/>[-78.60191, 52.56208],</text:p>
      <text:p text:style-name="Preformatted_20_Text"><text:s text:c="7"/>[-79.12421, 54.14145],</text:p>
      <text:p text:style-name="Preformatted_20_Text"><text:s text:c="7"/>[-79.82958, 54.66772],</text:p>
      <text:p text:style-name="Preformatted_20_Text"><text:s text:c="7"/>[-78.22874, 55.13645],</text:p>
      <text:p text:style-name="Preformatted_20_Text"><text:s text:c="7"/>[-77.0956, 55.83741],</text:p>
      <text:p text:style-name="Preformatted_20_Text"><text:s text:c="7"/>[-76.54137, 56.53423],</text:p>
      <text:p text:style-name="Preformatted_20_Text"><text:s text:c="7"/>[-76.62319, 57.20263],</text:p>
      <text:p text:style-name="Preformatted_20_Text"><text:s text:c="7"/>[-77.30226, 58.05209],</text:p>
      <text:p text:style-name="Preformatted_20_Text"><text:s text:c="7"/>[-78.51688, 58.80458],</text:p>
      <text:p text:style-name="Preformatted_20_Text"><text:s text:c="7"/>[-77.33676, 59.85261],</text:p>
      <text:p text:style-name="Preformatted_20_Text"><text:s text:c="7"/>[-77.77272, 60.75788],</text:p>
      <text:p text:style-name="Preformatted_20_Text"><text:s text:c="7"/>[-78.10687, 62.31964],</text:p>
      <text:p text:style-name="Preformatted_20_Text"><text:s text:c="7"/>[-77.41067, 62.55053],</text:p>
      <text:p text:style-name="Preformatted_20_Text"><text:s text:c="7"/>[-75.69621, 62.2784],</text:p>
      <text:p text:style-name="Preformatted_20_Text"><text:s text:c="7"/>[-74.6682, 62.18111],</text:p>
      <text:p text:style-name="Preformatted_20_Text"><text:s text:c="7"/>[-73.83988, 62.4438],</text:p>
      <text:p text:style-name="Preformatted_20_Text"><text:s text:c="7"/>[-72.90853, 62.10507],</text:p>
      <text:p text:style-name="Preformatted_20_Text"><text:s text:c="7"/>[-71.67708, 61.52535],</text:p>
      <text:p text:style-name="Preformatted_20_Text"><text:s text:c="7"/>[-71.37369, 61.13717],</text:p>
      <text:p text:style-name="Preformatted_20_Text"><text:s text:c="7"/>[-69.59042, 61.06141],</text:p>
      <text:p text:style-name="Preformatted_20_Text"><text:s text:c="7"/>[-69.62033, 60.22125],</text:p>
      <text:p text:style-name="Preformatted_20_Text"><text:s text:c="7"/>[-69.2879, 58.95736],</text:p>
      <text:p text:style-name="Preformatted_20_Text"><text:s text:c="7"/>[-68.37455, 58.80106],</text:p>
      <text:p text:style-name="Preformatted_20_Text"><text:s text:c="7"/>[-67.64976, 58.21206],</text:p>
      <text:p text:style-name="Preformatted_20_Text"><text:s text:c="7"/>[-66.20178, 58.76731],</text:p>
      <text:p text:style-name="Preformatted_20_Text"><text:s text:c="7"/>[-65.24517, 59.87071],</text:p>
      <text:p text:style-name="Preformatted_20_Text"><text:s text:c="7"/>[-64.58352, 60.33558],</text:p>
      <text:p text:style-name="Preformatted_20_Text"><text:s text:c="7"/>[-63.80475, 59.4426],</text:p>
      <text:p text:style-name="Preformatted_20_Text"><text:s text:c="7"/>[-62.50236, 58.16708],</text:p>
      <text:p text:style-name="Preformatted_20_Text"><text:s text:c="7"/>[-61.39655, 56.96745],</text:p>
      <text:p text:style-name="Preformatted_20_Text"><text:s text:c="7"/>[-61.79866, 56.33945],</text:p>
      <text:p text:style-name="Preformatted_20_Text"><text:s text:c="7"/>[-60.46853, 55.77548],</text:p>
      <text:p text:style-name="Preformatted_20_Text"><text:s text:c="7"/>[-59.56962, 55.20407],</text:p>
      <text:p text:style-name="Preformatted_20_Text"><text:s text:c="7"/>[-57.97508, 54.94549],</text:p>
      <text:p text:style-name="Preformatted_20_Text"><text:s text:c="7"/>[-57.3332, 54.6265],</text:p>
      <text:p text:style-name="Preformatted_20_Text"><text:s text:c="7"/>[-56.93689, 53.78032],</text:p>
      <text:p text:style-name="Preformatted_20_Text"><text:s text:c="7"/>[-56.15811, 53.64749],</text:p>
      <text:p text:style-name="Preformatted_20_Text"><text:s text:c="7"/>[-55.75632, 53.27036],</text:p>
      <text:p text:style-name="Preformatted_20_Text"><text:s text:c="7"/>[-55.68338, 52.14664],</text:p>
      <text:p text:style-name="Preformatted_20_Text"><text:s text:c="7"/>[-56.40916, 51.7707],</text:p>
      <text:p text:style-name="Preformatted_20_Text"><text:s text:c="7"/>[-57.12691, 51.41972],</text:p>
      <text:p text:style-name="Preformatted_20_Text"><text:s text:c="7"/>[-58.77482, 51.0643],</text:p>
      <text:p text:style-name="Preformatted_20_Text"><text:s text:c="7"/>[-60.03309, 50.24277],</text:p>
      <text:p text:style-name="Preformatted_20_Text"><text:soft-page-break/><text:s text:c="7"/>[-61.72366, 50.08046],</text:p>
      <text:p text:style-name="Preformatted_20_Text"><text:s text:c="7"/>[-63.86251, 50.29099],</text:p>
      <text:p text:style-name="Preformatted_20_Text"><text:s text:c="7"/>[-65.36331, 50.2982],</text:p>
      <text:p text:style-name="Preformatted_20_Text"><text:s text:c="7"/>[-66.39905, 50.22897],</text:p>
      <text:p text:style-name="Preformatted_20_Text"><text:s text:c="7"/>[-67.23631, 49.51156],</text:p>
      <text:p text:style-name="Preformatted_20_Text"><text:s text:c="7"/>[-68.51114, 49.06836],</text:p>
      <text:p text:style-name="Preformatted_20_Text"><text:s text:c="7"/>[-69.95362, 47.74488],</text:p>
      <text:p text:style-name="Preformatted_20_Text"><text:s text:c="7"/>[-71.10458, 46.82171],</text:p>
      <text:p text:style-name="Preformatted_20_Text"><text:s text:c="7"/>[-70.25522, 46.98606],</text:p>
      <text:p text:style-name="Preformatted_20_Text"><text:s text:c="7"/>[-68.65, 48.3],</text:p>
      <text:p text:style-name="Preformatted_20_Text"><text:s text:c="7"/>[-66.55243, 49.1331],</text:p>
      <text:p text:style-name="Preformatted_20_Text"><text:s text:c="7"/>[-65.05626, 49.23278],</text:p>
      <text:p text:style-name="Preformatted_20_Text"><text:s text:c="7"/>[-64.17099, 48.74248],</text:p>
      <text:p text:style-name="Preformatted_20_Text"><text:s text:c="7"/>[-65.11545, 48.07085],</text:p>
      <text:p text:style-name="Preformatted_20_Text"><text:s text:c="7"/>[-64.79854, 46.99297],</text:p>
      <text:p text:style-name="Preformatted_20_Text"><text:s text:c="7"/>[-64.47219, 46.23849],</text:p>
      <text:p text:style-name="Preformatted_20_Text"><text:s text:c="7"/>[-63.17329, 45.73902],</text:p>
      <text:p text:style-name="Preformatted_20_Text"><text:s text:c="7"/>[-61.52072, 45.88377],</text:p>
      <text:p text:style-name="Preformatted_20_Text"><text:s text:c="7"/>[-60.51815, 47.00793],</text:p>
      <text:p text:style-name="Preformatted_20_Text"><text:s text:c="7"/>[-60.4486, 46.28264],</text:p>
      <text:p text:style-name="Preformatted_20_Text"><text:s text:c="7"/>[-59.80287, 45.9204],</text:p>
      <text:p text:style-name="Preformatted_20_Text"><text:s text:c="7"/>[-61.03988, 45.26525],</text:p>
      <text:p text:style-name="Preformatted_20_Text"><text:s text:c="7"/>[-63.25471, 44.67014],</text:p>
      <text:p text:style-name="Preformatted_20_Text"><text:s text:c="7"/>[-64.24656, 44.26553],</text:p>
      <text:p text:style-name="Preformatted_20_Text"><text:s text:c="7"/>[-65.36406, 43.54523],</text:p>
      <text:p text:style-name="Preformatted_20_Text"><text:s text:c="7"/>[-66.1234, 43.61867],</text:p>
      <text:p text:style-name="Preformatted_20_Text"><text:s text:c="7"/>[-66.16173, 44.46512],</text:p>
      <text:p text:style-name="Preformatted_20_Text"><text:s text:c="7"/>[-64.42549, 45.29204],</text:p>
      <text:p text:style-name="Preformatted_20_Text"><text:s text:c="7"/>[-66.02605, 45.25931],</text:p>
      <text:p text:style-name="Preformatted_20_Text"><text:s text:c="7"/>[-67.13741, 45.13753],</text:p>
      <text:p text:style-name="Preformatted_20_Text"><text:s text:c="7"/>[-67.79134, 45.70281],</text:p>
      <text:p text:style-name="Preformatted_20_Text"><text:s text:c="7"/>[-67.79046, 47.06636],</text:p>
      <text:p text:style-name="Preformatted_20_Text"><text:s text:c="7"/>[-68.23444, 47.35486],</text:p>
      <text:p text:style-name="Preformatted_20_Text"><text:s text:c="7"/>[-68.905, 47.185],</text:p>
      <text:p text:style-name="Preformatted_20_Text"><text:s text:c="7"/>[-69.237216, 47.447781],</text:p>
      <text:p text:style-name="Preformatted_20_Text"><text:s text:c="7"/>[-69.99997, 46.69307],</text:p>
      <text:p text:style-name="Preformatted_20_Text"><text:s text:c="7"/>[-70.305, 45.915],</text:p>
      <text:p text:style-name="Preformatted_20_Text"><text:s text:c="7"/>[-70.66, 45.46],</text:p>
      <text:p text:style-name="Preformatted_20_Text"><text:s text:c="7"/>[-71.08482, 45.30524],</text:p>
      <text:p text:style-name="Preformatted_20_Text"><text:s text:c="7"/>[-71.405, 45.255],</text:p>
      <text:p text:style-name="Preformatted_20_Text"><text:s text:c="7"/>[-71.50506, 45.0082],</text:p>
      <text:p text:style-name="Preformatted_20_Text"><text:s text:c="7"/>[-73.34783, 45.00738],</text:p>
      <text:p text:style-name="Preformatted_20_Text"><text:s text:c="7"/>[-74.867, 45.00048],</text:p>
      <text:p text:style-name="Preformatted_20_Text"><text:s text:c="7"/>[-75.31821, 44.81645],</text:p>
      <text:p text:style-name="Preformatted_20_Text"><text:s text:c="7"/>[-76.375, 44.09631],</text:p>
      <text:p text:style-name="Preformatted_20_Text"><text:s text:c="7"/>[-76.5, 44.018459],</text:p>
      <text:p text:style-name="Preformatted_20_Text"><text:s text:c="7"/>[-76.820034, 43.628784],</text:p>
      <text:p text:style-name="Preformatted_20_Text"><text:s text:c="7"/>[-77.737885, 43.629056],</text:p>
      <text:p text:style-name="Preformatted_20_Text"><text:s text:c="7"/>[-78.72028, 43.625089],</text:p>
      <text:p text:style-name="Preformatted_20_Text"><text:s text:c="7"/>[-79.171674, 43.466339],</text:p>
      <text:p text:style-name="Preformatted_20_Text"><text:s text:c="7"/>[-79.01, 43.27],</text:p>
      <text:p text:style-name="Preformatted_20_Text"><text:s text:c="7"/>[-78.92, 42.965],</text:p>
      <text:p text:style-name="Preformatted_20_Text"><text:s text:c="7"/>[-78.939362, 42.863611],</text:p>
      <text:p text:style-name="Preformatted_20_Text"><text:s text:c="7"/>[-80.247448, 42.3662],</text:p>
      <text:p text:style-name="Preformatted_20_Text"><text:s text:c="7"/>[-81.277747, 42.209026],</text:p>
      <text:p text:style-name="Preformatted_20_Text"><text:s text:c="7"/>[-82.439278, 41.675105],</text:p>
      <text:p text:style-name="Preformatted_20_Text"><text:s text:c="7"/>[-82.690089, 41.675105],</text:p>
      <text:p text:style-name="Preformatted_20_Text"><text:s text:c="7"/>[-83.02981, 41.832796],</text:p>
      <text:p text:style-name="Preformatted_20_Text"><text:s text:c="7"/>[-83.142, 41.975681],</text:p>
      <text:p text:style-name="Preformatted_20_Text"><text:s text:c="7"/>[-83.12, 42.08],</text:p>
      <text:p text:style-name="Preformatted_20_Text"><text:s text:c="7"/>[-82.9, 42.43],</text:p>
      <text:p text:style-name="Preformatted_20_Text"><text:s text:c="7"/>[-82.43, 42.98],</text:p>
      <text:p text:style-name="Preformatted_20_Text"><text:s text:c="7"/>[-82.137642, 43.571088],</text:p>
      <text:p text:style-name="Preformatted_20_Text"><text:s text:c="7"/>[-82.337763, 44.44],</text:p>
      <text:p text:style-name="Preformatted_20_Text"><text:soft-page-break/><text:s text:c="7"/>[-82.550925, 45.347517],</text:p>
      <text:p text:style-name="Preformatted_20_Text"><text:s text:c="7"/>[-83.592851, 45.816894],</text:p>
      <text:p text:style-name="Preformatted_20_Text"><text:s text:c="7"/>[-83.469551, 45.994686],</text:p>
      <text:p text:style-name="Preformatted_20_Text"><text:s text:c="7"/>[-83.616131, 46.116927],</text:p>
      <text:p text:style-name="Preformatted_20_Text"><text:s text:c="7"/>[-83.890765, 46.116927],</text:p>
      <text:p text:style-name="Preformatted_20_Text"><text:s text:c="7"/>[-84.091851, 46.275419],</text:p>
      <text:p text:style-name="Preformatted_20_Text"><text:s text:c="7"/>[-84.14212, 46.512226],</text:p>
      <text:p text:style-name="Preformatted_20_Text"><text:s text:c="7"/>[-84.3367, 46.40877],</text:p>
      <text:p text:style-name="Preformatted_20_Text"><text:s text:c="7"/>[-84.6049, 46.4396],</text:p>
      <text:p text:style-name="Preformatted_20_Text"><text:s text:c="7"/>[-84.543749, 46.538684],</text:p>
      <text:p text:style-name="Preformatted_20_Text"><text:s text:c="7"/>[-84.779238, 46.637102],</text:p>
      <text:p text:style-name="Preformatted_20_Text"><text:s text:c="7"/>[-84.87608, 46.900083],</text:p>
      <text:p text:style-name="Preformatted_20_Text"><text:s text:c="7"/>[-85.652363, 47.220219],</text:p>
      <text:p text:style-name="Preformatted_20_Text"><text:s text:c="7"/>[-86.461991, 47.553338],</text:p>
      <text:p text:style-name="Preformatted_20_Text"><text:s text:c="7"/>[-87.439793, 47.94],</text:p>
      <text:p text:style-name="Preformatted_20_Text"><text:s text:c="7"/>[-88.378114, 48.302918],</text:p>
      <text:p text:style-name="Preformatted_20_Text"><text:s text:c="7"/>[-89.272917, 48.019808],</text:p>
      <text:p text:style-name="Preformatted_20_Text"><text:s text:c="7"/>[-89.6, 48.01],</text:p>
      <text:p text:style-name="Preformatted_20_Text"><text:s text:c="7"/>[-90.83, 48.27],</text:p>
      <text:p text:style-name="Preformatted_20_Text"><text:s text:c="7"/>[-91.64, 48.14],</text:p>
      <text:p text:style-name="Preformatted_20_Text"><text:s text:c="7"/>[-92.61, 48.45],</text:p>
      <text:p text:style-name="Preformatted_20_Text"><text:s text:c="7"/>[-93.63087, 48.60926],</text:p>
      <text:p text:style-name="Preformatted_20_Text"><text:s text:c="7"/>[-94.32914, 48.67074],</text:p>
      <text:p text:style-name="Preformatted_20_Text"><text:s text:c="7"/>[-94.64, 48.84],</text:p>
      <text:p text:style-name="Preformatted_20_Text"><text:s text:c="7"/>[-94.81758, 49.38905],</text:p>
      <text:p text:style-name="Preformatted_20_Text"><text:s text:c="7"/>[-95.15609, 49.38425],</text:p>
      <text:p text:style-name="Preformatted_20_Text"><text:s text:c="7"/>[-95.15907, 49],</text:p>
      <text:p text:style-name="Preformatted_20_Text"><text:s text:c="7"/>[-97.22872, 49.0007],</text:p>
      <text:p text:style-name="Preformatted_20_Text"><text:s text:c="7"/>[-100.65, 49],</text:p>
      <text:p text:style-name="Preformatted_20_Text"><text:s text:c="7"/>[-104.04826, 48.99986],</text:p>
      <text:p text:style-name="Preformatted_20_Text"><text:s text:c="7"/>[-107.05, 49],</text:p>
      <text:p text:style-name="Preformatted_20_Text"><text:s text:c="7"/>[-110.05, 49],</text:p>
      <text:p text:style-name="Preformatted_20_Text"><text:s text:c="7"/>[-113, 49],</text:p>
      <text:p text:style-name="Preformatted_20_Text"><text:s text:c="7"/>[-116.04818, 49],</text:p>
      <text:p text:style-name="Preformatted_20_Text"><text:s text:c="7"/>[-117.03121, 49],</text:p>
      <text:p text:style-name="Preformatted_20_Text"><text:s text:c="7"/>[-120, 49],</text:p>
      <text:p text:style-name="Preformatted_20_Text"><text:s text:c="7"/>[-122.84, 49],</text:p>
      <text:p text:style-name="Preformatted_20_Text"><text:s text:c="7"/>[-122.97421, 49.002538],</text:p>
      <text:p text:style-name="Preformatted_20_Text"><text:s text:c="7"/>[-124.91024, 49.98456],</text:p>
      <text:p text:style-name="Preformatted_20_Text"><text:s text:c="7"/>[-125.62461, 50.41656],</text:p>
      <text:p text:style-name="Preformatted_20_Text"><text:s text:c="7"/>[-127.43561, 50.83061],</text:p>
      <text:p text:style-name="Preformatted_20_Text"><text:s text:c="7"/>[-127.99276, 51.71583],</text:p>
      <text:p text:style-name="Preformatted_20_Text"><text:s text:c="7"/>[-127.85032, 52.32961],</text:p>
      <text:p text:style-name="Preformatted_20_Text"><text:s text:c="7"/>[-129.12979, 52.75538],</text:p>
      <text:p text:style-name="Preformatted_20_Text"><text:s text:c="7"/>[-129.30523, 53.56159],</text:p>
      <text:p text:style-name="Preformatted_20_Text"><text:s text:c="7"/>[-130.51497, 54.28757],</text:p>
      <text:p text:style-name="Preformatted_20_Text"><text:s text:c="7"/>[-130.53611, 54.80278],</text:p>
      <text:p text:style-name="Preformatted_20_Text"><text:s text:c="7"/>[-129.98, 55.285],</text:p>
      <text:p text:style-name="Preformatted_20_Text"><text:s text:c="7"/>[-130.00778, 55.91583],</text:p>
      <text:p text:style-name="Preformatted_20_Text"><text:s text:c="7"/>[-131.70781, 56.55212],</text:p>
      <text:p text:style-name="Preformatted_20_Text"><text:s text:c="7"/>[-132.73042, 57.69289],</text:p>
      <text:p text:style-name="Preformatted_20_Text"><text:s text:c="7"/>[-133.35556, 58.41028],</text:p>
      <text:p text:style-name="Preformatted_20_Text"><text:s text:c="7"/>[-134.27111, 58.86111],</text:p>
      <text:p text:style-name="Preformatted_20_Text"><text:s text:c="7"/>[-134.945, 59.27056],</text:p>
      <text:p text:style-name="Preformatted_20_Text"><text:s text:c="7"/>[-135.47583, 59.78778],</text:p>
      <text:p text:style-name="Preformatted_20_Text"><text:s text:c="7"/>[-136.47972, 59.46389],</text:p>
      <text:p text:style-name="Preformatted_20_Text"><text:s text:c="7"/>[-137.4525, 58.905],</text:p>
      <text:p text:style-name="Preformatted_20_Text"><text:s text:c="7"/>[-138.34089, 59.56211],</text:p>
      <text:p text:style-name="Preformatted_20_Text"><text:s text:c="7"/>[-139.039, 60],</text:p>
      <text:p text:style-name="Preformatted_20_Text"><text:s text:c="7"/>[-140.013, 60.27682],</text:p>
      <text:p text:style-name="Preformatted_20_Text"><text:s text:c="7"/>[-140.99778, 60.30639],</text:p>
      <text:p text:style-name="Preformatted_20_Text"><text:s text:c="7"/>[-140.9925, 66.00003],</text:p>
      <text:p text:style-name="Preformatted_20_Text"><text:s text:c="7"/>[-140.986, 69.712],</text:p>
      <text:p text:style-name="Preformatted_20_Text"><text:s text:c="7"/>[-139.12052, 69.47102],</text:p>
      <text:p text:style-name="Preformatted_20_Text"><text:soft-page-break/><text:s text:c="7"/>[-137.54636, 68.99002],</text:p>
      <text:p text:style-name="Preformatted_20_Text"><text:s text:c="7"/>[-136.50358, 68.89804],</text:p>
      <text:p text:style-name="Preformatted_20_Text"><text:s text:c="7"/>[-135.62576, 69.31512],</text:p>
      <text:p text:style-name="Preformatted_20_Text"><text:s text:c="7"/>[-134.41464, 69.62743],</text:p>
      <text:p text:style-name="Preformatted_20_Text"><text:s text:c="7"/>[-132.92925, 69.50534],</text:p>
      <text:p text:style-name="Preformatted_20_Text"><text:s text:c="7"/>[-131.43136, 69.94451],</text:p>
      <text:p text:style-name="Preformatted_20_Text"><text:s text:c="7"/>[-129.79471, 70.19369],</text:p>
      <text:p text:style-name="Preformatted_20_Text"><text:s text:c="7"/>[-129.10773, 69.77927],</text:p>
      <text:p text:style-name="Preformatted_20_Text"><text:s text:c="7"/>[-128.36156, 70.01286],</text:p>
      <text:p text:style-name="Preformatted_20_Text"><text:s text:c="7"/>[-128.13817, 70.48384],</text:p>
      <text:p text:style-name="Preformatted_20_Text"><text:s text:c="7"/>[-127.44712, 70.37721],</text:p>
      <text:p text:style-name="Preformatted_20_Text"><text:s text:c="7"/>[-125.75632, 69.48058],</text:p>
      <text:p text:style-name="Preformatted_20_Text"><text:s text:c="7"/>[-124.42483, 70.1584],</text:p>
      <text:p text:style-name="Preformatted_20_Text"><text:s text:c="7"/>[-124.28968, 69.39969],</text:p>
      <text:p text:style-name="Preformatted_20_Text"><text:s text:c="7"/>[-123.06108, 69.56372],</text:p>
      <text:p text:style-name="Preformatted_20_Text"><text:s text:c="7"/>[-122.6835, 69.85553],</text:p>
      <text:p text:style-name="Preformatted_20_Text"><text:s text:c="7"/>[-121.47226, 69.79778],</text:p>
      <text:p text:style-name="Preformatted_20_Text"><text:s text:c="7"/>[-119.94288, 69.37786],</text:p>
      <text:p text:style-name="Preformatted_20_Text"><text:s text:c="7"/>[-117.60268, 69.01128],</text:p>
      <text:p text:style-name="Preformatted_20_Text"><text:s text:c="7"/>[-116.22643, 68.84151],</text:p>
      <text:p text:style-name="Preformatted_20_Text"><text:s text:c="7"/>[-115.2469, 68.90591],</text:p>
      <text:p text:style-name="Preformatted_20_Text"><text:s text:c="7"/>[-113.89794, 68.3989],</text:p>
      <text:p text:style-name="Preformatted_20_Text"><text:s text:c="7"/>[-115.30489, 67.90261],</text:p>
      <text:p text:style-name="Preformatted_20_Text"><text:s text:c="7"/>[-113.49727, 67.68815],</text:p>
      <text:p text:style-name="Preformatted_20_Text"><text:s text:c="7"/>[-110.798, 67.80612],</text:p>
      <text:p text:style-name="Preformatted_20_Text"><text:s text:c="7"/>[-109.94619, 67.98104],</text:p>
      <text:p text:style-name="Preformatted_20_Text"><text:s text:c="7"/>[-108.8802, 67.38144],</text:p>
      <text:p text:style-name="Preformatted_20_Text"><text:s text:c="7"/>[-107.79239, 67.88736],</text:p>
      <text:p text:style-name="Preformatted_20_Text"><text:s text:c="7"/>[-108.81299, 68.31164],</text:p>
      <text:p text:style-name="Preformatted_20_Text"><text:s text:c="7"/>[-108.16721, 68.65392],</text:p>
      <text:p text:style-name="Preformatted_20_Text"><text:s text:c="7"/>[-106.95, 68.7],</text:p>
      <text:p text:style-name="Preformatted_20_Text"><text:s text:c="7"/>[-106.15, 68.8],</text:p>
      <text:p text:style-name="Preformatted_20_Text"><text:s text:c="7"/>[-105.34282, 68.56122],</text:p>
      <text:p text:style-name="Preformatted_20_Text"><text:s text:c="7"/>[-104.33791, 68.018],</text:p>
      <text:p text:style-name="Preformatted_20_Text"><text:s text:c="7"/>[-103.22115, 68.09775],</text:p>
      <text:p text:style-name="Preformatted_20_Text"><text:s text:c="7"/>[-101.45433, 67.64689],</text:p>
      <text:p text:style-name="Preformatted_20_Text"><text:s text:c="7"/>[-99.90195, 67.80566],</text:p>
      <text:p text:style-name="Preformatted_20_Text"><text:s text:c="7"/>[-98.4432, 67.78165],</text:p>
      <text:p text:style-name="Preformatted_20_Text"><text:s text:c="7"/>[-98.5586, 68.40394],</text:p>
      <text:p text:style-name="Preformatted_20_Text"><text:s text:c="7"/>[-97.66948, 68.57864],</text:p>
      <text:p text:style-name="Preformatted_20_Text"><text:s text:c="7"/>[-96.11991, 68.23939],</text:p>
      <text:p text:style-name="Preformatted_20_Text"><text:s text:c="7"/>[-96.12588, 67.29338],</text:p>
      <text:p text:style-name="Preformatted_20_Text"><text:s text:c="7"/>[-95.48943, 68.0907],</text:p>
      <text:p text:style-name="Preformatted_20_Text"><text:s text:c="7"/>[-94.685, 68.06383],</text:p>
      <text:p text:style-name="Preformatted_20_Text"><text:s text:c="7"/>[-94.23282, 69.06903],</text:p>
      <text:p text:style-name="Preformatted_20_Text"><text:s text:c="7"/>[-95.30408, 69.68571],</text:p>
      <text:p text:style-name="Preformatted_20_Text"><text:s text:c="7"/>[-96.47131, 70.08976],</text:p>
      <text:p text:style-name="Preformatted_20_Text"><text:s text:c="7"/>[-96.39115, 71.19482],</text:p>
      <text:p text:style-name="Preformatted_20_Text"><text:s text:c="7"/>[-95.2088, 71.92053],</text:p>
      <text:p text:style-name="Preformatted_20_Text"><text:s text:c="7"/>[-93.88997, 71.76015],</text:p>
      <text:p text:style-name="Preformatted_20_Text"><text:s text:c="7"/>[-92.87818, 71.31869],</text:p>
      <text:p text:style-name="Preformatted_20_Text"><text:s text:c="7"/>[-91.51964, 70.19129],</text:p>
      <text:p text:style-name="Preformatted_20_Text"><text:s text:c="7"/>[-92.40692, 69.69997],</text:p>
      <text:p text:style-name="Preformatted_20_Text"><text:s text:c="7"/>[-90.5471, 69.49766]]],</text:p>
      <text:p text:style-name="Preformatted_20_Text"><text:s text:c="5"/>[[[-114.16717, 73.12145],</text:p>
      <text:p text:style-name="Preformatted_20_Text"><text:s text:c="7"/>[-114.66634, 72.65277],</text:p>
      <text:p text:style-name="Preformatted_20_Text"><text:s text:c="7"/>[-112.44102, 72.9554],</text:p>
      <text:p text:style-name="Preformatted_20_Text"><text:s text:c="7"/>[-111.05039, 72.4504],</text:p>
      <text:p text:style-name="Preformatted_20_Text"><text:s text:c="7"/>[-109.92035, 72.96113],</text:p>
      <text:p text:style-name="Preformatted_20_Text"><text:s text:c="7"/>[-109.00654, 72.63335],</text:p>
      <text:p text:style-name="Preformatted_20_Text"><text:s text:c="7"/>[-108.18835, 71.65089],</text:p>
      <text:p text:style-name="Preformatted_20_Text"><text:s text:c="7"/>[-107.68599, 72.06548],</text:p>
      <text:p text:style-name="Preformatted_20_Text"><text:s text:c="7"/>[-108.39639, 73.08953],</text:p>
      <text:p text:style-name="Preformatted_20_Text"><text:s text:c="7"/>[-107.51645, 73.23598],</text:p>
      <text:p text:style-name="Preformatted_20_Text"><text:soft-page-break/><text:s text:c="7"/>[-106.52259, 73.07601],</text:p>
      <text:p text:style-name="Preformatted_20_Text"><text:s text:c="7"/>[-105.40246, 72.67259],</text:p>
      <text:p text:style-name="Preformatted_20_Text"><text:s text:c="7"/>[-104.77484, 71.6984],</text:p>
      <text:p text:style-name="Preformatted_20_Text"><text:s text:c="7"/>[-104.46476, 70.99297],</text:p>
      <text:p text:style-name="Preformatted_20_Text"><text:s text:c="7"/>[-102.78537, 70.49776],</text:p>
      <text:p text:style-name="Preformatted_20_Text"><text:s text:c="7"/>[-100.98078, 70.02432],</text:p>
      <text:p text:style-name="Preformatted_20_Text"><text:s text:c="7"/>[-101.08929, 69.58447],</text:p>
      <text:p text:style-name="Preformatted_20_Text"><text:s text:c="7"/>[-102.73116, 69.50402],</text:p>
      <text:p text:style-name="Preformatted_20_Text"><text:s text:c="7"/>[-102.09329, 69.11962],</text:p>
      <text:p text:style-name="Preformatted_20_Text"><text:s text:c="7"/>[-102.43024, 68.75282],</text:p>
      <text:p text:style-name="Preformatted_20_Text"><text:s text:c="7"/>[-104.24, 68.91],</text:p>
      <text:p text:style-name="Preformatted_20_Text"><text:s text:c="7"/>[-105.96, 69.18],</text:p>
      <text:p text:style-name="Preformatted_20_Text"><text:s text:c="7"/>[-107.12254, 69.11922],</text:p>
      <text:p text:style-name="Preformatted_20_Text"><text:s text:c="7"/>[-109, 68.78],</text:p>
      <text:p text:style-name="Preformatted_20_Text"><text:s text:c="7"/>[-111.534149, 68.630059],</text:p>
      <text:p text:style-name="Preformatted_20_Text"><text:s text:c="7"/>[-113.3132, 68.53554],</text:p>
      <text:p text:style-name="Preformatted_20_Text"><text:s text:c="7"/>[-113.85496, 69.00744],</text:p>
      <text:p text:style-name="Preformatted_20_Text"><text:s text:c="7"/>[-115.22, 69.28],</text:p>
      <text:p text:style-name="Preformatted_20_Text"><text:s text:c="7"/>[-116.10794, 69.16821],</text:p>
      <text:p text:style-name="Preformatted_20_Text"><text:s text:c="7"/>[-117.34, 69.96],</text:p>
      <text:p text:style-name="Preformatted_20_Text"><text:s text:c="7"/>[-116.67473, 70.06655],</text:p>
      <text:p text:style-name="Preformatted_20_Text"><text:s text:c="7"/>[-115.13112, 70.2373],</text:p>
      <text:p text:style-name="Preformatted_20_Text"><text:s text:c="7"/>[-113.72141, 70.19237],</text:p>
      <text:p text:style-name="Preformatted_20_Text"><text:s text:c="7"/>[-112.4161, 70.36638],</text:p>
      <text:p text:style-name="Preformatted_20_Text"><text:s text:c="7"/>[-114.35, 70.6],</text:p>
      <text:p text:style-name="Preformatted_20_Text"><text:s text:c="7"/>[-116.48684, 70.52045],</text:p>
      <text:p text:style-name="Preformatted_20_Text"><text:s text:c="7"/>[-117.9048, 70.54056],</text:p>
      <text:p text:style-name="Preformatted_20_Text"><text:s text:c="7"/>[-118.43238, 70.9092],</text:p>
      <text:p text:style-name="Preformatted_20_Text"><text:s text:c="7"/>[-116.11311, 71.30918],</text:p>
      <text:p text:style-name="Preformatted_20_Text"><text:s text:c="7"/>[-117.65568, 71.2952],</text:p>
      <text:p text:style-name="Preformatted_20_Text"><text:s text:c="7"/>[-119.40199, 71.55859],</text:p>
      <text:p text:style-name="Preformatted_20_Text"><text:s text:c="7"/>[-118.56267, 72.30785],</text:p>
      <text:p text:style-name="Preformatted_20_Text"><text:s text:c="7"/>[-117.86642, 72.70594],</text:p>
      <text:p text:style-name="Preformatted_20_Text"><text:s text:c="7"/>[-115.18909, 73.31459],</text:p>
      <text:p text:style-name="Preformatted_20_Text"><text:s text:c="7"/>[-114.16717, 73.12145]]],</text:p>
      <text:p text:style-name="Preformatted_20_Text"><text:s text:c="5"/>[[[-104.5, 73.42],</text:p>
      <text:p text:style-name="Preformatted_20_Text"><text:s text:c="7"/>[-105.38, 72.76],</text:p>
      <text:p text:style-name="Preformatted_20_Text"><text:s text:c="7"/>[-106.94, 73.46],</text:p>
      <text:p text:style-name="Preformatted_20_Text"><text:s text:c="7"/>[-106.6, 73.6],</text:p>
      <text:p text:style-name="Preformatted_20_Text"><text:s text:c="7"/>[-105.26, 73.64],</text:p>
      <text:p text:style-name="Preformatted_20_Text"><text:s text:c="7"/>[-104.5, 73.42]]],</text:p>
      <text:p text:style-name="Preformatted_20_Text"><text:s text:c="5"/>[[[-76.34, 73.102685],</text:p>
      <text:p text:style-name="Preformatted_20_Text"><text:s text:c="7"/>[-76.251404, 72.826385],</text:p>
      <text:p text:style-name="Preformatted_20_Text"><text:s text:c="7"/>[-77.314438, 72.855545],</text:p>
      <text:p text:style-name="Preformatted_20_Text"><text:s text:c="7"/>[-78.39167, 72.876656],</text:p>
      <text:p text:style-name="Preformatted_20_Text"><text:s text:c="7"/>[-79.486252, 72.742203],</text:p>
      <text:p text:style-name="Preformatted_20_Text"><text:s text:c="7"/>[-79.775833, 72.802902],</text:p>
      <text:p text:style-name="Preformatted_20_Text"><text:s text:c="7"/>[-80.876099, 73.333183],</text:p>
      <text:p text:style-name="Preformatted_20_Text"><text:s text:c="7"/>[-80.833885, 73.693184],</text:p>
      <text:p text:style-name="Preformatted_20_Text"><text:s text:c="7"/>[-80.353058, 73.75972],</text:p>
      <text:p text:style-name="Preformatted_20_Text"><text:s text:c="7"/>[-78.064438, 73.651932],</text:p>
      <text:p text:style-name="Preformatted_20_Text"><text:s text:c="7"/>[-76.34, 73.102685]]],</text:p>
      <text:p text:style-name="Preformatted_20_Text"><text:s text:c="5"/>[[[-86.562179, 73.157447],</text:p>
      <text:p text:style-name="Preformatted_20_Text"><text:s text:c="7"/>[-85.774371, 72.534126],</text:p>
      <text:p text:style-name="Preformatted_20_Text"><text:s text:c="7"/>[-84.850112, 73.340278],</text:p>
      <text:p text:style-name="Preformatted_20_Text"><text:s text:c="7"/>[-82.31559, 73.750951],</text:p>
      <text:p text:style-name="Preformatted_20_Text"><text:s text:c="7"/>[-80.600088, 72.716544],</text:p>
      <text:p text:style-name="Preformatted_20_Text"><text:s text:c="7"/>[-80.748942, 72.061907],</text:p>
      <text:p text:style-name="Preformatted_20_Text"><text:s text:c="7"/>[-78.770639, 72.352173],</text:p>
      <text:p text:style-name="Preformatted_20_Text"><text:s text:c="7"/>[-77.824624, 72.749617],</text:p>
      <text:p text:style-name="Preformatted_20_Text"><text:s text:c="7"/>[-75.605845, 72.243678],</text:p>
      <text:p text:style-name="Preformatted_20_Text"><text:s text:c="7"/>[-74.228616, 71.767144],</text:p>
      <text:p text:style-name="Preformatted_20_Text"><text:s text:c="7"/>[-74.099141, 71.33084],</text:p>
      <text:p text:style-name="Preformatted_20_Text"><text:s text:c="7"/>[-72.242226, 71.556925],</text:p>
      <text:p text:style-name="Preformatted_20_Text"><text:soft-page-break/><text:s text:c="7"/>[-71.200015, 70.920013],</text:p>
      <text:p text:style-name="Preformatted_20_Text"><text:s text:c="7"/>[-68.786054, 70.525024],</text:p>
      <text:p text:style-name="Preformatted_20_Text"><text:s text:c="7"/>[-67.91497, 70.121948],</text:p>
      <text:p text:style-name="Preformatted_20_Text"><text:s text:c="7"/>[-66.969033, 69.186087],</text:p>
      <text:p text:style-name="Preformatted_20_Text"><text:s text:c="7"/>[-68.805123, 68.720198],</text:p>
      <text:p text:style-name="Preformatted_20_Text"><text:s text:c="7"/>[-66.449866, 68.067163],</text:p>
      <text:p text:style-name="Preformatted_20_Text"><text:s text:c="7"/>[-64.862314, 67.847539],</text:p>
      <text:p text:style-name="Preformatted_20_Text"><text:s text:c="7"/>[-63.424934, 66.928473],</text:p>
      <text:p text:style-name="Preformatted_20_Text"><text:s text:c="7"/>[-61.851981, 66.862121],</text:p>
      <text:p text:style-name="Preformatted_20_Text"><text:s text:c="7"/>[-62.163177, 66.160251],</text:p>
      <text:p text:style-name="Preformatted_20_Text"><text:s text:c="7"/>[-63.918444, 64.998669],</text:p>
      <text:p text:style-name="Preformatted_20_Text"><text:s text:c="7"/>[-65.14886, 65.426033],</text:p>
      <text:p text:style-name="Preformatted_20_Text"><text:s text:c="7"/>[-66.721219, 66.388041],</text:p>
      <text:p text:style-name="Preformatted_20_Text"><text:s text:c="7"/>[-68.015016, 66.262726],</text:p>
      <text:p text:style-name="Preformatted_20_Text"><text:s text:c="7"/>[-68.141287, 65.689789],</text:p>
      <text:p text:style-name="Preformatted_20_Text"><text:s text:c="7"/>[-67.089646, 65.108455],</text:p>
      <text:p text:style-name="Preformatted_20_Text"><text:s text:c="7"/>[-65.73208, 64.648406],</text:p>
      <text:p text:style-name="Preformatted_20_Text"><text:s text:c="7"/>[-65.320168, 64.382737],</text:p>
      <text:p text:style-name="Preformatted_20_Text"><text:s text:c="7"/>[-64.669406, 63.392927],</text:p>
      <text:p text:style-name="Preformatted_20_Text"><text:s text:c="7"/>[-65.013804, 62.674185],</text:p>
      <text:p text:style-name="Preformatted_20_Text"><text:s text:c="7"/>[-66.275045, 62.945099],</text:p>
      <text:p text:style-name="Preformatted_20_Text"><text:s text:c="7"/>[-68.783186, 63.74567],</text:p>
      <text:p text:style-name="Preformatted_20_Text"><text:s text:c="7"/>[-67.369681, 62.883966],</text:p>
      <text:p text:style-name="Preformatted_20_Text"><text:s text:c="7"/>[-66.328297, 62.280075],</text:p>
      <text:p text:style-name="Preformatted_20_Text"><text:s text:c="7"/>[-66.165568, 61.930897],</text:p>
      <text:p text:style-name="Preformatted_20_Text"><text:s text:c="7"/>[-68.877367, 62.330149],</text:p>
      <text:p text:style-name="Preformatted_20_Text"><text:s text:c="7"/>[-71.023437, 62.910708],</text:p>
      <text:p text:style-name="Preformatted_20_Text"><text:s text:c="7"/>[-72.235379, 63.397836],</text:p>
      <text:p text:style-name="Preformatted_20_Text"><text:s text:c="7"/>[-71.886278, 63.679989],</text:p>
      <text:p text:style-name="Preformatted_20_Text"><text:s text:c="7"/>[-73.378306, 64.193963],</text:p>
      <text:p text:style-name="Preformatted_20_Text"><text:s text:c="7"/>[-74.834419, 64.679076],</text:p>
      <text:p text:style-name="Preformatted_20_Text"><text:s text:c="7"/>[-74.818503, 64.389093],</text:p>
      <text:p text:style-name="Preformatted_20_Text"><text:s text:c="7"/>[-77.70998, 64.229542],</text:p>
      <text:p text:style-name="Preformatted_20_Text"><text:s text:c="7"/>[-78.555949, 64.572906],</text:p>
      <text:p text:style-name="Preformatted_20_Text"><text:s text:c="7"/>[-77.897281, 65.309192],</text:p>
      <text:p text:style-name="Preformatted_20_Text"><text:s text:c="7"/>[-76.018274, 65.326969],</text:p>
      <text:p text:style-name="Preformatted_20_Text"><text:s text:c="7"/>[-73.959795, 65.454765],</text:p>
      <text:p text:style-name="Preformatted_20_Text"><text:s text:c="7"/>[-74.293883, 65.811771],</text:p>
      <text:p text:style-name="Preformatted_20_Text"><text:s text:c="7"/>[-73.944912, 66.310578],</text:p>
      <text:p text:style-name="Preformatted_20_Text"><text:s text:c="7"/>[-72.651167, 67.284576],</text:p>
      <text:p text:style-name="Preformatted_20_Text"><text:s text:c="7"/>[-72.92606, 67.726926],</text:p>
      <text:p text:style-name="Preformatted_20_Text"><text:s text:c="7"/>[-73.311618, 68.069437],</text:p>
      <text:p text:style-name="Preformatted_20_Text"><text:s text:c="7"/>[-74.843307, 68.554627],</text:p>
      <text:p text:style-name="Preformatted_20_Text"><text:s text:c="7"/>[-76.869101, 68.894736],</text:p>
      <text:p text:style-name="Preformatted_20_Text"><text:s text:c="7"/>[-76.228649, 69.147769],</text:p>
      <text:p text:style-name="Preformatted_20_Text"><text:s text:c="7"/>[-77.28737, 69.76954],</text:p>
      <text:p text:style-name="Preformatted_20_Text"><text:s text:c="7"/>[-78.168634, 69.826488],</text:p>
      <text:p text:style-name="Preformatted_20_Text"><text:s text:c="7"/>[-78.957242, 70.16688],</text:p>
      <text:p text:style-name="Preformatted_20_Text"><text:s text:c="7"/>[-79.492455, 69.871808],</text:p>
      <text:p text:style-name="Preformatted_20_Text"><text:s text:c="7"/>[-81.305471, 69.743185],</text:p>
      <text:p text:style-name="Preformatted_20_Text"><text:s text:c="7"/>[-84.944706, 69.966634],</text:p>
      <text:p text:style-name="Preformatted_20_Text"><text:s text:c="7"/>[-87.060003, 70.260001],</text:p>
      <text:p text:style-name="Preformatted_20_Text"><text:s text:c="7"/>[-88.681713, 70.410741],</text:p>
      <text:p text:style-name="Preformatted_20_Text"><text:s text:c="7"/>[-89.51342, 70.762038],</text:p>
      <text:p text:style-name="Preformatted_20_Text"><text:s text:c="7"/>[-88.467721, 71.218186],</text:p>
      <text:p text:style-name="Preformatted_20_Text"><text:s text:c="7"/>[-89.888151, 71.222552],</text:p>
      <text:p text:style-name="Preformatted_20_Text"><text:s text:c="7"/>[-90.20516, 72.235074],</text:p>
      <text:p text:style-name="Preformatted_20_Text"><text:s text:c="7"/>[-89.436577, 73.129464],</text:p>
      <text:p text:style-name="Preformatted_20_Text"><text:s text:c="7"/>[-88.408242, 73.537889],</text:p>
      <text:p text:style-name="Preformatted_20_Text"><text:s text:c="7"/>[-85.826151, 73.803816],</text:p>
      <text:p text:style-name="Preformatted_20_Text"><text:s text:c="7"/>[-86.562179, 73.157447]]],</text:p>
      <text:p text:style-name="Preformatted_20_Text"><text:s text:c="5"/>[[[-100.35642, 73.84389],</text:p>
      <text:p text:style-name="Preformatted_20_Text"><text:s text:c="7"/>[-99.16387, 73.63339],</text:p>
      <text:p text:style-name="Preformatted_20_Text"><text:s text:c="7"/>[-97.38, 73.76],</text:p>
      <text:p text:style-name="Preformatted_20_Text"><text:soft-page-break/><text:s text:c="7"/>[-97.12, 73.47],</text:p>
      <text:p text:style-name="Preformatted_20_Text"><text:s text:c="7"/>[-98.05359, 72.99052],</text:p>
      <text:p text:style-name="Preformatted_20_Text"><text:s text:c="7"/>[-96.54, 72.56],</text:p>
      <text:p text:style-name="Preformatted_20_Text"><text:s text:c="7"/>[-96.72, 71.66],</text:p>
      <text:p text:style-name="Preformatted_20_Text"><text:s text:c="7"/>[-98.35966, 71.27285],</text:p>
      <text:p text:style-name="Preformatted_20_Text"><text:s text:c="7"/>[-99.32286, 71.35639],</text:p>
      <text:p text:style-name="Preformatted_20_Text"><text:s text:c="7"/>[-100.01482, 71.73827],</text:p>
      <text:p text:style-name="Preformatted_20_Text"><text:s text:c="7"/>[-102.5, 72.51],</text:p>
      <text:p text:style-name="Preformatted_20_Text"><text:s text:c="7"/>[-102.48, 72.83],</text:p>
      <text:p text:style-name="Preformatted_20_Text"><text:s text:c="7"/>[-100.43836, 72.70588],</text:p>
      <text:p text:style-name="Preformatted_20_Text"><text:s text:c="7"/>[-101.54, 73.36],</text:p>
      <text:p text:style-name="Preformatted_20_Text"><text:s text:c="7"/>[-100.35642, 73.84389]]],</text:p>
      <text:p text:style-name="Preformatted_20_Text"><text:s text:c="5"/>[[[-93.196296, 72.771992],</text:p>
      <text:p text:style-name="Preformatted_20_Text"><text:s text:c="7"/>[-94.269047, 72.024596],</text:p>
      <text:p text:style-name="Preformatted_20_Text"><text:s text:c="7"/>[-95.409856, 72.061881],</text:p>
      <text:p text:style-name="Preformatted_20_Text"><text:s text:c="7"/>[-96.033745, 72.940277],</text:p>
      <text:p text:style-name="Preformatted_20_Text"><text:s text:c="7"/>[-96.018268, 73.43743],</text:p>
      <text:p text:style-name="Preformatted_20_Text"><text:s text:c="7"/>[-95.495793, 73.862417],</text:p>
      <text:p text:style-name="Preformatted_20_Text"><text:s text:c="7"/>[-94.503658, 74.134907],</text:p>
      <text:p text:style-name="Preformatted_20_Text"><text:s text:c="7"/>[-92.420012, 74.100025],</text:p>
      <text:p text:style-name="Preformatted_20_Text"><text:s text:c="7"/>[-90.509793, 73.856732],</text:p>
      <text:p text:style-name="Preformatted_20_Text"><text:s text:c="7"/>[-92.003965, 72.966244],</text:p>
      <text:p text:style-name="Preformatted_20_Text"><text:s text:c="7"/>[-93.196296, 72.771992]]],</text:p>
      <text:p text:style-name="Preformatted_20_Text"><text:s text:c="5"/>[[[-120.46, 71.383602],</text:p>
      <text:p text:style-name="Preformatted_20_Text"><text:s text:c="7"/>[-123.09219, 70.90164],</text:p>
      <text:p text:style-name="Preformatted_20_Text"><text:s text:c="7"/>[-123.62, 71.34],</text:p>
      <text:p text:style-name="Preformatted_20_Text"><text:s text:c="7"/>[-125.928949, 71.868688],</text:p>
      <text:p text:style-name="Preformatted_20_Text"><text:s text:c="7"/>[-125.5, 72.292261],</text:p>
      <text:p text:style-name="Preformatted_20_Text"><text:s text:c="7"/>[-124.80729, 73.02256],</text:p>
      <text:p text:style-name="Preformatted_20_Text"><text:s text:c="7"/>[-123.94, 73.68],</text:p>
      <text:p text:style-name="Preformatted_20_Text"><text:s text:c="7"/>[-124.91775, 74.29275],</text:p>
      <text:p text:style-name="Preformatted_20_Text"><text:s text:c="7"/>[-121.53788, 74.44893],</text:p>
      <text:p text:style-name="Preformatted_20_Text"><text:s text:c="7"/>[-120.10978, 74.24135],</text:p>
      <text:p text:style-name="Preformatted_20_Text"><text:s text:c="7"/>[-117.55564, 74.18577],</text:p>
      <text:p text:style-name="Preformatted_20_Text"><text:s text:c="7"/>[-116.58442, 73.89607],</text:p>
      <text:p text:style-name="Preformatted_20_Text"><text:s text:c="7"/>[-115.51081, 73.47519],</text:p>
      <text:p text:style-name="Preformatted_20_Text"><text:s text:c="7"/>[-116.76794, 73.22292],</text:p>
      <text:p text:style-name="Preformatted_20_Text"><text:s text:c="7"/>[-119.22, 72.52],</text:p>
      <text:p text:style-name="Preformatted_20_Text"><text:s text:c="7"/>[-120.46, 71.82],</text:p>
      <text:p text:style-name="Preformatted_20_Text"><text:s text:c="7"/>[-120.46, 71.383602]]],</text:p>
      <text:p text:style-name="Preformatted_20_Text"><text:s text:c="5"/>[[[-93.612756, 74.979997],</text:p>
      <text:p text:style-name="Preformatted_20_Text"><text:s text:c="7"/>[-94.156909, 74.592347],</text:p>
      <text:p text:style-name="Preformatted_20_Text"><text:s text:c="7"/>[-95.608681, 74.666864],</text:p>
      <text:p text:style-name="Preformatted_20_Text"><text:s text:c="7"/>[-96.820932, 74.927623],</text:p>
      <text:p text:style-name="Preformatted_20_Text"><text:s text:c="7"/>[-96.288587, 75.377828],</text:p>
      <text:p text:style-name="Preformatted_20_Text"><text:s text:c="7"/>[-94.85082, 75.647218],</text:p>
      <text:p text:style-name="Preformatted_20_Text"><text:s text:c="7"/>[-93.977747, 75.29649],</text:p>
      <text:p text:style-name="Preformatted_20_Text"><text:s text:c="7"/>[-93.612756, 74.979997]]],</text:p>
      <text:p text:style-name="Preformatted_20_Text"><text:s text:c="5"/>[[[-98.5, 76.72],</text:p>
      <text:p text:style-name="Preformatted_20_Text"><text:s text:c="7"/>[-97.735585, 76.25656],</text:p>
      <text:p text:style-name="Preformatted_20_Text"><text:s text:c="7"/>[-97.704415, 75.74344],</text:p>
      <text:p text:style-name="Preformatted_20_Text"><text:s text:c="7"/>[-98.16, 75],</text:p>
      <text:p text:style-name="Preformatted_20_Text"><text:s text:c="7"/>[-99.80874, 74.89744],</text:p>
      <text:p text:style-name="Preformatted_20_Text"><text:s text:c="7"/>[-100.88366, 75.05736],</text:p>
      <text:p text:style-name="Preformatted_20_Text"><text:s text:c="7"/>[-100.86292, 75.64075],</text:p>
      <text:p text:style-name="Preformatted_20_Text"><text:s text:c="7"/>[-102.50209, 75.5638],</text:p>
      <text:p text:style-name="Preformatted_20_Text"><text:s text:c="7"/>[-102.56552, 76.3366],</text:p>
      <text:p text:style-name="Preformatted_20_Text"><text:s text:c="7"/>[-101.48973, 76.30537],</text:p>
      <text:p text:style-name="Preformatted_20_Text"><text:s text:c="7"/>[-99.98349, 76.64634],</text:p>
      <text:p text:style-name="Preformatted_20_Text"><text:s text:c="7"/>[-98.57699, 76.58859],</text:p>
      <text:p text:style-name="Preformatted_20_Text"><text:s text:c="7"/>[-98.5, 76.72]]],</text:p>
      <text:p text:style-name="Preformatted_20_Text"><text:s text:c="5"/>[[[-108.21141, 76.20168],</text:p>
      <text:p text:style-name="Preformatted_20_Text"><text:s text:c="7"/>[-107.81943, 75.84552],</text:p>
      <text:p text:style-name="Preformatted_20_Text"><text:s text:c="7"/>[-106.92893, 76.01282],</text:p>
      <text:p text:style-name="Preformatted_20_Text"><text:soft-page-break/><text:s text:c="7"/>[-105.881, 75.9694],</text:p>
      <text:p text:style-name="Preformatted_20_Text"><text:s text:c="7"/>[-105.70498, 75.47951],</text:p>
      <text:p text:style-name="Preformatted_20_Text"><text:s text:c="7"/>[-106.31347, 75.00527],</text:p>
      <text:p text:style-name="Preformatted_20_Text"><text:s text:c="7"/>[-109.7, 74.85],</text:p>
      <text:p text:style-name="Preformatted_20_Text"><text:s text:c="7"/>[-112.22307, 74.41696],</text:p>
      <text:p text:style-name="Preformatted_20_Text"><text:s text:c="7"/>[-113.74381, 74.39427],</text:p>
      <text:p text:style-name="Preformatted_20_Text"><text:s text:c="7"/>[-113.87135, 74.72029],</text:p>
      <text:p text:style-name="Preformatted_20_Text"><text:s text:c="7"/>[-111.79421, 75.1625],</text:p>
      <text:p text:style-name="Preformatted_20_Text"><text:s text:c="7"/>[-116.31221, 75.04343],</text:p>
      <text:p text:style-name="Preformatted_20_Text"><text:s text:c="7"/>[-117.7104, 75.2222],</text:p>
      <text:p text:style-name="Preformatted_20_Text"><text:s text:c="7"/>[-116.34602, 76.19903],</text:p>
      <text:p text:style-name="Preformatted_20_Text"><text:s text:c="7"/>[-115.40487, 76.47887],</text:p>
      <text:p text:style-name="Preformatted_20_Text"><text:s text:c="7"/>[-112.59056, 76.14134],</text:p>
      <text:p text:style-name="Preformatted_20_Text"><text:s text:c="7"/>[-110.81422, 75.54919],</text:p>
      <text:p text:style-name="Preformatted_20_Text"><text:s text:c="7"/>[-109.0671, 75.47321],</text:p>
      <text:p text:style-name="Preformatted_20_Text"><text:s text:c="7"/>[-110.49726, 76.42982],</text:p>
      <text:p text:style-name="Preformatted_20_Text"><text:s text:c="7"/>[-109.5811, 76.79417],</text:p>
      <text:p text:style-name="Preformatted_20_Text"><text:s text:c="7"/>[-108.54859, 76.67832],</text:p>
      <text:p text:style-name="Preformatted_20_Text"><text:s text:c="7"/>[-108.21141, 76.20168]]],</text:p>
      <text:p text:style-name="Preformatted_20_Text"><text:s text:c="5"/>[[[-94.684086, 77.097878],</text:p>
      <text:p text:style-name="Preformatted_20_Text"><text:s text:c="7"/>[-93.573921, 76.776296],</text:p>
      <text:p text:style-name="Preformatted_20_Text"><text:s text:c="7"/>[-91.605023, 76.778518],</text:p>
      <text:p text:style-name="Preformatted_20_Text"><text:s text:c="7"/>[-90.741846, 76.449597],</text:p>
      <text:p text:style-name="Preformatted_20_Text"><text:s text:c="7"/>[-90.969661, 76.074013],</text:p>
      <text:p text:style-name="Preformatted_20_Text"><text:s text:c="7"/>[-89.822238, 75.847774],</text:p>
      <text:p text:style-name="Preformatted_20_Text"><text:s text:c="7"/>[-89.187083, 75.610166],</text:p>
      <text:p text:style-name="Preformatted_20_Text"><text:s text:c="7"/>[-87.838276, 75.566189],</text:p>
      <text:p text:style-name="Preformatted_20_Text"><text:s text:c="7"/>[-86.379192, 75.482421],</text:p>
      <text:p text:style-name="Preformatted_20_Text"><text:s text:c="7"/>[-84.789625, 75.699204],</text:p>
      <text:p text:style-name="Preformatted_20_Text"><text:s text:c="7"/>[-82.753445, 75.784315],</text:p>
      <text:p text:style-name="Preformatted_20_Text"><text:s text:c="7"/>[-81.128531, 75.713983],</text:p>
      <text:p text:style-name="Preformatted_20_Text"><text:s text:c="7"/>[-80.057511, 75.336849],</text:p>
      <text:p text:style-name="Preformatted_20_Text"><text:s text:c="7"/>[-79.833933, 74.923127],</text:p>
      <text:p text:style-name="Preformatted_20_Text"><text:s text:c="7"/>[-80.457771, 74.657304],</text:p>
      <text:p text:style-name="Preformatted_20_Text"><text:s text:c="7"/>[-81.948843, 74.442459],</text:p>
      <text:p text:style-name="Preformatted_20_Text"><text:s text:c="7"/>[-83.228894, 74.564028],</text:p>
      <text:p text:style-name="Preformatted_20_Text"><text:s text:c="7"/>[-86.097452, 74.410032],</text:p>
      <text:p text:style-name="Preformatted_20_Text"><text:s text:c="7"/>[-88.15035, 74.392307],</text:p>
      <text:p text:style-name="Preformatted_20_Text"><text:s text:c="7"/>[-89.764722, 74.515555],</text:p>
      <text:p text:style-name="Preformatted_20_Text"><text:s text:c="7"/>[-92.422441, 74.837758],</text:p>
      <text:p text:style-name="Preformatted_20_Text"><text:s text:c="7"/>[-92.768285, 75.38682],</text:p>
      <text:p text:style-name="Preformatted_20_Text"><text:s text:c="7"/>[-92.889906, 75.882655],</text:p>
      <text:p text:style-name="Preformatted_20_Text"><text:s text:c="7"/>[-93.893824, 76.319244],</text:p>
      <text:p text:style-name="Preformatted_20_Text"><text:s text:c="7"/>[-95.962457, 76.441381],</text:p>
      <text:p text:style-name="Preformatted_20_Text"><text:s text:c="7"/>[-97.121379, 76.751078],</text:p>
      <text:p text:style-name="Preformatted_20_Text"><text:s text:c="7"/>[-96.745123, 77.161389],</text:p>
      <text:p text:style-name="Preformatted_20_Text"><text:s text:c="7"/>[-94.684086, 77.097878]]],</text:p>
      <text:p text:style-name="Preformatted_20_Text"><text:s text:c="5"/>[[[-116.198587, 77.645287],</text:p>
      <text:p text:style-name="Preformatted_20_Text"><text:s text:c="7"/>[-116.335813, 76.876962],</text:p>
      <text:p text:style-name="Preformatted_20_Text"><text:s text:c="7"/>[-117.106051, 76.530032],</text:p>
      <text:p text:style-name="Preformatted_20_Text"><text:s text:c="7"/>[-118.040412, 76.481172],</text:p>
      <text:p text:style-name="Preformatted_20_Text"><text:s text:c="7"/>[-119.899318, 76.053213],</text:p>
      <text:p text:style-name="Preformatted_20_Text"><text:s text:c="7"/>[-121.499995, 75.900019],</text:p>
      <text:p text:style-name="Preformatted_20_Text"><text:s text:c="7"/>[-122.854924, 76.116543],</text:p>
      <text:p text:style-name="Preformatted_20_Text"><text:s text:c="7"/>[-122.854925, 76.116543],</text:p>
      <text:p text:style-name="Preformatted_20_Text"><text:s text:c="7"/>[-121.157535, 76.864508],</text:p>
      <text:p text:style-name="Preformatted_20_Text"><text:s text:c="7"/>[-119.103939, 77.51222],</text:p>
      <text:p text:style-name="Preformatted_20_Text"><text:s text:c="7"/>[-117.570131, 77.498319],</text:p>
      <text:p text:style-name="Preformatted_20_Text"><text:s text:c="7"/>[-116.198587, 77.645287]]],</text:p>
      <text:p text:style-name="Preformatted_20_Text"><text:s text:c="5"/>[[[-93.840003, 77.519997],</text:p>
      <text:p text:style-name="Preformatted_20_Text"><text:s text:c="7"/>[-94.295608, 77.491343],</text:p>
      <text:p text:style-name="Preformatted_20_Text"><text:s text:c="7"/>[-96.169654, 77.555111],</text:p>
      <text:p text:style-name="Preformatted_20_Text"><text:s text:c="7"/>[-96.436304, 77.834629],</text:p>
      <text:p text:style-name="Preformatted_20_Text"><text:s text:c="7"/>[-94.422577, 77.820005],</text:p>
      <text:p text:style-name="Preformatted_20_Text"><text:soft-page-break/><text:s text:c="7"/>[-93.720656, 77.634331],</text:p>
      <text:p text:style-name="Preformatted_20_Text"><text:s text:c="7"/>[-93.840003, 77.519997]]],</text:p>
      <text:p text:style-name="Preformatted_20_Text"><text:s text:c="5"/>[[[-110.186938, 77.697015],</text:p>
      <text:p text:style-name="Preformatted_20_Text"><text:s text:c="7"/>[-112.051191, 77.409229],</text:p>
      <text:p text:style-name="Preformatted_20_Text"><text:s text:c="7"/>[-113.534279, 77.732207],</text:p>
      <text:p text:style-name="Preformatted_20_Text"><text:s text:c="7"/>[-112.724587, 78.05105],</text:p>
      <text:p text:style-name="Preformatted_20_Text"><text:s text:c="7"/>[-111.264443, 78.152956],</text:p>
      <text:p text:style-name="Preformatted_20_Text"><text:s text:c="7"/>[-109.854452, 77.996325],</text:p>
      <text:p text:style-name="Preformatted_20_Text"><text:s text:c="7"/>[-110.186938, 77.697015]]],</text:p>
      <text:p text:style-name="Preformatted_20_Text"><text:s text:c="5"/>[[[-109.663146, 78.601973],</text:p>
      <text:p text:style-name="Preformatted_20_Text"><text:s text:c="7"/>[-110.881314, 78.40692],</text:p>
      <text:p text:style-name="Preformatted_20_Text"><text:s text:c="7"/>[-112.542091, 78.407902],</text:p>
      <text:p text:style-name="Preformatted_20_Text"><text:s text:c="7"/>[-112.525891, 78.550555],</text:p>
      <text:p text:style-name="Preformatted_20_Text"><text:s text:c="7"/>[-111.50001, 78.849994],</text:p>
      <text:p text:style-name="Preformatted_20_Text"><text:s text:c="7"/>[-110.963661, 78.804441],</text:p>
      <text:p text:style-name="Preformatted_20_Text"><text:s text:c="7"/>[-109.663146, 78.601973]]],</text:p>
      <text:p text:style-name="Preformatted_20_Text"><text:s text:c="5"/>[[[-95.830295, 78.056941],</text:p>
      <text:p text:style-name="Preformatted_20_Text"><text:s text:c="7"/>[-97.309843, 77.850597],</text:p>
      <text:p text:style-name="Preformatted_20_Text"><text:s text:c="7"/>[-98.124289, 78.082857],</text:p>
      <text:p text:style-name="Preformatted_20_Text"><text:s text:c="7"/>[-98.552868, 78.458105],</text:p>
      <text:p text:style-name="Preformatted_20_Text"><text:s text:c="7"/>[-98.631984, 78.87193],</text:p>
      <text:p text:style-name="Preformatted_20_Text"><text:s text:c="7"/>[-97.337231, 78.831984],</text:p>
      <text:p text:style-name="Preformatted_20_Text"><text:s text:c="7"/>[-96.754399, 78.765813],</text:p>
      <text:p text:style-name="Preformatted_20_Text"><text:s text:c="7"/>[-95.559278, 78.418315],</text:p>
      <text:p text:style-name="Preformatted_20_Text"><text:s text:c="7"/>[-95.830295, 78.056941]]],</text:p>
      <text:p text:style-name="Preformatted_20_Text"><text:s text:c="5"/>[[[-100.060192, 78.324754],</text:p>
      <text:p text:style-name="Preformatted_20_Text"><text:s text:c="7"/>[-99.670939, 77.907545],</text:p>
      <text:p text:style-name="Preformatted_20_Text"><text:s text:c="7"/>[-101.30394, 78.018985],</text:p>
      <text:p text:style-name="Preformatted_20_Text"><text:s text:c="7"/>[-102.949809, 78.343229],</text:p>
      <text:p text:style-name="Preformatted_20_Text"><text:s text:c="7"/>[-105.176133, 78.380332],</text:p>
      <text:p text:style-name="Preformatted_20_Text"><text:s text:c="7"/>[-104.210429, 78.67742],</text:p>
      <text:p text:style-name="Preformatted_20_Text"><text:s text:c="7"/>[-105.41958, 78.918336],</text:p>
      <text:p text:style-name="Preformatted_20_Text"><text:s text:c="7"/>[-105.492289, 79.301594],</text:p>
      <text:p text:style-name="Preformatted_20_Text"><text:s text:c="7"/>[-103.529282, 79.165349],</text:p>
      <text:p text:style-name="Preformatted_20_Text"><text:s text:c="7"/>[-100.825158, 78.800462],</text:p>
      <text:p text:style-name="Preformatted_20_Text"><text:s text:c="7"/>[-100.060192, 78.324754]]],</text:p>
      <text:p text:style-name="Preformatted_20_Text"><text:s text:c="5"/>[[[-87.02, 79.66],</text:p>
      <text:p text:style-name="Preformatted_20_Text"><text:s text:c="7"/>[-85.81435, 79.3369],</text:p>
      <text:p text:style-name="Preformatted_20_Text"><text:s text:c="7"/>[-87.18756, 79.0393],</text:p>
      <text:p text:style-name="Preformatted_20_Text"><text:s text:c="7"/>[-89.03535, 78.28723],</text:p>
      <text:p text:style-name="Preformatted_20_Text"><text:s text:c="7"/>[-90.80436, 78.21533],</text:p>
      <text:p text:style-name="Preformatted_20_Text"><text:s text:c="7"/>[-92.87669, 78.34333],</text:p>
      <text:p text:style-name="Preformatted_20_Text"><text:s text:c="7"/>[-93.95116, 78.75099],</text:p>
      <text:p text:style-name="Preformatted_20_Text"><text:s text:c="7"/>[-93.93574, 79.11373],</text:p>
      <text:p text:style-name="Preformatted_20_Text"><text:s text:c="7"/>[-93.14524, 79.3801],</text:p>
      <text:p text:style-name="Preformatted_20_Text"><text:s text:c="7"/>[-94.974, 79.37248],</text:p>
      <text:p text:style-name="Preformatted_20_Text"><text:s text:c="7"/>[-96.07614, 79.70502],</text:p>
      <text:p text:style-name="Preformatted_20_Text"><text:s text:c="7"/>[-96.70972, 80.15777],</text:p>
      <text:p text:style-name="Preformatted_20_Text"><text:s text:c="7"/>[-96.01644, 80.60233],</text:p>
      <text:p text:style-name="Preformatted_20_Text"><text:s text:c="7"/>[-95.32345, 80.90729],</text:p>
      <text:p text:style-name="Preformatted_20_Text"><text:s text:c="7"/>[-94.29843, 80.97727],</text:p>
      <text:p text:style-name="Preformatted_20_Text"><text:s text:c="7"/>[-94.73542, 81.20646],</text:p>
      <text:p text:style-name="Preformatted_20_Text"><text:s text:c="7"/>[-92.40984, 81.25739],</text:p>
      <text:p text:style-name="Preformatted_20_Text"><text:s text:c="7"/>[-91.13289, 80.72345],</text:p>
      <text:p text:style-name="Preformatted_20_Text"><text:s text:c="7"/>[-89.45, 80.509322],</text:p>
      <text:p text:style-name="Preformatted_20_Text"><text:s text:c="7"/>[-87.81, 80.32],</text:p>
      <text:p text:style-name="Preformatted_20_Text"><text:s text:c="7"/>[-87.02, 79.66]]],</text:p>
      <text:p text:style-name="Preformatted_20_Text"><text:s text:c="5"/>[[[-68.5, 83.106322],</text:p>
      <text:p text:style-name="Preformatted_20_Text"><text:s text:c="7"/>[-65.82735, 83.02801],</text:p>
      <text:p text:style-name="Preformatted_20_Text"><text:s text:c="7"/>[-63.68, 82.9],</text:p>
      <text:p text:style-name="Preformatted_20_Text"><text:s text:c="7"/>[-61.85, 82.6286],</text:p>
      <text:p text:style-name="Preformatted_20_Text"><text:s text:c="7"/>[-61.89388, 82.36165],</text:p>
      <text:p text:style-name="Preformatted_20_Text"><text:s text:c="7"/>[-64.334, 81.92775],</text:p>
      <text:p text:style-name="Preformatted_20_Text"><text:s text:c="7"/>[-66.75342, 81.72527],</text:p>
      <text:p text:style-name="Preformatted_20_Text"><text:soft-page-break/><text:s text:c="7"/>[-67.65755, 81.50141],</text:p>
      <text:p text:style-name="Preformatted_20_Text"><text:s text:c="7"/>[-65.48031, 81.50657],</text:p>
      <text:p text:style-name="Preformatted_20_Text"><text:s text:c="7"/>[-67.84, 80.9],</text:p>
      <text:p text:style-name="Preformatted_20_Text"><text:s text:c="7"/>[-69.4697, 80.61683],</text:p>
      <text:p text:style-name="Preformatted_20_Text"><text:s text:c="7"/>[-71.18, 79.8],</text:p>
      <text:p text:style-name="Preformatted_20_Text"><text:s text:c="7"/>[-73.2428, 79.63415],</text:p>
      <text:p text:style-name="Preformatted_20_Text"><text:s text:c="7"/>[-73.88, 79.430162],</text:p>
      <text:p text:style-name="Preformatted_20_Text"><text:s text:c="7"/>[-76.90773, 79.32309],</text:p>
      <text:p text:style-name="Preformatted_20_Text"><text:s text:c="7"/>[-75.52924, 79.19766],</text:p>
      <text:p text:style-name="Preformatted_20_Text"><text:s text:c="7"/>[-76.22046, 79.01907],</text:p>
      <text:p text:style-name="Preformatted_20_Text"><text:s text:c="7"/>[-75.39345, 78.52581],</text:p>
      <text:p text:style-name="Preformatted_20_Text"><text:s text:c="7"/>[-76.34354, 78.18296],</text:p>
      <text:p text:style-name="Preformatted_20_Text"><text:s text:c="7"/>[-77.88851, 77.89991],</text:p>
      <text:p text:style-name="Preformatted_20_Text"><text:s text:c="7"/>[-78.36269, 77.50859],</text:p>
      <text:p text:style-name="Preformatted_20_Text"><text:s text:c="7"/>[-79.75951, 77.20968],</text:p>
      <text:p text:style-name="Preformatted_20_Text"><text:s text:c="7"/>[-79.61965, 76.98336],</text:p>
      <text:p text:style-name="Preformatted_20_Text"><text:s text:c="7"/>[-77.91089, 77.022045],</text:p>
      <text:p text:style-name="Preformatted_20_Text"><text:s text:c="7"/>[-77.88911, 76.777955],</text:p>
      <text:p text:style-name="Preformatted_20_Text"><text:s text:c="7"/>[-80.56125, 76.17812],</text:p>
      <text:p text:style-name="Preformatted_20_Text"><text:s text:c="7"/>[-83.17439, 76.45403],</text:p>
      <text:p text:style-name="Preformatted_20_Text"><text:s text:c="7"/>[-86.11184, 76.29901],</text:p>
      <text:p text:style-name="Preformatted_20_Text"><text:s text:c="7"/>[-87.6, 76.42],</text:p>
      <text:p text:style-name="Preformatted_20_Text"><text:s text:c="7"/>[-89.49068, 76.47239],</text:p>
      <text:p text:style-name="Preformatted_20_Text"><text:s text:c="7"/>[-89.6161, 76.95213],</text:p>
      <text:p text:style-name="Preformatted_20_Text"><text:s text:c="7"/>[-87.76739, 77.17833],</text:p>
      <text:p text:style-name="Preformatted_20_Text"><text:s text:c="7"/>[-88.26, 77.9],</text:p>
      <text:p text:style-name="Preformatted_20_Text"><text:s text:c="7"/>[-87.65, 77.970222],</text:p>
      <text:p text:style-name="Preformatted_20_Text"><text:s text:c="7"/>[-84.97634, 77.53873],</text:p>
      <text:p text:style-name="Preformatted_20_Text"><text:s text:c="7"/>[-86.34, 78.18],</text:p>
      <text:p text:style-name="Preformatted_20_Text"><text:s text:c="7"/>[-87.96192, 78.37181],</text:p>
      <text:p text:style-name="Preformatted_20_Text"><text:s text:c="7"/>[-87.15198, 78.75867],</text:p>
      <text:p text:style-name="Preformatted_20_Text"><text:s text:c="7"/>[-85.37868, 78.9969],</text:p>
      <text:p text:style-name="Preformatted_20_Text"><text:s text:c="7"/>[-85.09495, 79.34543],</text:p>
      <text:p text:style-name="Preformatted_20_Text"><text:s text:c="7"/>[-86.50734, 79.73624],</text:p>
      <text:p text:style-name="Preformatted_20_Text"><text:s text:c="7"/>[-86.93179, 80.25145],</text:p>
      <text:p text:style-name="Preformatted_20_Text"><text:s text:c="7"/>[-84.19844, 80.20836],</text:p>
      <text:p text:style-name="Preformatted_20_Text"><text:s text:c="7"/>[-83.408696, 80.1],</text:p>
      <text:p text:style-name="Preformatted_20_Text"><text:s text:c="7"/>[-81.84823, 80.46442],</text:p>
      <text:p text:style-name="Preformatted_20_Text"><text:s text:c="7"/>[-84.1, 80.58],</text:p>
      <text:p text:style-name="Preformatted_20_Text"><text:s text:c="7"/>[-87.59895, 80.51627],</text:p>
      <text:p text:style-name="Preformatted_20_Text"><text:s text:c="7"/>[-89.36663, 80.85569],</text:p>
      <text:p text:style-name="Preformatted_20_Text"><text:s text:c="7"/>[-90.2, 81.26],</text:p>
      <text:p text:style-name="Preformatted_20_Text"><text:s text:c="7"/>[-91.36786, 81.5531],</text:p>
      <text:p text:style-name="Preformatted_20_Text"><text:s text:c="7"/>[-91.58702, 81.89429],</text:p>
      <text:p text:style-name="Preformatted_20_Text"><text:s text:c="7"/>[-90.1, 82.085],</text:p>
      <text:p text:style-name="Preformatted_20_Text"><text:s text:c="7"/>[-88.93227, 82.11751],</text:p>
      <text:p text:style-name="Preformatted_20_Text"><text:s text:c="7"/>[-86.97024, 82.27961],</text:p>
      <text:p text:style-name="Preformatted_20_Text"><text:s text:c="7"/>[-85.5, 82.652273],</text:p>
      <text:p text:style-name="Preformatted_20_Text"><text:s text:c="7"/>[-84.260005, 82.6],</text:p>
      <text:p text:style-name="Preformatted_20_Text"><text:s text:c="7"/>[-83.18, 82.32],</text:p>
      <text:p text:style-name="Preformatted_20_Text"><text:s text:c="7"/>[-82.42, 82.86],</text:p>
      <text:p text:style-name="Preformatted_20_Text"><text:s text:c="7"/>[-81.1, 83.02],</text:p>
      <text:p text:style-name="Preformatted_20_Text"><text:s text:c="7"/>[-79.30664, 83.13056],</text:p>
      <text:p text:style-name="Preformatted_20_Text"><text:s text:c="7"/>[-76.25, 83.172059],</text:p>
      <text:p text:style-name="Preformatted_20_Text"><text:s text:c="7"/>[-75.71878, 83.06404],</text:p>
      <text:p text:style-name="Preformatted_20_Text"><text:s text:c="7"/>[-72.83153, 83.23324],</text:p>
      <text:p text:style-name="Preformatted_20_Text"><text:s text:c="7"/>[-70.665765, 83.169781],</text:p>
      <text:p text:style-name="Preformatted_20_Text"><text:s text:c="7"/>[-68.5, 83.106322]]]]},</text:p>
      <text:p text:style-name="Preformatted_20_Text"><text:s text:c="3"/>'id': 'CAN'},</text:p>
      <text:p text:style-name="Preformatted_20_Text"><text:s text:c="2"/>{'type': 'Feature',</text:p>
      <text:p text:style-name="Preformatted_20_Text"><text:s text:c="3"/>'properties': {'name': 'Switzerland'},</text:p>
      <text:p text:style-name="Preformatted_20_Text"><text:s text:c="3"/>'geometry': {'type': 'Polygon',</text:p>
      <text:p text:style-name="Preformatted_20_Text"><text:s text:c="4"/>'coordinates': [[[9.594226, 47.525058],</text:p>
      <text:p text:style-name="Preformatted_20_Text"><text:s text:c="6"/>[9.632932, 47.347601],</text:p>
      <text:p text:style-name="Preformatted_20_Text"><text:soft-page-break/><text:s text:c="6"/>[9.47997, 47.10281],</text:p>
      <text:p text:style-name="Preformatted_20_Text"><text:s text:c="6"/>[9.932448, 46.920728],</text:p>
      <text:p text:style-name="Preformatted_20_Text"><text:s text:c="6"/>[10.442701, 46.893546],</text:p>
      <text:p text:style-name="Preformatted_20_Text"><text:s text:c="6"/>[10.363378, 46.483571],</text:p>
      <text:p text:style-name="Preformatted_20_Text"><text:s text:c="6"/>[9.922837, 46.314899],</text:p>
      <text:p text:style-name="Preformatted_20_Text"><text:s text:c="6"/>[9.182882, 46.440215],</text:p>
      <text:p text:style-name="Preformatted_20_Text"><text:s text:c="6"/>[8.966306, 46.036932],</text:p>
      <text:p text:style-name="Preformatted_20_Text"><text:s text:c="6"/>[8.489952, 46.005151],</text:p>
      <text:p text:style-name="Preformatted_20_Text"><text:s text:c="6"/>[8.31663, 46.163642],</text:p>
      <text:p text:style-name="Preformatted_20_Text"><text:s text:c="6"/>[7.755992, 45.82449],</text:p>
      <text:p text:style-name="Preformatted_20_Text"><text:s text:c="6"/>[7.273851, 45.776948],</text:p>
      <text:p text:style-name="Preformatted_20_Text"><text:s text:c="6"/>[6.843593, 45.991147],</text:p>
      <text:p text:style-name="Preformatted_20_Text"><text:s text:c="6"/>[6.5001, 46.429673],</text:p>
      <text:p text:style-name="Preformatted_20_Text"><text:s text:c="6"/>[6.022609, 46.27299],</text:p>
      <text:p text:style-name="Preformatted_20_Text"><text:s text:c="6"/>[6.037389, 46.725779],</text:p>
      <text:p text:style-name="Preformatted_20_Text"><text:s text:c="6"/>[6.768714, 47.287708],</text:p>
      <text:p text:style-name="Preformatted_20_Text"><text:s text:c="6"/>[6.736571, 47.541801],</text:p>
      <text:p text:style-name="Preformatted_20_Text"><text:s text:c="6"/>[7.192202, 47.449766],</text:p>
      <text:p text:style-name="Preformatted_20_Text"><text:s text:c="6"/>[7.466759, 47.620582],</text:p>
      <text:p text:style-name="Preformatted_20_Text"><text:s text:c="6"/>[8.317301, 47.61358],</text:p>
      <text:p text:style-name="Preformatted_20_Text"><text:s text:c="6"/>[8.522612, 47.830828],</text:p>
      <text:p text:style-name="Preformatted_20_Text"><text:s text:c="6"/>[9.594226, 47.525058]]]},</text:p>
      <text:p text:style-name="Preformatted_20_Text"><text:s text:c="3"/>'id': 'CHE'},</text:p>
      <text:p text:style-name="Preformatted_20_Text"><text:s text:c="2"/>{'type': 'Feature',</text:p>
      <text:p text:style-name="Preformatted_20_Text"><text:s text:c="3"/>'properties': {'name': 'Chile'},</text:p>
      <text:p text:style-name="Preformatted_20_Text"><text:s text:c="3"/>'geometry': {'type': 'MultiPolygon',</text:p>
      <text:p text:style-name="Preformatted_20_Text"><text:s text:c="4"/>'coordinates': [[[[-68.63401, -52.63637],</text:p>
      <text:p text:style-name="Preformatted_20_Text"><text:s text:c="7"/>[-68.63335, -54.8695],</text:p>
      <text:p text:style-name="Preformatted_20_Text"><text:s text:c="7"/>[-67.56244, -54.87001],</text:p>
      <text:p text:style-name="Preformatted_20_Text"><text:s text:c="7"/>[-66.95992, -54.89681],</text:p>
      <text:p text:style-name="Preformatted_20_Text"><text:s text:c="7"/>[-67.29103, -55.30124],</text:p>
      <text:p text:style-name="Preformatted_20_Text"><text:s text:c="7"/>[-68.14863, -55.61183],</text:p>
      <text:p text:style-name="Preformatted_20_Text"><text:s text:c="7"/>[-68.639991, -55.580018],</text:p>
      <text:p text:style-name="Preformatted_20_Text"><text:s text:c="7"/>[-69.2321, -55.49906],</text:p>
      <text:p text:style-name="Preformatted_20_Text"><text:s text:c="7"/>[-69.95809, -55.19843],</text:p>
      <text:p text:style-name="Preformatted_20_Text"><text:s text:c="7"/>[-71.00568, -55.05383],</text:p>
      <text:p text:style-name="Preformatted_20_Text"><text:s text:c="7"/>[-72.2639, -54.49514],</text:p>
      <text:p text:style-name="Preformatted_20_Text"><text:s text:c="7"/>[-73.2852, -53.95752],</text:p>
      <text:p text:style-name="Preformatted_20_Text"><text:s text:c="7"/>[-74.66253, -52.83749],</text:p>
      <text:p text:style-name="Preformatted_20_Text"><text:s text:c="7"/>[-73.8381, -53.04743],</text:p>
      <text:p text:style-name="Preformatted_20_Text"><text:s text:c="7"/>[-72.43418, -53.7154],</text:p>
      <text:p text:style-name="Preformatted_20_Text"><text:s text:c="7"/>[-71.10773, -54.07433],</text:p>
      <text:p text:style-name="Preformatted_20_Text"><text:s text:c="7"/>[-70.59178, -53.61583],</text:p>
      <text:p text:style-name="Preformatted_20_Text"><text:s text:c="7"/>[-70.26748, -52.93123],</text:p>
      <text:p text:style-name="Preformatted_20_Text"><text:s text:c="7"/>[-69.34565, -52.5183],</text:p>
      <text:p text:style-name="Preformatted_20_Text"><text:s text:c="7"/>[-68.63401, -52.63637]]],</text:p>
      <text:p text:style-name="Preformatted_20_Text"><text:s text:c="5"/>[[[-68.219913, -21.494347],</text:p>
      <text:p text:style-name="Preformatted_20_Text"><text:s text:c="7"/>[-67.82818, -22.872919],</text:p>
      <text:p text:style-name="Preformatted_20_Text"><text:s text:c="7"/>[-67.106674, -22.735925],</text:p>
      <text:p text:style-name="Preformatted_20_Text"><text:s text:c="7"/>[-66.985234, -22.986349],</text:p>
      <text:p text:style-name="Preformatted_20_Text"><text:s text:c="7"/>[-67.328443, -24.025303],</text:p>
      <text:p text:style-name="Preformatted_20_Text"><text:s text:c="7"/>[-68.417653, -24.518555],</text:p>
      <text:p text:style-name="Preformatted_20_Text"><text:s text:c="7"/>[-68.386001, -26.185016],</text:p>
      <text:p text:style-name="Preformatted_20_Text"><text:s text:c="7"/>[-68.5948, -26.506909],</text:p>
      <text:p text:style-name="Preformatted_20_Text"><text:s text:c="7"/>[-68.295542, -26.89934],</text:p>
      <text:p text:style-name="Preformatted_20_Text"><text:s text:c="7"/>[-69.001235, -27.521214],</text:p>
      <text:p text:style-name="Preformatted_20_Text"><text:s text:c="7"/>[-69.65613, -28.459141],</text:p>
      <text:p text:style-name="Preformatted_20_Text"><text:s text:c="7"/>[-70.01355, -29.367923],</text:p>
      <text:p text:style-name="Preformatted_20_Text"><text:s text:c="7"/>[-69.919008, -30.336339],</text:p>
      <text:p text:style-name="Preformatted_20_Text"><text:s text:c="7"/>[-70.535069, -31.36501],</text:p>
      <text:p text:style-name="Preformatted_20_Text"><text:s text:c="7"/>[-70.074399, -33.09121],</text:p>
      <text:p text:style-name="Preformatted_20_Text"><text:s text:c="7"/>[-69.814777, -33.273886],</text:p>
      <text:p text:style-name="Preformatted_20_Text"><text:s text:c="7"/>[-69.817309, -34.193571],</text:p>
      <text:p text:style-name="Preformatted_20_Text"><text:s text:c="7"/>[-70.388049, -35.169688],</text:p>
      <text:p text:style-name="Preformatted_20_Text"><text:soft-page-break/><text:s text:c="7"/>[-70.364769, -36.005089],</text:p>
      <text:p text:style-name="Preformatted_20_Text"><text:s text:c="7"/>[-71.121881, -36.658124],</text:p>
      <text:p text:style-name="Preformatted_20_Text"><text:s text:c="7"/>[-71.118625, -37.576827],</text:p>
      <text:p text:style-name="Preformatted_20_Text"><text:s text:c="7"/>[-70.814664, -38.552995],</text:p>
      <text:p text:style-name="Preformatted_20_Text"><text:s text:c="7"/>[-71.413517, -38.916022],</text:p>
      <text:p text:style-name="Preformatted_20_Text"><text:s text:c="7"/>[-71.680761, -39.808164],</text:p>
      <text:p text:style-name="Preformatted_20_Text"><text:s text:c="7"/>[-71.915734, -40.832339],</text:p>
      <text:p text:style-name="Preformatted_20_Text"><text:s text:c="7"/>[-71.746804, -42.051386],</text:p>
      <text:p text:style-name="Preformatted_20_Text"><text:s text:c="7"/>[-72.148898, -42.254888],</text:p>
      <text:p text:style-name="Preformatted_20_Text"><text:s text:c="7"/>[-71.915424, -43.408565],</text:p>
      <text:p text:style-name="Preformatted_20_Text"><text:s text:c="7"/>[-71.464056, -43.787611],</text:p>
      <text:p text:style-name="Preformatted_20_Text"><text:s text:c="7"/>[-71.793623, -44.207172],</text:p>
      <text:p text:style-name="Preformatted_20_Text"><text:s text:c="7"/>[-71.329801, -44.407522],</text:p>
      <text:p text:style-name="Preformatted_20_Text"><text:s text:c="7"/>[-71.222779, -44.784243],</text:p>
      <text:p text:style-name="Preformatted_20_Text"><text:s text:c="7"/>[-71.659316, -44.973689],</text:p>
      <text:p text:style-name="Preformatted_20_Text"><text:s text:c="7"/>[-71.552009, -45.560733],</text:p>
      <text:p text:style-name="Preformatted_20_Text"><text:s text:c="7"/>[-71.917258, -46.884838],</text:p>
      <text:p text:style-name="Preformatted_20_Text"><text:s text:c="7"/>[-72.447355, -47.738533],</text:p>
      <text:p text:style-name="Preformatted_20_Text"><text:s text:c="7"/>[-72.331161, -48.244238],</text:p>
      <text:p text:style-name="Preformatted_20_Text"><text:s text:c="7"/>[-72.648247, -48.878618],</text:p>
      <text:p text:style-name="Preformatted_20_Text"><text:s text:c="7"/>[-73.415436, -49.318436],</text:p>
      <text:p text:style-name="Preformatted_20_Text"><text:s text:c="7"/>[-73.328051, -50.378785],</text:p>
      <text:p text:style-name="Preformatted_20_Text"><text:s text:c="7"/>[-72.975747, -50.74145],</text:p>
      <text:p text:style-name="Preformatted_20_Text"><text:s text:c="7"/>[-72.309974, -50.67701],</text:p>
      <text:p text:style-name="Preformatted_20_Text"><text:s text:c="7"/>[-72.329404, -51.425956],</text:p>
      <text:p text:style-name="Preformatted_20_Text"><text:s text:c="7"/>[-71.914804, -52.009022],</text:p>
      <text:p text:style-name="Preformatted_20_Text"><text:s text:c="7"/>[-69.498362, -52.142761],</text:p>
      <text:p text:style-name="Preformatted_20_Text"><text:s text:c="7"/>[-68.571545, -52.299444],</text:p>
      <text:p text:style-name="Preformatted_20_Text"><text:s text:c="7"/>[-69.461284, -52.291951],</text:p>
      <text:p text:style-name="Preformatted_20_Text"><text:s text:c="7"/>[-69.94278, -52.537931],</text:p>
      <text:p text:style-name="Preformatted_20_Text"><text:s text:c="7"/>[-70.845102, -52.899201],</text:p>
      <text:p text:style-name="Preformatted_20_Text"><text:s text:c="7"/>[-71.006332, -53.833252],</text:p>
      <text:p text:style-name="Preformatted_20_Text"><text:s text:c="7"/>[-71.429795, -53.856455],</text:p>
      <text:p text:style-name="Preformatted_20_Text"><text:s text:c="7"/>[-72.557943, -53.53141],</text:p>
      <text:p text:style-name="Preformatted_20_Text"><text:s text:c="7"/>[-73.702757, -52.835069],</text:p>
      <text:p text:style-name="Preformatted_20_Text"><text:s text:c="7"/>[-73.702757, -52.83507],</text:p>
      <text:p text:style-name="Preformatted_20_Text"><text:s text:c="7"/>[-74.946763, -52.262754],</text:p>
      <text:p text:style-name="Preformatted_20_Text"><text:s text:c="7"/>[-75.260026, -51.629355],</text:p>
      <text:p text:style-name="Preformatted_20_Text"><text:s text:c="7"/>[-74.976632, -51.043396],</text:p>
      <text:p text:style-name="Preformatted_20_Text"><text:s text:c="7"/>[-75.479754, -50.378372],</text:p>
      <text:p text:style-name="Preformatted_20_Text"><text:s text:c="7"/>[-75.608015, -48.673773],</text:p>
      <text:p text:style-name="Preformatted_20_Text"><text:s text:c="7"/>[-75.18277, -47.711919],</text:p>
      <text:p text:style-name="Preformatted_20_Text"><text:s text:c="7"/>[-74.126581, -46.939253],</text:p>
      <text:p text:style-name="Preformatted_20_Text"><text:s text:c="7"/>[-75.644395, -46.647643],</text:p>
      <text:p text:style-name="Preformatted_20_Text"><text:s text:c="7"/>[-74.692154, -45.763976],</text:p>
      <text:p text:style-name="Preformatted_20_Text"><text:s text:c="7"/>[-74.351709, -44.103044],</text:p>
      <text:p text:style-name="Preformatted_20_Text"><text:s text:c="7"/>[-73.240356, -44.454961],</text:p>
      <text:p text:style-name="Preformatted_20_Text"><text:s text:c="7"/>[-72.717804, -42.383356],</text:p>
      <text:p text:style-name="Preformatted_20_Text"><text:s text:c="7"/>[-73.3889, -42.117532],</text:p>
      <text:p text:style-name="Preformatted_20_Text"><text:s text:c="7"/>[-73.701336, -43.365776],</text:p>
      <text:p text:style-name="Preformatted_20_Text"><text:s text:c="7"/>[-74.331943, -43.224958],</text:p>
      <text:p text:style-name="Preformatted_20_Text"><text:s text:c="7"/>[-74.017957, -41.794813],</text:p>
      <text:p text:style-name="Preformatted_20_Text"><text:s text:c="7"/>[-73.677099, -39.942213],</text:p>
      <text:p text:style-name="Preformatted_20_Text"><text:s text:c="7"/>[-73.217593, -39.258689],</text:p>
      <text:p text:style-name="Preformatted_20_Text"><text:s text:c="7"/>[-73.505559, -38.282883],</text:p>
      <text:p text:style-name="Preformatted_20_Text"><text:s text:c="7"/>[-73.588061, -37.156285],</text:p>
      <text:p text:style-name="Preformatted_20_Text"><text:s text:c="7"/>[-73.166717, -37.12378],</text:p>
      <text:p text:style-name="Preformatted_20_Text"><text:s text:c="7"/>[-72.553137, -35.50884],</text:p>
      <text:p text:style-name="Preformatted_20_Text"><text:s text:c="7"/>[-71.861732, -33.909093],</text:p>
      <text:p text:style-name="Preformatted_20_Text"><text:s text:c="7"/>[-71.43845, -32.418899],</text:p>
      <text:p text:style-name="Preformatted_20_Text"><text:s text:c="7"/>[-71.668721, -30.920645],</text:p>
      <text:p text:style-name="Preformatted_20_Text"><text:s text:c="7"/>[-71.370083, -30.095682],</text:p>
      <text:p text:style-name="Preformatted_20_Text"><text:s text:c="7"/>[-71.489894, -28.861442],</text:p>
      <text:p text:style-name="Preformatted_20_Text"><text:s text:c="7"/>[-70.905124, -27.64038],</text:p>
      <text:p text:style-name="Preformatted_20_Text"><text:soft-page-break/><text:s text:c="7"/>[-70.724954, -25.705924],</text:p>
      <text:p text:style-name="Preformatted_20_Text"><text:s text:c="7"/>[-70.403966, -23.628997],</text:p>
      <text:p text:style-name="Preformatted_20_Text"><text:s text:c="7"/>[-70.091246, -21.393319],</text:p>
      <text:p text:style-name="Preformatted_20_Text"><text:s text:c="7"/>[-70.16442, -19.756468],</text:p>
      <text:p text:style-name="Preformatted_20_Text"><text:s text:c="7"/>[-70.372572, -18.347975],</text:p>
      <text:p text:style-name="Preformatted_20_Text"><text:s text:c="7"/>[-69.858444, -18.092694],</text:p>
      <text:p text:style-name="Preformatted_20_Text"><text:s text:c="7"/>[-69.590424, -17.580012],</text:p>
      <text:p text:style-name="Preformatted_20_Text"><text:s text:c="7"/>[-69.100247, -18.260125],</text:p>
      <text:p text:style-name="Preformatted_20_Text"><text:s text:c="7"/>[-68.966818, -18.981683],</text:p>
      <text:p text:style-name="Preformatted_20_Text"><text:s text:c="7"/>[-68.442225, -19.405068],</text:p>
      <text:p text:style-name="Preformatted_20_Text"><text:s text:c="7"/>[-68.757167, -20.372658],</text:p>
      <text:p text:style-name="Preformatted_20_Text"><text:s text:c="7"/>[-68.219913, -21.494347]]]]},</text:p>
      <text:p text:style-name="Preformatted_20_Text"><text:s text:c="3"/>'id': 'CHL'},</text:p>
      <text:p text:style-name="Preformatted_20_Text"><text:s text:c="2"/>{'type': 'Feature',</text:p>
      <text:p text:style-name="Preformatted_20_Text"><text:s text:c="3"/>'properties': {'name': 'China'},</text:p>
      <text:p text:style-name="Preformatted_20_Text"><text:s text:c="3"/>'geometry': {'type': 'MultiPolygon',</text:p>
      <text:p text:style-name="Preformatted_20_Text"><text:s text:c="4"/>'coordinates': [[[[110.339188, 18.678395],</text:p>
      <text:p text:style-name="Preformatted_20_Text"><text:s text:c="7"/>[109.47521, 18.197701],</text:p>
      <text:p text:style-name="Preformatted_20_Text"><text:s text:c="7"/>[108.655208, 18.507682],</text:p>
      <text:p text:style-name="Preformatted_20_Text"><text:s text:c="7"/>[108.626217, 19.367888],</text:p>
      <text:p text:style-name="Preformatted_20_Text"><text:s text:c="7"/>[109.119056, 19.821039],</text:p>
      <text:p text:style-name="Preformatted_20_Text"><text:s text:c="7"/>[110.211599, 20.101254],</text:p>
      <text:p text:style-name="Preformatted_20_Text"><text:s text:c="7"/>[110.786551, 20.077534],</text:p>
      <text:p text:style-name="Preformatted_20_Text"><text:s text:c="7"/>[111.010051, 19.69593],</text:p>
      <text:p text:style-name="Preformatted_20_Text"><text:s text:c="7"/>[110.570647, 19.255879],</text:p>
      <text:p text:style-name="Preformatted_20_Text"><text:s text:c="7"/>[110.339188, 18.678395]]],</text:p>
      <text:p text:style-name="Preformatted_20_Text"><text:s text:c="5"/>[[[127.657407, 49.76027],</text:p>
      <text:p text:style-name="Preformatted_20_Text"><text:s text:c="7"/>[129.397818, 49.4406],</text:p>
      <text:p text:style-name="Preformatted_20_Text"><text:s text:c="7"/>[130.582293, 48.729687],</text:p>
      <text:p text:style-name="Preformatted_20_Text"><text:s text:c="7"/>[130.987282, 47.790132],</text:p>
      <text:p text:style-name="Preformatted_20_Text"><text:s text:c="7"/>[132.506672, 47.78897],</text:p>
      <text:p text:style-name="Preformatted_20_Text"><text:s text:c="7"/>[133.373596, 48.183442],</text:p>
      <text:p text:style-name="Preformatted_20_Text"><text:s text:c="7"/>[135.026311, 48.47823],</text:p>
      <text:p text:style-name="Preformatted_20_Text"><text:s text:c="7"/>[134.500814, 47.57844],</text:p>
      <text:p text:style-name="Preformatted_20_Text"><text:s text:c="7"/>[134.112362, 47.212467],</text:p>
      <text:p text:style-name="Preformatted_20_Text"><text:s text:c="7"/>[133.769644, 46.116927],</text:p>
      <text:p text:style-name="Preformatted_20_Text"><text:s text:c="7"/>[133.097127, 45.144066],</text:p>
      <text:p text:style-name="Preformatted_20_Text"><text:s text:c="7"/>[131.883454, 45.321162],</text:p>
      <text:p text:style-name="Preformatted_20_Text"><text:s text:c="7"/>[131.025212, 44.967953],</text:p>
      <text:p text:style-name="Preformatted_20_Text"><text:s text:c="7"/>[131.288555, 44.11152],</text:p>
      <text:p text:style-name="Preformatted_20_Text"><text:s text:c="7"/>[131.144688, 42.92999],</text:p>
      <text:p text:style-name="Preformatted_20_Text"><text:s text:c="7"/>[130.633866, 42.903015],</text:p>
      <text:p text:style-name="Preformatted_20_Text"><text:s text:c="7"/>[130.640016, 42.395009],</text:p>
      <text:p text:style-name="Preformatted_20_Text"><text:s text:c="7"/>[129.994267, 42.985387],</text:p>
      <text:p text:style-name="Preformatted_20_Text"><text:s text:c="7"/>[129.596669, 42.424982],</text:p>
      <text:p text:style-name="Preformatted_20_Text"><text:s text:c="7"/>[128.052215, 41.994285],</text:p>
      <text:p text:style-name="Preformatted_20_Text"><text:s text:c="7"/>[128.208433, 41.466772],</text:p>
      <text:p text:style-name="Preformatted_20_Text"><text:s text:c="7"/>[127.343783, 41.503152],</text:p>
      <text:p text:style-name="Preformatted_20_Text"><text:s text:c="7"/>[126.869083, 41.816569],</text:p>
      <text:p text:style-name="Preformatted_20_Text"><text:s text:c="7"/>[126.182045, 41.107336],</text:p>
      <text:p text:style-name="Preformatted_20_Text"><text:s text:c="7"/>[125.079942, 40.569824],</text:p>
      <text:p text:style-name="Preformatted_20_Text"><text:s text:c="7"/>[124.265625, 39.928493],</text:p>
      <text:p text:style-name="Preformatted_20_Text"><text:s text:c="7"/>[122.86757, 39.637788],</text:p>
      <text:p text:style-name="Preformatted_20_Text"><text:s text:c="7"/>[122.131388, 39.170452],</text:p>
      <text:p text:style-name="Preformatted_20_Text"><text:s text:c="7"/>[121.054554, 38.897471],</text:p>
      <text:p text:style-name="Preformatted_20_Text"><text:s text:c="7"/>[121.585995, 39.360854],</text:p>
      <text:p text:style-name="Preformatted_20_Text"><text:s text:c="7"/>[121.376757, 39.750261],</text:p>
      <text:p text:style-name="Preformatted_20_Text"><text:s text:c="7"/>[122.168595, 40.422443],</text:p>
      <text:p text:style-name="Preformatted_20_Text"><text:s text:c="7"/>[121.640359, 40.94639],</text:p>
      <text:p text:style-name="Preformatted_20_Text"><text:s text:c="7"/>[120.768629, 40.593388],</text:p>
      <text:p text:style-name="Preformatted_20_Text"><text:s text:c="7"/>[119.639602, 39.898056],</text:p>
      <text:p text:style-name="Preformatted_20_Text"><text:s text:c="7"/>[119.023464, 39.252333],</text:p>
      <text:p text:style-name="Preformatted_20_Text"><text:s text:c="7"/>[118.042749, 39.204274],</text:p>
      <text:p text:style-name="Preformatted_20_Text"><text:s text:c="7"/>[117.532702, 38.737636],</text:p>
      <text:p text:style-name="Preformatted_20_Text"><text:soft-page-break/><text:s text:c="7"/>[118.059699, 38.061476],</text:p>
      <text:p text:style-name="Preformatted_20_Text"><text:s text:c="7"/>[118.87815, 37.897325],</text:p>
      <text:p text:style-name="Preformatted_20_Text"><text:s text:c="7"/>[118.911636, 37.448464],</text:p>
      <text:p text:style-name="Preformatted_20_Text"><text:s text:c="7"/>[119.702802, 37.156389],</text:p>
      <text:p text:style-name="Preformatted_20_Text"><text:s text:c="7"/>[120.823457, 37.870428],</text:p>
      <text:p text:style-name="Preformatted_20_Text"><text:s text:c="7"/>[121.711259, 37.481123],</text:p>
      <text:p text:style-name="Preformatted_20_Text"><text:s text:c="7"/>[122.357937, 37.454484],</text:p>
      <text:p text:style-name="Preformatted_20_Text"><text:s text:c="7"/>[122.519995, 36.930614],</text:p>
      <text:p text:style-name="Preformatted_20_Text"><text:s text:c="7"/>[121.104164, 36.651329],</text:p>
      <text:p text:style-name="Preformatted_20_Text"><text:s text:c="7"/>[120.637009, 36.11144],</text:p>
      <text:p text:style-name="Preformatted_20_Text"><text:s text:c="7"/>[119.664562, 35.609791],</text:p>
      <text:p text:style-name="Preformatted_20_Text"><text:s text:c="7"/>[119.151208, 34.909859],</text:p>
      <text:p text:style-name="Preformatted_20_Text"><text:s text:c="7"/>[120.227525, 34.360332],</text:p>
      <text:p text:style-name="Preformatted_20_Text"><text:s text:c="7"/>[120.620369, 33.376723],</text:p>
      <text:p text:style-name="Preformatted_20_Text"><text:s text:c="7"/>[121.229014, 32.460319],</text:p>
      <text:p text:style-name="Preformatted_20_Text"><text:s text:c="7"/>[121.908146, 31.692174],</text:p>
      <text:p text:style-name="Preformatted_20_Text"><text:s text:c="7"/>[121.891919, 30.949352],</text:p>
      <text:p text:style-name="Preformatted_20_Text"><text:s text:c="7"/>[121.264257, 30.676267],</text:p>
      <text:p text:style-name="Preformatted_20_Text"><text:s text:c="7"/>[121.503519, 30.142915],</text:p>
      <text:p text:style-name="Preformatted_20_Text"><text:s text:c="7"/>[122.092114, 29.83252],</text:p>
      <text:p text:style-name="Preformatted_20_Text"><text:s text:c="7"/>[121.938428, 29.018022],</text:p>
      <text:p text:style-name="Preformatted_20_Text"><text:s text:c="7"/>[121.684439, 28.225513],</text:p>
      <text:p text:style-name="Preformatted_20_Text"><text:s text:c="7"/>[121.125661, 28.135673],</text:p>
      <text:p text:style-name="Preformatted_20_Text"><text:s text:c="7"/>[120.395473, 27.053207],</text:p>
      <text:p text:style-name="Preformatted_20_Text"><text:s text:c="7"/>[119.585497, 25.740781],</text:p>
      <text:p text:style-name="Preformatted_20_Text"><text:s text:c="7"/>[118.656871, 24.547391],</text:p>
      <text:p text:style-name="Preformatted_20_Text"><text:s text:c="7"/>[117.281606, 23.624501],</text:p>
      <text:p text:style-name="Preformatted_20_Text"><text:s text:c="7"/>[115.890735, 22.782873],</text:p>
      <text:p text:style-name="Preformatted_20_Text"><text:s text:c="7"/>[114.763827, 22.668074],</text:p>
      <text:p text:style-name="Preformatted_20_Text"><text:s text:c="7"/>[114.152547, 22.22376],</text:p>
      <text:p text:style-name="Preformatted_20_Text"><text:s text:c="7"/>[113.80678, 22.54834],</text:p>
      <text:p text:style-name="Preformatted_20_Text"><text:s text:c="7"/>[113.241078, 22.051367],</text:p>
      <text:p text:style-name="Preformatted_20_Text"><text:s text:c="7"/>[111.843592, 21.550494],</text:p>
      <text:p text:style-name="Preformatted_20_Text"><text:s text:c="7"/>[110.785466, 21.397144],</text:p>
      <text:p text:style-name="Preformatted_20_Text"><text:s text:c="7"/>[110.444039, 20.341033],</text:p>
      <text:p text:style-name="Preformatted_20_Text"><text:s text:c="7"/>[109.889861, 20.282457],</text:p>
      <text:p text:style-name="Preformatted_20_Text"><text:s text:c="7"/>[109.627655, 21.008227],</text:p>
      <text:p text:style-name="Preformatted_20_Text"><text:s text:c="7"/>[109.864488, 21.395051],</text:p>
      <text:p text:style-name="Preformatted_20_Text"><text:s text:c="7"/>[108.522813, 21.715212],</text:p>
      <text:p text:style-name="Preformatted_20_Text"><text:s text:c="7"/>[108.05018, 21.55238],</text:p>
      <text:p text:style-name="Preformatted_20_Text"><text:s text:c="7"/>[107.04342, 21.811899],</text:p>
      <text:p text:style-name="Preformatted_20_Text"><text:s text:c="7"/>[106.567273, 22.218205],</text:p>
      <text:p text:style-name="Preformatted_20_Text"><text:s text:c="7"/>[106.725403, 22.794268],</text:p>
      <text:p text:style-name="Preformatted_20_Text"><text:s text:c="7"/>[105.811247, 22.976892],</text:p>
      <text:p text:style-name="Preformatted_20_Text"><text:s text:c="7"/>[105.329209, 23.352063],</text:p>
      <text:p text:style-name="Preformatted_20_Text"><text:s text:c="7"/>[104.476858, 22.81915],</text:p>
      <text:p text:style-name="Preformatted_20_Text"><text:s text:c="7"/>[103.504515, 22.703757],</text:p>
      <text:p text:style-name="Preformatted_20_Text"><text:s text:c="7"/>[102.706992, 22.708795],</text:p>
      <text:p text:style-name="Preformatted_20_Text"><text:s text:c="7"/>[102.170436, 22.464753],</text:p>
      <text:p text:style-name="Preformatted_20_Text"><text:s text:c="7"/>[101.652018, 22.318199],</text:p>
      <text:p text:style-name="Preformatted_20_Text"><text:s text:c="7"/>[101.80312, 21.174367],</text:p>
      <text:p text:style-name="Preformatted_20_Text"><text:s text:c="7"/>[101.270026, 21.201652],</text:p>
      <text:p text:style-name="Preformatted_20_Text"><text:s text:c="7"/>[101.180005, 21.436573],</text:p>
      <text:p text:style-name="Preformatted_20_Text"><text:s text:c="7"/>[101.150033, 21.849984],</text:p>
      <text:p text:style-name="Preformatted_20_Text"><text:s text:c="7"/>[100.416538, 21.558839],</text:p>
      <text:p text:style-name="Preformatted_20_Text"><text:s text:c="7"/>[99.983489, 21.742937],</text:p>
      <text:p text:style-name="Preformatted_20_Text"><text:s text:c="7"/>[99.240899, 22.118314],</text:p>
      <text:p text:style-name="Preformatted_20_Text"><text:s text:c="7"/>[99.531992, 22.949039],</text:p>
      <text:p text:style-name="Preformatted_20_Text"><text:s text:c="7"/>[98.898749, 23.142722],</text:p>
      <text:p text:style-name="Preformatted_20_Text"><text:s text:c="7"/>[98.660262, 24.063286],</text:p>
      <text:p text:style-name="Preformatted_20_Text"><text:s text:c="7"/>[97.60472, 23.897405],</text:p>
      <text:p text:style-name="Preformatted_20_Text"><text:s text:c="7"/>[97.724609, 25.083637],</text:p>
      <text:p text:style-name="Preformatted_20_Text"><text:s text:c="7"/>[98.671838, 25.918703],</text:p>
      <text:p text:style-name="Preformatted_20_Text"><text:s text:c="7"/>[98.712094, 26.743536],</text:p>
      <text:p text:style-name="Preformatted_20_Text"><text:soft-page-break/><text:s text:c="7"/>[98.68269, 27.508812],</text:p>
      <text:p text:style-name="Preformatted_20_Text"><text:s text:c="7"/>[98.246231, 27.747221],</text:p>
      <text:p text:style-name="Preformatted_20_Text"><text:s text:c="7"/>[97.911988, 28.335945],</text:p>
      <text:p text:style-name="Preformatted_20_Text"><text:s text:c="7"/>[97.327114, 28.261583],</text:p>
      <text:p text:style-name="Preformatted_20_Text"><text:s text:c="7"/>[96.248833, 28.411031],</text:p>
      <text:p text:style-name="Preformatted_20_Text"><text:s text:c="7"/>[96.586591, 28.83098],</text:p>
      <text:p text:style-name="Preformatted_20_Text"><text:s text:c="7"/>[96.117679, 29.452802],</text:p>
      <text:p text:style-name="Preformatted_20_Text"><text:s text:c="7"/>[95.404802, 29.031717],</text:p>
      <text:p text:style-name="Preformatted_20_Text"><text:s text:c="7"/>[94.56599, 29.277438],</text:p>
      <text:p text:style-name="Preformatted_20_Text"><text:s text:c="7"/>[93.413348, 28.640629],</text:p>
      <text:p text:style-name="Preformatted_20_Text"><text:s text:c="7"/>[92.503119, 27.896876],</text:p>
      <text:p text:style-name="Preformatted_20_Text"><text:s text:c="7"/>[91.696657, 27.771742],</text:p>
      <text:p text:style-name="Preformatted_20_Text"><text:s text:c="7"/>[91.258854, 28.040614],</text:p>
      <text:p text:style-name="Preformatted_20_Text"><text:s text:c="7"/>[90.730514, 28.064954],</text:p>
      <text:p text:style-name="Preformatted_20_Text"><text:s text:c="7"/>[90.015829, 28.296439],</text:p>
      <text:p text:style-name="Preformatted_20_Text"><text:s text:c="7"/>[89.47581, 28.042759],</text:p>
      <text:p text:style-name="Preformatted_20_Text"><text:s text:c="7"/>[88.814248, 27.299316],</text:p>
      <text:p text:style-name="Preformatted_20_Text"><text:s text:c="7"/>[88.730326, 28.086865],</text:p>
      <text:p text:style-name="Preformatted_20_Text"><text:s text:c="7"/>[88.120441, 27.876542],</text:p>
      <text:p text:style-name="Preformatted_20_Text"><text:s text:c="7"/>[86.954517, 27.974262],</text:p>
      <text:p text:style-name="Preformatted_20_Text"><text:s text:c="7"/>[85.82332, 28.203576],</text:p>
      <text:p text:style-name="Preformatted_20_Text"><text:s text:c="7"/>[85.011638, 28.642774],</text:p>
      <text:p text:style-name="Preformatted_20_Text"><text:s text:c="7"/>[84.23458, 28.839894],</text:p>
      <text:p text:style-name="Preformatted_20_Text"><text:s text:c="7"/>[83.898993, 29.320226],</text:p>
      <text:p text:style-name="Preformatted_20_Text"><text:s text:c="7"/>[83.337115, 29.463732],</text:p>
      <text:p text:style-name="Preformatted_20_Text"><text:s text:c="7"/>[82.327513, 30.115268],</text:p>
      <text:p text:style-name="Preformatted_20_Text"><text:s text:c="7"/>[81.525804, 30.422717],</text:p>
      <text:p text:style-name="Preformatted_20_Text"><text:s text:c="7"/>[81.111256, 30.183481],</text:p>
      <text:p text:style-name="Preformatted_20_Text"><text:s text:c="7"/>[79.721367, 30.882715],</text:p>
      <text:p text:style-name="Preformatted_20_Text"><text:s text:c="7"/>[78.738894, 31.515906],</text:p>
      <text:p text:style-name="Preformatted_20_Text"><text:s text:c="7"/>[78.458446, 32.618164],</text:p>
      <text:p text:style-name="Preformatted_20_Text"><text:s text:c="7"/>[79.176129, 32.48378],</text:p>
      <text:p text:style-name="Preformatted_20_Text"><text:s text:c="7"/>[79.208892, 32.994395],</text:p>
      <text:p text:style-name="Preformatted_20_Text"><text:s text:c="7"/>[78.811086, 33.506198],</text:p>
      <text:p text:style-name="Preformatted_20_Text"><text:s text:c="7"/>[78.912269, 34.321936],</text:p>
      <text:p text:style-name="Preformatted_20_Text"><text:s text:c="7"/>[77.837451, 35.49401],</text:p>
      <text:p text:style-name="Preformatted_20_Text"><text:s text:c="7"/>[76.192848, 35.898403],</text:p>
      <text:p text:style-name="Preformatted_20_Text"><text:s text:c="7"/>[75.896897, 36.666806],</text:p>
      <text:p text:style-name="Preformatted_20_Text"><text:s text:c="7"/>[75.158028, 37.133031],</text:p>
      <text:p text:style-name="Preformatted_20_Text"><text:s text:c="7"/>[74.980002, 37.41999],</text:p>
      <text:p text:style-name="Preformatted_20_Text"><text:s text:c="7"/>[74.829986, 37.990007],</text:p>
      <text:p text:style-name="Preformatted_20_Text"><text:s text:c="7"/>[74.864816, 38.378846],</text:p>
      <text:p text:style-name="Preformatted_20_Text"><text:s text:c="7"/>[74.257514, 38.606507],</text:p>
      <text:p text:style-name="Preformatted_20_Text"><text:s text:c="7"/>[73.928852, 38.505815],</text:p>
      <text:p text:style-name="Preformatted_20_Text"><text:s text:c="7"/>[73.675379, 39.431237],</text:p>
      <text:p text:style-name="Preformatted_20_Text"><text:s text:c="7"/>[73.960013, 39.660008],</text:p>
      <text:p text:style-name="Preformatted_20_Text"><text:s text:c="7"/>[73.822244, 39.893973],</text:p>
      <text:p text:style-name="Preformatted_20_Text"><text:s text:c="7"/>[74.776862, 40.366425],</text:p>
      <text:p text:style-name="Preformatted_20_Text"><text:s text:c="7"/>[75.467828, 40.562072],</text:p>
      <text:p text:style-name="Preformatted_20_Text"><text:s text:c="7"/>[76.526368, 40.427946],</text:p>
      <text:p text:style-name="Preformatted_20_Text"><text:s text:c="7"/>[76.904484, 41.066486],</text:p>
      <text:p text:style-name="Preformatted_20_Text"><text:s text:c="7"/>[78.187197, 41.185316],</text:p>
      <text:p text:style-name="Preformatted_20_Text"><text:s text:c="7"/>[78.543661, 41.582243],</text:p>
      <text:p text:style-name="Preformatted_20_Text"><text:s text:c="7"/>[80.11943, 42.123941],</text:p>
      <text:p text:style-name="Preformatted_20_Text"><text:s text:c="7"/>[80.25999, 42.349999],</text:p>
      <text:p text:style-name="Preformatted_20_Text"><text:s text:c="7"/>[80.18015, 42.920068],</text:p>
      <text:p text:style-name="Preformatted_20_Text"><text:s text:c="7"/>[80.866206, 43.180362],</text:p>
      <text:p text:style-name="Preformatted_20_Text"><text:s text:c="7"/>[79.966106, 44.917517],</text:p>
      <text:p text:style-name="Preformatted_20_Text"><text:s text:c="7"/>[81.947071, 45.317027],</text:p>
      <text:p text:style-name="Preformatted_20_Text"><text:s text:c="7"/>[82.458926, 45.53965],</text:p>
      <text:p text:style-name="Preformatted_20_Text"><text:s text:c="7"/>[83.180484, 47.330031],</text:p>
      <text:p text:style-name="Preformatted_20_Text"><text:s text:c="7"/>[85.16429, 47.000956],</text:p>
      <text:p text:style-name="Preformatted_20_Text"><text:s text:c="7"/>[85.720484, 47.452969],</text:p>
      <text:p text:style-name="Preformatted_20_Text"><text:s text:c="7"/>[85.768233, 48.455751],</text:p>
      <text:p text:style-name="Preformatted_20_Text"><text:soft-page-break/><text:s text:c="7"/>[86.598776, 48.549182],</text:p>
      <text:p text:style-name="Preformatted_20_Text"><text:s text:c="7"/>[87.35997, 49.214981],</text:p>
      <text:p text:style-name="Preformatted_20_Text"><text:s text:c="7"/>[87.751264, 49.297198],</text:p>
      <text:p text:style-name="Preformatted_20_Text"><text:s text:c="7"/>[88.013832, 48.599463],</text:p>
      <text:p text:style-name="Preformatted_20_Text"><text:s text:c="7"/>[88.854298, 48.069082],</text:p>
      <text:p text:style-name="Preformatted_20_Text"><text:s text:c="7"/>[90.280826, 47.693549],</text:p>
      <text:p text:style-name="Preformatted_20_Text"><text:s text:c="7"/>[90.970809, 46.888146],</text:p>
      <text:p text:style-name="Preformatted_20_Text"><text:s text:c="7"/>[90.585768, 45.719716],</text:p>
      <text:p text:style-name="Preformatted_20_Text"><text:s text:c="7"/>[90.94554, 45.286073],</text:p>
      <text:p text:style-name="Preformatted_20_Text"><text:s text:c="7"/>[92.133891, 45.115076],</text:p>
      <text:p text:style-name="Preformatted_20_Text"><text:s text:c="7"/>[93.480734, 44.975472],</text:p>
      <text:p text:style-name="Preformatted_20_Text"><text:s text:c="7"/>[94.688929, 44.352332],</text:p>
      <text:p text:style-name="Preformatted_20_Text"><text:s text:c="7"/>[95.306875, 44.241331],</text:p>
      <text:p text:style-name="Preformatted_20_Text"><text:s text:c="7"/>[95.762455, 43.319449],</text:p>
      <text:p text:style-name="Preformatted_20_Text"><text:s text:c="7"/>[96.349396, 42.725635],</text:p>
      <text:p text:style-name="Preformatted_20_Text"><text:s text:c="7"/>[97.451757, 42.74889],</text:p>
      <text:p text:style-name="Preformatted_20_Text"><text:s text:c="7"/>[99.515817, 42.524691],</text:p>
      <text:p text:style-name="Preformatted_20_Text"><text:s text:c="7"/>[100.845866, 42.663804],</text:p>
      <text:p text:style-name="Preformatted_20_Text"><text:s text:c="7"/>[101.83304, 42.514873],</text:p>
      <text:p text:style-name="Preformatted_20_Text"><text:s text:c="7"/>[103.312278, 41.907468],</text:p>
      <text:p text:style-name="Preformatted_20_Text"><text:s text:c="7"/>[104.522282, 41.908347],</text:p>
      <text:p text:style-name="Preformatted_20_Text"><text:s text:c="7"/>[104.964994, 41.59741],</text:p>
      <text:p text:style-name="Preformatted_20_Text"><text:s text:c="7"/>[106.129316, 42.134328],</text:p>
      <text:p text:style-name="Preformatted_20_Text"><text:s text:c="7"/>[107.744773, 42.481516],</text:p>
      <text:p text:style-name="Preformatted_20_Text"><text:s text:c="7"/>[109.243596, 42.519446],</text:p>
      <text:p text:style-name="Preformatted_20_Text"><text:s text:c="7"/>[110.412103, 42.871234],</text:p>
      <text:p text:style-name="Preformatted_20_Text"><text:s text:c="7"/>[111.129682, 43.406834],</text:p>
      <text:p text:style-name="Preformatted_20_Text"><text:s text:c="7"/>[111.829588, 43.743118],</text:p>
      <text:p text:style-name="Preformatted_20_Text"><text:s text:c="7"/>[111.667737, 44.073176],</text:p>
      <text:p text:style-name="Preformatted_20_Text"><text:s text:c="7"/>[111.348377, 44.457442],</text:p>
      <text:p text:style-name="Preformatted_20_Text"><text:s text:c="7"/>[111.873306, 45.102079],</text:p>
      <text:p text:style-name="Preformatted_20_Text"><text:s text:c="7"/>[112.436062, 45.011646],</text:p>
      <text:p text:style-name="Preformatted_20_Text"><text:s text:c="7"/>[113.463907, 44.808893],</text:p>
      <text:p text:style-name="Preformatted_20_Text"><text:s text:c="7"/>[114.460332, 45.339817],</text:p>
      <text:p text:style-name="Preformatted_20_Text"><text:s text:c="7"/>[115.985096, 45.727235],</text:p>
      <text:p text:style-name="Preformatted_20_Text"><text:s text:c="7"/>[116.717868, 46.388202],</text:p>
      <text:p text:style-name="Preformatted_20_Text"><text:s text:c="7"/>[117.421701, 46.672733],</text:p>
      <text:p text:style-name="Preformatted_20_Text"><text:s text:c="7"/>[118.874326, 46.805412],</text:p>
      <text:p text:style-name="Preformatted_20_Text"><text:s text:c="7"/>[119.66327, 46.69268],</text:p>
      <text:p text:style-name="Preformatted_20_Text"><text:s text:c="7"/>[119.772824, 47.048059],</text:p>
      <text:p text:style-name="Preformatted_20_Text"><text:s text:c="7"/>[118.866574, 47.74706],</text:p>
      <text:p text:style-name="Preformatted_20_Text"><text:s text:c="7"/>[118.064143, 48.06673],</text:p>
      <text:p text:style-name="Preformatted_20_Text"><text:s text:c="7"/>[117.295507, 47.697709],</text:p>
      <text:p text:style-name="Preformatted_20_Text"><text:s text:c="7"/>[116.308953, 47.85341],</text:p>
      <text:p text:style-name="Preformatted_20_Text"><text:s text:c="7"/>[115.742837, 47.726545],</text:p>
      <text:p text:style-name="Preformatted_20_Text"><text:s text:c="7"/>[115.485282, 48.135383],</text:p>
      <text:p text:style-name="Preformatted_20_Text"><text:s text:c="7"/>[116.191802, 49.134598],</text:p>
      <text:p text:style-name="Preformatted_20_Text"><text:s text:c="7"/>[116.678801, 49.888531],</text:p>
      <text:p text:style-name="Preformatted_20_Text"><text:s text:c="7"/>[117.879244, 49.510983],</text:p>
      <text:p text:style-name="Preformatted_20_Text"><text:s text:c="7"/>[119.288461, 50.142883],</text:p>
      <text:p text:style-name="Preformatted_20_Text"><text:s text:c="7"/>[119.279366, 50.582908],</text:p>
      <text:p text:style-name="Preformatted_20_Text"><text:s text:c="7"/>[120.18205, 51.643566],</text:p>
      <text:p text:style-name="Preformatted_20_Text"><text:s text:c="7"/>[120.738191, 51.964115],</text:p>
      <text:p text:style-name="Preformatted_20_Text"><text:s text:c="7"/>[120.725789, 52.516226],</text:p>
      <text:p text:style-name="Preformatted_20_Text"><text:s text:c="7"/>[120.177089, 52.753886],</text:p>
      <text:p text:style-name="Preformatted_20_Text"><text:s text:c="7"/>[121.003085, 53.251401],</text:p>
      <text:p text:style-name="Preformatted_20_Text"><text:s text:c="7"/>[122.245748, 53.431726],</text:p>
      <text:p text:style-name="Preformatted_20_Text"><text:s text:c="7"/>[123.571507, 53.458804],</text:p>
      <text:p text:style-name="Preformatted_20_Text"><text:s text:c="7"/>[125.068211, 53.161045],</text:p>
      <text:p text:style-name="Preformatted_20_Text"><text:s text:c="7"/>[125.946349, 52.792799],</text:p>
      <text:p text:style-name="Preformatted_20_Text"><text:s text:c="7"/>[126.564399, 51.784255],</text:p>
      <text:p text:style-name="Preformatted_20_Text"><text:s text:c="7"/>[126.939157, 51.353894],</text:p>
      <text:p text:style-name="Preformatted_20_Text"><text:s text:c="7"/>[127.287456, 50.739797],</text:p>
      <text:p text:style-name="Preformatted_20_Text"><text:s text:c="7"/>[127.657407, 49.76027]]]]},</text:p>
      <text:p text:style-name="Preformatted_20_Text"><text:soft-page-break/><text:s text:c="3"/>'id': 'CHN'},</text:p>
      <text:p text:style-name="Preformatted_20_Text"><text:s text:c="2"/>{'type': 'Feature',</text:p>
      <text:p text:style-name="Preformatted_20_Text"><text:s text:c="3"/>'properties': {'name': 'Ivory Coast'},</text:p>
      <text:p text:style-name="Preformatted_20_Text"><text:s text:c="3"/>'geometry': {'type': 'Polygon',</text:p>
      <text:p text:style-name="Preformatted_20_Text"><text:s text:c="4"/>'coordinates': [[[-2.856125, 4.994476],</text:p>
      <text:p text:style-name="Preformatted_20_Text"><text:s text:c="6"/>[-3.311084, 4.984296],</text:p>
      <text:p text:style-name="Preformatted_20_Text"><text:s text:c="6"/>[-4.00882, 5.179813],</text:p>
      <text:p text:style-name="Preformatted_20_Text"><text:s text:c="6"/>[-4.649917, 5.168264],</text:p>
      <text:p text:style-name="Preformatted_20_Text"><text:s text:c="6"/>[-5.834496, 4.993701],</text:p>
      <text:p text:style-name="Preformatted_20_Text"><text:s text:c="6"/>[-6.528769, 4.705088],</text:p>
      <text:p text:style-name="Preformatted_20_Text"><text:s text:c="6"/>[-7.518941, 4.338288],</text:p>
      <text:p text:style-name="Preformatted_20_Text"><text:s text:c="6"/>[-7.712159, 4.364566],</text:p>
      <text:p text:style-name="Preformatted_20_Text"><text:s text:c="6"/>[-7.635368, 5.188159],</text:p>
      <text:p text:style-name="Preformatted_20_Text"><text:s text:c="6"/>[-7.539715, 5.313345],</text:p>
      <text:p text:style-name="Preformatted_20_Text"><text:s text:c="6"/>[-7.570153, 5.707352],</text:p>
      <text:p text:style-name="Preformatted_20_Text"><text:s text:c="6"/>[-7.993693, 6.12619],</text:p>
      <text:p text:style-name="Preformatted_20_Text"><text:s text:c="6"/>[-8.311348, 6.193033],</text:p>
      <text:p text:style-name="Preformatted_20_Text"><text:s text:c="6"/>[-8.60288, 6.467564],</text:p>
      <text:p text:style-name="Preformatted_20_Text"><text:s text:c="6"/>[-8.385452, 6.911801],</text:p>
      <text:p text:style-name="Preformatted_20_Text"><text:s text:c="6"/>[-8.485446, 7.395208],</text:p>
      <text:p text:style-name="Preformatted_20_Text"><text:s text:c="6"/>[-8.439298, 7.686043],</text:p>
      <text:p text:style-name="Preformatted_20_Text"><text:s text:c="6"/>[-8.280703, 7.68718],</text:p>
      <text:p text:style-name="Preformatted_20_Text"><text:s text:c="6"/>[-8.221792, 8.123329],</text:p>
      <text:p text:style-name="Preformatted_20_Text"><text:s text:c="6"/>[-8.299049, 8.316444],</text:p>
      <text:p text:style-name="Preformatted_20_Text"><text:s text:c="6"/>[-8.203499, 8.455453],</text:p>
      <text:p text:style-name="Preformatted_20_Text"><text:s text:c="6"/>[-7.8321, 8.575704],</text:p>
      <text:p text:style-name="Preformatted_20_Text"><text:s text:c="6"/>[-8.079114, 9.376224],</text:p>
      <text:p text:style-name="Preformatted_20_Text"><text:s text:c="6"/>[-8.309616, 9.789532],</text:p>
      <text:p text:style-name="Preformatted_20_Text"><text:s text:c="6"/>[-8.229337, 10.12902],</text:p>
      <text:p text:style-name="Preformatted_20_Text"><text:s text:c="6"/>[-8.029944, 10.206535],</text:p>
      <text:p text:style-name="Preformatted_20_Text"><text:s text:c="6"/>[-7.89959, 10.297382],</text:p>
      <text:p text:style-name="Preformatted_20_Text"><text:s text:c="6"/>[-7.622759, 10.147236],</text:p>
      <text:p text:style-name="Preformatted_20_Text"><text:s text:c="6"/>[-6.850507, 10.138994],</text:p>
      <text:p text:style-name="Preformatted_20_Text"><text:s text:c="6"/>[-6.666461, 10.430811],</text:p>
      <text:p text:style-name="Preformatted_20_Text"><text:s text:c="6"/>[-6.493965, 10.411303],</text:p>
      <text:p text:style-name="Preformatted_20_Text"><text:s text:c="6"/>[-6.205223, 10.524061],</text:p>
      <text:p text:style-name="Preformatted_20_Text"><text:s text:c="6"/>[-6.050452, 10.096361],</text:p>
      <text:p text:style-name="Preformatted_20_Text"><text:s text:c="6"/>[-5.816926, 10.222555],</text:p>
      <text:p text:style-name="Preformatted_20_Text"><text:s text:c="6"/>[-5.404342, 10.370737],</text:p>
      <text:p text:style-name="Preformatted_20_Text"><text:s text:c="6"/>[-4.954653, 10.152714],</text:p>
      <text:p text:style-name="Preformatted_20_Text"><text:s text:c="6"/>[-4.779884, 9.821985],</text:p>
      <text:p text:style-name="Preformatted_20_Text"><text:s text:c="6"/>[-4.330247, 9.610835],</text:p>
      <text:p text:style-name="Preformatted_20_Text"><text:s text:c="6"/>[-3.980449, 9.862344],</text:p>
      <text:p text:style-name="Preformatted_20_Text"><text:s text:c="6"/>[-3.511899, 9.900326],</text:p>
      <text:p text:style-name="Preformatted_20_Text"><text:s text:c="6"/>[-2.827496, 9.642461],</text:p>
      <text:p text:style-name="Preformatted_20_Text"><text:s text:c="6"/>[-2.56219, 8.219628],</text:p>
      <text:p text:style-name="Preformatted_20_Text"><text:s text:c="6"/>[-2.983585, 7.379705],</text:p>
      <text:p text:style-name="Preformatted_20_Text"><text:s text:c="6"/>[-3.24437, 6.250472],</text:p>
      <text:p text:style-name="Preformatted_20_Text"><text:s text:c="6"/>[-2.810701, 5.389051],</text:p>
      <text:p text:style-name="Preformatted_20_Text"><text:s text:c="6"/>[-2.856125, 4.994476]]]},</text:p>
      <text:p text:style-name="Preformatted_20_Text"><text:s text:c="3"/>'id': 'CIV'},</text:p>
      <text:p text:style-name="Preformatted_20_Text"><text:s text:c="2"/>{'type': 'Feature',</text:p>
      <text:p text:style-name="Preformatted_20_Text"><text:s text:c="3"/>'properties': {'name': 'Cameroon'},</text:p>
      <text:p text:style-name="Preformatted_20_Text"><text:s text:c="3"/>'geometry': {'type': 'Polygon',</text:p>
      <text:p text:style-name="Preformatted_20_Text"><text:s text:c="4"/>'coordinates': [[[13.075822, 2.267097],</text:p>
      <text:p text:style-name="Preformatted_20_Text"><text:s text:c="6"/>[12.951334, 2.321616],</text:p>
      <text:p text:style-name="Preformatted_20_Text"><text:s text:c="6"/>[12.35938, 2.192812],</text:p>
      <text:p text:style-name="Preformatted_20_Text"><text:s text:c="6"/>[11.751665, 2.326758],</text:p>
      <text:p text:style-name="Preformatted_20_Text"><text:s text:c="6"/>[11.276449, 2.261051],</text:p>
      <text:p text:style-name="Preformatted_20_Text"><text:s text:c="6"/>[9.649158, 2.283866],</text:p>
      <text:p text:style-name="Preformatted_20_Text"><text:s text:c="6"/>[9.795196, 3.073404],</text:p>
      <text:p text:style-name="Preformatted_20_Text"><text:s text:c="6"/>[9.404367, 3.734527],</text:p>
      <text:p text:style-name="Preformatted_20_Text"><text:s text:c="6"/>[8.948116, 3.904129],</text:p>
      <text:p text:style-name="Preformatted_20_Text"><text:s text:c="6"/>[8.744924, 4.352215],</text:p>
      <text:p text:style-name="Preformatted_20_Text"><text:soft-page-break/><text:s text:c="6"/>[8.488816, 4.495617],</text:p>
      <text:p text:style-name="Preformatted_20_Text"><text:s text:c="6"/>[8.500288, 4.771983],</text:p>
      <text:p text:style-name="Preformatted_20_Text"><text:s text:c="6"/>[8.757533, 5.479666],</text:p>
      <text:p text:style-name="Preformatted_20_Text"><text:s text:c="6"/>[9.233163, 6.444491],</text:p>
      <text:p text:style-name="Preformatted_20_Text"><text:s text:c="6"/>[9.522706, 6.453482],</text:p>
      <text:p text:style-name="Preformatted_20_Text"><text:s text:c="6"/>[10.118277, 7.03877],</text:p>
      <text:p text:style-name="Preformatted_20_Text"><text:s text:c="6"/>[10.497375, 7.055358],</text:p>
      <text:p text:style-name="Preformatted_20_Text"><text:s text:c="6"/>[11.058788, 6.644427],</text:p>
      <text:p text:style-name="Preformatted_20_Text"><text:s text:c="6"/>[11.745774, 6.981383],</text:p>
      <text:p text:style-name="Preformatted_20_Text"><text:s text:c="6"/>[11.839309, 7.397042],</text:p>
      <text:p text:style-name="Preformatted_20_Text"><text:s text:c="6"/>[12.063946, 7.799808],</text:p>
      <text:p text:style-name="Preformatted_20_Text"><text:s text:c="6"/>[12.218872, 8.305824],</text:p>
      <text:p text:style-name="Preformatted_20_Text"><text:s text:c="6"/>[12.753672, 8.717763],</text:p>
      <text:p text:style-name="Preformatted_20_Text"><text:s text:c="6"/>[12.955468, 9.417772],</text:p>
      <text:p text:style-name="Preformatted_20_Text"><text:s text:c="6"/>[13.1676, 9.640626],</text:p>
      <text:p text:style-name="Preformatted_20_Text"><text:s text:c="6"/>[13.308676, 10.160362],</text:p>
      <text:p text:style-name="Preformatted_20_Text"><text:s text:c="6"/>[13.57295, 10.798566],</text:p>
      <text:p text:style-name="Preformatted_20_Text"><text:s text:c="6"/>[14.415379, 11.572369],</text:p>
      <text:p text:style-name="Preformatted_20_Text"><text:s text:c="6"/>[14.468192, 11.904752],</text:p>
      <text:p text:style-name="Preformatted_20_Text"><text:s text:c="6"/>[14.577178, 12.085361],</text:p>
      <text:p text:style-name="Preformatted_20_Text"><text:s text:c="6"/>[14.181336, 12.483657],</text:p>
      <text:p text:style-name="Preformatted_20_Text"><text:s text:c="6"/>[14.213531, 12.802035],</text:p>
      <text:p text:style-name="Preformatted_20_Text"><text:s text:c="6"/>[14.495787, 12.859396],</text:p>
      <text:p text:style-name="Preformatted_20_Text"><text:s text:c="6"/>[14.893386, 12.219048],</text:p>
      <text:p text:style-name="Preformatted_20_Text"><text:s text:c="6"/>[14.960152, 11.555574],</text:p>
      <text:p text:style-name="Preformatted_20_Text"><text:s text:c="6"/>[14.923565, 10.891325],</text:p>
      <text:p text:style-name="Preformatted_20_Text"><text:s text:c="6"/>[15.467873, 9.982337],</text:p>
      <text:p text:style-name="Preformatted_20_Text"><text:s text:c="6"/>[14.909354, 9.992129],</text:p>
      <text:p text:style-name="Preformatted_20_Text"><text:s text:c="6"/>[14.627201, 9.920919],</text:p>
      <text:p text:style-name="Preformatted_20_Text"><text:s text:c="6"/>[14.171466, 10.021378],</text:p>
      <text:p text:style-name="Preformatted_20_Text"><text:s text:c="6"/>[13.954218, 9.549495],</text:p>
      <text:p text:style-name="Preformatted_20_Text"><text:s text:c="6"/>[14.544467, 8.965861],</text:p>
      <text:p text:style-name="Preformatted_20_Text"><text:s text:c="6"/>[14.979996, 8.796104],</text:p>
      <text:p text:style-name="Preformatted_20_Text"><text:s text:c="6"/>[15.120866, 8.38215],</text:p>
      <text:p text:style-name="Preformatted_20_Text"><text:s text:c="6"/>[15.436092, 7.692812],</text:p>
      <text:p text:style-name="Preformatted_20_Text"><text:s text:c="6"/>[15.27946, 7.421925],</text:p>
      <text:p text:style-name="Preformatted_20_Text"><text:s text:c="6"/>[14.776545, 6.408498],</text:p>
      <text:p text:style-name="Preformatted_20_Text"><text:s text:c="6"/>[14.53656, 6.226959],</text:p>
      <text:p text:style-name="Preformatted_20_Text"><text:s text:c="6"/>[14.459407, 5.451761],</text:p>
      <text:p text:style-name="Preformatted_20_Text"><text:s text:c="6"/>[14.558936, 5.030598],</text:p>
      <text:p text:style-name="Preformatted_20_Text"><text:s text:c="6"/>[14.478372, 4.732605],</text:p>
      <text:p text:style-name="Preformatted_20_Text"><text:s text:c="6"/>[14.950953, 4.210389],</text:p>
      <text:p text:style-name="Preformatted_20_Text"><text:s text:c="6"/>[15.03622, 3.851367],</text:p>
      <text:p text:style-name="Preformatted_20_Text"><text:s text:c="6"/>[15.405396, 3.335301],</text:p>
      <text:p text:style-name="Preformatted_20_Text"><text:s text:c="6"/>[15.862732, 3.013537],</text:p>
      <text:p text:style-name="Preformatted_20_Text"><text:s text:c="6"/>[15.907381, 2.557389],</text:p>
      <text:p text:style-name="Preformatted_20_Text"><text:s text:c="6"/>[16.012852, 2.26764],</text:p>
      <text:p text:style-name="Preformatted_20_Text"><text:s text:c="6"/>[15.940919, 1.727673],</text:p>
      <text:p text:style-name="Preformatted_20_Text"><text:s text:c="6"/>[15.146342, 1.964015],</text:p>
      <text:p text:style-name="Preformatted_20_Text"><text:s text:c="6"/>[14.337813, 2.227875],</text:p>
      <text:p text:style-name="Preformatted_20_Text"><text:s text:c="6"/>[13.075822, 2.267097]]]},</text:p>
      <text:p text:style-name="Preformatted_20_Text"><text:s text:c="3"/>'id': 'CMR'},</text:p>
      <text:p text:style-name="Preformatted_20_Text"><text:s text:c="2"/>{'type': 'Feature',</text:p>
      <text:p text:style-name="Preformatted_20_Text"><text:s text:c="3"/>'properties': {'name': 'Democratic Republic of the Congo'},</text:p>
      <text:p text:style-name="Preformatted_20_Text"><text:s text:c="3"/>'geometry': {'type': 'Polygon',</text:p>
      <text:p text:style-name="Preformatted_20_Text"><text:s text:c="4"/>'coordinates': [[[30.83386, 3.509166],</text:p>
      <text:p text:style-name="Preformatted_20_Text"><text:s text:c="6"/>[30.773347, 2.339883],</text:p>
      <text:p text:style-name="Preformatted_20_Text"><text:s text:c="6"/>[31.174149, 2.204465],</text:p>
      <text:p text:style-name="Preformatted_20_Text"><text:s text:c="6"/>[30.85267, 1.849396],</text:p>
      <text:p text:style-name="Preformatted_20_Text"><text:s text:c="6"/>[30.468508, 1.583805],</text:p>
      <text:p text:style-name="Preformatted_20_Text"><text:s text:c="6"/>[30.086154, 1.062313],</text:p>
      <text:p text:style-name="Preformatted_20_Text"><text:s text:c="6"/>[29.875779, 0.59738],</text:p>
      <text:p text:style-name="Preformatted_20_Text"><text:s text:c="6"/>[29.819503, -0.20531],</text:p>
      <text:p text:style-name="Preformatted_20_Text"><text:s text:c="6"/>[29.587838, -0.587406],</text:p>
      <text:p text:style-name="Preformatted_20_Text"><text:soft-page-break/><text:s text:c="6"/>[29.579466, -1.341313],</text:p>
      <text:p text:style-name="Preformatted_20_Text"><text:s text:c="6"/>[29.291887, -1.620056],</text:p>
      <text:p text:style-name="Preformatted_20_Text"><text:s text:c="6"/>[29.254835, -2.21511],</text:p>
      <text:p text:style-name="Preformatted_20_Text"><text:s text:c="6"/>[29.117479, -2.292211],</text:p>
      <text:p text:style-name="Preformatted_20_Text"><text:s text:c="6"/>[29.024926, -2.839258],</text:p>
      <text:p text:style-name="Preformatted_20_Text"><text:s text:c="6"/>[29.276384, -3.293907],</text:p>
      <text:p text:style-name="Preformatted_20_Text"><text:s text:c="6"/>[29.339998, -4.499983],</text:p>
      <text:p text:style-name="Preformatted_20_Text"><text:s text:c="6"/>[29.519987, -5.419979],</text:p>
      <text:p text:style-name="Preformatted_20_Text"><text:s text:c="6"/>[29.419993, -5.939999],</text:p>
      <text:p text:style-name="Preformatted_20_Text"><text:s text:c="6"/>[29.620032, -6.520015],</text:p>
      <text:p text:style-name="Preformatted_20_Text"><text:s text:c="6"/>[30.199997, -7.079981],</text:p>
      <text:p text:style-name="Preformatted_20_Text"><text:s text:c="6"/>[30.740015, -8.340007],</text:p>
      <text:p text:style-name="Preformatted_20_Text"><text:s text:c="6"/>[30.346086, -8.238257],</text:p>
      <text:p text:style-name="Preformatted_20_Text"><text:s text:c="6"/>[29.002912, -8.407032],</text:p>
      <text:p text:style-name="Preformatted_20_Text"><text:s text:c="6"/>[28.734867, -8.526559],</text:p>
      <text:p text:style-name="Preformatted_20_Text"><text:s text:c="6"/>[28.449871, -9.164918],</text:p>
      <text:p text:style-name="Preformatted_20_Text"><text:s text:c="6"/>[28.673682, -9.605925],</text:p>
      <text:p text:style-name="Preformatted_20_Text"><text:s text:c="6"/>[28.49607, -10.789884],</text:p>
      <text:p text:style-name="Preformatted_20_Text"><text:s text:c="6"/>[28.372253, -11.793647],</text:p>
      <text:p text:style-name="Preformatted_20_Text"><text:s text:c="6"/>[28.642417, -11.971569],</text:p>
      <text:p text:style-name="Preformatted_20_Text"><text:s text:c="6"/>[29.341548, -12.360744],</text:p>
      <text:p text:style-name="Preformatted_20_Text"><text:s text:c="6"/>[29.616001, -12.178895],</text:p>
      <text:p text:style-name="Preformatted_20_Text"><text:s text:c="6"/>[29.699614, -13.257227],</text:p>
      <text:p text:style-name="Preformatted_20_Text"><text:s text:c="6"/>[28.934286, -13.248958],</text:p>
      <text:p text:style-name="Preformatted_20_Text"><text:s text:c="6"/>[28.523562, -12.698604],</text:p>
      <text:p text:style-name="Preformatted_20_Text"><text:s text:c="6"/>[28.155109, -12.272481],</text:p>
      <text:p text:style-name="Preformatted_20_Text"><text:s text:c="6"/>[27.388799, -12.132747],</text:p>
      <text:p text:style-name="Preformatted_20_Text"><text:s text:c="6"/>[27.16442, -11.608748],</text:p>
      <text:p text:style-name="Preformatted_20_Text"><text:s text:c="6"/>[26.553088, -11.92444],</text:p>
      <text:p text:style-name="Preformatted_20_Text"><text:s text:c="6"/>[25.75231, -11.784965],</text:p>
      <text:p text:style-name="Preformatted_20_Text"><text:s text:c="6"/>[25.418118, -11.330936],</text:p>
      <text:p text:style-name="Preformatted_20_Text"><text:s text:c="6"/>[24.78317, -11.238694],</text:p>
      <text:p text:style-name="Preformatted_20_Text"><text:s text:c="6"/>[24.314516, -11.262826],</text:p>
      <text:p text:style-name="Preformatted_20_Text"><text:s text:c="6"/>[24.257155, -10.951993],</text:p>
      <text:p text:style-name="Preformatted_20_Text"><text:s text:c="6"/>[23.912215, -10.926826],</text:p>
      <text:p text:style-name="Preformatted_20_Text"><text:s text:c="6"/>[23.456791, -10.867863],</text:p>
      <text:p text:style-name="Preformatted_20_Text"><text:s text:c="6"/>[22.837345, -11.017622],</text:p>
      <text:p text:style-name="Preformatted_20_Text"><text:s text:c="6"/>[22.402798, -10.993075],</text:p>
      <text:p text:style-name="Preformatted_20_Text"><text:s text:c="6"/>[22.155268, -11.084801],</text:p>
      <text:p text:style-name="Preformatted_20_Text"><text:s text:c="6"/>[22.208753, -9.894796],</text:p>
      <text:p text:style-name="Preformatted_20_Text"><text:s text:c="6"/>[21.875182, -9.523708],</text:p>
      <text:p text:style-name="Preformatted_20_Text"><text:s text:c="6"/>[21.801801, -8.908707],</text:p>
      <text:p text:style-name="Preformatted_20_Text"><text:s text:c="6"/>[21.949131, -8.305901],</text:p>
      <text:p text:style-name="Preformatted_20_Text"><text:s text:c="6"/>[21.746456, -7.920085],</text:p>
      <text:p text:style-name="Preformatted_20_Text"><text:s text:c="6"/>[21.728111, -7.290872],</text:p>
      <text:p text:style-name="Preformatted_20_Text"><text:s text:c="6"/>[20.514748, -7.299606],</text:p>
      <text:p text:style-name="Preformatted_20_Text"><text:s text:c="6"/>[20.601823, -6.939318],</text:p>
      <text:p text:style-name="Preformatted_20_Text"><text:s text:c="6"/>[20.091622, -6.94309],</text:p>
      <text:p text:style-name="Preformatted_20_Text"><text:s text:c="6"/>[20.037723, -7.116361],</text:p>
      <text:p text:style-name="Preformatted_20_Text"><text:s text:c="6"/>[19.417502, -7.155429],</text:p>
      <text:p text:style-name="Preformatted_20_Text"><text:s text:c="6"/>[19.166613, -7.738184],</text:p>
      <text:p text:style-name="Preformatted_20_Text"><text:s text:c="6"/>[19.016752, -7.988246],</text:p>
      <text:p text:style-name="Preformatted_20_Text"><text:s text:c="6"/>[18.464176, -7.847014],</text:p>
      <text:p text:style-name="Preformatted_20_Text"><text:s text:c="6"/>[18.134222, -7.987678],</text:p>
      <text:p text:style-name="Preformatted_20_Text"><text:s text:c="6"/>[17.47297, -8.068551],</text:p>
      <text:p text:style-name="Preformatted_20_Text"><text:s text:c="6"/>[17.089996, -7.545689],</text:p>
      <text:p text:style-name="Preformatted_20_Text"><text:s text:c="6"/>[16.860191, -7.222298],</text:p>
      <text:p text:style-name="Preformatted_20_Text"><text:s text:c="6"/>[16.57318, -6.622645],</text:p>
      <text:p text:style-name="Preformatted_20_Text"><text:s text:c="6"/>[16.326528, -5.87747],</text:p>
      <text:p text:style-name="Preformatted_20_Text"><text:s text:c="6"/>[13.375597, -5.864241],</text:p>
      <text:p text:style-name="Preformatted_20_Text"><text:s text:c="6"/>[13.024869, -5.984389],</text:p>
      <text:p text:style-name="Preformatted_20_Text"><text:s text:c="6"/>[12.735171, -5.965682],</text:p>
      <text:p text:style-name="Preformatted_20_Text"><text:s text:c="6"/>[12.322432, -6.100092],</text:p>
      <text:p text:style-name="Preformatted_20_Text"><text:s text:c="6"/>[12.182337, -5.789931],</text:p>
      <text:p text:style-name="Preformatted_20_Text"><text:soft-page-break/><text:s text:c="6"/>[12.436688, -5.684304],</text:p>
      <text:p text:style-name="Preformatted_20_Text"><text:s text:c="6"/>[12.468004, -5.248362],</text:p>
      <text:p text:style-name="Preformatted_20_Text"><text:s text:c="6"/>[12.631612, -4.991271],</text:p>
      <text:p text:style-name="Preformatted_20_Text"><text:s text:c="6"/>[12.995517, -4.781103],</text:p>
      <text:p text:style-name="Preformatted_20_Text"><text:s text:c="6"/>[13.25824, -4.882957],</text:p>
      <text:p text:style-name="Preformatted_20_Text"><text:s text:c="6"/>[13.600235, -4.500138],</text:p>
      <text:p text:style-name="Preformatted_20_Text"><text:s text:c="6"/>[14.144956, -4.510009],</text:p>
      <text:p text:style-name="Preformatted_20_Text"><text:s text:c="6"/>[14.209035, -4.793092],</text:p>
      <text:p text:style-name="Preformatted_20_Text"><text:s text:c="6"/>[14.582604, -4.970239],</text:p>
      <text:p text:style-name="Preformatted_20_Text"><text:s text:c="6"/>[15.170992, -4.343507],</text:p>
      <text:p text:style-name="Preformatted_20_Text"><text:s text:c="6"/>[15.75354, -3.855165],</text:p>
      <text:p text:style-name="Preformatted_20_Text"><text:s text:c="6"/>[16.00629, -3.535133],</text:p>
      <text:p text:style-name="Preformatted_20_Text"><text:s text:c="6"/>[15.972803, -2.712392],</text:p>
      <text:p text:style-name="Preformatted_20_Text"><text:s text:c="6"/>[16.407092, -1.740927],</text:p>
      <text:p text:style-name="Preformatted_20_Text"><text:s text:c="6"/>[16.865307, -1.225816],</text:p>
      <text:p text:style-name="Preformatted_20_Text"><text:s text:c="6"/>[17.523716, -0.74383],</text:p>
      <text:p text:style-name="Preformatted_20_Text"><text:s text:c="6"/>[17.638645, -0.424832],</text:p>
      <text:p text:style-name="Preformatted_20_Text"><text:s text:c="6"/>[17.663553, -0.058084],</text:p>
      <text:p text:style-name="Preformatted_20_Text"><text:s text:c="6"/>[17.82654, 0.288923],</text:p>
      <text:p text:style-name="Preformatted_20_Text"><text:s text:c="6"/>[17.774192, 0.855659],</text:p>
      <text:p text:style-name="Preformatted_20_Text"><text:s text:c="6"/>[17.898835, 1.741832],</text:p>
      <text:p text:style-name="Preformatted_20_Text"><text:s text:c="6"/>[18.094276, 2.365722],</text:p>
      <text:p text:style-name="Preformatted_20_Text"><text:s text:c="6"/>[18.393792, 2.900443],</text:p>
      <text:p text:style-name="Preformatted_20_Text"><text:s text:c="6"/>[18.453065, 3.504386],</text:p>
      <text:p text:style-name="Preformatted_20_Text"><text:s text:c="6"/>[18.542982, 4.201785],</text:p>
      <text:p text:style-name="Preformatted_20_Text"><text:s text:c="6"/>[18.932312, 4.709506],</text:p>
      <text:p text:style-name="Preformatted_20_Text"><text:s text:c="6"/>[19.467784, 5.031528],</text:p>
      <text:p text:style-name="Preformatted_20_Text"><text:s text:c="6"/>[20.290679, 4.691678],</text:p>
      <text:p text:style-name="Preformatted_20_Text"><text:s text:c="6"/>[20.927591, 4.322786],</text:p>
      <text:p text:style-name="Preformatted_20_Text"><text:s text:c="6"/>[21.659123, 4.224342],</text:p>
      <text:p text:style-name="Preformatted_20_Text"><text:s text:c="6"/>[22.405124, 4.02916],</text:p>
      <text:p text:style-name="Preformatted_20_Text"><text:s text:c="6"/>[22.704124, 4.633051],</text:p>
      <text:p text:style-name="Preformatted_20_Text"><text:s text:c="6"/>[22.84148, 4.710126],</text:p>
      <text:p text:style-name="Preformatted_20_Text"><text:s text:c="6"/>[23.297214, 4.609693],</text:p>
      <text:p text:style-name="Preformatted_20_Text"><text:s text:c="6"/>[24.410531, 5.108784],</text:p>
      <text:p text:style-name="Preformatted_20_Text"><text:s text:c="6"/>[24.805029, 4.897247],</text:p>
      <text:p text:style-name="Preformatted_20_Text"><text:s text:c="6"/>[25.128833, 4.927245],</text:p>
      <text:p text:style-name="Preformatted_20_Text"><text:s text:c="6"/>[25.278798, 5.170408],</text:p>
      <text:p text:style-name="Preformatted_20_Text"><text:s text:c="6"/>[25.650455, 5.256088],</text:p>
      <text:p text:style-name="Preformatted_20_Text"><text:s text:c="6"/>[26.402761, 5.150875],</text:p>
      <text:p text:style-name="Preformatted_20_Text"><text:s text:c="6"/>[27.044065, 5.127853],</text:p>
      <text:p text:style-name="Preformatted_20_Text"><text:s text:c="6"/>[27.374226, 5.233944],</text:p>
      <text:p text:style-name="Preformatted_20_Text"><text:s text:c="6"/>[27.979977, 4.408413],</text:p>
      <text:p text:style-name="Preformatted_20_Text"><text:s text:c="6"/>[28.428994, 4.287155],</text:p>
      <text:p text:style-name="Preformatted_20_Text"><text:s text:c="6"/>[28.696678, 4.455077],</text:p>
      <text:p text:style-name="Preformatted_20_Text"><text:s text:c="6"/>[29.159078, 4.389267],</text:p>
      <text:p text:style-name="Preformatted_20_Text"><text:s text:c="6"/>[29.715995, 4.600805],</text:p>
      <text:p text:style-name="Preformatted_20_Text"><text:s text:c="6"/>[29.9535, 4.173699],</text:p>
      <text:p text:style-name="Preformatted_20_Text"><text:s text:c="6"/>[30.83386, 3.509166]]]},</text:p>
      <text:p text:style-name="Preformatted_20_Text"><text:s text:c="3"/>'id': 'COD'},</text:p>
      <text:p text:style-name="Preformatted_20_Text"><text:s text:c="2"/>{'type': 'Feature',</text:p>
      <text:p text:style-name="Preformatted_20_Text"><text:s text:c="3"/>'properties': {'name': 'Republic of the Congo'},</text:p>
      <text:p text:style-name="Preformatted_20_Text"><text:s text:c="3"/>'geometry': {'type': 'Polygon',</text:p>
      <text:p text:style-name="Preformatted_20_Text"><text:s text:c="4"/>'coordinates': [[[12.995517, -4.781103],</text:p>
      <text:p text:style-name="Preformatted_20_Text"><text:s text:c="6"/>[12.62076, -4.438023],</text:p>
      <text:p text:style-name="Preformatted_20_Text"><text:s text:c="6"/>[12.318608, -4.60623],</text:p>
      <text:p text:style-name="Preformatted_20_Text"><text:s text:c="6"/>[11.914963, -5.037987],</text:p>
      <text:p text:style-name="Preformatted_20_Text"><text:s text:c="6"/>[11.093773, -3.978827],</text:p>
      <text:p text:style-name="Preformatted_20_Text"><text:s text:c="6"/>[11.855122, -3.426871],</text:p>
      <text:p text:style-name="Preformatted_20_Text"><text:s text:c="6"/>[11.478039, -2.765619],</text:p>
      <text:p text:style-name="Preformatted_20_Text"><text:s text:c="6"/>[11.820964, -2.514161],</text:p>
      <text:p text:style-name="Preformatted_20_Text"><text:s text:c="6"/>[12.495703, -2.391688],</text:p>
      <text:p text:style-name="Preformatted_20_Text"><text:s text:c="6"/>[12.575284, -1.948511],</text:p>
      <text:p text:style-name="Preformatted_20_Text"><text:s text:c="6"/>[13.109619, -2.42874],</text:p>
      <text:p text:style-name="Preformatted_20_Text"><text:soft-page-break/><text:s text:c="6"/>[13.992407, -2.470805],</text:p>
      <text:p text:style-name="Preformatted_20_Text"><text:s text:c="6"/>[14.29921, -1.998276],</text:p>
      <text:p text:style-name="Preformatted_20_Text"><text:s text:c="6"/>[14.425456, -1.333407],</text:p>
      <text:p text:style-name="Preformatted_20_Text"><text:s text:c="6"/>[14.316418, -0.552627],</text:p>
      <text:p text:style-name="Preformatted_20_Text"><text:s text:c="6"/>[13.843321, 0.038758],</text:p>
      <text:p text:style-name="Preformatted_20_Text"><text:s text:c="6"/>[14.276266, 1.19693],</text:p>
      <text:p text:style-name="Preformatted_20_Text"><text:s text:c="6"/>[14.026669, 1.395677],</text:p>
      <text:p text:style-name="Preformatted_20_Text"><text:s text:c="6"/>[13.282631, 1.314184],</text:p>
      <text:p text:style-name="Preformatted_20_Text"><text:s text:c="6"/>[13.003114, 1.830896],</text:p>
      <text:p text:style-name="Preformatted_20_Text"><text:s text:c="6"/>[13.075822, 2.267097],</text:p>
      <text:p text:style-name="Preformatted_20_Text"><text:s text:c="6"/>[14.337813, 2.227875],</text:p>
      <text:p text:style-name="Preformatted_20_Text"><text:s text:c="6"/>[15.146342, 1.964015],</text:p>
      <text:p text:style-name="Preformatted_20_Text"><text:s text:c="6"/>[15.940919, 1.727673],</text:p>
      <text:p text:style-name="Preformatted_20_Text"><text:s text:c="6"/>[16.012852, 2.26764],</text:p>
      <text:p text:style-name="Preformatted_20_Text"><text:s text:c="6"/>[16.537058, 3.198255],</text:p>
      <text:p text:style-name="Preformatted_20_Text"><text:s text:c="6"/>[17.133042, 3.728197],</text:p>
      <text:p text:style-name="Preformatted_20_Text"><text:s text:c="6"/>[17.8099, 3.560196],</text:p>
      <text:p text:style-name="Preformatted_20_Text"><text:s text:c="6"/>[18.453065, 3.504386],</text:p>
      <text:p text:style-name="Preformatted_20_Text"><text:s text:c="6"/>[18.393792, 2.900443],</text:p>
      <text:p text:style-name="Preformatted_20_Text"><text:s text:c="6"/>[18.094276, 2.365722],</text:p>
      <text:p text:style-name="Preformatted_20_Text"><text:s text:c="6"/>[17.898835, 1.741832],</text:p>
      <text:p text:style-name="Preformatted_20_Text"><text:s text:c="6"/>[17.774192, 0.855659],</text:p>
      <text:p text:style-name="Preformatted_20_Text"><text:s text:c="6"/>[17.82654, 0.288923],</text:p>
      <text:p text:style-name="Preformatted_20_Text"><text:s text:c="6"/>[17.663553, -0.058084],</text:p>
      <text:p text:style-name="Preformatted_20_Text"><text:s text:c="6"/>[17.638645, -0.424832],</text:p>
      <text:p text:style-name="Preformatted_20_Text"><text:s text:c="6"/>[17.523716, -0.74383],</text:p>
      <text:p text:style-name="Preformatted_20_Text"><text:s text:c="6"/>[16.865307, -1.225816],</text:p>
      <text:p text:style-name="Preformatted_20_Text"><text:s text:c="6"/>[16.407092, -1.740927],</text:p>
      <text:p text:style-name="Preformatted_20_Text"><text:s text:c="6"/>[15.972803, -2.712392],</text:p>
      <text:p text:style-name="Preformatted_20_Text"><text:s text:c="6"/>[16.00629, -3.535133],</text:p>
      <text:p text:style-name="Preformatted_20_Text"><text:s text:c="6"/>[15.75354, -3.855165],</text:p>
      <text:p text:style-name="Preformatted_20_Text"><text:s text:c="6"/>[15.170992, -4.343507],</text:p>
      <text:p text:style-name="Preformatted_20_Text"><text:s text:c="6"/>[14.582604, -4.970239],</text:p>
      <text:p text:style-name="Preformatted_20_Text"><text:s text:c="6"/>[14.209035, -4.793092],</text:p>
      <text:p text:style-name="Preformatted_20_Text"><text:s text:c="6"/>[14.144956, -4.510009],</text:p>
      <text:p text:style-name="Preformatted_20_Text"><text:s text:c="6"/>[13.600235, -4.500138],</text:p>
      <text:p text:style-name="Preformatted_20_Text"><text:s text:c="6"/>[13.25824, -4.882957],</text:p>
      <text:p text:style-name="Preformatted_20_Text"><text:s text:c="6"/>[12.995517, -4.781103]]]},</text:p>
      <text:p text:style-name="Preformatted_20_Text"><text:s text:c="3"/>'id': 'COG'},</text:p>
      <text:p text:style-name="Preformatted_20_Text"><text:s text:c="2"/>{'type': 'Feature',</text:p>
      <text:p text:style-name="Preformatted_20_Text"><text:s text:c="3"/>'properties': {'name': 'Colombia'},</text:p>
      <text:p text:style-name="Preformatted_20_Text"><text:s text:c="3"/>'geometry': {'type': 'Polygon',</text:p>
      <text:p text:style-name="Preformatted_20_Text"><text:s text:c="4"/>'coordinates': [[[-75.373223, -0.152032],</text:p>
      <text:p text:style-name="Preformatted_20_Text"><text:s text:c="6"/>[-75.801466, 0.084801],</text:p>
      <text:p text:style-name="Preformatted_20_Text"><text:s text:c="6"/>[-76.292314, 0.416047],</text:p>
      <text:p text:style-name="Preformatted_20_Text"><text:s text:c="6"/>[-76.57638, 0.256936],</text:p>
      <text:p text:style-name="Preformatted_20_Text"><text:s text:c="6"/>[-77.424984, 0.395687],</text:p>
      <text:p text:style-name="Preformatted_20_Text"><text:s text:c="6"/>[-77.668613, 0.825893],</text:p>
      <text:p text:style-name="Preformatted_20_Text"><text:s text:c="6"/>[-77.855061, 0.809925],</text:p>
      <text:p text:style-name="Preformatted_20_Text"><text:s text:c="6"/>[-78.855259, 1.380924],</text:p>
      <text:p text:style-name="Preformatted_20_Text"><text:s text:c="6"/>[-78.990935, 1.69137],</text:p>
      <text:p text:style-name="Preformatted_20_Text"><text:s text:c="6"/>[-78.617831, 1.766404],</text:p>
      <text:p text:style-name="Preformatted_20_Text"><text:s text:c="6"/>[-78.662118, 2.267355],</text:p>
      <text:p text:style-name="Preformatted_20_Text"><text:s text:c="6"/>[-78.42761, 2.629556],</text:p>
      <text:p text:style-name="Preformatted_20_Text"><text:s text:c="6"/>[-77.931543, 2.696606],</text:p>
      <text:p text:style-name="Preformatted_20_Text"><text:s text:c="6"/>[-77.510431, 3.325017],</text:p>
      <text:p text:style-name="Preformatted_20_Text"><text:s text:c="6"/>[-77.12769, 3.849636],</text:p>
      <text:p text:style-name="Preformatted_20_Text"><text:s text:c="6"/>[-77.496272, 4.087606],</text:p>
      <text:p text:style-name="Preformatted_20_Text"><text:s text:c="6"/>[-77.307601, 4.667984],</text:p>
      <text:p text:style-name="Preformatted_20_Text"><text:s text:c="6"/>[-77.533221, 5.582812],</text:p>
      <text:p text:style-name="Preformatted_20_Text"><text:s text:c="6"/>[-77.318815, 5.845354],</text:p>
      <text:p text:style-name="Preformatted_20_Text"><text:s text:c="6"/>[-77.476661, 6.691116],</text:p>
      <text:p text:style-name="Preformatted_20_Text"><text:s text:c="6"/>[-77.881571, 7.223771],</text:p>
      <text:p text:style-name="Preformatted_20_Text"><text:s text:c="6"/>[-77.753414, 7.70984],</text:p>
      <text:p text:style-name="Preformatted_20_Text"><text:soft-page-break/><text:s text:c="6"/>[-77.431108, 7.638061],</text:p>
      <text:p text:style-name="Preformatted_20_Text"><text:s text:c="6"/>[-77.242566, 7.935278],</text:p>
      <text:p text:style-name="Preformatted_20_Text"><text:s text:c="6"/>[-77.474723, 8.524286],</text:p>
      <text:p text:style-name="Preformatted_20_Text"><text:s text:c="6"/>[-77.353361, 8.670505],</text:p>
      <text:p text:style-name="Preformatted_20_Text"><text:s text:c="6"/>[-76.836674, 8.638749],</text:p>
      <text:p text:style-name="Preformatted_20_Text"><text:s text:c="6"/>[-76.086384, 9.336821],</text:p>
      <text:p text:style-name="Preformatted_20_Text"><text:s text:c="6"/>[-75.6746, 9.443248],</text:p>
      <text:p text:style-name="Preformatted_20_Text"><text:s text:c="6"/>[-75.664704, 9.774003],</text:p>
      <text:p text:style-name="Preformatted_20_Text"><text:s text:c="6"/>[-75.480426, 10.61899],</text:p>
      <text:p text:style-name="Preformatted_20_Text"><text:s text:c="6"/>[-74.906895, 11.083045],</text:p>
      <text:p text:style-name="Preformatted_20_Text"><text:s text:c="6"/>[-74.276753, 11.102036],</text:p>
      <text:p text:style-name="Preformatted_20_Text"><text:s text:c="6"/>[-74.197223, 11.310473],</text:p>
      <text:p text:style-name="Preformatted_20_Text"><text:s text:c="6"/>[-73.414764, 11.227015],</text:p>
      <text:p text:style-name="Preformatted_20_Text"><text:s text:c="6"/>[-72.627835, 11.731972],</text:p>
      <text:p text:style-name="Preformatted_20_Text"><text:s text:c="6"/>[-72.238195, 11.95555],</text:p>
      <text:p text:style-name="Preformatted_20_Text"><text:s text:c="6"/>[-71.75409, 12.437303],</text:p>
      <text:p text:style-name="Preformatted_20_Text"><text:s text:c="6"/>[-71.399822, 12.376041],</text:p>
      <text:p text:style-name="Preformatted_20_Text"><text:s text:c="6"/>[-71.137461, 12.112982],</text:p>
      <text:p text:style-name="Preformatted_20_Text"><text:s text:c="6"/>[-71.331584, 11.776284],</text:p>
      <text:p text:style-name="Preformatted_20_Text"><text:s text:c="6"/>[-71.973922, 11.608672],</text:p>
      <text:p text:style-name="Preformatted_20_Text"><text:s text:c="6"/>[-72.227575, 11.108702],</text:p>
      <text:p text:style-name="Preformatted_20_Text"><text:s text:c="6"/>[-72.614658, 10.821975],</text:p>
      <text:p text:style-name="Preformatted_20_Text"><text:s text:c="6"/>[-72.905286, 10.450344],</text:p>
      <text:p text:style-name="Preformatted_20_Text"><text:s text:c="6"/>[-73.027604, 9.73677],</text:p>
      <text:p text:style-name="Preformatted_20_Text"><text:s text:c="6"/>[-73.304952, 9.152],</text:p>
      <text:p text:style-name="Preformatted_20_Text"><text:s text:c="6"/>[-72.78873, 9.085027],</text:p>
      <text:p text:style-name="Preformatted_20_Text"><text:s text:c="6"/>[-72.660495, 8.625288],</text:p>
      <text:p text:style-name="Preformatted_20_Text"><text:s text:c="6"/>[-72.439862, 8.405275],</text:p>
      <text:p text:style-name="Preformatted_20_Text"><text:s text:c="6"/>[-72.360901, 8.002638],</text:p>
      <text:p text:style-name="Preformatted_20_Text"><text:s text:c="6"/>[-72.479679, 7.632506],</text:p>
      <text:p text:style-name="Preformatted_20_Text"><text:s text:c="6"/>[-72.444487, 7.423785],</text:p>
      <text:p text:style-name="Preformatted_20_Text"><text:s text:c="6"/>[-72.198352, 7.340431],</text:p>
      <text:p text:style-name="Preformatted_20_Text"><text:s text:c="6"/>[-71.960176, 6.991615],</text:p>
      <text:p text:style-name="Preformatted_20_Text"><text:s text:c="6"/>[-70.674234, 7.087785],</text:p>
      <text:p text:style-name="Preformatted_20_Text"><text:s text:c="6"/>[-70.093313, 6.960376],</text:p>
      <text:p text:style-name="Preformatted_20_Text"><text:s text:c="6"/>[-69.38948, 6.099861],</text:p>
      <text:p text:style-name="Preformatted_20_Text"><text:s text:c="6"/>[-68.985319, 6.206805],</text:p>
      <text:p text:style-name="Preformatted_20_Text"><text:s text:c="6"/>[-68.265052, 6.153268],</text:p>
      <text:p text:style-name="Preformatted_20_Text"><text:s text:c="6"/>[-67.695087, 6.267318],</text:p>
      <text:p text:style-name="Preformatted_20_Text"><text:s text:c="6"/>[-67.34144, 6.095468],</text:p>
      <text:p text:style-name="Preformatted_20_Text"><text:s text:c="6"/>[-67.521532, 5.55687],</text:p>
      <text:p text:style-name="Preformatted_20_Text"><text:s text:c="6"/>[-67.744697, 5.221129],</text:p>
      <text:p text:style-name="Preformatted_20_Text"><text:s text:c="6"/>[-67.823012, 4.503937],</text:p>
      <text:p text:style-name="Preformatted_20_Text"><text:s text:c="6"/>[-67.621836, 3.839482],</text:p>
      <text:p text:style-name="Preformatted_20_Text"><text:s text:c="6"/>[-67.337564, 3.542342],</text:p>
      <text:p text:style-name="Preformatted_20_Text"><text:s text:c="6"/>[-67.303173, 3.318454],</text:p>
      <text:p text:style-name="Preformatted_20_Text"><text:s text:c="6"/>[-67.809938, 2.820655],</text:p>
      <text:p text:style-name="Preformatted_20_Text"><text:s text:c="6"/>[-67.447092, 2.600281],</text:p>
      <text:p text:style-name="Preformatted_20_Text"><text:s text:c="6"/>[-67.181294, 2.250638],</text:p>
      <text:p text:style-name="Preformatted_20_Text"><text:s text:c="6"/>[-66.876326, 1.253361],</text:p>
      <text:p text:style-name="Preformatted_20_Text"><text:s text:c="6"/>[-67.065048, 1.130112],</text:p>
      <text:p text:style-name="Preformatted_20_Text"><text:s text:c="6"/>[-67.259998, 1.719999],</text:p>
      <text:p text:style-name="Preformatted_20_Text"><text:s text:c="6"/>[-67.53781, 2.037163],</text:p>
      <text:p text:style-name="Preformatted_20_Text"><text:s text:c="6"/>[-67.868565, 1.692455],</text:p>
      <text:p text:style-name="Preformatted_20_Text"><text:s text:c="6"/>[-69.816973, 1.714805],</text:p>
      <text:p text:style-name="Preformatted_20_Text"><text:s text:c="6"/>[-69.804597, 1.089081],</text:p>
      <text:p text:style-name="Preformatted_20_Text"><text:s text:c="6"/>[-69.218638, 0.985677],</text:p>
      <text:p text:style-name="Preformatted_20_Text"><text:s text:c="6"/>[-69.252434, 0.602651],</text:p>
      <text:p text:style-name="Preformatted_20_Text"><text:s text:c="6"/>[-69.452396, 0.706159],</text:p>
      <text:p text:style-name="Preformatted_20_Text"><text:s text:c="6"/>[-70.015566, 0.541414],</text:p>
      <text:p text:style-name="Preformatted_20_Text"><text:s text:c="6"/>[-70.020656, -0.185156],</text:p>
      <text:p text:style-name="Preformatted_20_Text"><text:s text:c="6"/>[-69.577065, -0.549992],</text:p>
      <text:p text:style-name="Preformatted_20_Text"><text:s text:c="6"/>[-69.420486, -1.122619],</text:p>
      <text:p text:style-name="Preformatted_20_Text"><text:s text:c="6"/>[-69.444102, -1.556287],</text:p>
      <text:p text:style-name="Preformatted_20_Text"><text:soft-page-break/><text:s text:c="6"/>[-69.893635, -4.298187],</text:p>
      <text:p text:style-name="Preformatted_20_Text"><text:s text:c="6"/>[-70.394044, -3.766591],</text:p>
      <text:p text:style-name="Preformatted_20_Text"><text:s text:c="6"/>[-70.692682, -3.742872],</text:p>
      <text:p text:style-name="Preformatted_20_Text"><text:s text:c="6"/>[-70.047709, -2.725156],</text:p>
      <text:p text:style-name="Preformatted_20_Text"><text:s text:c="6"/>[-70.813476, -2.256865],</text:p>
      <text:p text:style-name="Preformatted_20_Text"><text:s text:c="6"/>[-71.413646, -2.342802],</text:p>
      <text:p text:style-name="Preformatted_20_Text"><text:s text:c="6"/>[-71.774761, -2.16979],</text:p>
      <text:p text:style-name="Preformatted_20_Text"><text:s text:c="6"/>[-72.325787, -2.434218],</text:p>
      <text:p text:style-name="Preformatted_20_Text"><text:s text:c="6"/>[-73.070392, -2.308954],</text:p>
      <text:p text:style-name="Preformatted_20_Text"><text:s text:c="6"/>[-73.659504, -1.260491],</text:p>
      <text:p text:style-name="Preformatted_20_Text"><text:s text:c="6"/>[-74.122395, -1.002833],</text:p>
      <text:p text:style-name="Preformatted_20_Text"><text:s text:c="6"/>[-74.441601, -0.53082],</text:p>
      <text:p text:style-name="Preformatted_20_Text"><text:s text:c="6"/>[-75.106625, -0.057205],</text:p>
      <text:p text:style-name="Preformatted_20_Text"><text:s text:c="6"/>[-75.373223, -0.152032]]]},</text:p>
      <text:p text:style-name="Preformatted_20_Text"><text:s text:c="3"/>'id': 'COL'},</text:p>
      <text:p text:style-name="Preformatted_20_Text"><text:s text:c="2"/>{'type': 'Feature',</text:p>
      <text:p text:style-name="Preformatted_20_Text"><text:s text:c="3"/>'properties': {'name': 'Costa Rica'},</text:p>
      <text:p text:style-name="Preformatted_20_Text"><text:s text:c="3"/>'geometry': {'type': 'Polygon',</text:p>
      <text:p text:style-name="Preformatted_20_Text"><text:s text:c="4"/>'coordinates': [[[-82.965783, 8.225028],</text:p>
      <text:p text:style-name="Preformatted_20_Text"><text:s text:c="6"/>[-83.508437, 8.446927],</text:p>
      <text:p text:style-name="Preformatted_20_Text"><text:s text:c="6"/>[-83.711474, 8.656836],</text:p>
      <text:p text:style-name="Preformatted_20_Text"><text:s text:c="6"/>[-83.596313, 8.830443],</text:p>
      <text:p text:style-name="Preformatted_20_Text"><text:s text:c="6"/>[-83.632642, 9.051386],</text:p>
      <text:p text:style-name="Preformatted_20_Text"><text:s text:c="6"/>[-83.909886, 9.290803],</text:p>
      <text:p text:style-name="Preformatted_20_Text"><text:s text:c="6"/>[-84.303402, 9.487354],</text:p>
      <text:p text:style-name="Preformatted_20_Text"><text:s text:c="6"/>[-84.647644, 9.615537],</text:p>
      <text:p text:style-name="Preformatted_20_Text"><text:s text:c="6"/>[-84.713351, 9.908052],</text:p>
      <text:p text:style-name="Preformatted_20_Text"><text:s text:c="6"/>[-84.97566, 10.086723],</text:p>
      <text:p text:style-name="Preformatted_20_Text"><text:s text:c="6"/>[-84.911375, 9.795992],</text:p>
      <text:p text:style-name="Preformatted_20_Text"><text:s text:c="6"/>[-85.110923, 9.55704],</text:p>
      <text:p text:style-name="Preformatted_20_Text"><text:s text:c="6"/>[-85.339488, 9.834542],</text:p>
      <text:p text:style-name="Preformatted_20_Text"><text:s text:c="6"/>[-85.660787, 9.933347],</text:p>
      <text:p text:style-name="Preformatted_20_Text"><text:s text:c="6"/>[-85.797445, 10.134886],</text:p>
      <text:p text:style-name="Preformatted_20_Text"><text:s text:c="6"/>[-85.791709, 10.439337],</text:p>
      <text:p text:style-name="Preformatted_20_Text"><text:s text:c="6"/>[-85.659314, 10.754331],</text:p>
      <text:p text:style-name="Preformatted_20_Text"><text:s text:c="6"/>[-85.941725, 10.895278],</text:p>
      <text:p text:style-name="Preformatted_20_Text"><text:s text:c="6"/>[-85.71254, 11.088445],</text:p>
      <text:p text:style-name="Preformatted_20_Text"><text:s text:c="6"/>[-85.561852, 11.217119],</text:p>
      <text:p text:style-name="Preformatted_20_Text"><text:s text:c="6"/>[-84.903003, 10.952303],</text:p>
      <text:p text:style-name="Preformatted_20_Text"><text:s text:c="6"/>[-84.673069, 11.082657],</text:p>
      <text:p text:style-name="Preformatted_20_Text"><text:s text:c="6"/>[-84.355931, 10.999226],</text:p>
      <text:p text:style-name="Preformatted_20_Text"><text:s text:c="6"/>[-84.190179, 10.79345],</text:p>
      <text:p text:style-name="Preformatted_20_Text"><text:s text:c="6"/>[-83.895054, 10.726839],</text:p>
      <text:p text:style-name="Preformatted_20_Text"><text:s text:c="6"/>[-83.655612, 10.938764],</text:p>
      <text:p text:style-name="Preformatted_20_Text"><text:s text:c="6"/>[-83.40232, 10.395438],</text:p>
      <text:p text:style-name="Preformatted_20_Text"><text:s text:c="6"/>[-83.015677, 9.992982],</text:p>
      <text:p text:style-name="Preformatted_20_Text"><text:s text:c="6"/>[-82.546196, 9.566135],</text:p>
      <text:p text:style-name="Preformatted_20_Text"><text:s text:c="6"/>[-82.932891, 9.476812],</text:p>
      <text:p text:style-name="Preformatted_20_Text"><text:s text:c="6"/>[-82.927155, 9.07433],</text:p>
      <text:p text:style-name="Preformatted_20_Text"><text:s text:c="6"/>[-82.719183, 8.925709],</text:p>
      <text:p text:style-name="Preformatted_20_Text"><text:s text:c="6"/>[-82.868657, 8.807266],</text:p>
      <text:p text:style-name="Preformatted_20_Text"><text:s text:c="6"/>[-82.829771, 8.626295],</text:p>
      <text:p text:style-name="Preformatted_20_Text"><text:s text:c="6"/>[-82.913176, 8.423517],</text:p>
      <text:p text:style-name="Preformatted_20_Text"><text:s text:c="6"/>[-82.965783, 8.225028]]]},</text:p>
      <text:p text:style-name="Preformatted_20_Text"><text:s text:c="3"/>'id': 'CRI'},</text:p>
      <text:p text:style-name="Preformatted_20_Text"><text:s text:c="2"/>{'type': 'Feature',</text:p>
      <text:p text:style-name="Preformatted_20_Text"><text:s text:c="3"/>'properties': {'name': 'Cuba'},</text:p>
      <text:p text:style-name="Preformatted_20_Text"><text:s text:c="3"/>'geometry': {'type': 'Polygon',</text:p>
      <text:p text:style-name="Preformatted_20_Text"><text:s text:c="4"/>'coordinates': [[[-82.268151, 23.188611],</text:p>
      <text:p text:style-name="Preformatted_20_Text"><text:s text:c="6"/>[-81.404457, 23.117271],</text:p>
      <text:p text:style-name="Preformatted_20_Text"><text:s text:c="6"/>[-80.618769, 23.10598],</text:p>
      <text:p text:style-name="Preformatted_20_Text"><text:s text:c="6"/>[-79.679524, 22.765303],</text:p>
      <text:p text:style-name="Preformatted_20_Text"><text:s text:c="6"/>[-79.281486, 22.399202],</text:p>
      <text:p text:style-name="Preformatted_20_Text"><text:s text:c="6"/>[-78.347434, 22.512166],</text:p>
      <text:p text:style-name="Preformatted_20_Text"><text:soft-page-break/><text:s text:c="6"/>[-77.993296, 22.277194],</text:p>
      <text:p text:style-name="Preformatted_20_Text"><text:s text:c="6"/>[-77.146422, 21.657851],</text:p>
      <text:p text:style-name="Preformatted_20_Text"><text:s text:c="6"/>[-76.523825, 21.20682],</text:p>
      <text:p text:style-name="Preformatted_20_Text"><text:s text:c="6"/>[-76.19462, 21.220565],</text:p>
      <text:p text:style-name="Preformatted_20_Text"><text:s text:c="6"/>[-75.598222, 21.016624],</text:p>
      <text:p text:style-name="Preformatted_20_Text"><text:s text:c="6"/>[-75.67106, 20.735091],</text:p>
      <text:p text:style-name="Preformatted_20_Text"><text:s text:c="6"/>[-74.933896, 20.693905],</text:p>
      <text:p text:style-name="Preformatted_20_Text"><text:s text:c="6"/>[-74.178025, 20.284628],</text:p>
      <text:p text:style-name="Preformatted_20_Text"><text:s text:c="6"/>[-74.296648, 20.050379],</text:p>
      <text:p text:style-name="Preformatted_20_Text"><text:s text:c="6"/>[-74.961595, 19.923435],</text:p>
      <text:p text:style-name="Preformatted_20_Text"><text:s text:c="6"/>[-75.63468, 19.873774],</text:p>
      <text:p text:style-name="Preformatted_20_Text"><text:s text:c="6"/>[-76.323656, 19.952891],</text:p>
      <text:p text:style-name="Preformatted_20_Text"><text:s text:c="6"/>[-77.755481, 19.855481],</text:p>
      <text:p text:style-name="Preformatted_20_Text"><text:s text:c="6"/>[-77.085108, 20.413354],</text:p>
      <text:p text:style-name="Preformatted_20_Text"><text:s text:c="6"/>[-77.492655, 20.673105],</text:p>
      <text:p text:style-name="Preformatted_20_Text"><text:s text:c="6"/>[-78.137292, 20.739949],</text:p>
      <text:p text:style-name="Preformatted_20_Text"><text:s text:c="6"/>[-78.482827, 21.028613],</text:p>
      <text:p text:style-name="Preformatted_20_Text"><text:s text:c="6"/>[-78.719867, 21.598114],</text:p>
      <text:p text:style-name="Preformatted_20_Text"><text:s text:c="6"/>[-79.285, 21.559175],</text:p>
      <text:p text:style-name="Preformatted_20_Text"><text:s text:c="6"/>[-80.217475, 21.827324],</text:p>
      <text:p text:style-name="Preformatted_20_Text"><text:s text:c="6"/>[-80.517535, 22.037079],</text:p>
      <text:p text:style-name="Preformatted_20_Text"><text:s text:c="6"/>[-81.820943, 22.192057],</text:p>
      <text:p text:style-name="Preformatted_20_Text"><text:s text:c="6"/>[-82.169992, 22.387109],</text:p>
      <text:p text:style-name="Preformatted_20_Text"><text:s text:c="6"/>[-81.795002, 22.636965],</text:p>
      <text:p text:style-name="Preformatted_20_Text"><text:s text:c="6"/>[-82.775898, 22.68815],</text:p>
      <text:p text:style-name="Preformatted_20_Text"><text:s text:c="6"/>[-83.494459, 22.168518],</text:p>
      <text:p text:style-name="Preformatted_20_Text"><text:s text:c="6"/>[-83.9088, 22.154565],</text:p>
      <text:p text:style-name="Preformatted_20_Text"><text:s text:c="6"/>[-84.052151, 21.910575],</text:p>
      <text:p text:style-name="Preformatted_20_Text"><text:s text:c="6"/>[-84.54703, 21.801228],</text:p>
      <text:p text:style-name="Preformatted_20_Text"><text:s text:c="6"/>[-84.974911, 21.896028],</text:p>
      <text:p text:style-name="Preformatted_20_Text"><text:s text:c="6"/>[-84.447062, 22.20495],</text:p>
      <text:p text:style-name="Preformatted_20_Text"><text:s text:c="6"/>[-84.230357, 22.565755],</text:p>
      <text:p text:style-name="Preformatted_20_Text"><text:s text:c="6"/>[-83.77824, 22.788118],</text:p>
      <text:p text:style-name="Preformatted_20_Text"><text:s text:c="6"/>[-83.267548, 22.983042],</text:p>
      <text:p text:style-name="Preformatted_20_Text"><text:s text:c="6"/>[-82.510436, 23.078747],</text:p>
      <text:p text:style-name="Preformatted_20_Text"><text:s text:c="6"/>[-82.268151, 23.188611]]]},</text:p>
      <text:p text:style-name="Preformatted_20_Text"><text:s text:c="3"/>'id': 'CUB'},</text:p>
      <text:p text:style-name="Preformatted_20_Text"><text:s text:c="2"/>{'type': 'Feature',</text:p>
      <text:p text:style-name="Preformatted_20_Text"><text:s text:c="3"/>'properties': {'name': 'Northern Cyprus'},</text:p>
      <text:p text:style-name="Preformatted_20_Text"><text:s text:c="3"/>'geometry': {'type': 'Polygon',</text:p>
      <text:p text:style-name="Preformatted_20_Text"><text:s text:c="4"/>'coordinates': [[[32.73178, 35.140026],</text:p>
      <text:p text:style-name="Preformatted_20_Text"><text:s text:c="6"/>[32.802474, 35.145504],</text:p>
      <text:p text:style-name="Preformatted_20_Text"><text:s text:c="6"/>[32.946961, 35.386703],</text:p>
      <text:p text:style-name="Preformatted_20_Text"><text:s text:c="6"/>[33.667227, 35.373216],</text:p>
      <text:p text:style-name="Preformatted_20_Text"><text:s text:c="6"/>[34.576474, 35.671596],</text:p>
      <text:p text:style-name="Preformatted_20_Text"><text:s text:c="6"/>[33.900804, 35.245756],</text:p>
      <text:p text:style-name="Preformatted_20_Text"><text:s text:c="6"/>[33.973617, 35.058506],</text:p>
      <text:p text:style-name="Preformatted_20_Text"><text:s text:c="6"/>[33.86644, 35.093595],</text:p>
      <text:p text:style-name="Preformatted_20_Text"><text:s text:c="6"/>[33.675392, 35.017863],</text:p>
      <text:p text:style-name="Preformatted_20_Text"><text:s text:c="6"/>[33.525685, 35.038688],</text:p>
      <text:p text:style-name="Preformatted_20_Text"><text:s text:c="6"/>[33.475817, 35.000345],</text:p>
      <text:p text:style-name="Preformatted_20_Text"><text:s text:c="6"/>[33.455922, 35.101424],</text:p>
      <text:p text:style-name="Preformatted_20_Text"><text:s text:c="6"/>[33.383833, 35.162712],</text:p>
      <text:p text:style-name="Preformatted_20_Text"><text:s text:c="6"/>[33.190977, 35.173125],</text:p>
      <text:p text:style-name="Preformatted_20_Text"><text:s text:c="6"/>[32.919572, 35.087833],</text:p>
      <text:p text:style-name="Preformatted_20_Text"><text:s text:c="6"/>[32.73178, 35.140026]]]},</text:p>
      <text:p text:style-name="Preformatted_20_Text"><text:s text:c="3"/>'id': '-99'},</text:p>
      <text:p text:style-name="Preformatted_20_Text"><text:s text:c="2"/>{'type': 'Feature',</text:p>
      <text:p text:style-name="Preformatted_20_Text"><text:s text:c="3"/>'properties': {'name': 'Cyprus'},</text:p>
      <text:p text:style-name="Preformatted_20_Text"><text:s text:c="3"/>'geometry': {'type': 'Polygon',</text:p>
      <text:p text:style-name="Preformatted_20_Text"><text:s text:c="4"/>'coordinates': [[[33.973617, 35.058506],</text:p>
      <text:p text:style-name="Preformatted_20_Text"><text:s text:c="6"/>[34.004881, 34.978098],</text:p>
      <text:p text:style-name="Preformatted_20_Text"><text:s text:c="6"/>[32.979827, 34.571869],</text:p>
      <text:p text:style-name="Preformatted_20_Text"><text:s text:c="6"/>[32.490296, 34.701655],</text:p>
      <text:p text:style-name="Preformatted_20_Text"><text:soft-page-break/><text:s text:c="6"/>[32.256667, 35.103232],</text:p>
      <text:p text:style-name="Preformatted_20_Text"><text:s text:c="6"/>[32.73178, 35.140026],</text:p>
      <text:p text:style-name="Preformatted_20_Text"><text:s text:c="6"/>[32.919572, 35.087833],</text:p>
      <text:p text:style-name="Preformatted_20_Text"><text:s text:c="6"/>[33.190977, 35.173125],</text:p>
      <text:p text:style-name="Preformatted_20_Text"><text:s text:c="6"/>[33.383833, 35.162712],</text:p>
      <text:p text:style-name="Preformatted_20_Text"><text:s text:c="6"/>[33.455922, 35.101424],</text:p>
      <text:p text:style-name="Preformatted_20_Text"><text:s text:c="6"/>[33.475817, 35.000345],</text:p>
      <text:p text:style-name="Preformatted_20_Text"><text:s text:c="6"/>[33.525685, 35.038688],</text:p>
      <text:p text:style-name="Preformatted_20_Text"><text:s text:c="6"/>[33.675392, 35.017863],</text:p>
      <text:p text:style-name="Preformatted_20_Text"><text:s text:c="6"/>[33.86644, 35.093595],</text:p>
      <text:p text:style-name="Preformatted_20_Text"><text:s text:c="6"/>[33.973617, 35.058506]]]},</text:p>
      <text:p text:style-name="Preformatted_20_Text"><text:s text:c="3"/>'id': 'CYP'},</text:p>
      <text:p text:style-name="Preformatted_20_Text"><text:s text:c="2"/>{'type': 'Feature',</text:p>
      <text:p text:style-name="Preformatted_20_Text"><text:s text:c="3"/>'properties': {'name': 'Czech Republic'},</text:p>
      <text:p text:style-name="Preformatted_20_Text"><text:s text:c="3"/>'geometry': {'type': 'Polygon',</text:p>
      <text:p text:style-name="Preformatted_20_Text"><text:s text:c="4"/>'coordinates': [[[16.960288, 48.596982],</text:p>
      <text:p text:style-name="Preformatted_20_Text"><text:s text:c="6"/>[16.499283, 48.785808],</text:p>
      <text:p text:style-name="Preformatted_20_Text"><text:s text:c="6"/>[16.029647, 48.733899],</text:p>
      <text:p text:style-name="Preformatted_20_Text"><text:s text:c="6"/>[15.253416, 49.039074],</text:p>
      <text:p text:style-name="Preformatted_20_Text"><text:s text:c="6"/>[14.901447, 48.964402],</text:p>
      <text:p text:style-name="Preformatted_20_Text"><text:s text:c="6"/>[14.338898, 48.555305],</text:p>
      <text:p text:style-name="Preformatted_20_Text"><text:s text:c="6"/>[13.595946, 48.877172],</text:p>
      <text:p text:style-name="Preformatted_20_Text"><text:s text:c="6"/>[13.031329, 49.307068],</text:p>
      <text:p text:style-name="Preformatted_20_Text"><text:s text:c="6"/>[12.521024, 49.547415],</text:p>
      <text:p text:style-name="Preformatted_20_Text"><text:s text:c="6"/>[12.415191, 49.969121],</text:p>
      <text:p text:style-name="Preformatted_20_Text"><text:s text:c="6"/>[12.240111, 50.266338],</text:p>
      <text:p text:style-name="Preformatted_20_Text"><text:s text:c="6"/>[12.966837, 50.484076],</text:p>
      <text:p text:style-name="Preformatted_20_Text"><text:s text:c="6"/>[13.338132, 50.733234],</text:p>
      <text:p text:style-name="Preformatted_20_Text"><text:s text:c="6"/>[14.056228, 50.926918],</text:p>
      <text:p text:style-name="Preformatted_20_Text"><text:s text:c="6"/>[14.307013, 51.117268],</text:p>
      <text:p text:style-name="Preformatted_20_Text"><text:s text:c="6"/>[14.570718, 51.002339],</text:p>
      <text:p text:style-name="Preformatted_20_Text"><text:s text:c="6"/>[15.016996, 51.106674],</text:p>
      <text:p text:style-name="Preformatted_20_Text"><text:s text:c="6"/>[15.490972, 50.78473],</text:p>
      <text:p text:style-name="Preformatted_20_Text"><text:s text:c="6"/>[16.238627, 50.697733],</text:p>
      <text:p text:style-name="Preformatted_20_Text"><text:s text:c="6"/>[16.176253, 50.422607],</text:p>
      <text:p text:style-name="Preformatted_20_Text"><text:s text:c="6"/>[16.719476, 50.215747],</text:p>
      <text:p text:style-name="Preformatted_20_Text"><text:s text:c="6"/>[16.868769, 50.473974],</text:p>
      <text:p text:style-name="Preformatted_20_Text"><text:s text:c="6"/>[17.554567, 50.362146],</text:p>
      <text:p text:style-name="Preformatted_20_Text"><text:s text:c="6"/>[17.649445, 50.049038],</text:p>
      <text:p text:style-name="Preformatted_20_Text"><text:s text:c="6"/>[18.392914, 49.988629],</text:p>
      <text:p text:style-name="Preformatted_20_Text"><text:s text:c="6"/>[18.853144, 49.49623],</text:p>
      <text:p text:style-name="Preformatted_20_Text"><text:s text:c="6"/>[18.554971, 49.495015],</text:p>
      <text:p text:style-name="Preformatted_20_Text"><text:s text:c="6"/>[18.399994, 49.315001],</text:p>
      <text:p text:style-name="Preformatted_20_Text"><text:s text:c="6"/>[18.170498, 49.271515],</text:p>
      <text:p text:style-name="Preformatted_20_Text"><text:s text:c="6"/>[18.104973, 49.043983],</text:p>
      <text:p text:style-name="Preformatted_20_Text"><text:s text:c="6"/>[17.913512, 48.996493],</text:p>
      <text:p text:style-name="Preformatted_20_Text"><text:s text:c="6"/>[17.886485, 48.903475],</text:p>
      <text:p text:style-name="Preformatted_20_Text"><text:s text:c="6"/>[17.545007, 48.800019],</text:p>
      <text:p text:style-name="Preformatted_20_Text"><text:s text:c="6"/>[17.101985, 48.816969],</text:p>
      <text:p text:style-name="Preformatted_20_Text"><text:s text:c="6"/>[16.960288, 48.596982]]]},</text:p>
      <text:p text:style-name="Preformatted_20_Text"><text:s text:c="3"/>'id': 'CZE'},</text:p>
      <text:p text:style-name="Preformatted_20_Text"><text:s text:c="2"/>{'type': 'Feature',</text:p>
      <text:p text:style-name="Preformatted_20_Text"><text:s text:c="3"/>'properties': {'name': 'Germany'},</text:p>
      <text:p text:style-name="Preformatted_20_Text"><text:s text:c="3"/>'geometry': {'type': 'Polygon',</text:p>
      <text:p text:style-name="Preformatted_20_Text"><text:s text:c="4"/>'coordinates': [[[9.921906, 54.983104],</text:p>
      <text:p text:style-name="Preformatted_20_Text"><text:s text:c="6"/>[9.93958, 54.596642],</text:p>
      <text:p text:style-name="Preformatted_20_Text"><text:s text:c="6"/>[10.950112, 54.363607],</text:p>
      <text:p text:style-name="Preformatted_20_Text"><text:s text:c="6"/>[10.939467, 54.008693],</text:p>
      <text:p text:style-name="Preformatted_20_Text"><text:s text:c="6"/>[11.956252, 54.196486],</text:p>
      <text:p text:style-name="Preformatted_20_Text"><text:s text:c="6"/>[12.51844, 54.470371],</text:p>
      <text:p text:style-name="Preformatted_20_Text"><text:s text:c="6"/>[13.647467, 54.075511],</text:p>
      <text:p text:style-name="Preformatted_20_Text"><text:s text:c="6"/>[14.119686, 53.757029],</text:p>
      <text:p text:style-name="Preformatted_20_Text"><text:s text:c="6"/>[14.353315, 53.248171],</text:p>
      <text:p text:style-name="Preformatted_20_Text"><text:s text:c="6"/>[14.074521, 52.981263],</text:p>
      <text:p text:style-name="Preformatted_20_Text"><text:soft-page-break/><text:s text:c="6"/>[14.4376, 52.62485],</text:p>
      <text:p text:style-name="Preformatted_20_Text"><text:s text:c="6"/>[14.685026, 52.089947],</text:p>
      <text:p text:style-name="Preformatted_20_Text"><text:s text:c="6"/>[14.607098, 51.745188],</text:p>
      <text:p text:style-name="Preformatted_20_Text"><text:s text:c="6"/>[15.016996, 51.106674],</text:p>
      <text:p text:style-name="Preformatted_20_Text"><text:s text:c="6"/>[14.570718, 51.002339],</text:p>
      <text:p text:style-name="Preformatted_20_Text"><text:s text:c="6"/>[14.307013, 51.117268],</text:p>
      <text:p text:style-name="Preformatted_20_Text"><text:s text:c="6"/>[14.056228, 50.926918],</text:p>
      <text:p text:style-name="Preformatted_20_Text"><text:s text:c="6"/>[13.338132, 50.733234],</text:p>
      <text:p text:style-name="Preformatted_20_Text"><text:s text:c="6"/>[12.966837, 50.484076],</text:p>
      <text:p text:style-name="Preformatted_20_Text"><text:s text:c="6"/>[12.240111, 50.266338],</text:p>
      <text:p text:style-name="Preformatted_20_Text"><text:s text:c="6"/>[12.415191, 49.969121],</text:p>
      <text:p text:style-name="Preformatted_20_Text"><text:s text:c="6"/>[12.521024, 49.547415],</text:p>
      <text:p text:style-name="Preformatted_20_Text"><text:s text:c="6"/>[13.031329, 49.307068],</text:p>
      <text:p text:style-name="Preformatted_20_Text"><text:s text:c="6"/>[13.595946, 48.877172],</text:p>
      <text:p text:style-name="Preformatted_20_Text"><text:s text:c="6"/>[13.243357, 48.416115],</text:p>
      <text:p text:style-name="Preformatted_20_Text"><text:s text:c="6"/>[12.884103, 48.289146],</text:p>
      <text:p text:style-name="Preformatted_20_Text"><text:s text:c="6"/>[13.025851, 47.637584],</text:p>
      <text:p text:style-name="Preformatted_20_Text"><text:s text:c="6"/>[12.932627, 47.467646],</text:p>
      <text:p text:style-name="Preformatted_20_Text"><text:s text:c="6"/>[12.62076, 47.672388],</text:p>
      <text:p text:style-name="Preformatted_20_Text"><text:s text:c="6"/>[12.141357, 47.703083],</text:p>
      <text:p text:style-name="Preformatted_20_Text"><text:s text:c="6"/>[11.426414, 47.523766],</text:p>
      <text:p text:style-name="Preformatted_20_Text"><text:s text:c="6"/>[10.544504, 47.566399],</text:p>
      <text:p text:style-name="Preformatted_20_Text"><text:s text:c="6"/>[10.402084, 47.302488],</text:p>
      <text:p text:style-name="Preformatted_20_Text"><text:s text:c="6"/>[9.896068, 47.580197],</text:p>
      <text:p text:style-name="Preformatted_20_Text"><text:s text:c="6"/>[9.594226, 47.525058],</text:p>
      <text:p text:style-name="Preformatted_20_Text"><text:s text:c="6"/>[8.522612, 47.830828],</text:p>
      <text:p text:style-name="Preformatted_20_Text"><text:s text:c="6"/>[8.317301, 47.61358],</text:p>
      <text:p text:style-name="Preformatted_20_Text"><text:s text:c="6"/>[7.466759, 47.620582],</text:p>
      <text:p text:style-name="Preformatted_20_Text"><text:s text:c="6"/>[7.593676, 48.333019],</text:p>
      <text:p text:style-name="Preformatted_20_Text"><text:s text:c="6"/>[8.099279, 49.017784],</text:p>
      <text:p text:style-name="Preformatted_20_Text"><text:s text:c="6"/>[6.65823, 49.201958],</text:p>
      <text:p text:style-name="Preformatted_20_Text"><text:s text:c="6"/>[6.18632, 49.463803],</text:p>
      <text:p text:style-name="Preformatted_20_Text"><text:s text:c="6"/>[6.242751, 49.902226],</text:p>
      <text:p text:style-name="Preformatted_20_Text"><text:s text:c="6"/>[6.043073, 50.128052],</text:p>
      <text:p text:style-name="Preformatted_20_Text"><text:s text:c="6"/>[6.156658, 50.803721],</text:p>
      <text:p text:style-name="Preformatted_20_Text"><text:s text:c="6"/>[5.988658, 51.851616],</text:p>
      <text:p text:style-name="Preformatted_20_Text"><text:s text:c="6"/>[6.589397, 51.852029],</text:p>
      <text:p text:style-name="Preformatted_20_Text"><text:s text:c="6"/>[6.84287, 52.22844],</text:p>
      <text:p text:style-name="Preformatted_20_Text"><text:s text:c="6"/>[7.092053, 53.144043],</text:p>
      <text:p text:style-name="Preformatted_20_Text"><text:s text:c="6"/>[6.90514, 53.482162],</text:p>
      <text:p text:style-name="Preformatted_20_Text"><text:s text:c="6"/>[7.100425, 53.693932],</text:p>
      <text:p text:style-name="Preformatted_20_Text"><text:s text:c="6"/>[7.936239, 53.748296],</text:p>
      <text:p text:style-name="Preformatted_20_Text"><text:s text:c="6"/>[8.121706, 53.527792],</text:p>
      <text:p text:style-name="Preformatted_20_Text"><text:s text:c="6"/>[8.800734, 54.020786],</text:p>
      <text:p text:style-name="Preformatted_20_Text"><text:s text:c="6"/>[8.572118, 54.395646],</text:p>
      <text:p text:style-name="Preformatted_20_Text"><text:s text:c="6"/>[8.526229, 54.962744],</text:p>
      <text:p text:style-name="Preformatted_20_Text"><text:s text:c="6"/>[9.282049, 54.830865],</text:p>
      <text:p text:style-name="Preformatted_20_Text"><text:s text:c="6"/>[9.921906, 54.983104]]]},</text:p>
      <text:p text:style-name="Preformatted_20_Text"><text:s text:c="3"/>'id': 'DEU'},</text:p>
      <text:p text:style-name="Preformatted_20_Text"><text:s text:c="2"/>{'type': 'Feature',</text:p>
      <text:p text:style-name="Preformatted_20_Text"><text:s text:c="3"/>'properties': {'name': 'Djibouti'},</text:p>
      <text:p text:style-name="Preformatted_20_Text"><text:s text:c="3"/>'geometry': {'type': 'Polygon',</text:p>
      <text:p text:style-name="Preformatted_20_Text"><text:s text:c="4"/>'coordinates': [[[43.081226, 12.699639],</text:p>
      <text:p text:style-name="Preformatted_20_Text"><text:s text:c="6"/>[43.317852, 12.390148],</text:p>
      <text:p text:style-name="Preformatted_20_Text"><text:s text:c="6"/>[43.286381, 11.974928],</text:p>
      <text:p text:style-name="Preformatted_20_Text"><text:s text:c="6"/>[42.715874, 11.735641],</text:p>
      <text:p text:style-name="Preformatted_20_Text"><text:s text:c="6"/>[43.145305, 11.46204],</text:p>
      <text:p text:style-name="Preformatted_20_Text"><text:s text:c="6"/>[42.776852, 10.926879],</text:p>
      <text:p text:style-name="Preformatted_20_Text"><text:s text:c="6"/>[42.55493, 11.10511],</text:p>
      <text:p text:style-name="Preformatted_20_Text"><text:s text:c="6"/>[42.31414, 11.0342],</text:p>
      <text:p text:style-name="Preformatted_20_Text"><text:s text:c="6"/>[41.75557, 11.05091],</text:p>
      <text:p text:style-name="Preformatted_20_Text"><text:s text:c="6"/>[41.73959, 11.35511],</text:p>
      <text:p text:style-name="Preformatted_20_Text"><text:s text:c="6"/>[41.66176, 11.6312],</text:p>
      <text:p text:style-name="Preformatted_20_Text"><text:s text:c="6"/>[42, 12.1],</text:p>
      <text:p text:style-name="Preformatted_20_Text"><text:soft-page-break/><text:s text:c="6"/>[42.35156, 12.54223],</text:p>
      <text:p text:style-name="Preformatted_20_Text"><text:s text:c="6"/>[42.779642, 12.455416],</text:p>
      <text:p text:style-name="Preformatted_20_Text"><text:s text:c="6"/>[43.081226, 12.699639]]]},</text:p>
      <text:p text:style-name="Preformatted_20_Text"><text:s text:c="3"/>'id': 'DJI'},</text:p>
      <text:p text:style-name="Preformatted_20_Text"><text:s text:c="2"/>{'type': 'Feature',</text:p>
      <text:p text:style-name="Preformatted_20_Text"><text:s text:c="3"/>'properties': {'name': 'Denmark'},</text:p>
      <text:p text:style-name="Preformatted_20_Text"><text:s text:c="3"/>'geometry': {'type': 'MultiPolygon',</text:p>
      <text:p text:style-name="Preformatted_20_Text"><text:s text:c="4"/>'coordinates': [[[[12.690006, 55.609991],</text:p>
      <text:p text:style-name="Preformatted_20_Text"><text:s text:c="7"/>[12.089991, 54.800015],</text:p>
      <text:p text:style-name="Preformatted_20_Text"><text:s text:c="7"/>[11.043543, 55.364864],</text:p>
      <text:p text:style-name="Preformatted_20_Text"><text:s text:c="7"/>[10.903914, 55.779955],</text:p>
      <text:p text:style-name="Preformatted_20_Text"><text:s text:c="7"/>[12.370904, 56.111407],</text:p>
      <text:p text:style-name="Preformatted_20_Text"><text:s text:c="7"/>[12.690006, 55.609991]]],</text:p>
      <text:p text:style-name="Preformatted_20_Text"><text:s text:c="5"/>[[[10.912182, 56.458621],</text:p>
      <text:p text:style-name="Preformatted_20_Text"><text:s text:c="7"/>[10.667804, 56.081383],</text:p>
      <text:p text:style-name="Preformatted_20_Text"><text:s text:c="7"/>[10.369993, 56.190007],</text:p>
      <text:p text:style-name="Preformatted_20_Text"><text:s text:c="7"/>[9.649985, 55.469999],</text:p>
      <text:p text:style-name="Preformatted_20_Text"><text:s text:c="7"/>[9.921906, 54.983104],</text:p>
      <text:p text:style-name="Preformatted_20_Text"><text:s text:c="7"/>[9.282049, 54.830865],</text:p>
      <text:p text:style-name="Preformatted_20_Text"><text:s text:c="7"/>[8.526229, 54.962744],</text:p>
      <text:p text:style-name="Preformatted_20_Text"><text:s text:c="7"/>[8.120311, 55.517723],</text:p>
      <text:p text:style-name="Preformatted_20_Text"><text:s text:c="7"/>[8.089977, 56.540012],</text:p>
      <text:p text:style-name="Preformatted_20_Text"><text:s text:c="7"/>[8.256582, 56.809969],</text:p>
      <text:p text:style-name="Preformatted_20_Text"><text:s text:c="7"/>[8.543438, 57.110003],</text:p>
      <text:p text:style-name="Preformatted_20_Text"><text:s text:c="7"/>[9.424469, 57.172066],</text:p>
      <text:p text:style-name="Preformatted_20_Text"><text:s text:c="7"/>[9.775559, 57.447941],</text:p>
      <text:p text:style-name="Preformatted_20_Text"><text:s text:c="7"/>[10.580006, 57.730017],</text:p>
      <text:p text:style-name="Preformatted_20_Text"><text:s text:c="7"/>[10.546106, 57.215733],</text:p>
      <text:p text:style-name="Preformatted_20_Text"><text:s text:c="7"/>[10.25, 56.890016],</text:p>
      <text:p text:style-name="Preformatted_20_Text"><text:s text:c="7"/>[10.369993, 56.609982],</text:p>
      <text:p text:style-name="Preformatted_20_Text"><text:s text:c="7"/>[10.912182, 56.458621]]]]},</text:p>
      <text:p text:style-name="Preformatted_20_Text"><text:s text:c="3"/>'id': 'DNK'},</text:p>
      <text:p text:style-name="Preformatted_20_Text"><text:s text:c="2"/>{'type': 'Feature',</text:p>
      <text:p text:style-name="Preformatted_20_Text"><text:s text:c="3"/>'properties': {'name': 'Dominican Republic'},</text:p>
      <text:p text:style-name="Preformatted_20_Text"><text:s text:c="3"/>'geometry': {'type': 'Polygon',</text:p>
      <text:p text:style-name="Preformatted_20_Text"><text:s text:c="4"/>'coordinates': [[[-71.712361, 19.714456],</text:p>
      <text:p text:style-name="Preformatted_20_Text"><text:s text:c="6"/>[-71.587304, 19.884911],</text:p>
      <text:p text:style-name="Preformatted_20_Text"><text:s text:c="6"/>[-70.806706, 19.880286],</text:p>
      <text:p text:style-name="Preformatted_20_Text"><text:s text:c="6"/>[-70.214365, 19.622885],</text:p>
      <text:p text:style-name="Preformatted_20_Text"><text:s text:c="6"/>[-69.950815, 19.648],</text:p>
      <text:p text:style-name="Preformatted_20_Text"><text:s text:c="6"/>[-69.76925, 19.293267],</text:p>
      <text:p text:style-name="Preformatted_20_Text"><text:s text:c="6"/>[-69.222126, 19.313214],</text:p>
      <text:p text:style-name="Preformatted_20_Text"><text:s text:c="6"/>[-69.254346, 19.015196],</text:p>
      <text:p text:style-name="Preformatted_20_Text"><text:s text:c="6"/>[-68.809412, 18.979074],</text:p>
      <text:p text:style-name="Preformatted_20_Text"><text:s text:c="6"/>[-68.317943, 18.612198],</text:p>
      <text:p text:style-name="Preformatted_20_Text"><text:s text:c="6"/>[-68.689316, 18.205142],</text:p>
      <text:p text:style-name="Preformatted_20_Text"><text:s text:c="6"/>[-69.164946, 18.422648],</text:p>
      <text:p text:style-name="Preformatted_20_Text"><text:s text:c="6"/>[-69.623988, 18.380713],</text:p>
      <text:p text:style-name="Preformatted_20_Text"><text:s text:c="6"/>[-69.952934, 18.428307],</text:p>
      <text:p text:style-name="Preformatted_20_Text"><text:s text:c="6"/>[-70.133233, 18.245915],</text:p>
      <text:p text:style-name="Preformatted_20_Text"><text:s text:c="6"/>[-70.517137, 18.184291],</text:p>
      <text:p text:style-name="Preformatted_20_Text"><text:s text:c="6"/>[-70.669298, 18.426886],</text:p>
      <text:p text:style-name="Preformatted_20_Text"><text:s text:c="6"/>[-70.99995, 18.283329],</text:p>
      <text:p text:style-name="Preformatted_20_Text"><text:s text:c="6"/>[-71.40021, 17.598564],</text:p>
      <text:p text:style-name="Preformatted_20_Text"><text:s text:c="6"/>[-71.657662, 17.757573],</text:p>
      <text:p text:style-name="Preformatted_20_Text"><text:s text:c="6"/>[-71.708305, 18.044997],</text:p>
      <text:p text:style-name="Preformatted_20_Text"><text:s text:c="6"/>[-71.687738, 18.31666],</text:p>
      <text:p text:style-name="Preformatted_20_Text"><text:s text:c="6"/>[-71.945112, 18.6169],</text:p>
      <text:p text:style-name="Preformatted_20_Text"><text:s text:c="6"/>[-71.701303, 18.785417],</text:p>
      <text:p text:style-name="Preformatted_20_Text"><text:s text:c="6"/>[-71.624873, 19.169838],</text:p>
      <text:p text:style-name="Preformatted_20_Text"><text:s text:c="6"/>[-71.712361, 19.714456]]]},</text:p>
      <text:p text:style-name="Preformatted_20_Text"><text:s text:c="3"/>'id': 'DOM'},</text:p>
      <text:p text:style-name="Preformatted_20_Text"><text:s text:c="2"/>{'type': 'Feature',</text:p>
      <text:p text:style-name="Preformatted_20_Text"><text:s text:c="3"/>'properties': {'name': 'Algeria'},</text:p>
      <text:p text:style-name="Preformatted_20_Text"><text:soft-page-break/><text:s text:c="3"/>'geometry': {'type': 'Polygon',</text:p>
      <text:p text:style-name="Preformatted_20_Text"><text:s text:c="4"/>'coordinates': [[[11.999506, 23.471668],</text:p>
      <text:p text:style-name="Preformatted_20_Text"><text:s text:c="6"/>[8.572893, 21.565661],</text:p>
      <text:p text:style-name="Preformatted_20_Text"><text:s text:c="6"/>[5.677566, 19.601207],</text:p>
      <text:p text:style-name="Preformatted_20_Text"><text:s text:c="6"/>[4.267419, 19.155265],</text:p>
      <text:p text:style-name="Preformatted_20_Text"><text:s text:c="6"/>[3.158133, 19.057364],</text:p>
      <text:p text:style-name="Preformatted_20_Text"><text:s text:c="6"/>[3.146661, 19.693579],</text:p>
      <text:p text:style-name="Preformatted_20_Text"><text:s text:c="6"/>[2.683588, 19.85623],</text:p>
      <text:p text:style-name="Preformatted_20_Text"><text:s text:c="6"/>[2.060991, 20.142233],</text:p>
      <text:p text:style-name="Preformatted_20_Text"><text:s text:c="6"/>[1.823228, 20.610809],</text:p>
      <text:p text:style-name="Preformatted_20_Text"><text:s text:c="6"/>[-1.550055, 22.792666],</text:p>
      <text:p text:style-name="Preformatted_20_Text"><text:s text:c="6"/>[-4.923337, 24.974574],</text:p>
      <text:p text:style-name="Preformatted_20_Text"><text:s text:c="6"/>[-8.6844, 27.395744],</text:p>
      <text:p text:style-name="Preformatted_20_Text"><text:s text:c="6"/>[-8.665124, 27.589479],</text:p>
      <text:p text:style-name="Preformatted_20_Text"><text:s text:c="6"/>[-8.66559, 27.656426],</text:p>
      <text:p text:style-name="Preformatted_20_Text"><text:s text:c="6"/>[-8.674116, 28.841289],</text:p>
      <text:p text:style-name="Preformatted_20_Text"><text:s text:c="6"/>[-7.059228, 29.579228],</text:p>
      <text:p text:style-name="Preformatted_20_Text"><text:s text:c="6"/>[-6.060632, 29.7317],</text:p>
      <text:p text:style-name="Preformatted_20_Text"><text:s text:c="6"/>[-5.242129, 30.000443],</text:p>
      <text:p text:style-name="Preformatted_20_Text"><text:s text:c="6"/>[-4.859646, 30.501188],</text:p>
      <text:p text:style-name="Preformatted_20_Text"><text:s text:c="6"/>[-3.690441, 30.896952],</text:p>
      <text:p text:style-name="Preformatted_20_Text"><text:s text:c="6"/>[-3.647498, 31.637294],</text:p>
      <text:p text:style-name="Preformatted_20_Text"><text:s text:c="6"/>[-3.06898, 31.724498],</text:p>
      <text:p text:style-name="Preformatted_20_Text"><text:s text:c="6"/>[-2.616605, 32.094346],</text:p>
      <text:p text:style-name="Preformatted_20_Text"><text:s text:c="6"/>[-1.307899, 32.262889],</text:p>
      <text:p text:style-name="Preformatted_20_Text"><text:s text:c="6"/>[-1.124551, 32.651522],</text:p>
      <text:p text:style-name="Preformatted_20_Text"><text:s text:c="6"/>[-1.388049, 32.864015],</text:p>
      <text:p text:style-name="Preformatted_20_Text"><text:s text:c="6"/>[-1.733455, 33.919713],</text:p>
      <text:p text:style-name="Preformatted_20_Text"><text:s text:c="6"/>[-1.792986, 34.527919],</text:p>
      <text:p text:style-name="Preformatted_20_Text"><text:s text:c="6"/>[-2.169914, 35.168396],</text:p>
      <text:p text:style-name="Preformatted_20_Text"><text:s text:c="6"/>[-1.208603, 35.714849],</text:p>
      <text:p text:style-name="Preformatted_20_Text"><text:s text:c="6"/>[-0.127454, 35.888662],</text:p>
      <text:p text:style-name="Preformatted_20_Text"><text:s text:c="6"/>[0.503877, 36.301273],</text:p>
      <text:p text:style-name="Preformatted_20_Text"><text:s text:c="6"/>[1.466919, 36.605647],</text:p>
      <text:p text:style-name="Preformatted_20_Text"><text:s text:c="6"/>[3.161699, 36.783905],</text:p>
      <text:p text:style-name="Preformatted_20_Text"><text:s text:c="6"/>[4.815758, 36.865037],</text:p>
      <text:p text:style-name="Preformatted_20_Text"><text:s text:c="6"/>[5.32012, 36.716519],</text:p>
      <text:p text:style-name="Preformatted_20_Text"><text:s text:c="6"/>[6.26182, 37.110655],</text:p>
      <text:p text:style-name="Preformatted_20_Text"><text:s text:c="6"/>[7.330385, 37.118381],</text:p>
      <text:p text:style-name="Preformatted_20_Text"><text:s text:c="6"/>[7.737078, 36.885708],</text:p>
      <text:p text:style-name="Preformatted_20_Text"><text:s text:c="6"/>[8.420964, 36.946427],</text:p>
      <text:p text:style-name="Preformatted_20_Text"><text:s text:c="6"/>[8.217824, 36.433177],</text:p>
      <text:p text:style-name="Preformatted_20_Text"><text:s text:c="6"/>[8.376368, 35.479876],</text:p>
      <text:p text:style-name="Preformatted_20_Text"><text:s text:c="6"/>[8.140981, 34.655146],</text:p>
      <text:p text:style-name="Preformatted_20_Text"><text:s text:c="6"/>[7.524482, 34.097376],</text:p>
      <text:p text:style-name="Preformatted_20_Text"><text:s text:c="6"/>[7.612642, 33.344115],</text:p>
      <text:p text:style-name="Preformatted_20_Text"><text:s text:c="6"/>[8.430473, 32.748337],</text:p>
      <text:p text:style-name="Preformatted_20_Text"><text:s text:c="6"/>[8.439103, 32.506285],</text:p>
      <text:p text:style-name="Preformatted_20_Text"><text:s text:c="6"/>[9.055603, 32.102692],</text:p>
      <text:p text:style-name="Preformatted_20_Text"><text:s text:c="6"/>[9.48214, 30.307556],</text:p>
      <text:p text:style-name="Preformatted_20_Text"><text:s text:c="6"/>[9.805634, 29.424638],</text:p>
      <text:p text:style-name="Preformatted_20_Text"><text:s text:c="6"/>[9.859998, 28.95999],</text:p>
      <text:p text:style-name="Preformatted_20_Text"><text:s text:c="6"/>[9.683885, 28.144174],</text:p>
      <text:p text:style-name="Preformatted_20_Text"><text:s text:c="6"/>[9.756128, 27.688259],</text:p>
      <text:p text:style-name="Preformatted_20_Text"><text:s text:c="6"/>[9.629056, 27.140953],</text:p>
      <text:p text:style-name="Preformatted_20_Text"><text:s text:c="6"/>[9.716286, 26.512206],</text:p>
      <text:p text:style-name="Preformatted_20_Text"><text:s text:c="6"/>[9.319411, 26.094325],</text:p>
      <text:p text:style-name="Preformatted_20_Text"><text:s text:c="6"/>[9.910693, 25.365455],</text:p>
      <text:p text:style-name="Preformatted_20_Text"><text:s text:c="6"/>[9.948261, 24.936954],</text:p>
      <text:p text:style-name="Preformatted_20_Text"><text:s text:c="6"/>[10.303847, 24.379313],</text:p>
      <text:p text:style-name="Preformatted_20_Text"><text:s text:c="6"/>[10.771364, 24.562532],</text:p>
      <text:p text:style-name="Preformatted_20_Text"><text:s text:c="6"/>[11.560669, 24.097909],</text:p>
      <text:p text:style-name="Preformatted_20_Text"><text:s text:c="6"/>[11.999506, 23.471668]]]},</text:p>
      <text:p text:style-name="Preformatted_20_Text"><text:s text:c="3"/>'id': 'DZA'},</text:p>
      <text:p text:style-name="Preformatted_20_Text"><text:soft-page-break/><text:s text:c="2"/>{'type': 'Feature',</text:p>
      <text:p text:style-name="Preformatted_20_Text"><text:s text:c="3"/>'properties': {'name': 'Ecuador'},</text:p>
      <text:p text:style-name="Preformatted_20_Text"><text:s text:c="3"/>'geometry': {'type': 'Polygon',</text:p>
      <text:p text:style-name="Preformatted_20_Text"><text:s text:c="4"/>'coordinates': [[[-80.302561, -3.404856],</text:p>
      <text:p text:style-name="Preformatted_20_Text"><text:s text:c="6"/>[-79.770293, -2.657512],</text:p>
      <text:p text:style-name="Preformatted_20_Text"><text:s text:c="6"/>[-79.986559, -2.220794],</text:p>
      <text:p text:style-name="Preformatted_20_Text"><text:s text:c="6"/>[-80.368784, -2.685159],</text:p>
      <text:p text:style-name="Preformatted_20_Text"><text:s text:c="6"/>[-80.967765, -2.246943],</text:p>
      <text:p text:style-name="Preformatted_20_Text"><text:s text:c="6"/>[-80.764806, -1.965048],</text:p>
      <text:p text:style-name="Preformatted_20_Text"><text:s text:c="6"/>[-80.933659, -1.057455],</text:p>
      <text:p text:style-name="Preformatted_20_Text"><text:s text:c="6"/>[-80.58337, -0.906663],</text:p>
      <text:p text:style-name="Preformatted_20_Text"><text:s text:c="6"/>[-80.399325, -0.283703],</text:p>
      <text:p text:style-name="Preformatted_20_Text"><text:s text:c="6"/>[-80.020898, 0.36034],</text:p>
      <text:p text:style-name="Preformatted_20_Text"><text:s text:c="6"/>[-80.09061, 0.768429],</text:p>
      <text:p text:style-name="Preformatted_20_Text"><text:s text:c="6"/>[-79.542762, 0.982938],</text:p>
      <text:p text:style-name="Preformatted_20_Text"><text:s text:c="6"/>[-78.855259, 1.380924],</text:p>
      <text:p text:style-name="Preformatted_20_Text"><text:s text:c="6"/>[-77.855061, 0.809925],</text:p>
      <text:p text:style-name="Preformatted_20_Text"><text:s text:c="6"/>[-77.668613, 0.825893],</text:p>
      <text:p text:style-name="Preformatted_20_Text"><text:s text:c="6"/>[-77.424984, 0.395687],</text:p>
      <text:p text:style-name="Preformatted_20_Text"><text:s text:c="6"/>[-76.57638, 0.256936],</text:p>
      <text:p text:style-name="Preformatted_20_Text"><text:s text:c="6"/>[-76.292314, 0.416047],</text:p>
      <text:p text:style-name="Preformatted_20_Text"><text:s text:c="6"/>[-75.801466, 0.084801],</text:p>
      <text:p text:style-name="Preformatted_20_Text"><text:s text:c="6"/>[-75.373223, -0.152032],</text:p>
      <text:p text:style-name="Preformatted_20_Text"><text:s text:c="6"/>[-75.233723, -0.911417],</text:p>
      <text:p text:style-name="Preformatted_20_Text"><text:s text:c="6"/>[-75.544996, -1.56161],</text:p>
      <text:p text:style-name="Preformatted_20_Text"><text:s text:c="6"/>[-76.635394, -2.608678],</text:p>
      <text:p text:style-name="Preformatted_20_Text"><text:s text:c="6"/>[-77.837905, -3.003021],</text:p>
      <text:p text:style-name="Preformatted_20_Text"><text:s text:c="6"/>[-78.450684, -3.873097],</text:p>
      <text:p text:style-name="Preformatted_20_Text"><text:s text:c="6"/>[-78.639897, -4.547784],</text:p>
      <text:p text:style-name="Preformatted_20_Text"><text:s text:c="6"/>[-79.205289, -4.959129],</text:p>
      <text:p text:style-name="Preformatted_20_Text"><text:s text:c="6"/>[-79.624979, -4.454198],</text:p>
      <text:p text:style-name="Preformatted_20_Text"><text:s text:c="6"/>[-80.028908, -4.346091],</text:p>
      <text:p text:style-name="Preformatted_20_Text"><text:s text:c="6"/>[-80.442242, -4.425724],</text:p>
      <text:p text:style-name="Preformatted_20_Text"><text:s text:c="6"/>[-80.469295, -4.059287],</text:p>
      <text:p text:style-name="Preformatted_20_Text"><text:s text:c="6"/>[-80.184015, -3.821162],</text:p>
      <text:p text:style-name="Preformatted_20_Text"><text:s text:c="6"/>[-80.302561, -3.404856]]]},</text:p>
      <text:p text:style-name="Preformatted_20_Text"><text:s text:c="3"/>'id': 'ECU'},</text:p>
      <text:p text:style-name="Preformatted_20_Text"><text:s text:c="2"/>{'type': 'Feature',</text:p>
      <text:p text:style-name="Preformatted_20_Text"><text:s text:c="3"/>'properties': {'name': 'Egypt'},</text:p>
      <text:p text:style-name="Preformatted_20_Text"><text:s text:c="3"/>'geometry': {'type': 'Polygon',</text:p>
      <text:p text:style-name="Preformatted_20_Text"><text:s text:c="4"/>'coordinates': [[[34.9226, 29.50133],</text:p>
      <text:p text:style-name="Preformatted_20_Text"><text:s text:c="6"/>[34.64174, 29.09942],</text:p>
      <text:p text:style-name="Preformatted_20_Text"><text:s text:c="6"/>[34.42655, 28.34399],</text:p>
      <text:p text:style-name="Preformatted_20_Text"><text:s text:c="6"/>[34.15451, 27.8233],</text:p>
      <text:p text:style-name="Preformatted_20_Text"><text:s text:c="6"/>[33.92136, 27.6487],</text:p>
      <text:p text:style-name="Preformatted_20_Text"><text:s text:c="6"/>[33.58811, 27.97136],</text:p>
      <text:p text:style-name="Preformatted_20_Text"><text:s text:c="6"/>[33.13676, 28.41765],</text:p>
      <text:p text:style-name="Preformatted_20_Text"><text:s text:c="6"/>[32.42323, 29.85108],</text:p>
      <text:p text:style-name="Preformatted_20_Text"><text:s text:c="6"/>[32.32046, 29.76043],</text:p>
      <text:p text:style-name="Preformatted_20_Text"><text:s text:c="6"/>[32.73482, 28.70523],</text:p>
      <text:p text:style-name="Preformatted_20_Text"><text:s text:c="6"/>[33.34876, 27.69989],</text:p>
      <text:p text:style-name="Preformatted_20_Text"><text:s text:c="6"/>[34.10455, 26.14227],</text:p>
      <text:p text:style-name="Preformatted_20_Text"><text:s text:c="6"/>[34.47387, 25.59856],</text:p>
      <text:p text:style-name="Preformatted_20_Text"><text:s text:c="6"/>[34.79507, 25.03375],</text:p>
      <text:p text:style-name="Preformatted_20_Text"><text:s text:c="6"/>[35.69241, 23.92671],</text:p>
      <text:p text:style-name="Preformatted_20_Text"><text:s text:c="6"/>[35.49372, 23.75237],</text:p>
      <text:p text:style-name="Preformatted_20_Text"><text:s text:c="6"/>[35.52598, 23.10244],</text:p>
      <text:p text:style-name="Preformatted_20_Text"><text:s text:c="6"/>[36.69069, 22.20485],</text:p>
      <text:p text:style-name="Preformatted_20_Text"><text:s text:c="6"/>[36.86623, 22],</text:p>
      <text:p text:style-name="Preformatted_20_Text"><text:s text:c="6"/>[32.9, 22],</text:p>
      <text:p text:style-name="Preformatted_20_Text"><text:s text:c="6"/>[29.02, 22],</text:p>
      <text:p text:style-name="Preformatted_20_Text"><text:s text:c="6"/>[25, 22],</text:p>
      <text:p text:style-name="Preformatted_20_Text"><text:s text:c="6"/>[25, 25.6825],</text:p>
      <text:p text:style-name="Preformatted_20_Text"><text:s text:c="6"/>[25, 29.238655],</text:p>
      <text:p text:style-name="Preformatted_20_Text"><text:soft-page-break/><text:s text:c="6"/>[24.70007, 30.04419],</text:p>
      <text:p text:style-name="Preformatted_20_Text"><text:s text:c="6"/>[24.95762, 30.6616],</text:p>
      <text:p text:style-name="Preformatted_20_Text"><text:s text:c="6"/>[24.80287, 31.08929],</text:p>
      <text:p text:style-name="Preformatted_20_Text"><text:s text:c="6"/>[25.16482, 31.56915],</text:p>
      <text:p text:style-name="Preformatted_20_Text"><text:s text:c="6"/>[26.49533, 31.58568],</text:p>
      <text:p text:style-name="Preformatted_20_Text"><text:s text:c="6"/>[27.45762, 31.32126],</text:p>
      <text:p text:style-name="Preformatted_20_Text"><text:s text:c="6"/>[28.45048, 31.02577],</text:p>
      <text:p text:style-name="Preformatted_20_Text"><text:s text:c="6"/>[28.91353, 30.87005],</text:p>
      <text:p text:style-name="Preformatted_20_Text"><text:s text:c="6"/>[29.68342, 31.18686],</text:p>
      <text:p text:style-name="Preformatted_20_Text"><text:s text:c="6"/>[30.09503, 31.4734],</text:p>
      <text:p text:style-name="Preformatted_20_Text"><text:s text:c="6"/>[30.97693, 31.55586],</text:p>
      <text:p text:style-name="Preformatted_20_Text"><text:s text:c="6"/>[31.68796, 31.4296],</text:p>
      <text:p text:style-name="Preformatted_20_Text"><text:s text:c="6"/>[31.96041, 30.9336],</text:p>
      <text:p text:style-name="Preformatted_20_Text"><text:s text:c="6"/>[32.19247, 31.26034],</text:p>
      <text:p text:style-name="Preformatted_20_Text"><text:s text:c="6"/>[32.99392, 31.02407],</text:p>
      <text:p text:style-name="Preformatted_20_Text"><text:s text:c="6"/>[33.7734, 30.96746],</text:p>
      <text:p text:style-name="Preformatted_20_Text"><text:s text:c="6"/>[34.26544, 31.21936],</text:p>
      <text:p text:style-name="Preformatted_20_Text"><text:s text:c="6"/>[34.9226, 29.50133]]]},</text:p>
      <text:p text:style-name="Preformatted_20_Text"><text:s text:c="3"/>'id': 'EGY'},</text:p>
      <text:p text:style-name="Preformatted_20_Text"><text:s text:c="2"/>{'type': 'Feature',</text:p>
      <text:p text:style-name="Preformatted_20_Text"><text:s text:c="3"/>'properties': {'name': 'Eritrea'},</text:p>
      <text:p text:style-name="Preformatted_20_Text"><text:s text:c="3"/>'geometry': {'type': 'Polygon',</text:p>
      <text:p text:style-name="Preformatted_20_Text"><text:s text:c="4"/>'coordinates': [[[42.35156, 12.54223],</text:p>
      <text:p text:style-name="Preformatted_20_Text"><text:s text:c="6"/>[42.00975, 12.86582],</text:p>
      <text:p text:style-name="Preformatted_20_Text"><text:s text:c="6"/>[41.59856, 13.45209],</text:p>
      <text:p text:style-name="Preformatted_20_Text"><text:s text:c="6"/>[41.155194, 13.77332],</text:p>
      <text:p text:style-name="Preformatted_20_Text"><text:s text:c="6"/>[40.8966, 14.11864],</text:p>
      <text:p text:style-name="Preformatted_20_Text"><text:s text:c="6"/>[40.026219, 14.519579],</text:p>
      <text:p text:style-name="Preformatted_20_Text"><text:s text:c="6"/>[39.34061, 14.53155],</text:p>
      <text:p text:style-name="Preformatted_20_Text"><text:s text:c="6"/>[39.0994, 14.74064],</text:p>
      <text:p text:style-name="Preformatted_20_Text"><text:s text:c="6"/>[38.51295, 14.50547],</text:p>
      <text:p text:style-name="Preformatted_20_Text"><text:s text:c="6"/>[37.90607, 14.95943],</text:p>
      <text:p text:style-name="Preformatted_20_Text"><text:s text:c="6"/>[37.59377, 14.2131],</text:p>
      <text:p text:style-name="Preformatted_20_Text"><text:s text:c="6"/>[36.42951, 14.42211],</text:p>
      <text:p text:style-name="Preformatted_20_Text"><text:s text:c="6"/>[36.323189, 14.822481],</text:p>
      <text:p text:style-name="Preformatted_20_Text"><text:s text:c="6"/>[36.75386, 16.291874],</text:p>
      <text:p text:style-name="Preformatted_20_Text"><text:s text:c="6"/>[36.85253, 16.95655],</text:p>
      <text:p text:style-name="Preformatted_20_Text"><text:s text:c="6"/>[37.16747, 17.26314],</text:p>
      <text:p text:style-name="Preformatted_20_Text"><text:s text:c="6"/>[37.904, 17.42754],</text:p>
      <text:p text:style-name="Preformatted_20_Text"><text:s text:c="6"/>[38.41009, 17.998307],</text:p>
      <text:p text:style-name="Preformatted_20_Text"><text:s text:c="6"/>[38.990623, 16.840626],</text:p>
      <text:p text:style-name="Preformatted_20_Text"><text:s text:c="6"/>[39.26611, 15.922723],</text:p>
      <text:p text:style-name="Preformatted_20_Text"><text:s text:c="6"/>[39.814294, 15.435647],</text:p>
      <text:p text:style-name="Preformatted_20_Text"><text:s text:c="6"/>[41.179275, 14.49108],</text:p>
      <text:p text:style-name="Preformatted_20_Text"><text:s text:c="6"/>[41.734952, 13.921037],</text:p>
      <text:p text:style-name="Preformatted_20_Text"><text:s text:c="6"/>[42.276831, 13.343992],</text:p>
      <text:p text:style-name="Preformatted_20_Text"><text:s text:c="6"/>[42.589576, 13.000421],</text:p>
      <text:p text:style-name="Preformatted_20_Text"><text:s text:c="6"/>[43.081226, 12.699639],</text:p>
      <text:p text:style-name="Preformatted_20_Text"><text:s text:c="6"/>[42.779642, 12.455416],</text:p>
      <text:p text:style-name="Preformatted_20_Text"><text:s text:c="6"/>[42.35156, 12.54223]]]},</text:p>
      <text:p text:style-name="Preformatted_20_Text"><text:s text:c="3"/>'id': 'ERI'},</text:p>
      <text:p text:style-name="Preformatted_20_Text"><text:s text:c="2"/>{'type': 'Feature',</text:p>
      <text:p text:style-name="Preformatted_20_Text"><text:s text:c="3"/>'properties': {'name': 'Spain'},</text:p>
      <text:p text:style-name="Preformatted_20_Text"><text:s text:c="3"/>'geometry': {'type': 'Polygon',</text:p>
      <text:p text:style-name="Preformatted_20_Text"><text:s text:c="4"/>'coordinates': [[[-9.034818, 41.880571],</text:p>
      <text:p text:style-name="Preformatted_20_Text"><text:s text:c="6"/>[-8.984433, 42.592775],</text:p>
      <text:p text:style-name="Preformatted_20_Text"><text:s text:c="6"/>[-9.392884, 43.026625],</text:p>
      <text:p text:style-name="Preformatted_20_Text"><text:s text:c="6"/>[-7.97819, 43.748338],</text:p>
      <text:p text:style-name="Preformatted_20_Text"><text:s text:c="6"/>[-6.754492, 43.567909],</text:p>
      <text:p text:style-name="Preformatted_20_Text"><text:s text:c="6"/>[-5.411886, 43.57424],</text:p>
      <text:p text:style-name="Preformatted_20_Text"><text:s text:c="6"/>[-4.347843, 43.403449],</text:p>
      <text:p text:style-name="Preformatted_20_Text"><text:s text:c="6"/>[-3.517532, 43.455901],</text:p>
      <text:p text:style-name="Preformatted_20_Text"><text:s text:c="6"/>[-1.901351, 43.422802],</text:p>
      <text:p text:style-name="Preformatted_20_Text"><text:s text:c="6"/>[-1.502771, 43.034014],</text:p>
      <text:p text:style-name="Preformatted_20_Text"><text:soft-page-break/><text:s text:c="6"/>[0.338047, 42.579546],</text:p>
      <text:p text:style-name="Preformatted_20_Text"><text:s text:c="6"/>[0.701591, 42.795734],</text:p>
      <text:p text:style-name="Preformatted_20_Text"><text:s text:c="6"/>[1.826793, 42.343385],</text:p>
      <text:p text:style-name="Preformatted_20_Text"><text:s text:c="6"/>[2.985999, 42.473015],</text:p>
      <text:p text:style-name="Preformatted_20_Text"><text:s text:c="6"/>[3.039484, 41.89212],</text:p>
      <text:p text:style-name="Preformatted_20_Text"><text:s text:c="6"/>[2.091842, 41.226089],</text:p>
      <text:p text:style-name="Preformatted_20_Text"><text:s text:c="6"/>[0.810525, 41.014732],</text:p>
      <text:p text:style-name="Preformatted_20_Text"><text:s text:c="6"/>[0.721331, 40.678318],</text:p>
      <text:p text:style-name="Preformatted_20_Text"><text:s text:c="6"/>[0.106692, 40.123934],</text:p>
      <text:p text:style-name="Preformatted_20_Text"><text:s text:c="6"/>[-0.278711, 39.309978],</text:p>
      <text:p text:style-name="Preformatted_20_Text"><text:s text:c="6"/>[0.111291, 38.738514],</text:p>
      <text:p text:style-name="Preformatted_20_Text"><text:s text:c="6"/>[-0.467124, 38.292366],</text:p>
      <text:p text:style-name="Preformatted_20_Text"><text:s text:c="6"/>[-0.683389, 37.642354],</text:p>
      <text:p text:style-name="Preformatted_20_Text"><text:s text:c="6"/>[-1.438382, 37.443064],</text:p>
      <text:p text:style-name="Preformatted_20_Text"><text:s text:c="6"/>[-2.146453, 36.674144],</text:p>
      <text:p text:style-name="Preformatted_20_Text"><text:s text:c="6"/>[-3.415781, 36.6589],</text:p>
      <text:p text:style-name="Preformatted_20_Text"><text:s text:c="6"/>[-4.368901, 36.677839],</text:p>
      <text:p text:style-name="Preformatted_20_Text"><text:s text:c="6"/>[-4.995219, 36.324708],</text:p>
      <text:p text:style-name="Preformatted_20_Text"><text:s text:c="6"/>[-5.37716, 35.94685],</text:p>
      <text:p text:style-name="Preformatted_20_Text"><text:s text:c="6"/>[-5.866432, 36.029817],</text:p>
      <text:p text:style-name="Preformatted_20_Text"><text:s text:c="6"/>[-6.236694, 36.367677],</text:p>
      <text:p text:style-name="Preformatted_20_Text"><text:s text:c="6"/>[-6.520191, 36.942913],</text:p>
      <text:p text:style-name="Preformatted_20_Text"><text:s text:c="6"/>[-7.453726, 37.097788],</text:p>
      <text:p text:style-name="Preformatted_20_Text"><text:s text:c="6"/>[-7.537105, 37.428904],</text:p>
      <text:p text:style-name="Preformatted_20_Text"><text:s text:c="6"/>[-7.166508, 37.803894],</text:p>
      <text:p text:style-name="Preformatted_20_Text"><text:s text:c="6"/>[-7.029281, 38.075764],</text:p>
      <text:p text:style-name="Preformatted_20_Text"><text:s text:c="6"/>[-7.374092, 38.373059],</text:p>
      <text:p text:style-name="Preformatted_20_Text"><text:s text:c="6"/>[-7.098037, 39.030073],</text:p>
      <text:p text:style-name="Preformatted_20_Text"><text:s text:c="6"/>[-7.498632, 39.629571],</text:p>
      <text:p text:style-name="Preformatted_20_Text"><text:s text:c="6"/>[-7.066592, 39.711892],</text:p>
      <text:p text:style-name="Preformatted_20_Text"><text:s text:c="6"/>[-7.026413, 40.184524],</text:p>
      <text:p text:style-name="Preformatted_20_Text"><text:s text:c="6"/>[-6.86402, 40.330872],</text:p>
      <text:p text:style-name="Preformatted_20_Text"><text:s text:c="6"/>[-6.851127, 41.111083],</text:p>
      <text:p text:style-name="Preformatted_20_Text"><text:s text:c="6"/>[-6.389088, 41.381815],</text:p>
      <text:p text:style-name="Preformatted_20_Text"><text:s text:c="6"/>[-6.668606, 41.883387],</text:p>
      <text:p text:style-name="Preformatted_20_Text"><text:s text:c="6"/>[-7.251309, 41.918346],</text:p>
      <text:p text:style-name="Preformatted_20_Text"><text:s text:c="6"/>[-7.422513, 41.792075],</text:p>
      <text:p text:style-name="Preformatted_20_Text"><text:s text:c="6"/>[-8.013175, 41.790886],</text:p>
      <text:p text:style-name="Preformatted_20_Text"><text:s text:c="6"/>[-8.263857, 42.280469],</text:p>
      <text:p text:style-name="Preformatted_20_Text"><text:s text:c="6"/>[-8.671946, 42.134689],</text:p>
      <text:p text:style-name="Preformatted_20_Text"><text:s text:c="6"/>[-9.034818, 41.880571]]]},</text:p>
      <text:p text:style-name="Preformatted_20_Text"><text:s text:c="3"/>'id': 'ESP'},</text:p>
      <text:p text:style-name="Preformatted_20_Text"><text:s text:c="2"/>{'type': 'Feature',</text:p>
      <text:p text:style-name="Preformatted_20_Text"><text:s text:c="3"/>'properties': {'name': 'Estonia'},</text:p>
      <text:p text:style-name="Preformatted_20_Text"><text:s text:c="3"/>'geometry': {'type': 'Polygon',</text:p>
      <text:p text:style-name="Preformatted_20_Text"><text:s text:c="4"/>'coordinates': [[[24.312863, 57.793424],</text:p>
      <text:p text:style-name="Preformatted_20_Text"><text:s text:c="6"/>[24.428928, 58.383413],</text:p>
      <text:p text:style-name="Preformatted_20_Text"><text:s text:c="6"/>[24.061198, 58.257375],</text:p>
      <text:p text:style-name="Preformatted_20_Text"><text:s text:c="6"/>[23.42656, 58.612753],</text:p>
      <text:p text:style-name="Preformatted_20_Text"><text:s text:c="6"/>[23.339795, 59.18724],</text:p>
      <text:p text:style-name="Preformatted_20_Text"><text:s text:c="6"/>[24.604214, 59.465854],</text:p>
      <text:p text:style-name="Preformatted_20_Text"><text:s text:c="6"/>[25.864189, 59.61109],</text:p>
      <text:p text:style-name="Preformatted_20_Text"><text:s text:c="6"/>[26.949136, 59.445803],</text:p>
      <text:p text:style-name="Preformatted_20_Text"><text:s text:c="6"/>[27.981114, 59.475388],</text:p>
      <text:p text:style-name="Preformatted_20_Text"><text:s text:c="6"/>[28.131699, 59.300825],</text:p>
      <text:p text:style-name="Preformatted_20_Text"><text:s text:c="6"/>[27.420166, 58.724581],</text:p>
      <text:p text:style-name="Preformatted_20_Text"><text:s text:c="6"/>[27.716686, 57.791899],</text:p>
      <text:p text:style-name="Preformatted_20_Text"><text:s text:c="6"/>[27.288185, 57.474528],</text:p>
      <text:p text:style-name="Preformatted_20_Text"><text:s text:c="6"/>[26.463532, 57.476389],</text:p>
      <text:p text:style-name="Preformatted_20_Text"><text:s text:c="6"/>[25.60281, 57.847529],</text:p>
      <text:p text:style-name="Preformatted_20_Text"><text:s text:c="6"/>[25.164594, 57.970157],</text:p>
      <text:p text:style-name="Preformatted_20_Text"><text:s text:c="6"/>[24.312863, 57.793424]]]},</text:p>
      <text:p text:style-name="Preformatted_20_Text"><text:s text:c="3"/>'id': 'EST'},</text:p>
      <text:p text:style-name="Preformatted_20_Text"><text:s text:c="2"/>{'type': 'Feature',</text:p>
      <text:p text:style-name="Preformatted_20_Text"><text:soft-page-break/><text:s text:c="3"/>'properties': {'name': 'Ethiopia'},</text:p>
      <text:p text:style-name="Preformatted_20_Text"><text:s text:c="3"/>'geometry': {'type': 'Polygon',</text:p>
      <text:p text:style-name="Preformatted_20_Text"><text:s text:c="4"/>'coordinates': [[[37.90607, 14.95943],</text:p>
      <text:p text:style-name="Preformatted_20_Text"><text:s text:c="6"/>[38.51295, 14.50547],</text:p>
      <text:p text:style-name="Preformatted_20_Text"><text:s text:c="6"/>[39.0994, 14.74064],</text:p>
      <text:p text:style-name="Preformatted_20_Text"><text:s text:c="6"/>[39.34061, 14.53155],</text:p>
      <text:p text:style-name="Preformatted_20_Text"><text:s text:c="6"/>[40.02625, 14.51959],</text:p>
      <text:p text:style-name="Preformatted_20_Text"><text:s text:c="6"/>[40.8966, 14.11864],</text:p>
      <text:p text:style-name="Preformatted_20_Text"><text:s text:c="6"/>[41.1552, 13.77333],</text:p>
      <text:p text:style-name="Preformatted_20_Text"><text:s text:c="6"/>[41.59856, 13.45209],</text:p>
      <text:p text:style-name="Preformatted_20_Text"><text:s text:c="6"/>[42.00975, 12.86582],</text:p>
      <text:p text:style-name="Preformatted_20_Text"><text:s text:c="6"/>[42.35156, 12.54223],</text:p>
      <text:p text:style-name="Preformatted_20_Text"><text:s text:c="6"/>[42, 12.1],</text:p>
      <text:p text:style-name="Preformatted_20_Text"><text:s text:c="6"/>[41.66176, 11.6312],</text:p>
      <text:p text:style-name="Preformatted_20_Text"><text:s text:c="6"/>[41.73959, 11.35511],</text:p>
      <text:p text:style-name="Preformatted_20_Text"><text:s text:c="6"/>[41.75557, 11.05091],</text:p>
      <text:p text:style-name="Preformatted_20_Text"><text:s text:c="6"/>[42.31414, 11.0342],</text:p>
      <text:p text:style-name="Preformatted_20_Text"><text:s text:c="6"/>[42.55493, 11.10511],</text:p>
      <text:p text:style-name="Preformatted_20_Text"><text:s text:c="6"/>[42.776852, 10.926879],</text:p>
      <text:p text:style-name="Preformatted_20_Text"><text:s text:c="6"/>[42.55876, 10.57258],</text:p>
      <text:p text:style-name="Preformatted_20_Text"><text:s text:c="6"/>[42.92812, 10.02194],</text:p>
      <text:p text:style-name="Preformatted_20_Text"><text:s text:c="6"/>[43.29699, 9.54048],</text:p>
      <text:p text:style-name="Preformatted_20_Text"><text:s text:c="6"/>[43.67875, 9.18358],</text:p>
      <text:p text:style-name="Preformatted_20_Text"><text:s text:c="6"/>[46.94834, 7.99688],</text:p>
      <text:p text:style-name="Preformatted_20_Text"><text:s text:c="6"/>[47.78942, 8.003],</text:p>
      <text:p text:style-name="Preformatted_20_Text"><text:s text:c="6"/>[44.9636, 5.00162],</text:p>
      <text:p text:style-name="Preformatted_20_Text"><text:s text:c="6"/>[43.66087, 4.95755],</text:p>
      <text:p text:style-name="Preformatted_20_Text"><text:s text:c="6"/>[42.76967, 4.25259],</text:p>
      <text:p text:style-name="Preformatted_20_Text"><text:s text:c="6"/>[42.12861, 4.23413],</text:p>
      <text:p text:style-name="Preformatted_20_Text"><text:s text:c="6"/>[41.855083, 3.918912],</text:p>
      <text:p text:style-name="Preformatted_20_Text"><text:s text:c="6"/>[41.1718, 3.91909],</text:p>
      <text:p text:style-name="Preformatted_20_Text"><text:s text:c="6"/>[40.76848, 4.25702],</text:p>
      <text:p text:style-name="Preformatted_20_Text"><text:s text:c="6"/>[39.85494, 3.83879],</text:p>
      <text:p text:style-name="Preformatted_20_Text"><text:s text:c="6"/>[39.559384, 3.42206],</text:p>
      <text:p text:style-name="Preformatted_20_Text"><text:s text:c="6"/>[38.89251, 3.50074],</text:p>
      <text:p text:style-name="Preformatted_20_Text"><text:s text:c="6"/>[38.67114, 3.61607],</text:p>
      <text:p text:style-name="Preformatted_20_Text"><text:s text:c="6"/>[38.43697, 3.58851],</text:p>
      <text:p text:style-name="Preformatted_20_Text"><text:s text:c="6"/>[38.120915, 3.598605],</text:p>
      <text:p text:style-name="Preformatted_20_Text"><text:s text:c="6"/>[36.855093, 4.447864],</text:p>
      <text:p text:style-name="Preformatted_20_Text"><text:s text:c="6"/>[36.159079, 4.447864],</text:p>
      <text:p text:style-name="Preformatted_20_Text"><text:s text:c="6"/>[35.817448, 4.776966],</text:p>
      <text:p text:style-name="Preformatted_20_Text"><text:s text:c="6"/>[35.817448, 5.338232],</text:p>
      <text:p text:style-name="Preformatted_20_Text"><text:s text:c="6"/>[35.298007, 5.506],</text:p>
      <text:p text:style-name="Preformatted_20_Text"><text:s text:c="6"/>[34.70702, 6.59422],</text:p>
      <text:p text:style-name="Preformatted_20_Text"><text:s text:c="6"/>[34.25032, 6.82607],</text:p>
      <text:p text:style-name="Preformatted_20_Text"><text:s text:c="6"/>[34.0751, 7.22595],</text:p>
      <text:p text:style-name="Preformatted_20_Text"><text:s text:c="6"/>[33.56829, 7.71334],</text:p>
      <text:p text:style-name="Preformatted_20_Text"><text:s text:c="6"/>[32.95418, 7.78497],</text:p>
      <text:p text:style-name="Preformatted_20_Text"><text:s text:c="6"/>[33.2948, 8.35458],</text:p>
      <text:p text:style-name="Preformatted_20_Text"><text:s text:c="6"/>[33.8255, 8.37916],</text:p>
      <text:p text:style-name="Preformatted_20_Text"><text:s text:c="6"/>[33.97498, 8.68456],</text:p>
      <text:p text:style-name="Preformatted_20_Text"><text:s text:c="6"/>[33.96162, 9.58358],</text:p>
      <text:p text:style-name="Preformatted_20_Text"><text:s text:c="6"/>[34.25745, 10.63009],</text:p>
      <text:p text:style-name="Preformatted_20_Text"><text:s text:c="6"/>[34.73115, 10.91017],</text:p>
      <text:p text:style-name="Preformatted_20_Text"><text:s text:c="6"/>[34.83163, 11.31896],</text:p>
      <text:p text:style-name="Preformatted_20_Text"><text:s text:c="6"/>[35.26049, 12.08286],</text:p>
      <text:p text:style-name="Preformatted_20_Text"><text:s text:c="6"/>[35.86363, 12.57828],</text:p>
      <text:p text:style-name="Preformatted_20_Text"><text:s text:c="6"/>[36.27022, 13.56333],</text:p>
      <text:p text:style-name="Preformatted_20_Text"><text:s text:c="6"/>[36.42951, 14.42211],</text:p>
      <text:p text:style-name="Preformatted_20_Text"><text:s text:c="6"/>[37.59377, 14.2131],</text:p>
      <text:p text:style-name="Preformatted_20_Text"><text:s text:c="6"/>[37.90607, 14.95943]]]},</text:p>
      <text:p text:style-name="Preformatted_20_Text"><text:s text:c="3"/>'id': 'ETH'},</text:p>
      <text:p text:style-name="Preformatted_20_Text"><text:s text:c="2"/>{'type': 'Feature',</text:p>
      <text:p text:style-name="Preformatted_20_Text"><text:s text:c="3"/>'properties': {'name': 'Finland'},</text:p>
      <text:p text:style-name="Preformatted_20_Text"><text:soft-page-break/><text:s text:c="3"/>'geometry': {'type': 'Polygon',</text:p>
      <text:p text:style-name="Preformatted_20_Text"><text:s text:c="4"/>'coordinates': [[[28.59193, 69.064777],</text:p>
      <text:p text:style-name="Preformatted_20_Text"><text:s text:c="6"/>[28.445944, 68.364613],</text:p>
      <text:p text:style-name="Preformatted_20_Text"><text:s text:c="6"/>[29.977426, 67.698297],</text:p>
      <text:p text:style-name="Preformatted_20_Text"><text:s text:c="6"/>[29.054589, 66.944286],</text:p>
      <text:p text:style-name="Preformatted_20_Text"><text:s text:c="6"/>[30.21765, 65.80598],</text:p>
      <text:p text:style-name="Preformatted_20_Text"><text:s text:c="6"/>[29.54443, 64.948672],</text:p>
      <text:p text:style-name="Preformatted_20_Text"><text:s text:c="6"/>[30.444685, 64.204453],</text:p>
      <text:p text:style-name="Preformatted_20_Text"><text:s text:c="6"/>[30.035872, 63.552814],</text:p>
      <text:p text:style-name="Preformatted_20_Text"><text:s text:c="6"/>[31.516092, 62.867687],</text:p>
      <text:p text:style-name="Preformatted_20_Text"><text:s text:c="6"/>[31.139991, 62.357693],</text:p>
      <text:p text:style-name="Preformatted_20_Text"><text:s text:c="6"/>[30.211107, 61.780028],</text:p>
      <text:p text:style-name="Preformatted_20_Text"><text:s text:c="6"/>[28.069998, 60.503517],</text:p>
      <text:p text:style-name="Preformatted_20_Text"><text:s text:c="6"/>[26.255173, 60.423961],</text:p>
      <text:p text:style-name="Preformatted_20_Text"><text:s text:c="6"/>[24.496624, 60.057316],</text:p>
      <text:p text:style-name="Preformatted_20_Text"><text:s text:c="6"/>[22.869695, 59.846373],</text:p>
      <text:p text:style-name="Preformatted_20_Text"><text:s text:c="6"/>[22.290764, 60.391921],</text:p>
      <text:p text:style-name="Preformatted_20_Text"><text:s text:c="6"/>[21.322244, 60.72017],</text:p>
      <text:p text:style-name="Preformatted_20_Text"><text:s text:c="6"/>[21.544866, 61.705329],</text:p>
      <text:p text:style-name="Preformatted_20_Text"><text:s text:c="6"/>[21.059211, 62.607393],</text:p>
      <text:p text:style-name="Preformatted_20_Text"><text:s text:c="6"/>[21.536029, 63.189735],</text:p>
      <text:p text:style-name="Preformatted_20_Text"><text:s text:c="6"/>[22.442744, 63.81781],</text:p>
      <text:p text:style-name="Preformatted_20_Text"><text:s text:c="6"/>[24.730512, 64.902344],</text:p>
      <text:p text:style-name="Preformatted_20_Text"><text:s text:c="6"/>[25.398068, 65.111427],</text:p>
      <text:p text:style-name="Preformatted_20_Text"><text:s text:c="6"/>[25.294043, 65.534346],</text:p>
      <text:p text:style-name="Preformatted_20_Text"><text:s text:c="6"/>[23.903379, 66.006927],</text:p>
      <text:p text:style-name="Preformatted_20_Text"><text:s text:c="6"/>[23.56588, 66.396051],</text:p>
      <text:p text:style-name="Preformatted_20_Text"><text:s text:c="6"/>[23.539473, 67.936009],</text:p>
      <text:p text:style-name="Preformatted_20_Text"><text:s text:c="6"/>[21.978535, 68.616846],</text:p>
      <text:p text:style-name="Preformatted_20_Text"><text:s text:c="6"/>[20.645593, 69.106247],</text:p>
      <text:p text:style-name="Preformatted_20_Text"><text:s text:c="6"/>[21.244936, 69.370443],</text:p>
      <text:p text:style-name="Preformatted_20_Text"><text:s text:c="6"/>[22.356238, 68.841741],</text:p>
      <text:p text:style-name="Preformatted_20_Text"><text:s text:c="6"/>[23.66205, 68.891247],</text:p>
      <text:p text:style-name="Preformatted_20_Text"><text:s text:c="6"/>[24.735679, 68.649557],</text:p>
      <text:p text:style-name="Preformatted_20_Text"><text:s text:c="6"/>[25.689213, 69.092114],</text:p>
      <text:p text:style-name="Preformatted_20_Text"><text:s text:c="6"/>[26.179622, 69.825299],</text:p>
      <text:p text:style-name="Preformatted_20_Text"><text:s text:c="6"/>[27.732292, 70.164193],</text:p>
      <text:p text:style-name="Preformatted_20_Text"><text:s text:c="6"/>[29.015573, 69.766491],</text:p>
      <text:p text:style-name="Preformatted_20_Text"><text:s text:c="6"/>[28.59193, 69.064777]]]},</text:p>
      <text:p text:style-name="Preformatted_20_Text"><text:s text:c="3"/>'id': 'FIN'},</text:p>
      <text:p text:style-name="Preformatted_20_Text"><text:s text:c="2"/>{'type': 'Feature',</text:p>
      <text:p text:style-name="Preformatted_20_Text"><text:s text:c="3"/>'properties': {'name': 'Fiji'},</text:p>
      <text:p text:style-name="Preformatted_20_Text"><text:s text:c="3"/>'geometry': {'type': 'MultiPolygon',</text:p>
      <text:p text:style-name="Preformatted_20_Text"><text:s text:c="4"/>'coordinates': [[[[178.3736, -17.33992],</text:p>
      <text:p text:style-name="Preformatted_20_Text"><text:s text:c="7"/>[178.71806, -17.62846],</text:p>
      <text:p text:style-name="Preformatted_20_Text"><text:s text:c="7"/>[178.55271, -18.15059],</text:p>
      <text:p text:style-name="Preformatted_20_Text"><text:s text:c="7"/>[177.93266, -18.28799],</text:p>
      <text:p text:style-name="Preformatted_20_Text"><text:s text:c="7"/>[177.38146, -18.16432],</text:p>
      <text:p text:style-name="Preformatted_20_Text"><text:s text:c="7"/>[177.28504, -17.72465],</text:p>
      <text:p text:style-name="Preformatted_20_Text"><text:s text:c="7"/>[177.67087, -17.38114],</text:p>
      <text:p text:style-name="Preformatted_20_Text"><text:s text:c="7"/>[178.12557, -17.50481],</text:p>
      <text:p text:style-name="Preformatted_20_Text"><text:s text:c="7"/>[178.3736, -17.33992]]],</text:p>
      <text:p text:style-name="Preformatted_20_Text"><text:s text:c="5"/>[[[179.364143, -16.801354],</text:p>
      <text:p text:style-name="Preformatted_20_Text"><text:s text:c="7"/>[178.725059, -17.012042],</text:p>
      <text:p text:style-name="Preformatted_20_Text"><text:s text:c="7"/>[178.596839, -16.63915],</text:p>
      <text:p text:style-name="Preformatted_20_Text"><text:s text:c="7"/>[179.096609, -16.433984],</text:p>
      <text:p text:style-name="Preformatted_20_Text"><text:s text:c="7"/>[179.413509, -16.379054],</text:p>
      <text:p text:style-name="Preformatted_20_Text"><text:s text:c="7"/>[180, -16.067133],</text:p>
      <text:p text:style-name="Preformatted_20_Text"><text:s text:c="7"/>[180, -16.555217],</text:p>
      <text:p text:style-name="Preformatted_20_Text"><text:s text:c="7"/>[179.364143, -16.801354]]],</text:p>
      <text:p text:style-name="Preformatted_20_Text"><text:s text:c="5"/>[[[-179.917369, -16.501783],</text:p>
      <text:p text:style-name="Preformatted_20_Text"><text:s text:c="7"/>[-180, -16.555217],</text:p>
      <text:p text:style-name="Preformatted_20_Text"><text:s text:c="7"/>[-180, -16.067133],</text:p>
      <text:p text:style-name="Preformatted_20_Text"><text:s text:c="7"/>[-179.79332, -16.020882],</text:p>
      <text:p text:style-name="Preformatted_20_Text"><text:soft-page-break/><text:s text:c="7"/>[-179.917369, -16.501783]]]]},</text:p>
      <text:p text:style-name="Preformatted_20_Text"><text:s text:c="3"/>'id': 'FJI'},</text:p>
      <text:p text:style-name="Preformatted_20_Text"><text:s text:c="2"/>{'type': 'Feature',</text:p>
      <text:p text:style-name="Preformatted_20_Text"><text:s text:c="3"/>'properties': {'name': 'Falkland Islands'},</text:p>
      <text:p text:style-name="Preformatted_20_Text"><text:s text:c="3"/>'geometry': {'type': 'Polygon',</text:p>
      <text:p text:style-name="Preformatted_20_Text"><text:s text:c="4"/>'coordinates': [[[-61.2, -51.85],</text:p>
      <text:p text:style-name="Preformatted_20_Text"><text:s text:c="6"/>[-60, -51.25],</text:p>
      <text:p text:style-name="Preformatted_20_Text"><text:s text:c="6"/>[-59.15, -51.5],</text:p>
      <text:p text:style-name="Preformatted_20_Text"><text:s text:c="6"/>[-58.55, -51.1],</text:p>
      <text:p text:style-name="Preformatted_20_Text"><text:s text:c="6"/>[-57.75, -51.55],</text:p>
      <text:p text:style-name="Preformatted_20_Text"><text:s text:c="6"/>[-58.05, -51.9],</text:p>
      <text:p text:style-name="Preformatted_20_Text"><text:s text:c="6"/>[-59.4, -52.2],</text:p>
      <text:p text:style-name="Preformatted_20_Text"><text:s text:c="6"/>[-59.85, -51.85],</text:p>
      <text:p text:style-name="Preformatted_20_Text"><text:s text:c="6"/>[-60.7, -52.3],</text:p>
      <text:p text:style-name="Preformatted_20_Text"><text:s text:c="6"/>[-61.2, -51.85]]]},</text:p>
      <text:p text:style-name="Preformatted_20_Text"><text:s text:c="3"/>'id': 'FLK'},</text:p>
      <text:p text:style-name="Preformatted_20_Text"><text:s text:c="2"/>{'type': 'Feature',</text:p>
      <text:p text:style-name="Preformatted_20_Text"><text:s text:c="3"/>'properties': {'name': 'France'},</text:p>
      <text:p text:style-name="Preformatted_20_Text"><text:s text:c="3"/>'geometry': {'type': 'MultiPolygon',</text:p>
      <text:p text:style-name="Preformatted_20_Text"><text:s text:c="4"/>'coordinates': [[[[-52.556425, 2.504705],</text:p>
      <text:p text:style-name="Preformatted_20_Text"><text:s text:c="7"/>[-52.939657, 2.124858],</text:p>
      <text:p text:style-name="Preformatted_20_Text"><text:s text:c="7"/>[-53.418465, 2.053389],</text:p>
      <text:p text:style-name="Preformatted_20_Text"><text:s text:c="7"/>[-53.554839, 2.334897],</text:p>
      <text:p text:style-name="Preformatted_20_Text"><text:s text:c="7"/>[-53.778521, 2.376703],</text:p>
      <text:p text:style-name="Preformatted_20_Text"><text:s text:c="7"/>[-54.088063, 2.105557],</text:p>
      <text:p text:style-name="Preformatted_20_Text"><text:s text:c="7"/>[-54.524754, 2.311849],</text:p>
      <text:p text:style-name="Preformatted_20_Text"><text:s text:c="7"/>[-54.27123, 2.738748],</text:p>
      <text:p text:style-name="Preformatted_20_Text"><text:s text:c="7"/>[-54.184284, 3.194172],</text:p>
      <text:p text:style-name="Preformatted_20_Text"><text:s text:c="7"/>[-54.011504, 3.62257],</text:p>
      <text:p text:style-name="Preformatted_20_Text"><text:s text:c="7"/>[-54.399542, 4.212611],</text:p>
      <text:p text:style-name="Preformatted_20_Text"><text:s text:c="7"/>[-54.478633, 4.896756],</text:p>
      <text:p text:style-name="Preformatted_20_Text"><text:s text:c="7"/>[-53.958045, 5.756548],</text:p>
      <text:p text:style-name="Preformatted_20_Text"><text:s text:c="7"/>[-53.618453, 5.646529],</text:p>
      <text:p text:style-name="Preformatted_20_Text"><text:s text:c="7"/>[-52.882141, 5.409851],</text:p>
      <text:p text:style-name="Preformatted_20_Text"><text:s text:c="7"/>[-51.823343, 4.565768],</text:p>
      <text:p text:style-name="Preformatted_20_Text"><text:s text:c="7"/>[-51.657797, 4.156232],</text:p>
      <text:p text:style-name="Preformatted_20_Text"><text:s text:c="7"/>[-52.249338, 3.241094],</text:p>
      <text:p text:style-name="Preformatted_20_Text"><text:s text:c="7"/>[-52.556425, 2.504705]]],</text:p>
      <text:p text:style-name="Preformatted_20_Text"><text:s text:c="5"/>[[[9.560016, 42.152492],</text:p>
      <text:p text:style-name="Preformatted_20_Text"><text:s text:c="7"/>[9.229752, 41.380007],</text:p>
      <text:p text:style-name="Preformatted_20_Text"><text:s text:c="7"/>[8.775723, 41.583612],</text:p>
      <text:p text:style-name="Preformatted_20_Text"><text:s text:c="7"/>[8.544213, 42.256517],</text:p>
      <text:p text:style-name="Preformatted_20_Text"><text:s text:c="7"/>[8.746009, 42.628122],</text:p>
      <text:p text:style-name="Preformatted_20_Text"><text:s text:c="7"/>[9.390001, 43.009985],</text:p>
      <text:p text:style-name="Preformatted_20_Text"><text:s text:c="7"/>[9.560016, 42.152492]]],</text:p>
      <text:p text:style-name="Preformatted_20_Text"><text:s text:c="5"/>[[[3.588184, 50.378992],</text:p>
      <text:p text:style-name="Preformatted_20_Text"><text:s text:c="7"/>[4.286023, 49.907497],</text:p>
      <text:p text:style-name="Preformatted_20_Text"><text:s text:c="7"/>[4.799222, 49.985373],</text:p>
      <text:p text:style-name="Preformatted_20_Text"><text:s text:c="7"/>[5.674052, 49.529484],</text:p>
      <text:p text:style-name="Preformatted_20_Text"><text:s text:c="7"/>[5.897759, 49.442667],</text:p>
      <text:p text:style-name="Preformatted_20_Text"><text:s text:c="7"/>[6.18632, 49.463803],</text:p>
      <text:p text:style-name="Preformatted_20_Text"><text:s text:c="7"/>[6.65823, 49.201958],</text:p>
      <text:p text:style-name="Preformatted_20_Text"><text:s text:c="7"/>[8.099279, 49.017784],</text:p>
      <text:p text:style-name="Preformatted_20_Text"><text:s text:c="7"/>[7.593676, 48.333019],</text:p>
      <text:p text:style-name="Preformatted_20_Text"><text:s text:c="7"/>[7.466759, 47.620582],</text:p>
      <text:p text:style-name="Preformatted_20_Text"><text:s text:c="7"/>[7.192202, 47.449766],</text:p>
      <text:p text:style-name="Preformatted_20_Text"><text:s text:c="7"/>[6.736571, 47.541801],</text:p>
      <text:p text:style-name="Preformatted_20_Text"><text:s text:c="7"/>[6.768714, 47.287708],</text:p>
      <text:p text:style-name="Preformatted_20_Text"><text:s text:c="7"/>[6.037389, 46.725779],</text:p>
      <text:p text:style-name="Preformatted_20_Text"><text:s text:c="7"/>[6.022609, 46.27299],</text:p>
      <text:p text:style-name="Preformatted_20_Text"><text:s text:c="7"/>[6.5001, 46.429673],</text:p>
      <text:p text:style-name="Preformatted_20_Text"><text:s text:c="7"/>[6.843593, 45.991147],</text:p>
      <text:p text:style-name="Preformatted_20_Text"><text:s text:c="7"/>[6.802355, 45.70858],</text:p>
      <text:p text:style-name="Preformatted_20_Text"><text:s text:c="7"/>[7.096652, 45.333099],</text:p>
      <text:p text:style-name="Preformatted_20_Text"><text:soft-page-break/><text:s text:c="7"/>[6.749955, 45.028518],</text:p>
      <text:p text:style-name="Preformatted_20_Text"><text:s text:c="7"/>[7.007562, 44.254767],</text:p>
      <text:p text:style-name="Preformatted_20_Text"><text:s text:c="7"/>[7.549596, 44.127901],</text:p>
      <text:p text:style-name="Preformatted_20_Text"><text:s text:c="7"/>[7.435185, 43.693845],</text:p>
      <text:p text:style-name="Preformatted_20_Text"><text:s text:c="7"/>[6.529245, 43.128892],</text:p>
      <text:p text:style-name="Preformatted_20_Text"><text:s text:c="7"/>[4.556963, 43.399651],</text:p>
      <text:p text:style-name="Preformatted_20_Text"><text:s text:c="7"/>[3.100411, 43.075201],</text:p>
      <text:p text:style-name="Preformatted_20_Text"><text:s text:c="7"/>[2.985999, 42.473015],</text:p>
      <text:p text:style-name="Preformatted_20_Text"><text:s text:c="7"/>[1.826793, 42.343385],</text:p>
      <text:p text:style-name="Preformatted_20_Text"><text:s text:c="7"/>[0.701591, 42.795734],</text:p>
      <text:p text:style-name="Preformatted_20_Text"><text:s text:c="7"/>[0.338047, 42.579546],</text:p>
      <text:p text:style-name="Preformatted_20_Text"><text:s text:c="7"/>[-1.502771, 43.034014],</text:p>
      <text:p text:style-name="Preformatted_20_Text"><text:s text:c="7"/>[-1.901351, 43.422802],</text:p>
      <text:p text:style-name="Preformatted_20_Text"><text:s text:c="7"/>[-1.384225, 44.02261],</text:p>
      <text:p text:style-name="Preformatted_20_Text"><text:s text:c="7"/>[-1.193798, 46.014918],</text:p>
      <text:p text:style-name="Preformatted_20_Text"><text:s text:c="7"/>[-2.225724, 47.064363],</text:p>
      <text:p text:style-name="Preformatted_20_Text"><text:s text:c="7"/>[-2.963276, 47.570327],</text:p>
      <text:p text:style-name="Preformatted_20_Text"><text:s text:c="7"/>[-4.491555, 47.954954],</text:p>
      <text:p text:style-name="Preformatted_20_Text"><text:s text:c="7"/>[-4.59235, 48.68416],</text:p>
      <text:p text:style-name="Preformatted_20_Text"><text:s text:c="7"/>[-3.295814, 48.901692],</text:p>
      <text:p text:style-name="Preformatted_20_Text"><text:s text:c="7"/>[-1.616511, 48.644421],</text:p>
      <text:p text:style-name="Preformatted_20_Text"><text:s text:c="7"/>[-1.933494, 49.776342],</text:p>
      <text:p text:style-name="Preformatted_20_Text"><text:s text:c="7"/>[-0.989469, 49.347376],</text:p>
      <text:p text:style-name="Preformatted_20_Text"><text:s text:c="7"/>[1.338761, 50.127173],</text:p>
      <text:p text:style-name="Preformatted_20_Text"><text:s text:c="7"/>[1.639001, 50.946606],</text:p>
      <text:p text:style-name="Preformatted_20_Text"><text:s text:c="7"/>[2.513573, 51.148506],</text:p>
      <text:p text:style-name="Preformatted_20_Text"><text:s text:c="7"/>[2.658422, 50.796848],</text:p>
      <text:p text:style-name="Preformatted_20_Text"><text:s text:c="7"/>[3.123252, 50.780363],</text:p>
      <text:p text:style-name="Preformatted_20_Text"><text:s text:c="7"/>[3.588184, 50.378992]]]]},</text:p>
      <text:p text:style-name="Preformatted_20_Text"><text:s text:c="3"/>'id': 'FRA'},</text:p>
      <text:p text:style-name="Preformatted_20_Text"><text:s text:c="2"/>{'type': 'Feature',</text:p>
      <text:p text:style-name="Preformatted_20_Text"><text:s text:c="3"/>'properties': {'name': 'Gabon'},</text:p>
      <text:p text:style-name="Preformatted_20_Text"><text:s text:c="3"/>'geometry': {'type': 'Polygon',</text:p>
      <text:p text:style-name="Preformatted_20_Text"><text:s text:c="4"/>'coordinates': [[[11.093773, -3.978827],</text:p>
      <text:p text:style-name="Preformatted_20_Text"><text:s text:c="6"/>[10.066135, -2.969483],</text:p>
      <text:p text:style-name="Preformatted_20_Text"><text:s text:c="6"/>[9.405245, -2.144313],</text:p>
      <text:p text:style-name="Preformatted_20_Text"><text:s text:c="6"/>[8.797996, -1.111301],</text:p>
      <text:p text:style-name="Preformatted_20_Text"><text:s text:c="6"/>[8.830087, -0.779074],</text:p>
      <text:p text:style-name="Preformatted_20_Text"><text:s text:c="6"/>[9.04842, -0.459351],</text:p>
      <text:p text:style-name="Preformatted_20_Text"><text:s text:c="6"/>[9.291351, 0.268666],</text:p>
      <text:p text:style-name="Preformatted_20_Text"><text:s text:c="6"/>[9.492889, 1.01012],</text:p>
      <text:p text:style-name="Preformatted_20_Text"><text:s text:c="6"/>[9.830284, 1.067894],</text:p>
      <text:p text:style-name="Preformatted_20_Text"><text:s text:c="6"/>[11.285079, 1.057662],</text:p>
      <text:p text:style-name="Preformatted_20_Text"><text:s text:c="6"/>[11.276449, 2.261051],</text:p>
      <text:p text:style-name="Preformatted_20_Text"><text:s text:c="6"/>[11.751665, 2.326758],</text:p>
      <text:p text:style-name="Preformatted_20_Text"><text:s text:c="6"/>[12.35938, 2.192812],</text:p>
      <text:p text:style-name="Preformatted_20_Text"><text:s text:c="6"/>[12.951334, 2.321616],</text:p>
      <text:p text:style-name="Preformatted_20_Text"><text:s text:c="6"/>[13.075822, 2.267097],</text:p>
      <text:p text:style-name="Preformatted_20_Text"><text:s text:c="6"/>[13.003114, 1.830896],</text:p>
      <text:p text:style-name="Preformatted_20_Text"><text:s text:c="6"/>[13.282631, 1.314184],</text:p>
      <text:p text:style-name="Preformatted_20_Text"><text:s text:c="6"/>[14.026669, 1.395677],</text:p>
      <text:p text:style-name="Preformatted_20_Text"><text:s text:c="6"/>[14.276266, 1.19693],</text:p>
      <text:p text:style-name="Preformatted_20_Text"><text:s text:c="6"/>[13.843321, 0.038758],</text:p>
      <text:p text:style-name="Preformatted_20_Text"><text:s text:c="6"/>[14.316418, -0.552627],</text:p>
      <text:p text:style-name="Preformatted_20_Text"><text:s text:c="6"/>[14.425456, -1.333407],</text:p>
      <text:p text:style-name="Preformatted_20_Text"><text:s text:c="6"/>[14.29921, -1.998276],</text:p>
      <text:p text:style-name="Preformatted_20_Text"><text:s text:c="6"/>[13.992407, -2.470805],</text:p>
      <text:p text:style-name="Preformatted_20_Text"><text:s text:c="6"/>[13.109619, -2.42874],</text:p>
      <text:p text:style-name="Preformatted_20_Text"><text:s text:c="6"/>[12.575284, -1.948511],</text:p>
      <text:p text:style-name="Preformatted_20_Text"><text:s text:c="6"/>[12.495703, -2.391688],</text:p>
      <text:p text:style-name="Preformatted_20_Text"><text:s text:c="6"/>[11.820964, -2.514161],</text:p>
      <text:p text:style-name="Preformatted_20_Text"><text:s text:c="6"/>[11.478039, -2.765619],</text:p>
      <text:p text:style-name="Preformatted_20_Text"><text:s text:c="6"/>[11.855122, -3.426871],</text:p>
      <text:p text:style-name="Preformatted_20_Text"><text:s text:c="6"/>[11.093773, -3.978827]]]},</text:p>
      <text:p text:style-name="Preformatted_20_Text"><text:soft-page-break/><text:s text:c="3"/>'id': 'GAB'},</text:p>
      <text:p text:style-name="Preformatted_20_Text"><text:s text:c="2"/>{'type': 'Feature',</text:p>
      <text:p text:style-name="Preformatted_20_Text"><text:s text:c="3"/>'properties': {'name': 'United Kingdom'},</text:p>
      <text:p text:style-name="Preformatted_20_Text"><text:s text:c="3"/>'geometry': {'type': 'MultiPolygon',</text:p>
      <text:p text:style-name="Preformatted_20_Text"><text:s text:c="4"/>'coordinates': [[[[-5.661949, 54.554603],</text:p>
      <text:p text:style-name="Preformatted_20_Text"><text:s text:c="7"/>[-6.197885, 53.867565],</text:p>
      <text:p text:style-name="Preformatted_20_Text"><text:s text:c="7"/>[-6.95373, 54.073702],</text:p>
      <text:p text:style-name="Preformatted_20_Text"><text:s text:c="7"/>[-7.572168, 54.059956],</text:p>
      <text:p text:style-name="Preformatted_20_Text"><text:s text:c="7"/>[-7.366031, 54.595841],</text:p>
      <text:p text:style-name="Preformatted_20_Text"><text:s text:c="7"/>[-7.572168, 55.131622],</text:p>
      <text:p text:style-name="Preformatted_20_Text"><text:s text:c="7"/>[-6.733847, 55.17286],</text:p>
      <text:p text:style-name="Preformatted_20_Text"><text:s text:c="7"/>[-5.661949, 54.554603]]],</text:p>
      <text:p text:style-name="Preformatted_20_Text"><text:s text:c="5"/>[[[-3.005005, 58.635],</text:p>
      <text:p text:style-name="Preformatted_20_Text"><text:s text:c="7"/>[-4.073828, 57.553025],</text:p>
      <text:p text:style-name="Preformatted_20_Text"><text:s text:c="7"/>[-3.055002, 57.690019],</text:p>
      <text:p text:style-name="Preformatted_20_Text"><text:s text:c="7"/>[-1.959281, 57.6848],</text:p>
      <text:p text:style-name="Preformatted_20_Text"><text:s text:c="7"/>[-2.219988, 56.870017],</text:p>
      <text:p text:style-name="Preformatted_20_Text"><text:s text:c="7"/>[-3.119003, 55.973793],</text:p>
      <text:p text:style-name="Preformatted_20_Text"><text:s text:c="7"/>[-2.085009, 55.909998],</text:p>
      <text:p text:style-name="Preformatted_20_Text"><text:s text:c="7"/>[-2.005676, 55.804903],</text:p>
      <text:p text:style-name="Preformatted_20_Text"><text:s text:c="7"/>[-1.114991, 54.624986],</text:p>
      <text:p text:style-name="Preformatted_20_Text"><text:s text:c="7"/>[-0.430485, 54.464376],</text:p>
      <text:p text:style-name="Preformatted_20_Text"><text:s text:c="7"/>[0.184981, 53.325014],</text:p>
      <text:p text:style-name="Preformatted_20_Text"><text:s text:c="7"/>[0.469977, 52.929999],</text:p>
      <text:p text:style-name="Preformatted_20_Text"><text:s text:c="7"/>[1.681531, 52.73952],</text:p>
      <text:p text:style-name="Preformatted_20_Text"><text:s text:c="7"/>[1.559988, 52.099998],</text:p>
      <text:p text:style-name="Preformatted_20_Text"><text:s text:c="7"/>[1.050562, 51.806761],</text:p>
      <text:p text:style-name="Preformatted_20_Text"><text:s text:c="7"/>[1.449865, 51.289428],</text:p>
      <text:p text:style-name="Preformatted_20_Text"><text:s text:c="7"/>[0.550334, 50.765739],</text:p>
      <text:p text:style-name="Preformatted_20_Text"><text:s text:c="7"/>[-0.787517, 50.774989],</text:p>
      <text:p text:style-name="Preformatted_20_Text"><text:s text:c="7"/>[-2.489998, 50.500019],</text:p>
      <text:p text:style-name="Preformatted_20_Text"><text:s text:c="7"/>[-2.956274, 50.69688],</text:p>
      <text:p text:style-name="Preformatted_20_Text"><text:s text:c="7"/>[-3.617448, 50.228356],</text:p>
      <text:p text:style-name="Preformatted_20_Text"><text:s text:c="7"/>[-4.542508, 50.341837],</text:p>
      <text:p text:style-name="Preformatted_20_Text"><text:s text:c="7"/>[-5.245023, 49.96],</text:p>
      <text:p text:style-name="Preformatted_20_Text"><text:s text:c="7"/>[-5.776567, 50.159678],</text:p>
      <text:p text:style-name="Preformatted_20_Text"><text:s text:c="7"/>[-4.30999, 51.210001],</text:p>
      <text:p text:style-name="Preformatted_20_Text"><text:s text:c="7"/>[-3.414851, 51.426009],</text:p>
      <text:p text:style-name="Preformatted_20_Text"><text:s text:c="7"/>[-3.422719, 51.426848],</text:p>
      <text:p text:style-name="Preformatted_20_Text"><text:s text:c="7"/>[-4.984367, 51.593466],</text:p>
      <text:p text:style-name="Preformatted_20_Text"><text:s text:c="7"/>[-5.267296, 51.9914],</text:p>
      <text:p text:style-name="Preformatted_20_Text"><text:s text:c="7"/>[-4.222347, 52.301356],</text:p>
      <text:p text:style-name="Preformatted_20_Text"><text:s text:c="7"/>[-4.770013, 52.840005],</text:p>
      <text:p text:style-name="Preformatted_20_Text"><text:s text:c="7"/>[-4.579999, 53.495004],</text:p>
      <text:p text:style-name="Preformatted_20_Text"><text:s text:c="7"/>[-3.093831, 53.404547],</text:p>
      <text:p text:style-name="Preformatted_20_Text"><text:s text:c="7"/>[-3.09208, 53.404441],</text:p>
      <text:p text:style-name="Preformatted_20_Text"><text:s text:c="7"/>[-2.945009, 53.985],</text:p>
      <text:p text:style-name="Preformatted_20_Text"><text:s text:c="7"/>[-3.614701, 54.600937],</text:p>
      <text:p text:style-name="Preformatted_20_Text"><text:s text:c="7"/>[-3.630005, 54.615013],</text:p>
      <text:p text:style-name="Preformatted_20_Text"><text:s text:c="7"/>[-4.844169, 54.790971],</text:p>
      <text:p text:style-name="Preformatted_20_Text"><text:s text:c="7"/>[-5.082527, 55.061601],</text:p>
      <text:p text:style-name="Preformatted_20_Text"><text:s text:c="7"/>[-4.719112, 55.508473],</text:p>
      <text:p text:style-name="Preformatted_20_Text"><text:s text:c="7"/>[-5.047981, 55.783986],</text:p>
      <text:p text:style-name="Preformatted_20_Text"><text:s text:c="7"/>[-5.586398, 55.311146],</text:p>
      <text:p text:style-name="Preformatted_20_Text"><text:s text:c="7"/>[-5.644999, 56.275015],</text:p>
      <text:p text:style-name="Preformatted_20_Text"><text:s text:c="7"/>[-6.149981, 56.78501],</text:p>
      <text:p text:style-name="Preformatted_20_Text"><text:s text:c="7"/>[-5.786825, 57.818848],</text:p>
      <text:p text:style-name="Preformatted_20_Text"><text:s text:c="7"/>[-5.009999, 58.630013],</text:p>
      <text:p text:style-name="Preformatted_20_Text"><text:s text:c="7"/>[-4.211495, 58.550845],</text:p>
      <text:p text:style-name="Preformatted_20_Text"><text:s text:c="7"/>[-3.005005, 58.635]]]]},</text:p>
      <text:p text:style-name="Preformatted_20_Text"><text:s text:c="3"/>'id': 'GBR'},</text:p>
      <text:p text:style-name="Preformatted_20_Text"><text:s text:c="2"/>{'type': 'Feature',</text:p>
      <text:p text:style-name="Preformatted_20_Text"><text:s text:c="3"/>'properties': {'name': 'Georgia'},</text:p>
      <text:p text:style-name="Preformatted_20_Text"><text:s text:c="3"/>'geometry': {'type': 'Polygon',</text:p>
      <text:p text:style-name="Preformatted_20_Text"><text:soft-page-break/><text:s text:c="4"/>'coordinates': [[[41.554084, 41.535656],</text:p>
      <text:p text:style-name="Preformatted_20_Text"><text:s text:c="6"/>[41.703171, 41.962943],</text:p>
      <text:p text:style-name="Preformatted_20_Text"><text:s text:c="6"/>[41.45347, 42.645123],</text:p>
      <text:p text:style-name="Preformatted_20_Text"><text:s text:c="6"/>[40.875469, 43.013628],</text:p>
      <text:p text:style-name="Preformatted_20_Text"><text:s text:c="6"/>[40.321394, 43.128634],</text:p>
      <text:p text:style-name="Preformatted_20_Text"><text:s text:c="6"/>[39.955009, 43.434998],</text:p>
      <text:p text:style-name="Preformatted_20_Text"><text:s text:c="6"/>[40.076965, 43.553104],</text:p>
      <text:p text:style-name="Preformatted_20_Text"><text:s text:c="6"/>[40.922185, 43.382159],</text:p>
      <text:p text:style-name="Preformatted_20_Text"><text:s text:c="6"/>[42.394395, 43.220308],</text:p>
      <text:p text:style-name="Preformatted_20_Text"><text:s text:c="6"/>[43.756017, 42.740828],</text:p>
      <text:p text:style-name="Preformatted_20_Text"><text:s text:c="6"/>[43.9312, 42.554974],</text:p>
      <text:p text:style-name="Preformatted_20_Text"><text:s text:c="6"/>[44.537623, 42.711993],</text:p>
      <text:p text:style-name="Preformatted_20_Text"><text:s text:c="6"/>[45.470279, 42.502781],</text:p>
      <text:p text:style-name="Preformatted_20_Text"><text:s text:c="6"/>[45.77641, 42.092444],</text:p>
      <text:p text:style-name="Preformatted_20_Text"><text:s text:c="6"/>[46.404951, 41.860675],</text:p>
      <text:p text:style-name="Preformatted_20_Text"><text:s text:c="6"/>[46.145432, 41.722802],</text:p>
      <text:p text:style-name="Preformatted_20_Text"><text:s text:c="6"/>[46.637908, 41.181673],</text:p>
      <text:p text:style-name="Preformatted_20_Text"><text:s text:c="6"/>[46.501637, 41.064445],</text:p>
      <text:p text:style-name="Preformatted_20_Text"><text:s text:c="6"/>[45.962601, 41.123873],</text:p>
      <text:p text:style-name="Preformatted_20_Text"><text:s text:c="6"/>[45.217426, 41.411452],</text:p>
      <text:p text:style-name="Preformatted_20_Text"><text:s text:c="6"/>[44.97248, 41.248129],</text:p>
      <text:p text:style-name="Preformatted_20_Text"><text:s text:c="6"/>[43.582746, 41.092143],</text:p>
      <text:p text:style-name="Preformatted_20_Text"><text:s text:c="6"/>[42.619549, 41.583173],</text:p>
      <text:p text:style-name="Preformatted_20_Text"><text:s text:c="6"/>[41.554084, 41.535656]]]},</text:p>
      <text:p text:style-name="Preformatted_20_Text"><text:s text:c="3"/>'id': 'GEO'},</text:p>
      <text:p text:style-name="Preformatted_20_Text"><text:s text:c="2"/>{'type': 'Feature',</text:p>
      <text:p text:style-name="Preformatted_20_Text"><text:s text:c="3"/>'properties': {'name': 'Ghana'},</text:p>
      <text:p text:style-name="Preformatted_20_Text"><text:s text:c="3"/>'geometry': {'type': 'Polygon',</text:p>
      <text:p text:style-name="Preformatted_20_Text"><text:s text:c="4"/>'coordinates': [[[1.060122, 5.928837],</text:p>
      <text:p text:style-name="Preformatted_20_Text"><text:s text:c="6"/>[-0.507638, 5.343473],</text:p>
      <text:p text:style-name="Preformatted_20_Text"><text:s text:c="6"/>[-1.063625, 5.000548],</text:p>
      <text:p text:style-name="Preformatted_20_Text"><text:s text:c="6"/>[-1.964707, 4.710462],</text:p>
      <text:p text:style-name="Preformatted_20_Text"><text:s text:c="6"/>[-2.856125, 4.994476],</text:p>
      <text:p text:style-name="Preformatted_20_Text"><text:s text:c="6"/>[-2.810701, 5.389051],</text:p>
      <text:p text:style-name="Preformatted_20_Text"><text:s text:c="6"/>[-3.24437, 6.250472],</text:p>
      <text:p text:style-name="Preformatted_20_Text"><text:s text:c="6"/>[-2.983585, 7.379705],</text:p>
      <text:p text:style-name="Preformatted_20_Text"><text:s text:c="6"/>[-2.56219, 8.219628],</text:p>
      <text:p text:style-name="Preformatted_20_Text"><text:s text:c="6"/>[-2.827496, 9.642461],</text:p>
      <text:p text:style-name="Preformatted_20_Text"><text:s text:c="6"/>[-2.963896, 10.395335],</text:p>
      <text:p text:style-name="Preformatted_20_Text"><text:s text:c="6"/>[-2.940409, 10.96269],</text:p>
      <text:p text:style-name="Preformatted_20_Text"><text:s text:c="6"/>[-1.203358, 11.009819],</text:p>
      <text:p text:style-name="Preformatted_20_Text"><text:s text:c="6"/>[-0.761576, 10.93693],</text:p>
      <text:p text:style-name="Preformatted_20_Text"><text:s text:c="6"/>[-0.438702, 11.098341],</text:p>
      <text:p text:style-name="Preformatted_20_Text"><text:s text:c="6"/>[0.023803, 11.018682],</text:p>
      <text:p text:style-name="Preformatted_20_Text"><text:s text:c="6"/>[-0.049785, 10.706918],</text:p>
      <text:p text:style-name="Preformatted_20_Text"><text:s text:c="6"/>[0.36758, 10.191213],</text:p>
      <text:p text:style-name="Preformatted_20_Text"><text:s text:c="6"/>[0.365901, 9.465004],</text:p>
      <text:p text:style-name="Preformatted_20_Text"><text:s text:c="6"/>[0.461192, 8.677223],</text:p>
      <text:p text:style-name="Preformatted_20_Text"><text:s text:c="6"/>[0.712029, 8.312465],</text:p>
      <text:p text:style-name="Preformatted_20_Text"><text:s text:c="6"/>[0.490957, 7.411744],</text:p>
      <text:p text:style-name="Preformatted_20_Text"><text:s text:c="6"/>[0.570384, 6.914359],</text:p>
      <text:p text:style-name="Preformatted_20_Text"><text:s text:c="6"/>[0.836931, 6.279979],</text:p>
      <text:p text:style-name="Preformatted_20_Text"><text:s text:c="6"/>[1.060122, 5.928837]]]},</text:p>
      <text:p text:style-name="Preformatted_20_Text"><text:s text:c="3"/>'id': 'GHA'},</text:p>
      <text:p text:style-name="Preformatted_20_Text"><text:s text:c="2"/>{'type': 'Feature',</text:p>
      <text:p text:style-name="Preformatted_20_Text"><text:s text:c="3"/>'properties': {'name': 'Guinea'},</text:p>
      <text:p text:style-name="Preformatted_20_Text"><text:s text:c="3"/>'geometry': {'type': 'Polygon',</text:p>
      <text:p text:style-name="Preformatted_20_Text"><text:s text:c="4"/>'coordinates': [[[-8.439298, 7.686043],</text:p>
      <text:p text:style-name="Preformatted_20_Text"><text:s text:c="6"/>[-8.722124, 7.711674],</text:p>
      <text:p text:style-name="Preformatted_20_Text"><text:s text:c="6"/>[-8.926065, 7.309037],</text:p>
      <text:p text:style-name="Preformatted_20_Text"><text:s text:c="6"/>[-9.208786, 7.313921],</text:p>
      <text:p text:style-name="Preformatted_20_Text"><text:s text:c="6"/>[-9.403348, 7.526905],</text:p>
      <text:p text:style-name="Preformatted_20_Text"><text:s text:c="6"/>[-9.33728, 7.928534],</text:p>
      <text:p text:style-name="Preformatted_20_Text"><text:s text:c="6"/>[-9.755342, 8.541055],</text:p>
      <text:p text:style-name="Preformatted_20_Text"><text:soft-page-break/><text:s text:c="6"/>[-10.016567, 8.428504],</text:p>
      <text:p text:style-name="Preformatted_20_Text"><text:s text:c="6"/>[-10.230094, 8.406206],</text:p>
      <text:p text:style-name="Preformatted_20_Text"><text:s text:c="6"/>[-10.505477, 8.348896],</text:p>
      <text:p text:style-name="Preformatted_20_Text"><text:s text:c="6"/>[-10.494315, 8.715541],</text:p>
      <text:p text:style-name="Preformatted_20_Text"><text:s text:c="6"/>[-10.65477, 8.977178],</text:p>
      <text:p text:style-name="Preformatted_20_Text"><text:s text:c="6"/>[-10.622395, 9.26791],</text:p>
      <text:p text:style-name="Preformatted_20_Text"><text:s text:c="6"/>[-10.839152, 9.688246],</text:p>
      <text:p text:style-name="Preformatted_20_Text"><text:s text:c="6"/>[-11.117481, 10.045873],</text:p>
      <text:p text:style-name="Preformatted_20_Text"><text:s text:c="6"/>[-11.917277, 10.046984],</text:p>
      <text:p text:style-name="Preformatted_20_Text"><text:s text:c="6"/>[-12.150338, 9.858572],</text:p>
      <text:p text:style-name="Preformatted_20_Text"><text:s text:c="6"/>[-12.425929, 9.835834],</text:p>
      <text:p text:style-name="Preformatted_20_Text"><text:s text:c="6"/>[-12.596719, 9.620188],</text:p>
      <text:p text:style-name="Preformatted_20_Text"><text:s text:c="6"/>[-12.711958, 9.342712],</text:p>
      <text:p text:style-name="Preformatted_20_Text"><text:s text:c="6"/>[-13.24655, 8.903049],</text:p>
      <text:p text:style-name="Preformatted_20_Text"><text:s text:c="6"/>[-13.685154, 9.494744],</text:p>
      <text:p text:style-name="Preformatted_20_Text"><text:s text:c="6"/>[-14.074045, 9.886167],</text:p>
      <text:p text:style-name="Preformatted_20_Text"><text:s text:c="6"/>[-14.330076, 10.01572],</text:p>
      <text:p text:style-name="Preformatted_20_Text"><text:s text:c="6"/>[-14.579699, 10.214467],</text:p>
      <text:p text:style-name="Preformatted_20_Text"><text:s text:c="6"/>[-14.693232, 10.656301],</text:p>
      <text:p text:style-name="Preformatted_20_Text"><text:s text:c="6"/>[-14.839554, 10.876572],</text:p>
      <text:p text:style-name="Preformatted_20_Text"><text:s text:c="6"/>[-15.130311, 11.040412],</text:p>
      <text:p text:style-name="Preformatted_20_Text"><text:s text:c="6"/>[-14.685687, 11.527824],</text:p>
      <text:p text:style-name="Preformatted_20_Text"><text:s text:c="6"/>[-14.382192, 11.509272],</text:p>
      <text:p text:style-name="Preformatted_20_Text"><text:s text:c="6"/>[-14.121406, 11.677117],</text:p>
      <text:p text:style-name="Preformatted_20_Text"><text:s text:c="6"/>[-13.9008, 11.678719],</text:p>
      <text:p text:style-name="Preformatted_20_Text"><text:s text:c="6"/>[-13.743161, 11.811269],</text:p>
      <text:p text:style-name="Preformatted_20_Text"><text:s text:c="6"/>[-13.828272, 12.142644],</text:p>
      <text:p text:style-name="Preformatted_20_Text"><text:s text:c="6"/>[-13.718744, 12.247186],</text:p>
      <text:p text:style-name="Preformatted_20_Text"><text:s text:c="6"/>[-13.700476, 12.586183],</text:p>
      <text:p text:style-name="Preformatted_20_Text"><text:s text:c="6"/>[-13.217818, 12.575874],</text:p>
      <text:p text:style-name="Preformatted_20_Text"><text:s text:c="6"/>[-12.499051, 12.33209],</text:p>
      <text:p text:style-name="Preformatted_20_Text"><text:s text:c="6"/>[-12.278599, 12.35444],</text:p>
      <text:p text:style-name="Preformatted_20_Text"><text:s text:c="6"/>[-12.203565, 12.465648],</text:p>
      <text:p text:style-name="Preformatted_20_Text"><text:s text:c="6"/>[-11.658301, 12.386583],</text:p>
      <text:p text:style-name="Preformatted_20_Text"><text:s text:c="6"/>[-11.513943, 12.442988],</text:p>
      <text:p text:style-name="Preformatted_20_Text"><text:s text:c="6"/>[-11.456169, 12.076834],</text:p>
      <text:p text:style-name="Preformatted_20_Text"><text:s text:c="6"/>[-11.297574, 12.077971],</text:p>
      <text:p text:style-name="Preformatted_20_Text"><text:s text:c="6"/>[-11.036556, 12.211245],</text:p>
      <text:p text:style-name="Preformatted_20_Text"><text:s text:c="6"/>[-10.87083, 12.177887],</text:p>
      <text:p text:style-name="Preformatted_20_Text"><text:s text:c="6"/>[-10.593224, 11.923975],</text:p>
      <text:p text:style-name="Preformatted_20_Text"><text:s text:c="6"/>[-10.165214, 11.844084],</text:p>
      <text:p text:style-name="Preformatted_20_Text"><text:s text:c="6"/>[-9.890993, 12.060479],</text:p>
      <text:p text:style-name="Preformatted_20_Text"><text:s text:c="6"/>[-9.567912, 12.194243],</text:p>
      <text:p text:style-name="Preformatted_20_Text"><text:s text:c="6"/>[-9.327616, 12.334286],</text:p>
      <text:p text:style-name="Preformatted_20_Text"><text:s text:c="6"/>[-9.127474, 12.30806],</text:p>
      <text:p text:style-name="Preformatted_20_Text"><text:s text:c="6"/>[-8.905265, 12.088358],</text:p>
      <text:p text:style-name="Preformatted_20_Text"><text:s text:c="6"/>[-8.786099, 11.812561],</text:p>
      <text:p text:style-name="Preformatted_20_Text"><text:s text:c="6"/>[-8.376305, 11.393646],</text:p>
      <text:p text:style-name="Preformatted_20_Text"><text:s text:c="6"/>[-8.581305, 11.136246],</text:p>
      <text:p text:style-name="Preformatted_20_Text"><text:s text:c="6"/>[-8.620321, 10.810891],</text:p>
      <text:p text:style-name="Preformatted_20_Text"><text:s text:c="6"/>[-8.407311, 10.909257],</text:p>
      <text:p text:style-name="Preformatted_20_Text"><text:s text:c="6"/>[-8.282357, 10.792597],</text:p>
      <text:p text:style-name="Preformatted_20_Text"><text:s text:c="6"/>[-8.335377, 10.494812],</text:p>
      <text:p text:style-name="Preformatted_20_Text"><text:s text:c="6"/>[-8.029944, 10.206535],</text:p>
      <text:p text:style-name="Preformatted_20_Text"><text:s text:c="6"/>[-8.229337, 10.12902],</text:p>
      <text:p text:style-name="Preformatted_20_Text"><text:s text:c="6"/>[-8.309616, 9.789532],</text:p>
      <text:p text:style-name="Preformatted_20_Text"><text:s text:c="6"/>[-8.079114, 9.376224],</text:p>
      <text:p text:style-name="Preformatted_20_Text"><text:s text:c="6"/>[-7.8321, 8.575704],</text:p>
      <text:p text:style-name="Preformatted_20_Text"><text:s text:c="6"/>[-8.203499, 8.455453],</text:p>
      <text:p text:style-name="Preformatted_20_Text"><text:s text:c="6"/>[-8.299049, 8.316444],</text:p>
      <text:p text:style-name="Preformatted_20_Text"><text:s text:c="6"/>[-8.221792, 8.123329],</text:p>
      <text:p text:style-name="Preformatted_20_Text"><text:s text:c="6"/>[-8.280703, 7.68718],</text:p>
      <text:p text:style-name="Preformatted_20_Text"><text:s text:c="6"/>[-8.439298, 7.686043]]]},</text:p>
      <text:p text:style-name="Preformatted_20_Text"><text:s text:c="3"/>'id': 'GIN'},</text:p>
      <text:p text:style-name="Preformatted_20_Text"><text:soft-page-break/><text:s text:c="2"/>{'type': 'Feature',</text:p>
      <text:p text:style-name="Preformatted_20_Text"><text:s text:c="3"/>'properties': {'name': 'Gambia'},</text:p>
      <text:p text:style-name="Preformatted_20_Text"><text:s text:c="3"/>'geometry': {'type': 'Polygon',</text:p>
      <text:p text:style-name="Preformatted_20_Text"><text:s text:c="4"/>'coordinates': [[[-16.841525, 13.151394],</text:p>
      <text:p text:style-name="Preformatted_20_Text"><text:s text:c="6"/>[-16.713729, 13.594959],</text:p>
      <text:p text:style-name="Preformatted_20_Text"><text:s text:c="6"/>[-15.624596, 13.623587],</text:p>
      <text:p text:style-name="Preformatted_20_Text"><text:s text:c="6"/>[-15.39877, 13.860369],</text:p>
      <text:p text:style-name="Preformatted_20_Text"><text:s text:c="6"/>[-15.081735, 13.876492],</text:p>
      <text:p text:style-name="Preformatted_20_Text"><text:s text:c="6"/>[-14.687031, 13.630357],</text:p>
      <text:p text:style-name="Preformatted_20_Text"><text:s text:c="6"/>[-14.376714, 13.62568],</text:p>
      <text:p text:style-name="Preformatted_20_Text"><text:s text:c="6"/>[-14.046992, 13.794068],</text:p>
      <text:p text:style-name="Preformatted_20_Text"><text:s text:c="6"/>[-13.844963, 13.505042],</text:p>
      <text:p text:style-name="Preformatted_20_Text"><text:s text:c="6"/>[-14.277702, 13.280585],</text:p>
      <text:p text:style-name="Preformatted_20_Text"><text:s text:c="6"/>[-14.712197, 13.298207],</text:p>
      <text:p text:style-name="Preformatted_20_Text"><text:s text:c="6"/>[-15.141163, 13.509512],</text:p>
      <text:p text:style-name="Preformatted_20_Text"><text:s text:c="6"/>[-15.511813, 13.27857],</text:p>
      <text:p text:style-name="Preformatted_20_Text"><text:s text:c="6"/>[-15.691001, 13.270353],</text:p>
      <text:p text:style-name="Preformatted_20_Text"><text:s text:c="6"/>[-15.931296, 13.130284],</text:p>
      <text:p text:style-name="Preformatted_20_Text"><text:s text:c="6"/>[-16.841525, 13.151394]]]},</text:p>
      <text:p text:style-name="Preformatted_20_Text"><text:s text:c="3"/>'id': 'GMB'},</text:p>
      <text:p text:style-name="Preformatted_20_Text"><text:s text:c="2"/>{'type': 'Feature',</text:p>
      <text:p text:style-name="Preformatted_20_Text"><text:s text:c="3"/>'properties': {'name': 'Guinea Bissau'},</text:p>
      <text:p text:style-name="Preformatted_20_Text"><text:s text:c="3"/>'geometry': {'type': 'Polygon',</text:p>
      <text:p text:style-name="Preformatted_20_Text"><text:s text:c="4"/>'coordinates': [[[-15.130311, 11.040412],</text:p>
      <text:p text:style-name="Preformatted_20_Text"><text:s text:c="6"/>[-15.66418, 11.458474],</text:p>
      <text:p text:style-name="Preformatted_20_Text"><text:s text:c="6"/>[-16.085214, 11.524594],</text:p>
      <text:p text:style-name="Preformatted_20_Text"><text:s text:c="6"/>[-16.314787, 11.806515],</text:p>
      <text:p text:style-name="Preformatted_20_Text"><text:s text:c="6"/>[-16.308947, 11.958702],</text:p>
      <text:p text:style-name="Preformatted_20_Text"><text:s text:c="6"/>[-16.613838, 12.170911],</text:p>
      <text:p text:style-name="Preformatted_20_Text"><text:s text:c="6"/>[-16.677452, 12.384852],</text:p>
      <text:p text:style-name="Preformatted_20_Text"><text:s text:c="6"/>[-16.147717, 12.547762],</text:p>
      <text:p text:style-name="Preformatted_20_Text"><text:s text:c="6"/>[-15.816574, 12.515567],</text:p>
      <text:p text:style-name="Preformatted_20_Text"><text:s text:c="6"/>[-15.548477, 12.62817],</text:p>
      <text:p text:style-name="Preformatted_20_Text"><text:s text:c="6"/>[-13.700476, 12.586183],</text:p>
      <text:p text:style-name="Preformatted_20_Text"><text:s text:c="6"/>[-13.718744, 12.247186],</text:p>
      <text:p text:style-name="Preformatted_20_Text"><text:s text:c="6"/>[-13.828272, 12.142644],</text:p>
      <text:p text:style-name="Preformatted_20_Text"><text:s text:c="6"/>[-13.743161, 11.811269],</text:p>
      <text:p text:style-name="Preformatted_20_Text"><text:s text:c="6"/>[-13.9008, 11.678719],</text:p>
      <text:p text:style-name="Preformatted_20_Text"><text:s text:c="6"/>[-14.121406, 11.677117],</text:p>
      <text:p text:style-name="Preformatted_20_Text"><text:s text:c="6"/>[-14.382192, 11.509272],</text:p>
      <text:p text:style-name="Preformatted_20_Text"><text:s text:c="6"/>[-14.685687, 11.527824],</text:p>
      <text:p text:style-name="Preformatted_20_Text"><text:s text:c="6"/>[-15.130311, 11.040412]]]},</text:p>
      <text:p text:style-name="Preformatted_20_Text"><text:s text:c="3"/>'id': 'GNB'},</text:p>
      <text:p text:style-name="Preformatted_20_Text"><text:s text:c="2"/>{'type': 'Feature',</text:p>
      <text:p text:style-name="Preformatted_20_Text"><text:s text:c="3"/>'properties': {'name': 'Equatorial Guinea'},</text:p>
      <text:p text:style-name="Preformatted_20_Text"><text:s text:c="3"/>'geometry': {'type': 'Polygon',</text:p>
      <text:p text:style-name="Preformatted_20_Text"><text:s text:c="4"/>'coordinates': [[[9.492889, 1.01012],</text:p>
      <text:p text:style-name="Preformatted_20_Text"><text:s text:c="6"/>[9.305613, 1.160911],</text:p>
      <text:p text:style-name="Preformatted_20_Text"><text:s text:c="6"/>[9.649158, 2.283866],</text:p>
      <text:p text:style-name="Preformatted_20_Text"><text:s text:c="6"/>[11.276449, 2.261051],</text:p>
      <text:p text:style-name="Preformatted_20_Text"><text:s text:c="6"/>[11.285079, 1.057662],</text:p>
      <text:p text:style-name="Preformatted_20_Text"><text:s text:c="6"/>[9.830284, 1.067894],</text:p>
      <text:p text:style-name="Preformatted_20_Text"><text:s text:c="6"/>[9.492889, 1.01012]]]},</text:p>
      <text:p text:style-name="Preformatted_20_Text"><text:s text:c="3"/>'id': 'GNQ'},</text:p>
      <text:p text:style-name="Preformatted_20_Text"><text:s text:c="2"/>{'type': 'Feature',</text:p>
      <text:p text:style-name="Preformatted_20_Text"><text:s text:c="3"/>'properties': {'name': 'Greece'},</text:p>
      <text:p text:style-name="Preformatted_20_Text"><text:s text:c="3"/>'geometry': {'type': 'MultiPolygon',</text:p>
      <text:p text:style-name="Preformatted_20_Text"><text:s text:c="4"/>'coordinates': [[[[23.69998, 35.705004],</text:p>
      <text:p text:style-name="Preformatted_20_Text"><text:s text:c="7"/>[24.246665, 35.368022],</text:p>
      <text:p text:style-name="Preformatted_20_Text"><text:s text:c="7"/>[25.025015, 35.424996],</text:p>
      <text:p text:style-name="Preformatted_20_Text"><text:s text:c="7"/>[25.769208, 35.354018],</text:p>
      <text:p text:style-name="Preformatted_20_Text"><text:s text:c="7"/>[25.745023, 35.179998],</text:p>
      <text:p text:style-name="Preformatted_20_Text"><text:s text:c="7"/>[26.290003, 35.29999],</text:p>
      <text:p text:style-name="Preformatted_20_Text"><text:s text:c="7"/>[26.164998, 35.004995],</text:p>
      <text:p text:style-name="Preformatted_20_Text"><text:soft-page-break/><text:s text:c="7"/>[24.724982, 34.919988],</text:p>
      <text:p text:style-name="Preformatted_20_Text"><text:s text:c="7"/>[24.735007, 35.084991],</text:p>
      <text:p text:style-name="Preformatted_20_Text"><text:s text:c="7"/>[23.514978, 35.279992],</text:p>
      <text:p text:style-name="Preformatted_20_Text"><text:s text:c="7"/>[23.69998, 35.705004]]],</text:p>
      <text:p text:style-name="Preformatted_20_Text"><text:s text:c="5"/>[[[26.604196, 41.562115],</text:p>
      <text:p text:style-name="Preformatted_20_Text"><text:s text:c="7"/>[26.294602, 40.936261],</text:p>
      <text:p text:style-name="Preformatted_20_Text"><text:s text:c="7"/>[26.056942, 40.824123],</text:p>
      <text:p text:style-name="Preformatted_20_Text"><text:s text:c="7"/>[25.447677, 40.852545],</text:p>
      <text:p text:style-name="Preformatted_20_Text"><text:s text:c="7"/>[24.925848, 40.947062],</text:p>
      <text:p text:style-name="Preformatted_20_Text"><text:s text:c="7"/>[23.714811, 40.687129],</text:p>
      <text:p text:style-name="Preformatted_20_Text"><text:s text:c="7"/>[24.407999, 40.124993],</text:p>
      <text:p text:style-name="Preformatted_20_Text"><text:s text:c="7"/>[23.899968, 39.962006],</text:p>
      <text:p text:style-name="Preformatted_20_Text"><text:s text:c="7"/>[23.342999, 39.960998],</text:p>
      <text:p text:style-name="Preformatted_20_Text"><text:s text:c="7"/>[22.813988, 40.476005],</text:p>
      <text:p text:style-name="Preformatted_20_Text"><text:s text:c="7"/>[22.626299, 40.256561],</text:p>
      <text:p text:style-name="Preformatted_20_Text"><text:s text:c="7"/>[22.849748, 39.659311],</text:p>
      <text:p text:style-name="Preformatted_20_Text"><text:s text:c="7"/>[23.350027, 39.190011],</text:p>
      <text:p text:style-name="Preformatted_20_Text"><text:s text:c="7"/>[22.973099, 38.970903],</text:p>
      <text:p text:style-name="Preformatted_20_Text"><text:s text:c="7"/>[23.530016, 38.510001],</text:p>
      <text:p text:style-name="Preformatted_20_Text"><text:s text:c="7"/>[24.025025, 38.219993],</text:p>
      <text:p text:style-name="Preformatted_20_Text"><text:s text:c="7"/>[24.040011, 37.655015],</text:p>
      <text:p text:style-name="Preformatted_20_Text"><text:s text:c="7"/>[23.115003, 37.920011],</text:p>
      <text:p text:style-name="Preformatted_20_Text"><text:s text:c="7"/>[23.409972, 37.409991],</text:p>
      <text:p text:style-name="Preformatted_20_Text"><text:s text:c="7"/>[22.774972, 37.30501],</text:p>
      <text:p text:style-name="Preformatted_20_Text"><text:s text:c="7"/>[23.154225, 36.422506],</text:p>
      <text:p text:style-name="Preformatted_20_Text"><text:s text:c="7"/>[22.490028, 36.41],</text:p>
      <text:p text:style-name="Preformatted_20_Text"><text:s text:c="7"/>[21.670026, 36.844986],</text:p>
      <text:p text:style-name="Preformatted_20_Text"><text:s text:c="7"/>[21.295011, 37.644989],</text:p>
      <text:p text:style-name="Preformatted_20_Text"><text:s text:c="7"/>[21.120034, 38.310323],</text:p>
      <text:p text:style-name="Preformatted_20_Text"><text:s text:c="7"/>[20.730032, 38.769985],</text:p>
      <text:p text:style-name="Preformatted_20_Text"><text:s text:c="7"/>[20.217712, 39.340235],</text:p>
      <text:p text:style-name="Preformatted_20_Text"><text:s text:c="7"/>[20.150016, 39.624998],</text:p>
      <text:p text:style-name="Preformatted_20_Text"><text:s text:c="7"/>[20.615, 40.110007],</text:p>
      <text:p text:style-name="Preformatted_20_Text"><text:s text:c="7"/>[20.674997, 40.435],</text:p>
      <text:p text:style-name="Preformatted_20_Text"><text:s text:c="7"/>[20.99999, 40.580004],</text:p>
      <text:p text:style-name="Preformatted_20_Text"><text:s text:c="7"/>[21.02004, 40.842727],</text:p>
      <text:p text:style-name="Preformatted_20_Text"><text:s text:c="7"/>[21.674161, 40.931275],</text:p>
      <text:p text:style-name="Preformatted_20_Text"><text:s text:c="7"/>[22.055378, 41.149866],</text:p>
      <text:p text:style-name="Preformatted_20_Text"><text:s text:c="7"/>[22.597308, 41.130487],</text:p>
      <text:p text:style-name="Preformatted_20_Text"><text:s text:c="7"/>[22.76177, 41.3048],</text:p>
      <text:p text:style-name="Preformatted_20_Text"><text:s text:c="7"/>[22.952377, 41.337994],</text:p>
      <text:p text:style-name="Preformatted_20_Text"><text:s text:c="7"/>[23.692074, 41.309081],</text:p>
      <text:p text:style-name="Preformatted_20_Text"><text:s text:c="7"/>[24.492645, 41.583896],</text:p>
      <text:p text:style-name="Preformatted_20_Text"><text:s text:c="7"/>[25.197201, 41.234486],</text:p>
      <text:p text:style-name="Preformatted_20_Text"><text:s text:c="7"/>[26.106138, 41.328899],</text:p>
      <text:p text:style-name="Preformatted_20_Text"><text:s text:c="7"/>[26.117042, 41.826905],</text:p>
      <text:p text:style-name="Preformatted_20_Text"><text:s text:c="7"/>[26.604196, 41.562115]]]]},</text:p>
      <text:p text:style-name="Preformatted_20_Text"><text:s text:c="3"/>'id': 'GRC'},</text:p>
      <text:p text:style-name="Preformatted_20_Text"><text:s text:c="2"/>{'type': 'Feature',</text:p>
      <text:p text:style-name="Preformatted_20_Text"><text:s text:c="3"/>'properties': {'name': 'Greenland'},</text:p>
      <text:p text:style-name="Preformatted_20_Text"><text:s text:c="3"/>'geometry': {'type': 'Polygon',</text:p>
      <text:p text:style-name="Preformatted_20_Text"><text:s text:c="4"/>'coordinates': [[[-46.76379, 82.62796],</text:p>
      <text:p text:style-name="Preformatted_20_Text"><text:s text:c="6"/>[-43.40644, 83.22516],</text:p>
      <text:p text:style-name="Preformatted_20_Text"><text:s text:c="6"/>[-39.89753, 83.18018],</text:p>
      <text:p text:style-name="Preformatted_20_Text"><text:s text:c="6"/>[-38.62214, 83.54905],</text:p>
      <text:p text:style-name="Preformatted_20_Text"><text:s text:c="6"/>[-35.08787, 83.64513],</text:p>
      <text:p text:style-name="Preformatted_20_Text"><text:s text:c="6"/>[-27.10046, 83.51966],</text:p>
      <text:p text:style-name="Preformatted_20_Text"><text:s text:c="6"/>[-20.84539, 82.72669],</text:p>
      <text:p text:style-name="Preformatted_20_Text"><text:s text:c="6"/>[-22.69182, 82.34165],</text:p>
      <text:p text:style-name="Preformatted_20_Text"><text:s text:c="6"/>[-26.51753, 82.29765],</text:p>
      <text:p text:style-name="Preformatted_20_Text"><text:s text:c="6"/>[-31.9, 82.2],</text:p>
      <text:p text:style-name="Preformatted_20_Text"><text:s text:c="6"/>[-31.39646, 82.02154],</text:p>
      <text:p text:style-name="Preformatted_20_Text"><text:s text:c="6"/>[-27.85666, 82.13178],</text:p>
      <text:p text:style-name="Preformatted_20_Text"><text:s text:c="6"/>[-24.84448, 81.78697],</text:p>
      <text:p text:style-name="Preformatted_20_Text"><text:soft-page-break/><text:s text:c="6"/>[-22.90328, 82.09317],</text:p>
      <text:p text:style-name="Preformatted_20_Text"><text:s text:c="6"/>[-22.07175, 81.73449],</text:p>
      <text:p text:style-name="Preformatted_20_Text"><text:s text:c="6"/>[-23.16961, 81.15271],</text:p>
      <text:p text:style-name="Preformatted_20_Text"><text:s text:c="6"/>[-20.62363, 81.52462],</text:p>
      <text:p text:style-name="Preformatted_20_Text"><text:s text:c="6"/>[-15.76818, 81.91245],</text:p>
      <text:p text:style-name="Preformatted_20_Text"><text:s text:c="6"/>[-12.77018, 81.71885],</text:p>
      <text:p text:style-name="Preformatted_20_Text"><text:s text:c="6"/>[-12.20855, 81.29154],</text:p>
      <text:p text:style-name="Preformatted_20_Text"><text:s text:c="6"/>[-16.28533, 80.58004],</text:p>
      <text:p text:style-name="Preformatted_20_Text"><text:s text:c="6"/>[-16.85, 80.35],</text:p>
      <text:p text:style-name="Preformatted_20_Text"><text:s text:c="6"/>[-20.04624, 80.17708],</text:p>
      <text:p text:style-name="Preformatted_20_Text"><text:s text:c="6"/>[-17.73035, 80.12912],</text:p>
      <text:p text:style-name="Preformatted_20_Text"><text:s text:c="6"/>[-18.9, 79.4],</text:p>
      <text:p text:style-name="Preformatted_20_Text"><text:s text:c="6"/>[-19.70499, 78.75128],</text:p>
      <text:p text:style-name="Preformatted_20_Text"><text:s text:c="6"/>[-19.67353, 77.63859],</text:p>
      <text:p text:style-name="Preformatted_20_Text"><text:s text:c="6"/>[-18.47285, 76.98565],</text:p>
      <text:p text:style-name="Preformatted_20_Text"><text:s text:c="6"/>[-20.03503, 76.94434],</text:p>
      <text:p text:style-name="Preformatted_20_Text"><text:s text:c="6"/>[-21.67944, 76.62795],</text:p>
      <text:p text:style-name="Preformatted_20_Text"><text:s text:c="6"/>[-19.83407, 76.09808],</text:p>
      <text:p text:style-name="Preformatted_20_Text"><text:s text:c="6"/>[-19.59896, 75.24838],</text:p>
      <text:p text:style-name="Preformatted_20_Text"><text:s text:c="6"/>[-20.66818, 75.15585],</text:p>
      <text:p text:style-name="Preformatted_20_Text"><text:s text:c="6"/>[-19.37281, 74.29561],</text:p>
      <text:p text:style-name="Preformatted_20_Text"><text:s text:c="6"/>[-21.59422, 74.22382],</text:p>
      <text:p text:style-name="Preformatted_20_Text"><text:s text:c="6"/>[-20.43454, 73.81713],</text:p>
      <text:p text:style-name="Preformatted_20_Text"><text:s text:c="6"/>[-20.76234, 73.46436],</text:p>
      <text:p text:style-name="Preformatted_20_Text"><text:s text:c="6"/>[-22.17221, 73.30955],</text:p>
      <text:p text:style-name="Preformatted_20_Text"><text:s text:c="6"/>[-23.56593, 73.30663],</text:p>
      <text:p text:style-name="Preformatted_20_Text"><text:s text:c="6"/>[-22.31311, 72.62928],</text:p>
      <text:p text:style-name="Preformatted_20_Text"><text:s text:c="6"/>[-22.29954, 72.18409],</text:p>
      <text:p text:style-name="Preformatted_20_Text"><text:s text:c="6"/>[-24.27834, 72.59788],</text:p>
      <text:p text:style-name="Preformatted_20_Text"><text:s text:c="6"/>[-24.79296, 72.3302],</text:p>
      <text:p text:style-name="Preformatted_20_Text"><text:s text:c="6"/>[-23.44296, 72.08016],</text:p>
      <text:p text:style-name="Preformatted_20_Text"><text:s text:c="6"/>[-22.13281, 71.46898],</text:p>
      <text:p text:style-name="Preformatted_20_Text"><text:s text:c="6"/>[-21.75356, 70.66369],</text:p>
      <text:p text:style-name="Preformatted_20_Text"><text:s text:c="6"/>[-23.53603, 70.471],</text:p>
      <text:p text:style-name="Preformatted_20_Text"><text:s text:c="6"/>[-24.30702, 70.85649],</text:p>
      <text:p text:style-name="Preformatted_20_Text"><text:s text:c="6"/>[-25.54341, 71.43094],</text:p>
      <text:p text:style-name="Preformatted_20_Text"><text:s text:c="6"/>[-25.20135, 70.75226],</text:p>
      <text:p text:style-name="Preformatted_20_Text"><text:s text:c="6"/>[-26.36276, 70.22646],</text:p>
      <text:p text:style-name="Preformatted_20_Text"><text:s text:c="6"/>[-23.72742, 70.18401],</text:p>
      <text:p text:style-name="Preformatted_20_Text"><text:s text:c="6"/>[-22.34902, 70.12946],</text:p>
      <text:p text:style-name="Preformatted_20_Text"><text:s text:c="6"/>[-25.02927, 69.2588],</text:p>
      <text:p text:style-name="Preformatted_20_Text"><text:s text:c="6"/>[-27.74737, 68.47046],</text:p>
      <text:p text:style-name="Preformatted_20_Text"><text:s text:c="6"/>[-30.67371, 68.12503],</text:p>
      <text:p text:style-name="Preformatted_20_Text"><text:s text:c="6"/>[-31.77665, 68.12078],</text:p>
      <text:p text:style-name="Preformatted_20_Text"><text:s text:c="6"/>[-32.81105, 67.73547],</text:p>
      <text:p text:style-name="Preformatted_20_Text"><text:s text:c="6"/>[-34.20196, 66.67974],</text:p>
      <text:p text:style-name="Preformatted_20_Text"><text:s text:c="6"/>[-36.35284, 65.9789],</text:p>
      <text:p text:style-name="Preformatted_20_Text"><text:s text:c="6"/>[-37.04378, 65.93768],</text:p>
      <text:p text:style-name="Preformatted_20_Text"><text:s text:c="6"/>[-38.37505, 65.69213],</text:p>
      <text:p text:style-name="Preformatted_20_Text"><text:s text:c="6"/>[-39.81222, 65.45848],</text:p>
      <text:p text:style-name="Preformatted_20_Text"><text:s text:c="6"/>[-40.66899, 64.83997],</text:p>
      <text:p text:style-name="Preformatted_20_Text"><text:s text:c="6"/>[-40.68281, 64.13902],</text:p>
      <text:p text:style-name="Preformatted_20_Text"><text:s text:c="6"/>[-41.1887, 63.48246],</text:p>
      <text:p text:style-name="Preformatted_20_Text"><text:s text:c="6"/>[-42.81938, 62.68233],</text:p>
      <text:p text:style-name="Preformatted_20_Text"><text:s text:c="6"/>[-42.41666, 61.90093],</text:p>
      <text:p text:style-name="Preformatted_20_Text"><text:s text:c="6"/>[-42.86619, 61.07404],</text:p>
      <text:p text:style-name="Preformatted_20_Text"><text:s text:c="6"/>[-43.3784, 60.09772],</text:p>
      <text:p text:style-name="Preformatted_20_Text"><text:s text:c="6"/>[-44.7875, 60.03676],</text:p>
      <text:p text:style-name="Preformatted_20_Text"><text:s text:c="6"/>[-46.26364, 60.85328],</text:p>
      <text:p text:style-name="Preformatted_20_Text"><text:s text:c="6"/>[-48.26294, 60.85843],</text:p>
      <text:p text:style-name="Preformatted_20_Text"><text:s text:c="6"/>[-49.23308, 61.40681],</text:p>
      <text:p text:style-name="Preformatted_20_Text"><text:s text:c="6"/>[-49.90039, 62.38336],</text:p>
      <text:p text:style-name="Preformatted_20_Text"><text:s text:c="6"/>[-51.63325, 63.62691],</text:p>
      <text:p text:style-name="Preformatted_20_Text"><text:s text:c="6"/>[-52.14014, 64.27842],</text:p>
      <text:p text:style-name="Preformatted_20_Text"><text:soft-page-break/><text:s text:c="6"/>[-52.27659, 65.1767],</text:p>
      <text:p text:style-name="Preformatted_20_Text"><text:s text:c="6"/>[-53.66166, 66.09957],</text:p>
      <text:p text:style-name="Preformatted_20_Text"><text:s text:c="6"/>[-53.30161, 66.8365],</text:p>
      <text:p text:style-name="Preformatted_20_Text"><text:s text:c="6"/>[-53.96911, 67.18899],</text:p>
      <text:p text:style-name="Preformatted_20_Text"><text:s text:c="6"/>[-52.9804, 68.35759],</text:p>
      <text:p text:style-name="Preformatted_20_Text"><text:s text:c="6"/>[-51.47536, 68.72958],</text:p>
      <text:p text:style-name="Preformatted_20_Text"><text:s text:c="6"/>[-51.08041, 69.14781],</text:p>
      <text:p text:style-name="Preformatted_20_Text"><text:s text:c="6"/>[-50.87122, 69.9291],</text:p>
      <text:p text:style-name="Preformatted_20_Text"><text:s text:c="6"/>[-52.013585, 69.574925],</text:p>
      <text:p text:style-name="Preformatted_20_Text"><text:s text:c="6"/>[-52.55792, 69.42616],</text:p>
      <text:p text:style-name="Preformatted_20_Text"><text:s text:c="6"/>[-53.45629, 69.283625],</text:p>
      <text:p text:style-name="Preformatted_20_Text"><text:s text:c="6"/>[-54.68336, 69.61003],</text:p>
      <text:p text:style-name="Preformatted_20_Text"><text:s text:c="6"/>[-54.75001, 70.28932],</text:p>
      <text:p text:style-name="Preformatted_20_Text"><text:s text:c="6"/>[-54.35884, 70.821315],</text:p>
      <text:p text:style-name="Preformatted_20_Text"><text:s text:c="6"/>[-53.431315, 70.835755],</text:p>
      <text:p text:style-name="Preformatted_20_Text"><text:s text:c="6"/>[-51.39014, 70.56978],</text:p>
      <text:p text:style-name="Preformatted_20_Text"><text:s text:c="6"/>[-53.10937, 71.20485],</text:p>
      <text:p text:style-name="Preformatted_20_Text"><text:s text:c="6"/>[-54.00422, 71.54719],</text:p>
      <text:p text:style-name="Preformatted_20_Text"><text:s text:c="6"/>[-55, 71.406537],</text:p>
      <text:p text:style-name="Preformatted_20_Text"><text:s text:c="6"/>[-55.83468, 71.65444],</text:p>
      <text:p text:style-name="Preformatted_20_Text"><text:s text:c="6"/>[-54.71819, 72.58625],</text:p>
      <text:p text:style-name="Preformatted_20_Text"><text:s text:c="6"/>[-55.32634, 72.95861],</text:p>
      <text:p text:style-name="Preformatted_20_Text"><text:s text:c="6"/>[-56.12003, 73.64977],</text:p>
      <text:p text:style-name="Preformatted_20_Text"><text:s text:c="6"/>[-57.32363, 74.71026],</text:p>
      <text:p text:style-name="Preformatted_20_Text"><text:s text:c="6"/>[-58.59679, 75.09861],</text:p>
      <text:p text:style-name="Preformatted_20_Text"><text:s text:c="6"/>[-58.58516, 75.51727],</text:p>
      <text:p text:style-name="Preformatted_20_Text"><text:s text:c="6"/>[-61.26861, 76.10238],</text:p>
      <text:p text:style-name="Preformatted_20_Text"><text:s text:c="6"/>[-63.39165, 76.1752],</text:p>
      <text:p text:style-name="Preformatted_20_Text"><text:s text:c="6"/>[-66.06427, 76.13486],</text:p>
      <text:p text:style-name="Preformatted_20_Text"><text:s text:c="6"/>[-68.50438, 76.06141],</text:p>
      <text:p text:style-name="Preformatted_20_Text"><text:s text:c="6"/>[-69.66485, 76.37975],</text:p>
      <text:p text:style-name="Preformatted_20_Text"><text:s text:c="6"/>[-71.40257, 77.00857],</text:p>
      <text:p text:style-name="Preformatted_20_Text"><text:s text:c="6"/>[-68.77671, 77.32312],</text:p>
      <text:p text:style-name="Preformatted_20_Text"><text:s text:c="6"/>[-66.76397, 77.37595],</text:p>
      <text:p text:style-name="Preformatted_20_Text"><text:s text:c="6"/>[-71.04293, 77.63595],</text:p>
      <text:p text:style-name="Preformatted_20_Text"><text:s text:c="6"/>[-73.297, 78.04419],</text:p>
      <text:p text:style-name="Preformatted_20_Text"><text:s text:c="6"/>[-73.15938, 78.43271],</text:p>
      <text:p text:style-name="Preformatted_20_Text"><text:s text:c="6"/>[-69.37345, 78.91388],</text:p>
      <text:p text:style-name="Preformatted_20_Text"><text:s text:c="6"/>[-65.7107, 79.39436],</text:p>
      <text:p text:style-name="Preformatted_20_Text"><text:s text:c="6"/>[-65.3239, 79.75814],</text:p>
      <text:p text:style-name="Preformatted_20_Text"><text:s text:c="6"/>[-68.02298, 80.11721],</text:p>
      <text:p text:style-name="Preformatted_20_Text"><text:s text:c="6"/>[-67.15129, 80.51582],</text:p>
      <text:p text:style-name="Preformatted_20_Text"><text:s text:c="6"/>[-63.68925, 81.21396],</text:p>
      <text:p text:style-name="Preformatted_20_Text"><text:s text:c="6"/>[-62.23444, 81.3211],</text:p>
      <text:p text:style-name="Preformatted_20_Text"><text:s text:c="6"/>[-62.65116, 81.77042],</text:p>
      <text:p text:style-name="Preformatted_20_Text"><text:s text:c="6"/>[-60.28249, 82.03363],</text:p>
      <text:p text:style-name="Preformatted_20_Text"><text:s text:c="6"/>[-57.20744, 82.19074],</text:p>
      <text:p text:style-name="Preformatted_20_Text"><text:s text:c="6"/>[-54.13442, 82.19962],</text:p>
      <text:p text:style-name="Preformatted_20_Text"><text:s text:c="6"/>[-53.04328, 81.88833],</text:p>
      <text:p text:style-name="Preformatted_20_Text"><text:s text:c="6"/>[-50.39061, 82.43883],</text:p>
      <text:p text:style-name="Preformatted_20_Text"><text:s text:c="6"/>[-48.00386, 82.06481],</text:p>
      <text:p text:style-name="Preformatted_20_Text"><text:s text:c="6"/>[-46.59984, 81.985945],</text:p>
      <text:p text:style-name="Preformatted_20_Text"><text:s text:c="6"/>[-44.523, 81.6607],</text:p>
      <text:p text:style-name="Preformatted_20_Text"><text:s text:c="6"/>[-46.9007, 82.19979],</text:p>
      <text:p text:style-name="Preformatted_20_Text"><text:s text:c="6"/>[-46.76379, 82.62796]]]},</text:p>
      <text:p text:style-name="Preformatted_20_Text"><text:s text:c="3"/>'id': 'GRL'},</text:p>
      <text:p text:style-name="Preformatted_20_Text"><text:s text:c="2"/>{'type': 'Feature',</text:p>
      <text:p text:style-name="Preformatted_20_Text"><text:s text:c="3"/>'properties': {'name': 'Guatemala'},</text:p>
      <text:p text:style-name="Preformatted_20_Text"><text:s text:c="3"/>'geometry': {'type': 'Polygon',</text:p>
      <text:p text:style-name="Preformatted_20_Text"><text:s text:c="4"/>'coordinates': [[[-90.095555, 13.735338],</text:p>
      <text:p text:style-name="Preformatted_20_Text"><text:s text:c="6"/>[-90.608624, 13.909771],</text:p>
      <text:p text:style-name="Preformatted_20_Text"><text:s text:c="6"/>[-91.23241, 13.927832],</text:p>
      <text:p text:style-name="Preformatted_20_Text"><text:s text:c="6"/>[-91.689747, 14.126218],</text:p>
      <text:p text:style-name="Preformatted_20_Text"><text:s text:c="6"/>[-92.22775, 14.538829],</text:p>
      <text:p text:style-name="Preformatted_20_Text"><text:soft-page-break/><text:s text:c="6"/>[-92.20323, 14.830103],</text:p>
      <text:p text:style-name="Preformatted_20_Text"><text:s text:c="6"/>[-92.087216, 15.064585],</text:p>
      <text:p text:style-name="Preformatted_20_Text"><text:s text:c="6"/>[-92.229249, 15.251447],</text:p>
      <text:p text:style-name="Preformatted_20_Text"><text:s text:c="6"/>[-91.74796, 16.066565],</text:p>
      <text:p text:style-name="Preformatted_20_Text"><text:s text:c="6"/>[-90.464473, 16.069562],</text:p>
      <text:p text:style-name="Preformatted_20_Text"><text:s text:c="6"/>[-90.438867, 16.41011],</text:p>
      <text:p text:style-name="Preformatted_20_Text"><text:s text:c="6"/>[-90.600847, 16.470778],</text:p>
      <text:p text:style-name="Preformatted_20_Text"><text:s text:c="6"/>[-90.711822, 16.687483],</text:p>
      <text:p text:style-name="Preformatted_20_Text"><text:s text:c="6"/>[-91.08167, 16.918477],</text:p>
      <text:p text:style-name="Preformatted_20_Text"><text:s text:c="6"/>[-91.453921, 17.252177],</text:p>
      <text:p text:style-name="Preformatted_20_Text"><text:s text:c="6"/>[-91.002269, 17.254658],</text:p>
      <text:p text:style-name="Preformatted_20_Text"><text:s text:c="6"/>[-91.00152, 17.817595],</text:p>
      <text:p text:style-name="Preformatted_20_Text"><text:s text:c="6"/>[-90.067934, 17.819326],</text:p>
      <text:p text:style-name="Preformatted_20_Text"><text:s text:c="6"/>[-89.14308, 17.808319],</text:p>
      <text:p text:style-name="Preformatted_20_Text"><text:s text:c="6"/>[-89.150806, 17.015577],</text:p>
      <text:p text:style-name="Preformatted_20_Text"><text:s text:c="6"/>[-89.229122, 15.886938],</text:p>
      <text:p text:style-name="Preformatted_20_Text"><text:s text:c="6"/>[-88.930613, 15.887273],</text:p>
      <text:p text:style-name="Preformatted_20_Text"><text:s text:c="6"/>[-88.604586, 15.70638],</text:p>
      <text:p text:style-name="Preformatted_20_Text"><text:s text:c="6"/>[-88.518364, 15.855389],</text:p>
      <text:p text:style-name="Preformatted_20_Text"><text:s text:c="6"/>[-88.225023, 15.727722],</text:p>
      <text:p text:style-name="Preformatted_20_Text"><text:s text:c="6"/>[-88.68068, 15.346247],</text:p>
      <text:p text:style-name="Preformatted_20_Text"><text:s text:c="6"/>[-89.154811, 15.066419],</text:p>
      <text:p text:style-name="Preformatted_20_Text"><text:s text:c="6"/>[-89.22522, 14.874286],</text:p>
      <text:p text:style-name="Preformatted_20_Text"><text:s text:c="6"/>[-89.145535, 14.678019],</text:p>
      <text:p text:style-name="Preformatted_20_Text"><text:s text:c="6"/>[-89.353326, 14.424133],</text:p>
      <text:p text:style-name="Preformatted_20_Text"><text:s text:c="6"/>[-89.587343, 14.362586],</text:p>
      <text:p text:style-name="Preformatted_20_Text"><text:s text:c="6"/>[-89.534219, 14.244816],</text:p>
      <text:p text:style-name="Preformatted_20_Text"><text:s text:c="6"/>[-89.721934, 14.134228],</text:p>
      <text:p text:style-name="Preformatted_20_Text"><text:s text:c="6"/>[-90.064678, 13.88197],</text:p>
      <text:p text:style-name="Preformatted_20_Text"><text:s text:c="6"/>[-90.095555, 13.735338]]]},</text:p>
      <text:p text:style-name="Preformatted_20_Text"><text:s text:c="3"/>'id': 'GTM'},</text:p>
      <text:p text:style-name="Preformatted_20_Text"><text:s text:c="2"/>{'type': 'Feature',</text:p>
      <text:p text:style-name="Preformatted_20_Text"><text:s text:c="3"/>'properties': {'name': 'Guyana'},</text:p>
      <text:p text:style-name="Preformatted_20_Text"><text:s text:c="3"/>'geometry': {'type': 'Polygon',</text:p>
      <text:p text:style-name="Preformatted_20_Text"><text:s text:c="4"/>'coordinates': [[[-59.758285, 8.367035],</text:p>
      <text:p text:style-name="Preformatted_20_Text"><text:s text:c="6"/>[-59.101684, 7.999202],</text:p>
      <text:p text:style-name="Preformatted_20_Text"><text:s text:c="6"/>[-58.482962, 7.347691],</text:p>
      <text:p text:style-name="Preformatted_20_Text"><text:s text:c="6"/>[-58.454876, 6.832787],</text:p>
      <text:p text:style-name="Preformatted_20_Text"><text:s text:c="6"/>[-58.078103, 6.809094],</text:p>
      <text:p text:style-name="Preformatted_20_Text"><text:s text:c="6"/>[-57.542219, 6.321268],</text:p>
      <text:p text:style-name="Preformatted_20_Text"><text:s text:c="6"/>[-57.147436, 5.97315],</text:p>
      <text:p text:style-name="Preformatted_20_Text"><text:s text:c="6"/>[-57.307246, 5.073567],</text:p>
      <text:p text:style-name="Preformatted_20_Text"><text:s text:c="6"/>[-57.914289, 4.812626],</text:p>
      <text:p text:style-name="Preformatted_20_Text"><text:s text:c="6"/>[-57.86021, 4.576801],</text:p>
      <text:p text:style-name="Preformatted_20_Text"><text:s text:c="6"/>[-58.044694, 4.060864],</text:p>
      <text:p text:style-name="Preformatted_20_Text"><text:s text:c="6"/>[-57.601569, 3.334655],</text:p>
      <text:p text:style-name="Preformatted_20_Text"><text:s text:c="6"/>[-57.281433, 3.333492],</text:p>
      <text:p text:style-name="Preformatted_20_Text"><text:s text:c="6"/>[-57.150098, 2.768927],</text:p>
      <text:p text:style-name="Preformatted_20_Text"><text:s text:c="6"/>[-56.539386, 1.899523],</text:p>
      <text:p text:style-name="Preformatted_20_Text"><text:s text:c="6"/>[-56.782704, 1.863711],</text:p>
      <text:p text:style-name="Preformatted_20_Text"><text:s text:c="6"/>[-57.335823, 1.948538],</text:p>
      <text:p text:style-name="Preformatted_20_Text"><text:s text:c="6"/>[-57.660971, 1.682585],</text:p>
      <text:p text:style-name="Preformatted_20_Text"><text:s text:c="6"/>[-58.11345, 1.507195],</text:p>
      <text:p text:style-name="Preformatted_20_Text"><text:s text:c="6"/>[-58.429477, 1.463942],</text:p>
      <text:p text:style-name="Preformatted_20_Text"><text:s text:c="6"/>[-58.540013, 1.268088],</text:p>
      <text:p text:style-name="Preformatted_20_Text"><text:s text:c="6"/>[-59.030862, 1.317698],</text:p>
      <text:p text:style-name="Preformatted_20_Text"><text:s text:c="6"/>[-59.646044, 1.786894],</text:p>
      <text:p text:style-name="Preformatted_20_Text"><text:s text:c="6"/>[-59.718546, 2.24963],</text:p>
      <text:p text:style-name="Preformatted_20_Text"><text:s text:c="6"/>[-59.974525, 2.755233],</text:p>
      <text:p text:style-name="Preformatted_20_Text"><text:s text:c="6"/>[-59.815413, 3.606499],</text:p>
      <text:p text:style-name="Preformatted_20_Text"><text:s text:c="6"/>[-59.53804, 3.958803],</text:p>
      <text:p text:style-name="Preformatted_20_Text"><text:s text:c="6"/>[-59.767406, 4.423503],</text:p>
      <text:p text:style-name="Preformatted_20_Text"><text:s text:c="6"/>[-60.111002, 4.574967],</text:p>
      <text:p text:style-name="Preformatted_20_Text"><text:s text:c="6"/>[-59.980959, 5.014061],</text:p>
      <text:p text:style-name="Preformatted_20_Text"><text:soft-page-break/><text:s text:c="6"/>[-60.213683, 5.244486],</text:p>
      <text:p text:style-name="Preformatted_20_Text"><text:s text:c="6"/>[-60.733574, 5.200277],</text:p>
      <text:p text:style-name="Preformatted_20_Text"><text:s text:c="6"/>[-61.410303, 5.959068],</text:p>
      <text:p text:style-name="Preformatted_20_Text"><text:s text:c="6"/>[-61.139415, 6.234297],</text:p>
      <text:p text:style-name="Preformatted_20_Text"><text:s text:c="6"/>[-61.159336, 6.696077],</text:p>
      <text:p text:style-name="Preformatted_20_Text"><text:s text:c="6"/>[-60.543999, 6.856584],</text:p>
      <text:p text:style-name="Preformatted_20_Text"><text:s text:c="6"/>[-60.295668, 7.043911],</text:p>
      <text:p text:style-name="Preformatted_20_Text"><text:s text:c="6"/>[-60.637973, 7.415],</text:p>
      <text:p text:style-name="Preformatted_20_Text"><text:s text:c="6"/>[-60.550588, 7.779603],</text:p>
      <text:p text:style-name="Preformatted_20_Text"><text:s text:c="6"/>[-59.758285, 8.367035]]]},</text:p>
      <text:p text:style-name="Preformatted_20_Text"><text:s text:c="3"/>'id': 'GUY'},</text:p>
      <text:p text:style-name="Preformatted_20_Text"><text:s text:c="2"/>{'type': 'Feature',</text:p>
      <text:p text:style-name="Preformatted_20_Text"><text:s text:c="3"/>'properties': {'name': 'Honduras'},</text:p>
      <text:p text:style-name="Preformatted_20_Text"><text:s text:c="3"/>'geometry': {'type': 'Polygon',</text:p>
      <text:p text:style-name="Preformatted_20_Text"><text:s text:c="4"/>'coordinates': [[[-87.316654, 12.984686],</text:p>
      <text:p text:style-name="Preformatted_20_Text"><text:s text:c="6"/>[-87.489409, 13.297535],</text:p>
      <text:p text:style-name="Preformatted_20_Text"><text:s text:c="6"/>[-87.793111, 13.38448],</text:p>
      <text:p text:style-name="Preformatted_20_Text"><text:s text:c="6"/>[-87.723503, 13.78505],</text:p>
      <text:p text:style-name="Preformatted_20_Text"><text:s text:c="6"/>[-87.859515, 13.893312],</text:p>
      <text:p text:style-name="Preformatted_20_Text"><text:s text:c="6"/>[-88.065343, 13.964626],</text:p>
      <text:p text:style-name="Preformatted_20_Text"><text:s text:c="6"/>[-88.503998, 13.845486],</text:p>
      <text:p text:style-name="Preformatted_20_Text"><text:s text:c="6"/>[-88.541231, 13.980155],</text:p>
      <text:p text:style-name="Preformatted_20_Text"><text:s text:c="6"/>[-88.843073, 14.140507],</text:p>
      <text:p text:style-name="Preformatted_20_Text"><text:s text:c="6"/>[-89.058512, 14.340029],</text:p>
      <text:p text:style-name="Preformatted_20_Text"><text:s text:c="6"/>[-89.353326, 14.424133],</text:p>
      <text:p text:style-name="Preformatted_20_Text"><text:s text:c="6"/>[-89.145535, 14.678019],</text:p>
      <text:p text:style-name="Preformatted_20_Text"><text:s text:c="6"/>[-89.22522, 14.874286],</text:p>
      <text:p text:style-name="Preformatted_20_Text"><text:s text:c="6"/>[-89.154811, 15.066419],</text:p>
      <text:p text:style-name="Preformatted_20_Text"><text:s text:c="6"/>[-88.68068, 15.346247],</text:p>
      <text:p text:style-name="Preformatted_20_Text"><text:s text:c="6"/>[-88.225023, 15.727722],</text:p>
      <text:p text:style-name="Preformatted_20_Text"><text:s text:c="6"/>[-88.121153, 15.688655],</text:p>
      <text:p text:style-name="Preformatted_20_Text"><text:s text:c="6"/>[-87.901813, 15.864458],</text:p>
      <text:p text:style-name="Preformatted_20_Text"><text:s text:c="6"/>[-87.61568, 15.878799],</text:p>
      <text:p text:style-name="Preformatted_20_Text"><text:s text:c="6"/>[-87.522921, 15.797279],</text:p>
      <text:p text:style-name="Preformatted_20_Text"><text:s text:c="6"/>[-87.367762, 15.84694],</text:p>
      <text:p text:style-name="Preformatted_20_Text"><text:s text:c="6"/>[-86.903191, 15.756713],</text:p>
      <text:p text:style-name="Preformatted_20_Text"><text:s text:c="6"/>[-86.440946, 15.782835],</text:p>
      <text:p text:style-name="Preformatted_20_Text"><text:s text:c="6"/>[-86.119234, 15.893449],</text:p>
      <text:p text:style-name="Preformatted_20_Text"><text:s text:c="6"/>[-86.001954, 16.005406],</text:p>
      <text:p text:style-name="Preformatted_20_Text"><text:s text:c="6"/>[-85.683317, 15.953652],</text:p>
      <text:p text:style-name="Preformatted_20_Text"><text:s text:c="6"/>[-85.444004, 15.885749],</text:p>
      <text:p text:style-name="Preformatted_20_Text"><text:s text:c="6"/>[-85.182444, 15.909158],</text:p>
      <text:p text:style-name="Preformatted_20_Text"><text:s text:c="6"/>[-84.983722, 15.995923],</text:p>
      <text:p text:style-name="Preformatted_20_Text"><text:s text:c="6"/>[-84.52698, 15.857224],</text:p>
      <text:p text:style-name="Preformatted_20_Text"><text:s text:c="6"/>[-84.368256, 15.835158],</text:p>
      <text:p text:style-name="Preformatted_20_Text"><text:s text:c="6"/>[-84.063055, 15.648244],</text:p>
      <text:p text:style-name="Preformatted_20_Text"><text:s text:c="6"/>[-83.773977, 15.424072],</text:p>
      <text:p text:style-name="Preformatted_20_Text"><text:s text:c="6"/>[-83.410381, 15.270903],</text:p>
      <text:p text:style-name="Preformatted_20_Text"><text:s text:c="6"/>[-83.147219, 14.995829],</text:p>
      <text:p text:style-name="Preformatted_20_Text"><text:s text:c="6"/>[-83.489989, 15.016267],</text:p>
      <text:p text:style-name="Preformatted_20_Text"><text:s text:c="6"/>[-83.628585, 14.880074],</text:p>
      <text:p text:style-name="Preformatted_20_Text"><text:s text:c="6"/>[-83.975721, 14.749436],</text:p>
      <text:p text:style-name="Preformatted_20_Text"><text:s text:c="6"/>[-84.228342, 14.748764],</text:p>
      <text:p text:style-name="Preformatted_20_Text"><text:s text:c="6"/>[-84.449336, 14.621614],</text:p>
      <text:p text:style-name="Preformatted_20_Text"><text:s text:c="6"/>[-84.649582, 14.666805],</text:p>
      <text:p text:style-name="Preformatted_20_Text"><text:s text:c="6"/>[-84.820037, 14.819587],</text:p>
      <text:p text:style-name="Preformatted_20_Text"><text:s text:c="6"/>[-84.924501, 14.790493],</text:p>
      <text:p text:style-name="Preformatted_20_Text"><text:s text:c="6"/>[-85.052787, 14.551541],</text:p>
      <text:p text:style-name="Preformatted_20_Text"><text:s text:c="6"/>[-85.148751, 14.560197],</text:p>
      <text:p text:style-name="Preformatted_20_Text"><text:s text:c="6"/>[-85.165365, 14.35437],</text:p>
      <text:p text:style-name="Preformatted_20_Text"><text:s text:c="6"/>[-85.514413, 14.079012],</text:p>
      <text:p text:style-name="Preformatted_20_Text"><text:s text:c="6"/>[-85.698665, 13.960078],</text:p>
      <text:p text:style-name="Preformatted_20_Text"><text:s text:c="6"/>[-85.801295, 13.836055],</text:p>
      <text:p text:style-name="Preformatted_20_Text"><text:s text:c="6"/>[-86.096264, 14.038187],</text:p>
      <text:p text:style-name="Preformatted_20_Text"><text:soft-page-break/><text:s text:c="6"/>[-86.312142, 13.771356],</text:p>
      <text:p text:style-name="Preformatted_20_Text"><text:s text:c="6"/>[-86.520708, 13.778487],</text:p>
      <text:p text:style-name="Preformatted_20_Text"><text:s text:c="6"/>[-86.755087, 13.754845],</text:p>
      <text:p text:style-name="Preformatted_20_Text"><text:s text:c="6"/>[-86.733822, 13.263093],</text:p>
      <text:p text:style-name="Preformatted_20_Text"><text:s text:c="6"/>[-86.880557, 13.254204],</text:p>
      <text:p text:style-name="Preformatted_20_Text"><text:s text:c="6"/>[-87.005769, 13.025794],</text:p>
      <text:p text:style-name="Preformatted_20_Text"><text:s text:c="6"/>[-87.316654, 12.984686]]]},</text:p>
      <text:p text:style-name="Preformatted_20_Text"><text:s text:c="3"/>'id': 'HND'},</text:p>
      <text:p text:style-name="Preformatted_20_Text"><text:s text:c="2"/>{'type': 'Feature',</text:p>
      <text:p text:style-name="Preformatted_20_Text"><text:s text:c="3"/>'properties': {'name': 'Croatia'},</text:p>
      <text:p text:style-name="Preformatted_20_Text"><text:s text:c="3"/>'geometry': {'type': 'Polygon',</text:p>
      <text:p text:style-name="Preformatted_20_Text"><text:s text:c="4"/>'coordinates': [[[18.829838, 45.908878],</text:p>
      <text:p text:style-name="Preformatted_20_Text"><text:s text:c="6"/>[19.072769, 45.521511],</text:p>
      <text:p text:style-name="Preformatted_20_Text"><text:s text:c="6"/>[19.390476, 45.236516],</text:p>
      <text:p text:style-name="Preformatted_20_Text"><text:s text:c="6"/>[19.005486, 44.860234],</text:p>
      <text:p text:style-name="Preformatted_20_Text"><text:s text:c="6"/>[18.553214, 45.08159],</text:p>
      <text:p text:style-name="Preformatted_20_Text"><text:s text:c="6"/>[17.861783, 45.06774],</text:p>
      <text:p text:style-name="Preformatted_20_Text"><text:s text:c="6"/>[17.002146, 45.233777],</text:p>
      <text:p text:style-name="Preformatted_20_Text"><text:s text:c="6"/>[16.534939, 45.211608],</text:p>
      <text:p text:style-name="Preformatted_20_Text"><text:s text:c="6"/>[16.318157, 45.004127],</text:p>
      <text:p text:style-name="Preformatted_20_Text"><text:s text:c="6"/>[15.959367, 45.233777],</text:p>
      <text:p text:style-name="Preformatted_20_Text"><text:s text:c="6"/>[15.750026, 44.818712],</text:p>
      <text:p text:style-name="Preformatted_20_Text"><text:s text:c="6"/>[16.23966, 44.351143],</text:p>
      <text:p text:style-name="Preformatted_20_Text"><text:s text:c="6"/>[16.456443, 44.04124],</text:p>
      <text:p text:style-name="Preformatted_20_Text"><text:s text:c="6"/>[16.916156, 43.667722],</text:p>
      <text:p text:style-name="Preformatted_20_Text"><text:s text:c="6"/>[17.297373, 43.446341],</text:p>
      <text:p text:style-name="Preformatted_20_Text"><text:s text:c="6"/>[17.674922, 43.028563],</text:p>
      <text:p text:style-name="Preformatted_20_Text"><text:s text:c="6"/>[18.56, 42.65],</text:p>
      <text:p text:style-name="Preformatted_20_Text"><text:s text:c="6"/>[18.450016, 42.479991],</text:p>
      <text:p text:style-name="Preformatted_20_Text"><text:s text:c="6"/>[17.50997, 42.849995],</text:p>
      <text:p text:style-name="Preformatted_20_Text"><text:s text:c="6"/>[16.930006, 43.209998],</text:p>
      <text:p text:style-name="Preformatted_20_Text"><text:s text:c="6"/>[16.015385, 43.507215],</text:p>
      <text:p text:style-name="Preformatted_20_Text"><text:s text:c="6"/>[15.174454, 44.243191],</text:p>
      <text:p text:style-name="Preformatted_20_Text"><text:s text:c="6"/>[15.37625, 44.317915],</text:p>
      <text:p text:style-name="Preformatted_20_Text"><text:s text:c="6"/>[14.920309, 44.738484],</text:p>
      <text:p text:style-name="Preformatted_20_Text"><text:s text:c="6"/>[14.901602, 45.07606],</text:p>
      <text:p text:style-name="Preformatted_20_Text"><text:s text:c="6"/>[14.258748, 45.233777],</text:p>
      <text:p text:style-name="Preformatted_20_Text"><text:s text:c="6"/>[13.952255, 44.802124],</text:p>
      <text:p text:style-name="Preformatted_20_Text"><text:s text:c="6"/>[13.656976, 45.136935],</text:p>
      <text:p text:style-name="Preformatted_20_Text"><text:s text:c="6"/>[13.679403, 45.484149],</text:p>
      <text:p text:style-name="Preformatted_20_Text"><text:s text:c="6"/>[13.71506, 45.500324],</text:p>
      <text:p text:style-name="Preformatted_20_Text"><text:s text:c="6"/>[14.411968, 45.466166],</text:p>
      <text:p text:style-name="Preformatted_20_Text"><text:s text:c="6"/>[14.595109, 45.634941],</text:p>
      <text:p text:style-name="Preformatted_20_Text"><text:s text:c="6"/>[14.935244, 45.471695],</text:p>
      <text:p text:style-name="Preformatted_20_Text"><text:s text:c="6"/>[15.327675, 45.452316],</text:p>
      <text:p text:style-name="Preformatted_20_Text"><text:s text:c="6"/>[15.323954, 45.731783],</text:p>
      <text:p text:style-name="Preformatted_20_Text"><text:s text:c="6"/>[15.67153, 45.834154],</text:p>
      <text:p text:style-name="Preformatted_20_Text"><text:s text:c="6"/>[15.768733, 46.238108],</text:p>
      <text:p text:style-name="Preformatted_20_Text"><text:s text:c="6"/>[16.564808, 46.503751],</text:p>
      <text:p text:style-name="Preformatted_20_Text"><text:s text:c="6"/>[16.882515, 46.380632],</text:p>
      <text:p text:style-name="Preformatted_20_Text"><text:s text:c="6"/>[17.630066, 45.951769],</text:p>
      <text:p text:style-name="Preformatted_20_Text"><text:s text:c="6"/>[18.456062, 45.759481],</text:p>
      <text:p text:style-name="Preformatted_20_Text"><text:s text:c="6"/>[18.829838, 45.908878]]]},</text:p>
      <text:p text:style-name="Preformatted_20_Text"><text:s text:c="3"/>'id': 'HRV'},</text:p>
      <text:p text:style-name="Preformatted_20_Text"><text:s text:c="2"/>{'type': 'Feature',</text:p>
      <text:p text:style-name="Preformatted_20_Text"><text:s text:c="3"/>'properties': {'name': 'Haiti'},</text:p>
      <text:p text:style-name="Preformatted_20_Text"><text:s text:c="3"/>'geometry': {'type': 'Polygon',</text:p>
      <text:p text:style-name="Preformatted_20_Text"><text:s text:c="4"/>'coordinates': [[[-73.189791, 19.915684],</text:p>
      <text:p text:style-name="Preformatted_20_Text"><text:s text:c="6"/>[-72.579673, 19.871501],</text:p>
      <text:p text:style-name="Preformatted_20_Text"><text:s text:c="6"/>[-71.712361, 19.714456],</text:p>
      <text:p text:style-name="Preformatted_20_Text"><text:s text:c="6"/>[-71.624873, 19.169838],</text:p>
      <text:p text:style-name="Preformatted_20_Text"><text:s text:c="6"/>[-71.701303, 18.785417],</text:p>
      <text:p text:style-name="Preformatted_20_Text"><text:s text:c="6"/>[-71.945112, 18.6169],</text:p>
      <text:p text:style-name="Preformatted_20_Text"><text:s text:c="6"/>[-71.687738, 18.31666],</text:p>
      <text:p text:style-name="Preformatted_20_Text"><text:soft-page-break/><text:s text:c="6"/>[-71.708305, 18.044997],</text:p>
      <text:p text:style-name="Preformatted_20_Text"><text:s text:c="6"/>[-72.372476, 18.214961],</text:p>
      <text:p text:style-name="Preformatted_20_Text"><text:s text:c="6"/>[-72.844411, 18.145611],</text:p>
      <text:p text:style-name="Preformatted_20_Text"><text:s text:c="6"/>[-73.454555, 18.217906],</text:p>
      <text:p text:style-name="Preformatted_20_Text"><text:s text:c="6"/>[-73.922433, 18.030993],</text:p>
      <text:p text:style-name="Preformatted_20_Text"><text:s text:c="6"/>[-74.458034, 18.34255],</text:p>
      <text:p text:style-name="Preformatted_20_Text"><text:s text:c="6"/>[-74.369925, 18.664908],</text:p>
      <text:p text:style-name="Preformatted_20_Text"><text:s text:c="6"/>[-73.449542, 18.526053],</text:p>
      <text:p text:style-name="Preformatted_20_Text"><text:s text:c="6"/>[-72.694937, 18.445799],</text:p>
      <text:p text:style-name="Preformatted_20_Text"><text:s text:c="6"/>[-72.334882, 18.668422],</text:p>
      <text:p text:style-name="Preformatted_20_Text"><text:s text:c="6"/>[-72.79165, 19.101625],</text:p>
      <text:p text:style-name="Preformatted_20_Text"><text:s text:c="6"/>[-72.784105, 19.483591],</text:p>
      <text:p text:style-name="Preformatted_20_Text"><text:s text:c="6"/>[-73.415022, 19.639551],</text:p>
      <text:p text:style-name="Preformatted_20_Text"><text:s text:c="6"/>[-73.189791, 19.915684]]]},</text:p>
      <text:p text:style-name="Preformatted_20_Text"><text:s text:c="3"/>'id': 'HTI'},</text:p>
      <text:p text:style-name="Preformatted_20_Text"><text:s text:c="2"/>{'type': 'Feature',</text:p>
      <text:p text:style-name="Preformatted_20_Text"><text:s text:c="3"/>'properties': {'name': 'Hungary'},</text:p>
      <text:p text:style-name="Preformatted_20_Text"><text:s text:c="3"/>'geometry': {'type': 'Polygon',</text:p>
      <text:p text:style-name="Preformatted_20_Text"><text:s text:c="4"/>'coordinates': [[[16.202298, 46.852386],</text:p>
      <text:p text:style-name="Preformatted_20_Text"><text:s text:c="6"/>[16.534268, 47.496171],</text:p>
      <text:p text:style-name="Preformatted_20_Text"><text:s text:c="6"/>[16.340584, 47.712902],</text:p>
      <text:p text:style-name="Preformatted_20_Text"><text:s text:c="6"/>[16.903754, 47.714866],</text:p>
      <text:p text:style-name="Preformatted_20_Text"><text:s text:c="6"/>[16.979667, 48.123497],</text:p>
      <text:p text:style-name="Preformatted_20_Text"><text:s text:c="6"/>[17.488473, 47.867466],</text:p>
      <text:p text:style-name="Preformatted_20_Text"><text:s text:c="6"/>[17.857133, 47.758429],</text:p>
      <text:p text:style-name="Preformatted_20_Text"><text:s text:c="6"/>[18.696513, 47.880954],</text:p>
      <text:p text:style-name="Preformatted_20_Text"><text:s text:c="6"/>[18.777025, 48.081768],</text:p>
      <text:p text:style-name="Preformatted_20_Text"><text:s text:c="6"/>[19.174365, 48.111379],</text:p>
      <text:p text:style-name="Preformatted_20_Text"><text:s text:c="6"/>[19.661364, 48.266615],</text:p>
      <text:p text:style-name="Preformatted_20_Text"><text:s text:c="6"/>[19.769471, 48.202691],</text:p>
      <text:p text:style-name="Preformatted_20_Text"><text:s text:c="6"/>[20.239054, 48.327567],</text:p>
      <text:p text:style-name="Preformatted_20_Text"><text:s text:c="6"/>[20.473562, 48.56285],</text:p>
      <text:p text:style-name="Preformatted_20_Text"><text:s text:c="6"/>[20.801294, 48.623854],</text:p>
      <text:p text:style-name="Preformatted_20_Text"><text:s text:c="6"/>[21.872236, 48.319971],</text:p>
      <text:p text:style-name="Preformatted_20_Text"><text:s text:c="6"/>[22.085608, 48.422264],</text:p>
      <text:p text:style-name="Preformatted_20_Text"><text:s text:c="6"/>[22.64082, 48.15024],</text:p>
      <text:p text:style-name="Preformatted_20_Text"><text:s text:c="6"/>[22.710531, 47.882194],</text:p>
      <text:p text:style-name="Preformatted_20_Text"><text:s text:c="6"/>[22.099768, 47.672439],</text:p>
      <text:p text:style-name="Preformatted_20_Text"><text:s text:c="6"/>[21.626515, 46.994238],</text:p>
      <text:p text:style-name="Preformatted_20_Text"><text:s text:c="6"/>[21.021952, 46.316088],</text:p>
      <text:p text:style-name="Preformatted_20_Text"><text:s text:c="6"/>[20.220192, 46.127469],</text:p>
      <text:p text:style-name="Preformatted_20_Text"><text:s text:c="6"/>[19.596045, 46.17173],</text:p>
      <text:p text:style-name="Preformatted_20_Text"><text:s text:c="6"/>[18.829838, 45.908878],</text:p>
      <text:p text:style-name="Preformatted_20_Text"><text:s text:c="6"/>[18.456062, 45.759481],</text:p>
      <text:p text:style-name="Preformatted_20_Text"><text:s text:c="6"/>[17.630066, 45.951769],</text:p>
      <text:p text:style-name="Preformatted_20_Text"><text:s text:c="6"/>[16.882515, 46.380632],</text:p>
      <text:p text:style-name="Preformatted_20_Text"><text:s text:c="6"/>[16.564808, 46.503751],</text:p>
      <text:p text:style-name="Preformatted_20_Text"><text:s text:c="6"/>[16.370505, 46.841327],</text:p>
      <text:p text:style-name="Preformatted_20_Text"><text:s text:c="6"/>[16.202298, 46.852386]]]},</text:p>
      <text:p text:style-name="Preformatted_20_Text"><text:s text:c="3"/>'id': 'HUN'},</text:p>
      <text:p text:style-name="Preformatted_20_Text"><text:s text:c="2"/>{'type': 'Feature',</text:p>
      <text:p text:style-name="Preformatted_20_Text"><text:s text:c="3"/>'properties': {'name': 'Indonesia'},</text:p>
      <text:p text:style-name="Preformatted_20_Text"><text:s text:c="3"/>'geometry': {'type': 'MultiPolygon',</text:p>
      <text:p text:style-name="Preformatted_20_Text"><text:s text:c="4"/>'coordinates': [[[[120.715609, -10.239581],</text:p>
      <text:p text:style-name="Preformatted_20_Text"><text:s text:c="7"/>[120.295014, -10.25865],</text:p>
      <text:p text:style-name="Preformatted_20_Text"><text:s text:c="7"/>[118.967808, -9.557969],</text:p>
      <text:p text:style-name="Preformatted_20_Text"><text:s text:c="7"/>[119.90031, -9.36134],</text:p>
      <text:p text:style-name="Preformatted_20_Text"><text:s text:c="7"/>[120.425756, -9.665921],</text:p>
      <text:p text:style-name="Preformatted_20_Text"><text:s text:c="7"/>[120.775502, -9.969675],</text:p>
      <text:p text:style-name="Preformatted_20_Text"><text:s text:c="7"/>[120.715609, -10.239581]]],</text:p>
      <text:p text:style-name="Preformatted_20_Text"><text:s text:c="5"/>[[[124.43595, -10.140001],</text:p>
      <text:p text:style-name="Preformatted_20_Text"><text:s text:c="7"/>[123.579982, -10.359987],</text:p>
      <text:p text:style-name="Preformatted_20_Text"><text:s text:c="7"/>[123.459989, -10.239995],</text:p>
      <text:p text:style-name="Preformatted_20_Text"><text:s text:c="7"/>[123.550009, -9.900016],</text:p>
      <text:p text:style-name="Preformatted_20_Text"><text:soft-page-break/><text:s text:c="7"/>[123.980009, -9.290027],</text:p>
      <text:p text:style-name="Preformatted_20_Text"><text:s text:c="7"/>[124.968682, -8.89279],</text:p>
      <text:p text:style-name="Preformatted_20_Text"><text:s text:c="7"/>[125.07002, -9.089987],</text:p>
      <text:p text:style-name="Preformatted_20_Text"><text:s text:c="7"/>[125.08852, -9.393173],</text:p>
      <text:p text:style-name="Preformatted_20_Text"><text:s text:c="7"/>[124.43595, -10.140001]]],</text:p>
      <text:p text:style-name="Preformatted_20_Text"><text:s text:c="5"/>[[[117.900018, -8.095681],</text:p>
      <text:p text:style-name="Preformatted_20_Text"><text:s text:c="7"/>[118.260616, -8.362383],</text:p>
      <text:p text:style-name="Preformatted_20_Text"><text:s text:c="7"/>[118.87846, -8.280683],</text:p>
      <text:p text:style-name="Preformatted_20_Text"><text:s text:c="7"/>[119.126507, -8.705825],</text:p>
      <text:p text:style-name="Preformatted_20_Text"><text:s text:c="7"/>[117.970402, -8.906639],</text:p>
      <text:p text:style-name="Preformatted_20_Text"><text:s text:c="7"/>[117.277731, -9.040895],</text:p>
      <text:p text:style-name="Preformatted_20_Text"><text:s text:c="7"/>[116.740141, -9.032937],</text:p>
      <text:p text:style-name="Preformatted_20_Text"><text:s text:c="7"/>[117.083737, -8.457158],</text:p>
      <text:p text:style-name="Preformatted_20_Text"><text:s text:c="7"/>[117.632024, -8.449303],</text:p>
      <text:p text:style-name="Preformatted_20_Text"><text:s text:c="7"/>[117.900018, -8.095681]]],</text:p>
      <text:p text:style-name="Preformatted_20_Text"><text:s text:c="5"/>[[[122.903537, -8.094234],</text:p>
      <text:p text:style-name="Preformatted_20_Text"><text:s text:c="7"/>[122.756983, -8.649808],</text:p>
      <text:p text:style-name="Preformatted_20_Text"><text:s text:c="7"/>[121.254491, -8.933666],</text:p>
      <text:p text:style-name="Preformatted_20_Text"><text:s text:c="7"/>[119.924391, -8.810418],</text:p>
      <text:p text:style-name="Preformatted_20_Text"><text:s text:c="7"/>[119.920929, -8.444859],</text:p>
      <text:p text:style-name="Preformatted_20_Text"><text:s text:c="7"/>[120.715092, -8.236965],</text:p>
      <text:p text:style-name="Preformatted_20_Text"><text:s text:c="7"/>[121.341669, -8.53674],</text:p>
      <text:p text:style-name="Preformatted_20_Text"><text:s text:c="7"/>[122.007365, -8.46062],</text:p>
      <text:p text:style-name="Preformatted_20_Text"><text:s text:c="7"/>[122.903537, -8.094234]]],</text:p>
      <text:p text:style-name="Preformatted_20_Text"><text:s text:c="5"/>[[[108.623479, -6.777674],</text:p>
      <text:p text:style-name="Preformatted_20_Text"><text:s text:c="7"/>[110.539227, -6.877358],</text:p>
      <text:p text:style-name="Preformatted_20_Text"><text:s text:c="7"/>[110.759576, -6.465186],</text:p>
      <text:p text:style-name="Preformatted_20_Text"><text:s text:c="7"/>[112.614811, -6.946036],</text:p>
      <text:p text:style-name="Preformatted_20_Text"><text:s text:c="7"/>[112.978768, -7.594213],</text:p>
      <text:p text:style-name="Preformatted_20_Text"><text:s text:c="7"/>[114.478935, -7.776528],</text:p>
      <text:p text:style-name="Preformatted_20_Text"><text:s text:c="7"/>[115.705527, -8.370807],</text:p>
      <text:p text:style-name="Preformatted_20_Text"><text:s text:c="7"/>[114.564511, -8.751817],</text:p>
      <text:p text:style-name="Preformatted_20_Text"><text:s text:c="7"/>[113.464734, -8.348947],</text:p>
      <text:p text:style-name="Preformatted_20_Text"><text:s text:c="7"/>[112.559672, -8.376181],</text:p>
      <text:p text:style-name="Preformatted_20_Text"><text:s text:c="7"/>[111.522061, -8.302129],</text:p>
      <text:p text:style-name="Preformatted_20_Text"><text:s text:c="7"/>[110.58615, -8.122605],</text:p>
      <text:p text:style-name="Preformatted_20_Text"><text:s text:c="7"/>[109.427667, -7.740664],</text:p>
      <text:p text:style-name="Preformatted_20_Text"><text:s text:c="7"/>[108.693655, -7.6416],</text:p>
      <text:p text:style-name="Preformatted_20_Text"><text:s text:c="7"/>[108.277763, -7.766657],</text:p>
      <text:p text:style-name="Preformatted_20_Text"><text:s text:c="7"/>[106.454102, -7.3549],</text:p>
      <text:p text:style-name="Preformatted_20_Text"><text:s text:c="7"/>[106.280624, -6.9249],</text:p>
      <text:p text:style-name="Preformatted_20_Text"><text:s text:c="7"/>[105.365486, -6.851416],</text:p>
      <text:p text:style-name="Preformatted_20_Text"><text:s text:c="7"/>[106.051646, -5.895919],</text:p>
      <text:p text:style-name="Preformatted_20_Text"><text:s text:c="7"/>[107.265009, -5.954985],</text:p>
      <text:p text:style-name="Preformatted_20_Text"><text:s text:c="7"/>[108.072091, -6.345762],</text:p>
      <text:p text:style-name="Preformatted_20_Text"><text:s text:c="7"/>[108.486846, -6.421985],</text:p>
      <text:p text:style-name="Preformatted_20_Text"><text:s text:c="7"/>[108.623479, -6.777674]]],</text:p>
      <text:p text:style-name="Preformatted_20_Text"><text:s text:c="5"/>[[[134.724624, -6.214401],</text:p>
      <text:p text:style-name="Preformatted_20_Text"><text:s text:c="7"/>[134.210134, -6.895238],</text:p>
      <text:p text:style-name="Preformatted_20_Text"><text:s text:c="7"/>[134.112776, -6.142467],</text:p>
      <text:p text:style-name="Preformatted_20_Text"><text:s text:c="7"/>[134.290336, -5.783058],</text:p>
      <text:p text:style-name="Preformatted_20_Text"><text:s text:c="7"/>[134.499625, -5.445042],</text:p>
      <text:p text:style-name="Preformatted_20_Text"><text:s text:c="7"/>[134.727002, -5.737582],</text:p>
      <text:p text:style-name="Preformatted_20_Text"><text:s text:c="7"/>[134.724624, -6.214401]]],</text:p>
      <text:p text:style-name="Preformatted_20_Text"><text:s text:c="5"/>[[[127.249215, -3.459065],</text:p>
      <text:p text:style-name="Preformatted_20_Text"><text:s text:c="7"/>[126.874923, -3.790983],</text:p>
      <text:p text:style-name="Preformatted_20_Text"><text:s text:c="7"/>[126.183802, -3.607376],</text:p>
      <text:p text:style-name="Preformatted_20_Text"><text:s text:c="7"/>[125.989034, -3.177273],</text:p>
      <text:p text:style-name="Preformatted_20_Text"><text:s text:c="7"/>[127.000651, -3.129318],</text:p>
      <text:p text:style-name="Preformatted_20_Text"><text:s text:c="7"/>[127.249215, -3.459065]]],</text:p>
      <text:p text:style-name="Preformatted_20_Text"><text:s text:c="5"/>[[[130.471344, -3.093764],</text:p>
      <text:p text:style-name="Preformatted_20_Text"><text:s text:c="7"/>[130.834836, -3.858472],</text:p>
      <text:p text:style-name="Preformatted_20_Text"><text:s text:c="7"/>[129.990547, -3.446301],</text:p>
      <text:p text:style-name="Preformatted_20_Text"><text:s text:c="7"/>[129.155249, -3.362637],</text:p>
      <text:p text:style-name="Preformatted_20_Text"><text:soft-page-break/><text:s text:c="7"/>[128.590684, -3.428679],</text:p>
      <text:p text:style-name="Preformatted_20_Text"><text:s text:c="7"/>[127.898891, -3.393436],</text:p>
      <text:p text:style-name="Preformatted_20_Text"><text:s text:c="7"/>[128.135879, -2.84365],</text:p>
      <text:p text:style-name="Preformatted_20_Text"><text:s text:c="7"/>[129.370998, -2.802154],</text:p>
      <text:p text:style-name="Preformatted_20_Text"><text:s text:c="7"/>[130.471344, -3.093764]]],</text:p>
      <text:p text:style-name="Preformatted_20_Text"><text:s text:c="5"/>[[[134.143368, -1.151867],</text:p>
      <text:p text:style-name="Preformatted_20_Text"><text:s text:c="7"/>[134.422627, -2.769185],</text:p>
      <text:p text:style-name="Preformatted_20_Text"><text:s text:c="7"/>[135.457603, -3.367753],</text:p>
      <text:p text:style-name="Preformatted_20_Text"><text:s text:c="7"/>[136.293314, -2.307042],</text:p>
      <text:p text:style-name="Preformatted_20_Text"><text:s text:c="7"/>[137.440738, -1.703513],</text:p>
      <text:p text:style-name="Preformatted_20_Text"><text:s text:c="7"/>[138.329727, -1.702686],</text:p>
      <text:p text:style-name="Preformatted_20_Text"><text:s text:c="7"/>[139.184921, -2.051296],</text:p>
      <text:p text:style-name="Preformatted_20_Text"><text:s text:c="7"/>[139.926684, -2.409052],</text:p>
      <text:p text:style-name="Preformatted_20_Text"><text:s text:c="7"/>[141.00021, -2.600151],</text:p>
      <text:p text:style-name="Preformatted_20_Text"><text:s text:c="7"/>[141.017057, -5.859022],</text:p>
      <text:p text:style-name="Preformatted_20_Text"><text:s text:c="7"/>[141.033852, -9.117893],</text:p>
      <text:p text:style-name="Preformatted_20_Text"><text:s text:c="7"/>[140.143415, -8.297168],</text:p>
      <text:p text:style-name="Preformatted_20_Text"><text:s text:c="7"/>[139.127767, -8.096043],</text:p>
      <text:p text:style-name="Preformatted_20_Text"><text:s text:c="7"/>[138.881477, -8.380935],</text:p>
      <text:p text:style-name="Preformatted_20_Text"><text:s text:c="7"/>[137.614474, -8.411683],</text:p>
      <text:p text:style-name="Preformatted_20_Text"><text:s text:c="7"/>[138.039099, -7.597882],</text:p>
      <text:p text:style-name="Preformatted_20_Text"><text:s text:c="7"/>[138.668621, -7.320225],</text:p>
      <text:p text:style-name="Preformatted_20_Text"><text:s text:c="7"/>[138.407914, -6.232849],</text:p>
      <text:p text:style-name="Preformatted_20_Text"><text:s text:c="7"/>[137.92784, -5.393366],</text:p>
      <text:p text:style-name="Preformatted_20_Text"><text:s text:c="7"/>[135.98925, -4.546544],</text:p>
      <text:p text:style-name="Preformatted_20_Text"><text:s text:c="7"/>[135.164598, -4.462931],</text:p>
      <text:p text:style-name="Preformatted_20_Text"><text:s text:c="7"/>[133.66288, -3.538853],</text:p>
      <text:p text:style-name="Preformatted_20_Text"><text:s text:c="7"/>[133.367705, -4.024819],</text:p>
      <text:p text:style-name="Preformatted_20_Text"><text:s text:c="7"/>[132.983956, -4.112979],</text:p>
      <text:p text:style-name="Preformatted_20_Text"><text:s text:c="7"/>[132.756941, -3.746283],</text:p>
      <text:p text:style-name="Preformatted_20_Text"><text:s text:c="7"/>[132.753789, -3.311787],</text:p>
      <text:p text:style-name="Preformatted_20_Text"><text:s text:c="7"/>[131.989804, -2.820551],</text:p>
      <text:p text:style-name="Preformatted_20_Text"><text:s text:c="7"/>[133.066845, -2.460418],</text:p>
      <text:p text:style-name="Preformatted_20_Text"><text:s text:c="7"/>[133.780031, -2.479848],</text:p>
      <text:p text:style-name="Preformatted_20_Text"><text:s text:c="7"/>[133.696212, -2.214542],</text:p>
      <text:p text:style-name="Preformatted_20_Text"><text:s text:c="7"/>[132.232373, -2.212526],</text:p>
      <text:p text:style-name="Preformatted_20_Text"><text:s text:c="7"/>[131.836222, -1.617162],</text:p>
      <text:p text:style-name="Preformatted_20_Text"><text:s text:c="7"/>[130.94284, -1.432522],</text:p>
      <text:p text:style-name="Preformatted_20_Text"><text:s text:c="7"/>[130.519558, -0.93772],</text:p>
      <text:p text:style-name="Preformatted_20_Text"><text:s text:c="7"/>[131.867538, -0.695461],</text:p>
      <text:p text:style-name="Preformatted_20_Text"><text:s text:c="7"/>[132.380116, -0.369538],</text:p>
      <text:p text:style-name="Preformatted_20_Text"><text:s text:c="7"/>[133.985548, -0.78021],</text:p>
      <text:p text:style-name="Preformatted_20_Text"><text:s text:c="7"/>[134.143368, -1.151867]]],</text:p>
      <text:p text:style-name="Preformatted_20_Text"><text:s text:c="5"/>[[[125.240501, 1.419836],</text:p>
      <text:p text:style-name="Preformatted_20_Text"><text:s text:c="7"/>[124.437035, 0.427881],</text:p>
      <text:p text:style-name="Preformatted_20_Text"><text:s text:c="7"/>[123.685505, 0.235593],</text:p>
      <text:p text:style-name="Preformatted_20_Text"><text:s text:c="7"/>[122.723083, 0.431137],</text:p>
      <text:p text:style-name="Preformatted_20_Text"><text:s text:c="7"/>[121.056725, 0.381217],</text:p>
      <text:p text:style-name="Preformatted_20_Text"><text:s text:c="7"/>[120.183083, 0.237247],</text:p>
      <text:p text:style-name="Preformatted_20_Text"><text:s text:c="7"/>[120.04087, -0.519658],</text:p>
      <text:p text:style-name="Preformatted_20_Text"><text:s text:c="7"/>[120.935905, -1.408906],</text:p>
      <text:p text:style-name="Preformatted_20_Text"><text:s text:c="7"/>[121.475821, -0.955962],</text:p>
      <text:p text:style-name="Preformatted_20_Text"><text:s text:c="7"/>[123.340565, -0.615673],</text:p>
      <text:p text:style-name="Preformatted_20_Text"><text:s text:c="7"/>[123.258399, -1.076213],</text:p>
      <text:p text:style-name="Preformatted_20_Text"><text:s text:c="7"/>[122.822715, -0.930951],</text:p>
      <text:p text:style-name="Preformatted_20_Text"><text:s text:c="7"/>[122.38853, -1.516858],</text:p>
      <text:p text:style-name="Preformatted_20_Text"><text:s text:c="7"/>[121.508274, -1.904483],</text:p>
      <text:p text:style-name="Preformatted_20_Text"><text:s text:c="7"/>[122.454572, -3.186058],</text:p>
      <text:p text:style-name="Preformatted_20_Text"><text:s text:c="7"/>[122.271896, -3.5295],</text:p>
      <text:p text:style-name="Preformatted_20_Text"><text:s text:c="7"/>[123.170963, -4.683693],</text:p>
      <text:p text:style-name="Preformatted_20_Text"><text:s text:c="7"/>[123.162333, -5.340604],</text:p>
      <text:p text:style-name="Preformatted_20_Text"><text:s text:c="7"/>[122.628515, -5.634591],</text:p>
      <text:p text:style-name="Preformatted_20_Text"><text:s text:c="7"/>[122.236394, -5.282933],</text:p>
      <text:p text:style-name="Preformatted_20_Text"><text:s text:c="7"/>[122.719569, -4.464172],</text:p>
      <text:p text:style-name="Preformatted_20_Text"><text:soft-page-break/><text:s text:c="7"/>[121.738234, -4.851331],</text:p>
      <text:p text:style-name="Preformatted_20_Text"><text:s text:c="7"/>[121.489463, -4.574553],</text:p>
      <text:p text:style-name="Preformatted_20_Text"><text:s text:c="7"/>[121.619171, -4.188478],</text:p>
      <text:p text:style-name="Preformatted_20_Text"><text:s text:c="7"/>[120.898182, -3.602105],</text:p>
      <text:p text:style-name="Preformatted_20_Text"><text:s text:c="7"/>[120.972389, -2.627643],</text:p>
      <text:p text:style-name="Preformatted_20_Text"><text:s text:c="7"/>[120.305453, -2.931604],</text:p>
      <text:p text:style-name="Preformatted_20_Text"><text:s text:c="7"/>[120.390047, -4.097579],</text:p>
      <text:p text:style-name="Preformatted_20_Text"><text:s text:c="7"/>[120.430717, -5.528241],</text:p>
      <text:p text:style-name="Preformatted_20_Text"><text:s text:c="7"/>[119.796543, -5.6734],</text:p>
      <text:p text:style-name="Preformatted_20_Text"><text:s text:c="7"/>[119.366906, -5.379878],</text:p>
      <text:p text:style-name="Preformatted_20_Text"><text:s text:c="7"/>[119.653606, -4.459417],</text:p>
      <text:p text:style-name="Preformatted_20_Text"><text:s text:c="7"/>[119.498835, -3.494412],</text:p>
      <text:p text:style-name="Preformatted_20_Text"><text:s text:c="7"/>[119.078344, -3.487022],</text:p>
      <text:p text:style-name="Preformatted_20_Text"><text:s text:c="7"/>[118.767769, -2.801999],</text:p>
      <text:p text:style-name="Preformatted_20_Text"><text:s text:c="7"/>[119.180974, -2.147104],</text:p>
      <text:p text:style-name="Preformatted_20_Text"><text:s text:c="7"/>[119.323394, -1.353147],</text:p>
      <text:p text:style-name="Preformatted_20_Text"><text:s text:c="7"/>[119.825999, 0.154254],</text:p>
      <text:p text:style-name="Preformatted_20_Text"><text:s text:c="7"/>[120.035702, 0.566477],</text:p>
      <text:p text:style-name="Preformatted_20_Text"><text:s text:c="7"/>[120.885779, 1.309223],</text:p>
      <text:p text:style-name="Preformatted_20_Text"><text:s text:c="7"/>[121.666817, 1.013944],</text:p>
      <text:p text:style-name="Preformatted_20_Text"><text:s text:c="7"/>[122.927567, 0.875192],</text:p>
      <text:p text:style-name="Preformatted_20_Text"><text:s text:c="7"/>[124.077522, 0.917102],</text:p>
      <text:p text:style-name="Preformatted_20_Text"><text:s text:c="7"/>[125.065989, 1.643259],</text:p>
      <text:p text:style-name="Preformatted_20_Text"><text:s text:c="7"/>[125.240501, 1.419836]]],</text:p>
      <text:p text:style-name="Preformatted_20_Text"><text:s text:c="5"/>[[[128.688249, 1.132386],</text:p>
      <text:p text:style-name="Preformatted_20_Text"><text:s text:c="7"/>[128.635952, 0.258486],</text:p>
      <text:p text:style-name="Preformatted_20_Text"><text:s text:c="7"/>[128.12017, 0.356413],</text:p>
      <text:p text:style-name="Preformatted_20_Text"><text:s text:c="7"/>[127.968034, -0.252077],</text:p>
      <text:p text:style-name="Preformatted_20_Text"><text:s text:c="7"/>[128.379999, -0.780004],</text:p>
      <text:p text:style-name="Preformatted_20_Text"><text:s text:c="7"/>[128.100016, -0.899996],</text:p>
      <text:p text:style-name="Preformatted_20_Text"><text:s text:c="7"/>[127.696475, -0.266598],</text:p>
      <text:p text:style-name="Preformatted_20_Text"><text:s text:c="7"/>[127.39949, 1.011722],</text:p>
      <text:p text:style-name="Preformatted_20_Text"><text:s text:c="7"/>[127.600512, 1.810691],</text:p>
      <text:p text:style-name="Preformatted_20_Text"><text:s text:c="7"/>[127.932378, 2.174596],</text:p>
      <text:p text:style-name="Preformatted_20_Text"><text:s text:c="7"/>[128.004156, 1.628531],</text:p>
      <text:p text:style-name="Preformatted_20_Text"><text:s text:c="7"/>[128.594559, 1.540811],</text:p>
      <text:p text:style-name="Preformatted_20_Text"><text:s text:c="7"/>[128.688249, 1.132386]]],</text:p>
      <text:p text:style-name="Preformatted_20_Text"><text:s text:c="5"/>[[[117.875627, 1.827641],</text:p>
      <text:p text:style-name="Preformatted_20_Text"><text:s text:c="7"/>[118.996747, 0.902219],</text:p>
      <text:p text:style-name="Preformatted_20_Text"><text:s text:c="7"/>[117.811858, 0.784242],</text:p>
      <text:p text:style-name="Preformatted_20_Text"><text:s text:c="7"/>[117.478339, 0.102475],</text:p>
      <text:p text:style-name="Preformatted_20_Text"><text:s text:c="7"/>[117.521644, -0.803723],</text:p>
      <text:p text:style-name="Preformatted_20_Text"><text:s text:c="7"/>[116.560048, -1.487661],</text:p>
      <text:p text:style-name="Preformatted_20_Text"><text:s text:c="7"/>[116.533797, -2.483517],</text:p>
      <text:p text:style-name="Preformatted_20_Text"><text:s text:c="7"/>[116.148084, -4.012726],</text:p>
      <text:p text:style-name="Preformatted_20_Text"><text:s text:c="7"/>[116.000858, -3.657037],</text:p>
      <text:p text:style-name="Preformatted_20_Text"><text:s text:c="7"/>[114.864803, -4.106984],</text:p>
      <text:p text:style-name="Preformatted_20_Text"><text:s text:c="7"/>[114.468652, -3.495704],</text:p>
      <text:p text:style-name="Preformatted_20_Text"><text:s text:c="7"/>[113.755672, -3.43917],</text:p>
      <text:p text:style-name="Preformatted_20_Text"><text:s text:c="7"/>[113.256994, -3.118776],</text:p>
      <text:p text:style-name="Preformatted_20_Text"><text:s text:c="7"/>[112.068126, -3.478392],</text:p>
      <text:p text:style-name="Preformatted_20_Text"><text:s text:c="7"/>[111.703291, -2.994442],</text:p>
      <text:p text:style-name="Preformatted_20_Text"><text:s text:c="7"/>[111.04824, -3.049426],</text:p>
      <text:p text:style-name="Preformatted_20_Text"><text:s text:c="7"/>[110.223846, -2.934032],</text:p>
      <text:p text:style-name="Preformatted_20_Text"><text:s text:c="7"/>[110.070936, -1.592874],</text:p>
      <text:p text:style-name="Preformatted_20_Text"><text:s text:c="7"/>[109.571948, -1.314907],</text:p>
      <text:p text:style-name="Preformatted_20_Text"><text:s text:c="7"/>[109.091874, -0.459507],</text:p>
      <text:p text:style-name="Preformatted_20_Text"><text:s text:c="7"/>[108.952658, 0.415375],</text:p>
      <text:p text:style-name="Preformatted_20_Text"><text:s text:c="7"/>[109.069136, 1.341934],</text:p>
      <text:p text:style-name="Preformatted_20_Text"><text:s text:c="7"/>[109.66326, 2.006467],</text:p>
      <text:p text:style-name="Preformatted_20_Text"><text:s text:c="7"/>[109.830227, 1.338136],</text:p>
      <text:p text:style-name="Preformatted_20_Text"><text:s text:c="7"/>[110.514061, 0.773131],</text:p>
      <text:p text:style-name="Preformatted_20_Text"><text:s text:c="7"/>[111.159138, 0.976478],</text:p>
      <text:p text:style-name="Preformatted_20_Text"><text:s text:c="7"/>[111.797548, 0.904441],</text:p>
      <text:p text:style-name="Preformatted_20_Text"><text:soft-page-break/><text:s text:c="7"/>[112.380252, 1.410121],</text:p>
      <text:p text:style-name="Preformatted_20_Text"><text:s text:c="7"/>[112.859809, 1.49779],</text:p>
      <text:p text:style-name="Preformatted_20_Text"><text:s text:c="7"/>[113.80585, 1.217549],</text:p>
      <text:p text:style-name="Preformatted_20_Text"><text:s text:c="7"/>[114.621355, 1.430688],</text:p>
      <text:p text:style-name="Preformatted_20_Text"><text:s text:c="7"/>[115.134037, 2.821482],</text:p>
      <text:p text:style-name="Preformatted_20_Text"><text:s text:c="7"/>[115.519078, 3.169238],</text:p>
      <text:p text:style-name="Preformatted_20_Text"><text:s text:c="7"/>[115.865517, 4.306559],</text:p>
      <text:p text:style-name="Preformatted_20_Text"><text:s text:c="7"/>[117.015214, 4.306094],</text:p>
      <text:p text:style-name="Preformatted_20_Text"><text:s text:c="7"/>[117.882035, 4.137551],</text:p>
      <text:p text:style-name="Preformatted_20_Text"><text:s text:c="7"/>[117.313232, 3.234428],</text:p>
      <text:p text:style-name="Preformatted_20_Text"><text:s text:c="7"/>[118.04833, 2.28769],</text:p>
      <text:p text:style-name="Preformatted_20_Text"><text:s text:c="7"/>[117.875627, 1.827641]]],</text:p>
      <text:p text:style-name="Preformatted_20_Text"><text:s text:c="5"/>[[[105.817655, -5.852356],</text:p>
      <text:p text:style-name="Preformatted_20_Text"><text:s text:c="7"/>[104.710384, -5.873285],</text:p>
      <text:p text:style-name="Preformatted_20_Text"><text:s text:c="7"/>[103.868213, -5.037315],</text:p>
      <text:p text:style-name="Preformatted_20_Text"><text:s text:c="7"/>[102.584261, -4.220259],</text:p>
      <text:p text:style-name="Preformatted_20_Text"><text:s text:c="7"/>[102.156173, -3.614146],</text:p>
      <text:p text:style-name="Preformatted_20_Text"><text:s text:c="7"/>[101.399113, -2.799777],</text:p>
      <text:p text:style-name="Preformatted_20_Text"><text:s text:c="7"/>[100.902503, -2.050262],</text:p>
      <text:p text:style-name="Preformatted_20_Text"><text:s text:c="7"/>[100.141981, -0.650348],</text:p>
      <text:p text:style-name="Preformatted_20_Text"><text:s text:c="7"/>[99.26374, 0.183142],</text:p>
      <text:p text:style-name="Preformatted_20_Text"><text:s text:c="7"/>[98.970011, 1.042882],</text:p>
      <text:p text:style-name="Preformatted_20_Text"><text:s text:c="7"/>[98.601351, 1.823507],</text:p>
      <text:p text:style-name="Preformatted_20_Text"><text:s text:c="7"/>[97.699598, 2.453184],</text:p>
      <text:p text:style-name="Preformatted_20_Text"><text:s text:c="7"/>[97.176942, 3.308791],</text:p>
      <text:p text:style-name="Preformatted_20_Text"><text:s text:c="7"/>[96.424017, 3.86886],</text:p>
      <text:p text:style-name="Preformatted_20_Text"><text:s text:c="7"/>[95.380876, 4.970782],</text:p>
      <text:p text:style-name="Preformatted_20_Text"><text:s text:c="7"/>[95.293026, 5.479821],</text:p>
      <text:p text:style-name="Preformatted_20_Text"><text:s text:c="7"/>[95.936863, 5.439513],</text:p>
      <text:p text:style-name="Preformatted_20_Text"><text:s text:c="7"/>[97.484882, 5.246321],</text:p>
      <text:p text:style-name="Preformatted_20_Text"><text:s text:c="7"/>[98.369169, 4.26837],</text:p>
      <text:p text:style-name="Preformatted_20_Text"><text:s text:c="7"/>[99.142559, 3.59035],</text:p>
      <text:p text:style-name="Preformatted_20_Text"><text:s text:c="7"/>[99.693998, 3.174329],</text:p>
      <text:p text:style-name="Preformatted_20_Text"><text:s text:c="7"/>[100.641434, 2.099381],</text:p>
      <text:p text:style-name="Preformatted_20_Text"><text:s text:c="7"/>[101.658012, 2.083697],</text:p>
      <text:p text:style-name="Preformatted_20_Text"><text:s text:c="7"/>[102.498271, 1.3987],</text:p>
      <text:p text:style-name="Preformatted_20_Text"><text:s text:c="7"/>[103.07684, 0.561361],</text:p>
      <text:p text:style-name="Preformatted_20_Text"><text:s text:c="7"/>[103.838396, 0.104542],</text:p>
      <text:p text:style-name="Preformatted_20_Text"><text:s text:c="7"/>[103.437645, -0.711946],</text:p>
      <text:p text:style-name="Preformatted_20_Text"><text:s text:c="7"/>[104.010789, -1.059212],</text:p>
      <text:p text:style-name="Preformatted_20_Text"><text:s text:c="7"/>[104.369991, -1.084843],</text:p>
      <text:p text:style-name="Preformatted_20_Text"><text:s text:c="7"/>[104.53949, -1.782372],</text:p>
      <text:p text:style-name="Preformatted_20_Text"><text:s text:c="7"/>[104.887893, -2.340425],</text:p>
      <text:p text:style-name="Preformatted_20_Text"><text:s text:c="7"/>[105.622111, -2.428844],</text:p>
      <text:p text:style-name="Preformatted_20_Text"><text:s text:c="7"/>[106.108593, -3.061777],</text:p>
      <text:p text:style-name="Preformatted_20_Text"><text:s text:c="7"/>[105.857446, -4.305525],</text:p>
      <text:p text:style-name="Preformatted_20_Text"><text:s text:c="7"/>[105.817655, -5.852356]]]]},</text:p>
      <text:p text:style-name="Preformatted_20_Text"><text:s text:c="3"/>'id': 'IDN'},</text:p>
      <text:p text:style-name="Preformatted_20_Text"><text:s text:c="2"/>{'type': 'Feature',</text:p>
      <text:p text:style-name="Preformatted_20_Text"><text:s text:c="3"/>'properties': {'name': 'India'},</text:p>
      <text:p text:style-name="Preformatted_20_Text"><text:s text:c="3"/>'geometry': {'type': 'Polygon',</text:p>
      <text:p text:style-name="Preformatted_20_Text"><text:s text:c="4"/>'coordinates': [[[77.837451, 35.49401],</text:p>
      <text:p text:style-name="Preformatted_20_Text"><text:s text:c="6"/>[78.912269, 34.321936],</text:p>
      <text:p text:style-name="Preformatted_20_Text"><text:s text:c="6"/>[78.811086, 33.506198],</text:p>
      <text:p text:style-name="Preformatted_20_Text"><text:s text:c="6"/>[79.208892, 32.994395],</text:p>
      <text:p text:style-name="Preformatted_20_Text"><text:s text:c="6"/>[79.176129, 32.48378],</text:p>
      <text:p text:style-name="Preformatted_20_Text"><text:s text:c="6"/>[78.458446, 32.618164],</text:p>
      <text:p text:style-name="Preformatted_20_Text"><text:s text:c="6"/>[78.738894, 31.515906],</text:p>
      <text:p text:style-name="Preformatted_20_Text"><text:s text:c="6"/>[79.721367, 30.882715],</text:p>
      <text:p text:style-name="Preformatted_20_Text"><text:s text:c="6"/>[81.111256, 30.183481],</text:p>
      <text:p text:style-name="Preformatted_20_Text"><text:s text:c="6"/>[80.476721, 29.729865],</text:p>
      <text:p text:style-name="Preformatted_20_Text"><text:s text:c="6"/>[80.088425, 28.79447],</text:p>
      <text:p text:style-name="Preformatted_20_Text"><text:s text:c="6"/>[81.057203, 28.416095],</text:p>
      <text:p text:style-name="Preformatted_20_Text"><text:s text:c="6"/>[81.999987, 27.925479],</text:p>
      <text:p text:style-name="Preformatted_20_Text"><text:soft-page-break/><text:s text:c="6"/>[83.304249, 27.364506],</text:p>
      <text:p text:style-name="Preformatted_20_Text"><text:s text:c="6"/>[84.675018, 27.234901],</text:p>
      <text:p text:style-name="Preformatted_20_Text"><text:s text:c="6"/>[85.251779, 26.726198],</text:p>
      <text:p text:style-name="Preformatted_20_Text"><text:s text:c="6"/>[86.024393, 26.630985],</text:p>
      <text:p text:style-name="Preformatted_20_Text"><text:s text:c="6"/>[87.227472, 26.397898],</text:p>
      <text:p text:style-name="Preformatted_20_Text"><text:s text:c="6"/>[88.060238, 26.414615],</text:p>
      <text:p text:style-name="Preformatted_20_Text"><text:s text:c="6"/>[88.174804, 26.810405],</text:p>
      <text:p text:style-name="Preformatted_20_Text"><text:s text:c="6"/>[88.043133, 27.445819],</text:p>
      <text:p text:style-name="Preformatted_20_Text"><text:s text:c="6"/>[88.120441, 27.876542],</text:p>
      <text:p text:style-name="Preformatted_20_Text"><text:s text:c="6"/>[88.730326, 28.086865],</text:p>
      <text:p text:style-name="Preformatted_20_Text"><text:s text:c="6"/>[88.814248, 27.299316],</text:p>
      <text:p text:style-name="Preformatted_20_Text"><text:s text:c="6"/>[88.835643, 27.098966],</text:p>
      <text:p text:style-name="Preformatted_20_Text"><text:s text:c="6"/>[89.744528, 26.719403],</text:p>
      <text:p text:style-name="Preformatted_20_Text"><text:s text:c="6"/>[90.373275, 26.875724],</text:p>
      <text:p text:style-name="Preformatted_20_Text"><text:s text:c="6"/>[91.217513, 26.808648],</text:p>
      <text:p text:style-name="Preformatted_20_Text"><text:s text:c="6"/>[92.033484, 26.83831],</text:p>
      <text:p text:style-name="Preformatted_20_Text"><text:s text:c="6"/>[92.103712, 27.452614],</text:p>
      <text:p text:style-name="Preformatted_20_Text"><text:s text:c="6"/>[91.696657, 27.771742],</text:p>
      <text:p text:style-name="Preformatted_20_Text"><text:s text:c="6"/>[92.503119, 27.896876],</text:p>
      <text:p text:style-name="Preformatted_20_Text"><text:s text:c="6"/>[93.413348, 28.640629],</text:p>
      <text:p text:style-name="Preformatted_20_Text"><text:s text:c="6"/>[94.56599, 29.277438],</text:p>
      <text:p text:style-name="Preformatted_20_Text"><text:s text:c="6"/>[95.404802, 29.031717],</text:p>
      <text:p text:style-name="Preformatted_20_Text"><text:s text:c="6"/>[96.117679, 29.452802],</text:p>
      <text:p text:style-name="Preformatted_20_Text"><text:s text:c="6"/>[96.586591, 28.83098],</text:p>
      <text:p text:style-name="Preformatted_20_Text"><text:s text:c="6"/>[96.248833, 28.411031],</text:p>
      <text:p text:style-name="Preformatted_20_Text"><text:s text:c="6"/>[97.327114, 28.261583],</text:p>
      <text:p text:style-name="Preformatted_20_Text"><text:s text:c="6"/>[97.402561, 27.882536],</text:p>
      <text:p text:style-name="Preformatted_20_Text"><text:s text:c="6"/>[97.051989, 27.699059],</text:p>
      <text:p text:style-name="Preformatted_20_Text"><text:s text:c="6"/>[97.133999, 27.083774],</text:p>
      <text:p text:style-name="Preformatted_20_Text"><text:s text:c="6"/>[96.419366, 27.264589],</text:p>
      <text:p text:style-name="Preformatted_20_Text"><text:s text:c="6"/>[95.124768, 26.573572],</text:p>
      <text:p text:style-name="Preformatted_20_Text"><text:s text:c="6"/>[95.155153, 26.001307],</text:p>
      <text:p text:style-name="Preformatted_20_Text"><text:s text:c="6"/>[94.603249, 25.162495],</text:p>
      <text:p text:style-name="Preformatted_20_Text"><text:s text:c="6"/>[94.552658, 24.675238],</text:p>
      <text:p text:style-name="Preformatted_20_Text"><text:s text:c="6"/>[94.106742, 23.850741],</text:p>
      <text:p text:style-name="Preformatted_20_Text"><text:s text:c="6"/>[93.325188, 24.078556],</text:p>
      <text:p text:style-name="Preformatted_20_Text"><text:s text:c="6"/>[93.286327, 23.043658],</text:p>
      <text:p text:style-name="Preformatted_20_Text"><text:s text:c="6"/>[93.060294, 22.703111],</text:p>
      <text:p text:style-name="Preformatted_20_Text"><text:s text:c="6"/>[93.166128, 22.27846],</text:p>
      <text:p text:style-name="Preformatted_20_Text"><text:s text:c="6"/>[92.672721, 22.041239],</text:p>
      <text:p text:style-name="Preformatted_20_Text"><text:s text:c="6"/>[92.146035, 23.627499],</text:p>
      <text:p text:style-name="Preformatted_20_Text"><text:s text:c="6"/>[91.869928, 23.624346],</text:p>
      <text:p text:style-name="Preformatted_20_Text"><text:s text:c="6"/>[91.706475, 22.985264],</text:p>
      <text:p text:style-name="Preformatted_20_Text"><text:s text:c="6"/>[91.158963, 23.503527],</text:p>
      <text:p text:style-name="Preformatted_20_Text"><text:s text:c="6"/>[91.46773, 24.072639],</text:p>
      <text:p text:style-name="Preformatted_20_Text"><text:s text:c="6"/>[91.915093, 24.130414],</text:p>
      <text:p text:style-name="Preformatted_20_Text"><text:s text:c="6"/>[92.376202, 24.976693],</text:p>
      <text:p text:style-name="Preformatted_20_Text"><text:s text:c="6"/>[91.799596, 25.147432],</text:p>
      <text:p text:style-name="Preformatted_20_Text"><text:s text:c="6"/>[90.872211, 25.132601],</text:p>
      <text:p text:style-name="Preformatted_20_Text"><text:s text:c="6"/>[89.920693, 25.26975],</text:p>
      <text:p text:style-name="Preformatted_20_Text"><text:s text:c="6"/>[89.832481, 25.965082],</text:p>
      <text:p text:style-name="Preformatted_20_Text"><text:s text:c="6"/>[89.355094, 26.014407],</text:p>
      <text:p text:style-name="Preformatted_20_Text"><text:s text:c="6"/>[88.563049, 26.446526],</text:p>
      <text:p text:style-name="Preformatted_20_Text"><text:s text:c="6"/>[88.209789, 25.768066],</text:p>
      <text:p text:style-name="Preformatted_20_Text"><text:s text:c="6"/>[88.931554, 25.238692],</text:p>
      <text:p text:style-name="Preformatted_20_Text"><text:s text:c="6"/>[88.306373, 24.866079],</text:p>
      <text:p text:style-name="Preformatted_20_Text"><text:s text:c="6"/>[88.084422, 24.501657],</text:p>
      <text:p text:style-name="Preformatted_20_Text"><text:s text:c="6"/>[88.69994, 24.233715],</text:p>
      <text:p text:style-name="Preformatted_20_Text"><text:s text:c="6"/>[88.52977, 23.631142],</text:p>
      <text:p text:style-name="Preformatted_20_Text"><text:s text:c="6"/>[88.876312, 22.879146],</text:p>
      <text:p text:style-name="Preformatted_20_Text"><text:s text:c="6"/>[89.031961, 22.055708],</text:p>
      <text:p text:style-name="Preformatted_20_Text"><text:s text:c="6"/>[88.888766, 21.690588],</text:p>
      <text:p text:style-name="Preformatted_20_Text"><text:s text:c="6"/>[88.208497, 21.703172],</text:p>
      <text:p text:style-name="Preformatted_20_Text"><text:s text:c="6"/>[86.975704, 21.495562],</text:p>
      <text:p text:style-name="Preformatted_20_Text"><text:soft-page-break/><text:s text:c="6"/>[87.033169, 20.743308],</text:p>
      <text:p text:style-name="Preformatted_20_Text"><text:s text:c="6"/>[86.499351, 20.151638],</text:p>
      <text:p text:style-name="Preformatted_20_Text"><text:s text:c="6"/>[85.060266, 19.478579],</text:p>
      <text:p text:style-name="Preformatted_20_Text"><text:s text:c="6"/>[83.941006, 18.30201],</text:p>
      <text:p text:style-name="Preformatted_20_Text"><text:s text:c="6"/>[83.189217, 17.671221],</text:p>
      <text:p text:style-name="Preformatted_20_Text"><text:s text:c="6"/>[82.192792, 17.016636],</text:p>
      <text:p text:style-name="Preformatted_20_Text"><text:s text:c="6"/>[82.191242, 16.556664],</text:p>
      <text:p text:style-name="Preformatted_20_Text"><text:s text:c="6"/>[81.692719, 16.310219],</text:p>
      <text:p text:style-name="Preformatted_20_Text"><text:s text:c="6"/>[80.791999, 15.951972],</text:p>
      <text:p text:style-name="Preformatted_20_Text"><text:s text:c="6"/>[80.324896, 15.899185],</text:p>
      <text:p text:style-name="Preformatted_20_Text"><text:s text:c="6"/>[80.025069, 15.136415],</text:p>
      <text:p text:style-name="Preformatted_20_Text"><text:s text:c="6"/>[80.233274, 13.835771],</text:p>
      <text:p text:style-name="Preformatted_20_Text"><text:s text:c="6"/>[80.286294, 13.006261],</text:p>
      <text:p text:style-name="Preformatted_20_Text"><text:s text:c="6"/>[79.862547, 12.056215],</text:p>
      <text:p text:style-name="Preformatted_20_Text"><text:s text:c="6"/>[79.857999, 10.357275],</text:p>
      <text:p text:style-name="Preformatted_20_Text"><text:s text:c="6"/>[79.340512, 10.308854],</text:p>
      <text:p text:style-name="Preformatted_20_Text"><text:s text:c="6"/>[78.885345, 9.546136],</text:p>
      <text:p text:style-name="Preformatted_20_Text"><text:s text:c="6"/>[79.18972, 9.216544],</text:p>
      <text:p text:style-name="Preformatted_20_Text"><text:s text:c="6"/>[78.277941, 8.933047],</text:p>
      <text:p text:style-name="Preformatted_20_Text"><text:s text:c="6"/>[77.941165, 8.252959],</text:p>
      <text:p text:style-name="Preformatted_20_Text"><text:s text:c="6"/>[77.539898, 7.965535],</text:p>
      <text:p text:style-name="Preformatted_20_Text"><text:s text:c="6"/>[76.592979, 8.899276],</text:p>
      <text:p text:style-name="Preformatted_20_Text"><text:s text:c="6"/>[76.130061, 10.29963],</text:p>
      <text:p text:style-name="Preformatted_20_Text"><text:s text:c="6"/>[75.746467, 11.308251],</text:p>
      <text:p text:style-name="Preformatted_20_Text"><text:s text:c="6"/>[75.396101, 11.781245],</text:p>
      <text:p text:style-name="Preformatted_20_Text"><text:s text:c="6"/>[74.864816, 12.741936],</text:p>
      <text:p text:style-name="Preformatted_20_Text"><text:s text:c="6"/>[74.616717, 13.992583],</text:p>
      <text:p text:style-name="Preformatted_20_Text"><text:s text:c="6"/>[74.443859, 14.617222],</text:p>
      <text:p text:style-name="Preformatted_20_Text"><text:s text:c="6"/>[73.534199, 15.990652],</text:p>
      <text:p text:style-name="Preformatted_20_Text"><text:s text:c="6"/>[73.119909, 17.92857],</text:p>
      <text:p text:style-name="Preformatted_20_Text"><text:s text:c="6"/>[72.820909, 19.208234],</text:p>
      <text:p text:style-name="Preformatted_20_Text"><text:s text:c="6"/>[72.824475, 20.419503],</text:p>
      <text:p text:style-name="Preformatted_20_Text"><text:s text:c="6"/>[72.630533, 21.356009],</text:p>
      <text:p text:style-name="Preformatted_20_Text"><text:s text:c="6"/>[71.175273, 20.757441],</text:p>
      <text:p text:style-name="Preformatted_20_Text"><text:s text:c="6"/>[70.470459, 20.877331],</text:p>
      <text:p text:style-name="Preformatted_20_Text"><text:s text:c="6"/>[69.16413, 22.089298],</text:p>
      <text:p text:style-name="Preformatted_20_Text"><text:s text:c="6"/>[69.644928, 22.450775],</text:p>
      <text:p text:style-name="Preformatted_20_Text"><text:s text:c="6"/>[69.349597, 22.84318],</text:p>
      <text:p text:style-name="Preformatted_20_Text"><text:s text:c="6"/>[68.176645, 23.691965],</text:p>
      <text:p text:style-name="Preformatted_20_Text"><text:s text:c="6"/>[68.842599, 24.359134],</text:p>
      <text:p text:style-name="Preformatted_20_Text"><text:s text:c="6"/>[71.04324, 24.356524],</text:p>
      <text:p text:style-name="Preformatted_20_Text"><text:s text:c="6"/>[70.844699, 25.215102],</text:p>
      <text:p text:style-name="Preformatted_20_Text"><text:s text:c="6"/>[70.282873, 25.722229],</text:p>
      <text:p text:style-name="Preformatted_20_Text"><text:s text:c="6"/>[70.168927, 26.491872],</text:p>
      <text:p text:style-name="Preformatted_20_Text"><text:s text:c="6"/>[69.514393, 26.940966],</text:p>
      <text:p text:style-name="Preformatted_20_Text"><text:s text:c="6"/>[70.616496, 27.989196],</text:p>
      <text:p text:style-name="Preformatted_20_Text"><text:s text:c="6"/>[71.777666, 27.91318],</text:p>
      <text:p text:style-name="Preformatted_20_Text"><text:s text:c="6"/>[72.823752, 28.961592],</text:p>
      <text:p text:style-name="Preformatted_20_Text"><text:s text:c="6"/>[73.450638, 29.976413],</text:p>
      <text:p text:style-name="Preformatted_20_Text"><text:s text:c="6"/>[74.42138, 30.979815],</text:p>
      <text:p text:style-name="Preformatted_20_Text"><text:s text:c="6"/>[74.405929, 31.692639],</text:p>
      <text:p text:style-name="Preformatted_20_Text"><text:s text:c="6"/>[75.258642, 32.271105],</text:p>
      <text:p text:style-name="Preformatted_20_Text"><text:s text:c="6"/>[74.451559, 32.7649],</text:p>
      <text:p text:style-name="Preformatted_20_Text"><text:s text:c="6"/>[74.104294, 33.441473],</text:p>
      <text:p text:style-name="Preformatted_20_Text"><text:s text:c="6"/>[73.749948, 34.317699],</text:p>
      <text:p text:style-name="Preformatted_20_Text"><text:s text:c="6"/>[74.240203, 34.748887],</text:p>
      <text:p text:style-name="Preformatted_20_Text"><text:s text:c="6"/>[75.757061, 34.504923],</text:p>
      <text:p text:style-name="Preformatted_20_Text"><text:s text:c="6"/>[76.871722, 34.653544],</text:p>
      <text:p text:style-name="Preformatted_20_Text"><text:s text:c="6"/>[77.837451, 35.49401]]]},</text:p>
      <text:p text:style-name="Preformatted_20_Text"><text:s text:c="3"/>'id': 'IND'},</text:p>
      <text:p text:style-name="Preformatted_20_Text"><text:s text:c="2"/>{'type': 'Feature',</text:p>
      <text:p text:style-name="Preformatted_20_Text"><text:s text:c="3"/>'properties': {'name': 'Ireland'},</text:p>
      <text:p text:style-name="Preformatted_20_Text"><text:s text:c="3"/>'geometry': {'type': 'Polygon',</text:p>
      <text:p text:style-name="Preformatted_20_Text"><text:s text:c="4"/>'coordinates': [[[-6.197885, 53.867565],</text:p>
      <text:p text:style-name="Preformatted_20_Text"><text:soft-page-break/><text:s text:c="6"/>[-6.032985, 53.153164],</text:p>
      <text:p text:style-name="Preformatted_20_Text"><text:s text:c="6"/>[-6.788857, 52.260118],</text:p>
      <text:p text:style-name="Preformatted_20_Text"><text:s text:c="6"/>[-8.561617, 51.669301],</text:p>
      <text:p text:style-name="Preformatted_20_Text"><text:s text:c="6"/>[-9.977086, 51.820455],</text:p>
      <text:p text:style-name="Preformatted_20_Text"><text:s text:c="6"/>[-9.166283, 52.864629],</text:p>
      <text:p text:style-name="Preformatted_20_Text"><text:s text:c="6"/>[-9.688525, 53.881363],</text:p>
      <text:p text:style-name="Preformatted_20_Text"><text:s text:c="6"/>[-8.327987, 54.664519],</text:p>
      <text:p text:style-name="Preformatted_20_Text"><text:s text:c="6"/>[-7.572168, 55.131622],</text:p>
      <text:p text:style-name="Preformatted_20_Text"><text:s text:c="6"/>[-7.366031, 54.595841],</text:p>
      <text:p text:style-name="Preformatted_20_Text"><text:s text:c="6"/>[-7.572168, 54.059956],</text:p>
      <text:p text:style-name="Preformatted_20_Text"><text:s text:c="6"/>[-6.95373, 54.073702],</text:p>
      <text:p text:style-name="Preformatted_20_Text"><text:s text:c="6"/>[-6.197885, 53.867565]]]},</text:p>
      <text:p text:style-name="Preformatted_20_Text"><text:s text:c="3"/>'id': 'IRL'},</text:p>
      <text:p text:style-name="Preformatted_20_Text"><text:s text:c="2"/>{'type': 'Feature',</text:p>
      <text:p text:style-name="Preformatted_20_Text"><text:s text:c="3"/>'properties': {'name': 'Iran'},</text:p>
      <text:p text:style-name="Preformatted_20_Text"><text:s text:c="3"/>'geometry': {'type': 'Polygon',</text:p>
      <text:p text:style-name="Preformatted_20_Text"><text:s text:c="4"/>'coordinates': [[[53.921598, 37.198918],</text:p>
      <text:p text:style-name="Preformatted_20_Text"><text:s text:c="6"/>[54.800304, 37.392421],</text:p>
      <text:p text:style-name="Preformatted_20_Text"><text:s text:c="6"/>[55.511578, 37.964117],</text:p>
      <text:p text:style-name="Preformatted_20_Text"><text:s text:c="6"/>[56.180375, 37.935127],</text:p>
      <text:p text:style-name="Preformatted_20_Text"><text:s text:c="6"/>[56.619366, 38.121394],</text:p>
      <text:p text:style-name="Preformatted_20_Text"><text:s text:c="6"/>[57.330434, 38.029229],</text:p>
      <text:p text:style-name="Preformatted_20_Text"><text:s text:c="6"/>[58.436154, 37.522309],</text:p>
      <text:p text:style-name="Preformatted_20_Text"><text:s text:c="6"/>[59.234762, 37.412988],</text:p>
      <text:p text:style-name="Preformatted_20_Text"><text:s text:c="6"/>[60.377638, 36.527383],</text:p>
      <text:p text:style-name="Preformatted_20_Text"><text:s text:c="6"/>[61.123071, 36.491597],</text:p>
      <text:p text:style-name="Preformatted_20_Text"><text:s text:c="6"/>[61.210817, 35.650072],</text:p>
      <text:p text:style-name="Preformatted_20_Text"><text:s text:c="6"/>[60.803193, 34.404102],</text:p>
      <text:p text:style-name="Preformatted_20_Text"><text:s text:c="6"/>[60.52843, 33.676446],</text:p>
      <text:p text:style-name="Preformatted_20_Text"><text:s text:c="6"/>[60.9637, 33.528832],</text:p>
      <text:p text:style-name="Preformatted_20_Text"><text:s text:c="6"/>[60.536078, 32.981269],</text:p>
      <text:p text:style-name="Preformatted_20_Text"><text:s text:c="6"/>[60.863655, 32.18292],</text:p>
      <text:p text:style-name="Preformatted_20_Text"><text:s text:c="6"/>[60.941945, 31.548075],</text:p>
      <text:p text:style-name="Preformatted_20_Text"><text:s text:c="6"/>[61.699314, 31.379506],</text:p>
      <text:p text:style-name="Preformatted_20_Text"><text:s text:c="6"/>[61.781222, 30.73585],</text:p>
      <text:p text:style-name="Preformatted_20_Text"><text:s text:c="6"/>[60.874248, 29.829239],</text:p>
      <text:p text:style-name="Preformatted_20_Text"><text:s text:c="6"/>[61.369309, 29.303276],</text:p>
      <text:p text:style-name="Preformatted_20_Text"><text:s text:c="6"/>[61.771868, 28.699334],</text:p>
      <text:p text:style-name="Preformatted_20_Text"><text:s text:c="6"/>[62.72783, 28.259645],</text:p>
      <text:p text:style-name="Preformatted_20_Text"><text:s text:c="6"/>[62.755426, 27.378923],</text:p>
      <text:p text:style-name="Preformatted_20_Text"><text:s text:c="6"/>[63.233898, 27.217047],</text:p>
      <text:p text:style-name="Preformatted_20_Text"><text:s text:c="6"/>[63.316632, 26.756532],</text:p>
      <text:p text:style-name="Preformatted_20_Text"><text:s text:c="6"/>[61.874187, 26.239975],</text:p>
      <text:p text:style-name="Preformatted_20_Text"><text:s text:c="6"/>[61.497363, 25.078237],</text:p>
      <text:p text:style-name="Preformatted_20_Text"><text:s text:c="6"/>[59.616134, 25.380157],</text:p>
      <text:p text:style-name="Preformatted_20_Text"><text:s text:c="6"/>[58.525761, 25.609962],</text:p>
      <text:p text:style-name="Preformatted_20_Text"><text:s text:c="6"/>[57.397251, 25.739902],</text:p>
      <text:p text:style-name="Preformatted_20_Text"><text:s text:c="6"/>[56.970766, 26.966106],</text:p>
      <text:p text:style-name="Preformatted_20_Text"><text:s text:c="6"/>[56.492139, 27.143305],</text:p>
      <text:p text:style-name="Preformatted_20_Text"><text:s text:c="6"/>[55.72371, 26.964633],</text:p>
      <text:p text:style-name="Preformatted_20_Text"><text:s text:c="6"/>[54.71509, 26.480658],</text:p>
      <text:p text:style-name="Preformatted_20_Text"><text:s text:c="6"/>[53.493097, 26.812369],</text:p>
      <text:p text:style-name="Preformatted_20_Text"><text:s text:c="6"/>[52.483598, 27.580849],</text:p>
      <text:p text:style-name="Preformatted_20_Text"><text:s text:c="6"/>[51.520763, 27.86569],</text:p>
      <text:p text:style-name="Preformatted_20_Text"><text:s text:c="6"/>[50.852948, 28.814521],</text:p>
      <text:p text:style-name="Preformatted_20_Text"><text:s text:c="6"/>[50.115009, 30.147773],</text:p>
      <text:p text:style-name="Preformatted_20_Text"><text:s text:c="6"/>[49.57685, 29.985715],</text:p>
      <text:p text:style-name="Preformatted_20_Text"><text:s text:c="6"/>[48.941333, 30.31709],</text:p>
      <text:p text:style-name="Preformatted_20_Text"><text:s text:c="6"/>[48.567971, 29.926778],</text:p>
      <text:p text:style-name="Preformatted_20_Text"><text:s text:c="6"/>[48.014568, 30.452457],</text:p>
      <text:p text:style-name="Preformatted_20_Text"><text:s text:c="6"/>[48.004698, 30.985137],</text:p>
      <text:p text:style-name="Preformatted_20_Text"><text:s text:c="6"/>[47.685286, 30.984853],</text:p>
      <text:p text:style-name="Preformatted_20_Text"><text:s text:c="6"/>[47.849204, 31.709176],</text:p>
      <text:p text:style-name="Preformatted_20_Text"><text:s text:c="6"/>[47.334661, 32.469155],</text:p>
      <text:p text:style-name="Preformatted_20_Text"><text:soft-page-break/><text:s text:c="6"/>[46.109362, 33.017287],</text:p>
      <text:p text:style-name="Preformatted_20_Text"><text:s text:c="6"/>[45.416691, 33.967798],</text:p>
      <text:p text:style-name="Preformatted_20_Text"><text:s text:c="6"/>[45.64846, 34.748138],</text:p>
      <text:p text:style-name="Preformatted_20_Text"><text:s text:c="6"/>[46.151788, 35.093259],</text:p>
      <text:p text:style-name="Preformatted_20_Text"><text:s text:c="6"/>[46.07634, 35.677383],</text:p>
      <text:p text:style-name="Preformatted_20_Text"><text:s text:c="6"/>[45.420618, 35.977546],</text:p>
      <text:p text:style-name="Preformatted_20_Text"><text:s text:c="6"/>[44.77267, 37.17045],</text:p>
      <text:p text:style-name="Preformatted_20_Text"><text:s text:c="6"/>[44.225756, 37.971584],</text:p>
      <text:p text:style-name="Preformatted_20_Text"><text:s text:c="6"/>[44.421403, 38.281281],</text:p>
      <text:p text:style-name="Preformatted_20_Text"><text:s text:c="6"/>[44.109225, 39.428136],</text:p>
      <text:p text:style-name="Preformatted_20_Text"><text:s text:c="6"/>[44.79399, 39.713003],</text:p>
      <text:p text:style-name="Preformatted_20_Text"><text:s text:c="6"/>[44.952688, 39.335765],</text:p>
      <text:p text:style-name="Preformatted_20_Text"><text:s text:c="6"/>[45.457722, 38.874139],</text:p>
      <text:p text:style-name="Preformatted_20_Text"><text:s text:c="6"/>[46.143623, 38.741201],</text:p>
      <text:p text:style-name="Preformatted_20_Text"><text:s text:c="6"/>[46.50572, 38.770605],</text:p>
      <text:p text:style-name="Preformatted_20_Text"><text:s text:c="6"/>[47.685079, 39.508364],</text:p>
      <text:p text:style-name="Preformatted_20_Text"><text:s text:c="6"/>[48.060095, 39.582235],</text:p>
      <text:p text:style-name="Preformatted_20_Text"><text:s text:c="6"/>[48.355529, 39.288765],</text:p>
      <text:p text:style-name="Preformatted_20_Text"><text:s text:c="6"/>[48.010744, 38.794015],</text:p>
      <text:p text:style-name="Preformatted_20_Text"><text:s text:c="6"/>[48.634375, 38.270378],</text:p>
      <text:p text:style-name="Preformatted_20_Text"><text:s text:c="6"/>[48.883249, 38.320245],</text:p>
      <text:p text:style-name="Preformatted_20_Text"><text:s text:c="6"/>[49.199612, 37.582874],</text:p>
      <text:p text:style-name="Preformatted_20_Text"><text:s text:c="6"/>[50.147771, 37.374567],</text:p>
      <text:p text:style-name="Preformatted_20_Text"><text:s text:c="6"/>[50.842354, 36.872814],</text:p>
      <text:p text:style-name="Preformatted_20_Text"><text:s text:c="6"/>[52.264025, 36.700422],</text:p>
      <text:p text:style-name="Preformatted_20_Text"><text:s text:c="6"/>[53.82579, 36.965031],</text:p>
      <text:p text:style-name="Preformatted_20_Text"><text:s text:c="6"/>[53.921598, 37.198918]]]},</text:p>
      <text:p text:style-name="Preformatted_20_Text"><text:s text:c="3"/>'id': 'IRN'},</text:p>
      <text:p text:style-name="Preformatted_20_Text"><text:s text:c="2"/>{'type': 'Feature',</text:p>
      <text:p text:style-name="Preformatted_20_Text"><text:s text:c="3"/>'properties': {'name': 'Iraq'},</text:p>
      <text:p text:style-name="Preformatted_20_Text"><text:s text:c="3"/>'geometry': {'type': 'Polygon',</text:p>
      <text:p text:style-name="Preformatted_20_Text"><text:s text:c="4"/>'coordinates': [[[45.420618, 35.977546],</text:p>
      <text:p text:style-name="Preformatted_20_Text"><text:s text:c="6"/>[46.07634, 35.677383],</text:p>
      <text:p text:style-name="Preformatted_20_Text"><text:s text:c="6"/>[46.151788, 35.093259],</text:p>
      <text:p text:style-name="Preformatted_20_Text"><text:s text:c="6"/>[45.64846, 34.748138],</text:p>
      <text:p text:style-name="Preformatted_20_Text"><text:s text:c="6"/>[45.416691, 33.967798],</text:p>
      <text:p text:style-name="Preformatted_20_Text"><text:s text:c="6"/>[46.109362, 33.017287],</text:p>
      <text:p text:style-name="Preformatted_20_Text"><text:s text:c="6"/>[47.334661, 32.469155],</text:p>
      <text:p text:style-name="Preformatted_20_Text"><text:s text:c="6"/>[47.849204, 31.709176],</text:p>
      <text:p text:style-name="Preformatted_20_Text"><text:s text:c="6"/>[47.685286, 30.984853],</text:p>
      <text:p text:style-name="Preformatted_20_Text"><text:s text:c="6"/>[48.004698, 30.985137],</text:p>
      <text:p text:style-name="Preformatted_20_Text"><text:s text:c="6"/>[48.014568, 30.452457],</text:p>
      <text:p text:style-name="Preformatted_20_Text"><text:s text:c="6"/>[48.567971, 29.926778],</text:p>
      <text:p text:style-name="Preformatted_20_Text"><text:s text:c="6"/>[47.974519, 29.975819],</text:p>
      <text:p text:style-name="Preformatted_20_Text"><text:s text:c="6"/>[47.302622, 30.05907],</text:p>
      <text:p text:style-name="Preformatted_20_Text"><text:s text:c="6"/>[46.568713, 29.099025],</text:p>
      <text:p text:style-name="Preformatted_20_Text"><text:s text:c="6"/>[44.709499, 29.178891],</text:p>
      <text:p text:style-name="Preformatted_20_Text"><text:s text:c="6"/>[41.889981, 31.190009],</text:p>
      <text:p text:style-name="Preformatted_20_Text"><text:s text:c="6"/>[40.399994, 31.889992],</text:p>
      <text:p text:style-name="Preformatted_20_Text"><text:s text:c="6"/>[39.195468, 32.161009],</text:p>
      <text:p text:style-name="Preformatted_20_Text"><text:s text:c="6"/>[38.792341, 33.378686],</text:p>
      <text:p text:style-name="Preformatted_20_Text"><text:s text:c="6"/>[41.006159, 34.419372],</text:p>
      <text:p text:style-name="Preformatted_20_Text"><text:s text:c="6"/>[41.383965, 35.628317],</text:p>
      <text:p text:style-name="Preformatted_20_Text"><text:s text:c="6"/>[41.289707, 36.358815],</text:p>
      <text:p text:style-name="Preformatted_20_Text"><text:s text:c="6"/>[41.837064, 36.605854],</text:p>
      <text:p text:style-name="Preformatted_20_Text"><text:s text:c="6"/>[42.349591, 37.229873],</text:p>
      <text:p text:style-name="Preformatted_20_Text"><text:s text:c="6"/>[42.779126, 37.385264],</text:p>
      <text:p text:style-name="Preformatted_20_Text"><text:s text:c="6"/>[43.942259, 37.256228],</text:p>
      <text:p text:style-name="Preformatted_20_Text"><text:s text:c="6"/>[44.293452, 37.001514],</text:p>
      <text:p text:style-name="Preformatted_20_Text"><text:s text:c="6"/>[44.772699, 37.170445],</text:p>
      <text:p text:style-name="Preformatted_20_Text"><text:s text:c="6"/>[45.420618, 35.977546]]]},</text:p>
      <text:p text:style-name="Preformatted_20_Text"><text:s text:c="3"/>'id': 'IRQ'},</text:p>
      <text:p text:style-name="Preformatted_20_Text"><text:s text:c="2"/>{'type': 'Feature',</text:p>
      <text:p text:style-name="Preformatted_20_Text"><text:s text:c="3"/>'properties': {'name': 'Iceland'},</text:p>
      <text:p text:style-name="Preformatted_20_Text"><text:soft-page-break/><text:s text:c="3"/>'geometry': {'type': 'Polygon',</text:p>
      <text:p text:style-name="Preformatted_20_Text"><text:s text:c="4"/>'coordinates': [[[-14.508695, 66.455892],</text:p>
      <text:p text:style-name="Preformatted_20_Text"><text:s text:c="6"/>[-14.739637, 65.808748],</text:p>
      <text:p text:style-name="Preformatted_20_Text"><text:s text:c="6"/>[-13.609732, 65.126671],</text:p>
      <text:p text:style-name="Preformatted_20_Text"><text:s text:c="6"/>[-14.909834, 64.364082],</text:p>
      <text:p text:style-name="Preformatted_20_Text"><text:s text:c="6"/>[-17.794438, 63.678749],</text:p>
      <text:p text:style-name="Preformatted_20_Text"><text:s text:c="6"/>[-18.656246, 63.496383],</text:p>
      <text:p text:style-name="Preformatted_20_Text"><text:s text:c="6"/>[-19.972755, 63.643635],</text:p>
      <text:p text:style-name="Preformatted_20_Text"><text:s text:c="6"/>[-22.762972, 63.960179],</text:p>
      <text:p text:style-name="Preformatted_20_Text"><text:s text:c="6"/>[-21.778484, 64.402116],</text:p>
      <text:p text:style-name="Preformatted_20_Text"><text:s text:c="6"/>[-23.955044, 64.89113],</text:p>
      <text:p text:style-name="Preformatted_20_Text"><text:s text:c="6"/>[-22.184403, 65.084968],</text:p>
      <text:p text:style-name="Preformatted_20_Text"><text:s text:c="6"/>[-22.227423, 65.378594],</text:p>
      <text:p text:style-name="Preformatted_20_Text"><text:s text:c="6"/>[-24.326184, 65.611189],</text:p>
      <text:p text:style-name="Preformatted_20_Text"><text:s text:c="6"/>[-23.650515, 66.262519],</text:p>
      <text:p text:style-name="Preformatted_20_Text"><text:s text:c="6"/>[-22.134922, 66.410469],</text:p>
      <text:p text:style-name="Preformatted_20_Text"><text:s text:c="6"/>[-20.576284, 65.732112],</text:p>
      <text:p text:style-name="Preformatted_20_Text"><text:s text:c="6"/>[-19.056842, 66.276601],</text:p>
      <text:p text:style-name="Preformatted_20_Text"><text:s text:c="6"/>[-17.798624, 65.993853],</text:p>
      <text:p text:style-name="Preformatted_20_Text"><text:s text:c="6"/>[-16.167819, 66.526792],</text:p>
      <text:p text:style-name="Preformatted_20_Text"><text:s text:c="6"/>[-14.508695, 66.455892]]]},</text:p>
      <text:p text:style-name="Preformatted_20_Text"><text:s text:c="3"/>'id': 'ISL'},</text:p>
      <text:p text:style-name="Preformatted_20_Text"><text:s text:c="2"/>{'type': 'Feature',</text:p>
      <text:p text:style-name="Preformatted_20_Text"><text:s text:c="3"/>'properties': {'name': 'Israel'},</text:p>
      <text:p text:style-name="Preformatted_20_Text"><text:s text:c="3"/>'geometry': {'type': 'Polygon',</text:p>
      <text:p text:style-name="Preformatted_20_Text"><text:s text:c="4"/>'coordinates': [[[35.719918, 32.709192],</text:p>
      <text:p text:style-name="Preformatted_20_Text"><text:s text:c="6"/>[35.545665, 32.393992],</text:p>
      <text:p text:style-name="Preformatted_20_Text"><text:s text:c="6"/>[35.18393, 32.532511],</text:p>
      <text:p text:style-name="Preformatted_20_Text"><text:s text:c="6"/>[34.974641, 31.866582],</text:p>
      <text:p text:style-name="Preformatted_20_Text"><text:s text:c="6"/>[35.225892, 31.754341],</text:p>
      <text:p text:style-name="Preformatted_20_Text"><text:s text:c="6"/>[34.970507, 31.616778],</text:p>
      <text:p text:style-name="Preformatted_20_Text"><text:s text:c="6"/>[34.927408, 31.353435],</text:p>
      <text:p text:style-name="Preformatted_20_Text"><text:s text:c="6"/>[35.397561, 31.489086],</text:p>
      <text:p text:style-name="Preformatted_20_Text"><text:s text:c="6"/>[35.420918, 31.100066],</text:p>
      <text:p text:style-name="Preformatted_20_Text"><text:s text:c="6"/>[34.922603, 29.501326],</text:p>
      <text:p text:style-name="Preformatted_20_Text"><text:s text:c="6"/>[34.265433, 31.219361],</text:p>
      <text:p text:style-name="Preformatted_20_Text"><text:s text:c="6"/>[34.556372, 31.548824],</text:p>
      <text:p text:style-name="Preformatted_20_Text"><text:s text:c="6"/>[34.488107, 31.605539],</text:p>
      <text:p text:style-name="Preformatted_20_Text"><text:s text:c="6"/>[34.752587, 32.072926],</text:p>
      <text:p text:style-name="Preformatted_20_Text"><text:s text:c="6"/>[34.955417, 32.827376],</text:p>
      <text:p text:style-name="Preformatted_20_Text"><text:s text:c="6"/>[35.098457, 33.080539],</text:p>
      <text:p text:style-name="Preformatted_20_Text"><text:s text:c="6"/>[35.126053, 33.0909],</text:p>
      <text:p text:style-name="Preformatted_20_Text"><text:s text:c="6"/>[35.460709, 33.08904],</text:p>
      <text:p text:style-name="Preformatted_20_Text"><text:s text:c="6"/>[35.552797, 33.264275],</text:p>
      <text:p text:style-name="Preformatted_20_Text"><text:s text:c="6"/>[35.821101, 33.277426],</text:p>
      <text:p text:style-name="Preformatted_20_Text"><text:s text:c="6"/>[35.836397, 32.868123],</text:p>
      <text:p text:style-name="Preformatted_20_Text"><text:s text:c="6"/>[35.700798, 32.716014],</text:p>
      <text:p text:style-name="Preformatted_20_Text"><text:s text:c="6"/>[35.719918, 32.709192]]]},</text:p>
      <text:p text:style-name="Preformatted_20_Text"><text:s text:c="3"/>'id': 'ISR'},</text:p>
      <text:p text:style-name="Preformatted_20_Text"><text:s text:c="2"/>{'type': 'Feature',</text:p>
      <text:p text:style-name="Preformatted_20_Text"><text:s text:c="3"/>'properties': {'name': 'Italy'},</text:p>
      <text:p text:style-name="Preformatted_20_Text"><text:s text:c="3"/>'geometry': {'type': 'MultiPolygon',</text:p>
      <text:p text:style-name="Preformatted_20_Text"><text:s text:c="4"/>'coordinates': [[[[15.520376, 38.231155],</text:p>
      <text:p text:style-name="Preformatted_20_Text"><text:s text:c="7"/>[15.160243, 37.444046],</text:p>
      <text:p text:style-name="Preformatted_20_Text"><text:s text:c="7"/>[15.309898, 37.134219],</text:p>
      <text:p text:style-name="Preformatted_20_Text"><text:s text:c="7"/>[15.099988, 36.619987],</text:p>
      <text:p text:style-name="Preformatted_20_Text"><text:s text:c="7"/>[14.335229, 36.996631],</text:p>
      <text:p text:style-name="Preformatted_20_Text"><text:s text:c="7"/>[13.826733, 37.104531],</text:p>
      <text:p text:style-name="Preformatted_20_Text"><text:s text:c="7"/>[12.431004, 37.61295],</text:p>
      <text:p text:style-name="Preformatted_20_Text"><text:s text:c="7"/>[12.570944, 38.126381],</text:p>
      <text:p text:style-name="Preformatted_20_Text"><text:s text:c="7"/>[13.741156, 38.034966],</text:p>
      <text:p text:style-name="Preformatted_20_Text"><text:s text:c="7"/>[14.761249, 38.143874],</text:p>
      <text:p text:style-name="Preformatted_20_Text"><text:s text:c="7"/>[15.520376, 38.231155]]],</text:p>
      <text:p text:style-name="Preformatted_20_Text"><text:s text:c="5"/>[[[9.210012, 41.209991],</text:p>
      <text:p text:style-name="Preformatted_20_Text"><text:soft-page-break/><text:s text:c="7"/>[9.809975, 40.500009],</text:p>
      <text:p text:style-name="Preformatted_20_Text"><text:s text:c="7"/>[9.669519, 39.177376],</text:p>
      <text:p text:style-name="Preformatted_20_Text"><text:s text:c="7"/>[9.214818, 39.240473],</text:p>
      <text:p text:style-name="Preformatted_20_Text"><text:s text:c="7"/>[8.806936, 38.906618],</text:p>
      <text:p text:style-name="Preformatted_20_Text"><text:s text:c="7"/>[8.428302, 39.171847],</text:p>
      <text:p text:style-name="Preformatted_20_Text"><text:s text:c="7"/>[8.388253, 40.378311],</text:p>
      <text:p text:style-name="Preformatted_20_Text"><text:s text:c="7"/>[8.159998, 40.950007],</text:p>
      <text:p text:style-name="Preformatted_20_Text"><text:s text:c="7"/>[8.709991, 40.899984],</text:p>
      <text:p text:style-name="Preformatted_20_Text"><text:s text:c="7"/>[9.210012, 41.209991]]],</text:p>
      <text:p text:style-name="Preformatted_20_Text"><text:s text:c="5"/>[[[12.376485, 46.767559],</text:p>
      <text:p text:style-name="Preformatted_20_Text"><text:s text:c="7"/>[13.806475, 46.509306],</text:p>
      <text:p text:style-name="Preformatted_20_Text"><text:s text:c="7"/>[13.69811, 46.016778],</text:p>
      <text:p text:style-name="Preformatted_20_Text"><text:s text:c="7"/>[13.93763, 45.591016],</text:p>
      <text:p text:style-name="Preformatted_20_Text"><text:s text:c="7"/>[13.141606, 45.736692],</text:p>
      <text:p text:style-name="Preformatted_20_Text"><text:s text:c="7"/>[12.328581, 45.381778],</text:p>
      <text:p text:style-name="Preformatted_20_Text"><text:s text:c="7"/>[12.383875, 44.885374],</text:p>
      <text:p text:style-name="Preformatted_20_Text"><text:s text:c="7"/>[12.261453, 44.600482],</text:p>
      <text:p text:style-name="Preformatted_20_Text"><text:s text:c="7"/>[12.589237, 44.091366],</text:p>
      <text:p text:style-name="Preformatted_20_Text"><text:s text:c="7"/>[13.526906, 43.587727],</text:p>
      <text:p text:style-name="Preformatted_20_Text"><text:s text:c="7"/>[14.029821, 42.761008],</text:p>
      <text:p text:style-name="Preformatted_20_Text"><text:s text:c="7"/>[15.14257, 41.95514],</text:p>
      <text:p text:style-name="Preformatted_20_Text"><text:s text:c="7"/>[15.926191, 41.961315],</text:p>
      <text:p text:style-name="Preformatted_20_Text"><text:s text:c="7"/>[16.169897, 41.740295],</text:p>
      <text:p text:style-name="Preformatted_20_Text"><text:s text:c="7"/>[15.889346, 41.541082],</text:p>
      <text:p text:style-name="Preformatted_20_Text"><text:s text:c="7"/>[16.785002, 41.179606],</text:p>
      <text:p text:style-name="Preformatted_20_Text"><text:s text:c="7"/>[17.519169, 40.877143],</text:p>
      <text:p text:style-name="Preformatted_20_Text"><text:s text:c="7"/>[18.376687, 40.355625],</text:p>
      <text:p text:style-name="Preformatted_20_Text"><text:s text:c="7"/>[18.480247, 40.168866],</text:p>
      <text:p text:style-name="Preformatted_20_Text"><text:s text:c="7"/>[18.293385, 39.810774],</text:p>
      <text:p text:style-name="Preformatted_20_Text"><text:s text:c="7"/>[17.73838, 40.277671],</text:p>
      <text:p text:style-name="Preformatted_20_Text"><text:s text:c="7"/>[16.869596, 40.442235],</text:p>
      <text:p text:style-name="Preformatted_20_Text"><text:s text:c="7"/>[16.448743, 39.795401],</text:p>
      <text:p text:style-name="Preformatted_20_Text"><text:s text:c="7"/>[17.17149, 39.4247],</text:p>
      <text:p text:style-name="Preformatted_20_Text"><text:s text:c="7"/>[17.052841, 38.902871],</text:p>
      <text:p text:style-name="Preformatted_20_Text"><text:s text:c="7"/>[16.635088, 38.843572],</text:p>
      <text:p text:style-name="Preformatted_20_Text"><text:s text:c="7"/>[16.100961, 37.985899],</text:p>
      <text:p text:style-name="Preformatted_20_Text"><text:s text:c="7"/>[15.684087, 37.908849],</text:p>
      <text:p text:style-name="Preformatted_20_Text"><text:s text:c="7"/>[15.687963, 38.214593],</text:p>
      <text:p text:style-name="Preformatted_20_Text"><text:s text:c="7"/>[15.891981, 38.750942],</text:p>
      <text:p text:style-name="Preformatted_20_Text"><text:s text:c="7"/>[16.109332, 38.964547],</text:p>
      <text:p text:style-name="Preformatted_20_Text"><text:s text:c="7"/>[15.718814, 39.544072],</text:p>
      <text:p text:style-name="Preformatted_20_Text"><text:s text:c="7"/>[15.413613, 40.048357],</text:p>
      <text:p text:style-name="Preformatted_20_Text"><text:s text:c="7"/>[14.998496, 40.172949],</text:p>
      <text:p text:style-name="Preformatted_20_Text"><text:s text:c="7"/>[14.703268, 40.60455],</text:p>
      <text:p text:style-name="Preformatted_20_Text"><text:s text:c="7"/>[14.060672, 40.786348],</text:p>
      <text:p text:style-name="Preformatted_20_Text"><text:s text:c="7"/>[13.627985, 41.188287],</text:p>
      <text:p text:style-name="Preformatted_20_Text"><text:s text:c="7"/>[12.888082, 41.25309],</text:p>
      <text:p text:style-name="Preformatted_20_Text"><text:s text:c="7"/>[12.106683, 41.704535],</text:p>
      <text:p text:style-name="Preformatted_20_Text"><text:s text:c="7"/>[11.191906, 42.355425],</text:p>
      <text:p text:style-name="Preformatted_20_Text"><text:s text:c="7"/>[10.511948, 42.931463],</text:p>
      <text:p text:style-name="Preformatted_20_Text"><text:s text:c="7"/>[10.200029, 43.920007],</text:p>
      <text:p text:style-name="Preformatted_20_Text"><text:s text:c="7"/>[9.702488, 44.036279],</text:p>
      <text:p text:style-name="Preformatted_20_Text"><text:s text:c="7"/>[8.888946, 44.366336],</text:p>
      <text:p text:style-name="Preformatted_20_Text"><text:s text:c="7"/>[8.428561, 44.231228],</text:p>
      <text:p text:style-name="Preformatted_20_Text"><text:s text:c="7"/>[7.850767, 43.767148],</text:p>
      <text:p text:style-name="Preformatted_20_Text"><text:s text:c="7"/>[7.435185, 43.693845],</text:p>
      <text:p text:style-name="Preformatted_20_Text"><text:s text:c="7"/>[7.549596, 44.127901],</text:p>
      <text:p text:style-name="Preformatted_20_Text"><text:s text:c="7"/>[7.007562, 44.254767],</text:p>
      <text:p text:style-name="Preformatted_20_Text"><text:s text:c="7"/>[6.749955, 45.028518],</text:p>
      <text:p text:style-name="Preformatted_20_Text"><text:s text:c="7"/>[7.096652, 45.333099],</text:p>
      <text:p text:style-name="Preformatted_20_Text"><text:s text:c="7"/>[6.802355, 45.70858],</text:p>
      <text:p text:style-name="Preformatted_20_Text"><text:s text:c="7"/>[6.843593, 45.991147],</text:p>
      <text:p text:style-name="Preformatted_20_Text"><text:s text:c="7"/>[7.273851, 45.776948],</text:p>
      <text:p text:style-name="Preformatted_20_Text"><text:s text:c="7"/>[7.755992, 45.82449],</text:p>
      <text:p text:style-name="Preformatted_20_Text"><text:soft-page-break/><text:s text:c="7"/>[8.31663, 46.163642],</text:p>
      <text:p text:style-name="Preformatted_20_Text"><text:s text:c="7"/>[8.489952, 46.005151],</text:p>
      <text:p text:style-name="Preformatted_20_Text"><text:s text:c="7"/>[8.966306, 46.036932],</text:p>
      <text:p text:style-name="Preformatted_20_Text"><text:s text:c="7"/>[9.182882, 46.440215],</text:p>
      <text:p text:style-name="Preformatted_20_Text"><text:s text:c="7"/>[9.922837, 46.314899],</text:p>
      <text:p text:style-name="Preformatted_20_Text"><text:s text:c="7"/>[10.363378, 46.483571],</text:p>
      <text:p text:style-name="Preformatted_20_Text"><text:s text:c="7"/>[10.442701, 46.893546],</text:p>
      <text:p text:style-name="Preformatted_20_Text"><text:s text:c="7"/>[11.048556, 46.751359],</text:p>
      <text:p text:style-name="Preformatted_20_Text"><text:s text:c="7"/>[11.164828, 46.941579],</text:p>
      <text:p text:style-name="Preformatted_20_Text"><text:s text:c="7"/>[12.153088, 47.115393],</text:p>
      <text:p text:style-name="Preformatted_20_Text"><text:s text:c="7"/>[12.376485, 46.767559]]]]},</text:p>
      <text:p text:style-name="Preformatted_20_Text"><text:s text:c="3"/>'id': 'ITA'},</text:p>
      <text:p text:style-name="Preformatted_20_Text"><text:s text:c="2"/>{'type': 'Feature',</text:p>
      <text:p text:style-name="Preformatted_20_Text"><text:s text:c="3"/>'properties': {'name': 'Jamaica'},</text:p>
      <text:p text:style-name="Preformatted_20_Text"><text:s text:c="3"/>'geometry': {'type': 'Polygon',</text:p>
      <text:p text:style-name="Preformatted_20_Text"><text:s text:c="4"/>'coordinates': [[[-77.569601, 18.490525],</text:p>
      <text:p text:style-name="Preformatted_20_Text"><text:s text:c="6"/>[-76.896619, 18.400867],</text:p>
      <text:p text:style-name="Preformatted_20_Text"><text:s text:c="6"/>[-76.365359, 18.160701],</text:p>
      <text:p text:style-name="Preformatted_20_Text"><text:s text:c="6"/>[-76.199659, 17.886867],</text:p>
      <text:p text:style-name="Preformatted_20_Text"><text:s text:c="6"/>[-76.902561, 17.868238],</text:p>
      <text:p text:style-name="Preformatted_20_Text"><text:s text:c="6"/>[-77.206341, 17.701116],</text:p>
      <text:p text:style-name="Preformatted_20_Text"><text:s text:c="6"/>[-77.766023, 17.861597],</text:p>
      <text:p text:style-name="Preformatted_20_Text"><text:s text:c="6"/>[-78.337719, 18.225968],</text:p>
      <text:p text:style-name="Preformatted_20_Text"><text:s text:c="6"/>[-78.217727, 18.454533],</text:p>
      <text:p text:style-name="Preformatted_20_Text"><text:s text:c="6"/>[-77.797365, 18.524218],</text:p>
      <text:p text:style-name="Preformatted_20_Text"><text:s text:c="6"/>[-77.569601, 18.490525]]]},</text:p>
      <text:p text:style-name="Preformatted_20_Text"><text:s text:c="3"/>'id': 'JAM'},</text:p>
      <text:p text:style-name="Preformatted_20_Text"><text:s text:c="2"/>{'type': 'Feature',</text:p>
      <text:p text:style-name="Preformatted_20_Text"><text:s text:c="3"/>'properties': {'name': 'Jordan'},</text:p>
      <text:p text:style-name="Preformatted_20_Text"><text:s text:c="3"/>'geometry': {'type': 'Polygon',</text:p>
      <text:p text:style-name="Preformatted_20_Text"><text:s text:c="4"/>'coordinates': [[[35.545665, 32.393992],</text:p>
      <text:p text:style-name="Preformatted_20_Text"><text:s text:c="6"/>[35.719918, 32.709192],</text:p>
      <text:p text:style-name="Preformatted_20_Text"><text:s text:c="6"/>[36.834062, 32.312938],</text:p>
      <text:p text:style-name="Preformatted_20_Text"><text:s text:c="6"/>[38.792341, 33.378686],</text:p>
      <text:p text:style-name="Preformatted_20_Text"><text:s text:c="6"/>[39.195468, 32.161009],</text:p>
      <text:p text:style-name="Preformatted_20_Text"><text:s text:c="6"/>[39.004886, 32.010217],</text:p>
      <text:p text:style-name="Preformatted_20_Text"><text:s text:c="6"/>[37.002166, 31.508413],</text:p>
      <text:p text:style-name="Preformatted_20_Text"><text:s text:c="6"/>[37.998849, 30.5085],</text:p>
      <text:p text:style-name="Preformatted_20_Text"><text:s text:c="6"/>[37.66812, 30.338665],</text:p>
      <text:p text:style-name="Preformatted_20_Text"><text:s text:c="6"/>[37.503582, 30.003776],</text:p>
      <text:p text:style-name="Preformatted_20_Text"><text:s text:c="6"/>[36.740528, 29.865283],</text:p>
      <text:p text:style-name="Preformatted_20_Text"><text:s text:c="6"/>[36.501214, 29.505254],</text:p>
      <text:p text:style-name="Preformatted_20_Text"><text:s text:c="6"/>[36.068941, 29.197495],</text:p>
      <text:p text:style-name="Preformatted_20_Text"><text:s text:c="6"/>[34.956037, 29.356555],</text:p>
      <text:p text:style-name="Preformatted_20_Text"><text:s text:c="6"/>[34.922603, 29.501326],</text:p>
      <text:p text:style-name="Preformatted_20_Text"><text:s text:c="6"/>[35.420918, 31.100066],</text:p>
      <text:p text:style-name="Preformatted_20_Text"><text:s text:c="6"/>[35.397561, 31.489086],</text:p>
      <text:p text:style-name="Preformatted_20_Text"><text:s text:c="6"/>[35.545252, 31.782505],</text:p>
      <text:p text:style-name="Preformatted_20_Text"><text:s text:c="6"/>[35.545665, 32.393992]]]},</text:p>
      <text:p text:style-name="Preformatted_20_Text"><text:s text:c="3"/>'id': 'JOR'},</text:p>
      <text:p text:style-name="Preformatted_20_Text"><text:s text:c="2"/>{'type': 'Feature',</text:p>
      <text:p text:style-name="Preformatted_20_Text"><text:s text:c="3"/>'properties': {'name': 'Japan'},</text:p>
      <text:p text:style-name="Preformatted_20_Text"><text:s text:c="3"/>'geometry': {'type': 'MultiPolygon',</text:p>
      <text:p text:style-name="Preformatted_20_Text"><text:s text:c="4"/>'coordinates': [[[[134.638428, 34.149234],</text:p>
      <text:p text:style-name="Preformatted_20_Text"><text:s text:c="7"/>[134.766379, 33.806335],</text:p>
      <text:p text:style-name="Preformatted_20_Text"><text:s text:c="7"/>[134.203416, 33.201178],</text:p>
      <text:p text:style-name="Preformatted_20_Text"><text:s text:c="7"/>[133.79295, 33.521985],</text:p>
      <text:p text:style-name="Preformatted_20_Text"><text:s text:c="7"/>[133.280268, 33.28957],</text:p>
      <text:p text:style-name="Preformatted_20_Text"><text:s text:c="7"/>[133.014858, 32.704567],</text:p>
      <text:p text:style-name="Preformatted_20_Text"><text:s text:c="7"/>[132.363115, 32.989382],</text:p>
      <text:p text:style-name="Preformatted_20_Text"><text:s text:c="7"/>[132.371176, 33.463642],</text:p>
      <text:p text:style-name="Preformatted_20_Text"><text:s text:c="7"/>[132.924373, 34.060299],</text:p>
      <text:p text:style-name="Preformatted_20_Text"><text:s text:c="7"/>[133.492968, 33.944621],</text:p>
      <text:p text:style-name="Preformatted_20_Text"><text:s text:c="7"/>[133.904106, 34.364931],</text:p>
      <text:p text:style-name="Preformatted_20_Text"><text:soft-page-break/><text:s text:c="7"/>[134.638428, 34.149234]]],</text:p>
      <text:p text:style-name="Preformatted_20_Text"><text:s text:c="5"/>[[[140.976388, 37.142074],</text:p>
      <text:p text:style-name="Preformatted_20_Text"><text:s text:c="7"/>[140.59977, 36.343983],</text:p>
      <text:p text:style-name="Preformatted_20_Text"><text:s text:c="7"/>[140.774074, 35.842877],</text:p>
      <text:p text:style-name="Preformatted_20_Text"><text:s text:c="7"/>[140.253279, 35.138114],</text:p>
      <text:p text:style-name="Preformatted_20_Text"><text:s text:c="7"/>[138.975528, 34.6676],</text:p>
      <text:p text:style-name="Preformatted_20_Text"><text:s text:c="7"/>[137.217599, 34.606286],</text:p>
      <text:p text:style-name="Preformatted_20_Text"><text:s text:c="7"/>[135.792983, 33.464805],</text:p>
      <text:p text:style-name="Preformatted_20_Text"><text:s text:c="7"/>[135.120983, 33.849071],</text:p>
      <text:p text:style-name="Preformatted_20_Text"><text:s text:c="7"/>[135.079435, 34.596545],</text:p>
      <text:p text:style-name="Preformatted_20_Text"><text:s text:c="7"/>[133.340316, 34.375938],</text:p>
      <text:p text:style-name="Preformatted_20_Text"><text:s text:c="7"/>[132.156771, 33.904933],</text:p>
      <text:p text:style-name="Preformatted_20_Text"><text:s text:c="7"/>[130.986145, 33.885761],</text:p>
      <text:p text:style-name="Preformatted_20_Text"><text:s text:c="7"/>[132.000036, 33.149992],</text:p>
      <text:p text:style-name="Preformatted_20_Text"><text:s text:c="7"/>[131.33279, 31.450355],</text:p>
      <text:p text:style-name="Preformatted_20_Text"><text:s text:c="7"/>[130.686318, 31.029579],</text:p>
      <text:p text:style-name="Preformatted_20_Text"><text:s text:c="7"/>[130.20242, 31.418238],</text:p>
      <text:p text:style-name="Preformatted_20_Text"><text:s text:c="7"/>[130.447676, 32.319475],</text:p>
      <text:p text:style-name="Preformatted_20_Text"><text:s text:c="7"/>[129.814692, 32.61031],</text:p>
      <text:p text:style-name="Preformatted_20_Text"><text:s text:c="7"/>[129.408463, 33.296056],</text:p>
      <text:p text:style-name="Preformatted_20_Text"><text:s text:c="7"/>[130.353935, 33.604151],</text:p>
      <text:p text:style-name="Preformatted_20_Text"><text:s text:c="7"/>[130.878451, 34.232743],</text:p>
      <text:p text:style-name="Preformatted_20_Text"><text:s text:c="7"/>[131.884229, 34.749714],</text:p>
      <text:p text:style-name="Preformatted_20_Text"><text:s text:c="7"/>[132.617673, 35.433393],</text:p>
      <text:p text:style-name="Preformatted_20_Text"><text:s text:c="7"/>[134.608301, 35.731618],</text:p>
      <text:p text:style-name="Preformatted_20_Text"><text:s text:c="7"/>[135.677538, 35.527134],</text:p>
      <text:p text:style-name="Preformatted_20_Text"><text:s text:c="7"/>[136.723831, 37.304984],</text:p>
      <text:p text:style-name="Preformatted_20_Text"><text:s text:c="7"/>[137.390612, 36.827391],</text:p>
      <text:p text:style-name="Preformatted_20_Text"><text:s text:c="7"/>[138.857602, 37.827485],</text:p>
      <text:p text:style-name="Preformatted_20_Text"><text:s text:c="7"/>[139.426405, 38.215962],</text:p>
      <text:p text:style-name="Preformatted_20_Text"><text:s text:c="7"/>[140.05479, 39.438807],</text:p>
      <text:p text:style-name="Preformatted_20_Text"><text:s text:c="7"/>[139.883379, 40.563312],</text:p>
      <text:p text:style-name="Preformatted_20_Text"><text:s text:c="7"/>[140.305783, 41.195005],</text:p>
      <text:p text:style-name="Preformatted_20_Text"><text:s text:c="7"/>[141.368973, 41.37856],</text:p>
      <text:p text:style-name="Preformatted_20_Text"><text:s text:c="7"/>[141.914263, 39.991616],</text:p>
      <text:p text:style-name="Preformatted_20_Text"><text:s text:c="7"/>[141.884601, 39.180865],</text:p>
      <text:p text:style-name="Preformatted_20_Text"><text:s text:c="7"/>[140.959489, 38.174001],</text:p>
      <text:p text:style-name="Preformatted_20_Text"><text:s text:c="7"/>[140.976388, 37.142074]]],</text:p>
      <text:p text:style-name="Preformatted_20_Text"><text:s text:c="5"/>[[[143.910162, 44.1741],</text:p>
      <text:p text:style-name="Preformatted_20_Text"><text:s text:c="7"/>[144.613427, 43.960883],</text:p>
      <text:p text:style-name="Preformatted_20_Text"><text:s text:c="7"/>[145.320825, 44.384733],</text:p>
      <text:p text:style-name="Preformatted_20_Text"><text:s text:c="7"/>[145.543137, 43.262088],</text:p>
      <text:p text:style-name="Preformatted_20_Text"><text:s text:c="7"/>[144.059662, 42.988358],</text:p>
      <text:p text:style-name="Preformatted_20_Text"><text:s text:c="7"/>[143.18385, 41.995215],</text:p>
      <text:p text:style-name="Preformatted_20_Text"><text:s text:c="7"/>[141.611491, 42.678791],</text:p>
      <text:p text:style-name="Preformatted_20_Text"><text:s text:c="7"/>[141.067286, 41.584594],</text:p>
      <text:p text:style-name="Preformatted_20_Text"><text:s text:c="7"/>[139.955106, 41.569556],</text:p>
      <text:p text:style-name="Preformatted_20_Text"><text:s text:c="7"/>[139.817544, 42.563759],</text:p>
      <text:p text:style-name="Preformatted_20_Text"><text:s text:c="7"/>[140.312087, 43.333273],</text:p>
      <text:p text:style-name="Preformatted_20_Text"><text:s text:c="7"/>[141.380549, 43.388825],</text:p>
      <text:p text:style-name="Preformatted_20_Text"><text:s text:c="7"/>[141.671952, 44.772125],</text:p>
      <text:p text:style-name="Preformatted_20_Text"><text:s text:c="7"/>[141.967645, 45.551483],</text:p>
      <text:p text:style-name="Preformatted_20_Text"><text:s text:c="7"/>[143.14287, 44.510358],</text:p>
      <text:p text:style-name="Preformatted_20_Text"><text:s text:c="7"/>[143.910162, 44.1741]]]]},</text:p>
      <text:p text:style-name="Preformatted_20_Text"><text:s text:c="3"/>'id': 'JPN'},</text:p>
      <text:p text:style-name="Preformatted_20_Text"><text:s text:c="2"/>{'type': 'Feature',</text:p>
      <text:p text:style-name="Preformatted_20_Text"><text:s text:c="3"/>'properties': {'name': 'Kazakhstan'},</text:p>
      <text:p text:style-name="Preformatted_20_Text"><text:s text:c="3"/>'geometry': {'type': 'Polygon',</text:p>
      <text:p text:style-name="Preformatted_20_Text"><text:s text:c="4"/>'coordinates': [[[70.962315, 42.266154],</text:p>
      <text:p text:style-name="Preformatted_20_Text"><text:s text:c="6"/>[70.388965, 42.081308],</text:p>
      <text:p text:style-name="Preformatted_20_Text"><text:s text:c="6"/>[69.070027, 41.384244],</text:p>
      <text:p text:style-name="Preformatted_20_Text"><text:s text:c="6"/>[68.632483, 40.668681],</text:p>
      <text:p text:style-name="Preformatted_20_Text"><text:s text:c="6"/>[68.259896, 40.662325],</text:p>
      <text:p text:style-name="Preformatted_20_Text"><text:s text:c="6"/>[67.985856, 41.135991],</text:p>
      <text:p text:style-name="Preformatted_20_Text"><text:soft-page-break/><text:s text:c="6"/>[66.714047, 41.168444],</text:p>
      <text:p text:style-name="Preformatted_20_Text"><text:s text:c="6"/>[66.510649, 41.987644],</text:p>
      <text:p text:style-name="Preformatted_20_Text"><text:s text:c="6"/>[66.023392, 41.994646],</text:p>
      <text:p text:style-name="Preformatted_20_Text"><text:s text:c="6"/>[66.098012, 42.99766],</text:p>
      <text:p text:style-name="Preformatted_20_Text"><text:s text:c="6"/>[64.900824, 43.728081],</text:p>
      <text:p text:style-name="Preformatted_20_Text"><text:s text:c="6"/>[63.185787, 43.650075],</text:p>
      <text:p text:style-name="Preformatted_20_Text"><text:s text:c="6"/>[62.0133, 43.504477],</text:p>
      <text:p text:style-name="Preformatted_20_Text"><text:s text:c="6"/>[61.05832, 44.405817],</text:p>
      <text:p text:style-name="Preformatted_20_Text"><text:s text:c="6"/>[60.239972, 44.784037],</text:p>
      <text:p text:style-name="Preformatted_20_Text"><text:s text:c="6"/>[58.689989, 45.500014],</text:p>
      <text:p text:style-name="Preformatted_20_Text"><text:s text:c="6"/>[58.503127, 45.586804],</text:p>
      <text:p text:style-name="Preformatted_20_Text"><text:s text:c="6"/>[55.928917, 44.995858],</text:p>
      <text:p text:style-name="Preformatted_20_Text"><text:s text:c="6"/>[55.968191, 41.308642],</text:p>
      <text:p text:style-name="Preformatted_20_Text"><text:s text:c="6"/>[55.455251, 41.259859],</text:p>
      <text:p text:style-name="Preformatted_20_Text"><text:s text:c="6"/>[54.755345, 42.043971],</text:p>
      <text:p text:style-name="Preformatted_20_Text"><text:s text:c="6"/>[54.079418, 42.324109],</text:p>
      <text:p text:style-name="Preformatted_20_Text"><text:s text:c="6"/>[52.944293, 42.116034],</text:p>
      <text:p text:style-name="Preformatted_20_Text"><text:s text:c="6"/>[52.50246, 41.783316],</text:p>
      <text:p text:style-name="Preformatted_20_Text"><text:s text:c="6"/>[52.446339, 42.027151],</text:p>
      <text:p text:style-name="Preformatted_20_Text"><text:s text:c="6"/>[52.692112, 42.443895],</text:p>
      <text:p text:style-name="Preformatted_20_Text"><text:s text:c="6"/>[52.501426, 42.792298],</text:p>
      <text:p text:style-name="Preformatted_20_Text"><text:s text:c="6"/>[51.342427, 43.132975],</text:p>
      <text:p text:style-name="Preformatted_20_Text"><text:s text:c="6"/>[50.891292, 44.031034],</text:p>
      <text:p text:style-name="Preformatted_20_Text"><text:s text:c="6"/>[50.339129, 44.284016],</text:p>
      <text:p text:style-name="Preformatted_20_Text"><text:s text:c="6"/>[50.305643, 44.609836],</text:p>
      <text:p text:style-name="Preformatted_20_Text"><text:s text:c="6"/>[51.278503, 44.514854],</text:p>
      <text:p text:style-name="Preformatted_20_Text"><text:s text:c="6"/>[51.316899, 45.245998],</text:p>
      <text:p text:style-name="Preformatted_20_Text"><text:s text:c="6"/>[52.16739, 45.408391],</text:p>
      <text:p text:style-name="Preformatted_20_Text"><text:s text:c="6"/>[53.040876, 45.259047],</text:p>
      <text:p text:style-name="Preformatted_20_Text"><text:s text:c="6"/>[53.220866, 46.234646],</text:p>
      <text:p text:style-name="Preformatted_20_Text"><text:s text:c="6"/>[53.042737, 46.853006],</text:p>
      <text:p text:style-name="Preformatted_20_Text"><text:s text:c="6"/>[52.042023, 46.804637],</text:p>
      <text:p text:style-name="Preformatted_20_Text"><text:s text:c="6"/>[51.191945, 47.048705],</text:p>
      <text:p text:style-name="Preformatted_20_Text"><text:s text:c="6"/>[50.034083, 46.60899],</text:p>
      <text:p text:style-name="Preformatted_20_Text"><text:s text:c="6"/>[49.10116, 46.39933],</text:p>
      <text:p text:style-name="Preformatted_20_Text"><text:s text:c="6"/>[48.593241, 46.561034],</text:p>
      <text:p text:style-name="Preformatted_20_Text"><text:s text:c="6"/>[48.694734, 47.075628],</text:p>
      <text:p text:style-name="Preformatted_20_Text"><text:s text:c="6"/>[48.057253, 47.743753],</text:p>
      <text:p text:style-name="Preformatted_20_Text"><text:s text:c="6"/>[47.315231, 47.715847],</text:p>
      <text:p text:style-name="Preformatted_20_Text"><text:s text:c="6"/>[46.466446, 48.394152],</text:p>
      <text:p text:style-name="Preformatted_20_Text"><text:s text:c="6"/>[47.043672, 49.152039],</text:p>
      <text:p text:style-name="Preformatted_20_Text"><text:s text:c="6"/>[46.751596, 49.356006],</text:p>
      <text:p text:style-name="Preformatted_20_Text"><text:s text:c="6"/>[47.54948, 50.454698],</text:p>
      <text:p text:style-name="Preformatted_20_Text"><text:s text:c="6"/>[48.577841, 49.87476],</text:p>
      <text:p text:style-name="Preformatted_20_Text"><text:s text:c="6"/>[48.702382, 50.605128],</text:p>
      <text:p text:style-name="Preformatted_20_Text"><text:s text:c="6"/>[50.766648, 51.692762],</text:p>
      <text:p text:style-name="Preformatted_20_Text"><text:s text:c="6"/>[52.328724, 51.718652],</text:p>
      <text:p text:style-name="Preformatted_20_Text"><text:s text:c="6"/>[54.532878, 51.02624],</text:p>
      <text:p text:style-name="Preformatted_20_Text"><text:s text:c="6"/>[55.716941, 50.621717],</text:p>
      <text:p text:style-name="Preformatted_20_Text"><text:s text:c="6"/>[56.777961, 51.043551],</text:p>
      <text:p text:style-name="Preformatted_20_Text"><text:s text:c="6"/>[58.363291, 51.063653],</text:p>
      <text:p text:style-name="Preformatted_20_Text"><text:s text:c="6"/>[59.642282, 50.545442],</text:p>
      <text:p text:style-name="Preformatted_20_Text"><text:s text:c="6"/>[59.932807, 50.842194],</text:p>
      <text:p text:style-name="Preformatted_20_Text"><text:s text:c="6"/>[61.337424, 50.79907],</text:p>
      <text:p text:style-name="Preformatted_20_Text"><text:s text:c="6"/>[61.588003, 51.272659],</text:p>
      <text:p text:style-name="Preformatted_20_Text"><text:s text:c="6"/>[59.967534, 51.96042],</text:p>
      <text:p text:style-name="Preformatted_20_Text"><text:s text:c="6"/>[60.927269, 52.447548],</text:p>
      <text:p text:style-name="Preformatted_20_Text"><text:s text:c="6"/>[60.739993, 52.719986],</text:p>
      <text:p text:style-name="Preformatted_20_Text"><text:s text:c="6"/>[61.699986, 52.979996],</text:p>
      <text:p text:style-name="Preformatted_20_Text"><text:s text:c="6"/>[60.978066, 53.664993],</text:p>
      <text:p text:style-name="Preformatted_20_Text"><text:s text:c="6"/>[61.436591, 54.006265],</text:p>
      <text:p text:style-name="Preformatted_20_Text"><text:s text:c="6"/>[65.178534, 54.354228],</text:p>
      <text:p text:style-name="Preformatted_20_Text"><text:s text:c="6"/>[65.666876, 54.601267],</text:p>
      <text:p text:style-name="Preformatted_20_Text"><text:s text:c="6"/>[68.1691, 54.970392],</text:p>
      <text:p text:style-name="Preformatted_20_Text"><text:soft-page-break/><text:s text:c="6"/>[69.068167, 55.38525],</text:p>
      <text:p text:style-name="Preformatted_20_Text"><text:s text:c="6"/>[70.865267, 55.169734],</text:p>
      <text:p text:style-name="Preformatted_20_Text"><text:s text:c="6"/>[71.180131, 54.133285],</text:p>
      <text:p text:style-name="Preformatted_20_Text"><text:s text:c="6"/>[72.22415, 54.376655],</text:p>
      <text:p text:style-name="Preformatted_20_Text"><text:s text:c="6"/>[73.508516, 54.035617],</text:p>
      <text:p text:style-name="Preformatted_20_Text"><text:s text:c="6"/>[73.425679, 53.48981],</text:p>
      <text:p text:style-name="Preformatted_20_Text"><text:s text:c="6"/>[74.384845, 53.546861],</text:p>
      <text:p text:style-name="Preformatted_20_Text"><text:s text:c="6"/>[76.8911, 54.490524],</text:p>
      <text:p text:style-name="Preformatted_20_Text"><text:s text:c="6"/>[76.525179, 54.177003],</text:p>
      <text:p text:style-name="Preformatted_20_Text"><text:s text:c="6"/>[77.800916, 53.404415],</text:p>
      <text:p text:style-name="Preformatted_20_Text"><text:s text:c="6"/>[80.03556, 50.864751],</text:p>
      <text:p text:style-name="Preformatted_20_Text"><text:s text:c="6"/>[80.568447, 51.388336],</text:p>
      <text:p text:style-name="Preformatted_20_Text"><text:s text:c="6"/>[81.945986, 50.812196],</text:p>
      <text:p text:style-name="Preformatted_20_Text"><text:s text:c="6"/>[83.383004, 51.069183],</text:p>
      <text:p text:style-name="Preformatted_20_Text"><text:s text:c="6"/>[83.935115, 50.889246],</text:p>
      <text:p text:style-name="Preformatted_20_Text"><text:s text:c="6"/>[84.416377, 50.3114],</text:p>
      <text:p text:style-name="Preformatted_20_Text"><text:s text:c="6"/>[85.11556, 50.117303],</text:p>
      <text:p text:style-name="Preformatted_20_Text"><text:s text:c="6"/>[85.54127, 49.692859],</text:p>
      <text:p text:style-name="Preformatted_20_Text"><text:s text:c="6"/>[86.829357, 49.826675],</text:p>
      <text:p text:style-name="Preformatted_20_Text"><text:s text:c="6"/>[87.35997, 49.214981],</text:p>
      <text:p text:style-name="Preformatted_20_Text"><text:s text:c="6"/>[86.598776, 48.549182],</text:p>
      <text:p text:style-name="Preformatted_20_Text"><text:s text:c="6"/>[85.768233, 48.455751],</text:p>
      <text:p text:style-name="Preformatted_20_Text"><text:s text:c="6"/>[85.720484, 47.452969],</text:p>
      <text:p text:style-name="Preformatted_20_Text"><text:s text:c="6"/>[85.16429, 47.000956],</text:p>
      <text:p text:style-name="Preformatted_20_Text"><text:s text:c="6"/>[83.180484, 47.330031],</text:p>
      <text:p text:style-name="Preformatted_20_Text"><text:s text:c="6"/>[82.458926, 45.53965],</text:p>
      <text:p text:style-name="Preformatted_20_Text"><text:s text:c="6"/>[81.947071, 45.317027],</text:p>
      <text:p text:style-name="Preformatted_20_Text"><text:s text:c="6"/>[79.966106, 44.917517],</text:p>
      <text:p text:style-name="Preformatted_20_Text"><text:s text:c="6"/>[80.866206, 43.180362],</text:p>
      <text:p text:style-name="Preformatted_20_Text"><text:s text:c="6"/>[80.18015, 42.920068],</text:p>
      <text:p text:style-name="Preformatted_20_Text"><text:s text:c="6"/>[80.25999, 42.349999],</text:p>
      <text:p text:style-name="Preformatted_20_Text"><text:s text:c="6"/>[79.643645, 42.496683],</text:p>
      <text:p text:style-name="Preformatted_20_Text"><text:s text:c="6"/>[79.142177, 42.856092],</text:p>
      <text:p text:style-name="Preformatted_20_Text"><text:s text:c="6"/>[77.658392, 42.960686],</text:p>
      <text:p text:style-name="Preformatted_20_Text"><text:s text:c="6"/>[76.000354, 42.988022],</text:p>
      <text:p text:style-name="Preformatted_20_Text"><text:s text:c="6"/>[75.636965, 42.8779],</text:p>
      <text:p text:style-name="Preformatted_20_Text"><text:s text:c="6"/>[74.212866, 43.298339],</text:p>
      <text:p text:style-name="Preformatted_20_Text"><text:s text:c="6"/>[73.645304, 43.091272],</text:p>
      <text:p text:style-name="Preformatted_20_Text"><text:s text:c="6"/>[73.489758, 42.500894],</text:p>
      <text:p text:style-name="Preformatted_20_Text"><text:s text:c="6"/>[71.844638, 42.845395],</text:p>
      <text:p text:style-name="Preformatted_20_Text"><text:s text:c="6"/>[71.186281, 42.704293],</text:p>
      <text:p text:style-name="Preformatted_20_Text"><text:s text:c="6"/>[70.962315, 42.266154]]]},</text:p>
      <text:p text:style-name="Preformatted_20_Text"><text:s text:c="3"/>'id': 'KAZ'},</text:p>
      <text:p text:style-name="Preformatted_20_Text"><text:s text:c="2"/>{'type': 'Feature',</text:p>
      <text:p text:style-name="Preformatted_20_Text"><text:s text:c="3"/>'properties': {'name': 'Kenya'},</text:p>
      <text:p text:style-name="Preformatted_20_Text"><text:s text:c="3"/>'geometry': {'type': 'Polygon',</text:p>
      <text:p text:style-name="Preformatted_20_Text"><text:s text:c="4"/>'coordinates': [[[40.993, -0.85829],</text:p>
      <text:p text:style-name="Preformatted_20_Text"><text:s text:c="6"/>[41.58513, -1.68325],</text:p>
      <text:p text:style-name="Preformatted_20_Text"><text:s text:c="6"/>[40.88477, -2.08255],</text:p>
      <text:p text:style-name="Preformatted_20_Text"><text:s text:c="6"/>[40.63785, -2.49979],</text:p>
      <text:p text:style-name="Preformatted_20_Text"><text:s text:c="6"/>[40.26304, -2.57309],</text:p>
      <text:p text:style-name="Preformatted_20_Text"><text:s text:c="6"/>[40.12119, -3.27768],</text:p>
      <text:p text:style-name="Preformatted_20_Text"><text:s text:c="6"/>[39.80006, -3.68116],</text:p>
      <text:p text:style-name="Preformatted_20_Text"><text:s text:c="6"/>[39.60489, -4.34653],</text:p>
      <text:p text:style-name="Preformatted_20_Text"><text:s text:c="6"/>[39.20222, -4.67677],</text:p>
      <text:p text:style-name="Preformatted_20_Text"><text:s text:c="6"/>[37.7669, -3.67712],</text:p>
      <text:p text:style-name="Preformatted_20_Text"><text:s text:c="6"/>[37.69869, -3.09699],</text:p>
      <text:p text:style-name="Preformatted_20_Text"><text:s text:c="6"/>[34.07262, -1.05982],</text:p>
      <text:p text:style-name="Preformatted_20_Text"><text:s text:c="6"/>[33.903711, -0.95],</text:p>
      <text:p text:style-name="Preformatted_20_Text"><text:s text:c="6"/>[33.893569, 0.109814],</text:p>
      <text:p text:style-name="Preformatted_20_Text"><text:s text:c="6"/>[34.18, 0.515],</text:p>
      <text:p text:style-name="Preformatted_20_Text"><text:s text:c="6"/>[34.6721, 1.17694],</text:p>
      <text:p text:style-name="Preformatted_20_Text"><text:s text:c="6"/>[35.03599, 1.90584],</text:p>
      <text:p text:style-name="Preformatted_20_Text"><text:s text:c="6"/>[34.59607, 3.05374],</text:p>
      <text:p text:style-name="Preformatted_20_Text"><text:soft-page-break/><text:s text:c="6"/>[34.47913, 3.5556],</text:p>
      <text:p text:style-name="Preformatted_20_Text"><text:s text:c="6"/>[34.005, 4.249885],</text:p>
      <text:p text:style-name="Preformatted_20_Text"><text:s text:c="6"/>[34.620196, 4.847123],</text:p>
      <text:p text:style-name="Preformatted_20_Text"><text:s text:c="6"/>[35.298007, 5.506],</text:p>
      <text:p text:style-name="Preformatted_20_Text"><text:s text:c="6"/>[35.817448, 5.338232],</text:p>
      <text:p text:style-name="Preformatted_20_Text"><text:s text:c="6"/>[35.817448, 4.776966],</text:p>
      <text:p text:style-name="Preformatted_20_Text"><text:s text:c="6"/>[36.159079, 4.447864],</text:p>
      <text:p text:style-name="Preformatted_20_Text"><text:s text:c="6"/>[36.855093, 4.447864],</text:p>
      <text:p text:style-name="Preformatted_20_Text"><text:s text:c="6"/>[38.120915, 3.598605],</text:p>
      <text:p text:style-name="Preformatted_20_Text"><text:s text:c="6"/>[38.43697, 3.58851],</text:p>
      <text:p text:style-name="Preformatted_20_Text"><text:s text:c="6"/>[38.67114, 3.61607],</text:p>
      <text:p text:style-name="Preformatted_20_Text"><text:s text:c="6"/>[38.89251, 3.50074],</text:p>
      <text:p text:style-name="Preformatted_20_Text"><text:s text:c="6"/>[39.559384, 3.42206],</text:p>
      <text:p text:style-name="Preformatted_20_Text"><text:s text:c="6"/>[39.85494, 3.83879],</text:p>
      <text:p text:style-name="Preformatted_20_Text"><text:s text:c="6"/>[40.76848, 4.25702],</text:p>
      <text:p text:style-name="Preformatted_20_Text"><text:s text:c="6"/>[41.1718, 3.91909],</text:p>
      <text:p text:style-name="Preformatted_20_Text"><text:s text:c="6"/>[41.855083, 3.918912],</text:p>
      <text:p text:style-name="Preformatted_20_Text"><text:s text:c="6"/>[40.98105, 2.78452],</text:p>
      <text:p text:style-name="Preformatted_20_Text"><text:s text:c="6"/>[40.993, -0.85829]]]},</text:p>
      <text:p text:style-name="Preformatted_20_Text"><text:s text:c="3"/>'id': 'KEN'},</text:p>
      <text:p text:style-name="Preformatted_20_Text"><text:s text:c="2"/>{'type': 'Feature',</text:p>
      <text:p text:style-name="Preformatted_20_Text"><text:s text:c="3"/>'properties': {'name': 'Kyrgyzstan'},</text:p>
      <text:p text:style-name="Preformatted_20_Text"><text:s text:c="3"/>'geometry': {'type': 'Polygon',</text:p>
      <text:p text:style-name="Preformatted_20_Text"><text:s text:c="4"/>'coordinates': [[[70.962315, 42.266154],</text:p>
      <text:p text:style-name="Preformatted_20_Text"><text:s text:c="6"/>[71.186281, 42.704293],</text:p>
      <text:p text:style-name="Preformatted_20_Text"><text:s text:c="6"/>[71.844638, 42.845395],</text:p>
      <text:p text:style-name="Preformatted_20_Text"><text:s text:c="6"/>[73.489758, 42.500894],</text:p>
      <text:p text:style-name="Preformatted_20_Text"><text:s text:c="6"/>[73.645304, 43.091272],</text:p>
      <text:p text:style-name="Preformatted_20_Text"><text:s text:c="6"/>[74.212866, 43.298339],</text:p>
      <text:p text:style-name="Preformatted_20_Text"><text:s text:c="6"/>[75.636965, 42.8779],</text:p>
      <text:p text:style-name="Preformatted_20_Text"><text:s text:c="6"/>[76.000354, 42.988022],</text:p>
      <text:p text:style-name="Preformatted_20_Text"><text:s text:c="6"/>[77.658392, 42.960686],</text:p>
      <text:p text:style-name="Preformatted_20_Text"><text:s text:c="6"/>[79.142177, 42.856092],</text:p>
      <text:p text:style-name="Preformatted_20_Text"><text:s text:c="6"/>[79.643645, 42.496683],</text:p>
      <text:p text:style-name="Preformatted_20_Text"><text:s text:c="6"/>[80.25999, 42.349999],</text:p>
      <text:p text:style-name="Preformatted_20_Text"><text:s text:c="6"/>[80.11943, 42.123941],</text:p>
      <text:p text:style-name="Preformatted_20_Text"><text:s text:c="6"/>[78.543661, 41.582243],</text:p>
      <text:p text:style-name="Preformatted_20_Text"><text:s text:c="6"/>[78.187197, 41.185316],</text:p>
      <text:p text:style-name="Preformatted_20_Text"><text:s text:c="6"/>[76.904484, 41.066486],</text:p>
      <text:p text:style-name="Preformatted_20_Text"><text:s text:c="6"/>[76.526368, 40.427946],</text:p>
      <text:p text:style-name="Preformatted_20_Text"><text:s text:c="6"/>[75.467828, 40.562072],</text:p>
      <text:p text:style-name="Preformatted_20_Text"><text:s text:c="6"/>[74.776862, 40.366425],</text:p>
      <text:p text:style-name="Preformatted_20_Text"><text:s text:c="6"/>[73.822244, 39.893973],</text:p>
      <text:p text:style-name="Preformatted_20_Text"><text:s text:c="6"/>[73.960013, 39.660008],</text:p>
      <text:p text:style-name="Preformatted_20_Text"><text:s text:c="6"/>[73.675379, 39.431237],</text:p>
      <text:p text:style-name="Preformatted_20_Text"><text:s text:c="6"/>[71.784694, 39.279463],</text:p>
      <text:p text:style-name="Preformatted_20_Text"><text:s text:c="6"/>[70.549162, 39.604198],</text:p>
      <text:p text:style-name="Preformatted_20_Text"><text:s text:c="6"/>[69.464887, 39.526683],</text:p>
      <text:p text:style-name="Preformatted_20_Text"><text:s text:c="6"/>[69.55961, 40.103211],</text:p>
      <text:p text:style-name="Preformatted_20_Text"><text:s text:c="6"/>[70.648019, 39.935754],</text:p>
      <text:p text:style-name="Preformatted_20_Text"><text:s text:c="6"/>[71.014198, 40.244366],</text:p>
      <text:p text:style-name="Preformatted_20_Text"><text:s text:c="6"/>[71.774875, 40.145844],</text:p>
      <text:p text:style-name="Preformatted_20_Text"><text:s text:c="6"/>[73.055417, 40.866033],</text:p>
      <text:p text:style-name="Preformatted_20_Text"><text:s text:c="6"/>[71.870115, 41.3929],</text:p>
      <text:p text:style-name="Preformatted_20_Text"><text:s text:c="6"/>[71.157859, 41.143587],</text:p>
      <text:p text:style-name="Preformatted_20_Text"><text:s text:c="6"/>[70.420022, 41.519998],</text:p>
      <text:p text:style-name="Preformatted_20_Text"><text:s text:c="6"/>[71.259248, 42.167711],</text:p>
      <text:p text:style-name="Preformatted_20_Text"><text:s text:c="6"/>[70.962315, 42.266154]]]},</text:p>
      <text:p text:style-name="Preformatted_20_Text"><text:s text:c="3"/>'id': 'KGZ'},</text:p>
      <text:p text:style-name="Preformatted_20_Text"><text:s text:c="2"/>{'type': 'Feature',</text:p>
      <text:p text:style-name="Preformatted_20_Text"><text:s text:c="3"/>'properties': {'name': 'Cambodia'},</text:p>
      <text:p text:style-name="Preformatted_20_Text"><text:s text:c="3"/>'geometry': {'type': 'Polygon',</text:p>
      <text:p text:style-name="Preformatted_20_Text"><text:s text:c="4"/>'coordinates': [[[103.49728, 10.632555],</text:p>
      <text:p text:style-name="Preformatted_20_Text"><text:s text:c="6"/>[103.09069, 11.153661],</text:p>
      <text:p text:style-name="Preformatted_20_Text"><text:soft-page-break/><text:s text:c="6"/>[102.584932, 12.186595],</text:p>
      <text:p text:style-name="Preformatted_20_Text"><text:s text:c="6"/>[102.348099, 13.394247],</text:p>
      <text:p text:style-name="Preformatted_20_Text"><text:s text:c="6"/>[102.988422, 14.225721],</text:p>
      <text:p text:style-name="Preformatted_20_Text"><text:s text:c="6"/>[104.281418, 14.416743],</text:p>
      <text:p text:style-name="Preformatted_20_Text"><text:s text:c="6"/>[105.218777, 14.273212],</text:p>
      <text:p text:style-name="Preformatted_20_Text"><text:s text:c="6"/>[106.043946, 13.881091],</text:p>
      <text:p text:style-name="Preformatted_20_Text"><text:s text:c="6"/>[106.496373, 14.570584],</text:p>
      <text:p text:style-name="Preformatted_20_Text"><text:s text:c="6"/>[107.382727, 14.202441],</text:p>
      <text:p text:style-name="Preformatted_20_Text"><text:s text:c="6"/>[107.614548, 13.535531],</text:p>
      <text:p text:style-name="Preformatted_20_Text"><text:s text:c="6"/>[107.491403, 12.337206],</text:p>
      <text:p text:style-name="Preformatted_20_Text"><text:s text:c="6"/>[105.810524, 11.567615],</text:p>
      <text:p text:style-name="Preformatted_20_Text"><text:s text:c="6"/>[106.24967, 10.961812],</text:p>
      <text:p text:style-name="Preformatted_20_Text"><text:s text:c="6"/>[105.199915, 10.88931],</text:p>
      <text:p text:style-name="Preformatted_20_Text"><text:s text:c="6"/>[104.334335, 10.486544],</text:p>
      <text:p text:style-name="Preformatted_20_Text"><text:s text:c="6"/>[103.49728, 10.632555]]]},</text:p>
      <text:p text:style-name="Preformatted_20_Text"><text:s text:c="3"/>'id': 'KHM'},</text:p>
      <text:p text:style-name="Preformatted_20_Text"><text:s text:c="2"/>{'type': 'Feature',</text:p>
      <text:p text:style-name="Preformatted_20_Text"><text:s text:c="3"/>'properties': {'name': 'South Korea'},</text:p>
      <text:p text:style-name="Preformatted_20_Text"><text:s text:c="3"/>'geometry': {'type': 'Polygon',</text:p>
      <text:p text:style-name="Preformatted_20_Text"><text:s text:c="4"/>'coordinates': [[[128.349716, 38.612243],</text:p>
      <text:p text:style-name="Preformatted_20_Text"><text:s text:c="6"/>[129.21292, 37.432392],</text:p>
      <text:p text:style-name="Preformatted_20_Text"><text:s text:c="6"/>[129.46045, 36.784189],</text:p>
      <text:p text:style-name="Preformatted_20_Text"><text:s text:c="6"/>[129.468304, 35.632141],</text:p>
      <text:p text:style-name="Preformatted_20_Text"><text:s text:c="6"/>[129.091377, 35.082484],</text:p>
      <text:p text:style-name="Preformatted_20_Text"><text:s text:c="6"/>[128.18585, 34.890377],</text:p>
      <text:p text:style-name="Preformatted_20_Text"><text:s text:c="6"/>[127.386519, 34.475674],</text:p>
      <text:p text:style-name="Preformatted_20_Text"><text:s text:c="6"/>[126.485748, 34.390046],</text:p>
      <text:p text:style-name="Preformatted_20_Text"><text:s text:c="6"/>[126.37392, 34.93456],</text:p>
      <text:p text:style-name="Preformatted_20_Text"><text:s text:c="6"/>[126.559231, 35.684541],</text:p>
      <text:p text:style-name="Preformatted_20_Text"><text:s text:c="6"/>[126.117398, 36.725485],</text:p>
      <text:p text:style-name="Preformatted_20_Text"><text:s text:c="6"/>[126.860143, 36.893924],</text:p>
      <text:p text:style-name="Preformatted_20_Text"><text:s text:c="6"/>[126.174759, 37.749686],</text:p>
      <text:p text:style-name="Preformatted_20_Text"><text:s text:c="6"/>[126.237339, 37.840378],</text:p>
      <text:p text:style-name="Preformatted_20_Text"><text:s text:c="6"/>[126.68372, 37.804773],</text:p>
      <text:p text:style-name="Preformatted_20_Text"><text:s text:c="6"/>[127.073309, 38.256115],</text:p>
      <text:p text:style-name="Preformatted_20_Text"><text:s text:c="6"/>[127.780035, 38.304536],</text:p>
      <text:p text:style-name="Preformatted_20_Text"><text:s text:c="6"/>[128.205746, 38.370397],</text:p>
      <text:p text:style-name="Preformatted_20_Text"><text:s text:c="6"/>[128.349716, 38.612243]]]},</text:p>
      <text:p text:style-name="Preformatted_20_Text"><text:s text:c="3"/>'id': 'KOR'},</text:p>
      <text:p text:style-name="Preformatted_20_Text"><text:s text:c="2"/>{'type': 'Feature',</text:p>
      <text:p text:style-name="Preformatted_20_Text"><text:s text:c="3"/>'properties': {'name': 'Kosovo'},</text:p>
      <text:p text:style-name="Preformatted_20_Text"><text:s text:c="3"/>'geometry': {'type': 'Polygon',</text:p>
      <text:p text:style-name="Preformatted_20_Text"><text:s text:c="4"/>'coordinates': [[[20.76216, 42.05186],</text:p>
      <text:p text:style-name="Preformatted_20_Text"><text:s text:c="6"/>[20.71731, 41.84711],</text:p>
      <text:p text:style-name="Preformatted_20_Text"><text:s text:c="6"/>[20.59023, 41.85541],</text:p>
      <text:p text:style-name="Preformatted_20_Text"><text:s text:c="6"/>[20.52295, 42.21787],</text:p>
      <text:p text:style-name="Preformatted_20_Text"><text:s text:c="6"/>[20.28374, 42.32025],</text:p>
      <text:p text:style-name="Preformatted_20_Text"><text:s text:c="6"/>[20.0707, 42.58863],</text:p>
      <text:p text:style-name="Preformatted_20_Text"><text:s text:c="6"/>[20.25758, 42.81275],</text:p>
      <text:p text:style-name="Preformatted_20_Text"><text:s text:c="6"/>[20.49679, 42.88469],</text:p>
      <text:p text:style-name="Preformatted_20_Text"><text:s text:c="6"/>[20.63508, 43.21671],</text:p>
      <text:p text:style-name="Preformatted_20_Text"><text:s text:c="6"/>[20.81448, 43.27205],</text:p>
      <text:p text:style-name="Preformatted_20_Text"><text:s text:c="6"/>[20.95651, 43.13094],</text:p>
      <text:p text:style-name="Preformatted_20_Text"><text:s text:c="6"/>[21.143395, 43.068685],</text:p>
      <text:p text:style-name="Preformatted_20_Text"><text:s text:c="6"/>[21.27421, 42.90959],</text:p>
      <text:p text:style-name="Preformatted_20_Text"><text:s text:c="6"/>[21.43866, 42.86255],</text:p>
      <text:p text:style-name="Preformatted_20_Text"><text:s text:c="6"/>[21.63302, 42.67717],</text:p>
      <text:p text:style-name="Preformatted_20_Text"><text:s text:c="6"/>[21.77505, 42.6827],</text:p>
      <text:p text:style-name="Preformatted_20_Text"><text:s text:c="6"/>[21.66292, 42.43922],</text:p>
      <text:p text:style-name="Preformatted_20_Text"><text:s text:c="6"/>[21.54332, 42.32025],</text:p>
      <text:p text:style-name="Preformatted_20_Text"><text:s text:c="6"/>[21.576636, 42.245224],</text:p>
      <text:p text:style-name="Preformatted_20_Text"><text:s text:c="6"/>[21.3527, 42.2068],</text:p>
      <text:p text:style-name="Preformatted_20_Text"><text:s text:c="6"/>[20.76216, 42.05186]]]},</text:p>
      <text:p text:style-name="Preformatted_20_Text"><text:s text:c="3"/>'id': '-99'},</text:p>
      <text:p text:style-name="Preformatted_20_Text"><text:soft-page-break/><text:s text:c="2"/>{'type': 'Feature',</text:p>
      <text:p text:style-name="Preformatted_20_Text"><text:s text:c="3"/>'properties': {'name': 'Kuwait'},</text:p>
      <text:p text:style-name="Preformatted_20_Text"><text:s text:c="3"/>'geometry': {'type': 'Polygon',</text:p>
      <text:p text:style-name="Preformatted_20_Text"><text:s text:c="4"/>'coordinates': [[[47.974519, 29.975819],</text:p>
      <text:p text:style-name="Preformatted_20_Text"><text:s text:c="6"/>[48.183189, 29.534477],</text:p>
      <text:p text:style-name="Preformatted_20_Text"><text:s text:c="6"/>[48.093943, 29.306299],</text:p>
      <text:p text:style-name="Preformatted_20_Text"><text:s text:c="6"/>[48.416094, 28.552004],</text:p>
      <text:p text:style-name="Preformatted_20_Text"><text:s text:c="6"/>[47.708851, 28.526063],</text:p>
      <text:p text:style-name="Preformatted_20_Text"><text:s text:c="6"/>[47.459822, 29.002519],</text:p>
      <text:p text:style-name="Preformatted_20_Text"><text:s text:c="6"/>[46.568713, 29.099025],</text:p>
      <text:p text:style-name="Preformatted_20_Text"><text:s text:c="6"/>[47.302622, 30.05907],</text:p>
      <text:p text:style-name="Preformatted_20_Text"><text:s text:c="6"/>[47.974519, 29.975819]]]},</text:p>
      <text:p text:style-name="Preformatted_20_Text"><text:s text:c="3"/>'id': 'KWT'},</text:p>
      <text:p text:style-name="Preformatted_20_Text"><text:s text:c="2"/>{'type': 'Feature',</text:p>
      <text:p text:style-name="Preformatted_20_Text"><text:s text:c="3"/>'properties': {'name': 'Laos'},</text:p>
      <text:p text:style-name="Preformatted_20_Text"><text:s text:c="3"/>'geometry': {'type': 'Polygon',</text:p>
      <text:p text:style-name="Preformatted_20_Text"><text:s text:c="4"/>'coordinates': [[[105.218777, 14.273212],</text:p>
      <text:p text:style-name="Preformatted_20_Text"><text:s text:c="6"/>[105.544338, 14.723934],</text:p>
      <text:p text:style-name="Preformatted_20_Text"><text:s text:c="6"/>[105.589039, 15.570316],</text:p>
      <text:p text:style-name="Preformatted_20_Text"><text:s text:c="6"/>[104.779321, 16.441865],</text:p>
      <text:p text:style-name="Preformatted_20_Text"><text:s text:c="6"/>[104.716947, 17.428859],</text:p>
      <text:p text:style-name="Preformatted_20_Text"><text:s text:c="6"/>[103.956477, 18.240954],</text:p>
      <text:p text:style-name="Preformatted_20_Text"><text:s text:c="6"/>[103.200192, 18.309632],</text:p>
      <text:p text:style-name="Preformatted_20_Text"><text:s text:c="6"/>[102.998706, 17.961695],</text:p>
      <text:p text:style-name="Preformatted_20_Text"><text:s text:c="6"/>[102.413005, 17.932782],</text:p>
      <text:p text:style-name="Preformatted_20_Text"><text:s text:c="6"/>[102.113592, 18.109102],</text:p>
      <text:p text:style-name="Preformatted_20_Text"><text:s text:c="6"/>[101.059548, 17.512497],</text:p>
      <text:p text:style-name="Preformatted_20_Text"><text:s text:c="6"/>[101.035931, 18.408928],</text:p>
      <text:p text:style-name="Preformatted_20_Text"><text:s text:c="6"/>[101.282015, 19.462585],</text:p>
      <text:p text:style-name="Preformatted_20_Text"><text:s text:c="6"/>[100.606294, 19.508344],</text:p>
      <text:p text:style-name="Preformatted_20_Text"><text:s text:c="6"/>[100.548881, 20.109238],</text:p>
      <text:p text:style-name="Preformatted_20_Text"><text:s text:c="6"/>[100.115988, 20.41785],</text:p>
      <text:p text:style-name="Preformatted_20_Text"><text:s text:c="6"/>[100.329101, 20.786122],</text:p>
      <text:p text:style-name="Preformatted_20_Text"><text:s text:c="6"/>[101.180005, 21.436573],</text:p>
      <text:p text:style-name="Preformatted_20_Text"><text:s text:c="6"/>[101.270026, 21.201652],</text:p>
      <text:p text:style-name="Preformatted_20_Text"><text:s text:c="6"/>[101.80312, 21.174367],</text:p>
      <text:p text:style-name="Preformatted_20_Text"><text:s text:c="6"/>[101.652018, 22.318199],</text:p>
      <text:p text:style-name="Preformatted_20_Text"><text:s text:c="6"/>[102.170436, 22.464753],</text:p>
      <text:p text:style-name="Preformatted_20_Text"><text:s text:c="6"/>[102.754896, 21.675137],</text:p>
      <text:p text:style-name="Preformatted_20_Text"><text:s text:c="6"/>[103.203861, 20.766562],</text:p>
      <text:p text:style-name="Preformatted_20_Text"><text:s text:c="6"/>[104.435, 20.758733],</text:p>
      <text:p text:style-name="Preformatted_20_Text"><text:s text:c="6"/>[104.822574, 19.886642],</text:p>
      <text:p text:style-name="Preformatted_20_Text"><text:s text:c="6"/>[104.183388, 19.624668],</text:p>
      <text:p text:style-name="Preformatted_20_Text"><text:s text:c="6"/>[103.896532, 19.265181],</text:p>
      <text:p text:style-name="Preformatted_20_Text"><text:s text:c="6"/>[105.094598, 18.666975],</text:p>
      <text:p text:style-name="Preformatted_20_Text"><text:s text:c="6"/>[105.925762, 17.485315],</text:p>
      <text:p text:style-name="Preformatted_20_Text"><text:s text:c="6"/>[106.556008, 16.604284],</text:p>
      <text:p text:style-name="Preformatted_20_Text"><text:s text:c="6"/>[107.312706, 15.908538],</text:p>
      <text:p text:style-name="Preformatted_20_Text"><text:s text:c="6"/>[107.564525, 15.202173],</text:p>
      <text:p text:style-name="Preformatted_20_Text"><text:s text:c="6"/>[107.382727, 14.202441],</text:p>
      <text:p text:style-name="Preformatted_20_Text"><text:s text:c="6"/>[106.496373, 14.570584],</text:p>
      <text:p text:style-name="Preformatted_20_Text"><text:s text:c="6"/>[106.043946, 13.881091],</text:p>
      <text:p text:style-name="Preformatted_20_Text"><text:s text:c="6"/>[105.218777, 14.273212]]]},</text:p>
      <text:p text:style-name="Preformatted_20_Text"><text:s text:c="3"/>'id': 'LAO'},</text:p>
      <text:p text:style-name="Preformatted_20_Text"><text:s text:c="2"/>{'type': 'Feature',</text:p>
      <text:p text:style-name="Preformatted_20_Text"><text:s text:c="3"/>'properties': {'name': 'Lebanon'},</text:p>
      <text:p text:style-name="Preformatted_20_Text"><text:s text:c="3"/>'geometry': {'type': 'Polygon',</text:p>
      <text:p text:style-name="Preformatted_20_Text"><text:s text:c="4"/>'coordinates': [[[35.821101, 33.277426],</text:p>
      <text:p text:style-name="Preformatted_20_Text"><text:s text:c="6"/>[35.552797, 33.264275],</text:p>
      <text:p text:style-name="Preformatted_20_Text"><text:s text:c="6"/>[35.460709, 33.08904],</text:p>
      <text:p text:style-name="Preformatted_20_Text"><text:s text:c="6"/>[35.126053, 33.0909],</text:p>
      <text:p text:style-name="Preformatted_20_Text"><text:s text:c="6"/>[35.482207, 33.90545],</text:p>
      <text:p text:style-name="Preformatted_20_Text"><text:s text:c="6"/>[35.979592, 34.610058],</text:p>
      <text:p text:style-name="Preformatted_20_Text"><text:s text:c="6"/>[35.998403, 34.644914],</text:p>
      <text:p text:style-name="Preformatted_20_Text"><text:soft-page-break/><text:s text:c="6"/>[36.448194, 34.593935],</text:p>
      <text:p text:style-name="Preformatted_20_Text"><text:s text:c="6"/>[36.61175, 34.201789],</text:p>
      <text:p text:style-name="Preformatted_20_Text"><text:s text:c="6"/>[36.06646, 33.824912],</text:p>
      <text:p text:style-name="Preformatted_20_Text"><text:s text:c="6"/>[35.821101, 33.277426]]]},</text:p>
      <text:p text:style-name="Preformatted_20_Text"><text:s text:c="3"/>'id': 'LBN'},</text:p>
      <text:p text:style-name="Preformatted_20_Text"><text:s text:c="2"/>{'type': 'Feature',</text:p>
      <text:p text:style-name="Preformatted_20_Text"><text:s text:c="3"/>'properties': {'name': 'Liberia'},</text:p>
      <text:p text:style-name="Preformatted_20_Text"><text:s text:c="3"/>'geometry': {'type': 'Polygon',</text:p>
      <text:p text:style-name="Preformatted_20_Text"><text:s text:c="4"/>'coordinates': [[[-7.712159, 4.364566],</text:p>
      <text:p text:style-name="Preformatted_20_Text"><text:s text:c="6"/>[-7.974107, 4.355755],</text:p>
      <text:p text:style-name="Preformatted_20_Text"><text:s text:c="6"/>[-9.004794, 4.832419],</text:p>
      <text:p text:style-name="Preformatted_20_Text"><text:s text:c="6"/>[-9.91342, 5.593561],</text:p>
      <text:p text:style-name="Preformatted_20_Text"><text:s text:c="6"/>[-10.765384, 6.140711],</text:p>
      <text:p text:style-name="Preformatted_20_Text"><text:s text:c="6"/>[-11.438779, 6.785917],</text:p>
      <text:p text:style-name="Preformatted_20_Text"><text:s text:c="6"/>[-11.199802, 7.105846],</text:p>
      <text:p text:style-name="Preformatted_20_Text"><text:s text:c="6"/>[-11.146704, 7.396706],</text:p>
      <text:p text:style-name="Preformatted_20_Text"><text:s text:c="6"/>[-10.695595, 7.939464],</text:p>
      <text:p text:style-name="Preformatted_20_Text"><text:s text:c="6"/>[-10.230094, 8.406206],</text:p>
      <text:p text:style-name="Preformatted_20_Text"><text:s text:c="6"/>[-10.016567, 8.428504],</text:p>
      <text:p text:style-name="Preformatted_20_Text"><text:s text:c="6"/>[-9.755342, 8.541055],</text:p>
      <text:p text:style-name="Preformatted_20_Text"><text:s text:c="6"/>[-9.33728, 7.928534],</text:p>
      <text:p text:style-name="Preformatted_20_Text"><text:s text:c="6"/>[-9.403348, 7.526905],</text:p>
      <text:p text:style-name="Preformatted_20_Text"><text:s text:c="6"/>[-9.208786, 7.313921],</text:p>
      <text:p text:style-name="Preformatted_20_Text"><text:s text:c="6"/>[-8.926065, 7.309037],</text:p>
      <text:p text:style-name="Preformatted_20_Text"><text:s text:c="6"/>[-8.722124, 7.711674],</text:p>
      <text:p text:style-name="Preformatted_20_Text"><text:s text:c="6"/>[-8.439298, 7.686043],</text:p>
      <text:p text:style-name="Preformatted_20_Text"><text:s text:c="6"/>[-8.485446, 7.395208],</text:p>
      <text:p text:style-name="Preformatted_20_Text"><text:s text:c="6"/>[-8.385452, 6.911801],</text:p>
      <text:p text:style-name="Preformatted_20_Text"><text:s text:c="6"/>[-8.60288, 6.467564],</text:p>
      <text:p text:style-name="Preformatted_20_Text"><text:s text:c="6"/>[-8.311348, 6.193033],</text:p>
      <text:p text:style-name="Preformatted_20_Text"><text:s text:c="6"/>[-7.993693, 6.12619],</text:p>
      <text:p text:style-name="Preformatted_20_Text"><text:s text:c="6"/>[-7.570153, 5.707352],</text:p>
      <text:p text:style-name="Preformatted_20_Text"><text:s text:c="6"/>[-7.539715, 5.313345],</text:p>
      <text:p text:style-name="Preformatted_20_Text"><text:s text:c="6"/>[-7.635368, 5.188159],</text:p>
      <text:p text:style-name="Preformatted_20_Text"><text:s text:c="6"/>[-7.712159, 4.364566]]]},</text:p>
      <text:p text:style-name="Preformatted_20_Text"><text:s text:c="3"/>'id': 'LBR'},</text:p>
      <text:p text:style-name="Preformatted_20_Text"><text:s text:c="2"/>{'type': 'Feature',</text:p>
      <text:p text:style-name="Preformatted_20_Text"><text:s text:c="3"/>'properties': {'name': 'Libya'},</text:p>
      <text:p text:style-name="Preformatted_20_Text"><text:s text:c="3"/>'geometry': {'type': 'Polygon',</text:p>
      <text:p text:style-name="Preformatted_20_Text"><text:s text:c="4"/>'coordinates': [[[14.8513, 22.86295],</text:p>
      <text:p text:style-name="Preformatted_20_Text"><text:s text:c="6"/>[14.143871, 22.491289],</text:p>
      <text:p text:style-name="Preformatted_20_Text"><text:s text:c="6"/>[13.581425, 23.040506],</text:p>
      <text:p text:style-name="Preformatted_20_Text"><text:s text:c="6"/>[11.999506, 23.471668],</text:p>
      <text:p text:style-name="Preformatted_20_Text"><text:s text:c="6"/>[11.560669, 24.097909],</text:p>
      <text:p text:style-name="Preformatted_20_Text"><text:s text:c="6"/>[10.771364, 24.562532],</text:p>
      <text:p text:style-name="Preformatted_20_Text"><text:s text:c="6"/>[10.303847, 24.379313],</text:p>
      <text:p text:style-name="Preformatted_20_Text"><text:s text:c="6"/>[9.948261, 24.936954],</text:p>
      <text:p text:style-name="Preformatted_20_Text"><text:s text:c="6"/>[9.910693, 25.365455],</text:p>
      <text:p text:style-name="Preformatted_20_Text"><text:s text:c="6"/>[9.319411, 26.094325],</text:p>
      <text:p text:style-name="Preformatted_20_Text"><text:s text:c="6"/>[9.716286, 26.512206],</text:p>
      <text:p text:style-name="Preformatted_20_Text"><text:s text:c="6"/>[9.629056, 27.140953],</text:p>
      <text:p text:style-name="Preformatted_20_Text"><text:s text:c="6"/>[9.756128, 27.688259],</text:p>
      <text:p text:style-name="Preformatted_20_Text"><text:s text:c="6"/>[9.683885, 28.144174],</text:p>
      <text:p text:style-name="Preformatted_20_Text"><text:s text:c="6"/>[9.859998, 28.95999],</text:p>
      <text:p text:style-name="Preformatted_20_Text"><text:s text:c="6"/>[9.805634, 29.424638],</text:p>
      <text:p text:style-name="Preformatted_20_Text"><text:s text:c="6"/>[9.48214, 30.307556],</text:p>
      <text:p text:style-name="Preformatted_20_Text"><text:s text:c="6"/>[9.970017, 30.539325],</text:p>
      <text:p text:style-name="Preformatted_20_Text"><text:s text:c="6"/>[10.056575, 30.961831],</text:p>
      <text:p text:style-name="Preformatted_20_Text"><text:s text:c="6"/>[9.950225, 31.37607],</text:p>
      <text:p text:style-name="Preformatted_20_Text"><text:s text:c="6"/>[10.636901, 31.761421],</text:p>
      <text:p text:style-name="Preformatted_20_Text"><text:s text:c="6"/>[10.94479, 32.081815],</text:p>
      <text:p text:style-name="Preformatted_20_Text"><text:s text:c="6"/>[11.432253, 32.368903],</text:p>
      <text:p text:style-name="Preformatted_20_Text"><text:s text:c="6"/>[11.488787, 33.136996],</text:p>
      <text:p text:style-name="Preformatted_20_Text"><text:s text:c="6"/>[12.66331, 32.79278],</text:p>
      <text:p text:style-name="Preformatted_20_Text"><text:soft-page-break/><text:s text:c="6"/>[13.08326, 32.87882],</text:p>
      <text:p text:style-name="Preformatted_20_Text"><text:s text:c="6"/>[13.91868, 32.71196],</text:p>
      <text:p text:style-name="Preformatted_20_Text"><text:s text:c="6"/>[15.24563, 32.26508],</text:p>
      <text:p text:style-name="Preformatted_20_Text"><text:s text:c="6"/>[15.71394, 31.37626],</text:p>
      <text:p text:style-name="Preformatted_20_Text"><text:s text:c="6"/>[16.61162, 31.18218],</text:p>
      <text:p text:style-name="Preformatted_20_Text"><text:s text:c="6"/>[18.02109, 30.76357],</text:p>
      <text:p text:style-name="Preformatted_20_Text"><text:s text:c="6"/>[19.08641, 30.26639],</text:p>
      <text:p text:style-name="Preformatted_20_Text"><text:s text:c="6"/>[19.57404, 30.52582],</text:p>
      <text:p text:style-name="Preformatted_20_Text"><text:s text:c="6"/>[20.05335, 30.98576],</text:p>
      <text:p text:style-name="Preformatted_20_Text"><text:s text:c="6"/>[19.82033, 31.75179],</text:p>
      <text:p text:style-name="Preformatted_20_Text"><text:s text:c="6"/>[20.13397, 32.2382],</text:p>
      <text:p text:style-name="Preformatted_20_Text"><text:s text:c="6"/>[20.85452, 32.7068],</text:p>
      <text:p text:style-name="Preformatted_20_Text"><text:s text:c="6"/>[21.54298, 32.8432],</text:p>
      <text:p text:style-name="Preformatted_20_Text"><text:s text:c="6"/>[22.89576, 32.63858],</text:p>
      <text:p text:style-name="Preformatted_20_Text"><text:s text:c="6"/>[23.2368, 32.19149],</text:p>
      <text:p text:style-name="Preformatted_20_Text"><text:s text:c="6"/>[23.60913, 32.18726],</text:p>
      <text:p text:style-name="Preformatted_20_Text"><text:s text:c="6"/>[23.9275, 32.01667],</text:p>
      <text:p text:style-name="Preformatted_20_Text"><text:s text:c="6"/>[24.92114, 31.89936],</text:p>
      <text:p text:style-name="Preformatted_20_Text"><text:s text:c="6"/>[25.16482, 31.56915],</text:p>
      <text:p text:style-name="Preformatted_20_Text"><text:s text:c="6"/>[24.80287, 31.08929],</text:p>
      <text:p text:style-name="Preformatted_20_Text"><text:s text:c="6"/>[24.95762, 30.6616],</text:p>
      <text:p text:style-name="Preformatted_20_Text"><text:s text:c="6"/>[24.70007, 30.04419],</text:p>
      <text:p text:style-name="Preformatted_20_Text"><text:s text:c="6"/>[25, 29.238655],</text:p>
      <text:p text:style-name="Preformatted_20_Text"><text:s text:c="6"/>[25, 25.6825],</text:p>
      <text:p text:style-name="Preformatted_20_Text"><text:s text:c="6"/>[25, 22],</text:p>
      <text:p text:style-name="Preformatted_20_Text"><text:s text:c="6"/>[25, 20.00304],</text:p>
      <text:p text:style-name="Preformatted_20_Text"><text:s text:c="6"/>[23.85, 20],</text:p>
      <text:p text:style-name="Preformatted_20_Text"><text:s text:c="6"/>[23.83766, 19.58047],</text:p>
      <text:p text:style-name="Preformatted_20_Text"><text:s text:c="6"/>[19.84926, 21.49509],</text:p>
      <text:p text:style-name="Preformatted_20_Text"><text:s text:c="6"/>[15.86085, 23.40972],</text:p>
      <text:p text:style-name="Preformatted_20_Text"><text:s text:c="6"/>[14.8513, 22.86295]]]},</text:p>
      <text:p text:style-name="Preformatted_20_Text"><text:s text:c="3"/>'id': 'LBY'},</text:p>
      <text:p text:style-name="Preformatted_20_Text"><text:s text:c="2"/>{'type': 'Feature',</text:p>
      <text:p text:style-name="Preformatted_20_Text"><text:s text:c="3"/>'properties': {'name': 'Sri Lanka'},</text:p>
      <text:p text:style-name="Preformatted_20_Text"><text:s text:c="3"/>'geometry': {'type': 'Polygon',</text:p>
      <text:p text:style-name="Preformatted_20_Text"><text:s text:c="4"/>'coordinates': [[[81.787959, 7.523055],</text:p>
      <text:p text:style-name="Preformatted_20_Text"><text:s text:c="6"/>[81.637322, 6.481775],</text:p>
      <text:p text:style-name="Preformatted_20_Text"><text:s text:c="6"/>[81.21802, 6.197141],</text:p>
      <text:p text:style-name="Preformatted_20_Text"><text:s text:c="6"/>[80.348357, 5.96837],</text:p>
      <text:p text:style-name="Preformatted_20_Text"><text:s text:c="6"/>[79.872469, 6.763463],</text:p>
      <text:p text:style-name="Preformatted_20_Text"><text:s text:c="6"/>[79.695167, 8.200843],</text:p>
      <text:p text:style-name="Preformatted_20_Text"><text:s text:c="6"/>[80.147801, 9.824078],</text:p>
      <text:p text:style-name="Preformatted_20_Text"><text:s text:c="6"/>[80.838818, 9.268427],</text:p>
      <text:p text:style-name="Preformatted_20_Text"><text:s text:c="6"/>[81.304319, 8.564206],</text:p>
      <text:p text:style-name="Preformatted_20_Text"><text:s text:c="6"/>[81.787959, 7.523055]]]},</text:p>
      <text:p text:style-name="Preformatted_20_Text"><text:s text:c="3"/>'id': 'LKA'},</text:p>
      <text:p text:style-name="Preformatted_20_Text"><text:s text:c="2"/>{'type': 'Feature',</text:p>
      <text:p text:style-name="Preformatted_20_Text"><text:s text:c="3"/>'properties': {'name': 'Lesotho'},</text:p>
      <text:p text:style-name="Preformatted_20_Text"><text:s text:c="3"/>'geometry': {'type': 'Polygon',</text:p>
      <text:p text:style-name="Preformatted_20_Text"><text:s text:c="4"/>'coordinates': [[[28.978263, -28.955597],</text:p>
      <text:p text:style-name="Preformatted_20_Text"><text:s text:c="6"/>[29.325166, -29.257387],</text:p>
      <text:p text:style-name="Preformatted_20_Text"><text:s text:c="6"/>[29.018415, -29.743766],</text:p>
      <text:p text:style-name="Preformatted_20_Text"><text:s text:c="6"/>[28.8484, -30.070051],</text:p>
      <text:p text:style-name="Preformatted_20_Text"><text:s text:c="6"/>[28.291069, -30.226217],</text:p>
      <text:p text:style-name="Preformatted_20_Text"><text:s text:c="6"/>[28.107205, -30.545732],</text:p>
      <text:p text:style-name="Preformatted_20_Text"><text:s text:c="6"/>[27.749397, -30.645106],</text:p>
      <text:p text:style-name="Preformatted_20_Text"><text:s text:c="6"/>[26.999262, -29.875954],</text:p>
      <text:p text:style-name="Preformatted_20_Text"><text:s text:c="6"/>[27.532511, -29.242711],</text:p>
      <text:p text:style-name="Preformatted_20_Text"><text:s text:c="6"/>[28.074338, -28.851469],</text:p>
      <text:p text:style-name="Preformatted_20_Text"><text:s text:c="6"/>[28.5417, -28.647502],</text:p>
      <text:p text:style-name="Preformatted_20_Text"><text:s text:c="6"/>[28.978263, -28.955597]]]},</text:p>
      <text:p text:style-name="Preformatted_20_Text"><text:s text:c="3"/>'id': 'LSO'},</text:p>
      <text:p text:style-name="Preformatted_20_Text"><text:s text:c="2"/>{'type': 'Feature',</text:p>
      <text:p text:style-name="Preformatted_20_Text"><text:s text:c="3"/>'properties': {'name': 'Lithuania'},</text:p>
      <text:p text:style-name="Preformatted_20_Text"><text:soft-page-break/><text:s text:c="3"/>'geometry': {'type': 'Polygon',</text:p>
      <text:p text:style-name="Preformatted_20_Text"><text:s text:c="4"/>'coordinates': [[[22.731099, 54.327537],</text:p>
      <text:p text:style-name="Preformatted_20_Text"><text:s text:c="6"/>[22.651052, 54.582741],</text:p>
      <text:p text:style-name="Preformatted_20_Text"><text:s text:c="6"/>[22.757764, 54.856574],</text:p>
      <text:p text:style-name="Preformatted_20_Text"><text:s text:c="6"/>[22.315724, 55.015299],</text:p>
      <text:p text:style-name="Preformatted_20_Text"><text:s text:c="6"/>[21.268449, 55.190482],</text:p>
      <text:p text:style-name="Preformatted_20_Text"><text:s text:c="6"/>[21.0558, 56.031076],</text:p>
      <text:p text:style-name="Preformatted_20_Text"><text:s text:c="6"/>[22.201157, 56.337802],</text:p>
      <text:p text:style-name="Preformatted_20_Text"><text:s text:c="6"/>[23.878264, 56.273671],</text:p>
      <text:p text:style-name="Preformatted_20_Text"><text:s text:c="6"/>[24.860684, 56.372528],</text:p>
      <text:p text:style-name="Preformatted_20_Text"><text:s text:c="6"/>[25.000934, 56.164531],</text:p>
      <text:p text:style-name="Preformatted_20_Text"><text:s text:c="6"/>[25.533047, 56.100297],</text:p>
      <text:p text:style-name="Preformatted_20_Text"><text:s text:c="6"/>[26.494331, 55.615107],</text:p>
      <text:p text:style-name="Preformatted_20_Text"><text:s text:c="6"/>[26.588279, 55.167176],</text:p>
      <text:p text:style-name="Preformatted_20_Text"><text:s text:c="6"/>[25.768433, 54.846963],</text:p>
      <text:p text:style-name="Preformatted_20_Text"><text:s text:c="6"/>[25.536354, 54.282423],</text:p>
      <text:p text:style-name="Preformatted_20_Text"><text:s text:c="6"/>[24.450684, 53.905702],</text:p>
      <text:p text:style-name="Preformatted_20_Text"><text:s text:c="6"/>[23.484128, 53.912498],</text:p>
      <text:p text:style-name="Preformatted_20_Text"><text:s text:c="6"/>[23.243987, 54.220567],</text:p>
      <text:p text:style-name="Preformatted_20_Text"><text:s text:c="6"/>[22.731099, 54.327537]]]},</text:p>
      <text:p text:style-name="Preformatted_20_Text"><text:s text:c="3"/>'id': 'LTU'},</text:p>
      <text:p text:style-name="Preformatted_20_Text"><text:s text:c="2"/>{'type': 'Feature',</text:p>
      <text:p text:style-name="Preformatted_20_Text"><text:s text:c="3"/>'properties': {'name': 'Luxembourg'},</text:p>
      <text:p text:style-name="Preformatted_20_Text"><text:s text:c="3"/>'geometry': {'type': 'Polygon',</text:p>
      <text:p text:style-name="Preformatted_20_Text"><text:s text:c="4"/>'coordinates': [[[6.043073, 50.128052],</text:p>
      <text:p text:style-name="Preformatted_20_Text"><text:s text:c="6"/>[6.242751, 49.902226],</text:p>
      <text:p text:style-name="Preformatted_20_Text"><text:s text:c="6"/>[6.18632, 49.463803],</text:p>
      <text:p text:style-name="Preformatted_20_Text"><text:s text:c="6"/>[5.897759, 49.442667],</text:p>
      <text:p text:style-name="Preformatted_20_Text"><text:s text:c="6"/>[5.674052, 49.529484],</text:p>
      <text:p text:style-name="Preformatted_20_Text"><text:s text:c="6"/>[5.782417, 50.090328],</text:p>
      <text:p text:style-name="Preformatted_20_Text"><text:s text:c="6"/>[6.043073, 50.128052]]]},</text:p>
      <text:p text:style-name="Preformatted_20_Text"><text:s text:c="3"/>'id': 'LUX'},</text:p>
      <text:p text:style-name="Preformatted_20_Text"><text:s text:c="2"/>{'type': 'Feature',</text:p>
      <text:p text:style-name="Preformatted_20_Text"><text:s text:c="3"/>'properties': {'name': 'Latvia'},</text:p>
      <text:p text:style-name="Preformatted_20_Text"><text:s text:c="3"/>'geometry': {'type': 'Polygon',</text:p>
      <text:p text:style-name="Preformatted_20_Text"><text:s text:c="4"/>'coordinates': [[[21.0558, 56.031076],</text:p>
      <text:p text:style-name="Preformatted_20_Text"><text:s text:c="6"/>[21.090424, 56.783873],</text:p>
      <text:p text:style-name="Preformatted_20_Text"><text:s text:c="6"/>[21.581866, 57.411871],</text:p>
      <text:p text:style-name="Preformatted_20_Text"><text:s text:c="6"/>[22.524341, 57.753374],</text:p>
      <text:p text:style-name="Preformatted_20_Text"><text:s text:c="6"/>[23.318453, 57.006236],</text:p>
      <text:p text:style-name="Preformatted_20_Text"><text:s text:c="6"/>[24.12073, 57.025693],</text:p>
      <text:p text:style-name="Preformatted_20_Text"><text:s text:c="6"/>[24.312863, 57.793424],</text:p>
      <text:p text:style-name="Preformatted_20_Text"><text:s text:c="6"/>[25.164594, 57.970157],</text:p>
      <text:p text:style-name="Preformatted_20_Text"><text:s text:c="6"/>[25.60281, 57.847529],</text:p>
      <text:p text:style-name="Preformatted_20_Text"><text:s text:c="6"/>[26.463532, 57.476389],</text:p>
      <text:p text:style-name="Preformatted_20_Text"><text:s text:c="6"/>[27.288185, 57.474528],</text:p>
      <text:p text:style-name="Preformatted_20_Text"><text:s text:c="6"/>[27.770016, 57.244258],</text:p>
      <text:p text:style-name="Preformatted_20_Text"><text:s text:c="6"/>[27.855282, 56.759326],</text:p>
      <text:p text:style-name="Preformatted_20_Text"><text:s text:c="6"/>[28.176709, 56.16913],</text:p>
      <text:p text:style-name="Preformatted_20_Text"><text:s text:c="6"/>[27.10246, 55.783314],</text:p>
      <text:p text:style-name="Preformatted_20_Text"><text:s text:c="6"/>[26.494331, 55.615107],</text:p>
      <text:p text:style-name="Preformatted_20_Text"><text:s text:c="6"/>[25.533047, 56.100297],</text:p>
      <text:p text:style-name="Preformatted_20_Text"><text:s text:c="6"/>[25.000934, 56.164531],</text:p>
      <text:p text:style-name="Preformatted_20_Text"><text:s text:c="6"/>[24.860684, 56.372528],</text:p>
      <text:p text:style-name="Preformatted_20_Text"><text:s text:c="6"/>[23.878264, 56.273671],</text:p>
      <text:p text:style-name="Preformatted_20_Text"><text:s text:c="6"/>[22.201157, 56.337802],</text:p>
      <text:p text:style-name="Preformatted_20_Text"><text:s text:c="6"/>[21.0558, 56.031076]]]},</text:p>
      <text:p text:style-name="Preformatted_20_Text"><text:s text:c="3"/>'id': 'LVA'},</text:p>
      <text:p text:style-name="Preformatted_20_Text"><text:s text:c="2"/>{'type': 'Feature',</text:p>
      <text:p text:style-name="Preformatted_20_Text"><text:s text:c="3"/>'properties': {'name': 'Morocco'},</text:p>
      <text:p text:style-name="Preformatted_20_Text"><text:s text:c="3"/>'geometry': {'type': 'Polygon',</text:p>
      <text:p text:style-name="Preformatted_20_Text"><text:s text:c="4"/>'coordinates': [[[-5.193863, 35.755182],</text:p>
      <text:p text:style-name="Preformatted_20_Text"><text:s text:c="6"/>[-4.591006, 35.330712],</text:p>
      <text:p text:style-name="Preformatted_20_Text"><text:s text:c="6"/>[-3.640057, 35.399855],</text:p>
      <text:p text:style-name="Preformatted_20_Text"><text:soft-page-break/><text:s text:c="6"/>[-2.604306, 35.179093],</text:p>
      <text:p text:style-name="Preformatted_20_Text"><text:s text:c="6"/>[-2.169914, 35.168396],</text:p>
      <text:p text:style-name="Preformatted_20_Text"><text:s text:c="6"/>[-1.792986, 34.527919],</text:p>
      <text:p text:style-name="Preformatted_20_Text"><text:s text:c="6"/>[-1.733455, 33.919713],</text:p>
      <text:p text:style-name="Preformatted_20_Text"><text:s text:c="6"/>[-1.388049, 32.864015],</text:p>
      <text:p text:style-name="Preformatted_20_Text"><text:s text:c="6"/>[-1.124551, 32.651522],</text:p>
      <text:p text:style-name="Preformatted_20_Text"><text:s text:c="6"/>[-1.307899, 32.262889],</text:p>
      <text:p text:style-name="Preformatted_20_Text"><text:s text:c="6"/>[-2.616605, 32.094346],</text:p>
      <text:p text:style-name="Preformatted_20_Text"><text:s text:c="6"/>[-3.06898, 31.724498],</text:p>
      <text:p text:style-name="Preformatted_20_Text"><text:s text:c="6"/>[-3.647498, 31.637294],</text:p>
      <text:p text:style-name="Preformatted_20_Text"><text:s text:c="6"/>[-3.690441, 30.896952],</text:p>
      <text:p text:style-name="Preformatted_20_Text"><text:s text:c="6"/>[-4.859646, 30.501188],</text:p>
      <text:p text:style-name="Preformatted_20_Text"><text:s text:c="6"/>[-5.242129, 30.000443],</text:p>
      <text:p text:style-name="Preformatted_20_Text"><text:s text:c="6"/>[-6.060632, 29.7317],</text:p>
      <text:p text:style-name="Preformatted_20_Text"><text:s text:c="6"/>[-7.059228, 29.579228],</text:p>
      <text:p text:style-name="Preformatted_20_Text"><text:s text:c="6"/>[-8.674116, 28.841289],</text:p>
      <text:p text:style-name="Preformatted_20_Text"><text:s text:c="6"/>[-8.66559, 27.656426],</text:p>
      <text:p text:style-name="Preformatted_20_Text"><text:s text:c="6"/>[-8.817809, 27.656426],</text:p>
      <text:p text:style-name="Preformatted_20_Text"><text:s text:c="6"/>[-8.817828, 27.656426],</text:p>
      <text:p text:style-name="Preformatted_20_Text"><text:s text:c="6"/>[-8.794884, 27.120696],</text:p>
      <text:p text:style-name="Preformatted_20_Text"><text:s text:c="6"/>[-9.413037, 27.088476],</text:p>
      <text:p text:style-name="Preformatted_20_Text"><text:s text:c="6"/>[-9.735343, 26.860945],</text:p>
      <text:p text:style-name="Preformatted_20_Text"><text:s text:c="6"/>[-10.189424, 26.860945],</text:p>
      <text:p text:style-name="Preformatted_20_Text"><text:s text:c="6"/>[-10.551263, 26.990808],</text:p>
      <text:p text:style-name="Preformatted_20_Text"><text:s text:c="6"/>[-11.392555, 26.883424],</text:p>
      <text:p text:style-name="Preformatted_20_Text"><text:s text:c="6"/>[-11.71822, 26.104092],</text:p>
      <text:p text:style-name="Preformatted_20_Text"><text:s text:c="6"/>[-12.030759, 26.030866],</text:p>
      <text:p text:style-name="Preformatted_20_Text"><text:s text:c="6"/>[-12.500963, 24.770116],</text:p>
      <text:p text:style-name="Preformatted_20_Text"><text:s text:c="6"/>[-13.89111, 23.691009],</text:p>
      <text:p text:style-name="Preformatted_20_Text"><text:s text:c="6"/>[-14.221168, 22.310163],</text:p>
      <text:p text:style-name="Preformatted_20_Text"><text:s text:c="6"/>[-14.630833, 21.86094],</text:p>
      <text:p text:style-name="Preformatted_20_Text"><text:s text:c="6"/>[-14.750955, 21.5006],</text:p>
      <text:p text:style-name="Preformatted_20_Text"><text:s text:c="6"/>[-17.002962, 21.420734],</text:p>
      <text:p text:style-name="Preformatted_20_Text"><text:s text:c="6"/>[-17.020428, 21.42231],</text:p>
      <text:p text:style-name="Preformatted_20_Text"><text:s text:c="6"/>[-16.973248, 21.885745],</text:p>
      <text:p text:style-name="Preformatted_20_Text"><text:s text:c="6"/>[-16.589137, 22.158234],</text:p>
      <text:p text:style-name="Preformatted_20_Text"><text:s text:c="6"/>[-16.261922, 22.67934],</text:p>
      <text:p text:style-name="Preformatted_20_Text"><text:s text:c="6"/>[-16.326414, 23.017768],</text:p>
      <text:p text:style-name="Preformatted_20_Text"><text:s text:c="6"/>[-15.982611, 23.723358],</text:p>
      <text:p text:style-name="Preformatted_20_Text"><text:s text:c="6"/>[-15.426004, 24.359134],</text:p>
      <text:p text:style-name="Preformatted_20_Text"><text:s text:c="6"/>[-15.089332, 24.520261],</text:p>
      <text:p text:style-name="Preformatted_20_Text"><text:s text:c="6"/>[-14.824645, 25.103533],</text:p>
      <text:p text:style-name="Preformatted_20_Text"><text:s text:c="6"/>[-14.800926, 25.636265],</text:p>
      <text:p text:style-name="Preformatted_20_Text"><text:s text:c="6"/>[-14.43994, 26.254418],</text:p>
      <text:p text:style-name="Preformatted_20_Text"><text:s text:c="6"/>[-13.773805, 26.618892],</text:p>
      <text:p text:style-name="Preformatted_20_Text"><text:s text:c="6"/>[-13.139942, 27.640148],</text:p>
      <text:p text:style-name="Preformatted_20_Text"><text:s text:c="6"/>[-13.121613, 27.654148],</text:p>
      <text:p text:style-name="Preformatted_20_Text"><text:s text:c="6"/>[-12.618837, 28.038186],</text:p>
      <text:p text:style-name="Preformatted_20_Text"><text:s text:c="6"/>[-11.688919, 28.148644],</text:p>
      <text:p text:style-name="Preformatted_20_Text"><text:s text:c="6"/>[-10.900957, 28.832142],</text:p>
      <text:p text:style-name="Preformatted_20_Text"><text:s text:c="6"/>[-10.399592, 29.098586],</text:p>
      <text:p text:style-name="Preformatted_20_Text"><text:s text:c="6"/>[-9.564811, 29.933574],</text:p>
      <text:p text:style-name="Preformatted_20_Text"><text:s text:c="6"/>[-9.814718, 31.177736],</text:p>
      <text:p text:style-name="Preformatted_20_Text"><text:s text:c="6"/>[-9.434793, 32.038096],</text:p>
      <text:p text:style-name="Preformatted_20_Text"><text:s text:c="6"/>[-9.300693, 32.564679],</text:p>
      <text:p text:style-name="Preformatted_20_Text"><text:s text:c="6"/>[-8.657476, 33.240245],</text:p>
      <text:p text:style-name="Preformatted_20_Text"><text:s text:c="6"/>[-7.654178, 33.697065],</text:p>
      <text:p text:style-name="Preformatted_20_Text"><text:s text:c="6"/>[-6.912544, 34.110476],</text:p>
      <text:p text:style-name="Preformatted_20_Text"><text:s text:c="6"/>[-6.244342, 35.145865],</text:p>
      <text:p text:style-name="Preformatted_20_Text"><text:s text:c="6"/>[-5.929994, 35.759988],</text:p>
      <text:p text:style-name="Preformatted_20_Text"><text:s text:c="6"/>[-5.193863, 35.755182]]]},</text:p>
      <text:p text:style-name="Preformatted_20_Text"><text:s text:c="3"/>'id': 'MAR'},</text:p>
      <text:p text:style-name="Preformatted_20_Text"><text:s text:c="2"/>{'type': 'Feature',</text:p>
      <text:p text:style-name="Preformatted_20_Text"><text:s text:c="3"/>'properties': {'name': 'Moldova'},</text:p>
      <text:p text:style-name="Preformatted_20_Text"><text:soft-page-break/><text:s text:c="3"/>'geometry': {'type': 'Polygon',</text:p>
      <text:p text:style-name="Preformatted_20_Text"><text:s text:c="4"/>'coordinates': [[[26.619337, 48.220726],</text:p>
      <text:p text:style-name="Preformatted_20_Text"><text:s text:c="6"/>[26.857824, 48.368211],</text:p>
      <text:p text:style-name="Preformatted_20_Text"><text:s text:c="6"/>[27.522537, 48.467119],</text:p>
      <text:p text:style-name="Preformatted_20_Text"><text:s text:c="6"/>[28.259547, 48.155562],</text:p>
      <text:p text:style-name="Preformatted_20_Text"><text:s text:c="6"/>[28.670891, 48.118149],</text:p>
      <text:p text:style-name="Preformatted_20_Text"><text:s text:c="6"/>[29.122698, 47.849095],</text:p>
      <text:p text:style-name="Preformatted_20_Text"><text:s text:c="6"/>[29.050868, 47.510227],</text:p>
      <text:p text:style-name="Preformatted_20_Text"><text:s text:c="6"/>[29.415135, 47.346645],</text:p>
      <text:p text:style-name="Preformatted_20_Text"><text:s text:c="6"/>[29.559674, 46.928583],</text:p>
      <text:p text:style-name="Preformatted_20_Text"><text:s text:c="6"/>[29.908852, 46.674361],</text:p>
      <text:p text:style-name="Preformatted_20_Text"><text:s text:c="6"/>[29.83821, 46.525326],</text:p>
      <text:p text:style-name="Preformatted_20_Text"><text:s text:c="6"/>[30.024659, 46.423937],</text:p>
      <text:p text:style-name="Preformatted_20_Text"><text:s text:c="6"/>[29.759972, 46.349988],</text:p>
      <text:p text:style-name="Preformatted_20_Text"><text:s text:c="6"/>[29.170654, 46.379262],</text:p>
      <text:p text:style-name="Preformatted_20_Text"><text:s text:c="6"/>[29.072107, 46.517678],</text:p>
      <text:p text:style-name="Preformatted_20_Text"><text:s text:c="6"/>[28.862972, 46.437889],</text:p>
      <text:p text:style-name="Preformatted_20_Text"><text:s text:c="6"/>[28.933717, 46.25883],</text:p>
      <text:p text:style-name="Preformatted_20_Text"><text:s text:c="6"/>[28.659987, 45.939987],</text:p>
      <text:p text:style-name="Preformatted_20_Text"><text:s text:c="6"/>[28.485269, 45.596907],</text:p>
      <text:p text:style-name="Preformatted_20_Text"><text:s text:c="6"/>[28.233554, 45.488283],</text:p>
      <text:p text:style-name="Preformatted_20_Text"><text:s text:c="6"/>[28.054443, 45.944586],</text:p>
      <text:p text:style-name="Preformatted_20_Text"><text:s text:c="6"/>[28.160018, 46.371563],</text:p>
      <text:p text:style-name="Preformatted_20_Text"><text:s text:c="6"/>[28.12803, 46.810476],</text:p>
      <text:p text:style-name="Preformatted_20_Text"><text:s text:c="6"/>[27.551166, 47.405117],</text:p>
      <text:p text:style-name="Preformatted_20_Text"><text:s text:c="6"/>[27.233873, 47.826771],</text:p>
      <text:p text:style-name="Preformatted_20_Text"><text:s text:c="6"/>[26.924176, 48.123264],</text:p>
      <text:p text:style-name="Preformatted_20_Text"><text:s text:c="6"/>[26.619337, 48.220726]]]},</text:p>
      <text:p text:style-name="Preformatted_20_Text"><text:s text:c="3"/>'id': 'MDA'},</text:p>
      <text:p text:style-name="Preformatted_20_Text"><text:s text:c="2"/>{'type': 'Feature',</text:p>
      <text:p text:style-name="Preformatted_20_Text"><text:s text:c="3"/>'properties': {'name': 'Madagascar'},</text:p>
      <text:p text:style-name="Preformatted_20_Text"><text:s text:c="3"/>'geometry': {'type': 'Polygon',</text:p>
      <text:p text:style-name="Preformatted_20_Text"><text:s text:c="4"/>'coordinates': [[[49.543519, -12.469833],</text:p>
      <text:p text:style-name="Preformatted_20_Text"><text:s text:c="6"/>[49.808981, -12.895285],</text:p>
      <text:p text:style-name="Preformatted_20_Text"><text:s text:c="6"/>[50.056511, -13.555761],</text:p>
      <text:p text:style-name="Preformatted_20_Text"><text:s text:c="6"/>[50.217431, -14.758789],</text:p>
      <text:p text:style-name="Preformatted_20_Text"><text:s text:c="6"/>[50.476537, -15.226512],</text:p>
      <text:p text:style-name="Preformatted_20_Text"><text:s text:c="6"/>[50.377111, -15.706069],</text:p>
      <text:p text:style-name="Preformatted_20_Text"><text:s text:c="6"/>[50.200275, -16.000263],</text:p>
      <text:p text:style-name="Preformatted_20_Text"><text:s text:c="6"/>[49.860606, -15.414253],</text:p>
      <text:p text:style-name="Preformatted_20_Text"><text:s text:c="6"/>[49.672607, -15.710204],</text:p>
      <text:p text:style-name="Preformatted_20_Text"><text:s text:c="6"/>[49.863344, -16.451037],</text:p>
      <text:p text:style-name="Preformatted_20_Text"><text:s text:c="6"/>[49.774564, -16.875042],</text:p>
      <text:p text:style-name="Preformatted_20_Text"><text:s text:c="6"/>[49.498612, -17.106036],</text:p>
      <text:p text:style-name="Preformatted_20_Text"><text:s text:c="6"/>[49.435619, -17.953064],</text:p>
      <text:p text:style-name="Preformatted_20_Text"><text:s text:c="6"/>[49.041792, -19.118781],</text:p>
      <text:p text:style-name="Preformatted_20_Text"><text:s text:c="6"/>[48.548541, -20.496888],</text:p>
      <text:p text:style-name="Preformatted_20_Text"><text:s text:c="6"/>[47.930749, -22.391501],</text:p>
      <text:p text:style-name="Preformatted_20_Text"><text:s text:c="6"/>[47.547723, -23.781959],</text:p>
      <text:p text:style-name="Preformatted_20_Text"><text:s text:c="6"/>[47.095761, -24.94163],</text:p>
      <text:p text:style-name="Preformatted_20_Text"><text:s text:c="6"/>[46.282478, -25.178463],</text:p>
      <text:p text:style-name="Preformatted_20_Text"><text:s text:c="6"/>[45.409508, -25.601434],</text:p>
      <text:p text:style-name="Preformatted_20_Text"><text:s text:c="6"/>[44.833574, -25.346101],</text:p>
      <text:p text:style-name="Preformatted_20_Text"><text:s text:c="6"/>[44.03972, -24.988345],</text:p>
      <text:p text:style-name="Preformatted_20_Text"><text:s text:c="6"/>[43.763768, -24.460677],</text:p>
      <text:p text:style-name="Preformatted_20_Text"><text:s text:c="6"/>[43.697778, -23.574116],</text:p>
      <text:p text:style-name="Preformatted_20_Text"><text:s text:c="6"/>[43.345654, -22.776904],</text:p>
      <text:p text:style-name="Preformatted_20_Text"><text:s text:c="6"/>[43.254187, -22.057413],</text:p>
      <text:p text:style-name="Preformatted_20_Text"><text:s text:c="6"/>[43.433298, -21.336475],</text:p>
      <text:p text:style-name="Preformatted_20_Text"><text:s text:c="6"/>[43.893683, -21.163307],</text:p>
      <text:p text:style-name="Preformatted_20_Text"><text:s text:c="6"/>[43.89637, -20.830459],</text:p>
      <text:p text:style-name="Preformatted_20_Text"><text:s text:c="6"/>[44.374325, -20.072366],</text:p>
      <text:p text:style-name="Preformatted_20_Text"><text:s text:c="6"/>[44.464397, -19.435454],</text:p>
      <text:p text:style-name="Preformatted_20_Text"><text:s text:c="6"/>[44.232422, -18.961995],</text:p>
      <text:p text:style-name="Preformatted_20_Text"><text:soft-page-break/><text:s text:c="6"/>[44.042976, -18.331387],</text:p>
      <text:p text:style-name="Preformatted_20_Text"><text:s text:c="6"/>[43.963084, -17.409945],</text:p>
      <text:p text:style-name="Preformatted_20_Text"><text:s text:c="6"/>[44.312469, -16.850496],</text:p>
      <text:p text:style-name="Preformatted_20_Text"><text:s text:c="6"/>[44.446517, -16.216219],</text:p>
      <text:p text:style-name="Preformatted_20_Text"><text:s text:c="6"/>[44.944937, -16.179374],</text:p>
      <text:p text:style-name="Preformatted_20_Text"><text:s text:c="6"/>[45.502732, -15.974373],</text:p>
      <text:p text:style-name="Preformatted_20_Text"><text:s text:c="6"/>[45.872994, -15.793454],</text:p>
      <text:p text:style-name="Preformatted_20_Text"><text:s text:c="6"/>[46.312243, -15.780018],</text:p>
      <text:p text:style-name="Preformatted_20_Text"><text:s text:c="6"/>[46.882183, -15.210182],</text:p>
      <text:p text:style-name="Preformatted_20_Text"><text:s text:c="6"/>[47.70513, -14.594303],</text:p>
      <text:p text:style-name="Preformatted_20_Text"><text:s text:c="6"/>[48.005215, -14.091233],</text:p>
      <text:p text:style-name="Preformatted_20_Text"><text:s text:c="6"/>[47.869047, -13.663869],</text:p>
      <text:p text:style-name="Preformatted_20_Text"><text:s text:c="6"/>[48.293828, -13.784068],</text:p>
      <text:p text:style-name="Preformatted_20_Text"><text:s text:c="6"/>[48.84506, -13.089175],</text:p>
      <text:p text:style-name="Preformatted_20_Text"><text:s text:c="6"/>[48.863509, -12.487868],</text:p>
      <text:p text:style-name="Preformatted_20_Text"><text:s text:c="6"/>[49.194651, -12.040557],</text:p>
      <text:p text:style-name="Preformatted_20_Text"><text:s text:c="6"/>[49.543519, -12.469833]]]},</text:p>
      <text:p text:style-name="Preformatted_20_Text"><text:s text:c="3"/>'id': 'MDG'},</text:p>
      <text:p text:style-name="Preformatted_20_Text"><text:s text:c="2"/>{'type': 'Feature',</text:p>
      <text:p text:style-name="Preformatted_20_Text"><text:s text:c="3"/>'properties': {'name': 'Mexico'},</text:p>
      <text:p text:style-name="Preformatted_20_Text"><text:s text:c="3"/>'geometry': {'type': 'Polygon',</text:p>
      <text:p text:style-name="Preformatted_20_Text"><text:s text:c="4"/>'coordinates': [[[-97.140008, 25.869997],</text:p>
      <text:p text:style-name="Preformatted_20_Text"><text:s text:c="6"/>[-97.528072, 24.992144],</text:p>
      <text:p text:style-name="Preformatted_20_Text"><text:s text:c="6"/>[-97.702946, 24.272343],</text:p>
      <text:p text:style-name="Preformatted_20_Text"><text:s text:c="6"/>[-97.776042, 22.93258],</text:p>
      <text:p text:style-name="Preformatted_20_Text"><text:s text:c="6"/>[-97.872367, 22.444212],</text:p>
      <text:p text:style-name="Preformatted_20_Text"><text:s text:c="6"/>[-97.699044, 21.898689],</text:p>
      <text:p text:style-name="Preformatted_20_Text"><text:s text:c="6"/>[-97.38896, 21.411019],</text:p>
      <text:p text:style-name="Preformatted_20_Text"><text:s text:c="6"/>[-97.189333, 20.635433],</text:p>
      <text:p text:style-name="Preformatted_20_Text"><text:s text:c="6"/>[-96.525576, 19.890931],</text:p>
      <text:p text:style-name="Preformatted_20_Text"><text:s text:c="6"/>[-96.292127, 19.320371],</text:p>
      <text:p text:style-name="Preformatted_20_Text"><text:s text:c="6"/>[-95.900885, 18.828024],</text:p>
      <text:p text:style-name="Preformatted_20_Text"><text:s text:c="6"/>[-94.839063, 18.562717],</text:p>
      <text:p text:style-name="Preformatted_20_Text"><text:s text:c="6"/>[-94.42573, 18.144371],</text:p>
      <text:p text:style-name="Preformatted_20_Text"><text:s text:c="6"/>[-93.548651, 18.423837],</text:p>
      <text:p text:style-name="Preformatted_20_Text"><text:s text:c="6"/>[-92.786114, 18.524839],</text:p>
      <text:p text:style-name="Preformatted_20_Text"><text:s text:c="6"/>[-92.037348, 18.704569],</text:p>
      <text:p text:style-name="Preformatted_20_Text"><text:s text:c="6"/>[-91.407903, 18.876083],</text:p>
      <text:p text:style-name="Preformatted_20_Text"><text:s text:c="6"/>[-90.77187, 19.28412],</text:p>
      <text:p text:style-name="Preformatted_20_Text"><text:s text:c="6"/>[-90.53359, 19.867418],</text:p>
      <text:p text:style-name="Preformatted_20_Text"><text:s text:c="6"/>[-90.451476, 20.707522],</text:p>
      <text:p text:style-name="Preformatted_20_Text"><text:s text:c="6"/>[-90.278618, 20.999855],</text:p>
      <text:p text:style-name="Preformatted_20_Text"><text:s text:c="6"/>[-89.601321, 21.261726],</text:p>
      <text:p text:style-name="Preformatted_20_Text"><text:s text:c="6"/>[-88.543866, 21.493675],</text:p>
      <text:p text:style-name="Preformatted_20_Text"><text:s text:c="6"/>[-87.658417, 21.458846],</text:p>
      <text:p text:style-name="Preformatted_20_Text"><text:s text:c="6"/>[-87.05189, 21.543543],</text:p>
      <text:p text:style-name="Preformatted_20_Text"><text:s text:c="6"/>[-86.811982, 21.331515],</text:p>
      <text:p text:style-name="Preformatted_20_Text"><text:s text:c="6"/>[-86.845908, 20.849865],</text:p>
      <text:p text:style-name="Preformatted_20_Text"><text:s text:c="6"/>[-87.383291, 20.255405],</text:p>
      <text:p text:style-name="Preformatted_20_Text"><text:s text:c="6"/>[-87.621054, 19.646553],</text:p>
      <text:p text:style-name="Preformatted_20_Text"><text:s text:c="6"/>[-87.43675, 19.472403],</text:p>
      <text:p text:style-name="Preformatted_20_Text"><text:s text:c="6"/>[-87.58656, 19.04013],</text:p>
      <text:p text:style-name="Preformatted_20_Text"><text:s text:c="6"/>[-87.837191, 18.259816],</text:p>
      <text:p text:style-name="Preformatted_20_Text"><text:s text:c="6"/>[-88.090664, 18.516648],</text:p>
      <text:p text:style-name="Preformatted_20_Text"><text:s text:c="6"/>[-88.300031, 18.499982],</text:p>
      <text:p text:style-name="Preformatted_20_Text"><text:s text:c="6"/>[-88.490123, 18.486831],</text:p>
      <text:p text:style-name="Preformatted_20_Text"><text:s text:c="6"/>[-88.848344, 17.883198],</text:p>
      <text:p text:style-name="Preformatted_20_Text"><text:s text:c="6"/>[-89.029857, 18.001511],</text:p>
      <text:p text:style-name="Preformatted_20_Text"><text:s text:c="6"/>[-89.150909, 17.955468],</text:p>
      <text:p text:style-name="Preformatted_20_Text"><text:s text:c="6"/>[-89.14308, 17.808319],</text:p>
      <text:p text:style-name="Preformatted_20_Text"><text:s text:c="6"/>[-90.067934, 17.819326],</text:p>
      <text:p text:style-name="Preformatted_20_Text"><text:s text:c="6"/>[-91.00152, 17.817595],</text:p>
      <text:p text:style-name="Preformatted_20_Text"><text:s text:c="6"/>[-91.002269, 17.254658],</text:p>
      <text:p text:style-name="Preformatted_20_Text"><text:s text:c="6"/>[-91.453921, 17.252177],</text:p>
      <text:p text:style-name="Preformatted_20_Text"><text:soft-page-break/><text:s text:c="6"/>[-91.08167, 16.918477],</text:p>
      <text:p text:style-name="Preformatted_20_Text"><text:s text:c="6"/>[-90.711822, 16.687483],</text:p>
      <text:p text:style-name="Preformatted_20_Text"><text:s text:c="6"/>[-90.600847, 16.470778],</text:p>
      <text:p text:style-name="Preformatted_20_Text"><text:s text:c="6"/>[-90.438867, 16.41011],</text:p>
      <text:p text:style-name="Preformatted_20_Text"><text:s text:c="6"/>[-90.464473, 16.069562],</text:p>
      <text:p text:style-name="Preformatted_20_Text"><text:s text:c="6"/>[-91.74796, 16.066565],</text:p>
      <text:p text:style-name="Preformatted_20_Text"><text:s text:c="6"/>[-92.229249, 15.251447],</text:p>
      <text:p text:style-name="Preformatted_20_Text"><text:s text:c="6"/>[-92.087216, 15.064585],</text:p>
      <text:p text:style-name="Preformatted_20_Text"><text:s text:c="6"/>[-92.20323, 14.830103],</text:p>
      <text:p text:style-name="Preformatted_20_Text"><text:s text:c="6"/>[-92.22775, 14.538829],</text:p>
      <text:p text:style-name="Preformatted_20_Text"><text:s text:c="6"/>[-93.359464, 15.61543],</text:p>
      <text:p text:style-name="Preformatted_20_Text"><text:s text:c="6"/>[-93.875169, 15.940164],</text:p>
      <text:p text:style-name="Preformatted_20_Text"><text:s text:c="6"/>[-94.691656, 16.200975],</text:p>
      <text:p text:style-name="Preformatted_20_Text"><text:s text:c="6"/>[-95.250227, 16.128318],</text:p>
      <text:p text:style-name="Preformatted_20_Text"><text:s text:c="6"/>[-96.053382, 15.752088],</text:p>
      <text:p text:style-name="Preformatted_20_Text"><text:s text:c="6"/>[-96.557434, 15.653515],</text:p>
      <text:p text:style-name="Preformatted_20_Text"><text:s text:c="6"/>[-97.263592, 15.917065],</text:p>
      <text:p text:style-name="Preformatted_20_Text"><text:s text:c="6"/>[-98.01303, 16.107312],</text:p>
      <text:p text:style-name="Preformatted_20_Text"><text:s text:c="6"/>[-98.947676, 16.566043],</text:p>
      <text:p text:style-name="Preformatted_20_Text"><text:s text:c="6"/>[-99.697397, 16.706164],</text:p>
      <text:p text:style-name="Preformatted_20_Text"><text:s text:c="6"/>[-100.829499, 17.171071],</text:p>
      <text:p text:style-name="Preformatted_20_Text"><text:s text:c="6"/>[-101.666089, 17.649026],</text:p>
      <text:p text:style-name="Preformatted_20_Text"><text:s text:c="6"/>[-101.918528, 17.91609],</text:p>
      <text:p text:style-name="Preformatted_20_Text"><text:s text:c="6"/>[-102.478132, 17.975751],</text:p>
      <text:p text:style-name="Preformatted_20_Text"><text:s text:c="6"/>[-103.50099, 18.292295],</text:p>
      <text:p text:style-name="Preformatted_20_Text"><text:s text:c="6"/>[-103.917527, 18.748572],</text:p>
      <text:p text:style-name="Preformatted_20_Text"><text:s text:c="6"/>[-104.99201, 19.316134],</text:p>
      <text:p text:style-name="Preformatted_20_Text"><text:s text:c="6"/>[-105.493038, 19.946767],</text:p>
      <text:p text:style-name="Preformatted_20_Text"><text:s text:c="6"/>[-105.731396, 20.434102],</text:p>
      <text:p text:style-name="Preformatted_20_Text"><text:s text:c="6"/>[-105.397773, 20.531719],</text:p>
      <text:p text:style-name="Preformatted_20_Text"><text:s text:c="6"/>[-105.500661, 20.816895],</text:p>
      <text:p text:style-name="Preformatted_20_Text"><text:s text:c="6"/>[-105.270752, 21.076285],</text:p>
      <text:p text:style-name="Preformatted_20_Text"><text:s text:c="6"/>[-105.265817, 21.422104],</text:p>
      <text:p text:style-name="Preformatted_20_Text"><text:s text:c="6"/>[-105.603161, 21.871146],</text:p>
      <text:p text:style-name="Preformatted_20_Text"><text:s text:c="6"/>[-105.693414, 22.26908],</text:p>
      <text:p text:style-name="Preformatted_20_Text"><text:s text:c="6"/>[-106.028716, 22.773752],</text:p>
      <text:p text:style-name="Preformatted_20_Text"><text:s text:c="6"/>[-106.90998, 23.767774],</text:p>
      <text:p text:style-name="Preformatted_20_Text"><text:s text:c="6"/>[-107.915449, 24.548915],</text:p>
      <text:p text:style-name="Preformatted_20_Text"><text:s text:c="6"/>[-108.401905, 25.172314],</text:p>
      <text:p text:style-name="Preformatted_20_Text"><text:s text:c="6"/>[-109.260199, 25.580609],</text:p>
      <text:p text:style-name="Preformatted_20_Text"><text:s text:c="6"/>[-109.444089, 25.824884],</text:p>
      <text:p text:style-name="Preformatted_20_Text"><text:s text:c="6"/>[-109.291644, 26.442934],</text:p>
      <text:p text:style-name="Preformatted_20_Text"><text:s text:c="6"/>[-109.801458, 26.676176],</text:p>
      <text:p text:style-name="Preformatted_20_Text"><text:s text:c="6"/>[-110.391732, 27.162115],</text:p>
      <text:p text:style-name="Preformatted_20_Text"><text:s text:c="6"/>[-110.641019, 27.859876],</text:p>
      <text:p text:style-name="Preformatted_20_Text"><text:s text:c="6"/>[-111.178919, 27.941241],</text:p>
      <text:p text:style-name="Preformatted_20_Text"><text:s text:c="6"/>[-111.759607, 28.467953],</text:p>
      <text:p text:style-name="Preformatted_20_Text"><text:s text:c="6"/>[-112.228235, 28.954409],</text:p>
      <text:p text:style-name="Preformatted_20_Text"><text:s text:c="6"/>[-112.271824, 29.266844],</text:p>
      <text:p text:style-name="Preformatted_20_Text"><text:s text:c="6"/>[-112.809594, 30.021114],</text:p>
      <text:p text:style-name="Preformatted_20_Text"><text:s text:c="6"/>[-113.163811, 30.786881],</text:p>
      <text:p text:style-name="Preformatted_20_Text"><text:s text:c="6"/>[-113.148669, 31.170966],</text:p>
      <text:p text:style-name="Preformatted_20_Text"><text:s text:c="6"/>[-113.871881, 31.567608],</text:p>
      <text:p text:style-name="Preformatted_20_Text"><text:s text:c="6"/>[-114.205737, 31.524045],</text:p>
      <text:p text:style-name="Preformatted_20_Text"><text:s text:c="6"/>[-114.776451, 31.799532],</text:p>
      <text:p text:style-name="Preformatted_20_Text"><text:s text:c="6"/>[-114.9367, 31.393485],</text:p>
      <text:p text:style-name="Preformatted_20_Text"><text:s text:c="6"/>[-114.771232, 30.913617],</text:p>
      <text:p text:style-name="Preformatted_20_Text"><text:s text:c="6"/>[-114.673899, 30.162681],</text:p>
      <text:p text:style-name="Preformatted_20_Text"><text:s text:c="6"/>[-114.330974, 29.750432],</text:p>
      <text:p text:style-name="Preformatted_20_Text"><text:s text:c="6"/>[-113.588875, 29.061611],</text:p>
      <text:p text:style-name="Preformatted_20_Text"><text:s text:c="6"/>[-113.424053, 28.826174],</text:p>
      <text:p text:style-name="Preformatted_20_Text"><text:s text:c="6"/>[-113.271969, 28.754783],</text:p>
      <text:p text:style-name="Preformatted_20_Text"><text:s text:c="6"/>[-113.140039, 28.411289],</text:p>
      <text:p text:style-name="Preformatted_20_Text"><text:s text:c="6"/>[-112.962298, 28.42519],</text:p>
      <text:p text:style-name="Preformatted_20_Text"><text:soft-page-break/><text:s text:c="6"/>[-112.761587, 27.780217],</text:p>
      <text:p text:style-name="Preformatted_20_Text"><text:s text:c="6"/>[-112.457911, 27.525814],</text:p>
      <text:p text:style-name="Preformatted_20_Text"><text:s text:c="6"/>[-112.244952, 27.171727],</text:p>
      <text:p text:style-name="Preformatted_20_Text"><text:s text:c="6"/>[-111.616489, 26.662817],</text:p>
      <text:p text:style-name="Preformatted_20_Text"><text:s text:c="6"/>[-111.284675, 25.73259],</text:p>
      <text:p text:style-name="Preformatted_20_Text"><text:s text:c="6"/>[-110.987819, 25.294606],</text:p>
      <text:p text:style-name="Preformatted_20_Text"><text:s text:c="6"/>[-110.710007, 24.826004],</text:p>
      <text:p text:style-name="Preformatted_20_Text"><text:s text:c="6"/>[-110.655049, 24.298595],</text:p>
      <text:p text:style-name="Preformatted_20_Text"><text:s text:c="6"/>[-110.172856, 24.265548],</text:p>
      <text:p text:style-name="Preformatted_20_Text"><text:s text:c="6"/>[-109.771847, 23.811183],</text:p>
      <text:p text:style-name="Preformatted_20_Text"><text:s text:c="6"/>[-109.409104, 23.364672],</text:p>
      <text:p text:style-name="Preformatted_20_Text"><text:s text:c="6"/>[-109.433392, 23.185588],</text:p>
      <text:p text:style-name="Preformatted_20_Text"><text:s text:c="6"/>[-109.854219, 22.818272],</text:p>
      <text:p text:style-name="Preformatted_20_Text"><text:s text:c="6"/>[-110.031392, 22.823078],</text:p>
      <text:p text:style-name="Preformatted_20_Text"><text:s text:c="6"/>[-110.295071, 23.430973],</text:p>
      <text:p text:style-name="Preformatted_20_Text"><text:s text:c="6"/>[-110.949501, 24.000964],</text:p>
      <text:p text:style-name="Preformatted_20_Text"><text:s text:c="6"/>[-111.670568, 24.484423],</text:p>
      <text:p text:style-name="Preformatted_20_Text"><text:s text:c="6"/>[-112.182036, 24.738413],</text:p>
      <text:p text:style-name="Preformatted_20_Text"><text:s text:c="6"/>[-112.148989, 25.470125],</text:p>
      <text:p text:style-name="Preformatted_20_Text"><text:s text:c="6"/>[-112.300711, 26.012004],</text:p>
      <text:p text:style-name="Preformatted_20_Text"><text:s text:c="6"/>[-112.777297, 26.32196],</text:p>
      <text:p text:style-name="Preformatted_20_Text"><text:s text:c="6"/>[-113.464671, 26.768186],</text:p>
      <text:p text:style-name="Preformatted_20_Text"><text:s text:c="6"/>[-113.59673, 26.63946],</text:p>
      <text:p text:style-name="Preformatted_20_Text"><text:s text:c="6"/>[-113.848937, 26.900064],</text:p>
      <text:p text:style-name="Preformatted_20_Text"><text:s text:c="6"/>[-114.465747, 27.14209],</text:p>
      <text:p text:style-name="Preformatted_20_Text"><text:s text:c="6"/>[-115.055142, 27.722727],</text:p>
      <text:p text:style-name="Preformatted_20_Text"><text:s text:c="6"/>[-114.982253, 27.7982],</text:p>
      <text:p text:style-name="Preformatted_20_Text"><text:s text:c="6"/>[-114.570366, 27.741485],</text:p>
      <text:p text:style-name="Preformatted_20_Text"><text:s text:c="6"/>[-114.199329, 28.115003],</text:p>
      <text:p text:style-name="Preformatted_20_Text"><text:s text:c="6"/>[-114.162018, 28.566112],</text:p>
      <text:p text:style-name="Preformatted_20_Text"><text:s text:c="6"/>[-114.931842, 29.279479],</text:p>
      <text:p text:style-name="Preformatted_20_Text"><text:s text:c="6"/>[-115.518654, 29.556362],</text:p>
      <text:p text:style-name="Preformatted_20_Text"><text:s text:c="6"/>[-115.887365, 30.180794],</text:p>
      <text:p text:style-name="Preformatted_20_Text"><text:s text:c="6"/>[-116.25835, 30.836464],</text:p>
      <text:p text:style-name="Preformatted_20_Text"><text:s text:c="6"/>[-116.721526, 31.635744],</text:p>
      <text:p text:style-name="Preformatted_20_Text"><text:s text:c="6"/>[-117.12776, 32.53534],</text:p>
      <text:p text:style-name="Preformatted_20_Text"><text:s text:c="6"/>[-115.99135, 32.61239],</text:p>
      <text:p text:style-name="Preformatted_20_Text"><text:s text:c="6"/>[-114.72139, 32.72083],</text:p>
      <text:p text:style-name="Preformatted_20_Text"><text:s text:c="6"/>[-114.815, 32.52528],</text:p>
      <text:p text:style-name="Preformatted_20_Text"><text:s text:c="6"/>[-113.30498, 32.03914],</text:p>
      <text:p text:style-name="Preformatted_20_Text"><text:s text:c="6"/>[-111.02361, 31.33472],</text:p>
      <text:p text:style-name="Preformatted_20_Text"><text:s text:c="6"/>[-109.035, 31.34194],</text:p>
      <text:p text:style-name="Preformatted_20_Text"><text:s text:c="6"/>[-108.24194, 31.34222],</text:p>
      <text:p text:style-name="Preformatted_20_Text"><text:s text:c="6"/>[-108.24, 31.754854],</text:p>
      <text:p text:style-name="Preformatted_20_Text"><text:s text:c="6"/>[-106.50759, 31.75452],</text:p>
      <text:p text:style-name="Preformatted_20_Text"><text:s text:c="6"/>[-106.1429, 31.39995],</text:p>
      <text:p text:style-name="Preformatted_20_Text"><text:s text:c="6"/>[-105.63159, 31.08383],</text:p>
      <text:p text:style-name="Preformatted_20_Text"><text:s text:c="6"/>[-105.03737, 30.64402],</text:p>
      <text:p text:style-name="Preformatted_20_Text"><text:s text:c="6"/>[-104.70575, 30.12173],</text:p>
      <text:p text:style-name="Preformatted_20_Text"><text:s text:c="6"/>[-104.45697, 29.57196],</text:p>
      <text:p text:style-name="Preformatted_20_Text"><text:s text:c="6"/>[-103.94, 29.27],</text:p>
      <text:p text:style-name="Preformatted_20_Text"><text:s text:c="6"/>[-103.11, 28.97],</text:p>
      <text:p text:style-name="Preformatted_20_Text"><text:s text:c="6"/>[-102.48, 29.76],</text:p>
      <text:p text:style-name="Preformatted_20_Text"><text:s text:c="6"/>[-101.6624, 29.7793],</text:p>
      <text:p text:style-name="Preformatted_20_Text"><text:s text:c="6"/>[-100.9576, 29.38071],</text:p>
      <text:p text:style-name="Preformatted_20_Text"><text:s text:c="6"/>[-100.45584, 28.69612],</text:p>
      <text:p text:style-name="Preformatted_20_Text"><text:s text:c="6"/>[-100.11, 28.11],</text:p>
      <text:p text:style-name="Preformatted_20_Text"><text:s text:c="6"/>[-99.52, 27.54],</text:p>
      <text:p text:style-name="Preformatted_20_Text"><text:s text:c="6"/>[-99.3, 26.84],</text:p>
      <text:p text:style-name="Preformatted_20_Text"><text:s text:c="6"/>[-99.02, 26.37],</text:p>
      <text:p text:style-name="Preformatted_20_Text"><text:s text:c="6"/>[-98.24, 26.06],</text:p>
      <text:p text:style-name="Preformatted_20_Text"><text:s text:c="6"/>[-97.53, 25.84],</text:p>
      <text:p text:style-name="Preformatted_20_Text"><text:s text:c="6"/>[-97.140008, 25.869997]]]},</text:p>
      <text:p text:style-name="Preformatted_20_Text"><text:s text:c="3"/>'id': 'MEX'},</text:p>
      <text:p text:style-name="Preformatted_20_Text"><text:soft-page-break/><text:s text:c="2"/>{'type': 'Feature',</text:p>
      <text:p text:style-name="Preformatted_20_Text"><text:s text:c="3"/>'properties': {'name': 'Macedonia'},</text:p>
      <text:p text:style-name="Preformatted_20_Text"><text:s text:c="3"/>'geometry': {'type': 'Polygon',</text:p>
      <text:p text:style-name="Preformatted_20_Text"><text:s text:c="4"/>'coordinates': [[[20.59023, 41.85541],</text:p>
      <text:p text:style-name="Preformatted_20_Text"><text:s text:c="6"/>[20.71731, 41.84711],</text:p>
      <text:p text:style-name="Preformatted_20_Text"><text:s text:c="6"/>[20.76216, 42.05186],</text:p>
      <text:p text:style-name="Preformatted_20_Text"><text:s text:c="6"/>[21.3527, 42.2068],</text:p>
      <text:p text:style-name="Preformatted_20_Text"><text:s text:c="6"/>[21.576636, 42.245224],</text:p>
      <text:p text:style-name="Preformatted_20_Text"><text:s text:c="6"/>[21.91708, 42.30364],</text:p>
      <text:p text:style-name="Preformatted_20_Text"><text:s text:c="6"/>[22.380526, 42.32026],</text:p>
      <text:p text:style-name="Preformatted_20_Text"><text:s text:c="6"/>[22.881374, 41.999297],</text:p>
      <text:p text:style-name="Preformatted_20_Text"><text:s text:c="6"/>[22.952377, 41.337994],</text:p>
      <text:p text:style-name="Preformatted_20_Text"><text:s text:c="6"/>[22.76177, 41.3048],</text:p>
      <text:p text:style-name="Preformatted_20_Text"><text:s text:c="6"/>[22.597308, 41.130487],</text:p>
      <text:p text:style-name="Preformatted_20_Text"><text:s text:c="6"/>[22.055378, 41.149866],</text:p>
      <text:p text:style-name="Preformatted_20_Text"><text:s text:c="6"/>[21.674161, 40.931275],</text:p>
      <text:p text:style-name="Preformatted_20_Text"><text:s text:c="6"/>[21.02004, 40.842727],</text:p>
      <text:p text:style-name="Preformatted_20_Text"><text:s text:c="6"/>[20.60518, 41.08622],</text:p>
      <text:p text:style-name="Preformatted_20_Text"><text:s text:c="6"/>[20.46315, 41.51509],</text:p>
      <text:p text:style-name="Preformatted_20_Text"><text:s text:c="6"/>[20.59023, 41.85541]]]},</text:p>
      <text:p text:style-name="Preformatted_20_Text"><text:s text:c="3"/>'id': 'MKD'},</text:p>
      <text:p text:style-name="Preformatted_20_Text"><text:s text:c="2"/>{'type': 'Feature',</text:p>
      <text:p text:style-name="Preformatted_20_Text"><text:s text:c="3"/>'properties': {'name': 'Mali'},</text:p>
      <text:p text:style-name="Preformatted_20_Text"><text:s text:c="3"/>'geometry': {'type': 'Polygon',</text:p>
      <text:p text:style-name="Preformatted_20_Text"><text:s text:c="4"/>'coordinates': [[[-12.17075, 14.616834],</text:p>
      <text:p text:style-name="Preformatted_20_Text"><text:s text:c="6"/>[-11.834208, 14.799097],</text:p>
      <text:p text:style-name="Preformatted_20_Text"><text:s text:c="6"/>[-11.666078, 15.388208],</text:p>
      <text:p text:style-name="Preformatted_20_Text"><text:s text:c="6"/>[-11.349095, 15.411256],</text:p>
      <text:p text:style-name="Preformatted_20_Text"><text:s text:c="6"/>[-10.650791, 15.132746],</text:p>
      <text:p text:style-name="Preformatted_20_Text"><text:s text:c="6"/>[-10.086846, 15.330486],</text:p>
      <text:p text:style-name="Preformatted_20_Text"><text:s text:c="6"/>[-9.700255, 15.264107],</text:p>
      <text:p text:style-name="Preformatted_20_Text"><text:s text:c="6"/>[-9.550238, 15.486497],</text:p>
      <text:p text:style-name="Preformatted_20_Text"><text:s text:c="6"/>[-5.537744, 15.50169],</text:p>
      <text:p text:style-name="Preformatted_20_Text"><text:s text:c="6"/>[-5.315277, 16.201854],</text:p>
      <text:p text:style-name="Preformatted_20_Text"><text:s text:c="6"/>[-5.488523, 16.325102],</text:p>
      <text:p text:style-name="Preformatted_20_Text"><text:s text:c="6"/>[-5.971129, 20.640833],</text:p>
      <text:p text:style-name="Preformatted_20_Text"><text:s text:c="6"/>[-6.453787, 24.956591],</text:p>
      <text:p text:style-name="Preformatted_20_Text"><text:s text:c="6"/>[-4.923337, 24.974574],</text:p>
      <text:p text:style-name="Preformatted_20_Text"><text:s text:c="6"/>[-1.550055, 22.792666],</text:p>
      <text:p text:style-name="Preformatted_20_Text"><text:s text:c="6"/>[1.823228, 20.610809],</text:p>
      <text:p text:style-name="Preformatted_20_Text"><text:s text:c="6"/>[2.060991, 20.142233],</text:p>
      <text:p text:style-name="Preformatted_20_Text"><text:s text:c="6"/>[2.683588, 19.85623],</text:p>
      <text:p text:style-name="Preformatted_20_Text"><text:s text:c="6"/>[3.146661, 19.693579],</text:p>
      <text:p text:style-name="Preformatted_20_Text"><text:s text:c="6"/>[3.158133, 19.057364],</text:p>
      <text:p text:style-name="Preformatted_20_Text"><text:s text:c="6"/>[4.267419, 19.155265],</text:p>
      <text:p text:style-name="Preformatted_20_Text"><text:s text:c="6"/>[4.27021, 16.852227],</text:p>
      <text:p text:style-name="Preformatted_20_Text"><text:s text:c="6"/>[3.723422, 16.184284],</text:p>
      <text:p text:style-name="Preformatted_20_Text"><text:s text:c="6"/>[3.638259, 15.56812],</text:p>
      <text:p text:style-name="Preformatted_20_Text"><text:s text:c="6"/>[2.749993, 15.409525],</text:p>
      <text:p text:style-name="Preformatted_20_Text"><text:s text:c="6"/>[1.385528, 15.323561],</text:p>
      <text:p text:style-name="Preformatted_20_Text"><text:s text:c="6"/>[1.015783, 14.968182],</text:p>
      <text:p text:style-name="Preformatted_20_Text"><text:s text:c="6"/>[0.374892, 14.928908],</text:p>
      <text:p text:style-name="Preformatted_20_Text"><text:s text:c="6"/>[-0.266257, 14.924309],</text:p>
      <text:p text:style-name="Preformatted_20_Text"><text:s text:c="6"/>[-0.515854, 15.116158],</text:p>
      <text:p text:style-name="Preformatted_20_Text"><text:s text:c="6"/>[-1.066363, 14.973815],</text:p>
      <text:p text:style-name="Preformatted_20_Text"><text:s text:c="6"/>[-2.001035, 14.559008],</text:p>
      <text:p text:style-name="Preformatted_20_Text"><text:s text:c="6"/>[-2.191825, 14.246418],</text:p>
      <text:p text:style-name="Preformatted_20_Text"><text:s text:c="6"/>[-2.967694, 13.79815],</text:p>
      <text:p text:style-name="Preformatted_20_Text"><text:s text:c="6"/>[-3.103707, 13.541267],</text:p>
      <text:p text:style-name="Preformatted_20_Text"><text:s text:c="6"/>[-3.522803, 13.337662],</text:p>
      <text:p text:style-name="Preformatted_20_Text"><text:s text:c="6"/>[-4.006391, 13.472485],</text:p>
      <text:p text:style-name="Preformatted_20_Text"><text:s text:c="6"/>[-4.280405, 13.228444],</text:p>
      <text:p text:style-name="Preformatted_20_Text"><text:s text:c="6"/>[-4.427166, 12.542646],</text:p>
      <text:p text:style-name="Preformatted_20_Text"><text:s text:c="6"/>[-5.220942, 11.713859],</text:p>
      <text:p text:style-name="Preformatted_20_Text"><text:soft-page-break/><text:s text:c="6"/>[-5.197843, 11.375146],</text:p>
      <text:p text:style-name="Preformatted_20_Text"><text:s text:c="6"/>[-5.470565, 10.95127],</text:p>
      <text:p text:style-name="Preformatted_20_Text"><text:s text:c="6"/>[-5.404342, 10.370737],</text:p>
      <text:p text:style-name="Preformatted_20_Text"><text:s text:c="6"/>[-5.816926, 10.222555],</text:p>
      <text:p text:style-name="Preformatted_20_Text"><text:s text:c="6"/>[-6.050452, 10.096361],</text:p>
      <text:p text:style-name="Preformatted_20_Text"><text:s text:c="6"/>[-6.205223, 10.524061],</text:p>
      <text:p text:style-name="Preformatted_20_Text"><text:s text:c="6"/>[-6.493965, 10.411303],</text:p>
      <text:p text:style-name="Preformatted_20_Text"><text:s text:c="6"/>[-6.666461, 10.430811],</text:p>
      <text:p text:style-name="Preformatted_20_Text"><text:s text:c="6"/>[-6.850507, 10.138994],</text:p>
      <text:p text:style-name="Preformatted_20_Text"><text:s text:c="6"/>[-7.622759, 10.147236],</text:p>
      <text:p text:style-name="Preformatted_20_Text"><text:s text:c="6"/>[-7.89959, 10.297382],</text:p>
      <text:p text:style-name="Preformatted_20_Text"><text:s text:c="6"/>[-8.029944, 10.206535],</text:p>
      <text:p text:style-name="Preformatted_20_Text"><text:s text:c="6"/>[-8.335377, 10.494812],</text:p>
      <text:p text:style-name="Preformatted_20_Text"><text:s text:c="6"/>[-8.282357, 10.792597],</text:p>
      <text:p text:style-name="Preformatted_20_Text"><text:s text:c="6"/>[-8.407311, 10.909257],</text:p>
      <text:p text:style-name="Preformatted_20_Text"><text:s text:c="6"/>[-8.620321, 10.810891],</text:p>
      <text:p text:style-name="Preformatted_20_Text"><text:s text:c="6"/>[-8.581305, 11.136246],</text:p>
      <text:p text:style-name="Preformatted_20_Text"><text:s text:c="6"/>[-8.376305, 11.393646],</text:p>
      <text:p text:style-name="Preformatted_20_Text"><text:s text:c="6"/>[-8.786099, 11.812561],</text:p>
      <text:p text:style-name="Preformatted_20_Text"><text:s text:c="6"/>[-8.905265, 12.088358],</text:p>
      <text:p text:style-name="Preformatted_20_Text"><text:s text:c="6"/>[-9.127474, 12.30806],</text:p>
      <text:p text:style-name="Preformatted_20_Text"><text:s text:c="6"/>[-9.327616, 12.334286],</text:p>
      <text:p text:style-name="Preformatted_20_Text"><text:s text:c="6"/>[-9.567912, 12.194243],</text:p>
      <text:p text:style-name="Preformatted_20_Text"><text:s text:c="6"/>[-9.890993, 12.060479],</text:p>
      <text:p text:style-name="Preformatted_20_Text"><text:s text:c="6"/>[-10.165214, 11.844084],</text:p>
      <text:p text:style-name="Preformatted_20_Text"><text:s text:c="6"/>[-10.593224, 11.923975],</text:p>
      <text:p text:style-name="Preformatted_20_Text"><text:s text:c="6"/>[-10.87083, 12.177887],</text:p>
      <text:p text:style-name="Preformatted_20_Text"><text:s text:c="6"/>[-11.036556, 12.211245],</text:p>
      <text:p text:style-name="Preformatted_20_Text"><text:s text:c="6"/>[-11.297574, 12.077971],</text:p>
      <text:p text:style-name="Preformatted_20_Text"><text:s text:c="6"/>[-11.456169, 12.076834],</text:p>
      <text:p text:style-name="Preformatted_20_Text"><text:s text:c="6"/>[-11.513943, 12.442988],</text:p>
      <text:p text:style-name="Preformatted_20_Text"><text:s text:c="6"/>[-11.467899, 12.754519],</text:p>
      <text:p text:style-name="Preformatted_20_Text"><text:s text:c="6"/>[-11.553398, 13.141214],</text:p>
      <text:p text:style-name="Preformatted_20_Text"><text:s text:c="6"/>[-11.927716, 13.422075],</text:p>
      <text:p text:style-name="Preformatted_20_Text"><text:s text:c="6"/>[-12.124887, 13.994727],</text:p>
      <text:p text:style-name="Preformatted_20_Text"><text:s text:c="6"/>[-12.17075, 14.616834]]]},</text:p>
      <text:p text:style-name="Preformatted_20_Text"><text:s text:c="3"/>'id': 'MLI'},</text:p>
      <text:p text:style-name="Preformatted_20_Text"><text:s text:c="2"/>{'type': 'Feature',</text:p>
      <text:p text:style-name="Preformatted_20_Text"><text:s text:c="3"/>'properties': {'name': 'Myanmar'},</text:p>
      <text:p text:style-name="Preformatted_20_Text"><text:s text:c="3"/>'geometry': {'type': 'Polygon',</text:p>
      <text:p text:style-name="Preformatted_20_Text"><text:s text:c="4"/>'coordinates': [[[99.543309, 20.186598],</text:p>
      <text:p text:style-name="Preformatted_20_Text"><text:s text:c="6"/>[98.959676, 19.752981],</text:p>
      <text:p text:style-name="Preformatted_20_Text"><text:s text:c="6"/>[98.253724, 19.708203],</text:p>
      <text:p text:style-name="Preformatted_20_Text"><text:s text:c="6"/>[97.797783, 18.62708],</text:p>
      <text:p text:style-name="Preformatted_20_Text"><text:s text:c="6"/>[97.375896, 18.445438],</text:p>
      <text:p text:style-name="Preformatted_20_Text"><text:s text:c="6"/>[97.859123, 17.567946],</text:p>
      <text:p text:style-name="Preformatted_20_Text"><text:s text:c="6"/>[98.493761, 16.837836],</text:p>
      <text:p text:style-name="Preformatted_20_Text"><text:s text:c="6"/>[98.903348, 16.177824],</text:p>
      <text:p text:style-name="Preformatted_20_Text"><text:s text:c="6"/>[98.537376, 15.308497],</text:p>
      <text:p text:style-name="Preformatted_20_Text"><text:s text:c="6"/>[98.192074, 15.123703],</text:p>
      <text:p text:style-name="Preformatted_20_Text"><text:s text:c="6"/>[98.430819, 14.622028],</text:p>
      <text:p text:style-name="Preformatted_20_Text"><text:s text:c="6"/>[99.097755, 13.827503],</text:p>
      <text:p text:style-name="Preformatted_20_Text"><text:s text:c="6"/>[99.212012, 13.269294],</text:p>
      <text:p text:style-name="Preformatted_20_Text"><text:s text:c="6"/>[99.196354, 12.804748],</text:p>
      <text:p text:style-name="Preformatted_20_Text"><text:s text:c="6"/>[99.587286, 11.892763],</text:p>
      <text:p text:style-name="Preformatted_20_Text"><text:s text:c="6"/>[99.038121, 10.960546],</text:p>
      <text:p text:style-name="Preformatted_20_Text"><text:s text:c="6"/>[98.553551, 9.93296],</text:p>
      <text:p text:style-name="Preformatted_20_Text"><text:s text:c="6"/>[98.457174, 10.675266],</text:p>
      <text:p text:style-name="Preformatted_20_Text"><text:s text:c="6"/>[98.764546, 11.441292],</text:p>
      <text:p text:style-name="Preformatted_20_Text"><text:s text:c="6"/>[98.428339, 12.032987],</text:p>
      <text:p text:style-name="Preformatted_20_Text"><text:s text:c="6"/>[98.509574, 13.122378],</text:p>
      <text:p text:style-name="Preformatted_20_Text"><text:s text:c="6"/>[98.103604, 13.64046],</text:p>
      <text:p text:style-name="Preformatted_20_Text"><text:s text:c="6"/>[97.777732, 14.837286],</text:p>
      <text:p text:style-name="Preformatted_20_Text"><text:s text:c="6"/>[97.597072, 16.100568],</text:p>
      <text:p text:style-name="Preformatted_20_Text"><text:soft-page-break/><text:s text:c="6"/>[97.16454, 16.928734],</text:p>
      <text:p text:style-name="Preformatted_20_Text"><text:s text:c="6"/>[96.505769, 16.427241],</text:p>
      <text:p text:style-name="Preformatted_20_Text"><text:s text:c="6"/>[95.369352, 15.71439],</text:p>
      <text:p text:style-name="Preformatted_20_Text"><text:s text:c="6"/>[94.808405, 15.803454],</text:p>
      <text:p text:style-name="Preformatted_20_Text"><text:s text:c="6"/>[94.188804, 16.037936],</text:p>
      <text:p text:style-name="Preformatted_20_Text"><text:s text:c="6"/>[94.533486, 17.27724],</text:p>
      <text:p text:style-name="Preformatted_20_Text"><text:s text:c="6"/>[94.324817, 18.213514],</text:p>
      <text:p text:style-name="Preformatted_20_Text"><text:s text:c="6"/>[93.540988, 19.366493],</text:p>
      <text:p text:style-name="Preformatted_20_Text"><text:s text:c="6"/>[93.663255, 19.726962],</text:p>
      <text:p text:style-name="Preformatted_20_Text"><text:s text:c="6"/>[93.078278, 19.855145],</text:p>
      <text:p text:style-name="Preformatted_20_Text"><text:s text:c="6"/>[92.368554, 20.670883],</text:p>
      <text:p text:style-name="Preformatted_20_Text"><text:s text:c="6"/>[92.303234, 21.475485],</text:p>
      <text:p text:style-name="Preformatted_20_Text"><text:s text:c="6"/>[92.652257, 21.324048],</text:p>
      <text:p text:style-name="Preformatted_20_Text"><text:s text:c="6"/>[92.672721, 22.041239],</text:p>
      <text:p text:style-name="Preformatted_20_Text"><text:s text:c="6"/>[93.166128, 22.27846],</text:p>
      <text:p text:style-name="Preformatted_20_Text"><text:s text:c="6"/>[93.060294, 22.703111],</text:p>
      <text:p text:style-name="Preformatted_20_Text"><text:s text:c="6"/>[93.286327, 23.043658],</text:p>
      <text:p text:style-name="Preformatted_20_Text"><text:s text:c="6"/>[93.325188, 24.078556],</text:p>
      <text:p text:style-name="Preformatted_20_Text"><text:s text:c="6"/>[94.106742, 23.850741],</text:p>
      <text:p text:style-name="Preformatted_20_Text"><text:s text:c="6"/>[94.552658, 24.675238],</text:p>
      <text:p text:style-name="Preformatted_20_Text"><text:s text:c="6"/>[94.603249, 25.162495],</text:p>
      <text:p text:style-name="Preformatted_20_Text"><text:s text:c="6"/>[95.155153, 26.001307],</text:p>
      <text:p text:style-name="Preformatted_20_Text"><text:s text:c="6"/>[95.124768, 26.573572],</text:p>
      <text:p text:style-name="Preformatted_20_Text"><text:s text:c="6"/>[96.419366, 27.264589],</text:p>
      <text:p text:style-name="Preformatted_20_Text"><text:s text:c="6"/>[97.133999, 27.083774],</text:p>
      <text:p text:style-name="Preformatted_20_Text"><text:s text:c="6"/>[97.051989, 27.699059],</text:p>
      <text:p text:style-name="Preformatted_20_Text"><text:s text:c="6"/>[97.402561, 27.882536],</text:p>
      <text:p text:style-name="Preformatted_20_Text"><text:s text:c="6"/>[97.327114, 28.261583],</text:p>
      <text:p text:style-name="Preformatted_20_Text"><text:s text:c="6"/>[97.911988, 28.335945],</text:p>
      <text:p text:style-name="Preformatted_20_Text"><text:s text:c="6"/>[98.246231, 27.747221],</text:p>
      <text:p text:style-name="Preformatted_20_Text"><text:s text:c="6"/>[98.68269, 27.508812],</text:p>
      <text:p text:style-name="Preformatted_20_Text"><text:s text:c="6"/>[98.712094, 26.743536],</text:p>
      <text:p text:style-name="Preformatted_20_Text"><text:s text:c="6"/>[98.671838, 25.918703],</text:p>
      <text:p text:style-name="Preformatted_20_Text"><text:s text:c="6"/>[97.724609, 25.083637],</text:p>
      <text:p text:style-name="Preformatted_20_Text"><text:s text:c="6"/>[97.60472, 23.897405],</text:p>
      <text:p text:style-name="Preformatted_20_Text"><text:s text:c="6"/>[98.660262, 24.063286],</text:p>
      <text:p text:style-name="Preformatted_20_Text"><text:s text:c="6"/>[98.898749, 23.142722],</text:p>
      <text:p text:style-name="Preformatted_20_Text"><text:s text:c="6"/>[99.531992, 22.949039],</text:p>
      <text:p text:style-name="Preformatted_20_Text"><text:s text:c="6"/>[99.240899, 22.118314],</text:p>
      <text:p text:style-name="Preformatted_20_Text"><text:s text:c="6"/>[99.983489, 21.742937],</text:p>
      <text:p text:style-name="Preformatted_20_Text"><text:s text:c="6"/>[100.416538, 21.558839],</text:p>
      <text:p text:style-name="Preformatted_20_Text"><text:s text:c="6"/>[101.150033, 21.849984],</text:p>
      <text:p text:style-name="Preformatted_20_Text"><text:s text:c="6"/>[101.180005, 21.436573],</text:p>
      <text:p text:style-name="Preformatted_20_Text"><text:s text:c="6"/>[100.329101, 20.786122],</text:p>
      <text:p text:style-name="Preformatted_20_Text"><text:s text:c="6"/>[100.115988, 20.41785],</text:p>
      <text:p text:style-name="Preformatted_20_Text"><text:s text:c="6"/>[99.543309, 20.186598]]]},</text:p>
      <text:p text:style-name="Preformatted_20_Text"><text:s text:c="3"/>'id': 'MMR'},</text:p>
      <text:p text:style-name="Preformatted_20_Text"><text:s text:c="2"/>{'type': 'Feature',</text:p>
      <text:p text:style-name="Preformatted_20_Text"><text:s text:c="3"/>'properties': {'name': 'Montenegro'},</text:p>
      <text:p text:style-name="Preformatted_20_Text"><text:s text:c="3"/>'geometry': {'type': 'Polygon',</text:p>
      <text:p text:style-name="Preformatted_20_Text"><text:s text:c="4"/>'coordinates': [[[19.801613, 42.500093],</text:p>
      <text:p text:style-name="Preformatted_20_Text"><text:s text:c="6"/>[19.738051, 42.688247],</text:p>
      <text:p text:style-name="Preformatted_20_Text"><text:s text:c="6"/>[19.30449, 42.19574],</text:p>
      <text:p text:style-name="Preformatted_20_Text"><text:s text:c="6"/>[19.37177, 41.87755],</text:p>
      <text:p text:style-name="Preformatted_20_Text"><text:s text:c="6"/>[19.16246, 41.95502],</text:p>
      <text:p text:style-name="Preformatted_20_Text"><text:s text:c="6"/>[18.88214, 42.28151],</text:p>
      <text:p text:style-name="Preformatted_20_Text"><text:s text:c="6"/>[18.45, 42.48],</text:p>
      <text:p text:style-name="Preformatted_20_Text"><text:s text:c="6"/>[18.56, 42.65],</text:p>
      <text:p text:style-name="Preformatted_20_Text"><text:s text:c="6"/>[18.70648, 43.20011],</text:p>
      <text:p text:style-name="Preformatted_20_Text"><text:s text:c="6"/>[19.03165, 43.43253],</text:p>
      <text:p text:style-name="Preformatted_20_Text"><text:s text:c="6"/>[19.21852, 43.52384],</text:p>
      <text:p text:style-name="Preformatted_20_Text"><text:s text:c="6"/>[19.48389, 43.35229],</text:p>
      <text:p text:style-name="Preformatted_20_Text"><text:s text:c="6"/>[19.63, 43.21378],</text:p>
      <text:p text:style-name="Preformatted_20_Text"><text:s text:c="6"/>[19.95857, 43.10604],</text:p>
      <text:p text:style-name="Preformatted_20_Text"><text:soft-page-break/><text:s text:c="6"/>[20.3398, 42.89852],</text:p>
      <text:p text:style-name="Preformatted_20_Text"><text:s text:c="6"/>[20.25758, 42.81275],</text:p>
      <text:p text:style-name="Preformatted_20_Text"><text:s text:c="6"/>[20.0707, 42.58863],</text:p>
      <text:p text:style-name="Preformatted_20_Text"><text:s text:c="6"/>[19.801613, 42.500093]]]},</text:p>
      <text:p text:style-name="Preformatted_20_Text"><text:s text:c="3"/>'id': 'MNE'},</text:p>
      <text:p text:style-name="Preformatted_20_Text"><text:s text:c="2"/>{'type': 'Feature',</text:p>
      <text:p text:style-name="Preformatted_20_Text"><text:s text:c="3"/>'properties': {'name': 'Mongolia'},</text:p>
      <text:p text:style-name="Preformatted_20_Text"><text:s text:c="3"/>'geometry': {'type': 'Polygon',</text:p>
      <text:p text:style-name="Preformatted_20_Text"><text:s text:c="4"/>'coordinates': [[[87.751264, 49.297198],</text:p>
      <text:p text:style-name="Preformatted_20_Text"><text:s text:c="6"/>[88.805567, 49.470521],</text:p>
      <text:p text:style-name="Preformatted_20_Text"><text:s text:c="6"/>[90.713667, 50.331812],</text:p>
      <text:p text:style-name="Preformatted_20_Text"><text:s text:c="6"/>[92.234712, 50.802171],</text:p>
      <text:p text:style-name="Preformatted_20_Text"><text:s text:c="6"/>[93.104219, 50.49529],</text:p>
      <text:p text:style-name="Preformatted_20_Text"><text:s text:c="6"/>[94.147566, 50.480537],</text:p>
      <text:p text:style-name="Preformatted_20_Text"><text:s text:c="6"/>[94.815949, 50.013433],</text:p>
      <text:p text:style-name="Preformatted_20_Text"><text:s text:c="6"/>[95.814028, 49.977467],</text:p>
      <text:p text:style-name="Preformatted_20_Text"><text:s text:c="6"/>[97.259728, 49.726061],</text:p>
      <text:p text:style-name="Preformatted_20_Text"><text:s text:c="6"/>[98.231762, 50.422401],</text:p>
      <text:p text:style-name="Preformatted_20_Text"><text:s text:c="6"/>[97.82574, 51.010995],</text:p>
      <text:p text:style-name="Preformatted_20_Text"><text:s text:c="6"/>[98.861491, 52.047366],</text:p>
      <text:p text:style-name="Preformatted_20_Text"><text:s text:c="6"/>[99.981732, 51.634006],</text:p>
      <text:p text:style-name="Preformatted_20_Text"><text:s text:c="6"/>[100.88948, 51.516856],</text:p>
      <text:p text:style-name="Preformatted_20_Text"><text:s text:c="6"/>[102.065223, 51.259921],</text:p>
      <text:p text:style-name="Preformatted_20_Text"><text:s text:c="6"/>[102.255909, 50.510561],</text:p>
      <text:p text:style-name="Preformatted_20_Text"><text:s text:c="6"/>[103.676545, 50.089966],</text:p>
      <text:p text:style-name="Preformatted_20_Text"><text:s text:c="6"/>[104.621552, 50.275329],</text:p>
      <text:p text:style-name="Preformatted_20_Text"><text:s text:c="6"/>[105.886591, 50.406019],</text:p>
      <text:p text:style-name="Preformatted_20_Text"><text:s text:c="6"/>[106.888804, 50.274296],</text:p>
      <text:p text:style-name="Preformatted_20_Text"><text:s text:c="6"/>[107.868176, 49.793705],</text:p>
      <text:p text:style-name="Preformatted_20_Text"><text:s text:c="6"/>[108.475167, 49.282548],</text:p>
      <text:p text:style-name="Preformatted_20_Text"><text:s text:c="6"/>[109.402449, 49.292961],</text:p>
      <text:p text:style-name="Preformatted_20_Text"><text:s text:c="6"/>[110.662011, 49.130128],</text:p>
      <text:p text:style-name="Preformatted_20_Text"><text:s text:c="6"/>[111.581231, 49.377968],</text:p>
      <text:p text:style-name="Preformatted_20_Text"><text:s text:c="6"/>[112.89774, 49.543565],</text:p>
      <text:p text:style-name="Preformatted_20_Text"><text:s text:c="6"/>[114.362456, 50.248303],</text:p>
      <text:p text:style-name="Preformatted_20_Text"><text:s text:c="6"/>[114.96211, 50.140247],</text:p>
      <text:p text:style-name="Preformatted_20_Text"><text:s text:c="6"/>[115.485695, 49.805177],</text:p>
      <text:p text:style-name="Preformatted_20_Text"><text:s text:c="6"/>[116.678801, 49.888531],</text:p>
      <text:p text:style-name="Preformatted_20_Text"><text:s text:c="6"/>[116.191802, 49.134598],</text:p>
      <text:p text:style-name="Preformatted_20_Text"><text:s text:c="6"/>[115.485282, 48.135383],</text:p>
      <text:p text:style-name="Preformatted_20_Text"><text:s text:c="6"/>[115.742837, 47.726545],</text:p>
      <text:p text:style-name="Preformatted_20_Text"><text:s text:c="6"/>[116.308953, 47.85341],</text:p>
      <text:p text:style-name="Preformatted_20_Text"><text:s text:c="6"/>[117.295507, 47.697709],</text:p>
      <text:p text:style-name="Preformatted_20_Text"><text:s text:c="6"/>[118.064143, 48.06673],</text:p>
      <text:p text:style-name="Preformatted_20_Text"><text:s text:c="6"/>[118.866574, 47.74706],</text:p>
      <text:p text:style-name="Preformatted_20_Text"><text:s text:c="6"/>[119.772824, 47.048059],</text:p>
      <text:p text:style-name="Preformatted_20_Text"><text:s text:c="6"/>[119.66327, 46.69268],</text:p>
      <text:p text:style-name="Preformatted_20_Text"><text:s text:c="6"/>[118.874326, 46.805412],</text:p>
      <text:p text:style-name="Preformatted_20_Text"><text:s text:c="6"/>[117.421701, 46.672733],</text:p>
      <text:p text:style-name="Preformatted_20_Text"><text:s text:c="6"/>[116.717868, 46.388202],</text:p>
      <text:p text:style-name="Preformatted_20_Text"><text:s text:c="6"/>[115.985096, 45.727235],</text:p>
      <text:p text:style-name="Preformatted_20_Text"><text:s text:c="6"/>[114.460332, 45.339817],</text:p>
      <text:p text:style-name="Preformatted_20_Text"><text:s text:c="6"/>[113.463907, 44.808893],</text:p>
      <text:p text:style-name="Preformatted_20_Text"><text:s text:c="6"/>[112.436062, 45.011646],</text:p>
      <text:p text:style-name="Preformatted_20_Text"><text:s text:c="6"/>[111.873306, 45.102079],</text:p>
      <text:p text:style-name="Preformatted_20_Text"><text:s text:c="6"/>[111.348377, 44.457442],</text:p>
      <text:p text:style-name="Preformatted_20_Text"><text:s text:c="6"/>[111.667737, 44.073176],</text:p>
      <text:p text:style-name="Preformatted_20_Text"><text:s text:c="6"/>[111.829588, 43.743118],</text:p>
      <text:p text:style-name="Preformatted_20_Text"><text:s text:c="6"/>[111.129682, 43.406834],</text:p>
      <text:p text:style-name="Preformatted_20_Text"><text:s text:c="6"/>[110.412103, 42.871234],</text:p>
      <text:p text:style-name="Preformatted_20_Text"><text:s text:c="6"/>[109.243596, 42.519446],</text:p>
      <text:p text:style-name="Preformatted_20_Text"><text:s text:c="6"/>[107.744773, 42.481516],</text:p>
      <text:p text:style-name="Preformatted_20_Text"><text:s text:c="6"/>[106.129316, 42.134328],</text:p>
      <text:p text:style-name="Preformatted_20_Text"><text:s text:c="6"/>[104.964994, 41.59741],</text:p>
      <text:p text:style-name="Preformatted_20_Text"><text:soft-page-break/><text:s text:c="6"/>[104.522282, 41.908347],</text:p>
      <text:p text:style-name="Preformatted_20_Text"><text:s text:c="6"/>[103.312278, 41.907468],</text:p>
      <text:p text:style-name="Preformatted_20_Text"><text:s text:c="6"/>[101.83304, 42.514873],</text:p>
      <text:p text:style-name="Preformatted_20_Text"><text:s text:c="6"/>[100.845866, 42.663804],</text:p>
      <text:p text:style-name="Preformatted_20_Text"><text:s text:c="6"/>[99.515817, 42.524691],</text:p>
      <text:p text:style-name="Preformatted_20_Text"><text:s text:c="6"/>[97.451757, 42.74889],</text:p>
      <text:p text:style-name="Preformatted_20_Text"><text:s text:c="6"/>[96.349396, 42.725635],</text:p>
      <text:p text:style-name="Preformatted_20_Text"><text:s text:c="6"/>[95.762455, 43.319449],</text:p>
      <text:p text:style-name="Preformatted_20_Text"><text:s text:c="6"/>[95.306875, 44.241331],</text:p>
      <text:p text:style-name="Preformatted_20_Text"><text:s text:c="6"/>[94.688929, 44.352332],</text:p>
      <text:p text:style-name="Preformatted_20_Text"><text:s text:c="6"/>[93.480734, 44.975472],</text:p>
      <text:p text:style-name="Preformatted_20_Text"><text:s text:c="6"/>[92.133891, 45.115076],</text:p>
      <text:p text:style-name="Preformatted_20_Text"><text:s text:c="6"/>[90.94554, 45.286073],</text:p>
      <text:p text:style-name="Preformatted_20_Text"><text:s text:c="6"/>[90.585768, 45.719716],</text:p>
      <text:p text:style-name="Preformatted_20_Text"><text:s text:c="6"/>[90.970809, 46.888146],</text:p>
      <text:p text:style-name="Preformatted_20_Text"><text:s text:c="6"/>[90.280826, 47.693549],</text:p>
      <text:p text:style-name="Preformatted_20_Text"><text:s text:c="6"/>[88.854298, 48.069082],</text:p>
      <text:p text:style-name="Preformatted_20_Text"><text:s text:c="6"/>[88.013832, 48.599463],</text:p>
      <text:p text:style-name="Preformatted_20_Text"><text:s text:c="6"/>[87.751264, 49.297198]]]},</text:p>
      <text:p text:style-name="Preformatted_20_Text"><text:s text:c="3"/>'id': 'MNG'},</text:p>
      <text:p text:style-name="Preformatted_20_Text"><text:s text:c="2"/>{'type': 'Feature',</text:p>
      <text:p text:style-name="Preformatted_20_Text"><text:s text:c="3"/>'properties': {'name': 'Mozambique'},</text:p>
      <text:p text:style-name="Preformatted_20_Text"><text:s text:c="3"/>'geometry': {'type': 'Polygon',</text:p>
      <text:p text:style-name="Preformatted_20_Text"><text:s text:c="4"/>'coordinates': [[[34.559989, -11.52002],</text:p>
      <text:p text:style-name="Preformatted_20_Text"><text:s text:c="6"/>[35.312398, -11.439146],</text:p>
      <text:p text:style-name="Preformatted_20_Text"><text:s text:c="6"/>[36.514082, -11.720938],</text:p>
      <text:p text:style-name="Preformatted_20_Text"><text:s text:c="6"/>[36.775151, -11.594537],</text:p>
      <text:p text:style-name="Preformatted_20_Text"><text:s text:c="6"/>[37.471284, -11.568751],</text:p>
      <text:p text:style-name="Preformatted_20_Text"><text:s text:c="6"/>[37.827645, -11.268769],</text:p>
      <text:p text:style-name="Preformatted_20_Text"><text:s text:c="6"/>[38.427557, -11.285202],</text:p>
      <text:p text:style-name="Preformatted_20_Text"><text:s text:c="6"/>[39.52103, -10.896854],</text:p>
      <text:p text:style-name="Preformatted_20_Text"><text:s text:c="6"/>[40.316589, -10.317096],</text:p>
      <text:p text:style-name="Preformatted_20_Text"><text:s text:c="6"/>[40.478387, -10.765441],</text:p>
      <text:p text:style-name="Preformatted_20_Text"><text:s text:c="6"/>[40.437253, -11.761711],</text:p>
      <text:p text:style-name="Preformatted_20_Text"><text:s text:c="6"/>[40.560811, -12.639177],</text:p>
      <text:p text:style-name="Preformatted_20_Text"><text:s text:c="6"/>[40.59962, -14.201975],</text:p>
      <text:p text:style-name="Preformatted_20_Text"><text:s text:c="6"/>[40.775475, -14.691764],</text:p>
      <text:p text:style-name="Preformatted_20_Text"><text:s text:c="6"/>[40.477251, -15.406294],</text:p>
      <text:p text:style-name="Preformatted_20_Text"><text:s text:c="6"/>[40.089264, -16.100774],</text:p>
      <text:p text:style-name="Preformatted_20_Text"><text:s text:c="6"/>[39.452559, -16.720891],</text:p>
      <text:p text:style-name="Preformatted_20_Text"><text:s text:c="6"/>[38.538351, -17.101023],</text:p>
      <text:p text:style-name="Preformatted_20_Text"><text:s text:c="6"/>[37.411133, -17.586368],</text:p>
      <text:p text:style-name="Preformatted_20_Text"><text:s text:c="6"/>[36.281279, -18.659688],</text:p>
      <text:p text:style-name="Preformatted_20_Text"><text:s text:c="6"/>[35.896497, -18.84226],</text:p>
      <text:p text:style-name="Preformatted_20_Text"><text:s text:c="6"/>[35.1984, -19.552811],</text:p>
      <text:p text:style-name="Preformatted_20_Text"><text:s text:c="6"/>[34.786383, -19.784012],</text:p>
      <text:p text:style-name="Preformatted_20_Text"><text:s text:c="6"/>[34.701893, -20.497043],</text:p>
      <text:p text:style-name="Preformatted_20_Text"><text:s text:c="6"/>[35.176127, -21.254361],</text:p>
      <text:p text:style-name="Preformatted_20_Text"><text:s text:c="6"/>[35.373428, -21.840837],</text:p>
      <text:p text:style-name="Preformatted_20_Text"><text:s text:c="6"/>[35.385848, -22.14],</text:p>
      <text:p text:style-name="Preformatted_20_Text"><text:s text:c="6"/>[35.562546, -22.09],</text:p>
      <text:p text:style-name="Preformatted_20_Text"><text:s text:c="6"/>[35.533935, -23.070788],</text:p>
      <text:p text:style-name="Preformatted_20_Text"><text:s text:c="6"/>[35.371774, -23.535359],</text:p>
      <text:p text:style-name="Preformatted_20_Text"><text:s text:c="6"/>[35.60747, -23.706563],</text:p>
      <text:p text:style-name="Preformatted_20_Text"><text:s text:c="6"/>[35.458746, -24.12261],</text:p>
      <text:p text:style-name="Preformatted_20_Text"><text:s text:c="6"/>[35.040735, -24.478351],</text:p>
      <text:p text:style-name="Preformatted_20_Text"><text:s text:c="6"/>[34.215824, -24.816314],</text:p>
      <text:p text:style-name="Preformatted_20_Text"><text:s text:c="6"/>[33.01321, -25.357573],</text:p>
      <text:p text:style-name="Preformatted_20_Text"><text:s text:c="6"/>[32.574632, -25.727318],</text:p>
      <text:p text:style-name="Preformatted_20_Text"><text:s text:c="6"/>[32.660363, -26.148584],</text:p>
      <text:p text:style-name="Preformatted_20_Text"><text:s text:c="6"/>[32.915955, -26.215867],</text:p>
      <text:p text:style-name="Preformatted_20_Text"><text:s text:c="6"/>[32.83012, -26.742192],</text:p>
      <text:p text:style-name="Preformatted_20_Text"><text:s text:c="6"/>[32.071665, -26.73382],</text:p>
      <text:p text:style-name="Preformatted_20_Text"><text:s text:c="6"/>[31.985779, -26.29178],</text:p>
      <text:p text:style-name="Preformatted_20_Text"><text:soft-page-break/><text:s text:c="6"/>[31.837778, -25.843332],</text:p>
      <text:p text:style-name="Preformatted_20_Text"><text:s text:c="6"/>[31.752408, -25.484284],</text:p>
      <text:p text:style-name="Preformatted_20_Text"><text:s text:c="6"/>[31.930589, -24.369417],</text:p>
      <text:p text:style-name="Preformatted_20_Text"><text:s text:c="6"/>[31.670398, -23.658969],</text:p>
      <text:p text:style-name="Preformatted_20_Text"><text:s text:c="6"/>[31.191409, -22.25151],</text:p>
      <text:p text:style-name="Preformatted_20_Text"><text:s text:c="6"/>[32.244988, -21.116489],</text:p>
      <text:p text:style-name="Preformatted_20_Text"><text:s text:c="6"/>[32.508693, -20.395292],</text:p>
      <text:p text:style-name="Preformatted_20_Text"><text:s text:c="6"/>[32.659743, -20.30429],</text:p>
      <text:p text:style-name="Preformatted_20_Text"><text:s text:c="6"/>[32.772708, -19.715592],</text:p>
      <text:p text:style-name="Preformatted_20_Text"><text:s text:c="6"/>[32.611994, -19.419383],</text:p>
      <text:p text:style-name="Preformatted_20_Text"><text:s text:c="6"/>[32.654886, -18.67209],</text:p>
      <text:p text:style-name="Preformatted_20_Text"><text:s text:c="6"/>[32.849861, -17.979057],</text:p>
      <text:p text:style-name="Preformatted_20_Text"><text:s text:c="6"/>[32.847639, -16.713398],</text:p>
      <text:p text:style-name="Preformatted_20_Text"><text:s text:c="6"/>[32.328239, -16.392074],</text:p>
      <text:p text:style-name="Preformatted_20_Text"><text:s text:c="6"/>[31.852041, -16.319417],</text:p>
      <text:p text:style-name="Preformatted_20_Text"><text:s text:c="6"/>[31.636498, -16.07199],</text:p>
      <text:p text:style-name="Preformatted_20_Text"><text:s text:c="6"/>[31.173064, -15.860944],</text:p>
      <text:p text:style-name="Preformatted_20_Text"><text:s text:c="6"/>[30.338955, -15.880839],</text:p>
      <text:p text:style-name="Preformatted_20_Text"><text:s text:c="6"/>[30.274256, -15.507787],</text:p>
      <text:p text:style-name="Preformatted_20_Text"><text:s text:c="6"/>[30.179481, -14.796099],</text:p>
      <text:p text:style-name="Preformatted_20_Text"><text:s text:c="6"/>[33.214025, -13.97186],</text:p>
      <text:p text:style-name="Preformatted_20_Text"><text:s text:c="6"/>[33.7897, -14.451831],</text:p>
      <text:p text:style-name="Preformatted_20_Text"><text:s text:c="6"/>[34.064825, -14.35995],</text:p>
      <text:p text:style-name="Preformatted_20_Text"><text:s text:c="6"/>[34.459633, -14.61301],</text:p>
      <text:p text:style-name="Preformatted_20_Text"><text:s text:c="6"/>[34.517666, -15.013709],</text:p>
      <text:p text:style-name="Preformatted_20_Text"><text:s text:c="6"/>[34.307291, -15.478641],</text:p>
      <text:p text:style-name="Preformatted_20_Text"><text:s text:c="6"/>[34.381292, -16.18356],</text:p>
      <text:p text:style-name="Preformatted_20_Text"><text:s text:c="6"/>[35.03381, -16.8013],</text:p>
      <text:p text:style-name="Preformatted_20_Text"><text:s text:c="6"/>[35.339063, -16.10744],</text:p>
      <text:p text:style-name="Preformatted_20_Text"><text:s text:c="6"/>[35.771905, -15.896859],</text:p>
      <text:p text:style-name="Preformatted_20_Text"><text:s text:c="6"/>[35.686845, -14.611046],</text:p>
      <text:p text:style-name="Preformatted_20_Text"><text:s text:c="6"/>[35.267956, -13.887834],</text:p>
      <text:p text:style-name="Preformatted_20_Text"><text:s text:c="6"/>[34.907151, -13.565425],</text:p>
      <text:p text:style-name="Preformatted_20_Text"><text:s text:c="6"/>[34.559989, -13.579998],</text:p>
      <text:p text:style-name="Preformatted_20_Text"><text:s text:c="6"/>[34.280006, -12.280025],</text:p>
      <text:p text:style-name="Preformatted_20_Text"><text:s text:c="6"/>[34.559989, -11.52002]]]},</text:p>
      <text:p text:style-name="Preformatted_20_Text"><text:s text:c="3"/>'id': 'MOZ'},</text:p>
      <text:p text:style-name="Preformatted_20_Text"><text:s text:c="2"/>{'type': 'Feature',</text:p>
      <text:p text:style-name="Preformatted_20_Text"><text:s text:c="3"/>'properties': {'name': 'Mauritania'},</text:p>
      <text:p text:style-name="Preformatted_20_Text"><text:s text:c="3"/>'geometry': {'type': 'Polygon',</text:p>
      <text:p text:style-name="Preformatted_20_Text"><text:s text:c="4"/>'coordinates': [[[-12.17075, 14.616834],</text:p>
      <text:p text:style-name="Preformatted_20_Text"><text:s text:c="6"/>[-12.830658, 15.303692],</text:p>
      <text:p text:style-name="Preformatted_20_Text"><text:s text:c="6"/>[-13.435738, 16.039383],</text:p>
      <text:p text:style-name="Preformatted_20_Text"><text:s text:c="6"/>[-14.099521, 16.304302],</text:p>
      <text:p text:style-name="Preformatted_20_Text"><text:s text:c="6"/>[-14.577348, 16.598264],</text:p>
      <text:p text:style-name="Preformatted_20_Text"><text:s text:c="6"/>[-15.135737, 16.587282],</text:p>
      <text:p text:style-name="Preformatted_20_Text"><text:s text:c="6"/>[-15.623666, 16.369337],</text:p>
      <text:p text:style-name="Preformatted_20_Text"><text:s text:c="6"/>[-16.12069, 16.455663],</text:p>
      <text:p text:style-name="Preformatted_20_Text"><text:s text:c="6"/>[-16.463098, 16.135036],</text:p>
      <text:p text:style-name="Preformatted_20_Text"><text:s text:c="6"/>[-16.549708, 16.673892],</text:p>
      <text:p text:style-name="Preformatted_20_Text"><text:s text:c="6"/>[-16.270552, 17.166963],</text:p>
      <text:p text:style-name="Preformatted_20_Text"><text:s text:c="6"/>[-16.146347, 18.108482],</text:p>
      <text:p text:style-name="Preformatted_20_Text"><text:s text:c="6"/>[-16.256883, 19.096716],</text:p>
      <text:p text:style-name="Preformatted_20_Text"><text:s text:c="6"/>[-16.377651, 19.593817],</text:p>
      <text:p text:style-name="Preformatted_20_Text"><text:s text:c="6"/>[-16.277838, 20.092521],</text:p>
      <text:p text:style-name="Preformatted_20_Text"><text:s text:c="6"/>[-16.536324, 20.567866],</text:p>
      <text:p text:style-name="Preformatted_20_Text"><text:s text:c="6"/>[-17.063423, 20.999752],</text:p>
      <text:p text:style-name="Preformatted_20_Text"><text:s text:c="6"/>[-16.845194, 21.333323],</text:p>
      <text:p text:style-name="Preformatted_20_Text"><text:s text:c="6"/>[-12.929102, 21.327071],</text:p>
      <text:p text:style-name="Preformatted_20_Text"><text:s text:c="6"/>[-13.118754, 22.77122],</text:p>
      <text:p text:style-name="Preformatted_20_Text"><text:s text:c="6"/>[-12.874222, 23.284832],</text:p>
      <text:p text:style-name="Preformatted_20_Text"><text:s text:c="6"/>[-11.937224, 23.374594],</text:p>
      <text:p text:style-name="Preformatted_20_Text"><text:s text:c="6"/>[-11.969419, 25.933353],</text:p>
      <text:p text:style-name="Preformatted_20_Text"><text:s text:c="6"/>[-8.687294, 25.881056],</text:p>
      <text:p text:style-name="Preformatted_20_Text"><text:soft-page-break/><text:s text:c="6"/>[-8.6844, 27.395744],</text:p>
      <text:p text:style-name="Preformatted_20_Text"><text:s text:c="6"/>[-4.923337, 24.974574],</text:p>
      <text:p text:style-name="Preformatted_20_Text"><text:s text:c="6"/>[-6.453787, 24.956591],</text:p>
      <text:p text:style-name="Preformatted_20_Text"><text:s text:c="6"/>[-5.971129, 20.640833],</text:p>
      <text:p text:style-name="Preformatted_20_Text"><text:s text:c="6"/>[-5.488523, 16.325102],</text:p>
      <text:p text:style-name="Preformatted_20_Text"><text:s text:c="6"/>[-5.315277, 16.201854],</text:p>
      <text:p text:style-name="Preformatted_20_Text"><text:s text:c="6"/>[-5.537744, 15.50169],</text:p>
      <text:p text:style-name="Preformatted_20_Text"><text:s text:c="6"/>[-9.550238, 15.486497],</text:p>
      <text:p text:style-name="Preformatted_20_Text"><text:s text:c="6"/>[-9.700255, 15.264107],</text:p>
      <text:p text:style-name="Preformatted_20_Text"><text:s text:c="6"/>[-10.086846, 15.330486],</text:p>
      <text:p text:style-name="Preformatted_20_Text"><text:s text:c="6"/>[-10.650791, 15.132746],</text:p>
      <text:p text:style-name="Preformatted_20_Text"><text:s text:c="6"/>[-11.349095, 15.411256],</text:p>
      <text:p text:style-name="Preformatted_20_Text"><text:s text:c="6"/>[-11.666078, 15.388208],</text:p>
      <text:p text:style-name="Preformatted_20_Text"><text:s text:c="6"/>[-11.834208, 14.799097],</text:p>
      <text:p text:style-name="Preformatted_20_Text"><text:s text:c="6"/>[-12.17075, 14.616834]]]},</text:p>
      <text:p text:style-name="Preformatted_20_Text"><text:s text:c="3"/>'id': 'MRT'},</text:p>
      <text:p text:style-name="Preformatted_20_Text"><text:s text:c="2"/>{'type': 'Feature',</text:p>
      <text:p text:style-name="Preformatted_20_Text"><text:s text:c="3"/>'properties': {'name': 'Malawi'},</text:p>
      <text:p text:style-name="Preformatted_20_Text"><text:s text:c="3"/>'geometry': {'type': 'Polygon',</text:p>
      <text:p text:style-name="Preformatted_20_Text"><text:s text:c="4"/>'coordinates': [[[34.559989, -11.52002],</text:p>
      <text:p text:style-name="Preformatted_20_Text"><text:s text:c="6"/>[34.280006, -12.280025],</text:p>
      <text:p text:style-name="Preformatted_20_Text"><text:s text:c="6"/>[34.559989, -13.579998],</text:p>
      <text:p text:style-name="Preformatted_20_Text"><text:s text:c="6"/>[34.907151, -13.565425],</text:p>
      <text:p text:style-name="Preformatted_20_Text"><text:s text:c="6"/>[35.267956, -13.887834],</text:p>
      <text:p text:style-name="Preformatted_20_Text"><text:s text:c="6"/>[35.686845, -14.611046],</text:p>
      <text:p text:style-name="Preformatted_20_Text"><text:s text:c="6"/>[35.771905, -15.896859],</text:p>
      <text:p text:style-name="Preformatted_20_Text"><text:s text:c="6"/>[35.339063, -16.10744],</text:p>
      <text:p text:style-name="Preformatted_20_Text"><text:s text:c="6"/>[35.03381, -16.8013],</text:p>
      <text:p text:style-name="Preformatted_20_Text"><text:s text:c="6"/>[34.381292, -16.18356],</text:p>
      <text:p text:style-name="Preformatted_20_Text"><text:s text:c="6"/>[34.307291, -15.478641],</text:p>
      <text:p text:style-name="Preformatted_20_Text"><text:s text:c="6"/>[34.517666, -15.013709],</text:p>
      <text:p text:style-name="Preformatted_20_Text"><text:s text:c="6"/>[34.459633, -14.61301],</text:p>
      <text:p text:style-name="Preformatted_20_Text"><text:s text:c="6"/>[34.064825, -14.35995],</text:p>
      <text:p text:style-name="Preformatted_20_Text"><text:s text:c="6"/>[33.7897, -14.451831],</text:p>
      <text:p text:style-name="Preformatted_20_Text"><text:s text:c="6"/>[33.214025, -13.97186],</text:p>
      <text:p text:style-name="Preformatted_20_Text"><text:s text:c="6"/>[32.688165, -13.712858],</text:p>
      <text:p text:style-name="Preformatted_20_Text"><text:s text:c="6"/>[32.991764, -12.783871],</text:p>
      <text:p text:style-name="Preformatted_20_Text"><text:s text:c="6"/>[33.306422, -12.435778],</text:p>
      <text:p text:style-name="Preformatted_20_Text"><text:s text:c="6"/>[33.114289, -11.607198],</text:p>
      <text:p text:style-name="Preformatted_20_Text"><text:s text:c="6"/>[33.31531, -10.79655],</text:p>
      <text:p text:style-name="Preformatted_20_Text"><text:s text:c="6"/>[33.485688, -10.525559],</text:p>
      <text:p text:style-name="Preformatted_20_Text"><text:s text:c="6"/>[33.231388, -9.676722],</text:p>
      <text:p text:style-name="Preformatted_20_Text"><text:s text:c="6"/>[32.759375, -9.230599],</text:p>
      <text:p text:style-name="Preformatted_20_Text"><text:s text:c="6"/>[33.739729, -9.417151],</text:p>
      <text:p text:style-name="Preformatted_20_Text"><text:s text:c="6"/>[33.940838, -9.693674],</text:p>
      <text:p text:style-name="Preformatted_20_Text"><text:s text:c="6"/>[34.280006, -10.16],</text:p>
      <text:p text:style-name="Preformatted_20_Text"><text:s text:c="6"/>[34.559989, -11.52002]]]},</text:p>
      <text:p text:style-name="Preformatted_20_Text"><text:s text:c="3"/>'id': 'MWI'},</text:p>
      <text:p text:style-name="Preformatted_20_Text"><text:s text:c="2"/>{'type': 'Feature',</text:p>
      <text:p text:style-name="Preformatted_20_Text"><text:s text:c="3"/>'properties': {'name': 'Malaysia'},</text:p>
      <text:p text:style-name="Preformatted_20_Text"><text:s text:c="3"/>'geometry': {'type': 'MultiPolygon',</text:p>
      <text:p text:style-name="Preformatted_20_Text"><text:s text:c="4"/>'coordinates': [[[[101.075516, 6.204867],</text:p>
      <text:p text:style-name="Preformatted_20_Text"><text:s text:c="7"/>[101.154219, 5.691384],</text:p>
      <text:p text:style-name="Preformatted_20_Text"><text:s text:c="7"/>[101.814282, 5.810808],</text:p>
      <text:p text:style-name="Preformatted_20_Text"><text:s text:c="7"/>[102.141187, 6.221636],</text:p>
      <text:p text:style-name="Preformatted_20_Text"><text:s text:c="7"/>[102.371147, 6.128205],</text:p>
      <text:p text:style-name="Preformatted_20_Text"><text:s text:c="7"/>[102.961705, 5.524495],</text:p>
      <text:p text:style-name="Preformatted_20_Text"><text:s text:c="7"/>[103.381215, 4.855001],</text:p>
      <text:p text:style-name="Preformatted_20_Text"><text:s text:c="7"/>[103.438575, 4.181606],</text:p>
      <text:p text:style-name="Preformatted_20_Text"><text:s text:c="7"/>[103.332122, 3.726698],</text:p>
      <text:p text:style-name="Preformatted_20_Text"><text:s text:c="7"/>[103.429429, 3.382869],</text:p>
      <text:p text:style-name="Preformatted_20_Text"><text:s text:c="7"/>[103.502448, 2.791019],</text:p>
      <text:p text:style-name="Preformatted_20_Text"><text:s text:c="7"/>[103.854674, 2.515454],</text:p>
      <text:p text:style-name="Preformatted_20_Text"><text:s text:c="7"/>[104.247932, 1.631141],</text:p>
      <text:p text:style-name="Preformatted_20_Text"><text:soft-page-break/><text:s text:c="7"/>[104.228811, 1.293048],</text:p>
      <text:p text:style-name="Preformatted_20_Text"><text:s text:c="7"/>[103.519707, 1.226334],</text:p>
      <text:p text:style-name="Preformatted_20_Text"><text:s text:c="7"/>[102.573615, 1.967115],</text:p>
      <text:p text:style-name="Preformatted_20_Text"><text:s text:c="7"/>[101.390638, 2.760814],</text:p>
      <text:p text:style-name="Preformatted_20_Text"><text:s text:c="7"/>[101.27354, 3.270292],</text:p>
      <text:p text:style-name="Preformatted_20_Text"><text:s text:c="7"/>[100.695435, 3.93914],</text:p>
      <text:p text:style-name="Preformatted_20_Text"><text:s text:c="7"/>[100.557408, 4.76728],</text:p>
      <text:p text:style-name="Preformatted_20_Text"><text:s text:c="7"/>[100.196706, 5.312493],</text:p>
      <text:p text:style-name="Preformatted_20_Text"><text:s text:c="7"/>[100.30626, 6.040562],</text:p>
      <text:p text:style-name="Preformatted_20_Text"><text:s text:c="7"/>[100.085757, 6.464489],</text:p>
      <text:p text:style-name="Preformatted_20_Text"><text:s text:c="7"/>[100.259596, 6.642825],</text:p>
      <text:p text:style-name="Preformatted_20_Text"><text:s text:c="7"/>[101.075516, 6.204867]]],</text:p>
      <text:p text:style-name="Preformatted_20_Text"><text:s text:c="5"/>[[[118.618321, 4.478202],</text:p>
      <text:p text:style-name="Preformatted_20_Text"><text:s text:c="7"/>[117.882035, 4.137551],</text:p>
      <text:p text:style-name="Preformatted_20_Text"><text:s text:c="7"/>[117.015214, 4.306094],</text:p>
      <text:p text:style-name="Preformatted_20_Text"><text:s text:c="7"/>[115.865517, 4.306559],</text:p>
      <text:p text:style-name="Preformatted_20_Text"><text:s text:c="7"/>[115.519078, 3.169238],</text:p>
      <text:p text:style-name="Preformatted_20_Text"><text:s text:c="7"/>[115.134037, 2.821482],</text:p>
      <text:p text:style-name="Preformatted_20_Text"><text:s text:c="7"/>[114.621355, 1.430688],</text:p>
      <text:p text:style-name="Preformatted_20_Text"><text:s text:c="7"/>[113.80585, 1.217549],</text:p>
      <text:p text:style-name="Preformatted_20_Text"><text:s text:c="7"/>[112.859809, 1.49779],</text:p>
      <text:p text:style-name="Preformatted_20_Text"><text:s text:c="7"/>[112.380252, 1.410121],</text:p>
      <text:p text:style-name="Preformatted_20_Text"><text:s text:c="7"/>[111.797548, 0.904441],</text:p>
      <text:p text:style-name="Preformatted_20_Text"><text:s text:c="7"/>[111.159138, 0.976478],</text:p>
      <text:p text:style-name="Preformatted_20_Text"><text:s text:c="7"/>[110.514061, 0.773131],</text:p>
      <text:p text:style-name="Preformatted_20_Text"><text:s text:c="7"/>[109.830227, 1.338136],</text:p>
      <text:p text:style-name="Preformatted_20_Text"><text:s text:c="7"/>[109.66326, 2.006467],</text:p>
      <text:p text:style-name="Preformatted_20_Text"><text:s text:c="7"/>[110.396135, 1.663775],</text:p>
      <text:p text:style-name="Preformatted_20_Text"><text:s text:c="7"/>[111.168853, 1.850637],</text:p>
      <text:p text:style-name="Preformatted_20_Text"><text:s text:c="7"/>[111.370081, 2.697303],</text:p>
      <text:p text:style-name="Preformatted_20_Text"><text:s text:c="7"/>[111.796928, 2.885897],</text:p>
      <text:p text:style-name="Preformatted_20_Text"><text:s text:c="7"/>[112.995615, 3.102395],</text:p>
      <text:p text:style-name="Preformatted_20_Text"><text:s text:c="7"/>[113.712935, 3.893509],</text:p>
      <text:p text:style-name="Preformatted_20_Text"><text:s text:c="7"/>[114.204017, 4.525874],</text:p>
      <text:p text:style-name="Preformatted_20_Text"><text:s text:c="7"/>[114.659596, 4.007637],</text:p>
      <text:p text:style-name="Preformatted_20_Text"><text:s text:c="7"/>[114.869557, 4.348314],</text:p>
      <text:p text:style-name="Preformatted_20_Text"><text:s text:c="7"/>[115.347461, 4.316636],</text:p>
      <text:p text:style-name="Preformatted_20_Text"><text:s text:c="7"/>[115.4057, 4.955228],</text:p>
      <text:p text:style-name="Preformatted_20_Text"><text:s text:c="7"/>[115.45071, 5.44773],</text:p>
      <text:p text:style-name="Preformatted_20_Text"><text:s text:c="7"/>[116.220741, 6.143191],</text:p>
      <text:p text:style-name="Preformatted_20_Text"><text:s text:c="7"/>[116.725103, 6.924771],</text:p>
      <text:p text:style-name="Preformatted_20_Text"><text:s text:c="7"/>[117.129626, 6.928053],</text:p>
      <text:p text:style-name="Preformatted_20_Text"><text:s text:c="7"/>[117.643393, 6.422166],</text:p>
      <text:p text:style-name="Preformatted_20_Text"><text:s text:c="7"/>[117.689075, 5.98749],</text:p>
      <text:p text:style-name="Preformatted_20_Text"><text:s text:c="7"/>[118.347691, 5.708696],</text:p>
      <text:p text:style-name="Preformatted_20_Text"><text:s text:c="7"/>[119.181904, 5.407836],</text:p>
      <text:p text:style-name="Preformatted_20_Text"><text:s text:c="7"/>[119.110694, 5.016128],</text:p>
      <text:p text:style-name="Preformatted_20_Text"><text:s text:c="7"/>[118.439727, 4.966519],</text:p>
      <text:p text:style-name="Preformatted_20_Text"><text:s text:c="7"/>[118.618321, 4.478202]]]]},</text:p>
      <text:p text:style-name="Preformatted_20_Text"><text:s text:c="3"/>'id': 'MYS'},</text:p>
      <text:p text:style-name="Preformatted_20_Text"><text:s text:c="2"/>{'type': 'Feature',</text:p>
      <text:p text:style-name="Preformatted_20_Text"><text:s text:c="3"/>'properties': {'name': 'Namibia'},</text:p>
      <text:p text:style-name="Preformatted_20_Text"><text:s text:c="3"/>'geometry': {'type': 'Polygon',</text:p>
      <text:p text:style-name="Preformatted_20_Text"><text:s text:c="4"/>'coordinates': [[[16.344977, -28.576705],</text:p>
      <text:p text:style-name="Preformatted_20_Text"><text:s text:c="6"/>[15.601818, -27.821247],</text:p>
      <text:p text:style-name="Preformatted_20_Text"><text:s text:c="6"/>[15.210472, -27.090956],</text:p>
      <text:p text:style-name="Preformatted_20_Text"><text:s text:c="6"/>[14.989711, -26.117372],</text:p>
      <text:p text:style-name="Preformatted_20_Text"><text:s text:c="6"/>[14.743214, -25.39292],</text:p>
      <text:p text:style-name="Preformatted_20_Text"><text:s text:c="6"/>[14.408144, -23.853014],</text:p>
      <text:p text:style-name="Preformatted_20_Text"><text:s text:c="6"/>[14.385717, -22.656653],</text:p>
      <text:p text:style-name="Preformatted_20_Text"><text:s text:c="6"/>[14.257714, -22.111208],</text:p>
      <text:p text:style-name="Preformatted_20_Text"><text:s text:c="6"/>[13.868642, -21.699037],</text:p>
      <text:p text:style-name="Preformatted_20_Text"><text:s text:c="6"/>[13.352498, -20.872834],</text:p>
      <text:p text:style-name="Preformatted_20_Text"><text:s text:c="6"/>[12.826845, -19.673166],</text:p>
      <text:p text:style-name="Preformatted_20_Text"><text:soft-page-break/><text:s text:c="6"/>[12.608564, -19.045349],</text:p>
      <text:p text:style-name="Preformatted_20_Text"><text:s text:c="6"/>[11.794919, -18.069129],</text:p>
      <text:p text:style-name="Preformatted_20_Text"><text:s text:c="6"/>[11.734199, -17.301889],</text:p>
      <text:p text:style-name="Preformatted_20_Text"><text:s text:c="6"/>[12.215461, -17.111668],</text:p>
      <text:p text:style-name="Preformatted_20_Text"><text:s text:c="6"/>[12.814081, -16.941343],</text:p>
      <text:p text:style-name="Preformatted_20_Text"><text:s text:c="6"/>[13.462362, -16.971212],</text:p>
      <text:p text:style-name="Preformatted_20_Text"><text:s text:c="6"/>[14.058501, -17.423381],</text:p>
      <text:p text:style-name="Preformatted_20_Text"><text:s text:c="6"/>[14.209707, -17.353101],</text:p>
      <text:p text:style-name="Preformatted_20_Text"><text:s text:c="6"/>[18.263309, -17.309951],</text:p>
      <text:p text:style-name="Preformatted_20_Text"><text:s text:c="6"/>[18.956187, -17.789095],</text:p>
      <text:p text:style-name="Preformatted_20_Text"><text:s text:c="6"/>[21.377176, -17.930636],</text:p>
      <text:p text:style-name="Preformatted_20_Text"><text:s text:c="6"/>[23.215048, -17.523116],</text:p>
      <text:p text:style-name="Preformatted_20_Text"><text:s text:c="6"/>[24.033862, -17.295843],</text:p>
      <text:p text:style-name="Preformatted_20_Text"><text:s text:c="6"/>[24.682349, -17.353411],</text:p>
      <text:p text:style-name="Preformatted_20_Text"><text:s text:c="6"/>[25.07695, -17.578823],</text:p>
      <text:p text:style-name="Preformatted_20_Text"><text:s text:c="6"/>[25.084443, -17.661816],</text:p>
      <text:p text:style-name="Preformatted_20_Text"><text:s text:c="6"/>[24.520705, -17.887125],</text:p>
      <text:p text:style-name="Preformatted_20_Text"><text:s text:c="6"/>[24.217365, -17.889347],</text:p>
      <text:p text:style-name="Preformatted_20_Text"><text:s text:c="6"/>[23.579006, -18.281261],</text:p>
      <text:p text:style-name="Preformatted_20_Text"><text:s text:c="6"/>[23.196858, -17.869038],</text:p>
      <text:p text:style-name="Preformatted_20_Text"><text:s text:c="6"/>[21.65504, -18.219146],</text:p>
      <text:p text:style-name="Preformatted_20_Text"><text:s text:c="6"/>[20.910641, -18.252219],</text:p>
      <text:p text:style-name="Preformatted_20_Text"><text:s text:c="6"/>[20.881134, -21.814327],</text:p>
      <text:p text:style-name="Preformatted_20_Text"><text:s text:c="6"/>[19.895458, -21.849157],</text:p>
      <text:p text:style-name="Preformatted_20_Text"><text:s text:c="6"/>[19.895768, -24.76779],</text:p>
      <text:p text:style-name="Preformatted_20_Text"><text:s text:c="6"/>[19.894734, -28.461105],</text:p>
      <text:p text:style-name="Preformatted_20_Text"><text:s text:c="6"/>[19.002127, -28.972443],</text:p>
      <text:p text:style-name="Preformatted_20_Text"><text:s text:c="6"/>[18.464899, -29.045462],</text:p>
      <text:p text:style-name="Preformatted_20_Text"><text:s text:c="6"/>[17.836152, -28.856378],</text:p>
      <text:p text:style-name="Preformatted_20_Text"><text:s text:c="6"/>[17.387497, -28.783514],</text:p>
      <text:p text:style-name="Preformatted_20_Text"><text:s text:c="6"/>[17.218929, -28.355943],</text:p>
      <text:p text:style-name="Preformatted_20_Text"><text:s text:c="6"/>[16.824017, -28.082162],</text:p>
      <text:p text:style-name="Preformatted_20_Text"><text:s text:c="6"/>[16.344977, -28.576705]]]},</text:p>
      <text:p text:style-name="Preformatted_20_Text"><text:s text:c="3"/>'id': 'NAM'},</text:p>
      <text:p text:style-name="Preformatted_20_Text"><text:s text:c="2"/>{'type': 'Feature',</text:p>
      <text:p text:style-name="Preformatted_20_Text"><text:s text:c="3"/>'properties': {'name': 'New Caledonia'},</text:p>
      <text:p text:style-name="Preformatted_20_Text"><text:s text:c="3"/>'geometry': {'type': 'Polygon',</text:p>
      <text:p text:style-name="Preformatted_20_Text"><text:s text:c="4"/>'coordinates': [[[165.77999, -21.080005],</text:p>
      <text:p text:style-name="Preformatted_20_Text"><text:s text:c="6"/>[166.599991, -21.700019],</text:p>
      <text:p text:style-name="Preformatted_20_Text"><text:s text:c="6"/>[167.120011, -22.159991],</text:p>
      <text:p text:style-name="Preformatted_20_Text"><text:s text:c="6"/>[166.740035, -22.399976],</text:p>
      <text:p text:style-name="Preformatted_20_Text"><text:s text:c="6"/>[166.189732, -22.129708],</text:p>
      <text:p text:style-name="Preformatted_20_Text"><text:s text:c="6"/>[165.474375, -21.679607],</text:p>
      <text:p text:style-name="Preformatted_20_Text"><text:s text:c="6"/>[164.829815, -21.14982],</text:p>
      <text:p text:style-name="Preformatted_20_Text"><text:s text:c="6"/>[164.167995, -20.444747],</text:p>
      <text:p text:style-name="Preformatted_20_Text"><text:s text:c="6"/>[164.029606, -20.105646],</text:p>
      <text:p text:style-name="Preformatted_20_Text"><text:s text:c="6"/>[164.459967, -20.120012],</text:p>
      <text:p text:style-name="Preformatted_20_Text"><text:s text:c="6"/>[165.020036, -20.459991],</text:p>
      <text:p text:style-name="Preformatted_20_Text"><text:s text:c="6"/>[165.460009, -20.800022],</text:p>
      <text:p text:style-name="Preformatted_20_Text"><text:s text:c="6"/>[165.77999, -21.080005]]]},</text:p>
      <text:p text:style-name="Preformatted_20_Text"><text:s text:c="3"/>'id': 'NCL'},</text:p>
      <text:p text:style-name="Preformatted_20_Text"><text:s text:c="2"/>{'type': 'Feature',</text:p>
      <text:p text:style-name="Preformatted_20_Text"><text:s text:c="3"/>'properties': {'name': 'Niger'},</text:p>
      <text:p text:style-name="Preformatted_20_Text"><text:s text:c="3"/>'geometry': {'type': 'Polygon',</text:p>
      <text:p text:style-name="Preformatted_20_Text"><text:s text:c="4"/>'coordinates': [[[2.154474, 11.94015],</text:p>
      <text:p text:style-name="Preformatted_20_Text"><text:s text:c="6"/>[2.177108, 12.625018],</text:p>
      <text:p text:style-name="Preformatted_20_Text"><text:s text:c="6"/>[1.024103, 12.851826],</text:p>
      <text:p text:style-name="Preformatted_20_Text"><text:s text:c="6"/>[0.993046, 13.33575],</text:p>
      <text:p text:style-name="Preformatted_20_Text"><text:s text:c="6"/>[0.429928, 13.988733],</text:p>
      <text:p text:style-name="Preformatted_20_Text"><text:s text:c="6"/>[0.295646, 14.444235],</text:p>
      <text:p text:style-name="Preformatted_20_Text"><text:s text:c="6"/>[0.374892, 14.928908],</text:p>
      <text:p text:style-name="Preformatted_20_Text"><text:s text:c="6"/>[1.015783, 14.968182],</text:p>
      <text:p text:style-name="Preformatted_20_Text"><text:s text:c="6"/>[1.385528, 15.323561],</text:p>
      <text:p text:style-name="Preformatted_20_Text"><text:s text:c="6"/>[2.749993, 15.409525],</text:p>
      <text:p text:style-name="Preformatted_20_Text"><text:soft-page-break/><text:s text:c="6"/>[3.638259, 15.56812],</text:p>
      <text:p text:style-name="Preformatted_20_Text"><text:s text:c="6"/>[3.723422, 16.184284],</text:p>
      <text:p text:style-name="Preformatted_20_Text"><text:s text:c="6"/>[4.27021, 16.852227],</text:p>
      <text:p text:style-name="Preformatted_20_Text"><text:s text:c="6"/>[4.267419, 19.155265],</text:p>
      <text:p text:style-name="Preformatted_20_Text"><text:s text:c="6"/>[5.677566, 19.601207],</text:p>
      <text:p text:style-name="Preformatted_20_Text"><text:s text:c="6"/>[8.572893, 21.565661],</text:p>
      <text:p text:style-name="Preformatted_20_Text"><text:s text:c="6"/>[11.999506, 23.471668],</text:p>
      <text:p text:style-name="Preformatted_20_Text"><text:s text:c="6"/>[13.581425, 23.040506],</text:p>
      <text:p text:style-name="Preformatted_20_Text"><text:s text:c="6"/>[14.143871, 22.491289],</text:p>
      <text:p text:style-name="Preformatted_20_Text"><text:s text:c="6"/>[14.8513, 22.86295],</text:p>
      <text:p text:style-name="Preformatted_20_Text"><text:s text:c="6"/>[15.096888, 21.308519],</text:p>
      <text:p text:style-name="Preformatted_20_Text"><text:s text:c="6"/>[15.471077, 21.048457],</text:p>
      <text:p text:style-name="Preformatted_20_Text"><text:s text:c="6"/>[15.487148, 20.730415],</text:p>
      <text:p text:style-name="Preformatted_20_Text"><text:s text:c="6"/>[15.903247, 20.387619],</text:p>
      <text:p text:style-name="Preformatted_20_Text"><text:s text:c="6"/>[15.685741, 19.95718],</text:p>
      <text:p text:style-name="Preformatted_20_Text"><text:s text:c="6"/>[15.300441, 17.92795],</text:p>
      <text:p text:style-name="Preformatted_20_Text"><text:s text:c="6"/>[15.247731, 16.627306],</text:p>
      <text:p text:style-name="Preformatted_20_Text"><text:s text:c="6"/>[13.972202, 15.684366],</text:p>
      <text:p text:style-name="Preformatted_20_Text"><text:s text:c="6"/>[13.540394, 14.367134],</text:p>
      <text:p text:style-name="Preformatted_20_Text"><text:s text:c="6"/>[13.956699, 13.996691],</text:p>
      <text:p text:style-name="Preformatted_20_Text"><text:s text:c="6"/>[13.954477, 13.353449],</text:p>
      <text:p text:style-name="Preformatted_20_Text"><text:s text:c="6"/>[14.595781, 13.330427],</text:p>
      <text:p text:style-name="Preformatted_20_Text"><text:s text:c="6"/>[14.495787, 12.859396],</text:p>
      <text:p text:style-name="Preformatted_20_Text"><text:s text:c="6"/>[14.213531, 12.802035],</text:p>
      <text:p text:style-name="Preformatted_20_Text"><text:s text:c="6"/>[14.181336, 12.483657],</text:p>
      <text:p text:style-name="Preformatted_20_Text"><text:s text:c="6"/>[13.995353, 12.461565],</text:p>
      <text:p text:style-name="Preformatted_20_Text"><text:s text:c="6"/>[13.318702, 13.556356],</text:p>
      <text:p text:style-name="Preformatted_20_Text"><text:s text:c="6"/>[13.083987, 13.596147],</text:p>
      <text:p text:style-name="Preformatted_20_Text"><text:s text:c="6"/>[12.302071, 13.037189],</text:p>
      <text:p text:style-name="Preformatted_20_Text"><text:s text:c="6"/>[11.527803, 13.32898],</text:p>
      <text:p text:style-name="Preformatted_20_Text"><text:s text:c="6"/>[10.989593, 13.387323],</text:p>
      <text:p text:style-name="Preformatted_20_Text"><text:s text:c="6"/>[10.701032, 13.246918],</text:p>
      <text:p text:style-name="Preformatted_20_Text"><text:s text:c="6"/>[10.114814, 13.277252],</text:p>
      <text:p text:style-name="Preformatted_20_Text"><text:s text:c="6"/>[9.524928, 12.851102],</text:p>
      <text:p text:style-name="Preformatted_20_Text"><text:s text:c="6"/>[9.014933, 12.826659],</text:p>
      <text:p text:style-name="Preformatted_20_Text"><text:s text:c="6"/>[7.804671, 13.343527],</text:p>
      <text:p text:style-name="Preformatted_20_Text"><text:s text:c="6"/>[7.330747, 13.098038],</text:p>
      <text:p text:style-name="Preformatted_20_Text"><text:s text:c="6"/>[6.820442, 13.115091],</text:p>
      <text:p text:style-name="Preformatted_20_Text"><text:s text:c="6"/>[6.445426, 13.492768],</text:p>
      <text:p text:style-name="Preformatted_20_Text"><text:s text:c="6"/>[5.443058, 13.865924],</text:p>
      <text:p text:style-name="Preformatted_20_Text"><text:s text:c="6"/>[4.368344, 13.747482],</text:p>
      <text:p text:style-name="Preformatted_20_Text"><text:s text:c="6"/>[4.107946, 13.531216],</text:p>
      <text:p text:style-name="Preformatted_20_Text"><text:s text:c="6"/>[3.967283, 12.956109],</text:p>
      <text:p text:style-name="Preformatted_20_Text"><text:s text:c="6"/>[3.680634, 12.552903],</text:p>
      <text:p text:style-name="Preformatted_20_Text"><text:s text:c="6"/>[3.61118, 11.660167],</text:p>
      <text:p text:style-name="Preformatted_20_Text"><text:s text:c="6"/>[2.848643, 12.235636],</text:p>
      <text:p text:style-name="Preformatted_20_Text"><text:s text:c="6"/>[2.490164, 12.233052],</text:p>
      <text:p text:style-name="Preformatted_20_Text"><text:s text:c="6"/>[2.154474, 11.94015]]]},</text:p>
      <text:p text:style-name="Preformatted_20_Text"><text:s text:c="3"/>'id': 'NER'},</text:p>
      <text:p text:style-name="Preformatted_20_Text"><text:s text:c="2"/>{'type': 'Feature',</text:p>
      <text:p text:style-name="Preformatted_20_Text"><text:s text:c="3"/>'properties': {'name': 'Nigeria'},</text:p>
      <text:p text:style-name="Preformatted_20_Text"><text:s text:c="3"/>'geometry': {'type': 'Polygon',</text:p>
      <text:p text:style-name="Preformatted_20_Text"><text:s text:c="4"/>'coordinates': [[[8.500288, 4.771983],</text:p>
      <text:p text:style-name="Preformatted_20_Text"><text:s text:c="6"/>[7.462108, 4.412108],</text:p>
      <text:p text:style-name="Preformatted_20_Text"><text:s text:c="6"/>[7.082596, 4.464689],</text:p>
      <text:p text:style-name="Preformatted_20_Text"><text:s text:c="6"/>[6.698072, 4.240594],</text:p>
      <text:p text:style-name="Preformatted_20_Text"><text:s text:c="6"/>[5.898173, 4.262453],</text:p>
      <text:p text:style-name="Preformatted_20_Text"><text:s text:c="6"/>[5.362805, 4.887971],</text:p>
      <text:p text:style-name="Preformatted_20_Text"><text:s text:c="6"/>[5.033574, 5.611802],</text:p>
      <text:p text:style-name="Preformatted_20_Text"><text:s text:c="6"/>[4.325607, 6.270651],</text:p>
      <text:p text:style-name="Preformatted_20_Text"><text:s text:c="6"/>[3.57418, 6.2583],</text:p>
      <text:p text:style-name="Preformatted_20_Text"><text:s text:c="6"/>[2.691702, 6.258817],</text:p>
      <text:p text:style-name="Preformatted_20_Text"><text:s text:c="6"/>[2.749063, 7.870734],</text:p>
      <text:p text:style-name="Preformatted_20_Text"><text:s text:c="6"/>[2.723793, 8.506845],</text:p>
      <text:p text:style-name="Preformatted_20_Text"><text:soft-page-break/><text:s text:c="6"/>[2.912308, 9.137608],</text:p>
      <text:p text:style-name="Preformatted_20_Text"><text:s text:c="6"/>[3.220352, 9.444153],</text:p>
      <text:p text:style-name="Preformatted_20_Text"><text:s text:c="6"/>[3.705438, 10.06321],</text:p>
      <text:p text:style-name="Preformatted_20_Text"><text:s text:c="6"/>[3.60007, 10.332186],</text:p>
      <text:p text:style-name="Preformatted_20_Text"><text:s text:c="6"/>[3.797112, 10.734746],</text:p>
      <text:p text:style-name="Preformatted_20_Text"><text:s text:c="6"/>[3.572216, 11.327939],</text:p>
      <text:p text:style-name="Preformatted_20_Text"><text:s text:c="6"/>[3.61118, 11.660167],</text:p>
      <text:p text:style-name="Preformatted_20_Text"><text:s text:c="6"/>[3.680634, 12.552903],</text:p>
      <text:p text:style-name="Preformatted_20_Text"><text:s text:c="6"/>[3.967283, 12.956109],</text:p>
      <text:p text:style-name="Preformatted_20_Text"><text:s text:c="6"/>[4.107946, 13.531216],</text:p>
      <text:p text:style-name="Preformatted_20_Text"><text:s text:c="6"/>[4.368344, 13.747482],</text:p>
      <text:p text:style-name="Preformatted_20_Text"><text:s text:c="6"/>[5.443058, 13.865924],</text:p>
      <text:p text:style-name="Preformatted_20_Text"><text:s text:c="6"/>[6.445426, 13.492768],</text:p>
      <text:p text:style-name="Preformatted_20_Text"><text:s text:c="6"/>[6.820442, 13.115091],</text:p>
      <text:p text:style-name="Preformatted_20_Text"><text:s text:c="6"/>[7.330747, 13.098038],</text:p>
      <text:p text:style-name="Preformatted_20_Text"><text:s text:c="6"/>[7.804671, 13.343527],</text:p>
      <text:p text:style-name="Preformatted_20_Text"><text:s text:c="6"/>[9.014933, 12.826659],</text:p>
      <text:p text:style-name="Preformatted_20_Text"><text:s text:c="6"/>[9.524928, 12.851102],</text:p>
      <text:p text:style-name="Preformatted_20_Text"><text:s text:c="6"/>[10.114814, 13.277252],</text:p>
      <text:p text:style-name="Preformatted_20_Text"><text:s text:c="6"/>[10.701032, 13.246918],</text:p>
      <text:p text:style-name="Preformatted_20_Text"><text:s text:c="6"/>[10.989593, 13.387323],</text:p>
      <text:p text:style-name="Preformatted_20_Text"><text:s text:c="6"/>[11.527803, 13.32898],</text:p>
      <text:p text:style-name="Preformatted_20_Text"><text:s text:c="6"/>[12.302071, 13.037189],</text:p>
      <text:p text:style-name="Preformatted_20_Text"><text:s text:c="6"/>[13.083987, 13.596147],</text:p>
      <text:p text:style-name="Preformatted_20_Text"><text:s text:c="6"/>[13.318702, 13.556356],</text:p>
      <text:p text:style-name="Preformatted_20_Text"><text:s text:c="6"/>[13.995353, 12.461565],</text:p>
      <text:p text:style-name="Preformatted_20_Text"><text:s text:c="6"/>[14.181336, 12.483657],</text:p>
      <text:p text:style-name="Preformatted_20_Text"><text:s text:c="6"/>[14.577178, 12.085361],</text:p>
      <text:p text:style-name="Preformatted_20_Text"><text:s text:c="6"/>[14.468192, 11.904752],</text:p>
      <text:p text:style-name="Preformatted_20_Text"><text:s text:c="6"/>[14.415379, 11.572369],</text:p>
      <text:p text:style-name="Preformatted_20_Text"><text:s text:c="6"/>[13.57295, 10.798566],</text:p>
      <text:p text:style-name="Preformatted_20_Text"><text:s text:c="6"/>[13.308676, 10.160362],</text:p>
      <text:p text:style-name="Preformatted_20_Text"><text:s text:c="6"/>[13.1676, 9.640626],</text:p>
      <text:p text:style-name="Preformatted_20_Text"><text:s text:c="6"/>[12.955468, 9.417772],</text:p>
      <text:p text:style-name="Preformatted_20_Text"><text:s text:c="6"/>[12.753672, 8.717763],</text:p>
      <text:p text:style-name="Preformatted_20_Text"><text:s text:c="6"/>[12.218872, 8.305824],</text:p>
      <text:p text:style-name="Preformatted_20_Text"><text:s text:c="6"/>[12.063946, 7.799808],</text:p>
      <text:p text:style-name="Preformatted_20_Text"><text:s text:c="6"/>[11.839309, 7.397042],</text:p>
      <text:p text:style-name="Preformatted_20_Text"><text:s text:c="6"/>[11.745774, 6.981383],</text:p>
      <text:p text:style-name="Preformatted_20_Text"><text:s text:c="6"/>[11.058788, 6.644427],</text:p>
      <text:p text:style-name="Preformatted_20_Text"><text:s text:c="6"/>[10.497375, 7.055358],</text:p>
      <text:p text:style-name="Preformatted_20_Text"><text:s text:c="6"/>[10.118277, 7.03877],</text:p>
      <text:p text:style-name="Preformatted_20_Text"><text:s text:c="6"/>[9.522706, 6.453482],</text:p>
      <text:p text:style-name="Preformatted_20_Text"><text:s text:c="6"/>[9.233163, 6.444491],</text:p>
      <text:p text:style-name="Preformatted_20_Text"><text:s text:c="6"/>[8.757533, 5.479666],</text:p>
      <text:p text:style-name="Preformatted_20_Text"><text:s text:c="6"/>[8.500288, 4.771983]]]},</text:p>
      <text:p text:style-name="Preformatted_20_Text"><text:s text:c="3"/>'id': 'NGA'},</text:p>
      <text:p text:style-name="Preformatted_20_Text"><text:s text:c="2"/>{'type': 'Feature',</text:p>
      <text:p text:style-name="Preformatted_20_Text"><text:s text:c="3"/>'properties': {'name': 'Nicaragua'},</text:p>
      <text:p text:style-name="Preformatted_20_Text"><text:s text:c="3"/>'geometry': {'type': 'Polygon',</text:p>
      <text:p text:style-name="Preformatted_20_Text"><text:s text:c="4"/>'coordinates': [[[-85.71254, 11.088445],</text:p>
      <text:p text:style-name="Preformatted_20_Text"><text:s text:c="6"/>[-86.058488, 11.403439],</text:p>
      <text:p text:style-name="Preformatted_20_Text"><text:s text:c="6"/>[-86.52585, 11.806877],</text:p>
      <text:p text:style-name="Preformatted_20_Text"><text:s text:c="6"/>[-86.745992, 12.143962],</text:p>
      <text:p text:style-name="Preformatted_20_Text"><text:s text:c="6"/>[-87.167516, 12.458258],</text:p>
      <text:p text:style-name="Preformatted_20_Text"><text:s text:c="6"/>[-87.668493, 12.90991],</text:p>
      <text:p text:style-name="Preformatted_20_Text"><text:s text:c="6"/>[-87.557467, 13.064552],</text:p>
      <text:p text:style-name="Preformatted_20_Text"><text:s text:c="6"/>[-87.392386, 12.914018],</text:p>
      <text:p text:style-name="Preformatted_20_Text"><text:s text:c="6"/>[-87.316654, 12.984686],</text:p>
      <text:p text:style-name="Preformatted_20_Text"><text:s text:c="6"/>[-87.005769, 13.025794],</text:p>
      <text:p text:style-name="Preformatted_20_Text"><text:s text:c="6"/>[-86.880557, 13.254204],</text:p>
      <text:p text:style-name="Preformatted_20_Text"><text:s text:c="6"/>[-86.733822, 13.263093],</text:p>
      <text:p text:style-name="Preformatted_20_Text"><text:s text:c="6"/>[-86.755087, 13.754845],</text:p>
      <text:p text:style-name="Preformatted_20_Text"><text:s text:c="6"/>[-86.520708, 13.778487],</text:p>
      <text:p text:style-name="Preformatted_20_Text"><text:soft-page-break/><text:s text:c="6"/>[-86.312142, 13.771356],</text:p>
      <text:p text:style-name="Preformatted_20_Text"><text:s text:c="6"/>[-86.096264, 14.038187],</text:p>
      <text:p text:style-name="Preformatted_20_Text"><text:s text:c="6"/>[-85.801295, 13.836055],</text:p>
      <text:p text:style-name="Preformatted_20_Text"><text:s text:c="6"/>[-85.698665, 13.960078],</text:p>
      <text:p text:style-name="Preformatted_20_Text"><text:s text:c="6"/>[-85.514413, 14.079012],</text:p>
      <text:p text:style-name="Preformatted_20_Text"><text:s text:c="6"/>[-85.165365, 14.35437],</text:p>
      <text:p text:style-name="Preformatted_20_Text"><text:s text:c="6"/>[-85.148751, 14.560197],</text:p>
      <text:p text:style-name="Preformatted_20_Text"><text:s text:c="6"/>[-85.052787, 14.551541],</text:p>
      <text:p text:style-name="Preformatted_20_Text"><text:s text:c="6"/>[-84.924501, 14.790493],</text:p>
      <text:p text:style-name="Preformatted_20_Text"><text:s text:c="6"/>[-84.820037, 14.819587],</text:p>
      <text:p text:style-name="Preformatted_20_Text"><text:s text:c="6"/>[-84.649582, 14.666805],</text:p>
      <text:p text:style-name="Preformatted_20_Text"><text:s text:c="6"/>[-84.449336, 14.621614],</text:p>
      <text:p text:style-name="Preformatted_20_Text"><text:s text:c="6"/>[-84.228342, 14.748764],</text:p>
      <text:p text:style-name="Preformatted_20_Text"><text:s text:c="6"/>[-83.975721, 14.749436],</text:p>
      <text:p text:style-name="Preformatted_20_Text"><text:s text:c="6"/>[-83.628585, 14.880074],</text:p>
      <text:p text:style-name="Preformatted_20_Text"><text:s text:c="6"/>[-83.489989, 15.016267],</text:p>
      <text:p text:style-name="Preformatted_20_Text"><text:s text:c="6"/>[-83.147219, 14.995829],</text:p>
      <text:p text:style-name="Preformatted_20_Text"><text:s text:c="6"/>[-83.233234, 14.899866],</text:p>
      <text:p text:style-name="Preformatted_20_Text"><text:s text:c="6"/>[-83.284162, 14.676624],</text:p>
      <text:p text:style-name="Preformatted_20_Text"><text:s text:c="6"/>[-83.182126, 14.310703],</text:p>
      <text:p text:style-name="Preformatted_20_Text"><text:s text:c="6"/>[-83.4125, 13.970078],</text:p>
      <text:p text:style-name="Preformatted_20_Text"><text:s text:c="6"/>[-83.519832, 13.567699],</text:p>
      <text:p text:style-name="Preformatted_20_Text"><text:s text:c="6"/>[-83.552207, 13.127054],</text:p>
      <text:p text:style-name="Preformatted_20_Text"><text:s text:c="6"/>[-83.498515, 12.869292],</text:p>
      <text:p text:style-name="Preformatted_20_Text"><text:s text:c="6"/>[-83.473323, 12.419087],</text:p>
      <text:p text:style-name="Preformatted_20_Text"><text:s text:c="6"/>[-83.626104, 12.32085],</text:p>
      <text:p text:style-name="Preformatted_20_Text"><text:s text:c="6"/>[-83.719613, 11.893124],</text:p>
      <text:p text:style-name="Preformatted_20_Text"><text:s text:c="6"/>[-83.650858, 11.629032],</text:p>
      <text:p text:style-name="Preformatted_20_Text"><text:s text:c="6"/>[-83.85547, 11.373311],</text:p>
      <text:p text:style-name="Preformatted_20_Text"><text:s text:c="6"/>[-83.808936, 11.103044],</text:p>
      <text:p text:style-name="Preformatted_20_Text"><text:s text:c="6"/>[-83.655612, 10.938764],</text:p>
      <text:p text:style-name="Preformatted_20_Text"><text:s text:c="6"/>[-83.895054, 10.726839],</text:p>
      <text:p text:style-name="Preformatted_20_Text"><text:s text:c="6"/>[-84.190179, 10.79345],</text:p>
      <text:p text:style-name="Preformatted_20_Text"><text:s text:c="6"/>[-84.355931, 10.999226],</text:p>
      <text:p text:style-name="Preformatted_20_Text"><text:s text:c="6"/>[-84.673069, 11.082657],</text:p>
      <text:p text:style-name="Preformatted_20_Text"><text:s text:c="6"/>[-84.903003, 10.952303],</text:p>
      <text:p text:style-name="Preformatted_20_Text"><text:s text:c="6"/>[-85.561852, 11.217119],</text:p>
      <text:p text:style-name="Preformatted_20_Text"><text:s text:c="6"/>[-85.71254, 11.088445]]]},</text:p>
      <text:p text:style-name="Preformatted_20_Text"><text:s text:c="3"/>'id': 'NIC'},</text:p>
      <text:p text:style-name="Preformatted_20_Text"><text:s text:c="2"/>{'type': 'Feature',</text:p>
      <text:p text:style-name="Preformatted_20_Text"><text:s text:c="3"/>'properties': {'name': 'Netherlands'},</text:p>
      <text:p text:style-name="Preformatted_20_Text"><text:s text:c="3"/>'geometry': {'type': 'Polygon',</text:p>
      <text:p text:style-name="Preformatted_20_Text"><text:s text:c="4"/>'coordinates': [[[6.074183, 53.510403],</text:p>
      <text:p text:style-name="Preformatted_20_Text"><text:s text:c="6"/>[6.90514, 53.482162],</text:p>
      <text:p text:style-name="Preformatted_20_Text"><text:s text:c="6"/>[7.092053, 53.144043],</text:p>
      <text:p text:style-name="Preformatted_20_Text"><text:s text:c="6"/>[6.84287, 52.22844],</text:p>
      <text:p text:style-name="Preformatted_20_Text"><text:s text:c="6"/>[6.589397, 51.852029],</text:p>
      <text:p text:style-name="Preformatted_20_Text"><text:s text:c="6"/>[5.988658, 51.851616],</text:p>
      <text:p text:style-name="Preformatted_20_Text"><text:s text:c="6"/>[6.156658, 50.803721],</text:p>
      <text:p text:style-name="Preformatted_20_Text"><text:s text:c="6"/>[5.606976, 51.037298],</text:p>
      <text:p text:style-name="Preformatted_20_Text"><text:s text:c="6"/>[4.973991, 51.475024],</text:p>
      <text:p text:style-name="Preformatted_20_Text"><text:s text:c="6"/>[4.047071, 51.267259],</text:p>
      <text:p text:style-name="Preformatted_20_Text"><text:s text:c="6"/>[3.314971, 51.345755],</text:p>
      <text:p text:style-name="Preformatted_20_Text"><text:s text:c="6"/>[3.830289, 51.620545],</text:p>
      <text:p text:style-name="Preformatted_20_Text"><text:s text:c="6"/>[4.705997, 53.091798],</text:p>
      <text:p text:style-name="Preformatted_20_Text"><text:s text:c="6"/>[6.074183, 53.510403]]]},</text:p>
      <text:p text:style-name="Preformatted_20_Text"><text:s text:c="3"/>'id': 'NLD'},</text:p>
      <text:p text:style-name="Preformatted_20_Text"><text:s text:c="2"/>{'type': 'Feature',</text:p>
      <text:p text:style-name="Preformatted_20_Text"><text:s text:c="3"/>'properties': {'name': 'Norway'},</text:p>
      <text:p text:style-name="Preformatted_20_Text"><text:s text:c="3"/>'geometry': {'type': 'MultiPolygon',</text:p>
      <text:p text:style-name="Preformatted_20_Text"><text:s text:c="4"/>'coordinates': [[[[28.165547, 71.185474],</text:p>
      <text:p text:style-name="Preformatted_20_Text"><text:s text:c="7"/>[31.293418, 70.453788],</text:p>
      <text:p text:style-name="Preformatted_20_Text"><text:s text:c="7"/>[30.005435, 70.186259],</text:p>
      <text:p text:style-name="Preformatted_20_Text"><text:s text:c="7"/>[31.101079, 69.55808],</text:p>
      <text:p text:style-name="Preformatted_20_Text"><text:soft-page-break/><text:s text:c="7"/>[29.399581, 69.156916],</text:p>
      <text:p text:style-name="Preformatted_20_Text"><text:s text:c="7"/>[28.59193, 69.064777],</text:p>
      <text:p text:style-name="Preformatted_20_Text"><text:s text:c="7"/>[29.015573, 69.766491],</text:p>
      <text:p text:style-name="Preformatted_20_Text"><text:s text:c="7"/>[27.732292, 70.164193],</text:p>
      <text:p text:style-name="Preformatted_20_Text"><text:s text:c="7"/>[26.179622, 69.825299],</text:p>
      <text:p text:style-name="Preformatted_20_Text"><text:s text:c="7"/>[25.689213, 69.092114],</text:p>
      <text:p text:style-name="Preformatted_20_Text"><text:s text:c="7"/>[24.735679, 68.649557],</text:p>
      <text:p text:style-name="Preformatted_20_Text"><text:s text:c="7"/>[23.66205, 68.891247],</text:p>
      <text:p text:style-name="Preformatted_20_Text"><text:s text:c="7"/>[22.356238, 68.841741],</text:p>
      <text:p text:style-name="Preformatted_20_Text"><text:s text:c="7"/>[21.244936, 69.370443],</text:p>
      <text:p text:style-name="Preformatted_20_Text"><text:s text:c="7"/>[20.645593, 69.106247],</text:p>
      <text:p text:style-name="Preformatted_20_Text"><text:s text:c="7"/>[20.025269, 69.065139],</text:p>
      <text:p text:style-name="Preformatted_20_Text"><text:s text:c="7"/>[19.87856, 68.407194],</text:p>
      <text:p text:style-name="Preformatted_20_Text"><text:s text:c="7"/>[17.993868, 68.567391],</text:p>
      <text:p text:style-name="Preformatted_20_Text"><text:s text:c="7"/>[17.729182, 68.010552],</text:p>
      <text:p text:style-name="Preformatted_20_Text"><text:s text:c="7"/>[16.768879, 68.013937],</text:p>
      <text:p text:style-name="Preformatted_20_Text"><text:s text:c="7"/>[16.108712, 67.302456],</text:p>
      <text:p text:style-name="Preformatted_20_Text"><text:s text:c="7"/>[15.108411, 66.193867],</text:p>
      <text:p text:style-name="Preformatted_20_Text"><text:s text:c="7"/>[13.55569, 64.787028],</text:p>
      <text:p text:style-name="Preformatted_20_Text"><text:s text:c="7"/>[13.919905, 64.445421],</text:p>
      <text:p text:style-name="Preformatted_20_Text"><text:s text:c="7"/>[13.571916, 64.049114],</text:p>
      <text:p text:style-name="Preformatted_20_Text"><text:s text:c="7"/>[12.579935, 64.066219],</text:p>
      <text:p text:style-name="Preformatted_20_Text"><text:s text:c="7"/>[11.930569, 63.128318],</text:p>
      <text:p text:style-name="Preformatted_20_Text"><text:s text:c="7"/>[11.992064, 61.800362],</text:p>
      <text:p text:style-name="Preformatted_20_Text"><text:s text:c="7"/>[12.631147, 61.293572],</text:p>
      <text:p text:style-name="Preformatted_20_Text"><text:s text:c="7"/>[12.300366, 60.117933],</text:p>
      <text:p text:style-name="Preformatted_20_Text"><text:s text:c="7"/>[11.468272, 59.432393],</text:p>
      <text:p text:style-name="Preformatted_20_Text"><text:s text:c="7"/>[11.027369, 58.856149],</text:p>
      <text:p text:style-name="Preformatted_20_Text"><text:s text:c="7"/>[10.356557, 59.469807],</text:p>
      <text:p text:style-name="Preformatted_20_Text"><text:s text:c="7"/>[8.382, 58.313288],</text:p>
      <text:p text:style-name="Preformatted_20_Text"><text:s text:c="7"/>[7.048748, 58.078884],</text:p>
      <text:p text:style-name="Preformatted_20_Text"><text:s text:c="7"/>[5.665835, 58.588155],</text:p>
      <text:p text:style-name="Preformatted_20_Text"><text:s text:c="7"/>[5.308234, 59.663232],</text:p>
      <text:p text:style-name="Preformatted_20_Text"><text:s text:c="7"/>[4.992078, 61.970998],</text:p>
      <text:p text:style-name="Preformatted_20_Text"><text:s text:c="7"/>[5.9129, 62.614473],</text:p>
      <text:p text:style-name="Preformatted_20_Text"><text:s text:c="7"/>[8.553411, 63.454008],</text:p>
      <text:p text:style-name="Preformatted_20_Text"><text:s text:c="7"/>[10.527709, 64.486038],</text:p>
      <text:p text:style-name="Preformatted_20_Text"><text:s text:c="7"/>[12.358347, 65.879726],</text:p>
      <text:p text:style-name="Preformatted_20_Text"><text:s text:c="7"/>[14.761146, 67.810642],</text:p>
      <text:p text:style-name="Preformatted_20_Text"><text:s text:c="7"/>[16.435927, 68.563205],</text:p>
      <text:p text:style-name="Preformatted_20_Text"><text:s text:c="7"/>[19.184028, 69.817444],</text:p>
      <text:p text:style-name="Preformatted_20_Text"><text:s text:c="7"/>[21.378416, 70.255169],</text:p>
      <text:p text:style-name="Preformatted_20_Text"><text:s text:c="7"/>[23.023742, 70.202072],</text:p>
      <text:p text:style-name="Preformatted_20_Text"><text:s text:c="7"/>[24.546543, 71.030497],</text:p>
      <text:p text:style-name="Preformatted_20_Text"><text:s text:c="7"/>[26.37005, 70.986262],</text:p>
      <text:p text:style-name="Preformatted_20_Text"><text:s text:c="7"/>[28.165547, 71.185474]]],</text:p>
      <text:p text:style-name="Preformatted_20_Text"><text:s text:c="5"/>[[[24.72412, 77.85385],</text:p>
      <text:p text:style-name="Preformatted_20_Text"><text:s text:c="7"/>[22.49032, 77.44493],</text:p>
      <text:p text:style-name="Preformatted_20_Text"><text:s text:c="7"/>[20.72601, 77.67704],</text:p>
      <text:p text:style-name="Preformatted_20_Text"><text:s text:c="7"/>[21.41611, 77.93504],</text:p>
      <text:p text:style-name="Preformatted_20_Text"><text:s text:c="7"/>[20.8119, 78.25463],</text:p>
      <text:p text:style-name="Preformatted_20_Text"><text:s text:c="7"/>[22.88426, 78.45494],</text:p>
      <text:p text:style-name="Preformatted_20_Text"><text:s text:c="7"/>[23.28134, 78.07954],</text:p>
      <text:p text:style-name="Preformatted_20_Text"><text:s text:c="7"/>[24.72412, 77.85385]]],</text:p>
      <text:p text:style-name="Preformatted_20_Text"><text:s text:c="5"/>[[[18.25183, 79.70175],</text:p>
      <text:p text:style-name="Preformatted_20_Text"><text:s text:c="7"/>[21.54383, 78.95611],</text:p>
      <text:p text:style-name="Preformatted_20_Text"><text:s text:c="7"/>[19.02737, 78.5626],</text:p>
      <text:p text:style-name="Preformatted_20_Text"><text:s text:c="7"/>[18.47172, 77.82669],</text:p>
      <text:p text:style-name="Preformatted_20_Text"><text:s text:c="7"/>[17.59441, 77.63796],</text:p>
      <text:p text:style-name="Preformatted_20_Text"><text:s text:c="7"/>[17.1182, 76.80941],</text:p>
      <text:p text:style-name="Preformatted_20_Text"><text:s text:c="7"/>[15.91315, 76.77045],</text:p>
      <text:p text:style-name="Preformatted_20_Text"><text:s text:c="7"/>[13.76259, 77.38035],</text:p>
      <text:p text:style-name="Preformatted_20_Text"><text:s text:c="7"/>[14.66956, 77.73565],</text:p>
      <text:p text:style-name="Preformatted_20_Text"><text:s text:c="7"/>[13.1706, 78.02493],</text:p>
      <text:p text:style-name="Preformatted_20_Text"><text:soft-page-break/><text:s text:c="7"/>[11.22231, 78.8693],</text:p>
      <text:p text:style-name="Preformatted_20_Text"><text:s text:c="7"/>[10.44453, 79.65239],</text:p>
      <text:p text:style-name="Preformatted_20_Text"><text:s text:c="7"/>[13.17077, 80.01046],</text:p>
      <text:p text:style-name="Preformatted_20_Text"><text:s text:c="7"/>[13.71852, 79.66039],</text:p>
      <text:p text:style-name="Preformatted_20_Text"><text:s text:c="7"/>[15.14282, 79.67431],</text:p>
      <text:p text:style-name="Preformatted_20_Text"><text:s text:c="7"/>[15.52255, 80.01608],</text:p>
      <text:p text:style-name="Preformatted_20_Text"><text:s text:c="7"/>[16.99085, 80.05086],</text:p>
      <text:p text:style-name="Preformatted_20_Text"><text:s text:c="7"/>[18.25183, 79.70175]]],</text:p>
      <text:p text:style-name="Preformatted_20_Text"><text:s text:c="5"/>[[[25.447625, 80.40734],</text:p>
      <text:p text:style-name="Preformatted_20_Text"><text:s text:c="7"/>[27.407506, 80.056406],</text:p>
      <text:p text:style-name="Preformatted_20_Text"><text:s text:c="7"/>[25.924651, 79.517834],</text:p>
      <text:p text:style-name="Preformatted_20_Text"><text:s text:c="7"/>[23.024466, 79.400012],</text:p>
      <text:p text:style-name="Preformatted_20_Text"><text:s text:c="7"/>[20.075188, 79.566823],</text:p>
      <text:p text:style-name="Preformatted_20_Text"><text:s text:c="7"/>[19.897266, 79.842362],</text:p>
      <text:p text:style-name="Preformatted_20_Text"><text:s text:c="7"/>[18.462264, 79.85988],</text:p>
      <text:p text:style-name="Preformatted_20_Text"><text:s text:c="7"/>[17.368015, 80.318896],</text:p>
      <text:p text:style-name="Preformatted_20_Text"><text:s text:c="7"/>[20.455992, 80.598156],</text:p>
      <text:p text:style-name="Preformatted_20_Text"><text:s text:c="7"/>[21.907945, 80.357679],</text:p>
      <text:p text:style-name="Preformatted_20_Text"><text:s text:c="7"/>[22.919253, 80.657144],</text:p>
      <text:p text:style-name="Preformatted_20_Text"><text:s text:c="7"/>[25.447625, 80.40734]]]]},</text:p>
      <text:p text:style-name="Preformatted_20_Text"><text:s text:c="3"/>'id': 'NOR'},</text:p>
      <text:p text:style-name="Preformatted_20_Text"><text:s text:c="2"/>{'type': 'Feature',</text:p>
      <text:p text:style-name="Preformatted_20_Text"><text:s text:c="3"/>'properties': {'name': 'Nepal'},</text:p>
      <text:p text:style-name="Preformatted_20_Text"><text:s text:c="3"/>'geometry': {'type': 'Polygon',</text:p>
      <text:p text:style-name="Preformatted_20_Text"><text:s text:c="4"/>'coordinates': [[[88.120441, 27.876542],</text:p>
      <text:p text:style-name="Preformatted_20_Text"><text:s text:c="6"/>[88.043133, 27.445819],</text:p>
      <text:p text:style-name="Preformatted_20_Text"><text:s text:c="6"/>[88.174804, 26.810405],</text:p>
      <text:p text:style-name="Preformatted_20_Text"><text:s text:c="6"/>[88.060238, 26.414615],</text:p>
      <text:p text:style-name="Preformatted_20_Text"><text:s text:c="6"/>[87.227472, 26.397898],</text:p>
      <text:p text:style-name="Preformatted_20_Text"><text:s text:c="6"/>[86.024393, 26.630985],</text:p>
      <text:p text:style-name="Preformatted_20_Text"><text:s text:c="6"/>[85.251779, 26.726198],</text:p>
      <text:p text:style-name="Preformatted_20_Text"><text:s text:c="6"/>[84.675018, 27.234901],</text:p>
      <text:p text:style-name="Preformatted_20_Text"><text:s text:c="6"/>[83.304249, 27.364506],</text:p>
      <text:p text:style-name="Preformatted_20_Text"><text:s text:c="6"/>[81.999987, 27.925479],</text:p>
      <text:p text:style-name="Preformatted_20_Text"><text:s text:c="6"/>[81.057203, 28.416095],</text:p>
      <text:p text:style-name="Preformatted_20_Text"><text:s text:c="6"/>[80.088425, 28.79447],</text:p>
      <text:p text:style-name="Preformatted_20_Text"><text:s text:c="6"/>[80.476721, 29.729865],</text:p>
      <text:p text:style-name="Preformatted_20_Text"><text:s text:c="6"/>[81.111256, 30.183481],</text:p>
      <text:p text:style-name="Preformatted_20_Text"><text:s text:c="6"/>[81.525804, 30.422717],</text:p>
      <text:p text:style-name="Preformatted_20_Text"><text:s text:c="6"/>[82.327513, 30.115268],</text:p>
      <text:p text:style-name="Preformatted_20_Text"><text:s text:c="6"/>[83.337115, 29.463732],</text:p>
      <text:p text:style-name="Preformatted_20_Text"><text:s text:c="6"/>[83.898993, 29.320226],</text:p>
      <text:p text:style-name="Preformatted_20_Text"><text:s text:c="6"/>[84.23458, 28.839894],</text:p>
      <text:p text:style-name="Preformatted_20_Text"><text:s text:c="6"/>[85.011638, 28.642774],</text:p>
      <text:p text:style-name="Preformatted_20_Text"><text:s text:c="6"/>[85.82332, 28.203576],</text:p>
      <text:p text:style-name="Preformatted_20_Text"><text:s text:c="6"/>[86.954517, 27.974262],</text:p>
      <text:p text:style-name="Preformatted_20_Text"><text:s text:c="6"/>[88.120441, 27.876542]]]},</text:p>
      <text:p text:style-name="Preformatted_20_Text"><text:s text:c="3"/>'id': 'NPL'},</text:p>
      <text:p text:style-name="Preformatted_20_Text"><text:s text:c="2"/>{'type': 'Feature',</text:p>
      <text:p text:style-name="Preformatted_20_Text"><text:s text:c="3"/>'properties': {'name': 'New Zealand'},</text:p>
      <text:p text:style-name="Preformatted_20_Text"><text:s text:c="3"/>'geometry': {'type': 'MultiPolygon',</text:p>
      <text:p text:style-name="Preformatted_20_Text"><text:s text:c="4"/>'coordinates': [[[[173.020375, -40.919052],</text:p>
      <text:p text:style-name="Preformatted_20_Text"><text:s text:c="7"/>[173.247234, -41.331999],</text:p>
      <text:p text:style-name="Preformatted_20_Text"><text:s text:c="7"/>[173.958405, -40.926701],</text:p>
      <text:p text:style-name="Preformatted_20_Text"><text:s text:c="7"/>[174.247587, -41.349155],</text:p>
      <text:p text:style-name="Preformatted_20_Text"><text:s text:c="7"/>[174.248517, -41.770008],</text:p>
      <text:p text:style-name="Preformatted_20_Text"><text:s text:c="7"/>[173.876447, -42.233184],</text:p>
      <text:p text:style-name="Preformatted_20_Text"><text:s text:c="7"/>[173.22274, -42.970038],</text:p>
      <text:p text:style-name="Preformatted_20_Text"><text:s text:c="7"/>[172.711246, -43.372288],</text:p>
      <text:p text:style-name="Preformatted_20_Text"><text:s text:c="7"/>[173.080113, -43.853344],</text:p>
      <text:p text:style-name="Preformatted_20_Text"><text:s text:c="7"/>[172.308584, -43.865694],</text:p>
      <text:p text:style-name="Preformatted_20_Text"><text:s text:c="7"/>[171.452925, -44.242519],</text:p>
      <text:p text:style-name="Preformatted_20_Text"><text:s text:c="7"/>[171.185138, -44.897104],</text:p>
      <text:p text:style-name="Preformatted_20_Text"><text:s text:c="7"/>[170.616697, -45.908929],</text:p>
      <text:p text:style-name="Preformatted_20_Text"><text:soft-page-break/><text:s text:c="7"/>[169.831422, -46.355775],</text:p>
      <text:p text:style-name="Preformatted_20_Text"><text:s text:c="7"/>[169.332331, -46.641235],</text:p>
      <text:p text:style-name="Preformatted_20_Text"><text:s text:c="7"/>[168.411354, -46.619945],</text:p>
      <text:p text:style-name="Preformatted_20_Text"><text:s text:c="7"/>[167.763745, -46.290197],</text:p>
      <text:p text:style-name="Preformatted_20_Text"><text:s text:c="7"/>[166.676886, -46.219917],</text:p>
      <text:p text:style-name="Preformatted_20_Text"><text:s text:c="7"/>[166.509144, -45.852705],</text:p>
      <text:p text:style-name="Preformatted_20_Text"><text:s text:c="7"/>[167.046424, -45.110941],</text:p>
      <text:p text:style-name="Preformatted_20_Text"><text:s text:c="7"/>[168.303763, -44.123973],</text:p>
      <text:p text:style-name="Preformatted_20_Text"><text:s text:c="7"/>[168.949409, -43.935819],</text:p>
      <text:p text:style-name="Preformatted_20_Text"><text:s text:c="7"/>[169.667815, -43.555326],</text:p>
      <text:p text:style-name="Preformatted_20_Text"><text:s text:c="7"/>[170.52492, -43.031688],</text:p>
      <text:p text:style-name="Preformatted_20_Text"><text:s text:c="7"/>[171.12509, -42.512754],</text:p>
      <text:p text:style-name="Preformatted_20_Text"><text:s text:c="7"/>[171.569714, -41.767424],</text:p>
      <text:p text:style-name="Preformatted_20_Text"><text:s text:c="7"/>[171.948709, -41.514417],</text:p>
      <text:p text:style-name="Preformatted_20_Text"><text:s text:c="7"/>[172.097227, -40.956104],</text:p>
      <text:p text:style-name="Preformatted_20_Text"><text:s text:c="7"/>[172.79858, -40.493962],</text:p>
      <text:p text:style-name="Preformatted_20_Text"><text:s text:c="7"/>[173.020375, -40.919052]]],</text:p>
      <text:p text:style-name="Preformatted_20_Text"><text:s text:c="5"/>[[[174.612009, -36.156397],</text:p>
      <text:p text:style-name="Preformatted_20_Text"><text:s text:c="7"/>[175.336616, -37.209098],</text:p>
      <text:p text:style-name="Preformatted_20_Text"><text:s text:c="7"/>[175.357596, -36.526194],</text:p>
      <text:p text:style-name="Preformatted_20_Text"><text:s text:c="7"/>[175.808887, -36.798942],</text:p>
      <text:p text:style-name="Preformatted_20_Text"><text:s text:c="7"/>[175.95849, -37.555382],</text:p>
      <text:p text:style-name="Preformatted_20_Text"><text:s text:c="7"/>[176.763195, -37.881253],</text:p>
      <text:p text:style-name="Preformatted_20_Text"><text:s text:c="7"/>[177.438813, -37.961248],</text:p>
      <text:p text:style-name="Preformatted_20_Text"><text:s text:c="7"/>[178.010354, -37.579825],</text:p>
      <text:p text:style-name="Preformatted_20_Text"><text:s text:c="7"/>[178.517094, -37.695373],</text:p>
      <text:p text:style-name="Preformatted_20_Text"><text:s text:c="7"/>[178.274731, -38.582813],</text:p>
      <text:p text:style-name="Preformatted_20_Text"><text:s text:c="7"/>[177.97046, -39.166343],</text:p>
      <text:p text:style-name="Preformatted_20_Text"><text:s text:c="7"/>[177.206993, -39.145776],</text:p>
      <text:p text:style-name="Preformatted_20_Text"><text:s text:c="7"/>[176.939981, -39.449736],</text:p>
      <text:p text:style-name="Preformatted_20_Text"><text:s text:c="7"/>[177.032946, -39.879943],</text:p>
      <text:p text:style-name="Preformatted_20_Text"><text:s text:c="7"/>[176.885824, -40.065978],</text:p>
      <text:p text:style-name="Preformatted_20_Text"><text:s text:c="7"/>[176.508017, -40.604808],</text:p>
      <text:p text:style-name="Preformatted_20_Text"><text:s text:c="7"/>[176.01244, -41.289624],</text:p>
      <text:p text:style-name="Preformatted_20_Text"><text:s text:c="7"/>[175.239567, -41.688308],</text:p>
      <text:p text:style-name="Preformatted_20_Text"><text:s text:c="7"/>[175.067898, -41.425895],</text:p>
      <text:p text:style-name="Preformatted_20_Text"><text:s text:c="7"/>[174.650973, -41.281821],</text:p>
      <text:p text:style-name="Preformatted_20_Text"><text:s text:c="7"/>[175.22763, -40.459236],</text:p>
      <text:p text:style-name="Preformatted_20_Text"><text:s text:c="7"/>[174.900157, -39.908933],</text:p>
      <text:p text:style-name="Preformatted_20_Text"><text:s text:c="7"/>[173.824047, -39.508854],</text:p>
      <text:p text:style-name="Preformatted_20_Text"><text:s text:c="7"/>[173.852262, -39.146602],</text:p>
      <text:p text:style-name="Preformatted_20_Text"><text:s text:c="7"/>[174.574802, -38.797683],</text:p>
      <text:p text:style-name="Preformatted_20_Text"><text:s text:c="7"/>[174.743474, -38.027808],</text:p>
      <text:p text:style-name="Preformatted_20_Text"><text:s text:c="7"/>[174.697017, -37.381129],</text:p>
      <text:p text:style-name="Preformatted_20_Text"><text:s text:c="7"/>[174.292028, -36.711092],</text:p>
      <text:p text:style-name="Preformatted_20_Text"><text:s text:c="7"/>[174.319004, -36.534824],</text:p>
      <text:p text:style-name="Preformatted_20_Text"><text:s text:c="7"/>[173.840997, -36.121981],</text:p>
      <text:p text:style-name="Preformatted_20_Text"><text:s text:c="7"/>[173.054171, -35.237125],</text:p>
      <text:p text:style-name="Preformatted_20_Text"><text:s text:c="7"/>[172.636005, -34.529107],</text:p>
      <text:p text:style-name="Preformatted_20_Text"><text:s text:c="7"/>[173.007042, -34.450662],</text:p>
      <text:p text:style-name="Preformatted_20_Text"><text:s text:c="7"/>[173.551298, -35.006183],</text:p>
      <text:p text:style-name="Preformatted_20_Text"><text:s text:c="7"/>[174.32939, -35.265496],</text:p>
      <text:p text:style-name="Preformatted_20_Text"><text:s text:c="7"/>[174.612009, -36.156397]]]]},</text:p>
      <text:p text:style-name="Preformatted_20_Text"><text:s text:c="3"/>'id': 'NZL'},</text:p>
      <text:p text:style-name="Preformatted_20_Text"><text:s text:c="2"/>{'type': 'Feature',</text:p>
      <text:p text:style-name="Preformatted_20_Text"><text:s text:c="3"/>'properties': {'name': 'Oman'},</text:p>
      <text:p text:style-name="Preformatted_20_Text"><text:s text:c="3"/>'geometry': {'type': 'MultiPolygon',</text:p>
      <text:p text:style-name="Preformatted_20_Text"><text:s text:c="4"/>'coordinates': [[[[58.861141, 21.114035],</text:p>
      <text:p text:style-name="Preformatted_20_Text"><text:s text:c="7"/>[58.487986, 20.428986],</text:p>
      <text:p text:style-name="Preformatted_20_Text"><text:s text:c="7"/>[58.034318, 20.481437],</text:p>
      <text:p text:style-name="Preformatted_20_Text"><text:s text:c="7"/>[57.826373, 20.243002],</text:p>
      <text:p text:style-name="Preformatted_20_Text"><text:s text:c="7"/>[57.665762, 19.736005],</text:p>
      <text:p text:style-name="Preformatted_20_Text"><text:s text:c="7"/>[57.7887, 19.06757],</text:p>
      <text:p text:style-name="Preformatted_20_Text"><text:s text:c="7"/>[57.694391, 18.94471],</text:p>
      <text:p text:style-name="Preformatted_20_Text"><text:soft-page-break/><text:s text:c="7"/>[57.234264, 18.947991],</text:p>
      <text:p text:style-name="Preformatted_20_Text"><text:s text:c="7"/>[56.609651, 18.574267],</text:p>
      <text:p text:style-name="Preformatted_20_Text"><text:s text:c="7"/>[56.512189, 18.087113],</text:p>
      <text:p text:style-name="Preformatted_20_Text"><text:s text:c="7"/>[56.283521, 17.876067],</text:p>
      <text:p text:style-name="Preformatted_20_Text"><text:s text:c="7"/>[55.661492, 17.884128],</text:p>
      <text:p text:style-name="Preformatted_20_Text"><text:s text:c="7"/>[55.269939, 17.632309],</text:p>
      <text:p text:style-name="Preformatted_20_Text"><text:s text:c="7"/>[55.2749, 17.228354],</text:p>
      <text:p text:style-name="Preformatted_20_Text"><text:s text:c="7"/>[54.791002, 16.950697],</text:p>
      <text:p text:style-name="Preformatted_20_Text"><text:s text:c="7"/>[54.239253, 17.044981],</text:p>
      <text:p text:style-name="Preformatted_20_Text"><text:s text:c="7"/>[53.570508, 16.707663],</text:p>
      <text:p text:style-name="Preformatted_20_Text"><text:s text:c="7"/>[53.108573, 16.651051],</text:p>
      <text:p text:style-name="Preformatted_20_Text"><text:s text:c="7"/>[52.782184, 17.349742],</text:p>
      <text:p text:style-name="Preformatted_20_Text"><text:s text:c="7"/>[52.00001, 19.000003],</text:p>
      <text:p text:style-name="Preformatted_20_Text"><text:s text:c="7"/>[54.999982, 19.999994],</text:p>
      <text:p text:style-name="Preformatted_20_Text"><text:s text:c="7"/>[55.666659, 22.000001],</text:p>
      <text:p text:style-name="Preformatted_20_Text"><text:s text:c="7"/>[55.208341, 22.70833],</text:p>
      <text:p text:style-name="Preformatted_20_Text"><text:s text:c="7"/>[55.234489, 23.110993],</text:p>
      <text:p text:style-name="Preformatted_20_Text"><text:s text:c="7"/>[55.525841, 23.524869],</text:p>
      <text:p text:style-name="Preformatted_20_Text"><text:s text:c="7"/>[55.528632, 23.933604],</text:p>
      <text:p text:style-name="Preformatted_20_Text"><text:s text:c="7"/>[55.981214, 24.130543],</text:p>
      <text:p text:style-name="Preformatted_20_Text"><text:s text:c="7"/>[55.804119, 24.269604],</text:p>
      <text:p text:style-name="Preformatted_20_Text"><text:s text:c="7"/>[55.886233, 24.920831],</text:p>
      <text:p text:style-name="Preformatted_20_Text"><text:s text:c="7"/>[56.396847, 24.924732],</text:p>
      <text:p text:style-name="Preformatted_20_Text"><text:s text:c="7"/>[56.84514, 24.241673],</text:p>
      <text:p text:style-name="Preformatted_20_Text"><text:s text:c="7"/>[57.403453, 23.878594],</text:p>
      <text:p text:style-name="Preformatted_20_Text"><text:s text:c="7"/>[58.136948, 23.747931],</text:p>
      <text:p text:style-name="Preformatted_20_Text"><text:s text:c="7"/>[58.729211, 23.565668],</text:p>
      <text:p text:style-name="Preformatted_20_Text"><text:s text:c="7"/>[59.180502, 22.992395],</text:p>
      <text:p text:style-name="Preformatted_20_Text"><text:s text:c="7"/>[59.450098, 22.660271],</text:p>
      <text:p text:style-name="Preformatted_20_Text"><text:s text:c="7"/>[59.80806, 22.533612],</text:p>
      <text:p text:style-name="Preformatted_20_Text"><text:s text:c="7"/>[59.806148, 22.310525],</text:p>
      <text:p text:style-name="Preformatted_20_Text"><text:s text:c="7"/>[59.442191, 21.714541],</text:p>
      <text:p text:style-name="Preformatted_20_Text"><text:s text:c="7"/>[59.282408, 21.433886],</text:p>
      <text:p text:style-name="Preformatted_20_Text"><text:s text:c="7"/>[58.861141, 21.114035]]],</text:p>
      <text:p text:style-name="Preformatted_20_Text"><text:s text:c="5"/>[[[56.391421, 25.895991],</text:p>
      <text:p text:style-name="Preformatted_20_Text"><text:s text:c="7"/>[56.261042, 25.714606],</text:p>
      <text:p text:style-name="Preformatted_20_Text"><text:s text:c="7"/>[56.070821, 26.055464],</text:p>
      <text:p text:style-name="Preformatted_20_Text"><text:s text:c="7"/>[56.362017, 26.395934],</text:p>
      <text:p text:style-name="Preformatted_20_Text"><text:s text:c="7"/>[56.485679, 26.309118],</text:p>
      <text:p text:style-name="Preformatted_20_Text"><text:s text:c="7"/>[56.391421, 25.895991]]]]},</text:p>
      <text:p text:style-name="Preformatted_20_Text"><text:s text:c="3"/>'id': 'OMN'},</text:p>
      <text:p text:style-name="Preformatted_20_Text"><text:s text:c="2"/>{'type': 'Feature',</text:p>
      <text:p text:style-name="Preformatted_20_Text"><text:s text:c="3"/>'properties': {'name': 'Pakistan'},</text:p>
      <text:p text:style-name="Preformatted_20_Text"><text:s text:c="3"/>'geometry': {'type': 'Polygon',</text:p>
      <text:p text:style-name="Preformatted_20_Text"><text:s text:c="4"/>'coordinates': [[[75.158028, 37.133031],</text:p>
      <text:p text:style-name="Preformatted_20_Text"><text:s text:c="6"/>[75.896897, 36.666806],</text:p>
      <text:p text:style-name="Preformatted_20_Text"><text:s text:c="6"/>[76.192848, 35.898403],</text:p>
      <text:p text:style-name="Preformatted_20_Text"><text:s text:c="6"/>[77.837451, 35.49401],</text:p>
      <text:p text:style-name="Preformatted_20_Text"><text:s text:c="6"/>[76.871722, 34.653544],</text:p>
      <text:p text:style-name="Preformatted_20_Text"><text:s text:c="6"/>[75.757061, 34.504923],</text:p>
      <text:p text:style-name="Preformatted_20_Text"><text:s text:c="6"/>[74.240203, 34.748887],</text:p>
      <text:p text:style-name="Preformatted_20_Text"><text:s text:c="6"/>[73.749948, 34.317699],</text:p>
      <text:p text:style-name="Preformatted_20_Text"><text:s text:c="6"/>[74.104294, 33.441473],</text:p>
      <text:p text:style-name="Preformatted_20_Text"><text:s text:c="6"/>[74.451559, 32.7649],</text:p>
      <text:p text:style-name="Preformatted_20_Text"><text:s text:c="6"/>[75.258642, 32.271105],</text:p>
      <text:p text:style-name="Preformatted_20_Text"><text:s text:c="6"/>[74.405929, 31.692639],</text:p>
      <text:p text:style-name="Preformatted_20_Text"><text:s text:c="6"/>[74.42138, 30.979815],</text:p>
      <text:p text:style-name="Preformatted_20_Text"><text:s text:c="6"/>[73.450638, 29.976413],</text:p>
      <text:p text:style-name="Preformatted_20_Text"><text:s text:c="6"/>[72.823752, 28.961592],</text:p>
      <text:p text:style-name="Preformatted_20_Text"><text:s text:c="6"/>[71.777666, 27.91318],</text:p>
      <text:p text:style-name="Preformatted_20_Text"><text:s text:c="6"/>[70.616496, 27.989196],</text:p>
      <text:p text:style-name="Preformatted_20_Text"><text:s text:c="6"/>[69.514393, 26.940966],</text:p>
      <text:p text:style-name="Preformatted_20_Text"><text:s text:c="6"/>[70.168927, 26.491872],</text:p>
      <text:p text:style-name="Preformatted_20_Text"><text:s text:c="6"/>[70.282873, 25.722229],</text:p>
      <text:p text:style-name="Preformatted_20_Text"><text:soft-page-break/><text:s text:c="6"/>[70.844699, 25.215102],</text:p>
      <text:p text:style-name="Preformatted_20_Text"><text:s text:c="6"/>[71.04324, 24.356524],</text:p>
      <text:p text:style-name="Preformatted_20_Text"><text:s text:c="6"/>[68.842599, 24.359134],</text:p>
      <text:p text:style-name="Preformatted_20_Text"><text:s text:c="6"/>[68.176645, 23.691965],</text:p>
      <text:p text:style-name="Preformatted_20_Text"><text:s text:c="6"/>[67.443667, 23.944844],</text:p>
      <text:p text:style-name="Preformatted_20_Text"><text:s text:c="6"/>[67.145442, 24.663611],</text:p>
      <text:p text:style-name="Preformatted_20_Text"><text:s text:c="6"/>[66.372828, 25.425141],</text:p>
      <text:p text:style-name="Preformatted_20_Text"><text:s text:c="6"/>[64.530408, 25.237039],</text:p>
      <text:p text:style-name="Preformatted_20_Text"><text:s text:c="6"/>[62.905701, 25.218409],</text:p>
      <text:p text:style-name="Preformatted_20_Text"><text:s text:c="6"/>[61.497363, 25.078237],</text:p>
      <text:p text:style-name="Preformatted_20_Text"><text:s text:c="6"/>[61.874187, 26.239975],</text:p>
      <text:p text:style-name="Preformatted_20_Text"><text:s text:c="6"/>[63.316632, 26.756532],</text:p>
      <text:p text:style-name="Preformatted_20_Text"><text:s text:c="6"/>[63.233898, 27.217047],</text:p>
      <text:p text:style-name="Preformatted_20_Text"><text:s text:c="6"/>[62.755426, 27.378923],</text:p>
      <text:p text:style-name="Preformatted_20_Text"><text:s text:c="6"/>[62.72783, 28.259645],</text:p>
      <text:p text:style-name="Preformatted_20_Text"><text:s text:c="6"/>[61.771868, 28.699334],</text:p>
      <text:p text:style-name="Preformatted_20_Text"><text:s text:c="6"/>[61.369309, 29.303276],</text:p>
      <text:p text:style-name="Preformatted_20_Text"><text:s text:c="6"/>[60.874248, 29.829239],</text:p>
      <text:p text:style-name="Preformatted_20_Text"><text:s text:c="6"/>[62.549857, 29.318572],</text:p>
      <text:p text:style-name="Preformatted_20_Text"><text:s text:c="6"/>[63.550261, 29.468331],</text:p>
      <text:p text:style-name="Preformatted_20_Text"><text:s text:c="6"/>[64.148002, 29.340819],</text:p>
      <text:p text:style-name="Preformatted_20_Text"><text:s text:c="6"/>[64.350419, 29.560031],</text:p>
      <text:p text:style-name="Preformatted_20_Text"><text:s text:c="6"/>[65.046862, 29.472181],</text:p>
      <text:p text:style-name="Preformatted_20_Text"><text:s text:c="6"/>[66.346473, 29.887943],</text:p>
      <text:p text:style-name="Preformatted_20_Text"><text:s text:c="6"/>[66.381458, 30.738899],</text:p>
      <text:p text:style-name="Preformatted_20_Text"><text:s text:c="6"/>[66.938891, 31.304911],</text:p>
      <text:p text:style-name="Preformatted_20_Text"><text:s text:c="6"/>[67.683394, 31.303154],</text:p>
      <text:p text:style-name="Preformatted_20_Text"><text:s text:c="6"/>[67.792689, 31.58293],</text:p>
      <text:p text:style-name="Preformatted_20_Text"><text:s text:c="6"/>[68.556932, 31.71331],</text:p>
      <text:p text:style-name="Preformatted_20_Text"><text:s text:c="6"/>[68.926677, 31.620189],</text:p>
      <text:p text:style-name="Preformatted_20_Text"><text:s text:c="6"/>[69.317764, 31.901412],</text:p>
      <text:p text:style-name="Preformatted_20_Text"><text:s text:c="6"/>[69.262522, 32.501944],</text:p>
      <text:p text:style-name="Preformatted_20_Text"><text:s text:c="6"/>[69.687147, 33.105499],</text:p>
      <text:p text:style-name="Preformatted_20_Text"><text:s text:c="6"/>[70.323594, 33.358533],</text:p>
      <text:p text:style-name="Preformatted_20_Text"><text:s text:c="6"/>[69.930543, 34.02012],</text:p>
      <text:p text:style-name="Preformatted_20_Text"><text:s text:c="6"/>[70.881803, 33.988856],</text:p>
      <text:p text:style-name="Preformatted_20_Text"><text:s text:c="6"/>[71.156773, 34.348911],</text:p>
      <text:p text:style-name="Preformatted_20_Text"><text:s text:c="6"/>[71.115019, 34.733126],</text:p>
      <text:p text:style-name="Preformatted_20_Text"><text:s text:c="6"/>[71.613076, 35.153203],</text:p>
      <text:p text:style-name="Preformatted_20_Text"><text:s text:c="6"/>[71.498768, 35.650563],</text:p>
      <text:p text:style-name="Preformatted_20_Text"><text:s text:c="6"/>[71.262348, 36.074388],</text:p>
      <text:p text:style-name="Preformatted_20_Text"><text:s text:c="6"/>[71.846292, 36.509942],</text:p>
      <text:p text:style-name="Preformatted_20_Text"><text:s text:c="6"/>[72.920025, 36.720007],</text:p>
      <text:p text:style-name="Preformatted_20_Text"><text:s text:c="6"/>[74.067552, 36.836176],</text:p>
      <text:p text:style-name="Preformatted_20_Text"><text:s text:c="6"/>[74.575893, 37.020841],</text:p>
      <text:p text:style-name="Preformatted_20_Text"><text:s text:c="6"/>[75.158028, 37.133031]]]},</text:p>
      <text:p text:style-name="Preformatted_20_Text"><text:s text:c="3"/>'id': 'PAK'},</text:p>
      <text:p text:style-name="Preformatted_20_Text"><text:s text:c="2"/>{'type': 'Feature',</text:p>
      <text:p text:style-name="Preformatted_20_Text"><text:s text:c="3"/>'properties': {'name': 'Panama'},</text:p>
      <text:p text:style-name="Preformatted_20_Text"><text:s text:c="3"/>'geometry': {'type': 'Polygon',</text:p>
      <text:p text:style-name="Preformatted_20_Text"><text:s text:c="4"/>'coordinates': [[[-77.881571, 7.223771],</text:p>
      <text:p text:style-name="Preformatted_20_Text"><text:s text:c="6"/>[-78.214936, 7.512255],</text:p>
      <text:p text:style-name="Preformatted_20_Text"><text:s text:c="6"/>[-78.429161, 8.052041],</text:p>
      <text:p text:style-name="Preformatted_20_Text"><text:s text:c="6"/>[-78.182096, 8.319182],</text:p>
      <text:p text:style-name="Preformatted_20_Text"><text:s text:c="6"/>[-78.435465, 8.387705],</text:p>
      <text:p text:style-name="Preformatted_20_Text"><text:s text:c="6"/>[-78.622121, 8.718124],</text:p>
      <text:p text:style-name="Preformatted_20_Text"><text:s text:c="6"/>[-79.120307, 8.996092],</text:p>
      <text:p text:style-name="Preformatted_20_Text"><text:s text:c="6"/>[-79.557877, 8.932375],</text:p>
      <text:p text:style-name="Preformatted_20_Text"><text:s text:c="6"/>[-79.760578, 8.584515],</text:p>
      <text:p text:style-name="Preformatted_20_Text"><text:s text:c="6"/>[-80.164481, 8.333316],</text:p>
      <text:p text:style-name="Preformatted_20_Text"><text:s text:c="6"/>[-80.382659, 8.298409],</text:p>
      <text:p text:style-name="Preformatted_20_Text"><text:s text:c="6"/>[-80.480689, 8.090308],</text:p>
      <text:p text:style-name="Preformatted_20_Text"><text:s text:c="6"/>[-80.00369, 7.547524],</text:p>
      <text:p text:style-name="Preformatted_20_Text"><text:s text:c="6"/>[-80.276671, 7.419754],</text:p>
      <text:p text:style-name="Preformatted_20_Text"><text:soft-page-break/><text:s text:c="6"/>[-80.421158, 7.271572],</text:p>
      <text:p text:style-name="Preformatted_20_Text"><text:s text:c="6"/>[-80.886401, 7.220541],</text:p>
      <text:p text:style-name="Preformatted_20_Text"><text:s text:c="6"/>[-81.059543, 7.817921],</text:p>
      <text:p text:style-name="Preformatted_20_Text"><text:s text:c="6"/>[-81.189716, 7.647906],</text:p>
      <text:p text:style-name="Preformatted_20_Text"><text:s text:c="6"/>[-81.519515, 7.70661],</text:p>
      <text:p text:style-name="Preformatted_20_Text"><text:s text:c="6"/>[-81.721311, 8.108963],</text:p>
      <text:p text:style-name="Preformatted_20_Text"><text:s text:c="6"/>[-82.131441, 8.175393],</text:p>
      <text:p text:style-name="Preformatted_20_Text"><text:s text:c="6"/>[-82.390934, 8.292362],</text:p>
      <text:p text:style-name="Preformatted_20_Text"><text:s text:c="6"/>[-82.820081, 8.290864],</text:p>
      <text:p text:style-name="Preformatted_20_Text"><text:s text:c="6"/>[-82.850958, 8.073823],</text:p>
      <text:p text:style-name="Preformatted_20_Text"><text:s text:c="6"/>[-82.965783, 8.225028],</text:p>
      <text:p text:style-name="Preformatted_20_Text"><text:s text:c="6"/>[-82.913176, 8.423517],</text:p>
      <text:p text:style-name="Preformatted_20_Text"><text:s text:c="6"/>[-82.829771, 8.626295],</text:p>
      <text:p text:style-name="Preformatted_20_Text"><text:s text:c="6"/>[-82.868657, 8.807266],</text:p>
      <text:p text:style-name="Preformatted_20_Text"><text:s text:c="6"/>[-82.719183, 8.925709],</text:p>
      <text:p text:style-name="Preformatted_20_Text"><text:s text:c="6"/>[-82.927155, 9.07433],</text:p>
      <text:p text:style-name="Preformatted_20_Text"><text:s text:c="6"/>[-82.932891, 9.476812],</text:p>
      <text:p text:style-name="Preformatted_20_Text"><text:s text:c="6"/>[-82.546196, 9.566135],</text:p>
      <text:p text:style-name="Preformatted_20_Text"><text:s text:c="6"/>[-82.187123, 9.207449],</text:p>
      <text:p text:style-name="Preformatted_20_Text"><text:s text:c="6"/>[-82.207586, 8.995575],</text:p>
      <text:p text:style-name="Preformatted_20_Text"><text:s text:c="6"/>[-81.808567, 8.950617],</text:p>
      <text:p text:style-name="Preformatted_20_Text"><text:s text:c="6"/>[-81.714154, 9.031955],</text:p>
      <text:p text:style-name="Preformatted_20_Text"><text:s text:c="6"/>[-81.439287, 8.786234],</text:p>
      <text:p text:style-name="Preformatted_20_Text"><text:s text:c="6"/>[-80.947302, 8.858504],</text:p>
      <text:p text:style-name="Preformatted_20_Text"><text:s text:c="6"/>[-80.521901, 9.111072],</text:p>
      <text:p text:style-name="Preformatted_20_Text"><text:s text:c="6"/>[-79.9146, 9.312765],</text:p>
      <text:p text:style-name="Preformatted_20_Text"><text:s text:c="6"/>[-79.573303, 9.61161],</text:p>
      <text:p text:style-name="Preformatted_20_Text"><text:s text:c="6"/>[-79.021192, 9.552931],</text:p>
      <text:p text:style-name="Preformatted_20_Text"><text:s text:c="6"/>[-79.05845, 9.454565],</text:p>
      <text:p text:style-name="Preformatted_20_Text"><text:s text:c="6"/>[-78.500888, 9.420459],</text:p>
      <text:p text:style-name="Preformatted_20_Text"><text:s text:c="6"/>[-78.055928, 9.24773],</text:p>
      <text:p text:style-name="Preformatted_20_Text"><text:s text:c="6"/>[-77.729514, 8.946844],</text:p>
      <text:p text:style-name="Preformatted_20_Text"><text:s text:c="6"/>[-77.353361, 8.670505],</text:p>
      <text:p text:style-name="Preformatted_20_Text"><text:s text:c="6"/>[-77.474723, 8.524286],</text:p>
      <text:p text:style-name="Preformatted_20_Text"><text:s text:c="6"/>[-77.242566, 7.935278],</text:p>
      <text:p text:style-name="Preformatted_20_Text"><text:s text:c="6"/>[-77.431108, 7.638061],</text:p>
      <text:p text:style-name="Preformatted_20_Text"><text:s text:c="6"/>[-77.753414, 7.70984],</text:p>
      <text:p text:style-name="Preformatted_20_Text"><text:s text:c="6"/>[-77.881571, 7.223771]]]},</text:p>
      <text:p text:style-name="Preformatted_20_Text"><text:s text:c="3"/>'id': 'PAN'},</text:p>
      <text:p text:style-name="Preformatted_20_Text"><text:s text:c="2"/>{'type': 'Feature',</text:p>
      <text:p text:style-name="Preformatted_20_Text"><text:s text:c="3"/>'properties': {'name': 'Peru'},</text:p>
      <text:p text:style-name="Preformatted_20_Text"><text:s text:c="3"/>'geometry': {'type': 'Polygon',</text:p>
      <text:p text:style-name="Preformatted_20_Text"><text:s text:c="4"/>'coordinates': [[[-69.590424, -17.580012],</text:p>
      <text:p text:style-name="Preformatted_20_Text"><text:s text:c="6"/>[-69.858444, -18.092694],</text:p>
      <text:p text:style-name="Preformatted_20_Text"><text:s text:c="6"/>[-70.372572, -18.347975],</text:p>
      <text:p text:style-name="Preformatted_20_Text"><text:s text:c="6"/>[-71.37525, -17.773799],</text:p>
      <text:p text:style-name="Preformatted_20_Text"><text:s text:c="6"/>[-71.462041, -17.363488],</text:p>
      <text:p text:style-name="Preformatted_20_Text"><text:s text:c="6"/>[-73.44453, -16.359363],</text:p>
      <text:p text:style-name="Preformatted_20_Text"><text:s text:c="6"/>[-75.237883, -15.265683],</text:p>
      <text:p text:style-name="Preformatted_20_Text"><text:s text:c="6"/>[-76.009205, -14.649286],</text:p>
      <text:p text:style-name="Preformatted_20_Text"><text:s text:c="6"/>[-76.423469, -13.823187],</text:p>
      <text:p text:style-name="Preformatted_20_Text"><text:s text:c="6"/>[-76.259242, -13.535039],</text:p>
      <text:p text:style-name="Preformatted_20_Text"><text:s text:c="6"/>[-77.106192, -12.222716],</text:p>
      <text:p text:style-name="Preformatted_20_Text"><text:s text:c="6"/>[-78.092153, -10.377712],</text:p>
      <text:p text:style-name="Preformatted_20_Text"><text:s text:c="6"/>[-79.036953, -8.386568],</text:p>
      <text:p text:style-name="Preformatted_20_Text"><text:s text:c="6"/>[-79.44592, -7.930833],</text:p>
      <text:p text:style-name="Preformatted_20_Text"><text:s text:c="6"/>[-79.760578, -7.194341],</text:p>
      <text:p text:style-name="Preformatted_20_Text"><text:s text:c="6"/>[-80.537482, -6.541668],</text:p>
      <text:p text:style-name="Preformatted_20_Text"><text:s text:c="6"/>[-81.249996, -6.136834],</text:p>
      <text:p text:style-name="Preformatted_20_Text"><text:s text:c="6"/>[-80.926347, -5.690557],</text:p>
      <text:p text:style-name="Preformatted_20_Text"><text:s text:c="6"/>[-81.410943, -4.736765],</text:p>
      <text:p text:style-name="Preformatted_20_Text"><text:s text:c="6"/>[-81.09967, -4.036394],</text:p>
      <text:p text:style-name="Preformatted_20_Text"><text:s text:c="6"/>[-80.302561, -3.404856],</text:p>
      <text:p text:style-name="Preformatted_20_Text"><text:s text:c="6"/>[-80.184015, -3.821162],</text:p>
      <text:p text:style-name="Preformatted_20_Text"><text:soft-page-break/><text:s text:c="6"/>[-80.469295, -4.059287],</text:p>
      <text:p text:style-name="Preformatted_20_Text"><text:s text:c="6"/>[-80.442242, -4.425724],</text:p>
      <text:p text:style-name="Preformatted_20_Text"><text:s text:c="6"/>[-80.028908, -4.346091],</text:p>
      <text:p text:style-name="Preformatted_20_Text"><text:s text:c="6"/>[-79.624979, -4.454198],</text:p>
      <text:p text:style-name="Preformatted_20_Text"><text:s text:c="6"/>[-79.205289, -4.959129],</text:p>
      <text:p text:style-name="Preformatted_20_Text"><text:s text:c="6"/>[-78.639897, -4.547784],</text:p>
      <text:p text:style-name="Preformatted_20_Text"><text:s text:c="6"/>[-78.450684, -3.873097],</text:p>
      <text:p text:style-name="Preformatted_20_Text"><text:s text:c="6"/>[-77.837905, -3.003021],</text:p>
      <text:p text:style-name="Preformatted_20_Text"><text:s text:c="6"/>[-76.635394, -2.608678],</text:p>
      <text:p text:style-name="Preformatted_20_Text"><text:s text:c="6"/>[-75.544996, -1.56161],</text:p>
      <text:p text:style-name="Preformatted_20_Text"><text:s text:c="6"/>[-75.233723, -0.911417],</text:p>
      <text:p text:style-name="Preformatted_20_Text"><text:s text:c="6"/>[-75.373223, -0.152032],</text:p>
      <text:p text:style-name="Preformatted_20_Text"><text:s text:c="6"/>[-75.106625, -0.057205],</text:p>
      <text:p text:style-name="Preformatted_20_Text"><text:s text:c="6"/>[-74.441601, -0.53082],</text:p>
      <text:p text:style-name="Preformatted_20_Text"><text:s text:c="6"/>[-74.122395, -1.002833],</text:p>
      <text:p text:style-name="Preformatted_20_Text"><text:s text:c="6"/>[-73.659504, -1.260491],</text:p>
      <text:p text:style-name="Preformatted_20_Text"><text:s text:c="6"/>[-73.070392, -2.308954],</text:p>
      <text:p text:style-name="Preformatted_20_Text"><text:s text:c="6"/>[-72.325787, -2.434218],</text:p>
      <text:p text:style-name="Preformatted_20_Text"><text:s text:c="6"/>[-71.774761, -2.16979],</text:p>
      <text:p text:style-name="Preformatted_20_Text"><text:s text:c="6"/>[-71.413646, -2.342802],</text:p>
      <text:p text:style-name="Preformatted_20_Text"><text:s text:c="6"/>[-70.813476, -2.256865],</text:p>
      <text:p text:style-name="Preformatted_20_Text"><text:s text:c="6"/>[-70.047709, -2.725156],</text:p>
      <text:p text:style-name="Preformatted_20_Text"><text:s text:c="6"/>[-70.692682, -3.742872],</text:p>
      <text:p text:style-name="Preformatted_20_Text"><text:s text:c="6"/>[-70.394044, -3.766591],</text:p>
      <text:p text:style-name="Preformatted_20_Text"><text:s text:c="6"/>[-69.893635, -4.298187],</text:p>
      <text:p text:style-name="Preformatted_20_Text"><text:s text:c="6"/>[-70.794769, -4.251265],</text:p>
      <text:p text:style-name="Preformatted_20_Text"><text:s text:c="6"/>[-70.928843, -4.401591],</text:p>
      <text:p text:style-name="Preformatted_20_Text"><text:s text:c="6"/>[-71.748406, -4.593983],</text:p>
      <text:p text:style-name="Preformatted_20_Text"><text:s text:c="6"/>[-72.891928, -5.274561],</text:p>
      <text:p text:style-name="Preformatted_20_Text"><text:s text:c="6"/>[-72.964507, -5.741251],</text:p>
      <text:p text:style-name="Preformatted_20_Text"><text:s text:c="6"/>[-73.219711, -6.089189],</text:p>
      <text:p text:style-name="Preformatted_20_Text"><text:s text:c="6"/>[-73.120027, -6.629931],</text:p>
      <text:p text:style-name="Preformatted_20_Text"><text:s text:c="6"/>[-73.724487, -6.918595],</text:p>
      <text:p text:style-name="Preformatted_20_Text"><text:s text:c="6"/>[-73.723401, -7.340999],</text:p>
      <text:p text:style-name="Preformatted_20_Text"><text:s text:c="6"/>[-73.987235, -7.52383],</text:p>
      <text:p text:style-name="Preformatted_20_Text"><text:s text:c="6"/>[-73.571059, -8.424447],</text:p>
      <text:p text:style-name="Preformatted_20_Text"><text:s text:c="6"/>[-73.015383, -9.032833],</text:p>
      <text:p text:style-name="Preformatted_20_Text"><text:s text:c="6"/>[-73.226713, -9.462213],</text:p>
      <text:p text:style-name="Preformatted_20_Text"><text:s text:c="6"/>[-72.563033, -9.520194],</text:p>
      <text:p text:style-name="Preformatted_20_Text"><text:s text:c="6"/>[-72.184891, -10.053598],</text:p>
      <text:p text:style-name="Preformatted_20_Text"><text:s text:c="6"/>[-71.302412, -10.079436],</text:p>
      <text:p text:style-name="Preformatted_20_Text"><text:s text:c="6"/>[-70.481894, -9.490118],</text:p>
      <text:p text:style-name="Preformatted_20_Text"><text:s text:c="6"/>[-70.548686, -11.009147],</text:p>
      <text:p text:style-name="Preformatted_20_Text"><text:s text:c="6"/>[-70.093752, -11.123972],</text:p>
      <text:p text:style-name="Preformatted_20_Text"><text:s text:c="6"/>[-69.529678, -10.951734],</text:p>
      <text:p text:style-name="Preformatted_20_Text"><text:s text:c="6"/>[-68.66508, -12.5613],</text:p>
      <text:p text:style-name="Preformatted_20_Text"><text:s text:c="6"/>[-68.88008, -12.899729],</text:p>
      <text:p text:style-name="Preformatted_20_Text"><text:s text:c="6"/>[-68.929224, -13.602684],</text:p>
      <text:p text:style-name="Preformatted_20_Text"><text:s text:c="6"/>[-68.948887, -14.453639],</text:p>
      <text:p text:style-name="Preformatted_20_Text"><text:s text:c="6"/>[-69.339535, -14.953195],</text:p>
      <text:p text:style-name="Preformatted_20_Text"><text:s text:c="6"/>[-69.160347, -15.323974],</text:p>
      <text:p text:style-name="Preformatted_20_Text"><text:s text:c="6"/>[-69.389764, -15.660129],</text:p>
      <text:p text:style-name="Preformatted_20_Text"><text:s text:c="6"/>[-68.959635, -16.500698],</text:p>
      <text:p text:style-name="Preformatted_20_Text"><text:s text:c="6"/>[-69.590424, -17.580012]]]},</text:p>
      <text:p text:style-name="Preformatted_20_Text"><text:s text:c="3"/>'id': 'PER'},</text:p>
      <text:p text:style-name="Preformatted_20_Text"><text:s text:c="2"/>{'type': 'Feature',</text:p>
      <text:p text:style-name="Preformatted_20_Text"><text:s text:c="3"/>'properties': {'name': 'Philippines'},</text:p>
      <text:p text:style-name="Preformatted_20_Text"><text:s text:c="3"/>'geometry': {'type': 'MultiPolygon',</text:p>
      <text:p text:style-name="Preformatted_20_Text"><text:s text:c="4"/>'coordinates': [[[[126.376814, 8.414706],</text:p>
      <text:p text:style-name="Preformatted_20_Text"><text:s text:c="7"/>[126.478513, 7.750354],</text:p>
      <text:p text:style-name="Preformatted_20_Text"><text:s text:c="7"/>[126.537424, 7.189381],</text:p>
      <text:p text:style-name="Preformatted_20_Text"><text:s text:c="7"/>[126.196773, 6.274294],</text:p>
      <text:p text:style-name="Preformatted_20_Text"><text:s text:c="7"/>[125.831421, 7.293715],</text:p>
      <text:p text:style-name="Preformatted_20_Text"><text:s text:c="7"/>[125.363852, 6.786485],</text:p>
      <text:p text:style-name="Preformatted_20_Text"><text:soft-page-break/><text:s text:c="7"/>[125.683161, 6.049657],</text:p>
      <text:p text:style-name="Preformatted_20_Text"><text:s text:c="7"/>[125.396512, 5.581003],</text:p>
      <text:p text:style-name="Preformatted_20_Text"><text:s text:c="7"/>[124.219788, 6.161355],</text:p>
      <text:p text:style-name="Preformatted_20_Text"><text:s text:c="7"/>[123.93872, 6.885136],</text:p>
      <text:p text:style-name="Preformatted_20_Text"><text:s text:c="7"/>[124.243662, 7.36061],</text:p>
      <text:p text:style-name="Preformatted_20_Text"><text:s text:c="7"/>[123.610212, 7.833527],</text:p>
      <text:p text:style-name="Preformatted_20_Text"><text:s text:c="7"/>[123.296071, 7.418876],</text:p>
      <text:p text:style-name="Preformatted_20_Text"><text:s text:c="7"/>[122.825506, 7.457375],</text:p>
      <text:p text:style-name="Preformatted_20_Text"><text:s text:c="7"/>[122.085499, 6.899424],</text:p>
      <text:p text:style-name="Preformatted_20_Text"><text:s text:c="7"/>[121.919928, 7.192119],</text:p>
      <text:p text:style-name="Preformatted_20_Text"><text:s text:c="7"/>[122.312359, 8.034962],</text:p>
      <text:p text:style-name="Preformatted_20_Text"><text:s text:c="7"/>[122.942398, 8.316237],</text:p>
      <text:p text:style-name="Preformatted_20_Text"><text:s text:c="7"/>[123.487688, 8.69301],</text:p>
      <text:p text:style-name="Preformatted_20_Text"><text:s text:c="7"/>[123.841154, 8.240324],</text:p>
      <text:p text:style-name="Preformatted_20_Text"><text:s text:c="7"/>[124.60147, 8.514158],</text:p>
      <text:p text:style-name="Preformatted_20_Text"><text:s text:c="7"/>[124.764612, 8.960409],</text:p>
      <text:p text:style-name="Preformatted_20_Text"><text:s text:c="7"/>[125.471391, 8.986997],</text:p>
      <text:p text:style-name="Preformatted_20_Text"><text:s text:c="7"/>[125.412118, 9.760335],</text:p>
      <text:p text:style-name="Preformatted_20_Text"><text:s text:c="7"/>[126.222714, 9.286074],</text:p>
      <text:p text:style-name="Preformatted_20_Text"><text:s text:c="7"/>[126.306637, 8.782487],</text:p>
      <text:p text:style-name="Preformatted_20_Text"><text:s text:c="7"/>[126.376814, 8.414706]]],</text:p>
      <text:p text:style-name="Preformatted_20_Text"><text:s text:c="5"/>[[[123.982438, 10.278779],</text:p>
      <text:p text:style-name="Preformatted_20_Text"><text:s text:c="7"/>[123.623183, 9.950091],</text:p>
      <text:p text:style-name="Preformatted_20_Text"><text:s text:c="7"/>[123.309921, 9.318269],</text:p>
      <text:p text:style-name="Preformatted_20_Text"><text:s text:c="7"/>[122.995883, 9.022189],</text:p>
      <text:p text:style-name="Preformatted_20_Text"><text:s text:c="7"/>[122.380055, 9.713361],</text:p>
      <text:p text:style-name="Preformatted_20_Text"><text:s text:c="7"/>[122.586089, 9.981045],</text:p>
      <text:p text:style-name="Preformatted_20_Text"><text:s text:c="7"/>[122.837081, 10.261157],</text:p>
      <text:p text:style-name="Preformatted_20_Text"><text:s text:c="7"/>[122.947411, 10.881868],</text:p>
      <text:p text:style-name="Preformatted_20_Text"><text:s text:c="7"/>[123.49885, 10.940624],</text:p>
      <text:p text:style-name="Preformatted_20_Text"><text:s text:c="7"/>[123.337774, 10.267384],</text:p>
      <text:p text:style-name="Preformatted_20_Text"><text:s text:c="7"/>[124.077936, 11.232726],</text:p>
      <text:p text:style-name="Preformatted_20_Text"><text:s text:c="7"/>[123.982438, 10.278779]]],</text:p>
      <text:p text:style-name="Preformatted_20_Text"><text:s text:c="5"/>[[[118.504581, 9.316383],</text:p>
      <text:p text:style-name="Preformatted_20_Text"><text:s text:c="7"/>[117.174275, 8.3675],</text:p>
      <text:p text:style-name="Preformatted_20_Text"><text:s text:c="7"/>[117.664477, 9.066889],</text:p>
      <text:p text:style-name="Preformatted_20_Text"><text:s text:c="7"/>[118.386914, 9.6845],</text:p>
      <text:p text:style-name="Preformatted_20_Text"><text:s text:c="7"/>[118.987342, 10.376292],</text:p>
      <text:p text:style-name="Preformatted_20_Text"><text:s text:c="7"/>[119.511496, 11.369668],</text:p>
      <text:p text:style-name="Preformatted_20_Text"><text:s text:c="7"/>[119.689677, 10.554291],</text:p>
      <text:p text:style-name="Preformatted_20_Text"><text:s text:c="7"/>[119.029458, 10.003653],</text:p>
      <text:p text:style-name="Preformatted_20_Text"><text:s text:c="7"/>[118.504581, 9.316383]]],</text:p>
      <text:p text:style-name="Preformatted_20_Text"><text:s text:c="5"/>[[[121.883548, 11.891755],</text:p>
      <text:p text:style-name="Preformatted_20_Text"><text:s text:c="7"/>[122.483821, 11.582187],</text:p>
      <text:p text:style-name="Preformatted_20_Text"><text:s text:c="7"/>[123.120217, 11.58366],</text:p>
      <text:p text:style-name="Preformatted_20_Text"><text:s text:c="7"/>[123.100838, 11.165934],</text:p>
      <text:p text:style-name="Preformatted_20_Text"><text:s text:c="7"/>[122.637714, 10.741308],</text:p>
      <text:p text:style-name="Preformatted_20_Text"><text:s text:c="7"/>[122.00261, 10.441017],</text:p>
      <text:p text:style-name="Preformatted_20_Text"><text:s text:c="7"/>[121.967367, 10.905691],</text:p>
      <text:p text:style-name="Preformatted_20_Text"><text:s text:c="7"/>[122.03837, 11.415841],</text:p>
      <text:p text:style-name="Preformatted_20_Text"><text:s text:c="7"/>[121.883548, 11.891755]]],</text:p>
      <text:p text:style-name="Preformatted_20_Text"><text:s text:c="5"/>[[[125.502552, 12.162695],</text:p>
      <text:p text:style-name="Preformatted_20_Text"><text:s text:c="7"/>[125.783465, 11.046122],</text:p>
      <text:p text:style-name="Preformatted_20_Text"><text:s text:c="7"/>[125.011884, 11.311455],</text:p>
      <text:p text:style-name="Preformatted_20_Text"><text:s text:c="7"/>[125.032761, 10.975816],</text:p>
      <text:p text:style-name="Preformatted_20_Text"><text:s text:c="7"/>[125.277449, 10.358722],</text:p>
      <text:p text:style-name="Preformatted_20_Text"><text:s text:c="7"/>[124.801819, 10.134679],</text:p>
      <text:p text:style-name="Preformatted_20_Text"><text:s text:c="7"/>[124.760168, 10.837995],</text:p>
      <text:p text:style-name="Preformatted_20_Text"><text:s text:c="7"/>[124.459101, 10.88993],</text:p>
      <text:p text:style-name="Preformatted_20_Text"><text:s text:c="7"/>[124.302522, 11.495371],</text:p>
      <text:p text:style-name="Preformatted_20_Text"><text:s text:c="7"/>[124.891013, 11.415583],</text:p>
      <text:p text:style-name="Preformatted_20_Text"><text:s text:c="7"/>[124.87799, 11.79419],</text:p>
      <text:p text:style-name="Preformatted_20_Text"><text:s text:c="7"/>[124.266762, 12.557761],</text:p>
      <text:p text:style-name="Preformatted_20_Text"><text:s text:c="7"/>[125.227116, 12.535721],</text:p>
      <text:p text:style-name="Preformatted_20_Text"><text:soft-page-break/><text:s text:c="7"/>[125.502552, 12.162695]]],</text:p>
      <text:p text:style-name="Preformatted_20_Text"><text:s text:c="5"/>[[[121.527394, 13.06959],</text:p>
      <text:p text:style-name="Preformatted_20_Text"><text:s text:c="7"/>[121.26219, 12.20556],</text:p>
      <text:p text:style-name="Preformatted_20_Text"><text:s text:c="7"/>[120.833896, 12.704496],</text:p>
      <text:p text:style-name="Preformatted_20_Text"><text:s text:c="7"/>[120.323436, 13.466413],</text:p>
      <text:p text:style-name="Preformatted_20_Text"><text:s text:c="7"/>[121.180128, 13.429697],</text:p>
      <text:p text:style-name="Preformatted_20_Text"><text:s text:c="7"/>[121.527394, 13.06959]]],</text:p>
      <text:p text:style-name="Preformatted_20_Text"><text:s text:c="5"/>[[[121.321308, 18.504065],</text:p>
      <text:p text:style-name="Preformatted_20_Text"><text:s text:c="7"/>[121.937601, 18.218552],</text:p>
      <text:p text:style-name="Preformatted_20_Text"><text:s text:c="7"/>[122.246006, 18.47895],</text:p>
      <text:p text:style-name="Preformatted_20_Text"><text:s text:c="7"/>[122.336957, 18.224883],</text:p>
      <text:p text:style-name="Preformatted_20_Text"><text:s text:c="7"/>[122.174279, 17.810283],</text:p>
      <text:p text:style-name="Preformatted_20_Text"><text:s text:c="7"/>[122.515654, 17.093505],</text:p>
      <text:p text:style-name="Preformatted_20_Text"><text:s text:c="7"/>[122.252311, 16.262444],</text:p>
      <text:p text:style-name="Preformatted_20_Text"><text:s text:c="7"/>[121.662786, 15.931018],</text:p>
      <text:p text:style-name="Preformatted_20_Text"><text:s text:c="7"/>[121.50507, 15.124814],</text:p>
      <text:p text:style-name="Preformatted_20_Text"><text:s text:c="7"/>[121.728829, 14.328376],</text:p>
      <text:p text:style-name="Preformatted_20_Text"><text:s text:c="7"/>[122.258925, 14.218202],</text:p>
      <text:p text:style-name="Preformatted_20_Text"><text:s text:c="7"/>[122.701276, 14.336541],</text:p>
      <text:p text:style-name="Preformatted_20_Text"><text:s text:c="7"/>[123.950295, 13.782131],</text:p>
      <text:p text:style-name="Preformatted_20_Text"><text:s text:c="7"/>[123.855107, 13.237771],</text:p>
      <text:p text:style-name="Preformatted_20_Text"><text:s text:c="7"/>[124.181289, 12.997527],</text:p>
      <text:p text:style-name="Preformatted_20_Text"><text:s text:c="7"/>[124.077419, 12.536677],</text:p>
      <text:p text:style-name="Preformatted_20_Text"><text:s text:c="7"/>[123.298035, 13.027526],</text:p>
      <text:p text:style-name="Preformatted_20_Text"><text:s text:c="7"/>[122.928652, 13.55292],</text:p>
      <text:p text:style-name="Preformatted_20_Text"><text:s text:c="7"/>[122.671355, 13.185836],</text:p>
      <text:p text:style-name="Preformatted_20_Text"><text:s text:c="7"/>[122.03465, 13.784482],</text:p>
      <text:p text:style-name="Preformatted_20_Text"><text:s text:c="7"/>[121.126385, 13.636687],</text:p>
      <text:p text:style-name="Preformatted_20_Text"><text:s text:c="7"/>[120.628637, 13.857656],</text:p>
      <text:p text:style-name="Preformatted_20_Text"><text:s text:c="7"/>[120.679384, 14.271016],</text:p>
      <text:p text:style-name="Preformatted_20_Text"><text:s text:c="7"/>[120.991819, 14.525393],</text:p>
      <text:p text:style-name="Preformatted_20_Text"><text:s text:c="7"/>[120.693336, 14.756671],</text:p>
      <text:p text:style-name="Preformatted_20_Text"><text:s text:c="7"/>[120.564145, 14.396279],</text:p>
      <text:p text:style-name="Preformatted_20_Text"><text:s text:c="7"/>[120.070429, 14.970869],</text:p>
      <text:p text:style-name="Preformatted_20_Text"><text:s text:c="7"/>[119.920929, 15.406347],</text:p>
      <text:p text:style-name="Preformatted_20_Text"><text:s text:c="7"/>[119.883773, 16.363704],</text:p>
      <text:p text:style-name="Preformatted_20_Text"><text:s text:c="7"/>[120.286488, 16.034629],</text:p>
      <text:p text:style-name="Preformatted_20_Text"><text:s text:c="7"/>[120.390047, 17.599081],</text:p>
      <text:p text:style-name="Preformatted_20_Text"><text:s text:c="7"/>[120.715867, 18.505227],</text:p>
      <text:p text:style-name="Preformatted_20_Text"><text:s text:c="7"/>[121.321308, 18.504065]]]]},</text:p>
      <text:p text:style-name="Preformatted_20_Text"><text:s text:c="3"/>'id': 'PHL'},</text:p>
      <text:p text:style-name="Preformatted_20_Text"><text:s text:c="2"/>{'type': 'Feature',</text:p>
      <text:p text:style-name="Preformatted_20_Text"><text:s text:c="3"/>'properties': {'name': 'Papua New Guinea'},</text:p>
      <text:p text:style-name="Preformatted_20_Text"><text:s text:c="3"/>'geometry': {'type': 'MultiPolygon',</text:p>
      <text:p text:style-name="Preformatted_20_Text"><text:s text:c="4"/>'coordinates': [[[[155.880026, -6.819997],</text:p>
      <text:p text:style-name="Preformatted_20_Text"><text:s text:c="7"/>[155.599991, -6.919991],</text:p>
      <text:p text:style-name="Preformatted_20_Text"><text:s text:c="7"/>[155.166994, -6.535931],</text:p>
      <text:p text:style-name="Preformatted_20_Text"><text:s text:c="7"/>[154.729192, -5.900828],</text:p>
      <text:p text:style-name="Preformatted_20_Text"><text:s text:c="7"/>[154.514114, -5.139118],</text:p>
      <text:p text:style-name="Preformatted_20_Text"><text:s text:c="7"/>[154.652504, -5.042431],</text:p>
      <text:p text:style-name="Preformatted_20_Text"><text:s text:c="7"/>[154.759991, -5.339984],</text:p>
      <text:p text:style-name="Preformatted_20_Text"><text:s text:c="7"/>[155.062918, -5.566792],</text:p>
      <text:p text:style-name="Preformatted_20_Text"><text:s text:c="7"/>[155.547746, -6.200655],</text:p>
      <text:p text:style-name="Preformatted_20_Text"><text:s text:c="7"/>[156.019965, -6.540014],</text:p>
      <text:p text:style-name="Preformatted_20_Text"><text:s text:c="7"/>[155.880026, -6.819997]]],</text:p>
      <text:p text:style-name="Preformatted_20_Text"><text:s text:c="5"/>[[[151.982796, -5.478063],</text:p>
      <text:p text:style-name="Preformatted_20_Text"><text:s text:c="7"/>[151.459107, -5.56028],</text:p>
      <text:p text:style-name="Preformatted_20_Text"><text:s text:c="7"/>[151.30139, -5.840728],</text:p>
      <text:p text:style-name="Preformatted_20_Text"><text:s text:c="7"/>[150.754447, -6.083763],</text:p>
      <text:p text:style-name="Preformatted_20_Text"><text:s text:c="7"/>[150.241197, -6.317754],</text:p>
      <text:p text:style-name="Preformatted_20_Text"><text:s text:c="7"/>[149.709963, -6.316513],</text:p>
      <text:p text:style-name="Preformatted_20_Text"><text:s text:c="7"/>[148.890065, -6.02604],</text:p>
      <text:p text:style-name="Preformatted_20_Text"><text:s text:c="7"/>[148.318937, -5.747142],</text:p>
      <text:p text:style-name="Preformatted_20_Text"><text:s text:c="7"/>[148.401826, -5.437756],</text:p>
      <text:p text:style-name="Preformatted_20_Text"><text:soft-page-break/><text:s text:c="7"/>[149.298412, -5.583742],</text:p>
      <text:p text:style-name="Preformatted_20_Text"><text:s text:c="7"/>[149.845562, -5.505503],</text:p>
      <text:p text:style-name="Preformatted_20_Text"><text:s text:c="7"/>[149.99625, -5.026101],</text:p>
      <text:p text:style-name="Preformatted_20_Text"><text:s text:c="7"/>[150.139756, -5.001348],</text:p>
      <text:p text:style-name="Preformatted_20_Text"><text:s text:c="7"/>[150.236908, -5.53222],</text:p>
      <text:p text:style-name="Preformatted_20_Text"><text:s text:c="7"/>[150.807467, -5.455842],</text:p>
      <text:p text:style-name="Preformatted_20_Text"><text:s text:c="7"/>[151.089672, -5.113693],</text:p>
      <text:p text:style-name="Preformatted_20_Text"><text:s text:c="7"/>[151.647881, -4.757074],</text:p>
      <text:p text:style-name="Preformatted_20_Text"><text:s text:c="7"/>[151.537862, -4.167807],</text:p>
      <text:p text:style-name="Preformatted_20_Text"><text:s text:c="7"/>[152.136792, -4.14879],</text:p>
      <text:p text:style-name="Preformatted_20_Text"><text:s text:c="7"/>[152.338743, -4.312966],</text:p>
      <text:p text:style-name="Preformatted_20_Text"><text:s text:c="7"/>[152.318693, -4.867661],</text:p>
      <text:p text:style-name="Preformatted_20_Text"><text:s text:c="7"/>[151.982796, -5.478063]]],</text:p>
      <text:p text:style-name="Preformatted_20_Text"><text:s text:c="5"/>[[[147.191874, -7.388024],</text:p>
      <text:p text:style-name="Preformatted_20_Text"><text:s text:c="7"/>[148.084636, -8.044108],</text:p>
      <text:p text:style-name="Preformatted_20_Text"><text:s text:c="7"/>[148.734105, -9.104664],</text:p>
      <text:p text:style-name="Preformatted_20_Text"><text:s text:c="7"/>[149.306835, -9.071436],</text:p>
      <text:p text:style-name="Preformatted_20_Text"><text:s text:c="7"/>[149.266631, -9.514406],</text:p>
      <text:p text:style-name="Preformatted_20_Text"><text:s text:c="7"/>[150.038728, -9.684318],</text:p>
      <text:p text:style-name="Preformatted_20_Text"><text:s text:c="7"/>[149.738798, -9.872937],</text:p>
      <text:p text:style-name="Preformatted_20_Text"><text:s text:c="7"/>[150.801628, -10.293687],</text:p>
      <text:p text:style-name="Preformatted_20_Text"><text:s text:c="7"/>[150.690575, -10.582713],</text:p>
      <text:p text:style-name="Preformatted_20_Text"><text:s text:c="7"/>[150.028393, -10.652476],</text:p>
      <text:p text:style-name="Preformatted_20_Text"><text:s text:c="7"/>[149.78231, -10.393267],</text:p>
      <text:p text:style-name="Preformatted_20_Text"><text:s text:c="7"/>[148.923138, -10.280923],</text:p>
      <text:p text:style-name="Preformatted_20_Text"><text:s text:c="7"/>[147.913018, -10.130441],</text:p>
      <text:p text:style-name="Preformatted_20_Text"><text:s text:c="7"/>[147.135443, -9.492444],</text:p>
      <text:p text:style-name="Preformatted_20_Text"><text:s text:c="7"/>[146.567881, -8.942555],</text:p>
      <text:p text:style-name="Preformatted_20_Text"><text:s text:c="7"/>[146.048481, -8.067414],</text:p>
      <text:p text:style-name="Preformatted_20_Text"><text:s text:c="7"/>[144.744168, -7.630128],</text:p>
      <text:p text:style-name="Preformatted_20_Text"><text:s text:c="7"/>[143.897088, -7.91533],</text:p>
      <text:p text:style-name="Preformatted_20_Text"><text:s text:c="7"/>[143.286376, -8.245491],</text:p>
      <text:p text:style-name="Preformatted_20_Text"><text:s text:c="7"/>[143.413913, -8.983069],</text:p>
      <text:p text:style-name="Preformatted_20_Text"><text:s text:c="7"/>[142.628431, -9.326821],</text:p>
      <text:p text:style-name="Preformatted_20_Text"><text:s text:c="7"/>[142.068259, -9.159596],</text:p>
      <text:p text:style-name="Preformatted_20_Text"><text:s text:c="7"/>[141.033852, -9.117893],</text:p>
      <text:p text:style-name="Preformatted_20_Text"><text:s text:c="7"/>[141.017057, -5.859022],</text:p>
      <text:p text:style-name="Preformatted_20_Text"><text:s text:c="7"/>[141.00021, -2.600151],</text:p>
      <text:p text:style-name="Preformatted_20_Text"><text:s text:c="7"/>[142.735247, -3.289153],</text:p>
      <text:p text:style-name="Preformatted_20_Text"><text:s text:c="7"/>[144.583971, -3.861418],</text:p>
      <text:p text:style-name="Preformatted_20_Text"><text:s text:c="7"/>[145.27318, -4.373738],</text:p>
      <text:p text:style-name="Preformatted_20_Text"><text:s text:c="7"/>[145.829786, -4.876498],</text:p>
      <text:p text:style-name="Preformatted_20_Text"><text:s text:c="7"/>[145.981922, -5.465609],</text:p>
      <text:p text:style-name="Preformatted_20_Text"><text:s text:c="7"/>[147.648073, -6.083659],</text:p>
      <text:p text:style-name="Preformatted_20_Text"><text:s text:c="7"/>[147.891108, -6.614015],</text:p>
      <text:p text:style-name="Preformatted_20_Text"><text:s text:c="7"/>[146.970905, -6.721657],</text:p>
      <text:p text:style-name="Preformatted_20_Text"><text:s text:c="7"/>[147.191874, -7.388024]]],</text:p>
      <text:p text:style-name="Preformatted_20_Text"><text:s text:c="5"/>[[[153.140038, -4.499983],</text:p>
      <text:p text:style-name="Preformatted_20_Text"><text:s text:c="7"/>[152.827292, -4.766427],</text:p>
      <text:p text:style-name="Preformatted_20_Text"><text:s text:c="7"/>[152.638673, -4.176127],</text:p>
      <text:p text:style-name="Preformatted_20_Text"><text:s text:c="7"/>[152.406026, -3.789743],</text:p>
      <text:p text:style-name="Preformatted_20_Text"><text:s text:c="7"/>[151.953237, -3.462062],</text:p>
      <text:p text:style-name="Preformatted_20_Text"><text:s text:c="7"/>[151.384279, -3.035422],</text:p>
      <text:p text:style-name="Preformatted_20_Text"><text:s text:c="7"/>[150.66205, -2.741486],</text:p>
      <text:p text:style-name="Preformatted_20_Text"><text:s text:c="7"/>[150.939965, -2.500002],</text:p>
      <text:p text:style-name="Preformatted_20_Text"><text:s text:c="7"/>[151.479984, -2.779985],</text:p>
      <text:p text:style-name="Preformatted_20_Text"><text:s text:c="7"/>[151.820015, -2.999972],</text:p>
      <text:p text:style-name="Preformatted_20_Text"><text:s text:c="7"/>[152.239989, -3.240009],</text:p>
      <text:p text:style-name="Preformatted_20_Text"><text:s text:c="7"/>[152.640017, -3.659983],</text:p>
      <text:p text:style-name="Preformatted_20_Text"><text:s text:c="7"/>[153.019994, -3.980015],</text:p>
      <text:p text:style-name="Preformatted_20_Text"><text:s text:c="7"/>[153.140038, -4.499983]]]]},</text:p>
      <text:p text:style-name="Preformatted_20_Text"><text:s text:c="3"/>'id': 'PNG'},</text:p>
      <text:p text:style-name="Preformatted_20_Text"><text:s text:c="2"/>{'type': 'Feature',</text:p>
      <text:p text:style-name="Preformatted_20_Text"><text:s text:c="3"/>'properties': {'name': 'Poland'},</text:p>
      <text:p text:style-name="Preformatted_20_Text"><text:soft-page-break/><text:s text:c="3"/>'geometry': {'type': 'Polygon',</text:p>
      <text:p text:style-name="Preformatted_20_Text"><text:s text:c="4"/>'coordinates': [[[15.016996, 51.106674],</text:p>
      <text:p text:style-name="Preformatted_20_Text"><text:s text:c="6"/>[14.607098, 51.745188],</text:p>
      <text:p text:style-name="Preformatted_20_Text"><text:s text:c="6"/>[14.685026, 52.089947],</text:p>
      <text:p text:style-name="Preformatted_20_Text"><text:s text:c="6"/>[14.4376, 52.62485],</text:p>
      <text:p text:style-name="Preformatted_20_Text"><text:s text:c="6"/>[14.074521, 52.981263],</text:p>
      <text:p text:style-name="Preformatted_20_Text"><text:s text:c="6"/>[14.353315, 53.248171],</text:p>
      <text:p text:style-name="Preformatted_20_Text"><text:s text:c="6"/>[14.119686, 53.757029],</text:p>
      <text:p text:style-name="Preformatted_20_Text"><text:s text:c="6"/>[14.8029, 54.050706],</text:p>
      <text:p text:style-name="Preformatted_20_Text"><text:s text:c="6"/>[16.363477, 54.513159],</text:p>
      <text:p text:style-name="Preformatted_20_Text"><text:s text:c="6"/>[17.622832, 54.851536],</text:p>
      <text:p text:style-name="Preformatted_20_Text"><text:s text:c="6"/>[18.620859, 54.682606],</text:p>
      <text:p text:style-name="Preformatted_20_Text"><text:s text:c="6"/>[18.696255, 54.438719],</text:p>
      <text:p text:style-name="Preformatted_20_Text"><text:s text:c="6"/>[19.66064, 54.426084],</text:p>
      <text:p text:style-name="Preformatted_20_Text"><text:s text:c="6"/>[20.892245, 54.312525],</text:p>
      <text:p text:style-name="Preformatted_20_Text"><text:s text:c="6"/>[22.731099, 54.327537],</text:p>
      <text:p text:style-name="Preformatted_20_Text"><text:s text:c="6"/>[23.243987, 54.220567],</text:p>
      <text:p text:style-name="Preformatted_20_Text"><text:s text:c="6"/>[23.484128, 53.912498],</text:p>
      <text:p text:style-name="Preformatted_20_Text"><text:s text:c="6"/>[23.527536, 53.470122],</text:p>
      <text:p text:style-name="Preformatted_20_Text"><text:s text:c="6"/>[23.804935, 53.089731],</text:p>
      <text:p text:style-name="Preformatted_20_Text"><text:s text:c="6"/>[23.799199, 52.691099],</text:p>
      <text:p text:style-name="Preformatted_20_Text"><text:s text:c="6"/>[23.199494, 52.486977],</text:p>
      <text:p text:style-name="Preformatted_20_Text"><text:s text:c="6"/>[23.508002, 52.023647],</text:p>
      <text:p text:style-name="Preformatted_20_Text"><text:s text:c="6"/>[23.527071, 51.578454],</text:p>
      <text:p text:style-name="Preformatted_20_Text"><text:s text:c="6"/>[24.029986, 50.705407],</text:p>
      <text:p text:style-name="Preformatted_20_Text"><text:s text:c="6"/>[23.922757, 50.424881],</text:p>
      <text:p text:style-name="Preformatted_20_Text"><text:s text:c="6"/>[23.426508, 50.308506],</text:p>
      <text:p text:style-name="Preformatted_20_Text"><text:s text:c="6"/>[22.51845, 49.476774],</text:p>
      <text:p text:style-name="Preformatted_20_Text"><text:s text:c="6"/>[22.776419, 49.027395],</text:p>
      <text:p text:style-name="Preformatted_20_Text"><text:s text:c="6"/>[22.558138, 49.085738],</text:p>
      <text:p text:style-name="Preformatted_20_Text"><text:s text:c="6"/>[21.607808, 49.470107],</text:p>
      <text:p text:style-name="Preformatted_20_Text"><text:s text:c="6"/>[20.887955, 49.328772],</text:p>
      <text:p text:style-name="Preformatted_20_Text"><text:s text:c="6"/>[20.415839, 49.431453],</text:p>
      <text:p text:style-name="Preformatted_20_Text"><text:s text:c="6"/>[19.825023, 49.217125],</text:p>
      <text:p text:style-name="Preformatted_20_Text"><text:s text:c="6"/>[19.320713, 49.571574],</text:p>
      <text:p text:style-name="Preformatted_20_Text"><text:s text:c="6"/>[18.909575, 49.435846],</text:p>
      <text:p text:style-name="Preformatted_20_Text"><text:s text:c="6"/>[18.853144, 49.49623],</text:p>
      <text:p text:style-name="Preformatted_20_Text"><text:s text:c="6"/>[18.392914, 49.988629],</text:p>
      <text:p text:style-name="Preformatted_20_Text"><text:s text:c="6"/>[17.649445, 50.049038],</text:p>
      <text:p text:style-name="Preformatted_20_Text"><text:s text:c="6"/>[17.554567, 50.362146],</text:p>
      <text:p text:style-name="Preformatted_20_Text"><text:s text:c="6"/>[16.868769, 50.473974],</text:p>
      <text:p text:style-name="Preformatted_20_Text"><text:s text:c="6"/>[16.719476, 50.215747],</text:p>
      <text:p text:style-name="Preformatted_20_Text"><text:s text:c="6"/>[16.176253, 50.422607],</text:p>
      <text:p text:style-name="Preformatted_20_Text"><text:s text:c="6"/>[16.238627, 50.697733],</text:p>
      <text:p text:style-name="Preformatted_20_Text"><text:s text:c="6"/>[15.490972, 50.78473],</text:p>
      <text:p text:style-name="Preformatted_20_Text"><text:s text:c="6"/>[15.016996, 51.106674]]]},</text:p>
      <text:p text:style-name="Preformatted_20_Text"><text:s text:c="3"/>'id': 'POL'},</text:p>
      <text:p text:style-name="Preformatted_20_Text"><text:s text:c="2"/>{'type': 'Feature',</text:p>
      <text:p text:style-name="Preformatted_20_Text"><text:s text:c="3"/>'properties': {'name': 'Puerto Rico'},</text:p>
      <text:p text:style-name="Preformatted_20_Text"><text:s text:c="3"/>'geometry': {'type': 'Polygon',</text:p>
      <text:p text:style-name="Preformatted_20_Text"><text:s text:c="4"/>'coordinates': [[[-66.282434, 18.514762],</text:p>
      <text:p text:style-name="Preformatted_20_Text"><text:s text:c="6"/>[-65.771303, 18.426679],</text:p>
      <text:p text:style-name="Preformatted_20_Text"><text:s text:c="6"/>[-65.591004, 18.228035],</text:p>
      <text:p text:style-name="Preformatted_20_Text"><text:s text:c="6"/>[-65.847164, 17.975906],</text:p>
      <text:p text:style-name="Preformatted_20_Text"><text:s text:c="6"/>[-66.599934, 17.981823],</text:p>
      <text:p text:style-name="Preformatted_20_Text"><text:s text:c="6"/>[-67.184162, 17.946553],</text:p>
      <text:p text:style-name="Preformatted_20_Text"><text:s text:c="6"/>[-67.242428, 18.37446],</text:p>
      <text:p text:style-name="Preformatted_20_Text"><text:s text:c="6"/>[-67.100679, 18.520601],</text:p>
      <text:p text:style-name="Preformatted_20_Text"><text:s text:c="6"/>[-66.282434, 18.514762]]]},</text:p>
      <text:p text:style-name="Preformatted_20_Text"><text:s text:c="3"/>'id': 'PRI'},</text:p>
      <text:p text:style-name="Preformatted_20_Text"><text:s text:c="2"/>{'type': 'Feature',</text:p>
      <text:p text:style-name="Preformatted_20_Text"><text:s text:c="3"/>'properties': {'name': 'North Korea'},</text:p>
      <text:p text:style-name="Preformatted_20_Text"><text:s text:c="3"/>'geometry': {'type': 'Polygon',</text:p>
      <text:p text:style-name="Preformatted_20_Text"><text:s text:c="4"/>'coordinates': [[[130.640016, 42.395009],</text:p>
      <text:p text:style-name="Preformatted_20_Text"><text:soft-page-break/><text:s text:c="6"/>[130.780007, 42.220007],</text:p>
      <text:p text:style-name="Preformatted_20_Text"><text:s text:c="6"/>[130.400031, 42.280004],</text:p>
      <text:p text:style-name="Preformatted_20_Text"><text:s text:c="6"/>[129.965949, 41.941368],</text:p>
      <text:p text:style-name="Preformatted_20_Text"><text:s text:c="6"/>[129.667362, 41.601104],</text:p>
      <text:p text:style-name="Preformatted_20_Text"><text:s text:c="6"/>[129.705189, 40.882828],</text:p>
      <text:p text:style-name="Preformatted_20_Text"><text:s text:c="6"/>[129.188115, 40.661808],</text:p>
      <text:p text:style-name="Preformatted_20_Text"><text:s text:c="6"/>[129.0104, 40.485436],</text:p>
      <text:p text:style-name="Preformatted_20_Text"><text:s text:c="6"/>[128.633368, 40.189847],</text:p>
      <text:p text:style-name="Preformatted_20_Text"><text:s text:c="6"/>[127.967414, 40.025413],</text:p>
      <text:p text:style-name="Preformatted_20_Text"><text:s text:c="6"/>[127.533436, 39.75685],</text:p>
      <text:p text:style-name="Preformatted_20_Text"><text:s text:c="6"/>[127.50212, 39.323931],</text:p>
      <text:p text:style-name="Preformatted_20_Text"><text:s text:c="6"/>[127.385434, 39.213472],</text:p>
      <text:p text:style-name="Preformatted_20_Text"><text:s text:c="6"/>[127.783343, 39.050898],</text:p>
      <text:p text:style-name="Preformatted_20_Text"><text:s text:c="6"/>[128.349716, 38.612243],</text:p>
      <text:p text:style-name="Preformatted_20_Text"><text:s text:c="6"/>[128.205746, 38.370397],</text:p>
      <text:p text:style-name="Preformatted_20_Text"><text:s text:c="6"/>[127.780035, 38.304536],</text:p>
      <text:p text:style-name="Preformatted_20_Text"><text:s text:c="6"/>[127.073309, 38.256115],</text:p>
      <text:p text:style-name="Preformatted_20_Text"><text:s text:c="6"/>[126.68372, 37.804773],</text:p>
      <text:p text:style-name="Preformatted_20_Text"><text:s text:c="6"/>[126.237339, 37.840378],</text:p>
      <text:p text:style-name="Preformatted_20_Text"><text:s text:c="6"/>[126.174759, 37.749686],</text:p>
      <text:p text:style-name="Preformatted_20_Text"><text:s text:c="6"/>[125.689104, 37.94001],</text:p>
      <text:p text:style-name="Preformatted_20_Text"><text:s text:c="6"/>[125.568439, 37.752089],</text:p>
      <text:p text:style-name="Preformatted_20_Text"><text:s text:c="6"/>[125.27533, 37.669071],</text:p>
      <text:p text:style-name="Preformatted_20_Text"><text:s text:c="6"/>[125.240087, 37.857224],</text:p>
      <text:p text:style-name="Preformatted_20_Text"><text:s text:c="6"/>[124.981033, 37.948821],</text:p>
      <text:p text:style-name="Preformatted_20_Text"><text:s text:c="6"/>[124.712161, 38.108346],</text:p>
      <text:p text:style-name="Preformatted_20_Text"><text:s text:c="6"/>[124.985994, 38.548474],</text:p>
      <text:p text:style-name="Preformatted_20_Text"><text:s text:c="6"/>[125.221949, 38.665857],</text:p>
      <text:p text:style-name="Preformatted_20_Text"><text:s text:c="6"/>[125.132859, 38.848559],</text:p>
      <text:p text:style-name="Preformatted_20_Text"><text:s text:c="6"/>[125.38659, 39.387958],</text:p>
      <text:p text:style-name="Preformatted_20_Text"><text:s text:c="6"/>[125.321116, 39.551385],</text:p>
      <text:p text:style-name="Preformatted_20_Text"><text:s text:c="6"/>[124.737482, 39.660344],</text:p>
      <text:p text:style-name="Preformatted_20_Text"><text:s text:c="6"/>[124.265625, 39.928493],</text:p>
      <text:p text:style-name="Preformatted_20_Text"><text:s text:c="6"/>[125.079942, 40.569824],</text:p>
      <text:p text:style-name="Preformatted_20_Text"><text:s text:c="6"/>[126.182045, 41.107336],</text:p>
      <text:p text:style-name="Preformatted_20_Text"><text:s text:c="6"/>[126.869083, 41.816569],</text:p>
      <text:p text:style-name="Preformatted_20_Text"><text:s text:c="6"/>[127.343783, 41.503152],</text:p>
      <text:p text:style-name="Preformatted_20_Text"><text:s text:c="6"/>[128.208433, 41.466772],</text:p>
      <text:p text:style-name="Preformatted_20_Text"><text:s text:c="6"/>[128.052215, 41.994285],</text:p>
      <text:p text:style-name="Preformatted_20_Text"><text:s text:c="6"/>[129.596669, 42.424982],</text:p>
      <text:p text:style-name="Preformatted_20_Text"><text:s text:c="6"/>[129.994267, 42.985387],</text:p>
      <text:p text:style-name="Preformatted_20_Text"><text:s text:c="6"/>[130.640016, 42.395009]]]},</text:p>
      <text:p text:style-name="Preformatted_20_Text"><text:s text:c="3"/>'id': 'PRK'},</text:p>
      <text:p text:style-name="Preformatted_20_Text"><text:s text:c="2"/>{'type': 'Feature',</text:p>
      <text:p text:style-name="Preformatted_20_Text"><text:s text:c="3"/>'properties': {'name': 'Portugal'},</text:p>
      <text:p text:style-name="Preformatted_20_Text"><text:s text:c="3"/>'geometry': {'type': 'Polygon',</text:p>
      <text:p text:style-name="Preformatted_20_Text"><text:s text:c="4"/>'coordinates': [[[-9.034818, 41.880571],</text:p>
      <text:p text:style-name="Preformatted_20_Text"><text:s text:c="6"/>[-8.671946, 42.134689],</text:p>
      <text:p text:style-name="Preformatted_20_Text"><text:s text:c="6"/>[-8.263857, 42.280469],</text:p>
      <text:p text:style-name="Preformatted_20_Text"><text:s text:c="6"/>[-8.013175, 41.790886],</text:p>
      <text:p text:style-name="Preformatted_20_Text"><text:s text:c="6"/>[-7.422513, 41.792075],</text:p>
      <text:p text:style-name="Preformatted_20_Text"><text:s text:c="6"/>[-7.251309, 41.918346],</text:p>
      <text:p text:style-name="Preformatted_20_Text"><text:s text:c="6"/>[-6.668606, 41.883387],</text:p>
      <text:p text:style-name="Preformatted_20_Text"><text:s text:c="6"/>[-6.389088, 41.381815],</text:p>
      <text:p text:style-name="Preformatted_20_Text"><text:s text:c="6"/>[-6.851127, 41.111083],</text:p>
      <text:p text:style-name="Preformatted_20_Text"><text:s text:c="6"/>[-6.86402, 40.330872],</text:p>
      <text:p text:style-name="Preformatted_20_Text"><text:s text:c="6"/>[-7.026413, 40.184524],</text:p>
      <text:p text:style-name="Preformatted_20_Text"><text:s text:c="6"/>[-7.066592, 39.711892],</text:p>
      <text:p text:style-name="Preformatted_20_Text"><text:s text:c="6"/>[-7.498632, 39.629571],</text:p>
      <text:p text:style-name="Preformatted_20_Text"><text:s text:c="6"/>[-7.098037, 39.030073],</text:p>
      <text:p text:style-name="Preformatted_20_Text"><text:s text:c="6"/>[-7.374092, 38.373059],</text:p>
      <text:p text:style-name="Preformatted_20_Text"><text:s text:c="6"/>[-7.029281, 38.075764],</text:p>
      <text:p text:style-name="Preformatted_20_Text"><text:s text:c="6"/>[-7.166508, 37.803894],</text:p>
      <text:p text:style-name="Preformatted_20_Text"><text:s text:c="6"/>[-7.537105, 37.428904],</text:p>
      <text:p text:style-name="Preformatted_20_Text"><text:soft-page-break/><text:s text:c="6"/>[-7.453726, 37.097788],</text:p>
      <text:p text:style-name="Preformatted_20_Text"><text:s text:c="6"/>[-7.855613, 36.838269],</text:p>
      <text:p text:style-name="Preformatted_20_Text"><text:s text:c="6"/>[-8.382816, 36.97888],</text:p>
      <text:p text:style-name="Preformatted_20_Text"><text:s text:c="6"/>[-8.898857, 36.868809],</text:p>
      <text:p text:style-name="Preformatted_20_Text"><text:s text:c="6"/>[-8.746101, 37.651346],</text:p>
      <text:p text:style-name="Preformatted_20_Text"><text:s text:c="6"/>[-8.839998, 38.266243],</text:p>
      <text:p text:style-name="Preformatted_20_Text"><text:s text:c="6"/>[-9.287464, 38.358486],</text:p>
      <text:p text:style-name="Preformatted_20_Text"><text:s text:c="6"/>[-9.526571, 38.737429],</text:p>
      <text:p text:style-name="Preformatted_20_Text"><text:s text:c="6"/>[-9.446989, 39.392066],</text:p>
      <text:p text:style-name="Preformatted_20_Text"><text:s text:c="6"/>[-9.048305, 39.755093],</text:p>
      <text:p text:style-name="Preformatted_20_Text"><text:s text:c="6"/>[-8.977353, 40.159306],</text:p>
      <text:p text:style-name="Preformatted_20_Text"><text:s text:c="6"/>[-8.768684, 40.760639],</text:p>
      <text:p text:style-name="Preformatted_20_Text"><text:s text:c="6"/>[-8.790853, 41.184334],</text:p>
      <text:p text:style-name="Preformatted_20_Text"><text:s text:c="6"/>[-8.990789, 41.543459],</text:p>
      <text:p text:style-name="Preformatted_20_Text"><text:s text:c="6"/>[-9.034818, 41.880571]]]},</text:p>
      <text:p text:style-name="Preformatted_20_Text"><text:s text:c="3"/>'id': 'PRT'},</text:p>
      <text:p text:style-name="Preformatted_20_Text"><text:s text:c="2"/>{'type': 'Feature',</text:p>
      <text:p text:style-name="Preformatted_20_Text"><text:s text:c="3"/>'properties': {'name': 'Paraguay'},</text:p>
      <text:p text:style-name="Preformatted_20_Text"><text:s text:c="3"/>'geometry': {'type': 'Polygon',</text:p>
      <text:p text:style-name="Preformatted_20_Text"><text:s text:c="4"/>'coordinates': [[[-62.685057, -22.249029],</text:p>
      <text:p text:style-name="Preformatted_20_Text"><text:s text:c="6"/>[-62.291179, -21.051635],</text:p>
      <text:p text:style-name="Preformatted_20_Text"><text:s text:c="6"/>[-62.265961, -20.513735],</text:p>
      <text:p text:style-name="Preformatted_20_Text"><text:s text:c="6"/>[-61.786326, -19.633737],</text:p>
      <text:p text:style-name="Preformatted_20_Text"><text:s text:c="6"/>[-60.043565, -19.342747],</text:p>
      <text:p text:style-name="Preformatted_20_Text"><text:s text:c="6"/>[-59.115042, -19.356906],</text:p>
      <text:p text:style-name="Preformatted_20_Text"><text:s text:c="6"/>[-58.183471, -19.868399],</text:p>
      <text:p text:style-name="Preformatted_20_Text"><text:s text:c="6"/>[-58.166392, -20.176701],</text:p>
      <text:p text:style-name="Preformatted_20_Text"><text:s text:c="6"/>[-57.870674, -20.732688],</text:p>
      <text:p text:style-name="Preformatted_20_Text"><text:s text:c="6"/>[-57.937156, -22.090176],</text:p>
      <text:p text:style-name="Preformatted_20_Text"><text:s text:c="6"/>[-56.88151, -22.282154],</text:p>
      <text:p text:style-name="Preformatted_20_Text"><text:s text:c="6"/>[-56.473317, -22.0863],</text:p>
      <text:p text:style-name="Preformatted_20_Text"><text:s text:c="6"/>[-55.797958, -22.35693],</text:p>
      <text:p text:style-name="Preformatted_20_Text"><text:s text:c="6"/>[-55.610683, -22.655619],</text:p>
      <text:p text:style-name="Preformatted_20_Text"><text:s text:c="6"/>[-55.517639, -23.571998],</text:p>
      <text:p text:style-name="Preformatted_20_Text"><text:s text:c="6"/>[-55.400747, -23.956935],</text:p>
      <text:p text:style-name="Preformatted_20_Text"><text:s text:c="6"/>[-55.027902, -24.001274],</text:p>
      <text:p text:style-name="Preformatted_20_Text"><text:s text:c="6"/>[-54.652834, -23.839578],</text:p>
      <text:p text:style-name="Preformatted_20_Text"><text:s text:c="6"/>[-54.29296, -24.021014],</text:p>
      <text:p text:style-name="Preformatted_20_Text"><text:s text:c="6"/>[-54.293476, -24.5708],</text:p>
      <text:p text:style-name="Preformatted_20_Text"><text:s text:c="6"/>[-54.428946, -25.162185],</text:p>
      <text:p text:style-name="Preformatted_20_Text"><text:s text:c="6"/>[-54.625291, -25.739255],</text:p>
      <text:p text:style-name="Preformatted_20_Text"><text:s text:c="6"/>[-54.788795, -26.621786],</text:p>
      <text:p text:style-name="Preformatted_20_Text"><text:s text:c="6"/>[-55.695846, -27.387837],</text:p>
      <text:p text:style-name="Preformatted_20_Text"><text:s text:c="6"/>[-56.486702, -27.548499],</text:p>
      <text:p text:style-name="Preformatted_20_Text"><text:s text:c="6"/>[-57.60976, -27.395899],</text:p>
      <text:p text:style-name="Preformatted_20_Text"><text:s text:c="6"/>[-58.618174, -27.123719],</text:p>
      <text:p text:style-name="Preformatted_20_Text"><text:s text:c="6"/>[-57.63366, -25.603657],</text:p>
      <text:p text:style-name="Preformatted_20_Text"><text:s text:c="6"/>[-57.777217, -25.16234],</text:p>
      <text:p text:style-name="Preformatted_20_Text"><text:s text:c="6"/>[-58.807128, -24.771459],</text:p>
      <text:p text:style-name="Preformatted_20_Text"><text:s text:c="6"/>[-60.028966, -24.032796],</text:p>
      <text:p text:style-name="Preformatted_20_Text"><text:s text:c="6"/>[-60.846565, -23.880713],</text:p>
      <text:p text:style-name="Preformatted_20_Text"><text:s text:c="6"/>[-62.685057, -22.249029]]]},</text:p>
      <text:p text:style-name="Preformatted_20_Text"><text:s text:c="3"/>'id': 'PRY'},</text:p>
      <text:p text:style-name="Preformatted_20_Text"><text:s text:c="2"/>{'type': 'Feature',</text:p>
      <text:p text:style-name="Preformatted_20_Text"><text:s text:c="3"/>'properties': {'name': 'Qatar'},</text:p>
      <text:p text:style-name="Preformatted_20_Text"><text:s text:c="3"/>'geometry': {'type': 'Polygon',</text:p>
      <text:p text:style-name="Preformatted_20_Text"><text:s text:c="4"/>'coordinates': [[[50.810108, 24.754743],</text:p>
      <text:p text:style-name="Preformatted_20_Text"><text:s text:c="6"/>[50.743911, 25.482424],</text:p>
      <text:p text:style-name="Preformatted_20_Text"><text:s text:c="6"/>[51.013352, 26.006992],</text:p>
      <text:p text:style-name="Preformatted_20_Text"><text:s text:c="6"/>[51.286462, 26.114582],</text:p>
      <text:p text:style-name="Preformatted_20_Text"><text:s text:c="6"/>[51.589079, 25.801113],</text:p>
      <text:p text:style-name="Preformatted_20_Text"><text:s text:c="6"/>[51.6067, 25.21567],</text:p>
      <text:p text:style-name="Preformatted_20_Text"><text:s text:c="6"/>[51.389608, 24.627386],</text:p>
      <text:p text:style-name="Preformatted_20_Text"><text:s text:c="6"/>[51.112415, 24.556331],</text:p>
      <text:p text:style-name="Preformatted_20_Text"><text:soft-page-break/><text:s text:c="6"/>[50.810108, 24.754743]]]},</text:p>
      <text:p text:style-name="Preformatted_20_Text"><text:s text:c="3"/>'id': 'QAT'},</text:p>
      <text:p text:style-name="Preformatted_20_Text"><text:s text:c="2"/>{'type': 'Feature',</text:p>
      <text:p text:style-name="Preformatted_20_Text"><text:s text:c="3"/>'properties': {'name': 'Romania'},</text:p>
      <text:p text:style-name="Preformatted_20_Text"><text:s text:c="3"/>'geometry': {'type': 'Polygon',</text:p>
      <text:p text:style-name="Preformatted_20_Text"><text:s text:c="4"/>'coordinates': [[[22.710531, 47.882194],</text:p>
      <text:p text:style-name="Preformatted_20_Text"><text:s text:c="6"/>[23.142236, 48.096341],</text:p>
      <text:p text:style-name="Preformatted_20_Text"><text:s text:c="6"/>[23.760958, 47.985598],</text:p>
      <text:p text:style-name="Preformatted_20_Text"><text:s text:c="6"/>[24.402056, 47.981878],</text:p>
      <text:p text:style-name="Preformatted_20_Text"><text:s text:c="6"/>[24.866317, 47.737526],</text:p>
      <text:p text:style-name="Preformatted_20_Text"><text:s text:c="6"/>[25.207743, 47.891056],</text:p>
      <text:p text:style-name="Preformatted_20_Text"><text:s text:c="6"/>[25.945941, 47.987149],</text:p>
      <text:p text:style-name="Preformatted_20_Text"><text:s text:c="6"/>[26.19745, 48.220881],</text:p>
      <text:p text:style-name="Preformatted_20_Text"><text:s text:c="6"/>[26.619337, 48.220726],</text:p>
      <text:p text:style-name="Preformatted_20_Text"><text:s text:c="6"/>[26.924176, 48.123264],</text:p>
      <text:p text:style-name="Preformatted_20_Text"><text:s text:c="6"/>[27.233873, 47.826771],</text:p>
      <text:p text:style-name="Preformatted_20_Text"><text:s text:c="6"/>[27.551166, 47.405117],</text:p>
      <text:p text:style-name="Preformatted_20_Text"><text:s text:c="6"/>[28.12803, 46.810476],</text:p>
      <text:p text:style-name="Preformatted_20_Text"><text:s text:c="6"/>[28.160018, 46.371563],</text:p>
      <text:p text:style-name="Preformatted_20_Text"><text:s text:c="6"/>[28.054443, 45.944586],</text:p>
      <text:p text:style-name="Preformatted_20_Text"><text:s text:c="6"/>[28.233554, 45.488283],</text:p>
      <text:p text:style-name="Preformatted_20_Text"><text:s text:c="6"/>[28.679779, 45.304031],</text:p>
      <text:p text:style-name="Preformatted_20_Text"><text:s text:c="6"/>[29.149725, 45.464925],</text:p>
      <text:p text:style-name="Preformatted_20_Text"><text:s text:c="6"/>[29.603289, 45.293308],</text:p>
      <text:p text:style-name="Preformatted_20_Text"><text:s text:c="6"/>[29.626543, 45.035391],</text:p>
      <text:p text:style-name="Preformatted_20_Text"><text:s text:c="6"/>[29.141612, 44.82021],</text:p>
      <text:p text:style-name="Preformatted_20_Text"><text:s text:c="6"/>[28.837858, 44.913874],</text:p>
      <text:p text:style-name="Preformatted_20_Text"><text:s text:c="6"/>[28.558081, 43.707462],</text:p>
      <text:p text:style-name="Preformatted_20_Text"><text:s text:c="6"/>[27.970107, 43.812468],</text:p>
      <text:p text:style-name="Preformatted_20_Text"><text:s text:c="6"/>[27.2424, 44.175986],</text:p>
      <text:p text:style-name="Preformatted_20_Text"><text:s text:c="6"/>[26.065159, 43.943494],</text:p>
      <text:p text:style-name="Preformatted_20_Text"><text:s text:c="6"/>[25.569272, 43.688445],</text:p>
      <text:p text:style-name="Preformatted_20_Text"><text:s text:c="6"/>[24.100679, 43.741051],</text:p>
      <text:p text:style-name="Preformatted_20_Text"><text:s text:c="6"/>[23.332302, 43.897011],</text:p>
      <text:p text:style-name="Preformatted_20_Text"><text:s text:c="6"/>[22.944832, 43.823785],</text:p>
      <text:p text:style-name="Preformatted_20_Text"><text:s text:c="6"/>[22.65715, 44.234923],</text:p>
      <text:p text:style-name="Preformatted_20_Text"><text:s text:c="6"/>[22.474008, 44.409228],</text:p>
      <text:p text:style-name="Preformatted_20_Text"><text:s text:c="6"/>[22.705726, 44.578003],</text:p>
      <text:p text:style-name="Preformatted_20_Text"><text:s text:c="6"/>[22.459022, 44.702517],</text:p>
      <text:p text:style-name="Preformatted_20_Text"><text:s text:c="6"/>[22.145088, 44.478422],</text:p>
      <text:p text:style-name="Preformatted_20_Text"><text:s text:c="6"/>[21.562023, 44.768947],</text:p>
      <text:p text:style-name="Preformatted_20_Text"><text:s text:c="6"/>[21.483526, 45.18117],</text:p>
      <text:p text:style-name="Preformatted_20_Text"><text:s text:c="6"/>[20.874313, 45.416375],</text:p>
      <text:p text:style-name="Preformatted_20_Text"><text:s text:c="6"/>[20.762175, 45.734573],</text:p>
      <text:p text:style-name="Preformatted_20_Text"><text:s text:c="6"/>[20.220192, 46.127469],</text:p>
      <text:p text:style-name="Preformatted_20_Text"><text:s text:c="6"/>[21.021952, 46.316088],</text:p>
      <text:p text:style-name="Preformatted_20_Text"><text:s text:c="6"/>[21.626515, 46.994238],</text:p>
      <text:p text:style-name="Preformatted_20_Text"><text:s text:c="6"/>[22.099768, 47.672439],</text:p>
      <text:p text:style-name="Preformatted_20_Text"><text:s text:c="6"/>[22.710531, 47.882194]]]},</text:p>
      <text:p text:style-name="Preformatted_20_Text"><text:s text:c="3"/>'id': 'ROU'},</text:p>
      <text:p text:style-name="Preformatted_20_Text"><text:s text:c="2"/>{'type': 'Feature',</text:p>
      <text:p text:style-name="Preformatted_20_Text"><text:s text:c="3"/>'properties': {'name': 'Russian Federation'},</text:p>
      <text:p text:style-name="Preformatted_20_Text"><text:s text:c="3"/>'geometry': {'type': 'MultiPolygon',</text:p>
      <text:p text:style-name="Preformatted_20_Text"><text:s text:c="4"/>'coordinates': [[[[143.648007, 50.7476],</text:p>
      <text:p text:style-name="Preformatted_20_Text"><text:s text:c="7"/>[144.654148, 48.976391],</text:p>
      <text:p text:style-name="Preformatted_20_Text"><text:s text:c="7"/>[143.173928, 49.306551],</text:p>
      <text:p text:style-name="Preformatted_20_Text"><text:s text:c="7"/>[142.558668, 47.861575],</text:p>
      <text:p text:style-name="Preformatted_20_Text"><text:s text:c="7"/>[143.533492, 46.836728],</text:p>
      <text:p text:style-name="Preformatted_20_Text"><text:s text:c="7"/>[143.505277, 46.137908],</text:p>
      <text:p text:style-name="Preformatted_20_Text"><text:s text:c="7"/>[142.747701, 46.740765],</text:p>
      <text:p text:style-name="Preformatted_20_Text"><text:s text:c="7"/>[142.09203, 45.966755],</text:p>
      <text:p text:style-name="Preformatted_20_Text"><text:s text:c="7"/>[141.906925, 46.805929],</text:p>
      <text:p text:style-name="Preformatted_20_Text"><text:s text:c="7"/>[142.018443, 47.780133],</text:p>
      <text:p text:style-name="Preformatted_20_Text"><text:s text:c="7"/>[141.904445, 48.859189],</text:p>
      <text:p text:style-name="Preformatted_20_Text"><text:soft-page-break/><text:s text:c="7"/>[142.1358, 49.615163],</text:p>
      <text:p text:style-name="Preformatted_20_Text"><text:s text:c="7"/>[142.179983, 50.952342],</text:p>
      <text:p text:style-name="Preformatted_20_Text"><text:s text:c="7"/>[141.594076, 51.935435],</text:p>
      <text:p text:style-name="Preformatted_20_Text"><text:s text:c="7"/>[141.682546, 53.301966],</text:p>
      <text:p text:style-name="Preformatted_20_Text"><text:s text:c="7"/>[142.606934, 53.762145],</text:p>
      <text:p text:style-name="Preformatted_20_Text"><text:s text:c="7"/>[142.209749, 54.225476],</text:p>
      <text:p text:style-name="Preformatted_20_Text"><text:s text:c="7"/>[142.654786, 54.365881],</text:p>
      <text:p text:style-name="Preformatted_20_Text"><text:s text:c="7"/>[142.914616, 53.704578],</text:p>
      <text:p text:style-name="Preformatted_20_Text"><text:s text:c="7"/>[143.260848, 52.74076],</text:p>
      <text:p text:style-name="Preformatted_20_Text"><text:s text:c="7"/>[143.235268, 51.75666],</text:p>
      <text:p text:style-name="Preformatted_20_Text"><text:s text:c="7"/>[143.648007, 50.7476]]],</text:p>
      <text:p text:style-name="Preformatted_20_Text"><text:s text:c="5"/>[[[22.731099, 54.327537],</text:p>
      <text:p text:style-name="Preformatted_20_Text"><text:s text:c="7"/>[20.892245, 54.312525],</text:p>
      <text:p text:style-name="Preformatted_20_Text"><text:s text:c="7"/>[19.66064, 54.426084],</text:p>
      <text:p text:style-name="Preformatted_20_Text"><text:s text:c="7"/>[19.888481, 54.86616],</text:p>
      <text:p text:style-name="Preformatted_20_Text"><text:s text:c="7"/>[21.268449, 55.190482],</text:p>
      <text:p text:style-name="Preformatted_20_Text"><text:s text:c="7"/>[22.315724, 55.015299],</text:p>
      <text:p text:style-name="Preformatted_20_Text"><text:s text:c="7"/>[22.757764, 54.856574],</text:p>
      <text:p text:style-name="Preformatted_20_Text"><text:s text:c="7"/>[22.651052, 54.582741],</text:p>
      <text:p text:style-name="Preformatted_20_Text"><text:s text:c="7"/>[22.731099, 54.327537]]],</text:p>
      <text:p text:style-name="Preformatted_20_Text"><text:s text:c="5"/>[[[-175.01425, 66.58435],</text:p>
      <text:p text:style-name="Preformatted_20_Text"><text:s text:c="7"/>[-174.33983, 66.33556],</text:p>
      <text:p text:style-name="Preformatted_20_Text"><text:s text:c="7"/>[-174.57182, 67.06219],</text:p>
      <text:p text:style-name="Preformatted_20_Text"><text:s text:c="7"/>[-171.85731, 66.91308],</text:p>
      <text:p text:style-name="Preformatted_20_Text"><text:s text:c="7"/>[-169.89958, 65.97724],</text:p>
      <text:p text:style-name="Preformatted_20_Text"><text:s text:c="7"/>[-170.89107, 65.54139],</text:p>
      <text:p text:style-name="Preformatted_20_Text"><text:s text:c="7"/>[-172.53025, 65.43791],</text:p>
      <text:p text:style-name="Preformatted_20_Text"><text:s text:c="7"/>[-172.555, 64.46079],</text:p>
      <text:p text:style-name="Preformatted_20_Text"><text:s text:c="7"/>[-172.95533, 64.25269],</text:p>
      <text:p text:style-name="Preformatted_20_Text"><text:s text:c="7"/>[-173.89184, 64.2826],</text:p>
      <text:p text:style-name="Preformatted_20_Text"><text:s text:c="7"/>[-174.65392, 64.63125],</text:p>
      <text:p text:style-name="Preformatted_20_Text"><text:s text:c="7"/>[-175.98353, 64.92288],</text:p>
      <text:p text:style-name="Preformatted_20_Text"><text:s text:c="7"/>[-176.20716, 65.35667],</text:p>
      <text:p text:style-name="Preformatted_20_Text"><text:s text:c="7"/>[-177.22266, 65.52024],</text:p>
      <text:p text:style-name="Preformatted_20_Text"><text:s text:c="7"/>[-178.35993, 65.39052],</text:p>
      <text:p text:style-name="Preformatted_20_Text"><text:s text:c="7"/>[-178.90332, 65.74044],</text:p>
      <text:p text:style-name="Preformatted_20_Text"><text:s text:c="7"/>[-178.68611, 66.11211],</text:p>
      <text:p text:style-name="Preformatted_20_Text"><text:s text:c="7"/>[-179.88377, 65.87456],</text:p>
      <text:p text:style-name="Preformatted_20_Text"><text:s text:c="7"/>[-179.43268, 65.40411],</text:p>
      <text:p text:style-name="Preformatted_20_Text"><text:s text:c="7"/>[-180, 64.979709],</text:p>
      <text:p text:style-name="Preformatted_20_Text"><text:s text:c="7"/>[-180, 68.963636],</text:p>
      <text:p text:style-name="Preformatted_20_Text"><text:s text:c="7"/>[-177.55, 68.2],</text:p>
      <text:p text:style-name="Preformatted_20_Text"><text:s text:c="7"/>[-174.92825, 67.20589],</text:p>
      <text:p text:style-name="Preformatted_20_Text"><text:s text:c="7"/>[-175.01425, 66.58435]]],</text:p>
      <text:p text:style-name="Preformatted_20_Text"><text:s text:c="5"/>[[[180, 70.832199],</text:p>
      <text:p text:style-name="Preformatted_20_Text"><text:s text:c="7"/>[178.903425, 70.78114],</text:p>
      <text:p text:style-name="Preformatted_20_Text"><text:s text:c="7"/>[178.7253, 71.0988],</text:p>
      <text:p text:style-name="Preformatted_20_Text"><text:s text:c="7"/>[180, 71.515714],</text:p>
      <text:p text:style-name="Preformatted_20_Text"><text:s text:c="7"/>[180, 70.832199]]],</text:p>
      <text:p text:style-name="Preformatted_20_Text"><text:s text:c="5"/>[[[-178.69378, 70.89302],</text:p>
      <text:p text:style-name="Preformatted_20_Text"><text:s text:c="7"/>[-180, 70.832199],</text:p>
      <text:p text:style-name="Preformatted_20_Text"><text:s text:c="7"/>[-180, 71.515714],</text:p>
      <text:p text:style-name="Preformatted_20_Text"><text:s text:c="7"/>[-179.871875, 71.55762],</text:p>
      <text:p text:style-name="Preformatted_20_Text"><text:s text:c="7"/>[-179.02433, 71.55553],</text:p>
      <text:p text:style-name="Preformatted_20_Text"><text:s text:c="7"/>[-177.577945, 71.26948],</text:p>
      <text:p text:style-name="Preformatted_20_Text"><text:s text:c="7"/>[-177.663575, 71.13277],</text:p>
      <text:p text:style-name="Preformatted_20_Text"><text:s text:c="7"/>[-178.69378, 70.89302]]],</text:p>
      <text:p text:style-name="Preformatted_20_Text"><text:s text:c="5"/>[[[143.60385, 73.21244],</text:p>
      <text:p text:style-name="Preformatted_20_Text"><text:s text:c="7"/>[142.08763, 73.20544],</text:p>
      <text:p text:style-name="Preformatted_20_Text"><text:s text:c="7"/>[140.038155, 73.31692],</text:p>
      <text:p text:style-name="Preformatted_20_Text"><text:s text:c="7"/>[139.86312, 73.36983],</text:p>
      <text:p text:style-name="Preformatted_20_Text"><text:s text:c="7"/>[140.81171, 73.76506],</text:p>
      <text:p text:style-name="Preformatted_20_Text"><text:s text:c="7"/>[142.06207, 73.85758],</text:p>
      <text:p text:style-name="Preformatted_20_Text"><text:s text:c="7"/>[143.48283, 73.47525],</text:p>
      <text:p text:style-name="Preformatted_20_Text"><text:soft-page-break/><text:s text:c="7"/>[143.60385, 73.21244]]],</text:p>
      <text:p text:style-name="Preformatted_20_Text"><text:s text:c="5"/>[[[150.73167, 75.08406],</text:p>
      <text:p text:style-name="Preformatted_20_Text"><text:s text:c="7"/>[149.575925, 74.68892],</text:p>
      <text:p text:style-name="Preformatted_20_Text"><text:s text:c="7"/>[147.977465, 74.778355],</text:p>
      <text:p text:style-name="Preformatted_20_Text"><text:s text:c="7"/>[146.11919, 75.17298],</text:p>
      <text:p text:style-name="Preformatted_20_Text"><text:s text:c="7"/>[146.358485, 75.49682],</text:p>
      <text:p text:style-name="Preformatted_20_Text"><text:s text:c="7"/>[148.22223, 75.345845],</text:p>
      <text:p text:style-name="Preformatted_20_Text"><text:s text:c="7"/>[150.73167, 75.08406]]],</text:p>
      <text:p text:style-name="Preformatted_20_Text"><text:s text:c="5"/>[[[145.086285, 75.562625],</text:p>
      <text:p text:style-name="Preformatted_20_Text"><text:s text:c="7"/>[144.3, 74.82],</text:p>
      <text:p text:style-name="Preformatted_20_Text"><text:s text:c="7"/>[140.61381, 74.84768],</text:p>
      <text:p text:style-name="Preformatted_20_Text"><text:s text:c="7"/>[138.95544, 74.61148],</text:p>
      <text:p text:style-name="Preformatted_20_Text"><text:s text:c="7"/>[136.97439, 75.26167],</text:p>
      <text:p text:style-name="Preformatted_20_Text"><text:s text:c="7"/>[137.51176, 75.94917],</text:p>
      <text:p text:style-name="Preformatted_20_Text"><text:s text:c="7"/>[138.831075, 76.13676],</text:p>
      <text:p text:style-name="Preformatted_20_Text"><text:s text:c="7"/>[141.471615, 76.09289],</text:p>
      <text:p text:style-name="Preformatted_20_Text"><text:s text:c="7"/>[145.086285, 75.562625]]],</text:p>
      <text:p text:style-name="Preformatted_20_Text"><text:s text:c="5"/>[[[57.535693, 70.720464],</text:p>
      <text:p text:style-name="Preformatted_20_Text"><text:s text:c="7"/>[56.944979, 70.632743],</text:p>
      <text:p text:style-name="Preformatted_20_Text"><text:s text:c="7"/>[53.677375, 70.762658],</text:p>
      <text:p text:style-name="Preformatted_20_Text"><text:s text:c="7"/>[53.412017, 71.206662],</text:p>
      <text:p text:style-name="Preformatted_20_Text"><text:s text:c="7"/>[51.601895, 71.474759],</text:p>
      <text:p text:style-name="Preformatted_20_Text"><text:s text:c="7"/>[51.455754, 72.014881],</text:p>
      <text:p text:style-name="Preformatted_20_Text"><text:s text:c="7"/>[52.478275, 72.229442],</text:p>
      <text:p text:style-name="Preformatted_20_Text"><text:s text:c="7"/>[52.444169, 72.774731],</text:p>
      <text:p text:style-name="Preformatted_20_Text"><text:s text:c="7"/>[54.427614, 73.627548],</text:p>
      <text:p text:style-name="Preformatted_20_Text"><text:s text:c="7"/>[53.50829, 73.749814],</text:p>
      <text:p text:style-name="Preformatted_20_Text"><text:s text:c="7"/>[55.902459, 74.627486],</text:p>
      <text:p text:style-name="Preformatted_20_Text"><text:s text:c="7"/>[55.631933, 75.081412],</text:p>
      <text:p text:style-name="Preformatted_20_Text"><text:s text:c="7"/>[57.868644, 75.60939],</text:p>
      <text:p text:style-name="Preformatted_20_Text"><text:s text:c="7"/>[61.170044, 76.251883],</text:p>
      <text:p text:style-name="Preformatted_20_Text"><text:s text:c="7"/>[64.498368, 76.439055],</text:p>
      <text:p text:style-name="Preformatted_20_Text"><text:s text:c="7"/>[66.210977, 76.809782],</text:p>
      <text:p text:style-name="Preformatted_20_Text"><text:s text:c="7"/>[68.15706, 76.939697],</text:p>
      <text:p text:style-name="Preformatted_20_Text"><text:s text:c="7"/>[68.852211, 76.544811],</text:p>
      <text:p text:style-name="Preformatted_20_Text"><text:s text:c="7"/>[68.180573, 76.233642],</text:p>
      <text:p text:style-name="Preformatted_20_Text"><text:s text:c="7"/>[64.637326, 75.737755],</text:p>
      <text:p text:style-name="Preformatted_20_Text"><text:s text:c="7"/>[61.583508, 75.260885],</text:p>
      <text:p text:style-name="Preformatted_20_Text"><text:s text:c="7"/>[58.477082, 74.309056],</text:p>
      <text:p text:style-name="Preformatted_20_Text"><text:s text:c="7"/>[56.986786, 73.333044],</text:p>
      <text:p text:style-name="Preformatted_20_Text"><text:s text:c="7"/>[55.419336, 72.371268],</text:p>
      <text:p text:style-name="Preformatted_20_Text"><text:s text:c="7"/>[55.622838, 71.540595],</text:p>
      <text:p text:style-name="Preformatted_20_Text"><text:s text:c="7"/>[57.535693, 70.720464]]],</text:p>
      <text:p text:style-name="Preformatted_20_Text"><text:s text:c="5"/>[[[106.97013, 76.97419],</text:p>
      <text:p text:style-name="Preformatted_20_Text"><text:s text:c="7"/>[107.24, 76.48],</text:p>
      <text:p text:style-name="Preformatted_20_Text"><text:s text:c="7"/>[108.1538, 76.72335],</text:p>
      <text:p text:style-name="Preformatted_20_Text"><text:s text:c="7"/>[111.07726, 76.71],</text:p>
      <text:p text:style-name="Preformatted_20_Text"><text:s text:c="7"/>[113.33151, 76.22224],</text:p>
      <text:p text:style-name="Preformatted_20_Text"><text:s text:c="7"/>[114.13417, 75.84764],</text:p>
      <text:p text:style-name="Preformatted_20_Text"><text:s text:c="7"/>[113.88539, 75.32779],</text:p>
      <text:p text:style-name="Preformatted_20_Text"><text:s text:c="7"/>[112.77918, 75.03186],</text:p>
      <text:p text:style-name="Preformatted_20_Text"><text:s text:c="7"/>[110.15125, 74.47673],</text:p>
      <text:p text:style-name="Preformatted_20_Text"><text:s text:c="7"/>[109.4, 74.18],</text:p>
      <text:p text:style-name="Preformatted_20_Text"><text:s text:c="7"/>[110.64, 74.04],</text:p>
      <text:p text:style-name="Preformatted_20_Text"><text:s text:c="7"/>[112.11919, 73.78774],</text:p>
      <text:p text:style-name="Preformatted_20_Text"><text:s text:c="7"/>[113.01954, 73.97693],</text:p>
      <text:p text:style-name="Preformatted_20_Text"><text:s text:c="7"/>[113.52958, 73.33505],</text:p>
      <text:p text:style-name="Preformatted_20_Text"><text:s text:c="7"/>[113.96881, 73.59488],</text:p>
      <text:p text:style-name="Preformatted_20_Text"><text:s text:c="7"/>[115.56782, 73.75285],</text:p>
      <text:p text:style-name="Preformatted_20_Text"><text:s text:c="7"/>[118.77633, 73.58772],</text:p>
      <text:p text:style-name="Preformatted_20_Text"><text:s text:c="7"/>[119.02, 73.12],</text:p>
      <text:p text:style-name="Preformatted_20_Text"><text:s text:c="7"/>[123.20066, 72.97122],</text:p>
      <text:p text:style-name="Preformatted_20_Text"><text:s text:c="7"/>[123.25777, 73.73503],</text:p>
      <text:p text:style-name="Preformatted_20_Text"><text:s text:c="7"/>[125.38, 73.56],</text:p>
      <text:p text:style-name="Preformatted_20_Text"><text:soft-page-break/><text:s text:c="7"/>[126.97644, 73.56549],</text:p>
      <text:p text:style-name="Preformatted_20_Text"><text:s text:c="7"/>[128.59126, 73.03871],</text:p>
      <text:p text:style-name="Preformatted_20_Text"><text:s text:c="7"/>[129.05157, 72.39872],</text:p>
      <text:p text:style-name="Preformatted_20_Text"><text:s text:c="7"/>[128.46, 71.98],</text:p>
      <text:p text:style-name="Preformatted_20_Text"><text:s text:c="7"/>[129.71599, 71.19304],</text:p>
      <text:p text:style-name="Preformatted_20_Text"><text:s text:c="7"/>[131.28858, 70.78699],</text:p>
      <text:p text:style-name="Preformatted_20_Text"><text:s text:c="7"/>[132.2535, 71.8363],</text:p>
      <text:p text:style-name="Preformatted_20_Text"><text:s text:c="7"/>[133.85766, 71.38642],</text:p>
      <text:p text:style-name="Preformatted_20_Text"><text:s text:c="7"/>[135.56193, 71.65525],</text:p>
      <text:p text:style-name="Preformatted_20_Text"><text:s text:c="7"/>[137.49755, 71.34763],</text:p>
      <text:p text:style-name="Preformatted_20_Text"><text:s text:c="7"/>[138.23409, 71.62803],</text:p>
      <text:p text:style-name="Preformatted_20_Text"><text:s text:c="7"/>[139.86983, 71.48783],</text:p>
      <text:p text:style-name="Preformatted_20_Text"><text:s text:c="7"/>[139.14791, 72.41619],</text:p>
      <text:p text:style-name="Preformatted_20_Text"><text:s text:c="7"/>[140.46817, 72.84941],</text:p>
      <text:p text:style-name="Preformatted_20_Text"><text:s text:c="7"/>[149.5, 72.2],</text:p>
      <text:p text:style-name="Preformatted_20_Text"><text:s text:c="7"/>[150.35118, 71.60643],</text:p>
      <text:p text:style-name="Preformatted_20_Text"><text:s text:c="7"/>[152.9689, 70.84222],</text:p>
      <text:p text:style-name="Preformatted_20_Text"><text:s text:c="7"/>[157.00688, 71.03141],</text:p>
      <text:p text:style-name="Preformatted_20_Text"><text:s text:c="7"/>[158.99779, 70.86672],</text:p>
      <text:p text:style-name="Preformatted_20_Text"><text:s text:c="7"/>[159.83031, 70.45324],</text:p>
      <text:p text:style-name="Preformatted_20_Text"><text:s text:c="7"/>[159.70866, 69.72198],</text:p>
      <text:p text:style-name="Preformatted_20_Text"><text:s text:c="7"/>[160.94053, 69.43728],</text:p>
      <text:p text:style-name="Preformatted_20_Text"><text:s text:c="7"/>[162.27907, 69.64204],</text:p>
      <text:p text:style-name="Preformatted_20_Text"><text:s text:c="7"/>[164.05248, 69.66823],</text:p>
      <text:p text:style-name="Preformatted_20_Text"><text:s text:c="7"/>[165.94037, 69.47199],</text:p>
      <text:p text:style-name="Preformatted_20_Text"><text:s text:c="7"/>[167.83567, 69.58269],</text:p>
      <text:p text:style-name="Preformatted_20_Text"><text:s text:c="7"/>[169.57763, 68.6938],</text:p>
      <text:p text:style-name="Preformatted_20_Text"><text:s text:c="7"/>[170.81688, 69.01363],</text:p>
      <text:p text:style-name="Preformatted_20_Text"><text:s text:c="7"/>[170.0082, 69.65276],</text:p>
      <text:p text:style-name="Preformatted_20_Text"><text:s text:c="7"/>[170.45345, 70.09703],</text:p>
      <text:p text:style-name="Preformatted_20_Text"><text:s text:c="7"/>[173.64391, 69.81743],</text:p>
      <text:p text:style-name="Preformatted_20_Text"><text:s text:c="7"/>[175.72403, 69.87725],</text:p>
      <text:p text:style-name="Preformatted_20_Text"><text:s text:c="7"/>[178.6, 69.4],</text:p>
      <text:p text:style-name="Preformatted_20_Text"><text:s text:c="7"/>[180, 68.963636],</text:p>
      <text:p text:style-name="Preformatted_20_Text"><text:s text:c="7"/>[180, 64.979709],</text:p>
      <text:p text:style-name="Preformatted_20_Text"><text:s text:c="7"/>[179.99281, 64.97433],</text:p>
      <text:p text:style-name="Preformatted_20_Text"><text:s text:c="7"/>[178.7072, 64.53493],</text:p>
      <text:p text:style-name="Preformatted_20_Text"><text:s text:c="7"/>[177.41128, 64.60821],</text:p>
      <text:p text:style-name="Preformatted_20_Text"><text:s text:c="7"/>[178.313, 64.07593],</text:p>
      <text:p text:style-name="Preformatted_20_Text"><text:s text:c="7"/>[178.90825, 63.25197],</text:p>
      <text:p text:style-name="Preformatted_20_Text"><text:s text:c="7"/>[179.37034, 62.98262],</text:p>
      <text:p text:style-name="Preformatted_20_Text"><text:s text:c="7"/>[179.48636, 62.56894],</text:p>
      <text:p text:style-name="Preformatted_20_Text"><text:s text:c="7"/>[179.22825, 62.3041],</text:p>
      <text:p text:style-name="Preformatted_20_Text"><text:s text:c="7"/>[177.3643, 62.5219],</text:p>
      <text:p text:style-name="Preformatted_20_Text"><text:s text:c="7"/>[174.56929, 61.76915],</text:p>
      <text:p text:style-name="Preformatted_20_Text"><text:s text:c="7"/>[173.68013, 61.65261],</text:p>
      <text:p text:style-name="Preformatted_20_Text"><text:s text:c="7"/>[172.15, 60.95],</text:p>
      <text:p text:style-name="Preformatted_20_Text"><text:s text:c="7"/>[170.6985, 60.33618],</text:p>
      <text:p text:style-name="Preformatted_20_Text"><text:s text:c="7"/>[170.33085, 59.88177],</text:p>
      <text:p text:style-name="Preformatted_20_Text"><text:s text:c="7"/>[168.90046, 60.57355],</text:p>
      <text:p text:style-name="Preformatted_20_Text"><text:s text:c="7"/>[166.29498, 59.78855],</text:p>
      <text:p text:style-name="Preformatted_20_Text"><text:s text:c="7"/>[165.84, 60.16],</text:p>
      <text:p text:style-name="Preformatted_20_Text"><text:s text:c="7"/>[164.87674, 59.7316],</text:p>
      <text:p text:style-name="Preformatted_20_Text"><text:s text:c="7"/>[163.53929, 59.86871],</text:p>
      <text:p text:style-name="Preformatted_20_Text"><text:s text:c="7"/>[163.21711, 59.21101],</text:p>
      <text:p text:style-name="Preformatted_20_Text"><text:s text:c="7"/>[162.01733, 58.24328],</text:p>
      <text:p text:style-name="Preformatted_20_Text"><text:s text:c="7"/>[162.05297, 57.83912],</text:p>
      <text:p text:style-name="Preformatted_20_Text"><text:s text:c="7"/>[163.19191, 57.61503],</text:p>
      <text:p text:style-name="Preformatted_20_Text"><text:s text:c="7"/>[163.05794, 56.15924],</text:p>
      <text:p text:style-name="Preformatted_20_Text"><text:s text:c="7"/>[162.12958, 56.12219],</text:p>
      <text:p text:style-name="Preformatted_20_Text"><text:s text:c="7"/>[161.70146, 55.28568],</text:p>
      <text:p text:style-name="Preformatted_20_Text"><text:s text:c="7"/>[162.11749, 54.85514],</text:p>
      <text:p text:style-name="Preformatted_20_Text"><text:s text:c="7"/>[160.36877, 54.34433],</text:p>
      <text:p text:style-name="Preformatted_20_Text"><text:s text:c="7"/>[160.02173, 53.20257],</text:p>
      <text:p text:style-name="Preformatted_20_Text"><text:soft-page-break/><text:s text:c="7"/>[158.53094, 52.95868],</text:p>
      <text:p text:style-name="Preformatted_20_Text"><text:s text:c="7"/>[158.23118, 51.94269],</text:p>
      <text:p text:style-name="Preformatted_20_Text"><text:s text:c="7"/>[156.78979, 51.01105],</text:p>
      <text:p text:style-name="Preformatted_20_Text"><text:s text:c="7"/>[156.42, 51.7],</text:p>
      <text:p text:style-name="Preformatted_20_Text"><text:s text:c="7"/>[155.99182, 53.15895],</text:p>
      <text:p text:style-name="Preformatted_20_Text"><text:s text:c="7"/>[155.43366, 55.38103],</text:p>
      <text:p text:style-name="Preformatted_20_Text"><text:s text:c="7"/>[155.91442, 56.76792],</text:p>
      <text:p text:style-name="Preformatted_20_Text"><text:s text:c="7"/>[156.75815, 57.3647],</text:p>
      <text:p text:style-name="Preformatted_20_Text"><text:s text:c="7"/>[156.81035, 57.83204],</text:p>
      <text:p text:style-name="Preformatted_20_Text"><text:s text:c="7"/>[158.36433, 58.05575],</text:p>
      <text:p text:style-name="Preformatted_20_Text"><text:s text:c="7"/>[160.15064, 59.31477],</text:p>
      <text:p text:style-name="Preformatted_20_Text"><text:s text:c="7"/>[161.87204, 60.343],</text:p>
      <text:p text:style-name="Preformatted_20_Text"><text:s text:c="7"/>[163.66969, 61.1409],</text:p>
      <text:p text:style-name="Preformatted_20_Text"><text:s text:c="7"/>[164.47355, 62.55061],</text:p>
      <text:p text:style-name="Preformatted_20_Text"><text:s text:c="7"/>[163.25842, 62.46627],</text:p>
      <text:p text:style-name="Preformatted_20_Text"><text:s text:c="7"/>[162.65791, 61.6425],</text:p>
      <text:p text:style-name="Preformatted_20_Text"><text:s text:c="7"/>[160.12148, 60.54423],</text:p>
      <text:p text:style-name="Preformatted_20_Text"><text:s text:c="7"/>[159.30232, 61.77396],</text:p>
      <text:p text:style-name="Preformatted_20_Text"><text:s text:c="7"/>[156.72068, 61.43442],</text:p>
      <text:p text:style-name="Preformatted_20_Text"><text:s text:c="7"/>[154.21806, 59.75818],</text:p>
      <text:p text:style-name="Preformatted_20_Text"><text:s text:c="7"/>[155.04375, 59.14495],</text:p>
      <text:p text:style-name="Preformatted_20_Text"><text:s text:c="7"/>[152.81185, 58.88385],</text:p>
      <text:p text:style-name="Preformatted_20_Text"><text:s text:c="7"/>[151.26573, 58.78089],</text:p>
      <text:p text:style-name="Preformatted_20_Text"><text:s text:c="7"/>[151.33815, 59.50396],</text:p>
      <text:p text:style-name="Preformatted_20_Text"><text:s text:c="7"/>[149.78371, 59.65573],</text:p>
      <text:p text:style-name="Preformatted_20_Text"><text:s text:c="7"/>[148.54481, 59.16448],</text:p>
      <text:p text:style-name="Preformatted_20_Text"><text:s text:c="7"/>[145.48722, 59.33637],</text:p>
      <text:p text:style-name="Preformatted_20_Text"><text:s text:c="7"/>[142.19782, 59.03998],</text:p>
      <text:p text:style-name="Preformatted_20_Text"><text:s text:c="7"/>[138.95848, 57.08805],</text:p>
      <text:p text:style-name="Preformatted_20_Text"><text:s text:c="7"/>[135.12619, 54.72959],</text:p>
      <text:p text:style-name="Preformatted_20_Text"><text:s text:c="7"/>[136.70171, 54.60355],</text:p>
      <text:p text:style-name="Preformatted_20_Text"><text:s text:c="7"/>[137.19342, 53.97732],</text:p>
      <text:p text:style-name="Preformatted_20_Text"><text:s text:c="7"/>[138.1647, 53.75501],</text:p>
      <text:p text:style-name="Preformatted_20_Text"><text:s text:c="7"/>[138.80463, 54.25455],</text:p>
      <text:p text:style-name="Preformatted_20_Text"><text:s text:c="7"/>[139.90151, 54.18968],</text:p>
      <text:p text:style-name="Preformatted_20_Text"><text:s text:c="7"/>[141.34531, 53.08957],</text:p>
      <text:p text:style-name="Preformatted_20_Text"><text:s text:c="7"/>[141.37923, 52.23877],</text:p>
      <text:p text:style-name="Preformatted_20_Text"><text:s text:c="7"/>[140.59742, 51.23967],</text:p>
      <text:p text:style-name="Preformatted_20_Text"><text:s text:c="7"/>[140.51308, 50.04553],</text:p>
      <text:p text:style-name="Preformatted_20_Text"><text:s text:c="7"/>[140.06193, 48.44671],</text:p>
      <text:p text:style-name="Preformatted_20_Text"><text:s text:c="7"/>[138.55472, 46.99965],</text:p>
      <text:p text:style-name="Preformatted_20_Text"><text:s text:c="7"/>[138.21971, 46.30795],</text:p>
      <text:p text:style-name="Preformatted_20_Text"><text:s text:c="7"/>[136.86232, 45.1435],</text:p>
      <text:p text:style-name="Preformatted_20_Text"><text:s text:c="7"/>[135.51535, 43.989],</text:p>
      <text:p text:style-name="Preformatted_20_Text"><text:s text:c="7"/>[134.86939, 43.39821],</text:p>
      <text:p text:style-name="Preformatted_20_Text"><text:s text:c="7"/>[133.53687, 42.81147],</text:p>
      <text:p text:style-name="Preformatted_20_Text"><text:s text:c="7"/>[132.90627, 42.79849],</text:p>
      <text:p text:style-name="Preformatted_20_Text"><text:s text:c="7"/>[132.27807, 43.28456],</text:p>
      <text:p text:style-name="Preformatted_20_Text"><text:s text:c="7"/>[130.93587, 42.55274],</text:p>
      <text:p text:style-name="Preformatted_20_Text"><text:s text:c="7"/>[130.78, 42.22],</text:p>
      <text:p text:style-name="Preformatted_20_Text"><text:s text:c="7"/>[130.64, 42.395],</text:p>
      <text:p text:style-name="Preformatted_20_Text"><text:s text:c="7"/>[130.633866, 42.903015],</text:p>
      <text:p text:style-name="Preformatted_20_Text"><text:s text:c="7"/>[131.144688, 42.92999],</text:p>
      <text:p text:style-name="Preformatted_20_Text"><text:s text:c="7"/>[131.288555, 44.11152],</text:p>
      <text:p text:style-name="Preformatted_20_Text"><text:s text:c="7"/>[131.02519, 44.96796],</text:p>
      <text:p text:style-name="Preformatted_20_Text"><text:s text:c="7"/>[131.883454, 45.321162],</text:p>
      <text:p text:style-name="Preformatted_20_Text"><text:s text:c="7"/>[133.09712, 45.14409],</text:p>
      <text:p text:style-name="Preformatted_20_Text"><text:s text:c="7"/>[133.769644, 46.116927],</text:p>
      <text:p text:style-name="Preformatted_20_Text"><text:s text:c="7"/>[134.11235, 47.21248],</text:p>
      <text:p text:style-name="Preformatted_20_Text"><text:s text:c="7"/>[134.50081, 47.57845],</text:p>
      <text:p text:style-name="Preformatted_20_Text"><text:s text:c="7"/>[135.026311, 48.47823],</text:p>
      <text:p text:style-name="Preformatted_20_Text"><text:s text:c="7"/>[133.373596, 48.183442],</text:p>
      <text:p text:style-name="Preformatted_20_Text"><text:s text:c="7"/>[132.50669, 47.78896],</text:p>
      <text:p text:style-name="Preformatted_20_Text"><text:s text:c="7"/>[130.98726, 47.79013],</text:p>
      <text:p text:style-name="Preformatted_20_Text"><text:soft-page-break/><text:s text:c="7"/>[130.582293, 48.729687],</text:p>
      <text:p text:style-name="Preformatted_20_Text"><text:s text:c="7"/>[129.397818, 49.4406],</text:p>
      <text:p text:style-name="Preformatted_20_Text"><text:s text:c="7"/>[127.6574, 49.76027],</text:p>
      <text:p text:style-name="Preformatted_20_Text"><text:s text:c="7"/>[127.287456, 50.739797],</text:p>
      <text:p text:style-name="Preformatted_20_Text"><text:s text:c="7"/>[126.939157, 51.353894],</text:p>
      <text:p text:style-name="Preformatted_20_Text"><text:s text:c="7"/>[126.564399, 51.784255],</text:p>
      <text:p text:style-name="Preformatted_20_Text"><text:s text:c="7"/>[125.946349, 52.792799],</text:p>
      <text:p text:style-name="Preformatted_20_Text"><text:s text:c="7"/>[125.068211, 53.161045],</text:p>
      <text:p text:style-name="Preformatted_20_Text"><text:s text:c="7"/>[123.57147, 53.4588],</text:p>
      <text:p text:style-name="Preformatted_20_Text"><text:s text:c="7"/>[122.245748, 53.431726],</text:p>
      <text:p text:style-name="Preformatted_20_Text"><text:s text:c="7"/>[121.003085, 53.251401],</text:p>
      <text:p text:style-name="Preformatted_20_Text"><text:s text:c="7"/>[120.177089, 52.753886],</text:p>
      <text:p text:style-name="Preformatted_20_Text"><text:s text:c="7"/>[120.725789, 52.516226],</text:p>
      <text:p text:style-name="Preformatted_20_Text"><text:s text:c="7"/>[120.7382, 51.96411],</text:p>
      <text:p text:style-name="Preformatted_20_Text"><text:s text:c="7"/>[120.18208, 51.64355],</text:p>
      <text:p text:style-name="Preformatted_20_Text"><text:s text:c="7"/>[119.27939, 50.58292],</text:p>
      <text:p text:style-name="Preformatted_20_Text"><text:s text:c="7"/>[119.288461, 50.142883],</text:p>
      <text:p text:style-name="Preformatted_20_Text"><text:s text:c="7"/>[117.879244, 49.510983],</text:p>
      <text:p text:style-name="Preformatted_20_Text"><text:s text:c="7"/>[116.678801, 49.888531],</text:p>
      <text:p text:style-name="Preformatted_20_Text"><text:s text:c="7"/>[115.485695, 49.805177],</text:p>
      <text:p text:style-name="Preformatted_20_Text"><text:s text:c="7"/>[114.96211, 50.140247],</text:p>
      <text:p text:style-name="Preformatted_20_Text"><text:s text:c="7"/>[114.362456, 50.248303],</text:p>
      <text:p text:style-name="Preformatted_20_Text"><text:s text:c="7"/>[112.89774, 49.543565],</text:p>
      <text:p text:style-name="Preformatted_20_Text"><text:s text:c="7"/>[111.581231, 49.377968],</text:p>
      <text:p text:style-name="Preformatted_20_Text"><text:s text:c="7"/>[110.662011, 49.130128],</text:p>
      <text:p text:style-name="Preformatted_20_Text"><text:s text:c="7"/>[109.402449, 49.292961],</text:p>
      <text:p text:style-name="Preformatted_20_Text"><text:s text:c="7"/>[108.475167, 49.282548],</text:p>
      <text:p text:style-name="Preformatted_20_Text"><text:s text:c="7"/>[107.868176, 49.793705],</text:p>
      <text:p text:style-name="Preformatted_20_Text"><text:s text:c="7"/>[106.888804, 50.274296],</text:p>
      <text:p text:style-name="Preformatted_20_Text"><text:s text:c="7"/>[105.886591, 50.406019],</text:p>
      <text:p text:style-name="Preformatted_20_Text"><text:s text:c="7"/>[104.62158, 50.27532],</text:p>
      <text:p text:style-name="Preformatted_20_Text"><text:s text:c="7"/>[103.676545, 50.089966],</text:p>
      <text:p text:style-name="Preformatted_20_Text"><text:s text:c="7"/>[102.25589, 50.51056],</text:p>
      <text:p text:style-name="Preformatted_20_Text"><text:s text:c="7"/>[102.06521, 51.25991],</text:p>
      <text:p text:style-name="Preformatted_20_Text"><text:s text:c="7"/>[100.88948, 51.516856],</text:p>
      <text:p text:style-name="Preformatted_20_Text"><text:s text:c="7"/>[99.981732, 51.634006],</text:p>
      <text:p text:style-name="Preformatted_20_Text"><text:s text:c="7"/>[98.861491, 52.047366],</text:p>
      <text:p text:style-name="Preformatted_20_Text"><text:s text:c="7"/>[97.82574, 51.010995],</text:p>
      <text:p text:style-name="Preformatted_20_Text"><text:s text:c="7"/>[98.231762, 50.422401],</text:p>
      <text:p text:style-name="Preformatted_20_Text"><text:s text:c="7"/>[97.25976, 49.72605],</text:p>
      <text:p text:style-name="Preformatted_20_Text"><text:s text:c="7"/>[95.81402, 49.97746],</text:p>
      <text:p text:style-name="Preformatted_20_Text"><text:s text:c="7"/>[94.815949, 50.013433],</text:p>
      <text:p text:style-name="Preformatted_20_Text"><text:s text:c="7"/>[94.147566, 50.480537],</text:p>
      <text:p text:style-name="Preformatted_20_Text"><text:s text:c="7"/>[93.10421, 50.49529],</text:p>
      <text:p text:style-name="Preformatted_20_Text"><text:s text:c="7"/>[92.234712, 50.802171],</text:p>
      <text:p text:style-name="Preformatted_20_Text"><text:s text:c="7"/>[90.713667, 50.331812],</text:p>
      <text:p text:style-name="Preformatted_20_Text"><text:s text:c="7"/>[88.805567, 49.470521],</text:p>
      <text:p text:style-name="Preformatted_20_Text"><text:s text:c="7"/>[87.751264, 49.297198],</text:p>
      <text:p text:style-name="Preformatted_20_Text"><text:s text:c="7"/>[87.35997, 49.214981],</text:p>
      <text:p text:style-name="Preformatted_20_Text"><text:s text:c="7"/>[86.829357, 49.826675],</text:p>
      <text:p text:style-name="Preformatted_20_Text"><text:s text:c="7"/>[85.54127, 49.692859],</text:p>
      <text:p text:style-name="Preformatted_20_Text"><text:s text:c="7"/>[85.11556, 50.117303],</text:p>
      <text:p text:style-name="Preformatted_20_Text"><text:s text:c="7"/>[84.416377, 50.3114],</text:p>
      <text:p text:style-name="Preformatted_20_Text"><text:s text:c="7"/>[83.935115, 50.889246],</text:p>
      <text:p text:style-name="Preformatted_20_Text"><text:s text:c="7"/>[83.383004, 51.069183],</text:p>
      <text:p text:style-name="Preformatted_20_Text"><text:s text:c="7"/>[81.945986, 50.812196],</text:p>
      <text:p text:style-name="Preformatted_20_Text"><text:s text:c="7"/>[80.568447, 51.388336],</text:p>
      <text:p text:style-name="Preformatted_20_Text"><text:s text:c="7"/>[80.03556, 50.864751],</text:p>
      <text:p text:style-name="Preformatted_20_Text"><text:s text:c="7"/>[77.800916, 53.404415],</text:p>
      <text:p text:style-name="Preformatted_20_Text"><text:s text:c="7"/>[76.525179, 54.177003],</text:p>
      <text:p text:style-name="Preformatted_20_Text"><text:s text:c="7"/>[76.8911, 54.490524],</text:p>
      <text:p text:style-name="Preformatted_20_Text"><text:s text:c="7"/>[74.38482, 53.54685],</text:p>
      <text:p text:style-name="Preformatted_20_Text"><text:s text:c="7"/>[73.425679, 53.48981],</text:p>
      <text:p text:style-name="Preformatted_20_Text"><text:s text:c="7"/>[73.508516, 54.035617],</text:p>
      <text:p text:style-name="Preformatted_20_Text"><text:soft-page-break/><text:s text:c="7"/>[72.22415, 54.376655],</text:p>
      <text:p text:style-name="Preformatted_20_Text"><text:s text:c="7"/>[71.180131, 54.133285],</text:p>
      <text:p text:style-name="Preformatted_20_Text"><text:s text:c="7"/>[70.865267, 55.169734],</text:p>
      <text:p text:style-name="Preformatted_20_Text"><text:s text:c="7"/>[69.068167, 55.38525],</text:p>
      <text:p text:style-name="Preformatted_20_Text"><text:s text:c="7"/>[68.1691, 54.970392],</text:p>
      <text:p text:style-name="Preformatted_20_Text"><text:s text:c="7"/>[65.66687, 54.60125],</text:p>
      <text:p text:style-name="Preformatted_20_Text"><text:s text:c="7"/>[65.178534, 54.354228],</text:p>
      <text:p text:style-name="Preformatted_20_Text"><text:s text:c="7"/>[61.4366, 54.00625],</text:p>
      <text:p text:style-name="Preformatted_20_Text"><text:s text:c="7"/>[60.978066, 53.664993],</text:p>
      <text:p text:style-name="Preformatted_20_Text"><text:s text:c="7"/>[61.699986, 52.979996],</text:p>
      <text:p text:style-name="Preformatted_20_Text"><text:s text:c="7"/>[60.739993, 52.719986],</text:p>
      <text:p text:style-name="Preformatted_20_Text"><text:s text:c="7"/>[60.927269, 52.447548],</text:p>
      <text:p text:style-name="Preformatted_20_Text"><text:s text:c="7"/>[59.967534, 51.96042],</text:p>
      <text:p text:style-name="Preformatted_20_Text"><text:s text:c="7"/>[61.588003, 51.272659],</text:p>
      <text:p text:style-name="Preformatted_20_Text"><text:s text:c="7"/>[61.337424, 50.79907],</text:p>
      <text:p text:style-name="Preformatted_20_Text"><text:s text:c="7"/>[59.932807, 50.842194],</text:p>
      <text:p text:style-name="Preformatted_20_Text"><text:s text:c="7"/>[59.642282, 50.545442],</text:p>
      <text:p text:style-name="Preformatted_20_Text"><text:s text:c="7"/>[58.36332, 51.06364],</text:p>
      <text:p text:style-name="Preformatted_20_Text"><text:s text:c="7"/>[56.77798, 51.04355],</text:p>
      <text:p text:style-name="Preformatted_20_Text"><text:s text:c="7"/>[55.71694, 50.62171],</text:p>
      <text:p text:style-name="Preformatted_20_Text"><text:s text:c="7"/>[54.532878, 51.02624],</text:p>
      <text:p text:style-name="Preformatted_20_Text"><text:s text:c="7"/>[52.328724, 51.718652],</text:p>
      <text:p text:style-name="Preformatted_20_Text"><text:s text:c="7"/>[50.766648, 51.692762],</text:p>
      <text:p text:style-name="Preformatted_20_Text"><text:s text:c="7"/>[48.702382, 50.605128],</text:p>
      <text:p text:style-name="Preformatted_20_Text"><text:s text:c="7"/>[48.577841, 49.87476],</text:p>
      <text:p text:style-name="Preformatted_20_Text"><text:s text:c="7"/>[47.54948, 50.454698],</text:p>
      <text:p text:style-name="Preformatted_20_Text"><text:s text:c="7"/>[46.751596, 49.356006],</text:p>
      <text:p text:style-name="Preformatted_20_Text"><text:s text:c="7"/>[47.043672, 49.152039],</text:p>
      <text:p text:style-name="Preformatted_20_Text"><text:s text:c="7"/>[46.466446, 48.394152],</text:p>
      <text:p text:style-name="Preformatted_20_Text"><text:s text:c="7"/>[47.31524, 47.71585],</text:p>
      <text:p text:style-name="Preformatted_20_Text"><text:s text:c="7"/>[48.05725, 47.74377],</text:p>
      <text:p text:style-name="Preformatted_20_Text"><text:s text:c="7"/>[48.694734, 47.075628],</text:p>
      <text:p text:style-name="Preformatted_20_Text"><text:s text:c="7"/>[48.59325, 46.56104],</text:p>
      <text:p text:style-name="Preformatted_20_Text"><text:s text:c="7"/>[49.10116, 46.39933],</text:p>
      <text:p text:style-name="Preformatted_20_Text"><text:s text:c="7"/>[48.64541, 45.80629],</text:p>
      <text:p text:style-name="Preformatted_20_Text"><text:s text:c="7"/>[47.67591, 45.64149],</text:p>
      <text:p text:style-name="Preformatted_20_Text"><text:s text:c="7"/>[46.68201, 44.6092],</text:p>
      <text:p text:style-name="Preformatted_20_Text"><text:s text:c="7"/>[47.59094, 43.66016],</text:p>
      <text:p text:style-name="Preformatted_20_Text"><text:s text:c="7"/>[47.49252, 42.98658],</text:p>
      <text:p text:style-name="Preformatted_20_Text"><text:s text:c="7"/>[48.58437, 41.80888],</text:p>
      <text:p text:style-name="Preformatted_20_Text"><text:s text:c="7"/>[47.987283, 41.405819],</text:p>
      <text:p text:style-name="Preformatted_20_Text"><text:s text:c="7"/>[47.815666, 41.151416],</text:p>
      <text:p text:style-name="Preformatted_20_Text"><text:s text:c="7"/>[47.373315, 41.219732],</text:p>
      <text:p text:style-name="Preformatted_20_Text"><text:s text:c="7"/>[46.686071, 41.827137],</text:p>
      <text:p text:style-name="Preformatted_20_Text"><text:s text:c="7"/>[46.404951, 41.860675],</text:p>
      <text:p text:style-name="Preformatted_20_Text"><text:s text:c="7"/>[45.7764, 42.09244],</text:p>
      <text:p text:style-name="Preformatted_20_Text"><text:s text:c="7"/>[45.470279, 42.502781],</text:p>
      <text:p text:style-name="Preformatted_20_Text"><text:s text:c="7"/>[44.537623, 42.711993],</text:p>
      <text:p text:style-name="Preformatted_20_Text"><text:s text:c="7"/>[43.93121, 42.55496],</text:p>
      <text:p text:style-name="Preformatted_20_Text"><text:s text:c="7"/>[43.75599, 42.74083],</text:p>
      <text:p text:style-name="Preformatted_20_Text"><text:s text:c="7"/>[42.3944, 43.2203],</text:p>
      <text:p text:style-name="Preformatted_20_Text"><text:s text:c="7"/>[40.92219, 43.38215],</text:p>
      <text:p text:style-name="Preformatted_20_Text"><text:s text:c="7"/>[40.076965, 43.553104],</text:p>
      <text:p text:style-name="Preformatted_20_Text"><text:s text:c="7"/>[39.955009, 43.434998],</text:p>
      <text:p text:style-name="Preformatted_20_Text"><text:s text:c="7"/>[38.68, 44.28],</text:p>
      <text:p text:style-name="Preformatted_20_Text"><text:s text:c="7"/>[37.53912, 44.65721],</text:p>
      <text:p text:style-name="Preformatted_20_Text"><text:s text:c="7"/>[36.67546, 45.24469],</text:p>
      <text:p text:style-name="Preformatted_20_Text"><text:s text:c="7"/>[37.40317, 45.40451],</text:p>
      <text:p text:style-name="Preformatted_20_Text"><text:s text:c="7"/>[38.23295, 46.24087],</text:p>
      <text:p text:style-name="Preformatted_20_Text"><text:s text:c="7"/>[37.67372, 46.63657],</text:p>
      <text:p text:style-name="Preformatted_20_Text"><text:s text:c="7"/>[39.14767, 47.04475],</text:p>
      <text:p text:style-name="Preformatted_20_Text"><text:s text:c="7"/>[39.1212, 47.26336],</text:p>
      <text:p text:style-name="Preformatted_20_Text"><text:s text:c="7"/>[38.223538, 47.10219],</text:p>
      <text:p text:style-name="Preformatted_20_Text"><text:s text:c="7"/>[38.255112, 47.5464],</text:p>
      <text:p text:style-name="Preformatted_20_Text"><text:soft-page-break/><text:s text:c="7"/>[38.77057, 47.82562],</text:p>
      <text:p text:style-name="Preformatted_20_Text"><text:s text:c="7"/>[39.738278, 47.898937],</text:p>
      <text:p text:style-name="Preformatted_20_Text"><text:s text:c="7"/>[39.89562, 48.23241],</text:p>
      <text:p text:style-name="Preformatted_20_Text"><text:s text:c="7"/>[39.67465, 48.78382],</text:p>
      <text:p text:style-name="Preformatted_20_Text"><text:s text:c="7"/>[40.080789, 49.30743],</text:p>
      <text:p text:style-name="Preformatted_20_Text"><text:s text:c="7"/>[40.06904, 49.60105],</text:p>
      <text:p text:style-name="Preformatted_20_Text"><text:s text:c="7"/>[38.594988, 49.926462],</text:p>
      <text:p text:style-name="Preformatted_20_Text"><text:s text:c="7"/>[38.010631, 49.915662],</text:p>
      <text:p text:style-name="Preformatted_20_Text"><text:s text:c="7"/>[37.39346, 50.383953],</text:p>
      <text:p text:style-name="Preformatted_20_Text"><text:s text:c="7"/>[36.626168, 50.225591],</text:p>
      <text:p text:style-name="Preformatted_20_Text"><text:s text:c="7"/>[35.356116, 50.577197],</text:p>
      <text:p text:style-name="Preformatted_20_Text"><text:s text:c="7"/>[35.37791, 50.77394],</text:p>
      <text:p text:style-name="Preformatted_20_Text"><text:s text:c="7"/>[35.022183, 51.207572],</text:p>
      <text:p text:style-name="Preformatted_20_Text"><text:s text:c="7"/>[34.224816, 51.255993],</text:p>
      <text:p text:style-name="Preformatted_20_Text"><text:s text:c="7"/>[34.141978, 51.566413],</text:p>
      <text:p text:style-name="Preformatted_20_Text"><text:s text:c="7"/>[34.391731, 51.768882],</text:p>
      <text:p text:style-name="Preformatted_20_Text"><text:s text:c="7"/>[33.7527, 52.335075],</text:p>
      <text:p text:style-name="Preformatted_20_Text"><text:s text:c="7"/>[32.715761, 52.238465],</text:p>
      <text:p text:style-name="Preformatted_20_Text"><text:s text:c="7"/>[32.412058, 52.288695],</text:p>
      <text:p text:style-name="Preformatted_20_Text"><text:s text:c="7"/>[32.15944, 52.06125],</text:p>
      <text:p text:style-name="Preformatted_20_Text"><text:s text:c="7"/>[31.78597, 52.10168],</text:p>
      <text:p text:style-name="Preformatted_20_Text"><text:s text:c="7"/>[31.540018, 52.742052],</text:p>
      <text:p text:style-name="Preformatted_20_Text"><text:s text:c="7"/>[31.305201, 53.073996],</text:p>
      <text:p text:style-name="Preformatted_20_Text"><text:s text:c="7"/>[31.49764, 53.16743],</text:p>
      <text:p text:style-name="Preformatted_20_Text"><text:s text:c="7"/>[32.304519, 53.132726],</text:p>
      <text:p text:style-name="Preformatted_20_Text"><text:s text:c="7"/>[32.693643, 53.351421],</text:p>
      <text:p text:style-name="Preformatted_20_Text"><text:s text:c="7"/>[32.405599, 53.618045],</text:p>
      <text:p text:style-name="Preformatted_20_Text"><text:s text:c="7"/>[31.731273, 53.794029],</text:p>
      <text:p text:style-name="Preformatted_20_Text"><text:s text:c="7"/>[31.791424, 53.974639],</text:p>
      <text:p text:style-name="Preformatted_20_Text"><text:s text:c="7"/>[31.384472, 54.157056],</text:p>
      <text:p text:style-name="Preformatted_20_Text"><text:s text:c="7"/>[30.757534, 54.811771],</text:p>
      <text:p text:style-name="Preformatted_20_Text"><text:s text:c="7"/>[30.971836, 55.081548],</text:p>
      <text:p text:style-name="Preformatted_20_Text"><text:s text:c="7"/>[30.873909, 55.550976],</text:p>
      <text:p text:style-name="Preformatted_20_Text"><text:s text:c="7"/>[29.896294, 55.789463],</text:p>
      <text:p text:style-name="Preformatted_20_Text"><text:s text:c="7"/>[29.371572, 55.670091],</text:p>
      <text:p text:style-name="Preformatted_20_Text"><text:s text:c="7"/>[29.229513, 55.918344],</text:p>
      <text:p text:style-name="Preformatted_20_Text"><text:s text:c="7"/>[28.176709, 56.16913],</text:p>
      <text:p text:style-name="Preformatted_20_Text"><text:s text:c="7"/>[27.855282, 56.759326],</text:p>
      <text:p text:style-name="Preformatted_20_Text"><text:s text:c="7"/>[27.770016, 57.244258],</text:p>
      <text:p text:style-name="Preformatted_20_Text"><text:s text:c="7"/>[27.288185, 57.474528],</text:p>
      <text:p text:style-name="Preformatted_20_Text"><text:s text:c="7"/>[27.716686, 57.791899],</text:p>
      <text:p text:style-name="Preformatted_20_Text"><text:s text:c="7"/>[27.42015, 58.72457],</text:p>
      <text:p text:style-name="Preformatted_20_Text"><text:s text:c="7"/>[28.131699, 59.300825],</text:p>
      <text:p text:style-name="Preformatted_20_Text"><text:s text:c="7"/>[27.98112, 59.47537],</text:p>
      <text:p text:style-name="Preformatted_20_Text"><text:s text:c="7"/>[29.1177, 60.02805],</text:p>
      <text:p text:style-name="Preformatted_20_Text"><text:s text:c="7"/>[28.07, 60.50352],</text:p>
      <text:p text:style-name="Preformatted_20_Text"><text:s text:c="7"/>[30.211107, 61.780028],</text:p>
      <text:p text:style-name="Preformatted_20_Text"><text:s text:c="7"/>[31.139991, 62.357693],</text:p>
      <text:p text:style-name="Preformatted_20_Text"><text:s text:c="7"/>[31.516092, 62.867687],</text:p>
      <text:p text:style-name="Preformatted_20_Text"><text:s text:c="7"/>[30.035872, 63.552814],</text:p>
      <text:p text:style-name="Preformatted_20_Text"><text:s text:c="7"/>[30.444685, 64.204453],</text:p>
      <text:p text:style-name="Preformatted_20_Text"><text:s text:c="7"/>[29.54443, 64.948672],</text:p>
      <text:p text:style-name="Preformatted_20_Text"><text:s text:c="7"/>[30.21765, 65.80598],</text:p>
      <text:p text:style-name="Preformatted_20_Text"><text:s text:c="7"/>[29.054589, 66.944286],</text:p>
      <text:p text:style-name="Preformatted_20_Text"><text:s text:c="7"/>[29.977426, 67.698297],</text:p>
      <text:p text:style-name="Preformatted_20_Text"><text:s text:c="7"/>[28.445944, 68.364613],</text:p>
      <text:p text:style-name="Preformatted_20_Text"><text:s text:c="7"/>[28.59193, 69.064777],</text:p>
      <text:p text:style-name="Preformatted_20_Text"><text:s text:c="7"/>[29.39955, 69.15692],</text:p>
      <text:p text:style-name="Preformatted_20_Text"><text:s text:c="7"/>[31.10108, 69.55811],</text:p>
      <text:p text:style-name="Preformatted_20_Text"><text:s text:c="7"/>[32.13272, 69.90595],</text:p>
      <text:p text:style-name="Preformatted_20_Text"><text:s text:c="7"/>[33.77547, 69.30142],</text:p>
      <text:p text:style-name="Preformatted_20_Text"><text:s text:c="7"/>[36.51396, 69.06342],</text:p>
      <text:p text:style-name="Preformatted_20_Text"><text:s text:c="7"/>[40.29234, 67.9324],</text:p>
      <text:p text:style-name="Preformatted_20_Text"><text:s text:c="7"/>[41.05987, 67.45713],</text:p>
      <text:p text:style-name="Preformatted_20_Text"><text:soft-page-break/><text:s text:c="7"/>[41.12595, 66.79158],</text:p>
      <text:p text:style-name="Preformatted_20_Text"><text:s text:c="7"/>[40.01583, 66.26618],</text:p>
      <text:p text:style-name="Preformatted_20_Text"><text:s text:c="7"/>[38.38295, 65.99953],</text:p>
      <text:p text:style-name="Preformatted_20_Text"><text:s text:c="7"/>[33.91871, 66.75961],</text:p>
      <text:p text:style-name="Preformatted_20_Text"><text:s text:c="7"/>[33.18444, 66.63253],</text:p>
      <text:p text:style-name="Preformatted_20_Text"><text:s text:c="7"/>[34.81477, 65.90015],</text:p>
      <text:p text:style-name="Preformatted_20_Text"><text:s text:c="7"/>[34.878574, 65.436213],</text:p>
      <text:p text:style-name="Preformatted_20_Text"><text:s text:c="7"/>[34.94391, 64.41437],</text:p>
      <text:p text:style-name="Preformatted_20_Text"><text:s text:c="7"/>[36.23129, 64.10945],</text:p>
      <text:p text:style-name="Preformatted_20_Text"><text:s text:c="7"/>[37.01273, 63.84983],</text:p>
      <text:p text:style-name="Preformatted_20_Text"><text:s text:c="7"/>[37.14197, 64.33471],</text:p>
      <text:p text:style-name="Preformatted_20_Text"><text:s text:c="7"/>[36.539579, 64.76446],</text:p>
      <text:p text:style-name="Preformatted_20_Text"><text:s text:c="7"/>[37.17604, 65.14322],</text:p>
      <text:p text:style-name="Preformatted_20_Text"><text:s text:c="7"/>[39.59345, 64.52079],</text:p>
      <text:p text:style-name="Preformatted_20_Text"><text:s text:c="7"/>[40.4356, 64.76446],</text:p>
      <text:p text:style-name="Preformatted_20_Text"><text:s text:c="7"/>[39.7626, 65.49682],</text:p>
      <text:p text:style-name="Preformatted_20_Text"><text:s text:c="7"/>[42.09309, 66.47623],</text:p>
      <text:p text:style-name="Preformatted_20_Text"><text:s text:c="7"/>[43.01604, 66.41858],</text:p>
      <text:p text:style-name="Preformatted_20_Text"><text:s text:c="7"/>[43.94975, 66.06908],</text:p>
      <text:p text:style-name="Preformatted_20_Text"><text:s text:c="7"/>[44.53226, 66.75634],</text:p>
      <text:p text:style-name="Preformatted_20_Text"><text:s text:c="7"/>[43.69839, 67.35245],</text:p>
      <text:p text:style-name="Preformatted_20_Text"><text:s text:c="7"/>[44.18795, 67.95051],</text:p>
      <text:p text:style-name="Preformatted_20_Text"><text:s text:c="7"/>[43.45282, 68.57079],</text:p>
      <text:p text:style-name="Preformatted_20_Text"><text:s text:c="7"/>[46.25, 68.25],</text:p>
      <text:p text:style-name="Preformatted_20_Text"><text:s text:c="7"/>[46.82134, 67.68997],</text:p>
      <text:p text:style-name="Preformatted_20_Text"><text:s text:c="7"/>[45.55517, 67.56652],</text:p>
      <text:p text:style-name="Preformatted_20_Text"><text:s text:c="7"/>[45.56202, 67.01005],</text:p>
      <text:p text:style-name="Preformatted_20_Text"><text:s text:c="7"/>[46.34915, 66.66767],</text:p>
      <text:p text:style-name="Preformatted_20_Text"><text:s text:c="7"/>[47.89416, 66.88455],</text:p>
      <text:p text:style-name="Preformatted_20_Text"><text:s text:c="7"/>[48.13876, 67.52238],</text:p>
      <text:p text:style-name="Preformatted_20_Text"><text:s text:c="7"/>[50.22766, 67.99867],</text:p>
      <text:p text:style-name="Preformatted_20_Text"><text:s text:c="7"/>[53.71743, 68.85738],</text:p>
      <text:p text:style-name="Preformatted_20_Text"><text:s text:c="7"/>[54.47171, 68.80815],</text:p>
      <text:p text:style-name="Preformatted_20_Text"><text:s text:c="7"/>[53.48582, 68.20131],</text:p>
      <text:p text:style-name="Preformatted_20_Text"><text:s text:c="7"/>[54.72628, 68.09702],</text:p>
      <text:p text:style-name="Preformatted_20_Text"><text:s text:c="7"/>[55.44268, 68.43866],</text:p>
      <text:p text:style-name="Preformatted_20_Text"><text:s text:c="7"/>[57.31702, 68.46628],</text:p>
      <text:p text:style-name="Preformatted_20_Text"><text:s text:c="7"/>[58.802, 68.88082],</text:p>
      <text:p text:style-name="Preformatted_20_Text"><text:s text:c="7"/>[59.94142, 68.27844],</text:p>
      <text:p text:style-name="Preformatted_20_Text"><text:s text:c="7"/>[61.07784, 68.94069],</text:p>
      <text:p text:style-name="Preformatted_20_Text"><text:s text:c="7"/>[60.03, 69.52],</text:p>
      <text:p text:style-name="Preformatted_20_Text"><text:s text:c="7"/>[60.55, 69.85],</text:p>
      <text:p text:style-name="Preformatted_20_Text"><text:s text:c="7"/>[63.504, 69.54739],</text:p>
      <text:p text:style-name="Preformatted_20_Text"><text:s text:c="7"/>[64.888115, 69.234835],</text:p>
      <text:p text:style-name="Preformatted_20_Text"><text:s text:c="7"/>[68.51216, 68.09233],</text:p>
      <text:p text:style-name="Preformatted_20_Text"><text:s text:c="7"/>[69.18068, 68.61563],</text:p>
      <text:p text:style-name="Preformatted_20_Text"><text:s text:c="7"/>[68.16444, 69.14436],</text:p>
      <text:p text:style-name="Preformatted_20_Text"><text:s text:c="7"/>[68.13522, 69.35649],</text:p>
      <text:p text:style-name="Preformatted_20_Text"><text:s text:c="7"/>[66.93008, 69.45461],</text:p>
      <text:p text:style-name="Preformatted_20_Text"><text:s text:c="7"/>[67.25976, 69.92873],</text:p>
      <text:p text:style-name="Preformatted_20_Text"><text:s text:c="7"/>[66.72492, 70.70889],</text:p>
      <text:p text:style-name="Preformatted_20_Text"><text:s text:c="7"/>[66.69466, 71.02897],</text:p>
      <text:p text:style-name="Preformatted_20_Text"><text:s text:c="7"/>[68.54006, 71.9345],</text:p>
      <text:p text:style-name="Preformatted_20_Text"><text:s text:c="7"/>[69.19636, 72.84336],</text:p>
      <text:p text:style-name="Preformatted_20_Text"><text:s text:c="7"/>[69.94, 73.04],</text:p>
      <text:p text:style-name="Preformatted_20_Text"><text:s text:c="7"/>[72.58754, 72.77629],</text:p>
      <text:p text:style-name="Preformatted_20_Text"><text:s text:c="7"/>[72.79603, 72.22006],</text:p>
      <text:p text:style-name="Preformatted_20_Text"><text:s text:c="7"/>[71.84811, 71.40898],</text:p>
      <text:p text:style-name="Preformatted_20_Text"><text:s text:c="7"/>[72.47011, 71.09019],</text:p>
      <text:p text:style-name="Preformatted_20_Text"><text:s text:c="7"/>[72.79188, 70.39114],</text:p>
      <text:p text:style-name="Preformatted_20_Text"><text:s text:c="7"/>[72.5647, 69.02085],</text:p>
      <text:p text:style-name="Preformatted_20_Text"><text:s text:c="7"/>[73.66787, 68.4079],</text:p>
      <text:p text:style-name="Preformatted_20_Text"><text:s text:c="7"/>[73.2387, 67.7404],</text:p>
      <text:p text:style-name="Preformatted_20_Text"><text:s text:c="7"/>[71.28, 66.32],</text:p>
      <text:p text:style-name="Preformatted_20_Text"><text:soft-page-break/><text:s text:c="7"/>[72.42301, 66.17267],</text:p>
      <text:p text:style-name="Preformatted_20_Text"><text:s text:c="7"/>[72.82077, 66.53267],</text:p>
      <text:p text:style-name="Preformatted_20_Text"><text:s text:c="7"/>[73.92099, 66.78946],</text:p>
      <text:p text:style-name="Preformatted_20_Text"><text:s text:c="7"/>[74.18651, 67.28429],</text:p>
      <text:p text:style-name="Preformatted_20_Text"><text:s text:c="7"/>[75.052, 67.76047],</text:p>
      <text:p text:style-name="Preformatted_20_Text"><text:s text:c="7"/>[74.46926, 68.32899],</text:p>
      <text:p text:style-name="Preformatted_20_Text"><text:s text:c="7"/>[74.93584, 68.98918],</text:p>
      <text:p text:style-name="Preformatted_20_Text"><text:s text:c="7"/>[73.84236, 69.07146],</text:p>
      <text:p text:style-name="Preformatted_20_Text"><text:s text:c="7"/>[73.60187, 69.62763],</text:p>
      <text:p text:style-name="Preformatted_20_Text"><text:s text:c="7"/>[74.3998, 70.63175],</text:p>
      <text:p text:style-name="Preformatted_20_Text"><text:s text:c="7"/>[73.1011, 71.44717],</text:p>
      <text:p text:style-name="Preformatted_20_Text"><text:s text:c="7"/>[74.89082, 72.12119],</text:p>
      <text:p text:style-name="Preformatted_20_Text"><text:s text:c="7"/>[74.65926, 72.83227],</text:p>
      <text:p text:style-name="Preformatted_20_Text"><text:s text:c="7"/>[75.15801, 72.85497],</text:p>
      <text:p text:style-name="Preformatted_20_Text"><text:s text:c="7"/>[75.68351, 72.30056],</text:p>
      <text:p text:style-name="Preformatted_20_Text"><text:s text:c="7"/>[75.28898, 71.33556],</text:p>
      <text:p text:style-name="Preformatted_20_Text"><text:s text:c="7"/>[76.35911, 71.15287],</text:p>
      <text:p text:style-name="Preformatted_20_Text"><text:s text:c="7"/>[75.90313, 71.87401],</text:p>
      <text:p text:style-name="Preformatted_20_Text"><text:s text:c="7"/>[77.57665, 72.26717],</text:p>
      <text:p text:style-name="Preformatted_20_Text"><text:s text:c="7"/>[79.65202, 72.32011],</text:p>
      <text:p text:style-name="Preformatted_20_Text"><text:s text:c="7"/>[81.5, 71.75],</text:p>
      <text:p text:style-name="Preformatted_20_Text"><text:s text:c="7"/>[80.61071, 72.58285],</text:p>
      <text:p text:style-name="Preformatted_20_Text"><text:s text:c="7"/>[80.51109, 73.6482],</text:p>
      <text:p text:style-name="Preformatted_20_Text"><text:s text:c="7"/>[82.25, 73.85],</text:p>
      <text:p text:style-name="Preformatted_20_Text"><text:s text:c="7"/>[84.65526, 73.80591],</text:p>
      <text:p text:style-name="Preformatted_20_Text"><text:s text:c="7"/>[86.8223, 73.93688],</text:p>
      <text:p text:style-name="Preformatted_20_Text"><text:s text:c="7"/>[86.00956, 74.45967],</text:p>
      <text:p text:style-name="Preformatted_20_Text"><text:s text:c="7"/>[87.16682, 75.11643],</text:p>
      <text:p text:style-name="Preformatted_20_Text"><text:s text:c="7"/>[88.31571, 75.14393],</text:p>
      <text:p text:style-name="Preformatted_20_Text"><text:s text:c="7"/>[90.26, 75.64],</text:p>
      <text:p text:style-name="Preformatted_20_Text"><text:s text:c="7"/>[92.90058, 75.77333],</text:p>
      <text:p text:style-name="Preformatted_20_Text"><text:s text:c="7"/>[93.23421, 76.0472],</text:p>
      <text:p text:style-name="Preformatted_20_Text"><text:s text:c="7"/>[95.86, 76.14],</text:p>
      <text:p text:style-name="Preformatted_20_Text"><text:s text:c="7"/>[96.67821, 75.91548],</text:p>
      <text:p text:style-name="Preformatted_20_Text"><text:s text:c="7"/>[98.92254, 76.44689],</text:p>
      <text:p text:style-name="Preformatted_20_Text"><text:s text:c="7"/>[100.75967, 76.43028],</text:p>
      <text:p text:style-name="Preformatted_20_Text"><text:s text:c="7"/>[101.03532, 76.86189],</text:p>
      <text:p text:style-name="Preformatted_20_Text"><text:s text:c="7"/>[101.99084, 77.28754],</text:p>
      <text:p text:style-name="Preformatted_20_Text"><text:s text:c="7"/>[104.3516, 77.69792],</text:p>
      <text:p text:style-name="Preformatted_20_Text"><text:s text:c="7"/>[106.06664, 77.37389],</text:p>
      <text:p text:style-name="Preformatted_20_Text"><text:s text:c="7"/>[104.705, 77.1274],</text:p>
      <text:p text:style-name="Preformatted_20_Text"><text:s text:c="7"/>[106.97013, 76.97419]]],</text:p>
      <text:p text:style-name="Preformatted_20_Text"><text:s text:c="5"/>[[[105.07547, 78.30689],</text:p>
      <text:p text:style-name="Preformatted_20_Text"><text:s text:c="7"/>[99.43814, 77.921],</text:p>
      <text:p text:style-name="Preformatted_20_Text"><text:s text:c="7"/>[101.2649, 79.23399],</text:p>
      <text:p text:style-name="Preformatted_20_Text"><text:s text:c="7"/>[102.08635, 79.34641],</text:p>
      <text:p text:style-name="Preformatted_20_Text"><text:s text:c="7"/>[102.837815, 79.28129],</text:p>
      <text:p text:style-name="Preformatted_20_Text"><text:s text:c="7"/>[105.37243, 78.71334],</text:p>
      <text:p text:style-name="Preformatted_20_Text"><text:s text:c="7"/>[105.07547, 78.30689]]],</text:p>
      <text:p text:style-name="Preformatted_20_Text"><text:s text:c="5"/>[[[51.136187, 80.54728],</text:p>
      <text:p text:style-name="Preformatted_20_Text"><text:s text:c="7"/>[49.793685, 80.415428],</text:p>
      <text:p text:style-name="Preformatted_20_Text"><text:s text:c="7"/>[48.894411, 80.339567],</text:p>
      <text:p text:style-name="Preformatted_20_Text"><text:s text:c="7"/>[48.754937, 80.175468],</text:p>
      <text:p text:style-name="Preformatted_20_Text"><text:s text:c="7"/>[47.586119, 80.010181],</text:p>
      <text:p text:style-name="Preformatted_20_Text"><text:s text:c="7"/>[46.502826, 80.247247],</text:p>
      <text:p text:style-name="Preformatted_20_Text"><text:s text:c="7"/>[47.072455, 80.559424],</text:p>
      <text:p text:style-name="Preformatted_20_Text"><text:s text:c="7"/>[44.846958, 80.58981],</text:p>
      <text:p text:style-name="Preformatted_20_Text"><text:s text:c="7"/>[46.799139, 80.771918],</text:p>
      <text:p text:style-name="Preformatted_20_Text"><text:s text:c="7"/>[48.318477, 80.78401],</text:p>
      <text:p text:style-name="Preformatted_20_Text"><text:s text:c="7"/>[48.522806, 80.514569],</text:p>
      <text:p text:style-name="Preformatted_20_Text"><text:s text:c="7"/>[49.09719, 80.753986],</text:p>
      <text:p text:style-name="Preformatted_20_Text"><text:s text:c="7"/>[50.039768, 80.918885],</text:p>
      <text:p text:style-name="Preformatted_20_Text"><text:s text:c="7"/>[51.522933, 80.699726],</text:p>
      <text:p text:style-name="Preformatted_20_Text"><text:s text:c="7"/>[51.136187, 80.54728]]],</text:p>
      <text:p text:style-name="Preformatted_20_Text"><text:soft-page-break/><text:s text:c="5"/>[[[99.93976, 78.88094],</text:p>
      <text:p text:style-name="Preformatted_20_Text"><text:s text:c="7"/>[97.75794, 78.7562],</text:p>
      <text:p text:style-name="Preformatted_20_Text"><text:s text:c="7"/>[94.97259, 79.044745],</text:p>
      <text:p text:style-name="Preformatted_20_Text"><text:s text:c="7"/>[93.31288, 79.4265],</text:p>
      <text:p text:style-name="Preformatted_20_Text"><text:s text:c="7"/>[92.5454, 80.14379],</text:p>
      <text:p text:style-name="Preformatted_20_Text"><text:s text:c="7"/>[91.18107, 80.34146],</text:p>
      <text:p text:style-name="Preformatted_20_Text"><text:s text:c="7"/>[93.77766, 81.0246],</text:p>
      <text:p text:style-name="Preformatted_20_Text"><text:s text:c="7"/>[95.940895, 81.2504],</text:p>
      <text:p text:style-name="Preformatted_20_Text"><text:s text:c="7"/>[97.88385, 80.746975],</text:p>
      <text:p text:style-name="Preformatted_20_Text"><text:s text:c="7"/>[100.186655, 79.780135],</text:p>
      <text:p text:style-name="Preformatted_20_Text"><text:s text:c="7"/>[99.93976, 78.88094]]]]},</text:p>
      <text:p text:style-name="Preformatted_20_Text"><text:s text:c="3"/>'id': 'RUS'},</text:p>
      <text:p text:style-name="Preformatted_20_Text"><text:s text:c="2"/>{'type': 'Feature',</text:p>
      <text:p text:style-name="Preformatted_20_Text"><text:s text:c="3"/>'properties': {'name': 'Rwanda'},</text:p>
      <text:p text:style-name="Preformatted_20_Text"><text:s text:c="3"/>'geometry': {'type': 'Polygon',</text:p>
      <text:p text:style-name="Preformatted_20_Text"><text:s text:c="4"/>'coordinates': [[[30.419105, -1.134659],</text:p>
      <text:p text:style-name="Preformatted_20_Text"><text:s text:c="6"/>[30.816135, -1.698914],</text:p>
      <text:p text:style-name="Preformatted_20_Text"><text:s text:c="6"/>[30.758309, -2.28725],</text:p>
      <text:p text:style-name="Preformatted_20_Text"><text:s text:c="6"/>[30.469696, -2.413858],</text:p>
      <text:p text:style-name="Preformatted_20_Text"><text:s text:c="6"/>[29.938359, -2.348487],</text:p>
      <text:p text:style-name="Preformatted_20_Text"><text:s text:c="6"/>[29.632176, -2.917858],</text:p>
      <text:p text:style-name="Preformatted_20_Text"><text:s text:c="6"/>[29.024926, -2.839258],</text:p>
      <text:p text:style-name="Preformatted_20_Text"><text:s text:c="6"/>[29.117479, -2.292211],</text:p>
      <text:p text:style-name="Preformatted_20_Text"><text:s text:c="6"/>[29.254835, -2.21511],</text:p>
      <text:p text:style-name="Preformatted_20_Text"><text:s text:c="6"/>[29.291887, -1.620056],</text:p>
      <text:p text:style-name="Preformatted_20_Text"><text:s text:c="6"/>[29.579466, -1.341313],</text:p>
      <text:p text:style-name="Preformatted_20_Text"><text:s text:c="6"/>[29.821519, -1.443322],</text:p>
      <text:p text:style-name="Preformatted_20_Text"><text:s text:c="6"/>[30.419105, -1.134659]]]},</text:p>
      <text:p text:style-name="Preformatted_20_Text"><text:s text:c="3"/>'id': 'RWA'},</text:p>
      <text:p text:style-name="Preformatted_20_Text"><text:s text:c="2"/>{'type': 'Feature',</text:p>
      <text:p text:style-name="Preformatted_20_Text"><text:s text:c="3"/>'properties': {'name': 'Western Sahara'},</text:p>
      <text:p text:style-name="Preformatted_20_Text"><text:s text:c="3"/>'geometry': {'type': 'Polygon',</text:p>
      <text:p text:style-name="Preformatted_20_Text"><text:s text:c="4"/>'coordinates': [[[-8.794884, 27.120696],</text:p>
      <text:p text:style-name="Preformatted_20_Text"><text:s text:c="6"/>[-8.817828, 27.656426],</text:p>
      <text:p text:style-name="Preformatted_20_Text"><text:s text:c="6"/>[-8.66559, 27.656426],</text:p>
      <text:p text:style-name="Preformatted_20_Text"><text:s text:c="6"/>[-8.665124, 27.589479],</text:p>
      <text:p text:style-name="Preformatted_20_Text"><text:s text:c="6"/>[-8.6844, 27.395744],</text:p>
      <text:p text:style-name="Preformatted_20_Text"><text:s text:c="6"/>[-8.687294, 25.881056],</text:p>
      <text:p text:style-name="Preformatted_20_Text"><text:s text:c="6"/>[-11.969419, 25.933353],</text:p>
      <text:p text:style-name="Preformatted_20_Text"><text:s text:c="6"/>[-11.937224, 23.374594],</text:p>
      <text:p text:style-name="Preformatted_20_Text"><text:s text:c="6"/>[-12.874222, 23.284832],</text:p>
      <text:p text:style-name="Preformatted_20_Text"><text:s text:c="6"/>[-13.118754, 22.77122],</text:p>
      <text:p text:style-name="Preformatted_20_Text"><text:s text:c="6"/>[-12.929102, 21.327071],</text:p>
      <text:p text:style-name="Preformatted_20_Text"><text:s text:c="6"/>[-16.845194, 21.333323],</text:p>
      <text:p text:style-name="Preformatted_20_Text"><text:s text:c="6"/>[-17.063423, 20.999752],</text:p>
      <text:p text:style-name="Preformatted_20_Text"><text:s text:c="6"/>[-17.020428, 21.42231],</text:p>
      <text:p text:style-name="Preformatted_20_Text"><text:s text:c="6"/>[-17.002962, 21.420734],</text:p>
      <text:p text:style-name="Preformatted_20_Text"><text:s text:c="6"/>[-14.750955, 21.5006],</text:p>
      <text:p text:style-name="Preformatted_20_Text"><text:s text:c="6"/>[-14.630833, 21.86094],</text:p>
      <text:p text:style-name="Preformatted_20_Text"><text:s text:c="6"/>[-14.221168, 22.310163],</text:p>
      <text:p text:style-name="Preformatted_20_Text"><text:s text:c="6"/>[-13.89111, 23.691009],</text:p>
      <text:p text:style-name="Preformatted_20_Text"><text:s text:c="6"/>[-12.500963, 24.770116],</text:p>
      <text:p text:style-name="Preformatted_20_Text"><text:s text:c="6"/>[-12.030759, 26.030866],</text:p>
      <text:p text:style-name="Preformatted_20_Text"><text:s text:c="6"/>[-11.71822, 26.104092],</text:p>
      <text:p text:style-name="Preformatted_20_Text"><text:s text:c="6"/>[-11.392555, 26.883424],</text:p>
      <text:p text:style-name="Preformatted_20_Text"><text:s text:c="6"/>[-10.551263, 26.990808],</text:p>
      <text:p text:style-name="Preformatted_20_Text"><text:s text:c="6"/>[-10.189424, 26.860945],</text:p>
      <text:p text:style-name="Preformatted_20_Text"><text:s text:c="6"/>[-9.735343, 26.860945],</text:p>
      <text:p text:style-name="Preformatted_20_Text"><text:s text:c="6"/>[-9.413037, 27.088476],</text:p>
      <text:p text:style-name="Preformatted_20_Text"><text:s text:c="6"/>[-8.794884, 27.120696]]]},</text:p>
      <text:p text:style-name="Preformatted_20_Text"><text:s text:c="3"/>'id': '-99'},</text:p>
      <text:p text:style-name="Preformatted_20_Text"><text:s text:c="2"/>{'type': 'Feature',</text:p>
      <text:p text:style-name="Preformatted_20_Text"><text:s text:c="3"/>'properties': {'name': 'Saudi Arabia'},</text:p>
      <text:p text:style-name="Preformatted_20_Text"><text:s text:c="3"/>'geometry': {'type': 'Polygon',</text:p>
      <text:p text:style-name="Preformatted_20_Text"><text:soft-page-break/><text:s text:c="4"/>'coordinates': [[[42.779332, 16.347891],</text:p>
      <text:p text:style-name="Preformatted_20_Text"><text:s text:c="6"/>[42.649573, 16.774635],</text:p>
      <text:p text:style-name="Preformatted_20_Text"><text:s text:c="6"/>[42.347989, 17.075806],</text:p>
      <text:p text:style-name="Preformatted_20_Text"><text:s text:c="6"/>[42.270888, 17.474722],</text:p>
      <text:p text:style-name="Preformatted_20_Text"><text:s text:c="6"/>[41.754382, 17.833046],</text:p>
      <text:p text:style-name="Preformatted_20_Text"><text:s text:c="6"/>[41.221391, 18.6716],</text:p>
      <text:p text:style-name="Preformatted_20_Text"><text:s text:c="6"/>[40.939341, 19.486485],</text:p>
      <text:p text:style-name="Preformatted_20_Text"><text:s text:c="6"/>[40.247652, 20.174635],</text:p>
      <text:p text:style-name="Preformatted_20_Text"><text:s text:c="6"/>[39.801685, 20.338862],</text:p>
      <text:p text:style-name="Preformatted_20_Text"><text:s text:c="6"/>[39.139399, 21.291905],</text:p>
      <text:p text:style-name="Preformatted_20_Text"><text:s text:c="6"/>[39.023696, 21.986875],</text:p>
      <text:p text:style-name="Preformatted_20_Text"><text:s text:c="6"/>[39.066329, 22.579656],</text:p>
      <text:p text:style-name="Preformatted_20_Text"><text:s text:c="6"/>[38.492772, 23.688451],</text:p>
      <text:p text:style-name="Preformatted_20_Text"><text:s text:c="6"/>[38.02386, 24.078686],</text:p>
      <text:p text:style-name="Preformatted_20_Text"><text:s text:c="6"/>[37.483635, 24.285495],</text:p>
      <text:p text:style-name="Preformatted_20_Text"><text:s text:c="6"/>[37.154818, 24.858483],</text:p>
      <text:p text:style-name="Preformatted_20_Text"><text:s text:c="6"/>[37.209491, 25.084542],</text:p>
      <text:p text:style-name="Preformatted_20_Text"><text:s text:c="6"/>[36.931627, 25.602959],</text:p>
      <text:p text:style-name="Preformatted_20_Text"><text:s text:c="6"/>[36.639604, 25.826228],</text:p>
      <text:p text:style-name="Preformatted_20_Text"><text:s text:c="6"/>[36.249137, 26.570136],</text:p>
      <text:p text:style-name="Preformatted_20_Text"><text:s text:c="6"/>[35.640182, 27.37652],</text:p>
      <text:p text:style-name="Preformatted_20_Text"><text:s text:c="6"/>[35.130187, 28.063352],</text:p>
      <text:p text:style-name="Preformatted_20_Text"><text:s text:c="6"/>[34.632336, 28.058546],</text:p>
      <text:p text:style-name="Preformatted_20_Text"><text:s text:c="6"/>[34.787779, 28.607427],</text:p>
      <text:p text:style-name="Preformatted_20_Text"><text:s text:c="6"/>[34.83222, 28.957483],</text:p>
      <text:p text:style-name="Preformatted_20_Text"><text:s text:c="6"/>[34.956037, 29.356555],</text:p>
      <text:p text:style-name="Preformatted_20_Text"><text:s text:c="6"/>[36.068941, 29.197495],</text:p>
      <text:p text:style-name="Preformatted_20_Text"><text:s text:c="6"/>[36.501214, 29.505254],</text:p>
      <text:p text:style-name="Preformatted_20_Text"><text:s text:c="6"/>[36.740528, 29.865283],</text:p>
      <text:p text:style-name="Preformatted_20_Text"><text:s text:c="6"/>[37.503582, 30.003776],</text:p>
      <text:p text:style-name="Preformatted_20_Text"><text:s text:c="6"/>[37.66812, 30.338665],</text:p>
      <text:p text:style-name="Preformatted_20_Text"><text:s text:c="6"/>[37.998849, 30.5085],</text:p>
      <text:p text:style-name="Preformatted_20_Text"><text:s text:c="6"/>[37.002166, 31.508413],</text:p>
      <text:p text:style-name="Preformatted_20_Text"><text:s text:c="6"/>[39.004886, 32.010217],</text:p>
      <text:p text:style-name="Preformatted_20_Text"><text:s text:c="6"/>[39.195468, 32.161009],</text:p>
      <text:p text:style-name="Preformatted_20_Text"><text:s text:c="6"/>[40.399994, 31.889992],</text:p>
      <text:p text:style-name="Preformatted_20_Text"><text:s text:c="6"/>[41.889981, 31.190009],</text:p>
      <text:p text:style-name="Preformatted_20_Text"><text:s text:c="6"/>[44.709499, 29.178891],</text:p>
      <text:p text:style-name="Preformatted_20_Text"><text:s text:c="6"/>[46.568713, 29.099025],</text:p>
      <text:p text:style-name="Preformatted_20_Text"><text:s text:c="6"/>[47.459822, 29.002519],</text:p>
      <text:p text:style-name="Preformatted_20_Text"><text:s text:c="6"/>[47.708851, 28.526063],</text:p>
      <text:p text:style-name="Preformatted_20_Text"><text:s text:c="6"/>[48.416094, 28.552004],</text:p>
      <text:p text:style-name="Preformatted_20_Text"><text:s text:c="6"/>[48.807595, 27.689628],</text:p>
      <text:p text:style-name="Preformatted_20_Text"><text:s text:c="6"/>[49.299554, 27.461218],</text:p>
      <text:p text:style-name="Preformatted_20_Text"><text:s text:c="6"/>[49.470914, 27.109999],</text:p>
      <text:p text:style-name="Preformatted_20_Text"><text:s text:c="6"/>[50.152422, 26.689663],</text:p>
      <text:p text:style-name="Preformatted_20_Text"><text:s text:c="6"/>[50.212935, 26.277027],</text:p>
      <text:p text:style-name="Preformatted_20_Text"><text:s text:c="6"/>[50.113303, 25.943972],</text:p>
      <text:p text:style-name="Preformatted_20_Text"><text:s text:c="6"/>[50.239859, 25.60805],</text:p>
      <text:p text:style-name="Preformatted_20_Text"><text:s text:c="6"/>[50.527387, 25.327808],</text:p>
      <text:p text:style-name="Preformatted_20_Text"><text:s text:c="6"/>[50.660557, 24.999896],</text:p>
      <text:p text:style-name="Preformatted_20_Text"><text:s text:c="6"/>[50.810108, 24.754743],</text:p>
      <text:p text:style-name="Preformatted_20_Text"><text:s text:c="6"/>[51.112415, 24.556331],</text:p>
      <text:p text:style-name="Preformatted_20_Text"><text:s text:c="6"/>[51.389608, 24.627386],</text:p>
      <text:p text:style-name="Preformatted_20_Text"><text:s text:c="6"/>[51.579519, 24.245497],</text:p>
      <text:p text:style-name="Preformatted_20_Text"><text:s text:c="6"/>[51.617708, 24.014219],</text:p>
      <text:p text:style-name="Preformatted_20_Text"><text:s text:c="6"/>[52.000733, 23.001154],</text:p>
      <text:p text:style-name="Preformatted_20_Text"><text:s text:c="6"/>[55.006803, 22.496948],</text:p>
      <text:p text:style-name="Preformatted_20_Text"><text:s text:c="6"/>[55.208341, 22.70833],</text:p>
      <text:p text:style-name="Preformatted_20_Text"><text:s text:c="6"/>[55.666659, 22.000001],</text:p>
      <text:p text:style-name="Preformatted_20_Text"><text:s text:c="6"/>[54.999982, 19.999994],</text:p>
      <text:p text:style-name="Preformatted_20_Text"><text:s text:c="6"/>[52.00001, 19.000003],</text:p>
      <text:p text:style-name="Preformatted_20_Text"><text:s text:c="6"/>[49.116672, 18.616668],</text:p>
      <text:p text:style-name="Preformatted_20_Text"><text:s text:c="6"/>[48.183344, 18.166669],</text:p>
      <text:p text:style-name="Preformatted_20_Text"><text:soft-page-break/><text:s text:c="6"/>[47.466695, 17.116682],</text:p>
      <text:p text:style-name="Preformatted_20_Text"><text:s text:c="6"/>[47.000005, 16.949999],</text:p>
      <text:p text:style-name="Preformatted_20_Text"><text:s text:c="6"/>[46.749994, 17.283338],</text:p>
      <text:p text:style-name="Preformatted_20_Text"><text:s text:c="6"/>[46.366659, 17.233315],</text:p>
      <text:p text:style-name="Preformatted_20_Text"><text:s text:c="6"/>[45.399999, 17.333335],</text:p>
      <text:p text:style-name="Preformatted_20_Text"><text:s text:c="6"/>[45.216651, 17.433329],</text:p>
      <text:p text:style-name="Preformatted_20_Text"><text:s text:c="6"/>[44.062613, 17.410359],</text:p>
      <text:p text:style-name="Preformatted_20_Text"><text:s text:c="6"/>[43.791519, 17.319977],</text:p>
      <text:p text:style-name="Preformatted_20_Text"><text:s text:c="6"/>[43.380794, 17.579987],</text:p>
      <text:p text:style-name="Preformatted_20_Text"><text:s text:c="6"/>[43.115798, 17.08844],</text:p>
      <text:p text:style-name="Preformatted_20_Text"><text:s text:c="6"/>[43.218375, 16.66689],</text:p>
      <text:p text:style-name="Preformatted_20_Text"><text:s text:c="6"/>[42.779332, 16.347891]]]},</text:p>
      <text:p text:style-name="Preformatted_20_Text"><text:s text:c="3"/>'id': 'SAU'},</text:p>
      <text:p text:style-name="Preformatted_20_Text"><text:s text:c="2"/>{'type': 'Feature',</text:p>
      <text:p text:style-name="Preformatted_20_Text"><text:s text:c="3"/>'properties': {'name': 'Sudan'},</text:p>
      <text:p text:style-name="Preformatted_20_Text"><text:s text:c="3"/>'geometry': {'type': 'Polygon',</text:p>
      <text:p text:style-name="Preformatted_20_Text"><text:s text:c="4"/>'coordinates': [[[33.963393, 9.464285],</text:p>
      <text:p text:style-name="Preformatted_20_Text"><text:s text:c="6"/>[33.824963, 9.484061],</text:p>
      <text:p text:style-name="Preformatted_20_Text"><text:s text:c="6"/>[33.842131, 9.981915],</text:p>
      <text:p text:style-name="Preformatted_20_Text"><text:s text:c="6"/>[33.721959, 10.325262],</text:p>
      <text:p text:style-name="Preformatted_20_Text"><text:s text:c="6"/>[33.206938, 10.720112],</text:p>
      <text:p text:style-name="Preformatted_20_Text"><text:s text:c="6"/>[33.086766, 11.441141],</text:p>
      <text:p text:style-name="Preformatted_20_Text"><text:s text:c="6"/>[33.206938, 12.179338],</text:p>
      <text:p text:style-name="Preformatted_20_Text"><text:s text:c="6"/>[32.743419, 12.248008],</text:p>
      <text:p text:style-name="Preformatted_20_Text"><text:s text:c="6"/>[32.67475, 12.024832],</text:p>
      <text:p text:style-name="Preformatted_20_Text"><text:s text:c="6"/>[32.073892, 11.97333],</text:p>
      <text:p text:style-name="Preformatted_20_Text"><text:s text:c="6"/>[32.314235, 11.681484],</text:p>
      <text:p text:style-name="Preformatted_20_Text"><text:s text:c="6"/>[32.400072, 11.080626],</text:p>
      <text:p text:style-name="Preformatted_20_Text"><text:s text:c="6"/>[31.850716, 10.531271],</text:p>
      <text:p text:style-name="Preformatted_20_Text"><text:s text:c="6"/>[31.352862, 9.810241],</text:p>
      <text:p text:style-name="Preformatted_20_Text"><text:s text:c="6"/>[30.837841, 9.707237],</text:p>
      <text:p text:style-name="Preformatted_20_Text"><text:s text:c="6"/>[29.996639, 10.290927],</text:p>
      <text:p text:style-name="Preformatted_20_Text"><text:s text:c="6"/>[29.618957, 10.084919],</text:p>
      <text:p text:style-name="Preformatted_20_Text"><text:s text:c="6"/>[29.515953, 9.793074],</text:p>
      <text:p text:style-name="Preformatted_20_Text"><text:s text:c="6"/>[29.000932, 9.604232],</text:p>
      <text:p text:style-name="Preformatted_20_Text"><text:s text:c="6"/>[28.966597, 9.398224],</text:p>
      <text:p text:style-name="Preformatted_20_Text"><text:s text:c="6"/>[27.97089, 9.398224],</text:p>
      <text:p text:style-name="Preformatted_20_Text"><text:s text:c="6"/>[27.833551, 9.604232],</text:p>
      <text:p text:style-name="Preformatted_20_Text"><text:s text:c="6"/>[27.112521, 9.638567],</text:p>
      <text:p text:style-name="Preformatted_20_Text"><text:s text:c="6"/>[26.752006, 9.466893],</text:p>
      <text:p text:style-name="Preformatted_20_Text"><text:s text:c="6"/>[26.477328, 9.55273],</text:p>
      <text:p text:style-name="Preformatted_20_Text"><text:s text:c="6"/>[25.962307, 10.136421],</text:p>
      <text:p text:style-name="Preformatted_20_Text"><text:s text:c="6"/>[25.790633, 10.411099],</text:p>
      <text:p text:style-name="Preformatted_20_Text"><text:s text:c="6"/>[25.069604, 10.27376],</text:p>
      <text:p text:style-name="Preformatted_20_Text"><text:s text:c="6"/>[24.794926, 9.810241],</text:p>
      <text:p text:style-name="Preformatted_20_Text"><text:s text:c="6"/>[24.537415, 8.917538],</text:p>
      <text:p text:style-name="Preformatted_20_Text"><text:s text:c="6"/>[24.194068, 8.728696],</text:p>
      <text:p text:style-name="Preformatted_20_Text"><text:s text:c="6"/>[23.88698, 8.61973],</text:p>
      <text:p text:style-name="Preformatted_20_Text"><text:s text:c="6"/>[23.805813, 8.666319],</text:p>
      <text:p text:style-name="Preformatted_20_Text"><text:s text:c="6"/>[23.459013, 8.954286],</text:p>
      <text:p text:style-name="Preformatted_20_Text"><text:s text:c="6"/>[23.394779, 9.265068],</text:p>
      <text:p text:style-name="Preformatted_20_Text"><text:s text:c="6"/>[23.55725, 9.681218],</text:p>
      <text:p text:style-name="Preformatted_20_Text"><text:s text:c="6"/>[23.554304, 10.089255],</text:p>
      <text:p text:style-name="Preformatted_20_Text"><text:s text:c="6"/>[22.977544, 10.714463],</text:p>
      <text:p text:style-name="Preformatted_20_Text"><text:s text:c="6"/>[22.864165, 11.142395],</text:p>
      <text:p text:style-name="Preformatted_20_Text"><text:s text:c="6"/>[22.87622, 11.38461],</text:p>
      <text:p text:style-name="Preformatted_20_Text"><text:s text:c="6"/>[22.50869, 11.67936],</text:p>
      <text:p text:style-name="Preformatted_20_Text"><text:s text:c="6"/>[22.49762, 12.26024],</text:p>
      <text:p text:style-name="Preformatted_20_Text"><text:s text:c="6"/>[22.28801, 12.64605],</text:p>
      <text:p text:style-name="Preformatted_20_Text"><text:s text:c="6"/>[21.93681, 12.58818],</text:p>
      <text:p text:style-name="Preformatted_20_Text"><text:s text:c="6"/>[22.03759, 12.95546],</text:p>
      <text:p text:style-name="Preformatted_20_Text"><text:s text:c="6"/>[22.29658, 13.37232],</text:p>
      <text:p text:style-name="Preformatted_20_Text"><text:s text:c="6"/>[22.18329, 13.78648],</text:p>
      <text:p text:style-name="Preformatted_20_Text"><text:s text:c="6"/>[22.51202, 14.09318],</text:p>
      <text:p text:style-name="Preformatted_20_Text"><text:soft-page-break/><text:s text:c="6"/>[22.30351, 14.32682],</text:p>
      <text:p text:style-name="Preformatted_20_Text"><text:s text:c="6"/>[22.56795, 14.94429],</text:p>
      <text:p text:style-name="Preformatted_20_Text"><text:s text:c="6"/>[23.02459, 15.68072],</text:p>
      <text:p text:style-name="Preformatted_20_Text"><text:s text:c="6"/>[23.88689, 15.61084],</text:p>
      <text:p text:style-name="Preformatted_20_Text"><text:s text:c="6"/>[23.83766, 19.58047],</text:p>
      <text:p text:style-name="Preformatted_20_Text"><text:s text:c="6"/>[23.85, 20],</text:p>
      <text:p text:style-name="Preformatted_20_Text"><text:s text:c="6"/>[25, 20.00304],</text:p>
      <text:p text:style-name="Preformatted_20_Text"><text:s text:c="6"/>[25, 22],</text:p>
      <text:p text:style-name="Preformatted_20_Text"><text:s text:c="6"/>[29.02, 22],</text:p>
      <text:p text:style-name="Preformatted_20_Text"><text:s text:c="6"/>[32.9, 22],</text:p>
      <text:p text:style-name="Preformatted_20_Text"><text:s text:c="6"/>[36.86623, 22],</text:p>
      <text:p text:style-name="Preformatted_20_Text"><text:s text:c="6"/>[37.18872, 21.01885],</text:p>
      <text:p text:style-name="Preformatted_20_Text"><text:s text:c="6"/>[36.96941, 20.83744],</text:p>
      <text:p text:style-name="Preformatted_20_Text"><text:s text:c="6"/>[37.1147, 19.80796],</text:p>
      <text:p text:style-name="Preformatted_20_Text"><text:s text:c="6"/>[37.48179, 18.61409],</text:p>
      <text:p text:style-name="Preformatted_20_Text"><text:s text:c="6"/>[37.86276, 18.36786],</text:p>
      <text:p text:style-name="Preformatted_20_Text"><text:s text:c="6"/>[38.41009, 17.998307],</text:p>
      <text:p text:style-name="Preformatted_20_Text"><text:s text:c="6"/>[37.904, 17.42754],</text:p>
      <text:p text:style-name="Preformatted_20_Text"><text:s text:c="6"/>[37.16747, 17.26314],</text:p>
      <text:p text:style-name="Preformatted_20_Text"><text:s text:c="6"/>[36.85253, 16.95655],</text:p>
      <text:p text:style-name="Preformatted_20_Text"><text:s text:c="6"/>[36.75389, 16.29186],</text:p>
      <text:p text:style-name="Preformatted_20_Text"><text:s text:c="6"/>[36.32322, 14.82249],</text:p>
      <text:p text:style-name="Preformatted_20_Text"><text:s text:c="6"/>[36.42951, 14.42211],</text:p>
      <text:p text:style-name="Preformatted_20_Text"><text:s text:c="6"/>[36.27022, 13.56333],</text:p>
      <text:p text:style-name="Preformatted_20_Text"><text:s text:c="6"/>[35.86363, 12.57828],</text:p>
      <text:p text:style-name="Preformatted_20_Text"><text:s text:c="6"/>[35.26049, 12.08286],</text:p>
      <text:p text:style-name="Preformatted_20_Text"><text:s text:c="6"/>[34.83163, 11.31896],</text:p>
      <text:p text:style-name="Preformatted_20_Text"><text:s text:c="6"/>[34.73115, 10.91017],</text:p>
      <text:p text:style-name="Preformatted_20_Text"><text:s text:c="6"/>[34.25745, 10.63009],</text:p>
      <text:p text:style-name="Preformatted_20_Text"><text:s text:c="6"/>[33.96162, 9.58358],</text:p>
      <text:p text:style-name="Preformatted_20_Text"><text:s text:c="6"/>[33.963393, 9.464285]]]},</text:p>
      <text:p text:style-name="Preformatted_20_Text"><text:s text:c="3"/>'id': 'SDN'},</text:p>
      <text:p text:style-name="Preformatted_20_Text"><text:s text:c="2"/>{'type': 'Feature',</text:p>
      <text:p text:style-name="Preformatted_20_Text"><text:s text:c="3"/>'properties': {'name': 'South Sudan'},</text:p>
      <text:p text:style-name="Preformatted_20_Text"><text:s text:c="3"/>'geometry': {'type': 'Polygon',</text:p>
      <text:p text:style-name="Preformatted_20_Text"><text:s text:c="4"/>'coordinates': [[[33.963393, 9.464285],</text:p>
      <text:p text:style-name="Preformatted_20_Text"><text:s text:c="6"/>[33.97498, 8.68456],</text:p>
      <text:p text:style-name="Preformatted_20_Text"><text:s text:c="6"/>[33.8255, 8.37916],</text:p>
      <text:p text:style-name="Preformatted_20_Text"><text:s text:c="6"/>[33.2948, 8.35458],</text:p>
      <text:p text:style-name="Preformatted_20_Text"><text:s text:c="6"/>[32.95418, 7.78497],</text:p>
      <text:p text:style-name="Preformatted_20_Text"><text:s text:c="6"/>[33.56829, 7.71334],</text:p>
      <text:p text:style-name="Preformatted_20_Text"><text:s text:c="6"/>[34.0751, 7.22595],</text:p>
      <text:p text:style-name="Preformatted_20_Text"><text:s text:c="6"/>[34.25032, 6.82607],</text:p>
      <text:p text:style-name="Preformatted_20_Text"><text:s text:c="6"/>[34.70702, 6.59422],</text:p>
      <text:p text:style-name="Preformatted_20_Text"><text:s text:c="6"/>[35.298007, 5.506],</text:p>
      <text:p text:style-name="Preformatted_20_Text"><text:s text:c="6"/>[34.620196, 4.847123],</text:p>
      <text:p text:style-name="Preformatted_20_Text"><text:s text:c="6"/>[34.005, 4.249885],</text:p>
      <text:p text:style-name="Preformatted_20_Text"><text:s text:c="6"/>[33.39, 3.79],</text:p>
      <text:p text:style-name="Preformatted_20_Text"><text:s text:c="6"/>[32.68642, 3.79232],</text:p>
      <text:p text:style-name="Preformatted_20_Text"><text:s text:c="6"/>[31.88145, 3.55827],</text:p>
      <text:p text:style-name="Preformatted_20_Text"><text:s text:c="6"/>[31.24556, 3.7819],</text:p>
      <text:p text:style-name="Preformatted_20_Text"><text:s text:c="6"/>[30.83385, 3.50917],</text:p>
      <text:p text:style-name="Preformatted_20_Text"><text:s text:c="6"/>[29.95349, 4.1737],</text:p>
      <text:p text:style-name="Preformatted_20_Text"><text:s text:c="6"/>[29.715995, 4.600805],</text:p>
      <text:p text:style-name="Preformatted_20_Text"><text:s text:c="6"/>[29.159078, 4.389267],</text:p>
      <text:p text:style-name="Preformatted_20_Text"><text:s text:c="6"/>[28.696678, 4.455077],</text:p>
      <text:p text:style-name="Preformatted_20_Text"><text:s text:c="6"/>[28.428994, 4.287155],</text:p>
      <text:p text:style-name="Preformatted_20_Text"><text:s text:c="6"/>[27.979977, 4.408413],</text:p>
      <text:p text:style-name="Preformatted_20_Text"><text:s text:c="6"/>[27.374226, 5.233944],</text:p>
      <text:p text:style-name="Preformatted_20_Text"><text:s text:c="6"/>[27.213409, 5.550953],</text:p>
      <text:p text:style-name="Preformatted_20_Text"><text:s text:c="6"/>[26.465909, 5.946717],</text:p>
      <text:p text:style-name="Preformatted_20_Text"><text:s text:c="6"/>[26.213418, 6.546603],</text:p>
      <text:p text:style-name="Preformatted_20_Text"><text:s text:c="6"/>[25.796648, 6.979316],</text:p>
      <text:p text:style-name="Preformatted_20_Text"><text:s text:c="6"/>[25.124131, 7.500085],</text:p>
      <text:p text:style-name="Preformatted_20_Text"><text:soft-page-break/><text:s text:c="6"/>[25.114932, 7.825104],</text:p>
      <text:p text:style-name="Preformatted_20_Text"><text:s text:c="6"/>[24.567369, 8.229188],</text:p>
      <text:p text:style-name="Preformatted_20_Text"><text:s text:c="6"/>[23.88698, 8.61973],</text:p>
      <text:p text:style-name="Preformatted_20_Text"><text:s text:c="6"/>[24.194068, 8.728696],</text:p>
      <text:p text:style-name="Preformatted_20_Text"><text:s text:c="6"/>[24.537415, 8.917538],</text:p>
      <text:p text:style-name="Preformatted_20_Text"><text:s text:c="6"/>[24.794926, 9.810241],</text:p>
      <text:p text:style-name="Preformatted_20_Text"><text:s text:c="6"/>[25.069604, 10.27376],</text:p>
      <text:p text:style-name="Preformatted_20_Text"><text:s text:c="6"/>[25.790633, 10.411099],</text:p>
      <text:p text:style-name="Preformatted_20_Text"><text:s text:c="6"/>[25.962307, 10.136421],</text:p>
      <text:p text:style-name="Preformatted_20_Text"><text:s text:c="6"/>[26.477328, 9.55273],</text:p>
      <text:p text:style-name="Preformatted_20_Text"><text:s text:c="6"/>[26.752006, 9.466893],</text:p>
      <text:p text:style-name="Preformatted_20_Text"><text:s text:c="6"/>[27.112521, 9.638567],</text:p>
      <text:p text:style-name="Preformatted_20_Text"><text:s text:c="6"/>[27.833551, 9.604232],</text:p>
      <text:p text:style-name="Preformatted_20_Text"><text:s text:c="6"/>[27.97089, 9.398224],</text:p>
      <text:p text:style-name="Preformatted_20_Text"><text:s text:c="6"/>[28.966597, 9.398224],</text:p>
      <text:p text:style-name="Preformatted_20_Text"><text:s text:c="6"/>[29.000932, 9.604232],</text:p>
      <text:p text:style-name="Preformatted_20_Text"><text:s text:c="6"/>[29.515953, 9.793074],</text:p>
      <text:p text:style-name="Preformatted_20_Text"><text:s text:c="6"/>[29.618957, 10.084919],</text:p>
      <text:p text:style-name="Preformatted_20_Text"><text:s text:c="6"/>[29.996639, 10.290927],</text:p>
      <text:p text:style-name="Preformatted_20_Text"><text:s text:c="6"/>[30.837841, 9.707237],</text:p>
      <text:p text:style-name="Preformatted_20_Text"><text:s text:c="6"/>[31.352862, 9.810241],</text:p>
      <text:p text:style-name="Preformatted_20_Text"><text:s text:c="6"/>[31.850716, 10.531271],</text:p>
      <text:p text:style-name="Preformatted_20_Text"><text:s text:c="6"/>[32.400072, 11.080626],</text:p>
      <text:p text:style-name="Preformatted_20_Text"><text:s text:c="6"/>[32.314235, 11.681484],</text:p>
      <text:p text:style-name="Preformatted_20_Text"><text:s text:c="6"/>[32.073892, 11.97333],</text:p>
      <text:p text:style-name="Preformatted_20_Text"><text:s text:c="6"/>[32.67475, 12.024832],</text:p>
      <text:p text:style-name="Preformatted_20_Text"><text:s text:c="6"/>[32.743419, 12.248008],</text:p>
      <text:p text:style-name="Preformatted_20_Text"><text:s text:c="6"/>[33.206938, 12.179338],</text:p>
      <text:p text:style-name="Preformatted_20_Text"><text:s text:c="6"/>[33.086766, 11.441141],</text:p>
      <text:p text:style-name="Preformatted_20_Text"><text:s text:c="6"/>[33.206938, 10.720112],</text:p>
      <text:p text:style-name="Preformatted_20_Text"><text:s text:c="6"/>[33.721959, 10.325262],</text:p>
      <text:p text:style-name="Preformatted_20_Text"><text:s text:c="6"/>[33.842131, 9.981915],</text:p>
      <text:p text:style-name="Preformatted_20_Text"><text:s text:c="6"/>[33.824963, 9.484061],</text:p>
      <text:p text:style-name="Preformatted_20_Text"><text:s text:c="6"/>[33.963393, 9.464285]]]},</text:p>
      <text:p text:style-name="Preformatted_20_Text"><text:s text:c="3"/>'id': 'SDS'},</text:p>
      <text:p text:style-name="Preformatted_20_Text"><text:s text:c="2"/>{'type': 'Feature',</text:p>
      <text:p text:style-name="Preformatted_20_Text"><text:s text:c="3"/>'properties': {'name': 'Senegal'},</text:p>
      <text:p text:style-name="Preformatted_20_Text"><text:s text:c="3"/>'geometry': {'type': 'Polygon',</text:p>
      <text:p text:style-name="Preformatted_20_Text"><text:s text:c="4"/>'coordinates': [[[-16.713729, 13.594959],</text:p>
      <text:p text:style-name="Preformatted_20_Text"><text:s text:c="6"/>[-17.126107, 14.373516],</text:p>
      <text:p text:style-name="Preformatted_20_Text"><text:s text:c="6"/>[-17.625043, 14.729541],</text:p>
      <text:p text:style-name="Preformatted_20_Text"><text:s text:c="6"/>[-17.185173, 14.919477],</text:p>
      <text:p text:style-name="Preformatted_20_Text"><text:s text:c="6"/>[-16.700706, 15.621527],</text:p>
      <text:p text:style-name="Preformatted_20_Text"><text:s text:c="6"/>[-16.463098, 16.135036],</text:p>
      <text:p text:style-name="Preformatted_20_Text"><text:s text:c="6"/>[-16.12069, 16.455663],</text:p>
      <text:p text:style-name="Preformatted_20_Text"><text:s text:c="6"/>[-15.623666, 16.369337],</text:p>
      <text:p text:style-name="Preformatted_20_Text"><text:s text:c="6"/>[-15.135737, 16.587282],</text:p>
      <text:p text:style-name="Preformatted_20_Text"><text:s text:c="6"/>[-14.577348, 16.598264],</text:p>
      <text:p text:style-name="Preformatted_20_Text"><text:s text:c="6"/>[-14.099521, 16.304302],</text:p>
      <text:p text:style-name="Preformatted_20_Text"><text:s text:c="6"/>[-13.435738, 16.039383],</text:p>
      <text:p text:style-name="Preformatted_20_Text"><text:s text:c="6"/>[-12.830658, 15.303692],</text:p>
      <text:p text:style-name="Preformatted_20_Text"><text:s text:c="6"/>[-12.17075, 14.616834],</text:p>
      <text:p text:style-name="Preformatted_20_Text"><text:s text:c="6"/>[-12.124887, 13.994727],</text:p>
      <text:p text:style-name="Preformatted_20_Text"><text:s text:c="6"/>[-11.927716, 13.422075],</text:p>
      <text:p text:style-name="Preformatted_20_Text"><text:s text:c="6"/>[-11.553398, 13.141214],</text:p>
      <text:p text:style-name="Preformatted_20_Text"><text:s text:c="6"/>[-11.467899, 12.754519],</text:p>
      <text:p text:style-name="Preformatted_20_Text"><text:s text:c="6"/>[-11.513943, 12.442988],</text:p>
      <text:p text:style-name="Preformatted_20_Text"><text:s text:c="6"/>[-11.658301, 12.386583],</text:p>
      <text:p text:style-name="Preformatted_20_Text"><text:s text:c="6"/>[-12.203565, 12.465648],</text:p>
      <text:p text:style-name="Preformatted_20_Text"><text:s text:c="6"/>[-12.278599, 12.35444],</text:p>
      <text:p text:style-name="Preformatted_20_Text"><text:s text:c="6"/>[-12.499051, 12.33209],</text:p>
      <text:p text:style-name="Preformatted_20_Text"><text:s text:c="6"/>[-13.217818, 12.575874],</text:p>
      <text:p text:style-name="Preformatted_20_Text"><text:s text:c="6"/>[-13.700476, 12.586183],</text:p>
      <text:p text:style-name="Preformatted_20_Text"><text:s text:c="6"/>[-15.548477, 12.62817],</text:p>
      <text:p text:style-name="Preformatted_20_Text"><text:soft-page-break/><text:s text:c="6"/>[-15.816574, 12.515567],</text:p>
      <text:p text:style-name="Preformatted_20_Text"><text:s text:c="6"/>[-16.147717, 12.547762],</text:p>
      <text:p text:style-name="Preformatted_20_Text"><text:s text:c="6"/>[-16.677452, 12.384852],</text:p>
      <text:p text:style-name="Preformatted_20_Text"><text:s text:c="6"/>[-16.841525, 13.151394],</text:p>
      <text:p text:style-name="Preformatted_20_Text"><text:s text:c="6"/>[-15.931296, 13.130284],</text:p>
      <text:p text:style-name="Preformatted_20_Text"><text:s text:c="6"/>[-15.691001, 13.270353],</text:p>
      <text:p text:style-name="Preformatted_20_Text"><text:s text:c="6"/>[-15.511813, 13.27857],</text:p>
      <text:p text:style-name="Preformatted_20_Text"><text:s text:c="6"/>[-15.141163, 13.509512],</text:p>
      <text:p text:style-name="Preformatted_20_Text"><text:s text:c="6"/>[-14.712197, 13.298207],</text:p>
      <text:p text:style-name="Preformatted_20_Text"><text:s text:c="6"/>[-14.277702, 13.280585],</text:p>
      <text:p text:style-name="Preformatted_20_Text"><text:s text:c="6"/>[-13.844963, 13.505042],</text:p>
      <text:p text:style-name="Preformatted_20_Text"><text:s text:c="6"/>[-14.046992, 13.794068],</text:p>
      <text:p text:style-name="Preformatted_20_Text"><text:s text:c="6"/>[-14.376714, 13.62568],</text:p>
      <text:p text:style-name="Preformatted_20_Text"><text:s text:c="6"/>[-14.687031, 13.630357],</text:p>
      <text:p text:style-name="Preformatted_20_Text"><text:s text:c="6"/>[-15.081735, 13.876492],</text:p>
      <text:p text:style-name="Preformatted_20_Text"><text:s text:c="6"/>[-15.39877, 13.860369],</text:p>
      <text:p text:style-name="Preformatted_20_Text"><text:s text:c="6"/>[-15.624596, 13.623587],</text:p>
      <text:p text:style-name="Preformatted_20_Text"><text:s text:c="6"/>[-16.713729, 13.594959]]]},</text:p>
      <text:p text:style-name="Preformatted_20_Text"><text:s text:c="3"/>'id': 'SEN'},</text:p>
      <text:p text:style-name="Preformatted_20_Text"><text:s text:c="2"/>{'type': 'Feature',</text:p>
      <text:p text:style-name="Preformatted_20_Text"><text:s text:c="3"/>'properties': {'name': 'Solomon Islands'},</text:p>
      <text:p text:style-name="Preformatted_20_Text"><text:s text:c="3"/>'geometry': {'type': 'MultiPolygon',</text:p>
      <text:p text:style-name="Preformatted_20_Text"><text:s text:c="4"/>'coordinates': [[[[162.119025, -10.482719],</text:p>
      <text:p text:style-name="Preformatted_20_Text"><text:s text:c="7"/>[162.398646, -10.826367],</text:p>
      <text:p text:style-name="Preformatted_20_Text"><text:s text:c="7"/>[161.700032, -10.820011],</text:p>
      <text:p text:style-name="Preformatted_20_Text"><text:s text:c="7"/>[161.319797, -10.204751],</text:p>
      <text:p text:style-name="Preformatted_20_Text"><text:s text:c="7"/>[161.917383, -10.446701],</text:p>
      <text:p text:style-name="Preformatted_20_Text"><text:s text:c="7"/>[162.119025, -10.482719]]],</text:p>
      <text:p text:style-name="Preformatted_20_Text"><text:s text:c="5"/>[[[160.852229, -9.872937],</text:p>
      <text:p text:style-name="Preformatted_20_Text"><text:s text:c="7"/>[160.462588, -9.89521],</text:p>
      <text:p text:style-name="Preformatted_20_Text"><text:s text:c="7"/>[159.849447, -9.794027],</text:p>
      <text:p text:style-name="Preformatted_20_Text"><text:s text:c="7"/>[159.640003, -9.63998],</text:p>
      <text:p text:style-name="Preformatted_20_Text"><text:s text:c="7"/>[159.702945, -9.24295],</text:p>
      <text:p text:style-name="Preformatted_20_Text"><text:s text:c="7"/>[160.362956, -9.400304],</text:p>
      <text:p text:style-name="Preformatted_20_Text"><text:s text:c="7"/>[160.688518, -9.610162],</text:p>
      <text:p text:style-name="Preformatted_20_Text"><text:s text:c="7"/>[160.852229, -9.872937]]],</text:p>
      <text:p text:style-name="Preformatted_20_Text"><text:s text:c="5"/>[[[161.679982, -9.599982],</text:p>
      <text:p text:style-name="Preformatted_20_Text"><text:s text:c="7"/>[161.529397, -9.784312],</text:p>
      <text:p text:style-name="Preformatted_20_Text"><text:s text:c="7"/>[160.788253, -8.917543],</text:p>
      <text:p text:style-name="Preformatted_20_Text"><text:s text:c="7"/>[160.579997, -8.320009],</text:p>
      <text:p text:style-name="Preformatted_20_Text"><text:s text:c="7"/>[160.920028, -8.320009],</text:p>
      <text:p text:style-name="Preformatted_20_Text"><text:s text:c="7"/>[161.280006, -9.120011],</text:p>
      <text:p text:style-name="Preformatted_20_Text"><text:s text:c="7"/>[161.679982, -9.599982]]],</text:p>
      <text:p text:style-name="Preformatted_20_Text"><text:s text:c="5"/>[[[159.875027, -8.33732],</text:p>
      <text:p text:style-name="Preformatted_20_Text"><text:s text:c="7"/>[159.917402, -8.53829],</text:p>
      <text:p text:style-name="Preformatted_20_Text"><text:s text:c="7"/>[159.133677, -8.114181],</text:p>
      <text:p text:style-name="Preformatted_20_Text"><text:s text:c="7"/>[158.586114, -7.754824],</text:p>
      <text:p text:style-name="Preformatted_20_Text"><text:s text:c="7"/>[158.21115, -7.421872],</text:p>
      <text:p text:style-name="Preformatted_20_Text"><text:s text:c="7"/>[158.359978, -7.320018],</text:p>
      <text:p text:style-name="Preformatted_20_Text"><text:s text:c="7"/>[158.820001, -7.560003],</text:p>
      <text:p text:style-name="Preformatted_20_Text"><text:s text:c="7"/>[159.640003, -8.020027],</text:p>
      <text:p text:style-name="Preformatted_20_Text"><text:s text:c="7"/>[159.875027, -8.33732]]],</text:p>
      <text:p text:style-name="Preformatted_20_Text"><text:s text:c="5"/>[[[157.538426, -7.34782],</text:p>
      <text:p text:style-name="Preformatted_20_Text"><text:s text:c="7"/>[157.33942, -7.404767],</text:p>
      <text:p text:style-name="Preformatted_20_Text"><text:s text:c="7"/>[156.90203, -7.176874],</text:p>
      <text:p text:style-name="Preformatted_20_Text"><text:s text:c="7"/>[156.491358, -6.765943],</text:p>
      <text:p text:style-name="Preformatted_20_Text"><text:s text:c="7"/>[156.542828, -6.599338],</text:p>
      <text:p text:style-name="Preformatted_20_Text"><text:s text:c="7"/>[157.14, -7.021638],</text:p>
      <text:p text:style-name="Preformatted_20_Text"><text:s text:c="7"/>[157.538426, -7.34782]]]]},</text:p>
      <text:p text:style-name="Preformatted_20_Text"><text:s text:c="3"/>'id': 'SLB'},</text:p>
      <text:p text:style-name="Preformatted_20_Text"><text:s text:c="2"/>{'type': 'Feature',</text:p>
      <text:p text:style-name="Preformatted_20_Text"><text:s text:c="3"/>'properties': {'name': 'Sierra Leone'},</text:p>
      <text:p text:style-name="Preformatted_20_Text"><text:s text:c="3"/>'geometry': {'type': 'Polygon',</text:p>
      <text:p text:style-name="Preformatted_20_Text"><text:s text:c="4"/>'coordinates': [[[-11.438779, 6.785917],</text:p>
      <text:p text:style-name="Preformatted_20_Text"><text:soft-page-break/><text:s text:c="6"/>[-11.708195, 6.860098],</text:p>
      <text:p text:style-name="Preformatted_20_Text"><text:s text:c="6"/>[-12.428099, 7.262942],</text:p>
      <text:p text:style-name="Preformatted_20_Text"><text:s text:c="6"/>[-12.949049, 7.798646],</text:p>
      <text:p text:style-name="Preformatted_20_Text"><text:s text:c="6"/>[-13.124025, 8.163946],</text:p>
      <text:p text:style-name="Preformatted_20_Text"><text:s text:c="6"/>[-13.24655, 8.903049],</text:p>
      <text:p text:style-name="Preformatted_20_Text"><text:s text:c="6"/>[-12.711958, 9.342712],</text:p>
      <text:p text:style-name="Preformatted_20_Text"><text:s text:c="6"/>[-12.596719, 9.620188],</text:p>
      <text:p text:style-name="Preformatted_20_Text"><text:s text:c="6"/>[-12.425929, 9.835834],</text:p>
      <text:p text:style-name="Preformatted_20_Text"><text:s text:c="6"/>[-12.150338, 9.858572],</text:p>
      <text:p text:style-name="Preformatted_20_Text"><text:s text:c="6"/>[-11.917277, 10.046984],</text:p>
      <text:p text:style-name="Preformatted_20_Text"><text:s text:c="6"/>[-11.117481, 10.045873],</text:p>
      <text:p text:style-name="Preformatted_20_Text"><text:s text:c="6"/>[-10.839152, 9.688246],</text:p>
      <text:p text:style-name="Preformatted_20_Text"><text:s text:c="6"/>[-10.622395, 9.26791],</text:p>
      <text:p text:style-name="Preformatted_20_Text"><text:s text:c="6"/>[-10.65477, 8.977178],</text:p>
      <text:p text:style-name="Preformatted_20_Text"><text:s text:c="6"/>[-10.494315, 8.715541],</text:p>
      <text:p text:style-name="Preformatted_20_Text"><text:s text:c="6"/>[-10.505477, 8.348896],</text:p>
      <text:p text:style-name="Preformatted_20_Text"><text:s text:c="6"/>[-10.230094, 8.406206],</text:p>
      <text:p text:style-name="Preformatted_20_Text"><text:s text:c="6"/>[-10.695595, 7.939464],</text:p>
      <text:p text:style-name="Preformatted_20_Text"><text:s text:c="6"/>[-11.146704, 7.396706],</text:p>
      <text:p text:style-name="Preformatted_20_Text"><text:s text:c="6"/>[-11.199802, 7.105846],</text:p>
      <text:p text:style-name="Preformatted_20_Text"><text:s text:c="6"/>[-11.438779, 6.785917]]]},</text:p>
      <text:p text:style-name="Preformatted_20_Text"><text:s text:c="3"/>'id': 'SLE'},</text:p>
      <text:p text:style-name="Preformatted_20_Text"><text:s text:c="2"/>{'type': 'Feature',</text:p>
      <text:p text:style-name="Preformatted_20_Text"><text:s text:c="3"/>'properties': {'name': 'El Salvador'},</text:p>
      <text:p text:style-name="Preformatted_20_Text"><text:s text:c="3"/>'geometry': {'type': 'Polygon',</text:p>
      <text:p text:style-name="Preformatted_20_Text"><text:s text:c="4"/>'coordinates': [[[-87.793111, 13.38448],</text:p>
      <text:p text:style-name="Preformatted_20_Text"><text:s text:c="6"/>[-87.904112, 13.149017],</text:p>
      <text:p text:style-name="Preformatted_20_Text"><text:s text:c="6"/>[-88.483302, 13.163951],</text:p>
      <text:p text:style-name="Preformatted_20_Text"><text:s text:c="6"/>[-88.843228, 13.259734],</text:p>
      <text:p text:style-name="Preformatted_20_Text"><text:s text:c="6"/>[-89.256743, 13.458533],</text:p>
      <text:p text:style-name="Preformatted_20_Text"><text:s text:c="6"/>[-89.812394, 13.520622],</text:p>
      <text:p text:style-name="Preformatted_20_Text"><text:s text:c="6"/>[-90.095555, 13.735338],</text:p>
      <text:p text:style-name="Preformatted_20_Text"><text:s text:c="6"/>[-90.064678, 13.88197],</text:p>
      <text:p text:style-name="Preformatted_20_Text"><text:s text:c="6"/>[-89.721934, 14.134228],</text:p>
      <text:p text:style-name="Preformatted_20_Text"><text:s text:c="6"/>[-89.534219, 14.244816],</text:p>
      <text:p text:style-name="Preformatted_20_Text"><text:s text:c="6"/>[-89.587343, 14.362586],</text:p>
      <text:p text:style-name="Preformatted_20_Text"><text:s text:c="6"/>[-89.353326, 14.424133],</text:p>
      <text:p text:style-name="Preformatted_20_Text"><text:s text:c="6"/>[-89.058512, 14.340029],</text:p>
      <text:p text:style-name="Preformatted_20_Text"><text:s text:c="6"/>[-88.843073, 14.140507],</text:p>
      <text:p text:style-name="Preformatted_20_Text"><text:s text:c="6"/>[-88.541231, 13.980155],</text:p>
      <text:p text:style-name="Preformatted_20_Text"><text:s text:c="6"/>[-88.503998, 13.845486],</text:p>
      <text:p text:style-name="Preformatted_20_Text"><text:s text:c="6"/>[-88.065343, 13.964626],</text:p>
      <text:p text:style-name="Preformatted_20_Text"><text:s text:c="6"/>[-87.859515, 13.893312],</text:p>
      <text:p text:style-name="Preformatted_20_Text"><text:s text:c="6"/>[-87.723503, 13.78505],</text:p>
      <text:p text:style-name="Preformatted_20_Text"><text:s text:c="6"/>[-87.793111, 13.38448]]]},</text:p>
      <text:p text:style-name="Preformatted_20_Text"><text:s text:c="3"/>'id': 'SLV'},</text:p>
      <text:p text:style-name="Preformatted_20_Text"><text:s text:c="2"/>{'type': 'Feature',</text:p>
      <text:p text:style-name="Preformatted_20_Text"><text:s text:c="3"/>'properties': {'name': 'Somaliland'},</text:p>
      <text:p text:style-name="Preformatted_20_Text"><text:s text:c="3"/>'geometry': {'type': 'Polygon',</text:p>
      <text:p text:style-name="Preformatted_20_Text"><text:s text:c="4"/>'coordinates': [[[48.93813, 9.451749],</text:p>
      <text:p text:style-name="Preformatted_20_Text"><text:s text:c="6"/>[48.486736, 8.837626],</text:p>
      <text:p text:style-name="Preformatted_20_Text"><text:s text:c="6"/>[47.78942, 8.003],</text:p>
      <text:p text:style-name="Preformatted_20_Text"><text:s text:c="6"/>[46.948328, 7.996877],</text:p>
      <text:p text:style-name="Preformatted_20_Text"><text:s text:c="6"/>[43.67875, 9.18358],</text:p>
      <text:p text:style-name="Preformatted_20_Text"><text:s text:c="6"/>[43.296975, 9.540477],</text:p>
      <text:p text:style-name="Preformatted_20_Text"><text:s text:c="6"/>[42.92812, 10.02194],</text:p>
      <text:p text:style-name="Preformatted_20_Text"><text:s text:c="6"/>[42.55876, 10.57258],</text:p>
      <text:p text:style-name="Preformatted_20_Text"><text:s text:c="6"/>[42.776852, 10.926879],</text:p>
      <text:p text:style-name="Preformatted_20_Text"><text:s text:c="6"/>[43.145305, 11.46204],</text:p>
      <text:p text:style-name="Preformatted_20_Text"><text:s text:c="6"/>[43.47066, 11.27771],</text:p>
      <text:p text:style-name="Preformatted_20_Text"><text:s text:c="6"/>[43.666668, 10.864169],</text:p>
      <text:p text:style-name="Preformatted_20_Text"><text:s text:c="6"/>[44.117804, 10.445538],</text:p>
      <text:p text:style-name="Preformatted_20_Text"><text:s text:c="6"/>[44.614259, 10.442205],</text:p>
      <text:p text:style-name="Preformatted_20_Text"><text:s text:c="6"/>[45.556941, 10.698029],</text:p>
      <text:p text:style-name="Preformatted_20_Text"><text:soft-page-break/><text:s text:c="6"/>[46.645401, 10.816549],</text:p>
      <text:p text:style-name="Preformatted_20_Text"><text:s text:c="6"/>[47.525658, 11.127228],</text:p>
      <text:p text:style-name="Preformatted_20_Text"><text:s text:c="6"/>[48.021596, 11.193064],</text:p>
      <text:p text:style-name="Preformatted_20_Text"><text:s text:c="6"/>[48.378784, 11.375482],</text:p>
      <text:p text:style-name="Preformatted_20_Text"><text:s text:c="6"/>[48.948206, 11.410622],</text:p>
      <text:p text:style-name="Preformatted_20_Text"><text:s text:c="6"/>[48.942005, 11.394266],</text:p>
      <text:p text:style-name="Preformatted_20_Text"><text:s text:c="6"/>[48.938491, 10.982327],</text:p>
      <text:p text:style-name="Preformatted_20_Text"><text:s text:c="6"/>[48.938233, 9.9735],</text:p>
      <text:p text:style-name="Preformatted_20_Text"><text:s text:c="6"/>[48.93813, 9.451749]]]},</text:p>
      <text:p text:style-name="Preformatted_20_Text"><text:s text:c="3"/>'id': '-99'},</text:p>
      <text:p text:style-name="Preformatted_20_Text"><text:s text:c="2"/>{'type': 'Feature',</text:p>
      <text:p text:style-name="Preformatted_20_Text"><text:s text:c="3"/>'properties': {'name': 'Somalia'},</text:p>
      <text:p text:style-name="Preformatted_20_Text"><text:s text:c="3"/>'geometry': {'type': 'Polygon',</text:p>
      <text:p text:style-name="Preformatted_20_Text"><text:s text:c="4"/>'coordinates': [[[49.72862, 11.5789],</text:p>
      <text:p text:style-name="Preformatted_20_Text"><text:s text:c="6"/>[50.25878, 11.67957],</text:p>
      <text:p text:style-name="Preformatted_20_Text"><text:s text:c="6"/>[50.73202, 12.0219],</text:p>
      <text:p text:style-name="Preformatted_20_Text"><text:s text:c="6"/>[51.1112, 12.02464],</text:p>
      <text:p text:style-name="Preformatted_20_Text"><text:s text:c="6"/>[51.13387, 11.74815],</text:p>
      <text:p text:style-name="Preformatted_20_Text"><text:s text:c="6"/>[51.04153, 11.16651],</text:p>
      <text:p text:style-name="Preformatted_20_Text"><text:s text:c="6"/>[51.04531, 10.6409],</text:p>
      <text:p text:style-name="Preformatted_20_Text"><text:s text:c="6"/>[50.83418, 10.27972],</text:p>
      <text:p text:style-name="Preformatted_20_Text"><text:s text:c="6"/>[50.55239, 9.19874],</text:p>
      <text:p text:style-name="Preformatted_20_Text"><text:s text:c="6"/>[50.07092, 8.08173],</text:p>
      <text:p text:style-name="Preformatted_20_Text"><text:s text:c="6"/>[49.4527, 6.80466],</text:p>
      <text:p text:style-name="Preformatted_20_Text"><text:s text:c="6"/>[48.59455, 5.33911],</text:p>
      <text:p text:style-name="Preformatted_20_Text"><text:s text:c="6"/>[47.74079, 4.2194],</text:p>
      <text:p text:style-name="Preformatted_20_Text"><text:s text:c="6"/>[46.56476, 2.85529],</text:p>
      <text:p text:style-name="Preformatted_20_Text"><text:s text:c="6"/>[45.56399, 2.04576],</text:p>
      <text:p text:style-name="Preformatted_20_Text"><text:s text:c="6"/>[44.06815, 1.05283],</text:p>
      <text:p text:style-name="Preformatted_20_Text"><text:s text:c="6"/>[43.13597, 0.2922],</text:p>
      <text:p text:style-name="Preformatted_20_Text"><text:s text:c="6"/>[42.04157, -0.91916],</text:p>
      <text:p text:style-name="Preformatted_20_Text"><text:s text:c="6"/>[41.81095, -1.44647],</text:p>
      <text:p text:style-name="Preformatted_20_Text"><text:s text:c="6"/>[41.58513, -1.68325],</text:p>
      <text:p text:style-name="Preformatted_20_Text"><text:s text:c="6"/>[40.993, -0.85829],</text:p>
      <text:p text:style-name="Preformatted_20_Text"><text:s text:c="6"/>[40.98105, 2.78452],</text:p>
      <text:p text:style-name="Preformatted_20_Text"><text:s text:c="6"/>[41.855083, 3.918912],</text:p>
      <text:p text:style-name="Preformatted_20_Text"><text:s text:c="6"/>[42.12861, 4.23413],</text:p>
      <text:p text:style-name="Preformatted_20_Text"><text:s text:c="6"/>[42.76967, 4.25259],</text:p>
      <text:p text:style-name="Preformatted_20_Text"><text:s text:c="6"/>[43.66087, 4.95755],</text:p>
      <text:p text:style-name="Preformatted_20_Text"><text:s text:c="6"/>[44.9636, 5.00162],</text:p>
      <text:p text:style-name="Preformatted_20_Text"><text:s text:c="6"/>[47.78942, 8.003],</text:p>
      <text:p text:style-name="Preformatted_20_Text"><text:s text:c="6"/>[48.486736, 8.837626],</text:p>
      <text:p text:style-name="Preformatted_20_Text"><text:s text:c="6"/>[48.93813, 9.451749],</text:p>
      <text:p text:style-name="Preformatted_20_Text"><text:s text:c="6"/>[48.938233, 9.9735],</text:p>
      <text:p text:style-name="Preformatted_20_Text"><text:s text:c="6"/>[48.938491, 10.982327],</text:p>
      <text:p text:style-name="Preformatted_20_Text"><text:s text:c="6"/>[48.942005, 11.394266],</text:p>
      <text:p text:style-name="Preformatted_20_Text"><text:s text:c="6"/>[48.948205, 11.410617],</text:p>
      <text:p text:style-name="Preformatted_20_Text"><text:s text:c="6"/>[49.26776, 11.43033],</text:p>
      <text:p text:style-name="Preformatted_20_Text"><text:s text:c="6"/>[49.72862, 11.5789]]]},</text:p>
      <text:p text:style-name="Preformatted_20_Text"><text:s text:c="3"/>'id': 'SOM'},</text:p>
      <text:p text:style-name="Preformatted_20_Text"><text:s text:c="2"/>{'type': 'Feature',</text:p>
      <text:p text:style-name="Preformatted_20_Text"><text:s text:c="3"/>'properties': {'name': 'Republic of Serbia'},</text:p>
      <text:p text:style-name="Preformatted_20_Text"><text:s text:c="3"/>'geometry': {'type': 'Polygon',</text:p>
      <text:p text:style-name="Preformatted_20_Text"><text:s text:c="4"/>'coordinates': [[[20.874313, 45.416375],</text:p>
      <text:p text:style-name="Preformatted_20_Text"><text:s text:c="6"/>[21.483526, 45.18117],</text:p>
      <text:p text:style-name="Preformatted_20_Text"><text:s text:c="6"/>[21.562023, 44.768947],</text:p>
      <text:p text:style-name="Preformatted_20_Text"><text:s text:c="6"/>[22.145088, 44.478422],</text:p>
      <text:p text:style-name="Preformatted_20_Text"><text:s text:c="6"/>[22.459022, 44.702517],</text:p>
      <text:p text:style-name="Preformatted_20_Text"><text:s text:c="6"/>[22.705726, 44.578003],</text:p>
      <text:p text:style-name="Preformatted_20_Text"><text:s text:c="6"/>[22.474008, 44.409228],</text:p>
      <text:p text:style-name="Preformatted_20_Text"><text:s text:c="6"/>[22.65715, 44.234923],</text:p>
      <text:p text:style-name="Preformatted_20_Text"><text:s text:c="6"/>[22.410446, 44.008063],</text:p>
      <text:p text:style-name="Preformatted_20_Text"><text:s text:c="6"/>[22.500157, 43.642814],</text:p>
      <text:p text:style-name="Preformatted_20_Text"><text:s text:c="6"/>[22.986019, 43.211161],</text:p>
      <text:p text:style-name="Preformatted_20_Text"><text:soft-page-break/><text:s text:c="6"/>[22.604801, 42.898519],</text:p>
      <text:p text:style-name="Preformatted_20_Text"><text:s text:c="6"/>[22.436595, 42.580321],</text:p>
      <text:p text:style-name="Preformatted_20_Text"><text:s text:c="6"/>[22.545012, 42.461362],</text:p>
      <text:p text:style-name="Preformatted_20_Text"><text:s text:c="6"/>[22.380526, 42.32026],</text:p>
      <text:p text:style-name="Preformatted_20_Text"><text:s text:c="6"/>[21.91708, 42.30364],</text:p>
      <text:p text:style-name="Preformatted_20_Text"><text:s text:c="6"/>[21.576636, 42.245224],</text:p>
      <text:p text:style-name="Preformatted_20_Text"><text:s text:c="6"/>[21.54332, 42.32025],</text:p>
      <text:p text:style-name="Preformatted_20_Text"><text:s text:c="6"/>[21.66292, 42.43922],</text:p>
      <text:p text:style-name="Preformatted_20_Text"><text:s text:c="6"/>[21.77505, 42.6827],</text:p>
      <text:p text:style-name="Preformatted_20_Text"><text:s text:c="6"/>[21.63302, 42.67717],</text:p>
      <text:p text:style-name="Preformatted_20_Text"><text:s text:c="6"/>[21.43866, 42.86255],</text:p>
      <text:p text:style-name="Preformatted_20_Text"><text:s text:c="6"/>[21.27421, 42.90959],</text:p>
      <text:p text:style-name="Preformatted_20_Text"><text:s text:c="6"/>[21.143395, 43.068685],</text:p>
      <text:p text:style-name="Preformatted_20_Text"><text:s text:c="6"/>[20.95651, 43.13094],</text:p>
      <text:p text:style-name="Preformatted_20_Text"><text:s text:c="6"/>[20.81448, 43.27205],</text:p>
      <text:p text:style-name="Preformatted_20_Text"><text:s text:c="6"/>[20.63508, 43.21671],</text:p>
      <text:p text:style-name="Preformatted_20_Text"><text:s text:c="6"/>[20.49679, 42.88469],</text:p>
      <text:p text:style-name="Preformatted_20_Text"><text:s text:c="6"/>[20.25758, 42.81275],</text:p>
      <text:p text:style-name="Preformatted_20_Text"><text:s text:c="6"/>[20.3398, 42.89852],</text:p>
      <text:p text:style-name="Preformatted_20_Text"><text:s text:c="6"/>[19.95857, 43.10604],</text:p>
      <text:p text:style-name="Preformatted_20_Text"><text:s text:c="6"/>[19.63, 43.21378],</text:p>
      <text:p text:style-name="Preformatted_20_Text"><text:s text:c="6"/>[19.48389, 43.35229],</text:p>
      <text:p text:style-name="Preformatted_20_Text"><text:s text:c="6"/>[19.21852, 43.52384],</text:p>
      <text:p text:style-name="Preformatted_20_Text"><text:s text:c="6"/>[19.454, 43.5681],</text:p>
      <text:p text:style-name="Preformatted_20_Text"><text:s text:c="6"/>[19.59976, 44.03847],</text:p>
      <text:p text:style-name="Preformatted_20_Text"><text:s text:c="6"/>[19.11761, 44.42307],</text:p>
      <text:p text:style-name="Preformatted_20_Text"><text:s text:c="6"/>[19.36803, 44.863],</text:p>
      <text:p text:style-name="Preformatted_20_Text"><text:s text:c="6"/>[19.00548, 44.86023],</text:p>
      <text:p text:style-name="Preformatted_20_Text"><text:s text:c="6"/>[19.390476, 45.236516],</text:p>
      <text:p text:style-name="Preformatted_20_Text"><text:s text:c="6"/>[19.072769, 45.521511],</text:p>
      <text:p text:style-name="Preformatted_20_Text"><text:s text:c="6"/>[18.82982, 45.90888],</text:p>
      <text:p text:style-name="Preformatted_20_Text"><text:s text:c="6"/>[19.596045, 46.17173],</text:p>
      <text:p text:style-name="Preformatted_20_Text"><text:s text:c="6"/>[20.220192, 46.127469],</text:p>
      <text:p text:style-name="Preformatted_20_Text"><text:s text:c="6"/>[20.762175, 45.734573],</text:p>
      <text:p text:style-name="Preformatted_20_Text"><text:s text:c="6"/>[20.874313, 45.416375]]]},</text:p>
      <text:p text:style-name="Preformatted_20_Text"><text:s text:c="3"/>'id': 'SRB'},</text:p>
      <text:p text:style-name="Preformatted_20_Text"><text:s text:c="2"/>{'type': 'Feature',</text:p>
      <text:p text:style-name="Preformatted_20_Text"><text:s text:c="3"/>'properties': {'name': 'Suriname'},</text:p>
      <text:p text:style-name="Preformatted_20_Text"><text:s text:c="3"/>'geometry': {'type': 'Polygon',</text:p>
      <text:p text:style-name="Preformatted_20_Text"><text:s text:c="4"/>'coordinates': [[[-57.147436, 5.97315],</text:p>
      <text:p text:style-name="Preformatted_20_Text"><text:s text:c="6"/>[-55.949318, 5.772878],</text:p>
      <text:p text:style-name="Preformatted_20_Text"><text:s text:c="6"/>[-55.84178, 5.953125],</text:p>
      <text:p text:style-name="Preformatted_20_Text"><text:s text:c="6"/>[-55.03325, 6.025291],</text:p>
      <text:p text:style-name="Preformatted_20_Text"><text:s text:c="6"/>[-53.958045, 5.756548],</text:p>
      <text:p text:style-name="Preformatted_20_Text"><text:s text:c="6"/>[-54.478633, 4.896756],</text:p>
      <text:p text:style-name="Preformatted_20_Text"><text:s text:c="6"/>[-54.399542, 4.212611],</text:p>
      <text:p text:style-name="Preformatted_20_Text"><text:s text:c="6"/>[-54.006931, 3.620038],</text:p>
      <text:p text:style-name="Preformatted_20_Text"><text:s text:c="6"/>[-54.181726, 3.18978],</text:p>
      <text:p text:style-name="Preformatted_20_Text"><text:s text:c="6"/>[-54.269705, 2.732392],</text:p>
      <text:p text:style-name="Preformatted_20_Text"><text:s text:c="6"/>[-54.524754, 2.311849],</text:p>
      <text:p text:style-name="Preformatted_20_Text"><text:s text:c="6"/>[-55.097587, 2.523748],</text:p>
      <text:p text:style-name="Preformatted_20_Text"><text:s text:c="6"/>[-55.569755, 2.421506],</text:p>
      <text:p text:style-name="Preformatted_20_Text"><text:s text:c="6"/>[-55.973322, 2.510364],</text:p>
      <text:p text:style-name="Preformatted_20_Text"><text:s text:c="6"/>[-56.073342, 2.220795],</text:p>
      <text:p text:style-name="Preformatted_20_Text"><text:s text:c="6"/>[-55.9056, 2.021996],</text:p>
      <text:p text:style-name="Preformatted_20_Text"><text:s text:c="6"/>[-55.995698, 1.817667],</text:p>
      <text:p text:style-name="Preformatted_20_Text"><text:s text:c="6"/>[-56.539386, 1.899523],</text:p>
      <text:p text:style-name="Preformatted_20_Text"><text:s text:c="6"/>[-57.150098, 2.768927],</text:p>
      <text:p text:style-name="Preformatted_20_Text"><text:s text:c="6"/>[-57.281433, 3.333492],</text:p>
      <text:p text:style-name="Preformatted_20_Text"><text:s text:c="6"/>[-57.601569, 3.334655],</text:p>
      <text:p text:style-name="Preformatted_20_Text"><text:s text:c="6"/>[-58.044694, 4.060864],</text:p>
      <text:p text:style-name="Preformatted_20_Text"><text:s text:c="6"/>[-57.86021, 4.576801],</text:p>
      <text:p text:style-name="Preformatted_20_Text"><text:s text:c="6"/>[-57.914289, 4.812626],</text:p>
      <text:p text:style-name="Preformatted_20_Text"><text:s text:c="6"/>[-57.307246, 5.073567],</text:p>
      <text:p text:style-name="Preformatted_20_Text"><text:soft-page-break/><text:s text:c="6"/>[-57.147436, 5.97315]]]},</text:p>
      <text:p text:style-name="Preformatted_20_Text"><text:s text:c="3"/>'id': 'SUR'},</text:p>
      <text:p text:style-name="Preformatted_20_Text"><text:s text:c="2"/>{'type': 'Feature',</text:p>
      <text:p text:style-name="Preformatted_20_Text"><text:s text:c="3"/>'properties': {'name': 'Slovakia'},</text:p>
      <text:p text:style-name="Preformatted_20_Text"><text:s text:c="3"/>'geometry': {'type': 'Polygon',</text:p>
      <text:p text:style-name="Preformatted_20_Text"><text:s text:c="4"/>'coordinates': [[[18.853144, 49.49623],</text:p>
      <text:p text:style-name="Preformatted_20_Text"><text:s text:c="6"/>[18.909575, 49.435846],</text:p>
      <text:p text:style-name="Preformatted_20_Text"><text:s text:c="6"/>[19.320713, 49.571574],</text:p>
      <text:p text:style-name="Preformatted_20_Text"><text:s text:c="6"/>[19.825023, 49.217125],</text:p>
      <text:p text:style-name="Preformatted_20_Text"><text:s text:c="6"/>[20.415839, 49.431453],</text:p>
      <text:p text:style-name="Preformatted_20_Text"><text:s text:c="6"/>[20.887955, 49.328772],</text:p>
      <text:p text:style-name="Preformatted_20_Text"><text:s text:c="6"/>[21.607808, 49.470107],</text:p>
      <text:p text:style-name="Preformatted_20_Text"><text:s text:c="6"/>[22.558138, 49.085738],</text:p>
      <text:p text:style-name="Preformatted_20_Text"><text:s text:c="6"/>[22.280842, 48.825392],</text:p>
      <text:p text:style-name="Preformatted_20_Text"><text:s text:c="6"/>[22.085608, 48.422264],</text:p>
      <text:p text:style-name="Preformatted_20_Text"><text:s text:c="6"/>[21.872236, 48.319971],</text:p>
      <text:p text:style-name="Preformatted_20_Text"><text:s text:c="6"/>[20.801294, 48.623854],</text:p>
      <text:p text:style-name="Preformatted_20_Text"><text:s text:c="6"/>[20.473562, 48.56285],</text:p>
      <text:p text:style-name="Preformatted_20_Text"><text:s text:c="6"/>[20.239054, 48.327567],</text:p>
      <text:p text:style-name="Preformatted_20_Text"><text:s text:c="6"/>[19.769471, 48.202691],</text:p>
      <text:p text:style-name="Preformatted_20_Text"><text:s text:c="6"/>[19.661364, 48.266615],</text:p>
      <text:p text:style-name="Preformatted_20_Text"><text:s text:c="6"/>[19.174365, 48.111379],</text:p>
      <text:p text:style-name="Preformatted_20_Text"><text:s text:c="6"/>[18.777025, 48.081768],</text:p>
      <text:p text:style-name="Preformatted_20_Text"><text:s text:c="6"/>[18.696513, 47.880954],</text:p>
      <text:p text:style-name="Preformatted_20_Text"><text:s text:c="6"/>[17.857133, 47.758429],</text:p>
      <text:p text:style-name="Preformatted_20_Text"><text:s text:c="6"/>[17.488473, 47.867466],</text:p>
      <text:p text:style-name="Preformatted_20_Text"><text:s text:c="6"/>[16.979667, 48.123497],</text:p>
      <text:p text:style-name="Preformatted_20_Text"><text:s text:c="6"/>[16.879983, 48.470013],</text:p>
      <text:p text:style-name="Preformatted_20_Text"><text:s text:c="6"/>[16.960288, 48.596982],</text:p>
      <text:p text:style-name="Preformatted_20_Text"><text:s text:c="6"/>[17.101985, 48.816969],</text:p>
      <text:p text:style-name="Preformatted_20_Text"><text:s text:c="6"/>[17.545007, 48.800019],</text:p>
      <text:p text:style-name="Preformatted_20_Text"><text:s text:c="6"/>[17.886485, 48.903475],</text:p>
      <text:p text:style-name="Preformatted_20_Text"><text:s text:c="6"/>[17.913512, 48.996493],</text:p>
      <text:p text:style-name="Preformatted_20_Text"><text:s text:c="6"/>[18.104973, 49.043983],</text:p>
      <text:p text:style-name="Preformatted_20_Text"><text:s text:c="6"/>[18.170498, 49.271515],</text:p>
      <text:p text:style-name="Preformatted_20_Text"><text:s text:c="6"/>[18.399994, 49.315001],</text:p>
      <text:p text:style-name="Preformatted_20_Text"><text:s text:c="6"/>[18.554971, 49.495015],</text:p>
      <text:p text:style-name="Preformatted_20_Text"><text:s text:c="6"/>[18.853144, 49.49623]]]},</text:p>
      <text:p text:style-name="Preformatted_20_Text"><text:s text:c="3"/>'id': 'SVK'},</text:p>
      <text:p text:style-name="Preformatted_20_Text"><text:s text:c="2"/>{'type': 'Feature',</text:p>
      <text:p text:style-name="Preformatted_20_Text"><text:s text:c="3"/>'properties': {'name': 'Slovenia'},</text:p>
      <text:p text:style-name="Preformatted_20_Text"><text:s text:c="3"/>'geometry': {'type': 'Polygon',</text:p>
      <text:p text:style-name="Preformatted_20_Text"><text:s text:c="4"/>'coordinates': [[[13.806475, 46.509306],</text:p>
      <text:p text:style-name="Preformatted_20_Text"><text:s text:c="6"/>[14.632472, 46.431817],</text:p>
      <text:p text:style-name="Preformatted_20_Text"><text:s text:c="6"/>[15.137092, 46.658703],</text:p>
      <text:p text:style-name="Preformatted_20_Text"><text:s text:c="6"/>[16.011664, 46.683611],</text:p>
      <text:p text:style-name="Preformatted_20_Text"><text:s text:c="6"/>[16.202298, 46.852386],</text:p>
      <text:p text:style-name="Preformatted_20_Text"><text:s text:c="6"/>[16.370505, 46.841327],</text:p>
      <text:p text:style-name="Preformatted_20_Text"><text:s text:c="6"/>[16.564808, 46.503751],</text:p>
      <text:p text:style-name="Preformatted_20_Text"><text:s text:c="6"/>[15.768733, 46.238108],</text:p>
      <text:p text:style-name="Preformatted_20_Text"><text:s text:c="6"/>[15.67153, 45.834154],</text:p>
      <text:p text:style-name="Preformatted_20_Text"><text:s text:c="6"/>[15.323954, 45.731783],</text:p>
      <text:p text:style-name="Preformatted_20_Text"><text:s text:c="6"/>[15.327675, 45.452316],</text:p>
      <text:p text:style-name="Preformatted_20_Text"><text:s text:c="6"/>[14.935244, 45.471695],</text:p>
      <text:p text:style-name="Preformatted_20_Text"><text:s text:c="6"/>[14.595109, 45.634941],</text:p>
      <text:p text:style-name="Preformatted_20_Text"><text:s text:c="6"/>[14.411968, 45.466166],</text:p>
      <text:p text:style-name="Preformatted_20_Text"><text:s text:c="6"/>[13.71506, 45.500324],</text:p>
      <text:p text:style-name="Preformatted_20_Text"><text:s text:c="6"/>[13.93763, 45.591016],</text:p>
      <text:p text:style-name="Preformatted_20_Text"><text:s text:c="6"/>[13.69811, 46.016778],</text:p>
      <text:p text:style-name="Preformatted_20_Text"><text:s text:c="6"/>[13.806475, 46.509306]]]},</text:p>
      <text:p text:style-name="Preformatted_20_Text"><text:s text:c="3"/>'id': 'SVN'},</text:p>
      <text:p text:style-name="Preformatted_20_Text"><text:s text:c="2"/>{'type': 'Feature',</text:p>
      <text:p text:style-name="Preformatted_20_Text"><text:s text:c="3"/>'properties': {'name': 'Sweden'},</text:p>
      <text:p text:style-name="Preformatted_20_Text"><text:s text:c="3"/>'geometry': {'type': 'Polygon',</text:p>
      <text:p text:style-name="Preformatted_20_Text"><text:soft-page-break/><text:s text:c="4"/>'coordinates': [[[22.183173, 65.723741],</text:p>
      <text:p text:style-name="Preformatted_20_Text"><text:s text:c="6"/>[21.213517, 65.026005],</text:p>
      <text:p text:style-name="Preformatted_20_Text"><text:s text:c="6"/>[21.369631, 64.413588],</text:p>
      <text:p text:style-name="Preformatted_20_Text"><text:s text:c="6"/>[19.778876, 63.609554],</text:p>
      <text:p text:style-name="Preformatted_20_Text"><text:s text:c="6"/>[17.847779, 62.7494],</text:p>
      <text:p text:style-name="Preformatted_20_Text"><text:s text:c="6"/>[17.119555, 61.341166],</text:p>
      <text:p text:style-name="Preformatted_20_Text"><text:s text:c="6"/>[17.831346, 60.636583],</text:p>
      <text:p text:style-name="Preformatted_20_Text"><text:s text:c="6"/>[18.787722, 60.081914],</text:p>
      <text:p text:style-name="Preformatted_20_Text"><text:s text:c="6"/>[17.869225, 58.953766],</text:p>
      <text:p text:style-name="Preformatted_20_Text"><text:s text:c="6"/>[16.829185, 58.719827],</text:p>
      <text:p text:style-name="Preformatted_20_Text"><text:s text:c="6"/>[16.44771, 57.041118],</text:p>
      <text:p text:style-name="Preformatted_20_Text"><text:s text:c="6"/>[15.879786, 56.104302],</text:p>
      <text:p text:style-name="Preformatted_20_Text"><text:s text:c="6"/>[14.666681, 56.200885],</text:p>
      <text:p text:style-name="Preformatted_20_Text"><text:s text:c="6"/>[14.100721, 55.407781],</text:p>
      <text:p text:style-name="Preformatted_20_Text"><text:s text:c="6"/>[12.942911, 55.361737],</text:p>
      <text:p text:style-name="Preformatted_20_Text"><text:s text:c="6"/>[12.625101, 56.30708],</text:p>
      <text:p text:style-name="Preformatted_20_Text"><text:s text:c="6"/>[11.787942, 57.441817],</text:p>
      <text:p text:style-name="Preformatted_20_Text"><text:s text:c="6"/>[11.027369, 58.856149],</text:p>
      <text:p text:style-name="Preformatted_20_Text"><text:s text:c="6"/>[11.468272, 59.432393],</text:p>
      <text:p text:style-name="Preformatted_20_Text"><text:s text:c="6"/>[12.300366, 60.117933],</text:p>
      <text:p text:style-name="Preformatted_20_Text"><text:s text:c="6"/>[12.631147, 61.293572],</text:p>
      <text:p text:style-name="Preformatted_20_Text"><text:s text:c="6"/>[11.992064, 61.800362],</text:p>
      <text:p text:style-name="Preformatted_20_Text"><text:s text:c="6"/>[11.930569, 63.128318],</text:p>
      <text:p text:style-name="Preformatted_20_Text"><text:s text:c="6"/>[12.579935, 64.066219],</text:p>
      <text:p text:style-name="Preformatted_20_Text"><text:s text:c="6"/>[13.571916, 64.049114],</text:p>
      <text:p text:style-name="Preformatted_20_Text"><text:s text:c="6"/>[13.919905, 64.445421],</text:p>
      <text:p text:style-name="Preformatted_20_Text"><text:s text:c="6"/>[13.55569, 64.787028],</text:p>
      <text:p text:style-name="Preformatted_20_Text"><text:s text:c="6"/>[15.108411, 66.193867],</text:p>
      <text:p text:style-name="Preformatted_20_Text"><text:s text:c="6"/>[16.108712, 67.302456],</text:p>
      <text:p text:style-name="Preformatted_20_Text"><text:s text:c="6"/>[16.768879, 68.013937],</text:p>
      <text:p text:style-name="Preformatted_20_Text"><text:s text:c="6"/>[17.729182, 68.010552],</text:p>
      <text:p text:style-name="Preformatted_20_Text"><text:s text:c="6"/>[17.993868, 68.567391],</text:p>
      <text:p text:style-name="Preformatted_20_Text"><text:s text:c="6"/>[19.87856, 68.407194],</text:p>
      <text:p text:style-name="Preformatted_20_Text"><text:s text:c="6"/>[20.025269, 69.065139],</text:p>
      <text:p text:style-name="Preformatted_20_Text"><text:s text:c="6"/>[20.645593, 69.106247],</text:p>
      <text:p text:style-name="Preformatted_20_Text"><text:s text:c="6"/>[21.978535, 68.616846],</text:p>
      <text:p text:style-name="Preformatted_20_Text"><text:s text:c="6"/>[23.539473, 67.936009],</text:p>
      <text:p text:style-name="Preformatted_20_Text"><text:s text:c="6"/>[23.56588, 66.396051],</text:p>
      <text:p text:style-name="Preformatted_20_Text"><text:s text:c="6"/>[23.903379, 66.006927],</text:p>
      <text:p text:style-name="Preformatted_20_Text"><text:s text:c="6"/>[22.183173, 65.723741]]]},</text:p>
      <text:p text:style-name="Preformatted_20_Text"><text:s text:c="3"/>'id': 'SWE'},</text:p>
      <text:p text:style-name="Preformatted_20_Text"><text:s text:c="2"/>{'type': 'Feature',</text:p>
      <text:p text:style-name="Preformatted_20_Text"><text:s text:c="3"/>'properties': {'name': 'Swaziland'},</text:p>
      <text:p text:style-name="Preformatted_20_Text"><text:s text:c="3"/>'geometry': {'type': 'Polygon',</text:p>
      <text:p text:style-name="Preformatted_20_Text"><text:s text:c="4"/>'coordinates': [[[32.071665, -26.73382],</text:p>
      <text:p text:style-name="Preformatted_20_Text"><text:s text:c="6"/>[31.86806, -27.177927],</text:p>
      <text:p text:style-name="Preformatted_20_Text"><text:s text:c="6"/>[31.282773, -27.285879],</text:p>
      <text:p text:style-name="Preformatted_20_Text"><text:s text:c="6"/>[30.685962, -26.743845],</text:p>
      <text:p text:style-name="Preformatted_20_Text"><text:s text:c="6"/>[30.676609, -26.398078],</text:p>
      <text:p text:style-name="Preformatted_20_Text"><text:s text:c="6"/>[30.949667, -26.022649],</text:p>
      <text:p text:style-name="Preformatted_20_Text"><text:s text:c="6"/>[31.04408, -25.731452],</text:p>
      <text:p text:style-name="Preformatted_20_Text"><text:s text:c="6"/>[31.333158, -25.660191],</text:p>
      <text:p text:style-name="Preformatted_20_Text"><text:s text:c="6"/>[31.837778, -25.843332],</text:p>
      <text:p text:style-name="Preformatted_20_Text"><text:s text:c="6"/>[31.985779, -26.29178],</text:p>
      <text:p text:style-name="Preformatted_20_Text"><text:s text:c="6"/>[32.071665, -26.73382]]]},</text:p>
      <text:p text:style-name="Preformatted_20_Text"><text:s text:c="3"/>'id': 'SWZ'},</text:p>
      <text:p text:style-name="Preformatted_20_Text"><text:s text:c="2"/>{'type': 'Feature',</text:p>
      <text:p text:style-name="Preformatted_20_Text"><text:s text:c="3"/>'properties': {'name': 'Syria'},</text:p>
      <text:p text:style-name="Preformatted_20_Text"><text:s text:c="3"/>'geometry': {'type': 'Polygon',</text:p>
      <text:p text:style-name="Preformatted_20_Text"><text:s text:c="4"/>'coordinates': [[[38.792341, 33.378686],</text:p>
      <text:p text:style-name="Preformatted_20_Text"><text:s text:c="6"/>[36.834062, 32.312938],</text:p>
      <text:p text:style-name="Preformatted_20_Text"><text:s text:c="6"/>[35.719918, 32.709192],</text:p>
      <text:p text:style-name="Preformatted_20_Text"><text:s text:c="6"/>[35.700798, 32.716014],</text:p>
      <text:p text:style-name="Preformatted_20_Text"><text:s text:c="6"/>[35.836397, 32.868123],</text:p>
      <text:p text:style-name="Preformatted_20_Text"><text:soft-page-break/><text:s text:c="6"/>[35.821101, 33.277426],</text:p>
      <text:p text:style-name="Preformatted_20_Text"><text:s text:c="6"/>[36.06646, 33.824912],</text:p>
      <text:p text:style-name="Preformatted_20_Text"><text:s text:c="6"/>[36.61175, 34.201789],</text:p>
      <text:p text:style-name="Preformatted_20_Text"><text:s text:c="6"/>[36.448194, 34.593935],</text:p>
      <text:p text:style-name="Preformatted_20_Text"><text:s text:c="6"/>[35.998403, 34.644914],</text:p>
      <text:p text:style-name="Preformatted_20_Text"><text:s text:c="6"/>[35.905023, 35.410009],</text:p>
      <text:p text:style-name="Preformatted_20_Text"><text:s text:c="6"/>[36.149763, 35.821535],</text:p>
      <text:p text:style-name="Preformatted_20_Text"><text:s text:c="6"/>[36.41755, 36.040617],</text:p>
      <text:p text:style-name="Preformatted_20_Text"><text:s text:c="6"/>[36.685389, 36.259699],</text:p>
      <text:p text:style-name="Preformatted_20_Text"><text:s text:c="6"/>[36.739494, 36.81752],</text:p>
      <text:p text:style-name="Preformatted_20_Text"><text:s text:c="6"/>[37.066761, 36.623036],</text:p>
      <text:p text:style-name="Preformatted_20_Text"><text:s text:c="6"/>[38.167727, 36.90121],</text:p>
      <text:p text:style-name="Preformatted_20_Text"><text:s text:c="6"/>[38.699891, 36.712927],</text:p>
      <text:p text:style-name="Preformatted_20_Text"><text:s text:c="6"/>[39.52258, 36.716054],</text:p>
      <text:p text:style-name="Preformatted_20_Text"><text:s text:c="6"/>[40.673259, 37.091276],</text:p>
      <text:p text:style-name="Preformatted_20_Text"><text:s text:c="6"/>[41.212089, 37.074352],</text:p>
      <text:p text:style-name="Preformatted_20_Text"><text:s text:c="6"/>[42.349591, 37.229873],</text:p>
      <text:p text:style-name="Preformatted_20_Text"><text:s text:c="6"/>[41.837064, 36.605854],</text:p>
      <text:p text:style-name="Preformatted_20_Text"><text:s text:c="6"/>[41.289707, 36.358815],</text:p>
      <text:p text:style-name="Preformatted_20_Text"><text:s text:c="6"/>[41.383965, 35.628317],</text:p>
      <text:p text:style-name="Preformatted_20_Text"><text:s text:c="6"/>[41.006159, 34.419372],</text:p>
      <text:p text:style-name="Preformatted_20_Text"><text:s text:c="6"/>[38.792341, 33.378686]]]},</text:p>
      <text:p text:style-name="Preformatted_20_Text"><text:s text:c="3"/>'id': 'SYR'},</text:p>
      <text:p text:style-name="Preformatted_20_Text"><text:s text:c="2"/>{'type': 'Feature',</text:p>
      <text:p text:style-name="Preformatted_20_Text"><text:s text:c="3"/>'properties': {'name': 'Chad'},</text:p>
      <text:p text:style-name="Preformatted_20_Text"><text:s text:c="3"/>'geometry': {'type': 'Polygon',</text:p>
      <text:p text:style-name="Preformatted_20_Text"><text:s text:c="4"/>'coordinates': [[[14.495787, 12.859396],</text:p>
      <text:p text:style-name="Preformatted_20_Text"><text:s text:c="6"/>[14.595781, 13.330427],</text:p>
      <text:p text:style-name="Preformatted_20_Text"><text:s text:c="6"/>[13.954477, 13.353449],</text:p>
      <text:p text:style-name="Preformatted_20_Text"><text:s text:c="6"/>[13.956699, 13.996691],</text:p>
      <text:p text:style-name="Preformatted_20_Text"><text:s text:c="6"/>[13.540394, 14.367134],</text:p>
      <text:p text:style-name="Preformatted_20_Text"><text:s text:c="6"/>[13.97217, 15.68437],</text:p>
      <text:p text:style-name="Preformatted_20_Text"><text:s text:c="6"/>[15.247731, 16.627306],</text:p>
      <text:p text:style-name="Preformatted_20_Text"><text:s text:c="6"/>[15.300441, 17.92795],</text:p>
      <text:p text:style-name="Preformatted_20_Text"><text:s text:c="6"/>[15.685741, 19.95718],</text:p>
      <text:p text:style-name="Preformatted_20_Text"><text:s text:c="6"/>[15.903247, 20.387619],</text:p>
      <text:p text:style-name="Preformatted_20_Text"><text:s text:c="6"/>[15.487148, 20.730415],</text:p>
      <text:p text:style-name="Preformatted_20_Text"><text:s text:c="6"/>[15.47106, 21.04845],</text:p>
      <text:p text:style-name="Preformatted_20_Text"><text:s text:c="6"/>[15.096888, 21.308519],</text:p>
      <text:p text:style-name="Preformatted_20_Text"><text:s text:c="6"/>[14.8513, 22.86295],</text:p>
      <text:p text:style-name="Preformatted_20_Text"><text:s text:c="6"/>[15.86085, 23.40972],</text:p>
      <text:p text:style-name="Preformatted_20_Text"><text:s text:c="6"/>[19.84926, 21.49509],</text:p>
      <text:p text:style-name="Preformatted_20_Text"><text:s text:c="6"/>[23.83766, 19.58047],</text:p>
      <text:p text:style-name="Preformatted_20_Text"><text:s text:c="6"/>[23.88689, 15.61084],</text:p>
      <text:p text:style-name="Preformatted_20_Text"><text:s text:c="6"/>[23.02459, 15.68072],</text:p>
      <text:p text:style-name="Preformatted_20_Text"><text:s text:c="6"/>[22.56795, 14.94429],</text:p>
      <text:p text:style-name="Preformatted_20_Text"><text:s text:c="6"/>[22.30351, 14.32682],</text:p>
      <text:p text:style-name="Preformatted_20_Text"><text:s text:c="6"/>[22.51202, 14.09318],</text:p>
      <text:p text:style-name="Preformatted_20_Text"><text:s text:c="6"/>[22.18329, 13.78648],</text:p>
      <text:p text:style-name="Preformatted_20_Text"><text:s text:c="6"/>[22.29658, 13.37232],</text:p>
      <text:p text:style-name="Preformatted_20_Text"><text:s text:c="6"/>[22.03759, 12.95546],</text:p>
      <text:p text:style-name="Preformatted_20_Text"><text:s text:c="6"/>[21.93681, 12.58818],</text:p>
      <text:p text:style-name="Preformatted_20_Text"><text:s text:c="6"/>[22.28801, 12.64605],</text:p>
      <text:p text:style-name="Preformatted_20_Text"><text:s text:c="6"/>[22.49762, 12.26024],</text:p>
      <text:p text:style-name="Preformatted_20_Text"><text:s text:c="6"/>[22.50869, 11.67936],</text:p>
      <text:p text:style-name="Preformatted_20_Text"><text:s text:c="6"/>[22.87622, 11.38461],</text:p>
      <text:p text:style-name="Preformatted_20_Text"><text:s text:c="6"/>[22.864165, 11.142395],</text:p>
      <text:p text:style-name="Preformatted_20_Text"><text:s text:c="6"/>[22.231129, 10.971889],</text:p>
      <text:p text:style-name="Preformatted_20_Text"><text:s text:c="6"/>[21.723822, 10.567056],</text:p>
      <text:p text:style-name="Preformatted_20_Text"><text:s text:c="6"/>[21.000868, 9.475985],</text:p>
      <text:p text:style-name="Preformatted_20_Text"><text:s text:c="6"/>[20.059685, 9.012706],</text:p>
      <text:p text:style-name="Preformatted_20_Text"><text:s text:c="6"/>[19.094008, 9.074847],</text:p>
      <text:p text:style-name="Preformatted_20_Text"><text:s text:c="6"/>[18.81201, 8.982915],</text:p>
      <text:p text:style-name="Preformatted_20_Text"><text:s text:c="6"/>[18.911022, 8.630895],</text:p>
      <text:p text:style-name="Preformatted_20_Text"><text:soft-page-break/><text:s text:c="6"/>[18.389555, 8.281304],</text:p>
      <text:p text:style-name="Preformatted_20_Text"><text:s text:c="6"/>[17.96493, 7.890914],</text:p>
      <text:p text:style-name="Preformatted_20_Text"><text:s text:c="6"/>[16.705988, 7.508328],</text:p>
      <text:p text:style-name="Preformatted_20_Text"><text:s text:c="6"/>[16.456185, 7.734774],</text:p>
      <text:p text:style-name="Preformatted_20_Text"><text:s text:c="6"/>[16.290562, 7.754307],</text:p>
      <text:p text:style-name="Preformatted_20_Text"><text:s text:c="6"/>[16.106232, 7.497088],</text:p>
      <text:p text:style-name="Preformatted_20_Text"><text:s text:c="6"/>[15.27946, 7.421925],</text:p>
      <text:p text:style-name="Preformatted_20_Text"><text:s text:c="6"/>[15.436092, 7.692812],</text:p>
      <text:p text:style-name="Preformatted_20_Text"><text:s text:c="6"/>[15.120866, 8.38215],</text:p>
      <text:p text:style-name="Preformatted_20_Text"><text:s text:c="6"/>[14.979996, 8.796104],</text:p>
      <text:p text:style-name="Preformatted_20_Text"><text:s text:c="6"/>[14.544467, 8.965861],</text:p>
      <text:p text:style-name="Preformatted_20_Text"><text:s text:c="6"/>[13.954218, 9.549495],</text:p>
      <text:p text:style-name="Preformatted_20_Text"><text:s text:c="6"/>[14.171466, 10.021378],</text:p>
      <text:p text:style-name="Preformatted_20_Text"><text:s text:c="6"/>[14.627201, 9.920919],</text:p>
      <text:p text:style-name="Preformatted_20_Text"><text:s text:c="6"/>[14.909354, 9.992129],</text:p>
      <text:p text:style-name="Preformatted_20_Text"><text:s text:c="6"/>[15.467873, 9.982337],</text:p>
      <text:p text:style-name="Preformatted_20_Text"><text:s text:c="6"/>[14.923565, 10.891325],</text:p>
      <text:p text:style-name="Preformatted_20_Text"><text:s text:c="6"/>[14.960152, 11.555574],</text:p>
      <text:p text:style-name="Preformatted_20_Text"><text:s text:c="6"/>[14.89336, 12.21905],</text:p>
      <text:p text:style-name="Preformatted_20_Text"><text:s text:c="6"/>[14.495787, 12.859396]]]},</text:p>
      <text:p text:style-name="Preformatted_20_Text"><text:s text:c="3"/>'id': 'TCD'},</text:p>
      <text:p text:style-name="Preformatted_20_Text"><text:s text:c="2"/>{'type': 'Feature',</text:p>
      <text:p text:style-name="Preformatted_20_Text"><text:s text:c="3"/>'properties': {'name': 'Togo'},</text:p>
      <text:p text:style-name="Preformatted_20_Text"><text:s text:c="3"/>'geometry': {'type': 'Polygon',</text:p>
      <text:p text:style-name="Preformatted_20_Text"><text:s text:c="4"/>'coordinates': [[[1.865241, 6.142158],</text:p>
      <text:p text:style-name="Preformatted_20_Text"><text:s text:c="6"/>[1.060122, 5.928837],</text:p>
      <text:p text:style-name="Preformatted_20_Text"><text:s text:c="6"/>[0.836931, 6.279979],</text:p>
      <text:p text:style-name="Preformatted_20_Text"><text:s text:c="6"/>[0.570384, 6.914359],</text:p>
      <text:p text:style-name="Preformatted_20_Text"><text:s text:c="6"/>[0.490957, 7.411744],</text:p>
      <text:p text:style-name="Preformatted_20_Text"><text:s text:c="6"/>[0.712029, 8.312465],</text:p>
      <text:p text:style-name="Preformatted_20_Text"><text:s text:c="6"/>[0.461192, 8.677223],</text:p>
      <text:p text:style-name="Preformatted_20_Text"><text:s text:c="6"/>[0.365901, 9.465004],</text:p>
      <text:p text:style-name="Preformatted_20_Text"><text:s text:c="6"/>[0.36758, 10.191213],</text:p>
      <text:p text:style-name="Preformatted_20_Text"><text:s text:c="6"/>[-0.049785, 10.706918],</text:p>
      <text:p text:style-name="Preformatted_20_Text"><text:s text:c="6"/>[0.023803, 11.018682],</text:p>
      <text:p text:style-name="Preformatted_20_Text"><text:s text:c="6"/>[0.899563, 10.997339],</text:p>
      <text:p text:style-name="Preformatted_20_Text"><text:s text:c="6"/>[0.772336, 10.470808],</text:p>
      <text:p text:style-name="Preformatted_20_Text"><text:s text:c="6"/>[1.077795, 10.175607],</text:p>
      <text:p text:style-name="Preformatted_20_Text"><text:s text:c="6"/>[1.425061, 9.825395],</text:p>
      <text:p text:style-name="Preformatted_20_Text"><text:s text:c="6"/>[1.463043, 9.334624],</text:p>
      <text:p text:style-name="Preformatted_20_Text"><text:s text:c="6"/>[1.664478, 9.12859],</text:p>
      <text:p text:style-name="Preformatted_20_Text"><text:s text:c="6"/>[1.618951, 6.832038],</text:p>
      <text:p text:style-name="Preformatted_20_Text"><text:s text:c="6"/>[1.865241, 6.142158]]]},</text:p>
      <text:p text:style-name="Preformatted_20_Text"><text:s text:c="3"/>'id': 'TGO'},</text:p>
      <text:p text:style-name="Preformatted_20_Text"><text:s text:c="2"/>{'type': 'Feature',</text:p>
      <text:p text:style-name="Preformatted_20_Text"><text:s text:c="3"/>'properties': {'name': 'Thailand'},</text:p>
      <text:p text:style-name="Preformatted_20_Text"><text:s text:c="3"/>'geometry': {'type': 'Polygon',</text:p>
      <text:p text:style-name="Preformatted_20_Text"><text:s text:c="4"/>'coordinates': [[[102.584932, 12.186595],</text:p>
      <text:p text:style-name="Preformatted_20_Text"><text:s text:c="6"/>[101.687158, 12.64574],</text:p>
      <text:p text:style-name="Preformatted_20_Text"><text:s text:c="6"/>[100.83181, 12.627085],</text:p>
      <text:p text:style-name="Preformatted_20_Text"><text:s text:c="6"/>[100.978467, 13.412722],</text:p>
      <text:p text:style-name="Preformatted_20_Text"><text:s text:c="6"/>[100.097797, 13.406856],</text:p>
      <text:p text:style-name="Preformatted_20_Text"><text:s text:c="6"/>[100.018733, 12.307001],</text:p>
      <text:p text:style-name="Preformatted_20_Text"><text:s text:c="6"/>[99.478921, 10.846367],</text:p>
      <text:p text:style-name="Preformatted_20_Text"><text:s text:c="6"/>[99.153772, 9.963061],</text:p>
      <text:p text:style-name="Preformatted_20_Text"><text:s text:c="6"/>[99.222399, 9.239255],</text:p>
      <text:p text:style-name="Preformatted_20_Text"><text:s text:c="6"/>[99.873832, 9.207862],</text:p>
      <text:p text:style-name="Preformatted_20_Text"><text:s text:c="6"/>[100.279647, 8.295153],</text:p>
      <text:p text:style-name="Preformatted_20_Text"><text:s text:c="6"/>[100.459274, 7.429573],</text:p>
      <text:p text:style-name="Preformatted_20_Text"><text:s text:c="6"/>[101.017328, 6.856869],</text:p>
      <text:p text:style-name="Preformatted_20_Text"><text:s text:c="6"/>[101.623079, 6.740622],</text:p>
      <text:p text:style-name="Preformatted_20_Text"><text:s text:c="6"/>[102.141187, 6.221636],</text:p>
      <text:p text:style-name="Preformatted_20_Text"><text:s text:c="6"/>[101.814282, 5.810808],</text:p>
      <text:p text:style-name="Preformatted_20_Text"><text:s text:c="6"/>[101.154219, 5.691384],</text:p>
      <text:p text:style-name="Preformatted_20_Text"><text:soft-page-break/><text:s text:c="6"/>[101.075516, 6.204867],</text:p>
      <text:p text:style-name="Preformatted_20_Text"><text:s text:c="6"/>[100.259596, 6.642825],</text:p>
      <text:p text:style-name="Preformatted_20_Text"><text:s text:c="6"/>[100.085757, 6.464489],</text:p>
      <text:p text:style-name="Preformatted_20_Text"><text:s text:c="6"/>[99.690691, 6.848213],</text:p>
      <text:p text:style-name="Preformatted_20_Text"><text:s text:c="6"/>[99.519642, 7.343454],</text:p>
      <text:p text:style-name="Preformatted_20_Text"><text:s text:c="6"/>[98.988253, 7.907993],</text:p>
      <text:p text:style-name="Preformatted_20_Text"><text:s text:c="6"/>[98.503786, 8.382305],</text:p>
      <text:p text:style-name="Preformatted_20_Text"><text:s text:c="6"/>[98.339662, 7.794512],</text:p>
      <text:p text:style-name="Preformatted_20_Text"><text:s text:c="6"/>[98.150009, 8.350007],</text:p>
      <text:p text:style-name="Preformatted_20_Text"><text:s text:c="6"/>[98.25915, 8.973923],</text:p>
      <text:p text:style-name="Preformatted_20_Text"><text:s text:c="6"/>[98.553551, 9.93296],</text:p>
      <text:p text:style-name="Preformatted_20_Text"><text:s text:c="6"/>[99.038121, 10.960546],</text:p>
      <text:p text:style-name="Preformatted_20_Text"><text:s text:c="6"/>[99.587286, 11.892763],</text:p>
      <text:p text:style-name="Preformatted_20_Text"><text:s text:c="6"/>[99.196354, 12.804748],</text:p>
      <text:p text:style-name="Preformatted_20_Text"><text:s text:c="6"/>[99.212012, 13.269294],</text:p>
      <text:p text:style-name="Preformatted_20_Text"><text:s text:c="6"/>[99.097755, 13.827503],</text:p>
      <text:p text:style-name="Preformatted_20_Text"><text:s text:c="6"/>[98.430819, 14.622028],</text:p>
      <text:p text:style-name="Preformatted_20_Text"><text:s text:c="6"/>[98.192074, 15.123703],</text:p>
      <text:p text:style-name="Preformatted_20_Text"><text:s text:c="6"/>[98.537376, 15.308497],</text:p>
      <text:p text:style-name="Preformatted_20_Text"><text:s text:c="6"/>[98.903348, 16.177824],</text:p>
      <text:p text:style-name="Preformatted_20_Text"><text:s text:c="6"/>[98.493761, 16.837836],</text:p>
      <text:p text:style-name="Preformatted_20_Text"><text:s text:c="6"/>[97.859123, 17.567946],</text:p>
      <text:p text:style-name="Preformatted_20_Text"><text:s text:c="6"/>[97.375896, 18.445438],</text:p>
      <text:p text:style-name="Preformatted_20_Text"><text:s text:c="6"/>[97.797783, 18.62708],</text:p>
      <text:p text:style-name="Preformatted_20_Text"><text:s text:c="6"/>[98.253724, 19.708203],</text:p>
      <text:p text:style-name="Preformatted_20_Text"><text:s text:c="6"/>[98.959676, 19.752981],</text:p>
      <text:p text:style-name="Preformatted_20_Text"><text:s text:c="6"/>[99.543309, 20.186598],</text:p>
      <text:p text:style-name="Preformatted_20_Text"><text:s text:c="6"/>[100.115988, 20.41785],</text:p>
      <text:p text:style-name="Preformatted_20_Text"><text:s text:c="6"/>[100.548881, 20.109238],</text:p>
      <text:p text:style-name="Preformatted_20_Text"><text:s text:c="6"/>[100.606294, 19.508344],</text:p>
      <text:p text:style-name="Preformatted_20_Text"><text:s text:c="6"/>[101.282015, 19.462585],</text:p>
      <text:p text:style-name="Preformatted_20_Text"><text:s text:c="6"/>[101.035931, 18.408928],</text:p>
      <text:p text:style-name="Preformatted_20_Text"><text:s text:c="6"/>[101.059548, 17.512497],</text:p>
      <text:p text:style-name="Preformatted_20_Text"><text:s text:c="6"/>[102.113592, 18.109102],</text:p>
      <text:p text:style-name="Preformatted_20_Text"><text:s text:c="6"/>[102.413005, 17.932782],</text:p>
      <text:p text:style-name="Preformatted_20_Text"><text:s text:c="6"/>[102.998706, 17.961695],</text:p>
      <text:p text:style-name="Preformatted_20_Text"><text:s text:c="6"/>[103.200192, 18.309632],</text:p>
      <text:p text:style-name="Preformatted_20_Text"><text:s text:c="6"/>[103.956477, 18.240954],</text:p>
      <text:p text:style-name="Preformatted_20_Text"><text:s text:c="6"/>[104.716947, 17.428859],</text:p>
      <text:p text:style-name="Preformatted_20_Text"><text:s text:c="6"/>[104.779321, 16.441865],</text:p>
      <text:p text:style-name="Preformatted_20_Text"><text:s text:c="6"/>[105.589039, 15.570316],</text:p>
      <text:p text:style-name="Preformatted_20_Text"><text:s text:c="6"/>[105.544338, 14.723934],</text:p>
      <text:p text:style-name="Preformatted_20_Text"><text:s text:c="6"/>[105.218777, 14.273212],</text:p>
      <text:p text:style-name="Preformatted_20_Text"><text:s text:c="6"/>[104.281418, 14.416743],</text:p>
      <text:p text:style-name="Preformatted_20_Text"><text:s text:c="6"/>[102.988422, 14.225721],</text:p>
      <text:p text:style-name="Preformatted_20_Text"><text:s text:c="6"/>[102.348099, 13.394247],</text:p>
      <text:p text:style-name="Preformatted_20_Text"><text:s text:c="6"/>[102.584932, 12.186595]]]},</text:p>
      <text:p text:style-name="Preformatted_20_Text"><text:s text:c="3"/>'id': 'THA'},</text:p>
      <text:p text:style-name="Preformatted_20_Text"><text:s text:c="2"/>{'type': 'Feature',</text:p>
      <text:p text:style-name="Preformatted_20_Text"><text:s text:c="3"/>'properties': {'name': 'Tajikistan'},</text:p>
      <text:p text:style-name="Preformatted_20_Text"><text:s text:c="3"/>'geometry': {'type': 'Polygon',</text:p>
      <text:p text:style-name="Preformatted_20_Text"><text:s text:c="4"/>'coordinates': [[[71.014198, 40.244366],</text:p>
      <text:p text:style-name="Preformatted_20_Text"><text:s text:c="6"/>[70.648019, 39.935754],</text:p>
      <text:p text:style-name="Preformatted_20_Text"><text:s text:c="6"/>[69.55961, 40.103211],</text:p>
      <text:p text:style-name="Preformatted_20_Text"><text:s text:c="6"/>[69.464887, 39.526683],</text:p>
      <text:p text:style-name="Preformatted_20_Text"><text:s text:c="6"/>[70.549162, 39.604198],</text:p>
      <text:p text:style-name="Preformatted_20_Text"><text:s text:c="6"/>[71.784694, 39.279463],</text:p>
      <text:p text:style-name="Preformatted_20_Text"><text:s text:c="6"/>[73.675379, 39.431237],</text:p>
      <text:p text:style-name="Preformatted_20_Text"><text:s text:c="6"/>[73.928852, 38.505815],</text:p>
      <text:p text:style-name="Preformatted_20_Text"><text:s text:c="6"/>[74.257514, 38.606507],</text:p>
      <text:p text:style-name="Preformatted_20_Text"><text:s text:c="6"/>[74.864816, 38.378846],</text:p>
      <text:p text:style-name="Preformatted_20_Text"><text:s text:c="6"/>[74.829986, 37.990007],</text:p>
      <text:p text:style-name="Preformatted_20_Text"><text:s text:c="6"/>[74.980002, 37.41999],</text:p>
      <text:p text:style-name="Preformatted_20_Text"><text:s text:c="6"/>[73.948696, 37.421566],</text:p>
      <text:p text:style-name="Preformatted_20_Text"><text:soft-page-break/><text:s text:c="6"/>[73.260056, 37.495257],</text:p>
      <text:p text:style-name="Preformatted_20_Text"><text:s text:c="6"/>[72.63689, 37.047558],</text:p>
      <text:p text:style-name="Preformatted_20_Text"><text:s text:c="6"/>[72.193041, 36.948288],</text:p>
      <text:p text:style-name="Preformatted_20_Text"><text:s text:c="6"/>[71.844638, 36.738171],</text:p>
      <text:p text:style-name="Preformatted_20_Text"><text:s text:c="6"/>[71.448693, 37.065645],</text:p>
      <text:p text:style-name="Preformatted_20_Text"><text:s text:c="6"/>[71.541918, 37.905774],</text:p>
      <text:p text:style-name="Preformatted_20_Text"><text:s text:c="6"/>[71.239404, 37.953265],</text:p>
      <text:p text:style-name="Preformatted_20_Text"><text:s text:c="6"/>[71.348131, 38.258905],</text:p>
      <text:p text:style-name="Preformatted_20_Text"><text:s text:c="6"/>[70.806821, 38.486282],</text:p>
      <text:p text:style-name="Preformatted_20_Text"><text:s text:c="6"/>[70.376304, 38.138396],</text:p>
      <text:p text:style-name="Preformatted_20_Text"><text:s text:c="6"/>[70.270574, 37.735165],</text:p>
      <text:p text:style-name="Preformatted_20_Text"><text:s text:c="6"/>[70.116578, 37.588223],</text:p>
      <text:p text:style-name="Preformatted_20_Text"><text:s text:c="6"/>[69.518785, 37.608997],</text:p>
      <text:p text:style-name="Preformatted_20_Text"><text:s text:c="6"/>[69.196273, 37.151144],</text:p>
      <text:p text:style-name="Preformatted_20_Text"><text:s text:c="6"/>[68.859446, 37.344336],</text:p>
      <text:p text:style-name="Preformatted_20_Text"><text:s text:c="6"/>[68.135562, 37.023115],</text:p>
      <text:p text:style-name="Preformatted_20_Text"><text:s text:c="6"/>[67.83, 37.144994],</text:p>
      <text:p text:style-name="Preformatted_20_Text"><text:s text:c="6"/>[68.392033, 38.157025],</text:p>
      <text:p text:style-name="Preformatted_20_Text"><text:s text:c="6"/>[68.176025, 38.901553],</text:p>
      <text:p text:style-name="Preformatted_20_Text"><text:s text:c="6"/>[67.44222, 39.140144],</text:p>
      <text:p text:style-name="Preformatted_20_Text"><text:s text:c="6"/>[67.701429, 39.580478],</text:p>
      <text:p text:style-name="Preformatted_20_Text"><text:s text:c="6"/>[68.536416, 39.533453],</text:p>
      <text:p text:style-name="Preformatted_20_Text"><text:s text:c="6"/>[69.011633, 40.086158],</text:p>
      <text:p text:style-name="Preformatted_20_Text"><text:s text:c="6"/>[69.329495, 40.727824],</text:p>
      <text:p text:style-name="Preformatted_20_Text"><text:s text:c="6"/>[70.666622, 40.960213],</text:p>
      <text:p text:style-name="Preformatted_20_Text"><text:s text:c="6"/>[70.45816, 40.496495],</text:p>
      <text:p text:style-name="Preformatted_20_Text"><text:s text:c="6"/>[70.601407, 40.218527],</text:p>
      <text:p text:style-name="Preformatted_20_Text"><text:s text:c="6"/>[71.014198, 40.244366]]]},</text:p>
      <text:p text:style-name="Preformatted_20_Text"><text:s text:c="3"/>'id': 'TJK'},</text:p>
      <text:p text:style-name="Preformatted_20_Text"><text:s text:c="2"/>{'type': 'Feature',</text:p>
      <text:p text:style-name="Preformatted_20_Text"><text:s text:c="3"/>'properties': {'name': 'Turkmenistan'},</text:p>
      <text:p text:style-name="Preformatted_20_Text"><text:s text:c="3"/>'geometry': {'type': 'Polygon',</text:p>
      <text:p text:style-name="Preformatted_20_Text"><text:s text:c="4"/>'coordinates': [[[61.210817, 35.650072],</text:p>
      <text:p text:style-name="Preformatted_20_Text"><text:s text:c="6"/>[61.123071, 36.491597],</text:p>
      <text:p text:style-name="Preformatted_20_Text"><text:s text:c="6"/>[60.377638, 36.527383],</text:p>
      <text:p text:style-name="Preformatted_20_Text"><text:s text:c="6"/>[59.234762, 37.412988],</text:p>
      <text:p text:style-name="Preformatted_20_Text"><text:s text:c="6"/>[58.436154, 37.522309],</text:p>
      <text:p text:style-name="Preformatted_20_Text"><text:s text:c="6"/>[57.330434, 38.029229],</text:p>
      <text:p text:style-name="Preformatted_20_Text"><text:s text:c="6"/>[56.619366, 38.121394],</text:p>
      <text:p text:style-name="Preformatted_20_Text"><text:s text:c="6"/>[56.180375, 37.935127],</text:p>
      <text:p text:style-name="Preformatted_20_Text"><text:s text:c="6"/>[55.511578, 37.964117],</text:p>
      <text:p text:style-name="Preformatted_20_Text"><text:s text:c="6"/>[54.800304, 37.392421],</text:p>
      <text:p text:style-name="Preformatted_20_Text"><text:s text:c="6"/>[53.921598, 37.198918],</text:p>
      <text:p text:style-name="Preformatted_20_Text"><text:s text:c="6"/>[53.735511, 37.906136],</text:p>
      <text:p text:style-name="Preformatted_20_Text"><text:s text:c="6"/>[53.880929, 38.952093],</text:p>
      <text:p text:style-name="Preformatted_20_Text"><text:s text:c="6"/>[53.101028, 39.290574],</text:p>
      <text:p text:style-name="Preformatted_20_Text"><text:s text:c="6"/>[53.357808, 39.975286],</text:p>
      <text:p text:style-name="Preformatted_20_Text"><text:s text:c="6"/>[52.693973, 40.033629],</text:p>
      <text:p text:style-name="Preformatted_20_Text"><text:s text:c="6"/>[52.915251, 40.876523],</text:p>
      <text:p text:style-name="Preformatted_20_Text"><text:s text:c="6"/>[53.858139, 40.631034],</text:p>
      <text:p text:style-name="Preformatted_20_Text"><text:s text:c="6"/>[54.736845, 40.951015],</text:p>
      <text:p text:style-name="Preformatted_20_Text"><text:s text:c="6"/>[54.008311, 41.551211],</text:p>
      <text:p text:style-name="Preformatted_20_Text"><text:s text:c="6"/>[53.721713, 42.123191],</text:p>
      <text:p text:style-name="Preformatted_20_Text"><text:s text:c="6"/>[52.91675, 41.868117],</text:p>
      <text:p text:style-name="Preformatted_20_Text"><text:s text:c="6"/>[52.814689, 41.135371],</text:p>
      <text:p text:style-name="Preformatted_20_Text"><text:s text:c="6"/>[52.50246, 41.783316],</text:p>
      <text:p text:style-name="Preformatted_20_Text"><text:s text:c="6"/>[52.944293, 42.116034],</text:p>
      <text:p text:style-name="Preformatted_20_Text"><text:s text:c="6"/>[54.079418, 42.324109],</text:p>
      <text:p text:style-name="Preformatted_20_Text"><text:s text:c="6"/>[54.755345, 42.043971],</text:p>
      <text:p text:style-name="Preformatted_20_Text"><text:s text:c="6"/>[55.455251, 41.259859],</text:p>
      <text:p text:style-name="Preformatted_20_Text"><text:s text:c="6"/>[55.968191, 41.308642],</text:p>
      <text:p text:style-name="Preformatted_20_Text"><text:s text:c="6"/>[57.096391, 41.32231],</text:p>
      <text:p text:style-name="Preformatted_20_Text"><text:s text:c="6"/>[56.932215, 41.826026],</text:p>
      <text:p text:style-name="Preformatted_20_Text"><text:s text:c="6"/>[57.78653, 42.170553],</text:p>
      <text:p text:style-name="Preformatted_20_Text"><text:soft-page-break/><text:s text:c="6"/>[58.629011, 42.751551],</text:p>
      <text:p text:style-name="Preformatted_20_Text"><text:s text:c="6"/>[59.976422, 42.223082],</text:p>
      <text:p text:style-name="Preformatted_20_Text"><text:s text:c="6"/>[60.083341, 41.425146],</text:p>
      <text:p text:style-name="Preformatted_20_Text"><text:s text:c="6"/>[60.465953, 41.220327],</text:p>
      <text:p text:style-name="Preformatted_20_Text"><text:s text:c="6"/>[61.547179, 41.26637],</text:p>
      <text:p text:style-name="Preformatted_20_Text"><text:s text:c="6"/>[61.882714, 41.084857],</text:p>
      <text:p text:style-name="Preformatted_20_Text"><text:s text:c="6"/>[62.37426, 40.053886],</text:p>
      <text:p text:style-name="Preformatted_20_Text"><text:s text:c="6"/>[63.518015, 39.363257],</text:p>
      <text:p text:style-name="Preformatted_20_Text"><text:s text:c="6"/>[64.170223, 38.892407],</text:p>
      <text:p text:style-name="Preformatted_20_Text"><text:s text:c="6"/>[65.215999, 38.402695],</text:p>
      <text:p text:style-name="Preformatted_20_Text"><text:s text:c="6"/>[66.54615, 37.974685],</text:p>
      <text:p text:style-name="Preformatted_20_Text"><text:s text:c="6"/>[66.518607, 37.362784],</text:p>
      <text:p text:style-name="Preformatted_20_Text"><text:s text:c="6"/>[66.217385, 37.39379],</text:p>
      <text:p text:style-name="Preformatted_20_Text"><text:s text:c="6"/>[65.745631, 37.661164],</text:p>
      <text:p text:style-name="Preformatted_20_Text"><text:s text:c="6"/>[65.588948, 37.305217],</text:p>
      <text:p text:style-name="Preformatted_20_Text"><text:s text:c="6"/>[64.746105, 37.111818],</text:p>
      <text:p text:style-name="Preformatted_20_Text"><text:s text:c="6"/>[64.546479, 36.312073],</text:p>
      <text:p text:style-name="Preformatted_20_Text"><text:s text:c="6"/>[63.982896, 36.007957],</text:p>
      <text:p text:style-name="Preformatted_20_Text"><text:s text:c="6"/>[63.193538, 35.857166],</text:p>
      <text:p text:style-name="Preformatted_20_Text"><text:s text:c="6"/>[62.984662, 35.404041],</text:p>
      <text:p text:style-name="Preformatted_20_Text"><text:s text:c="6"/>[62.230651, 35.270664],</text:p>
      <text:p text:style-name="Preformatted_20_Text"><text:s text:c="6"/>[61.210817, 35.650072]]]},</text:p>
      <text:p text:style-name="Preformatted_20_Text"><text:s text:c="3"/>'id': 'TKM'},</text:p>
      <text:p text:style-name="Preformatted_20_Text"><text:s text:c="2"/>{'type': 'Feature',</text:p>
      <text:p text:style-name="Preformatted_20_Text"><text:s text:c="3"/>'properties': {'name': 'East Timor'},</text:p>
      <text:p text:style-name="Preformatted_20_Text"><text:s text:c="3"/>'geometry': {'type': 'Polygon',</text:p>
      <text:p text:style-name="Preformatted_20_Text"><text:s text:c="4"/>'coordinates': [[[124.968682, -8.89279],</text:p>
      <text:p text:style-name="Preformatted_20_Text"><text:s text:c="6"/>[125.086246, -8.656887],</text:p>
      <text:p text:style-name="Preformatted_20_Text"><text:s text:c="6"/>[125.947072, -8.432095],</text:p>
      <text:p text:style-name="Preformatted_20_Text"><text:s text:c="6"/>[126.644704, -8.398247],</text:p>
      <text:p text:style-name="Preformatted_20_Text"><text:s text:c="6"/>[126.957243, -8.273345],</text:p>
      <text:p text:style-name="Preformatted_20_Text"><text:s text:c="6"/>[127.335928, -8.397317],</text:p>
      <text:p text:style-name="Preformatted_20_Text"><text:s text:c="6"/>[126.967992, -8.668256],</text:p>
      <text:p text:style-name="Preformatted_20_Text"><text:s text:c="6"/>[125.925885, -9.106007],</text:p>
      <text:p text:style-name="Preformatted_20_Text"><text:s text:c="6"/>[125.08852, -9.393173],</text:p>
      <text:p text:style-name="Preformatted_20_Text"><text:s text:c="6"/>[125.07002, -9.089987],</text:p>
      <text:p text:style-name="Preformatted_20_Text"><text:s text:c="6"/>[124.968682, -8.89279]]]},</text:p>
      <text:p text:style-name="Preformatted_20_Text"><text:s text:c="3"/>'id': 'TLS'},</text:p>
      <text:p text:style-name="Preformatted_20_Text"><text:s text:c="2"/>{'type': 'Feature',</text:p>
      <text:p text:style-name="Preformatted_20_Text"><text:s text:c="3"/>'properties': {'name': 'Trinidad and Tobago'},</text:p>
      <text:p text:style-name="Preformatted_20_Text"><text:s text:c="3"/>'geometry': {'type': 'Polygon',</text:p>
      <text:p text:style-name="Preformatted_20_Text"><text:s text:c="4"/>'coordinates': [[[-61.68, 10.76],</text:p>
      <text:p text:style-name="Preformatted_20_Text"><text:s text:c="6"/>[-61.105, 10.89],</text:p>
      <text:p text:style-name="Preformatted_20_Text"><text:s text:c="6"/>[-60.895, 10.855],</text:p>
      <text:p text:style-name="Preformatted_20_Text"><text:s text:c="6"/>[-60.935, 10.11],</text:p>
      <text:p text:style-name="Preformatted_20_Text"><text:s text:c="6"/>[-61.77, 10],</text:p>
      <text:p text:style-name="Preformatted_20_Text"><text:s text:c="6"/>[-61.95, 10.09],</text:p>
      <text:p text:style-name="Preformatted_20_Text"><text:s text:c="6"/>[-61.66, 10.365],</text:p>
      <text:p text:style-name="Preformatted_20_Text"><text:s text:c="6"/>[-61.68, 10.76]]]},</text:p>
      <text:p text:style-name="Preformatted_20_Text"><text:s text:c="3"/>'id': 'TTO'},</text:p>
      <text:p text:style-name="Preformatted_20_Text"><text:s text:c="2"/>{'type': 'Feature',</text:p>
      <text:p text:style-name="Preformatted_20_Text"><text:s text:c="3"/>'properties': {'name': 'Tunisia'},</text:p>
      <text:p text:style-name="Preformatted_20_Text"><text:s text:c="3"/>'geometry': {'type': 'Polygon',</text:p>
      <text:p text:style-name="Preformatted_20_Text"><text:s text:c="4"/>'coordinates': [[[9.48214, 30.307556],</text:p>
      <text:p text:style-name="Preformatted_20_Text"><text:s text:c="6"/>[9.055603, 32.102692],</text:p>
      <text:p text:style-name="Preformatted_20_Text"><text:s text:c="6"/>[8.439103, 32.506285],</text:p>
      <text:p text:style-name="Preformatted_20_Text"><text:s text:c="6"/>[8.430473, 32.748337],</text:p>
      <text:p text:style-name="Preformatted_20_Text"><text:s text:c="6"/>[7.612642, 33.344115],</text:p>
      <text:p text:style-name="Preformatted_20_Text"><text:s text:c="6"/>[7.524482, 34.097376],</text:p>
      <text:p text:style-name="Preformatted_20_Text"><text:s text:c="6"/>[8.140981, 34.655146],</text:p>
      <text:p text:style-name="Preformatted_20_Text"><text:s text:c="6"/>[8.376368, 35.479876],</text:p>
      <text:p text:style-name="Preformatted_20_Text"><text:s text:c="6"/>[8.217824, 36.433177],</text:p>
      <text:p text:style-name="Preformatted_20_Text"><text:s text:c="6"/>[8.420964, 36.946427],</text:p>
      <text:p text:style-name="Preformatted_20_Text"><text:s text:c="6"/>[9.509994, 37.349994],</text:p>
      <text:p text:style-name="Preformatted_20_Text"><text:soft-page-break/><text:s text:c="6"/>[10.210002, 37.230002],</text:p>
      <text:p text:style-name="Preformatted_20_Text"><text:s text:c="6"/>[10.18065, 36.724038],</text:p>
      <text:p text:style-name="Preformatted_20_Text"><text:s text:c="6"/>[11.028867, 37.092103],</text:p>
      <text:p text:style-name="Preformatted_20_Text"><text:s text:c="6"/>[11.100026, 36.899996],</text:p>
      <text:p text:style-name="Preformatted_20_Text"><text:s text:c="6"/>[10.600005, 36.41],</text:p>
      <text:p text:style-name="Preformatted_20_Text"><text:s text:c="6"/>[10.593287, 35.947444],</text:p>
      <text:p text:style-name="Preformatted_20_Text"><text:s text:c="6"/>[10.939519, 35.698984],</text:p>
      <text:p text:style-name="Preformatted_20_Text"><text:s text:c="6"/>[10.807847, 34.833507],</text:p>
      <text:p text:style-name="Preformatted_20_Text"><text:s text:c="6"/>[10.149593, 34.330773],</text:p>
      <text:p text:style-name="Preformatted_20_Text"><text:s text:c="6"/>[10.339659, 33.785742],</text:p>
      <text:p text:style-name="Preformatted_20_Text"><text:s text:c="6"/>[10.856836, 33.76874],</text:p>
      <text:p text:style-name="Preformatted_20_Text"><text:s text:c="6"/>[11.108501, 33.293343],</text:p>
      <text:p text:style-name="Preformatted_20_Text"><text:s text:c="6"/>[11.488787, 33.136996],</text:p>
      <text:p text:style-name="Preformatted_20_Text"><text:s text:c="6"/>[11.432253, 32.368903],</text:p>
      <text:p text:style-name="Preformatted_20_Text"><text:s text:c="6"/>[10.94479, 32.081815],</text:p>
      <text:p text:style-name="Preformatted_20_Text"><text:s text:c="6"/>[10.636901, 31.761421],</text:p>
      <text:p text:style-name="Preformatted_20_Text"><text:s text:c="6"/>[9.950225, 31.37607],</text:p>
      <text:p text:style-name="Preformatted_20_Text"><text:s text:c="6"/>[10.056575, 30.961831],</text:p>
      <text:p text:style-name="Preformatted_20_Text"><text:s text:c="6"/>[9.970017, 30.539325],</text:p>
      <text:p text:style-name="Preformatted_20_Text"><text:s text:c="6"/>[9.48214, 30.307556]]]},</text:p>
      <text:p text:style-name="Preformatted_20_Text"><text:s text:c="3"/>'id': 'TUN'},</text:p>
      <text:p text:style-name="Preformatted_20_Text"><text:s text:c="2"/>{'type': 'Feature',</text:p>
      <text:p text:style-name="Preformatted_20_Text"><text:s text:c="3"/>'properties': {'name': 'Turkey'},</text:p>
      <text:p text:style-name="Preformatted_20_Text"><text:s text:c="3"/>'geometry': {'type': 'MultiPolygon',</text:p>
      <text:p text:style-name="Preformatted_20_Text"><text:s text:c="4"/>'coordinates': [[[[36.913127, 41.335358],</text:p>
      <text:p text:style-name="Preformatted_20_Text"><text:s text:c="7"/>[38.347665, 40.948586],</text:p>
      <text:p text:style-name="Preformatted_20_Text"><text:s text:c="7"/>[39.512607, 41.102763],</text:p>
      <text:p text:style-name="Preformatted_20_Text"><text:s text:c="7"/>[40.373433, 41.013673],</text:p>
      <text:p text:style-name="Preformatted_20_Text"><text:s text:c="7"/>[41.554084, 41.535656],</text:p>
      <text:p text:style-name="Preformatted_20_Text"><text:s text:c="7"/>[42.619549, 41.583173],</text:p>
      <text:p text:style-name="Preformatted_20_Text"><text:s text:c="7"/>[43.582746, 41.092143],</text:p>
      <text:p text:style-name="Preformatted_20_Text"><text:s text:c="7"/>[43.752658, 40.740201],</text:p>
      <text:p text:style-name="Preformatted_20_Text"><text:s text:c="7"/>[43.656436, 40.253564],</text:p>
      <text:p text:style-name="Preformatted_20_Text"><text:s text:c="7"/>[44.400009, 40.005],</text:p>
      <text:p text:style-name="Preformatted_20_Text"><text:s text:c="7"/>[44.79399, 39.713003],</text:p>
      <text:p text:style-name="Preformatted_20_Text"><text:s text:c="7"/>[44.109225, 39.428136],</text:p>
      <text:p text:style-name="Preformatted_20_Text"><text:s text:c="7"/>[44.421403, 38.281281],</text:p>
      <text:p text:style-name="Preformatted_20_Text"><text:s text:c="7"/>[44.225756, 37.971584],</text:p>
      <text:p text:style-name="Preformatted_20_Text"><text:s text:c="7"/>[44.772699, 37.170445],</text:p>
      <text:p text:style-name="Preformatted_20_Text"><text:s text:c="7"/>[44.293452, 37.001514],</text:p>
      <text:p text:style-name="Preformatted_20_Text"><text:s text:c="7"/>[43.942259, 37.256228],</text:p>
      <text:p text:style-name="Preformatted_20_Text"><text:s text:c="7"/>[42.779126, 37.385264],</text:p>
      <text:p text:style-name="Preformatted_20_Text"><text:s text:c="7"/>[42.349591, 37.229873],</text:p>
      <text:p text:style-name="Preformatted_20_Text"><text:s text:c="7"/>[41.212089, 37.074352],</text:p>
      <text:p text:style-name="Preformatted_20_Text"><text:s text:c="7"/>[40.673259, 37.091276],</text:p>
      <text:p text:style-name="Preformatted_20_Text"><text:s text:c="7"/>[39.52258, 36.716054],</text:p>
      <text:p text:style-name="Preformatted_20_Text"><text:s text:c="7"/>[38.699891, 36.712927],</text:p>
      <text:p text:style-name="Preformatted_20_Text"><text:s text:c="7"/>[38.167727, 36.90121],</text:p>
      <text:p text:style-name="Preformatted_20_Text"><text:s text:c="7"/>[37.066761, 36.623036],</text:p>
      <text:p text:style-name="Preformatted_20_Text"><text:s text:c="7"/>[36.739494, 36.81752],</text:p>
      <text:p text:style-name="Preformatted_20_Text"><text:s text:c="7"/>[36.685389, 36.259699],</text:p>
      <text:p text:style-name="Preformatted_20_Text"><text:s text:c="7"/>[36.41755, 36.040617],</text:p>
      <text:p text:style-name="Preformatted_20_Text"><text:s text:c="7"/>[36.149763, 35.821535],</text:p>
      <text:p text:style-name="Preformatted_20_Text"><text:s text:c="7"/>[35.782085, 36.274995],</text:p>
      <text:p text:style-name="Preformatted_20_Text"><text:s text:c="7"/>[36.160822, 36.650606],</text:p>
      <text:p text:style-name="Preformatted_20_Text"><text:s text:c="7"/>[35.550936, 36.565443],</text:p>
      <text:p text:style-name="Preformatted_20_Text"><text:s text:c="7"/>[34.714553, 36.795532],</text:p>
      <text:p text:style-name="Preformatted_20_Text"><text:s text:c="7"/>[34.026895, 36.21996],</text:p>
      <text:p text:style-name="Preformatted_20_Text"><text:s text:c="7"/>[32.509158, 36.107564],</text:p>
      <text:p text:style-name="Preformatted_20_Text"><text:s text:c="7"/>[31.699595, 36.644275],</text:p>
      <text:p text:style-name="Preformatted_20_Text"><text:s text:c="7"/>[30.621625, 36.677865],</text:p>
      <text:p text:style-name="Preformatted_20_Text"><text:s text:c="7"/>[30.391096, 36.262981],</text:p>
      <text:p text:style-name="Preformatted_20_Text"><text:s text:c="7"/>[29.699976, 36.144357],</text:p>
      <text:p text:style-name="Preformatted_20_Text"><text:s text:c="7"/>[28.732903, 36.676831],</text:p>
      <text:p text:style-name="Preformatted_20_Text"><text:soft-page-break/><text:s text:c="7"/>[27.641187, 36.658822],</text:p>
      <text:p text:style-name="Preformatted_20_Text"><text:s text:c="7"/>[27.048768, 37.653361],</text:p>
      <text:p text:style-name="Preformatted_20_Text"><text:s text:c="7"/>[26.318218, 38.208133],</text:p>
      <text:p text:style-name="Preformatted_20_Text"><text:s text:c="7"/>[26.8047, 38.98576],</text:p>
      <text:p text:style-name="Preformatted_20_Text"><text:s text:c="7"/>[26.170785, 39.463612],</text:p>
      <text:p text:style-name="Preformatted_20_Text"><text:s text:c="7"/>[27.28002, 40.420014],</text:p>
      <text:p text:style-name="Preformatted_20_Text"><text:s text:c="7"/>[28.819978, 40.460011],</text:p>
      <text:p text:style-name="Preformatted_20_Text"><text:s text:c="7"/>[29.240004, 41.219991],</text:p>
      <text:p text:style-name="Preformatted_20_Text"><text:s text:c="7"/>[31.145934, 41.087622],</text:p>
      <text:p text:style-name="Preformatted_20_Text"><text:s text:c="7"/>[32.347979, 41.736264],</text:p>
      <text:p text:style-name="Preformatted_20_Text"><text:s text:c="7"/>[33.513283, 42.01896],</text:p>
      <text:p text:style-name="Preformatted_20_Text"><text:s text:c="7"/>[35.167704, 42.040225],</text:p>
      <text:p text:style-name="Preformatted_20_Text"><text:s text:c="7"/>[36.913127, 41.335358]]],</text:p>
      <text:p text:style-name="Preformatted_20_Text"><text:s text:c="5"/>[[[27.192377, 40.690566],</text:p>
      <text:p text:style-name="Preformatted_20_Text"><text:s text:c="7"/>[26.358009, 40.151994],</text:p>
      <text:p text:style-name="Preformatted_20_Text"><text:s text:c="7"/>[26.043351, 40.617754],</text:p>
      <text:p text:style-name="Preformatted_20_Text"><text:s text:c="7"/>[26.056942, 40.824123],</text:p>
      <text:p text:style-name="Preformatted_20_Text"><text:s text:c="7"/>[26.294602, 40.936261],</text:p>
      <text:p text:style-name="Preformatted_20_Text"><text:s text:c="7"/>[26.604196, 41.562115],</text:p>
      <text:p text:style-name="Preformatted_20_Text"><text:s text:c="7"/>[26.117042, 41.826905],</text:p>
      <text:p text:style-name="Preformatted_20_Text"><text:s text:c="7"/>[27.135739, 42.141485],</text:p>
      <text:p text:style-name="Preformatted_20_Text"><text:s text:c="7"/>[27.99672, 42.007359],</text:p>
      <text:p text:style-name="Preformatted_20_Text"><text:s text:c="7"/>[28.115525, 41.622886],</text:p>
      <text:p text:style-name="Preformatted_20_Text"><text:s text:c="7"/>[28.988443, 41.299934],</text:p>
      <text:p text:style-name="Preformatted_20_Text"><text:s text:c="7"/>[28.806438, 41.054962],</text:p>
      <text:p text:style-name="Preformatted_20_Text"><text:s text:c="7"/>[27.619017, 40.999823],</text:p>
      <text:p text:style-name="Preformatted_20_Text"><text:s text:c="7"/>[27.192377, 40.690566]]]]},</text:p>
      <text:p text:style-name="Preformatted_20_Text"><text:s text:c="3"/>'id': 'TUR'},</text:p>
      <text:p text:style-name="Preformatted_20_Text"><text:s text:c="2"/>{'type': 'Feature',</text:p>
      <text:p text:style-name="Preformatted_20_Text"><text:s text:c="3"/>'properties': {'name': 'Taiwan'},</text:p>
      <text:p text:style-name="Preformatted_20_Text"><text:s text:c="3"/>'geometry': {'type': 'Polygon',</text:p>
      <text:p text:style-name="Preformatted_20_Text"><text:s text:c="4"/>'coordinates': [[[121.777818, 24.394274],</text:p>
      <text:p text:style-name="Preformatted_20_Text"><text:s text:c="6"/>[121.175632, 22.790857],</text:p>
      <text:p text:style-name="Preformatted_20_Text"><text:s text:c="6"/>[120.74708, 21.970571],</text:p>
      <text:p text:style-name="Preformatted_20_Text"><text:s text:c="6"/>[120.220083, 22.814861],</text:p>
      <text:p text:style-name="Preformatted_20_Text"><text:s text:c="6"/>[120.106189, 23.556263],</text:p>
      <text:p text:style-name="Preformatted_20_Text"><text:s text:c="6"/>[120.69468, 24.538451],</text:p>
      <text:p text:style-name="Preformatted_20_Text"><text:s text:c="6"/>[121.495044, 25.295459],</text:p>
      <text:p text:style-name="Preformatted_20_Text"><text:s text:c="6"/>[121.951244, 24.997596],</text:p>
      <text:p text:style-name="Preformatted_20_Text"><text:s text:c="6"/>[121.777818, 24.394274]]]},</text:p>
      <text:p text:style-name="Preformatted_20_Text"><text:s text:c="3"/>'id': 'TWN'},</text:p>
      <text:p text:style-name="Preformatted_20_Text"><text:s text:c="2"/>{'type': 'Feature',</text:p>
      <text:p text:style-name="Preformatted_20_Text"><text:s text:c="3"/>'properties': {'name': 'United Republic of Tanzania'},</text:p>
      <text:p text:style-name="Preformatted_20_Text"><text:s text:c="3"/>'geometry': {'type': 'Polygon',</text:p>
      <text:p text:style-name="Preformatted_20_Text"><text:s text:c="4"/>'coordinates': [[[33.903711, -0.95],</text:p>
      <text:p text:style-name="Preformatted_20_Text"><text:s text:c="6"/>[34.07262, -1.05982],</text:p>
      <text:p text:style-name="Preformatted_20_Text"><text:s text:c="6"/>[37.69869, -3.09699],</text:p>
      <text:p text:style-name="Preformatted_20_Text"><text:s text:c="6"/>[37.7669, -3.67712],</text:p>
      <text:p text:style-name="Preformatted_20_Text"><text:s text:c="6"/>[39.20222, -4.67677],</text:p>
      <text:p text:style-name="Preformatted_20_Text"><text:s text:c="6"/>[38.74054, -5.90895],</text:p>
      <text:p text:style-name="Preformatted_20_Text"><text:s text:c="6"/>[38.79977, -6.47566],</text:p>
      <text:p text:style-name="Preformatted_20_Text"><text:s text:c="6"/>[39.44, -6.84],</text:p>
      <text:p text:style-name="Preformatted_20_Text"><text:s text:c="6"/>[39.47, -7.1],</text:p>
      <text:p text:style-name="Preformatted_20_Text"><text:s text:c="6"/>[39.19469, -7.7039],</text:p>
      <text:p text:style-name="Preformatted_20_Text"><text:s text:c="6"/>[39.25203, -8.00781],</text:p>
      <text:p text:style-name="Preformatted_20_Text"><text:s text:c="6"/>[39.18652, -8.48551],</text:p>
      <text:p text:style-name="Preformatted_20_Text"><text:s text:c="6"/>[39.53574, -9.11237],</text:p>
      <text:p text:style-name="Preformatted_20_Text"><text:s text:c="6"/>[39.9496, -10.0984],</text:p>
      <text:p text:style-name="Preformatted_20_Text"><text:s text:c="6"/>[40.31659, -10.3171],</text:p>
      <text:p text:style-name="Preformatted_20_Text"><text:s text:c="6"/>[39.521, -10.89688],</text:p>
      <text:p text:style-name="Preformatted_20_Text"><text:s text:c="6"/>[38.427557, -11.285202],</text:p>
      <text:p text:style-name="Preformatted_20_Text"><text:s text:c="6"/>[37.82764, -11.26879],</text:p>
      <text:p text:style-name="Preformatted_20_Text"><text:s text:c="6"/>[37.47129, -11.56876],</text:p>
      <text:p text:style-name="Preformatted_20_Text"><text:s text:c="6"/>[36.775151, -11.594537],</text:p>
      <text:p text:style-name="Preformatted_20_Text"><text:soft-page-break/><text:s text:c="6"/>[36.514082, -11.720938],</text:p>
      <text:p text:style-name="Preformatted_20_Text"><text:s text:c="6"/>[35.312398, -11.439146],</text:p>
      <text:p text:style-name="Preformatted_20_Text"><text:s text:c="6"/>[34.559989, -11.52002],</text:p>
      <text:p text:style-name="Preformatted_20_Text"><text:s text:c="6"/>[34.28, -10.16],</text:p>
      <text:p text:style-name="Preformatted_20_Text"><text:s text:c="6"/>[33.940838, -9.693674],</text:p>
      <text:p text:style-name="Preformatted_20_Text"><text:s text:c="6"/>[33.73972, -9.41715],</text:p>
      <text:p text:style-name="Preformatted_20_Text"><text:s text:c="6"/>[32.759375, -9.230599],</text:p>
      <text:p text:style-name="Preformatted_20_Text"><text:s text:c="6"/>[32.191865, -8.930359],</text:p>
      <text:p text:style-name="Preformatted_20_Text"><text:s text:c="6"/>[31.556348, -8.762049],</text:p>
      <text:p text:style-name="Preformatted_20_Text"><text:s text:c="6"/>[31.157751, -8.594579],</text:p>
      <text:p text:style-name="Preformatted_20_Text"><text:s text:c="6"/>[30.74, -8.34],</text:p>
      <text:p text:style-name="Preformatted_20_Text"><text:s text:c="6"/>[30.2, -7.08],</text:p>
      <text:p text:style-name="Preformatted_20_Text"><text:s text:c="6"/>[29.62, -6.52],</text:p>
      <text:p text:style-name="Preformatted_20_Text"><text:s text:c="6"/>[29.419993, -5.939999],</text:p>
      <text:p text:style-name="Preformatted_20_Text"><text:s text:c="6"/>[29.519987, -5.419979],</text:p>
      <text:p text:style-name="Preformatted_20_Text"><text:s text:c="6"/>[29.339998, -4.499983],</text:p>
      <text:p text:style-name="Preformatted_20_Text"><text:s text:c="6"/>[29.753512, -4.452389],</text:p>
      <text:p text:style-name="Preformatted_20_Text"><text:s text:c="6"/>[30.11632, -4.09012],</text:p>
      <text:p text:style-name="Preformatted_20_Text"><text:s text:c="6"/>[30.50554, -3.56858],</text:p>
      <text:p text:style-name="Preformatted_20_Text"><text:s text:c="6"/>[30.75224, -3.35931],</text:p>
      <text:p text:style-name="Preformatted_20_Text"><text:s text:c="6"/>[30.74301, -3.03431],</text:p>
      <text:p text:style-name="Preformatted_20_Text"><text:s text:c="6"/>[30.52766, -2.80762],</text:p>
      <text:p text:style-name="Preformatted_20_Text"><text:s text:c="6"/>[30.46967, -2.41383],</text:p>
      <text:p text:style-name="Preformatted_20_Text"><text:s text:c="6"/>[30.758309, -2.28725],</text:p>
      <text:p text:style-name="Preformatted_20_Text"><text:s text:c="6"/>[30.816135, -1.698914],</text:p>
      <text:p text:style-name="Preformatted_20_Text"><text:s text:c="6"/>[30.419105, -1.134659],</text:p>
      <text:p text:style-name="Preformatted_20_Text"><text:s text:c="6"/>[30.76986, -1.01455],</text:p>
      <text:p text:style-name="Preformatted_20_Text"><text:s text:c="6"/>[31.86617, -1.02736],</text:p>
      <text:p text:style-name="Preformatted_20_Text"><text:s text:c="6"/>[33.903711, -0.95]]]},</text:p>
      <text:p text:style-name="Preformatted_20_Text"><text:s text:c="3"/>'id': 'TZA'},</text:p>
      <text:p text:style-name="Preformatted_20_Text"><text:s text:c="2"/>{'type': 'Feature',</text:p>
      <text:p text:style-name="Preformatted_20_Text"><text:s text:c="3"/>'properties': {'name': 'Uganda'},</text:p>
      <text:p text:style-name="Preformatted_20_Text"><text:s text:c="3"/>'geometry': {'type': 'Polygon',</text:p>
      <text:p text:style-name="Preformatted_20_Text"><text:s text:c="4"/>'coordinates': [[[31.86617, -1.02736],</text:p>
      <text:p text:style-name="Preformatted_20_Text"><text:s text:c="6"/>[30.76986, -1.01455],</text:p>
      <text:p text:style-name="Preformatted_20_Text"><text:s text:c="6"/>[30.419105, -1.134659],</text:p>
      <text:p text:style-name="Preformatted_20_Text"><text:s text:c="6"/>[29.821519, -1.443322],</text:p>
      <text:p text:style-name="Preformatted_20_Text"><text:s text:c="6"/>[29.579466, -1.341313],</text:p>
      <text:p text:style-name="Preformatted_20_Text"><text:s text:c="6"/>[29.587838, -0.587406],</text:p>
      <text:p text:style-name="Preformatted_20_Text"><text:s text:c="6"/>[29.8195, -0.2053],</text:p>
      <text:p text:style-name="Preformatted_20_Text"><text:s text:c="6"/>[29.875779, 0.59738],</text:p>
      <text:p text:style-name="Preformatted_20_Text"><text:s text:c="6"/>[30.086154, 1.062313],</text:p>
      <text:p text:style-name="Preformatted_20_Text"><text:s text:c="6"/>[30.468508, 1.583805],</text:p>
      <text:p text:style-name="Preformatted_20_Text"><text:s text:c="6"/>[30.85267, 1.849396],</text:p>
      <text:p text:style-name="Preformatted_20_Text"><text:s text:c="6"/>[31.174149, 2.204465],</text:p>
      <text:p text:style-name="Preformatted_20_Text"><text:s text:c="6"/>[30.77332, 2.33989],</text:p>
      <text:p text:style-name="Preformatted_20_Text"><text:s text:c="6"/>[30.83385, 3.50917],</text:p>
      <text:p text:style-name="Preformatted_20_Text"><text:s text:c="6"/>[31.24556, 3.7819],</text:p>
      <text:p text:style-name="Preformatted_20_Text"><text:s text:c="6"/>[31.88145, 3.55827],</text:p>
      <text:p text:style-name="Preformatted_20_Text"><text:s text:c="6"/>[32.68642, 3.79232],</text:p>
      <text:p text:style-name="Preformatted_20_Text"><text:s text:c="6"/>[33.39, 3.79],</text:p>
      <text:p text:style-name="Preformatted_20_Text"><text:s text:c="6"/>[34.005, 4.249885],</text:p>
      <text:p text:style-name="Preformatted_20_Text"><text:s text:c="6"/>[34.47913, 3.5556],</text:p>
      <text:p text:style-name="Preformatted_20_Text"><text:s text:c="6"/>[34.59607, 3.05374],</text:p>
      <text:p text:style-name="Preformatted_20_Text"><text:s text:c="6"/>[35.03599, 1.90584],</text:p>
      <text:p text:style-name="Preformatted_20_Text"><text:s text:c="6"/>[34.6721, 1.17694],</text:p>
      <text:p text:style-name="Preformatted_20_Text"><text:s text:c="6"/>[34.18, 0.515],</text:p>
      <text:p text:style-name="Preformatted_20_Text"><text:s text:c="6"/>[33.893569, 0.109814],</text:p>
      <text:p text:style-name="Preformatted_20_Text"><text:s text:c="6"/>[33.903711, -0.95],</text:p>
      <text:p text:style-name="Preformatted_20_Text"><text:s text:c="6"/>[31.86617, -1.02736]]]},</text:p>
      <text:p text:style-name="Preformatted_20_Text"><text:s text:c="3"/>'id': 'UGA'},</text:p>
      <text:p text:style-name="Preformatted_20_Text"><text:s text:c="2"/>{'type': 'Feature',</text:p>
      <text:p text:style-name="Preformatted_20_Text"><text:s text:c="3"/>'properties': {'name': 'Ukraine'},</text:p>
      <text:p text:style-name="Preformatted_20_Text"><text:s text:c="3"/>'geometry': {'type': 'Polygon',</text:p>
      <text:p text:style-name="Preformatted_20_Text"><text:soft-page-break/><text:s text:c="4"/>'coordinates': [[[31.785998, 52.101678],</text:p>
      <text:p text:style-name="Preformatted_20_Text"><text:s text:c="6"/>[32.159412, 52.061267],</text:p>
      <text:p text:style-name="Preformatted_20_Text"><text:s text:c="6"/>[32.412058, 52.288695],</text:p>
      <text:p text:style-name="Preformatted_20_Text"><text:s text:c="6"/>[32.715761, 52.238465],</text:p>
      <text:p text:style-name="Preformatted_20_Text"><text:s text:c="6"/>[33.7527, 52.335075],</text:p>
      <text:p text:style-name="Preformatted_20_Text"><text:s text:c="6"/>[34.391731, 51.768882],</text:p>
      <text:p text:style-name="Preformatted_20_Text"><text:s text:c="6"/>[34.141978, 51.566413],</text:p>
      <text:p text:style-name="Preformatted_20_Text"><text:s text:c="6"/>[34.224816, 51.255993],</text:p>
      <text:p text:style-name="Preformatted_20_Text"><text:s text:c="6"/>[35.022183, 51.207572],</text:p>
      <text:p text:style-name="Preformatted_20_Text"><text:s text:c="6"/>[35.377924, 50.773955],</text:p>
      <text:p text:style-name="Preformatted_20_Text"><text:s text:c="6"/>[35.356116, 50.577197],</text:p>
      <text:p text:style-name="Preformatted_20_Text"><text:s text:c="6"/>[36.626168, 50.225591],</text:p>
      <text:p text:style-name="Preformatted_20_Text"><text:s text:c="6"/>[37.39346, 50.383953],</text:p>
      <text:p text:style-name="Preformatted_20_Text"><text:s text:c="6"/>[38.010631, 49.915662],</text:p>
      <text:p text:style-name="Preformatted_20_Text"><text:s text:c="6"/>[38.594988, 49.926462],</text:p>
      <text:p text:style-name="Preformatted_20_Text"><text:s text:c="6"/>[40.069058, 49.601055],</text:p>
      <text:p text:style-name="Preformatted_20_Text"><text:s text:c="6"/>[40.080789, 49.30743],</text:p>
      <text:p text:style-name="Preformatted_20_Text"><text:s text:c="6"/>[39.674664, 48.783818],</text:p>
      <text:p text:style-name="Preformatted_20_Text"><text:s text:c="6"/>[39.895632, 48.232405],</text:p>
      <text:p text:style-name="Preformatted_20_Text"><text:s text:c="6"/>[39.738278, 47.898937],</text:p>
      <text:p text:style-name="Preformatted_20_Text"><text:s text:c="6"/>[38.770585, 47.825608],</text:p>
      <text:p text:style-name="Preformatted_20_Text"><text:s text:c="6"/>[38.255112, 47.5464],</text:p>
      <text:p text:style-name="Preformatted_20_Text"><text:s text:c="6"/>[38.223538, 47.10219],</text:p>
      <text:p text:style-name="Preformatted_20_Text"><text:s text:c="6"/>[37.425137, 47.022221],</text:p>
      <text:p text:style-name="Preformatted_20_Text"><text:s text:c="6"/>[36.759855, 46.6987],</text:p>
      <text:p text:style-name="Preformatted_20_Text"><text:s text:c="6"/>[35.823685, 46.645964],</text:p>
      <text:p text:style-name="Preformatted_20_Text"><text:s text:c="6"/>[34.962342, 46.273197],</text:p>
      <text:p text:style-name="Preformatted_20_Text"><text:s text:c="6"/>[35.020788, 45.651219],</text:p>
      <text:p text:style-name="Preformatted_20_Text"><text:s text:c="6"/>[35.510009, 45.409993],</text:p>
      <text:p text:style-name="Preformatted_20_Text"><text:s text:c="6"/>[36.529998, 45.46999],</text:p>
      <text:p text:style-name="Preformatted_20_Text"><text:s text:c="6"/>[36.334713, 45.113216],</text:p>
      <text:p text:style-name="Preformatted_20_Text"><text:s text:c="6"/>[35.239999, 44.939996],</text:p>
      <text:p text:style-name="Preformatted_20_Text"><text:s text:c="6"/>[33.882511, 44.361479],</text:p>
      <text:p text:style-name="Preformatted_20_Text"><text:s text:c="6"/>[33.326421, 44.564877],</text:p>
      <text:p text:style-name="Preformatted_20_Text"><text:s text:c="6"/>[33.546924, 45.034771],</text:p>
      <text:p text:style-name="Preformatted_20_Text"><text:s text:c="6"/>[32.454174, 45.327466],</text:p>
      <text:p text:style-name="Preformatted_20_Text"><text:s text:c="6"/>[32.630804, 45.519186],</text:p>
      <text:p text:style-name="Preformatted_20_Text"><text:s text:c="6"/>[33.588162, 45.851569],</text:p>
      <text:p text:style-name="Preformatted_20_Text"><text:s text:c="6"/>[33.298567, 46.080598],</text:p>
      <text:p text:style-name="Preformatted_20_Text"><text:s text:c="6"/>[31.74414, 46.333348],</text:p>
      <text:p text:style-name="Preformatted_20_Text"><text:s text:c="6"/>[31.675307, 46.706245],</text:p>
      <text:p text:style-name="Preformatted_20_Text"><text:s text:c="6"/>[30.748749, 46.5831],</text:p>
      <text:p text:style-name="Preformatted_20_Text"><text:s text:c="6"/>[30.377609, 46.03241],</text:p>
      <text:p text:style-name="Preformatted_20_Text"><text:s text:c="6"/>[29.603289, 45.293308],</text:p>
      <text:p text:style-name="Preformatted_20_Text"><text:s text:c="6"/>[29.149725, 45.464925],</text:p>
      <text:p text:style-name="Preformatted_20_Text"><text:s text:c="6"/>[28.679779, 45.304031],</text:p>
      <text:p text:style-name="Preformatted_20_Text"><text:s text:c="6"/>[28.233554, 45.488283],</text:p>
      <text:p text:style-name="Preformatted_20_Text"><text:s text:c="6"/>[28.485269, 45.596907],</text:p>
      <text:p text:style-name="Preformatted_20_Text"><text:s text:c="6"/>[28.659987, 45.939987],</text:p>
      <text:p text:style-name="Preformatted_20_Text"><text:s text:c="6"/>[28.933717, 46.25883],</text:p>
      <text:p text:style-name="Preformatted_20_Text"><text:s text:c="6"/>[28.862972, 46.437889],</text:p>
      <text:p text:style-name="Preformatted_20_Text"><text:s text:c="6"/>[29.072107, 46.517678],</text:p>
      <text:p text:style-name="Preformatted_20_Text"><text:s text:c="6"/>[29.170654, 46.379262],</text:p>
      <text:p text:style-name="Preformatted_20_Text"><text:s text:c="6"/>[29.759972, 46.349988],</text:p>
      <text:p text:style-name="Preformatted_20_Text"><text:s text:c="6"/>[30.024659, 46.423937],</text:p>
      <text:p text:style-name="Preformatted_20_Text"><text:s text:c="6"/>[29.83821, 46.525326],</text:p>
      <text:p text:style-name="Preformatted_20_Text"><text:s text:c="6"/>[29.908852, 46.674361],</text:p>
      <text:p text:style-name="Preformatted_20_Text"><text:s text:c="6"/>[29.559674, 46.928583],</text:p>
      <text:p text:style-name="Preformatted_20_Text"><text:s text:c="6"/>[29.415135, 47.346645],</text:p>
      <text:p text:style-name="Preformatted_20_Text"><text:s text:c="6"/>[29.050868, 47.510227],</text:p>
      <text:p text:style-name="Preformatted_20_Text"><text:s text:c="6"/>[29.122698, 47.849095],</text:p>
      <text:p text:style-name="Preformatted_20_Text"><text:s text:c="6"/>[28.670891, 48.118149],</text:p>
      <text:p text:style-name="Preformatted_20_Text"><text:s text:c="6"/>[28.259547, 48.155562],</text:p>
      <text:p text:style-name="Preformatted_20_Text"><text:s text:c="6"/>[27.522537, 48.467119],</text:p>
      <text:p text:style-name="Preformatted_20_Text"><text:soft-page-break/><text:s text:c="6"/>[26.857824, 48.368211],</text:p>
      <text:p text:style-name="Preformatted_20_Text"><text:s text:c="6"/>[26.619337, 48.220726],</text:p>
      <text:p text:style-name="Preformatted_20_Text"><text:s text:c="6"/>[26.19745, 48.220881],</text:p>
      <text:p text:style-name="Preformatted_20_Text"><text:s text:c="6"/>[25.945941, 47.987149],</text:p>
      <text:p text:style-name="Preformatted_20_Text"><text:s text:c="6"/>[25.207743, 47.891056],</text:p>
      <text:p text:style-name="Preformatted_20_Text"><text:s text:c="6"/>[24.866317, 47.737526],</text:p>
      <text:p text:style-name="Preformatted_20_Text"><text:s text:c="6"/>[24.402056, 47.981878],</text:p>
      <text:p text:style-name="Preformatted_20_Text"><text:s text:c="6"/>[23.760958, 47.985598],</text:p>
      <text:p text:style-name="Preformatted_20_Text"><text:s text:c="6"/>[23.142236, 48.096341],</text:p>
      <text:p text:style-name="Preformatted_20_Text"><text:s text:c="6"/>[22.710531, 47.882194],</text:p>
      <text:p text:style-name="Preformatted_20_Text"><text:s text:c="6"/>[22.64082, 48.15024],</text:p>
      <text:p text:style-name="Preformatted_20_Text"><text:s text:c="6"/>[22.085608, 48.422264],</text:p>
      <text:p text:style-name="Preformatted_20_Text"><text:s text:c="6"/>[22.280842, 48.825392],</text:p>
      <text:p text:style-name="Preformatted_20_Text"><text:s text:c="6"/>[22.558138, 49.085738],</text:p>
      <text:p text:style-name="Preformatted_20_Text"><text:s text:c="6"/>[22.776419, 49.027395],</text:p>
      <text:p text:style-name="Preformatted_20_Text"><text:s text:c="6"/>[22.51845, 49.476774],</text:p>
      <text:p text:style-name="Preformatted_20_Text"><text:s text:c="6"/>[23.426508, 50.308506],</text:p>
      <text:p text:style-name="Preformatted_20_Text"><text:s text:c="6"/>[23.922757, 50.424881],</text:p>
      <text:p text:style-name="Preformatted_20_Text"><text:s text:c="6"/>[24.029986, 50.705407],</text:p>
      <text:p text:style-name="Preformatted_20_Text"><text:s text:c="6"/>[23.527071, 51.578454],</text:p>
      <text:p text:style-name="Preformatted_20_Text"><text:s text:c="6"/>[24.005078, 51.617444],</text:p>
      <text:p text:style-name="Preformatted_20_Text"><text:s text:c="6"/>[24.553106, 51.888461],</text:p>
      <text:p text:style-name="Preformatted_20_Text"><text:s text:c="6"/>[25.327788, 51.910656],</text:p>
      <text:p text:style-name="Preformatted_20_Text"><text:s text:c="6"/>[26.337959, 51.832289],</text:p>
      <text:p text:style-name="Preformatted_20_Text"><text:s text:c="6"/>[27.454066, 51.592303],</text:p>
      <text:p text:style-name="Preformatted_20_Text"><text:s text:c="6"/>[28.241615, 51.572227],</text:p>
      <text:p text:style-name="Preformatted_20_Text"><text:s text:c="6"/>[28.617613, 51.427714],</text:p>
      <text:p text:style-name="Preformatted_20_Text"><text:s text:c="6"/>[28.992835, 51.602044],</text:p>
      <text:p text:style-name="Preformatted_20_Text"><text:s text:c="6"/>[29.254938, 51.368234],</text:p>
      <text:p text:style-name="Preformatted_20_Text"><text:s text:c="6"/>[30.157364, 51.416138],</text:p>
      <text:p text:style-name="Preformatted_20_Text"><text:s text:c="6"/>[30.555117, 51.319503],</text:p>
      <text:p text:style-name="Preformatted_20_Text"><text:s text:c="6"/>[30.619454, 51.822806],</text:p>
      <text:p text:style-name="Preformatted_20_Text"><text:s text:c="6"/>[30.927549, 52.042353],</text:p>
      <text:p text:style-name="Preformatted_20_Text"><text:s text:c="6"/>[31.785998, 52.101678]]]},</text:p>
      <text:p text:style-name="Preformatted_20_Text"><text:s text:c="3"/>'id': 'UKR'},</text:p>
      <text:p text:style-name="Preformatted_20_Text"><text:s text:c="2"/>{'type': 'Feature',</text:p>
      <text:p text:style-name="Preformatted_20_Text"><text:s text:c="3"/>'properties': {'name': 'Uruguay'},</text:p>
      <text:p text:style-name="Preformatted_20_Text"><text:s text:c="3"/>'geometry': {'type': 'Polygon',</text:p>
      <text:p text:style-name="Preformatted_20_Text"><text:s text:c="4"/>'coordinates': [[[-57.625133, -30.216295],</text:p>
      <text:p text:style-name="Preformatted_20_Text"><text:s text:c="6"/>[-56.976026, -30.109686],</text:p>
      <text:p text:style-name="Preformatted_20_Text"><text:s text:c="6"/>[-55.973245, -30.883076],</text:p>
      <text:p text:style-name="Preformatted_20_Text"><text:s text:c="6"/>[-55.60151, -30.853879],</text:p>
      <text:p text:style-name="Preformatted_20_Text"><text:s text:c="6"/>[-54.572452, -31.494511],</text:p>
      <text:p text:style-name="Preformatted_20_Text"><text:s text:c="6"/>[-53.787952, -32.047243],</text:p>
      <text:p text:style-name="Preformatted_20_Text"><text:s text:c="6"/>[-53.209589, -32.727666],</text:p>
      <text:p text:style-name="Preformatted_20_Text"><text:s text:c="6"/>[-53.650544, -33.202004],</text:p>
      <text:p text:style-name="Preformatted_20_Text"><text:s text:c="6"/>[-53.373662, -33.768378],</text:p>
      <text:p text:style-name="Preformatted_20_Text"><text:s text:c="6"/>[-53.806426, -34.396815],</text:p>
      <text:p text:style-name="Preformatted_20_Text"><text:s text:c="6"/>[-54.935866, -34.952647],</text:p>
      <text:p text:style-name="Preformatted_20_Text"><text:s text:c="6"/>[-55.67409, -34.752659],</text:p>
      <text:p text:style-name="Preformatted_20_Text"><text:s text:c="6"/>[-56.215297, -34.859836],</text:p>
      <text:p text:style-name="Preformatted_20_Text"><text:s text:c="6"/>[-57.139685, -34.430456],</text:p>
      <text:p text:style-name="Preformatted_20_Text"><text:s text:c="6"/>[-57.817861, -34.462547],</text:p>
      <text:p text:style-name="Preformatted_20_Text"><text:s text:c="6"/>[-58.427074, -33.909454],</text:p>
      <text:p text:style-name="Preformatted_20_Text"><text:s text:c="6"/>[-58.349611, -33.263189],</text:p>
      <text:p text:style-name="Preformatted_20_Text"><text:s text:c="6"/>[-58.132648, -33.040567],</text:p>
      <text:p text:style-name="Preformatted_20_Text"><text:s text:c="6"/>[-58.14244, -32.044504],</text:p>
      <text:p text:style-name="Preformatted_20_Text"><text:s text:c="6"/>[-57.874937, -31.016556],</text:p>
      <text:p text:style-name="Preformatted_20_Text"><text:s text:c="6"/>[-57.625133, -30.216295]]]},</text:p>
      <text:p text:style-name="Preformatted_20_Text"><text:s text:c="3"/>'id': 'URY'},</text:p>
      <text:p text:style-name="Preformatted_20_Text"><text:s text:c="2"/>{'type': 'Feature',</text:p>
      <text:p text:style-name="Preformatted_20_Text"><text:s text:c="3"/>'properties': {'name': 'United States of America'},</text:p>
      <text:p text:style-name="Preformatted_20_Text"><text:s text:c="3"/>'geometry': {'type': 'MultiPolygon',</text:p>
      <text:p text:style-name="Preformatted_20_Text"><text:s text:c="4"/>'coordinates': [[[[-155.54211, 19.08348],</text:p>
      <text:p text:style-name="Preformatted_20_Text"><text:soft-page-break/><text:s text:c="7"/>[-155.68817, 18.91619],</text:p>
      <text:p text:style-name="Preformatted_20_Text"><text:s text:c="7"/>[-155.93665, 19.05939],</text:p>
      <text:p text:style-name="Preformatted_20_Text"><text:s text:c="7"/>[-155.90806, 19.33888],</text:p>
      <text:p text:style-name="Preformatted_20_Text"><text:s text:c="7"/>[-156.07347, 19.70294],</text:p>
      <text:p text:style-name="Preformatted_20_Text"><text:s text:c="7"/>[-156.02368, 19.81422],</text:p>
      <text:p text:style-name="Preformatted_20_Text"><text:s text:c="7"/>[-155.85008, 19.97729],</text:p>
      <text:p text:style-name="Preformatted_20_Text"><text:s text:c="7"/>[-155.91907, 20.17395],</text:p>
      <text:p text:style-name="Preformatted_20_Text"><text:s text:c="7"/>[-155.86108, 20.26721],</text:p>
      <text:p text:style-name="Preformatted_20_Text"><text:s text:c="7"/>[-155.78505, 20.2487],</text:p>
      <text:p text:style-name="Preformatted_20_Text"><text:s text:c="7"/>[-155.40214, 20.07975],</text:p>
      <text:p text:style-name="Preformatted_20_Text"><text:s text:c="7"/>[-155.22452, 19.99302],</text:p>
      <text:p text:style-name="Preformatted_20_Text"><text:s text:c="7"/>[-155.06226, 19.8591],</text:p>
      <text:p text:style-name="Preformatted_20_Text"><text:s text:c="7"/>[-154.80741, 19.50871],</text:p>
      <text:p text:style-name="Preformatted_20_Text"><text:s text:c="7"/>[-154.83147, 19.45328],</text:p>
      <text:p text:style-name="Preformatted_20_Text"><text:s text:c="7"/>[-155.22217, 19.23972],</text:p>
      <text:p text:style-name="Preformatted_20_Text"><text:s text:c="7"/>[-155.54211, 19.08348]]],</text:p>
      <text:p text:style-name="Preformatted_20_Text"><text:s text:c="5"/>[[[-156.07926, 20.64397],</text:p>
      <text:p text:style-name="Preformatted_20_Text"><text:s text:c="7"/>[-156.41445, 20.57241],</text:p>
      <text:p text:style-name="Preformatted_20_Text"><text:s text:c="7"/>[-156.58673, 20.783],</text:p>
      <text:p text:style-name="Preformatted_20_Text"><text:s text:c="7"/>[-156.70167, 20.8643],</text:p>
      <text:p text:style-name="Preformatted_20_Text"><text:s text:c="7"/>[-156.71055, 20.92676],</text:p>
      <text:p text:style-name="Preformatted_20_Text"><text:s text:c="7"/>[-156.61258, 21.01249],</text:p>
      <text:p text:style-name="Preformatted_20_Text"><text:s text:c="7"/>[-156.25711, 20.91745],</text:p>
      <text:p text:style-name="Preformatted_20_Text"><text:s text:c="7"/>[-155.99566, 20.76404],</text:p>
      <text:p text:style-name="Preformatted_20_Text"><text:s text:c="7"/>[-156.07926, 20.64397]]],</text:p>
      <text:p text:style-name="Preformatted_20_Text"><text:s text:c="5"/>[[[-156.75824, 21.17684],</text:p>
      <text:p text:style-name="Preformatted_20_Text"><text:s text:c="7"/>[-156.78933, 21.06873],</text:p>
      <text:p text:style-name="Preformatted_20_Text"><text:s text:c="7"/>[-157.32521, 21.09777],</text:p>
      <text:p text:style-name="Preformatted_20_Text"><text:s text:c="7"/>[-157.25027, 21.21958],</text:p>
      <text:p text:style-name="Preformatted_20_Text"><text:s text:c="7"/>[-156.75824, 21.17684]]],</text:p>
      <text:p text:style-name="Preformatted_20_Text"><text:s text:c="5"/>[[[-157.65283, 21.32217],</text:p>
      <text:p text:style-name="Preformatted_20_Text"><text:s text:c="7"/>[-157.70703, 21.26442],</text:p>
      <text:p text:style-name="Preformatted_20_Text"><text:s text:c="7"/>[-157.7786, 21.27729],</text:p>
      <text:p text:style-name="Preformatted_20_Text"><text:s text:c="7"/>[-158.12667, 21.31244],</text:p>
      <text:p text:style-name="Preformatted_20_Text"><text:s text:c="7"/>[-158.2538, 21.53919],</text:p>
      <text:p text:style-name="Preformatted_20_Text"><text:s text:c="7"/>[-158.29265, 21.57912],</text:p>
      <text:p text:style-name="Preformatted_20_Text"><text:s text:c="7"/>[-158.0252, 21.71696],</text:p>
      <text:p text:style-name="Preformatted_20_Text"><text:s text:c="7"/>[-157.94161, 21.65272],</text:p>
      <text:p text:style-name="Preformatted_20_Text"><text:s text:c="7"/>[-157.65283, 21.32217]]],</text:p>
      <text:p text:style-name="Preformatted_20_Text"><text:s text:c="5"/>[[[-159.34512, 21.982],</text:p>
      <text:p text:style-name="Preformatted_20_Text"><text:s text:c="7"/>[-159.46372, 21.88299],</text:p>
      <text:p text:style-name="Preformatted_20_Text"><text:s text:c="7"/>[-159.80051, 22.06533],</text:p>
      <text:p text:style-name="Preformatted_20_Text"><text:s text:c="7"/>[-159.74877, 22.1382],</text:p>
      <text:p text:style-name="Preformatted_20_Text"><text:s text:c="7"/>[-159.5962, 22.23618],</text:p>
      <text:p text:style-name="Preformatted_20_Text"><text:s text:c="7"/>[-159.36569, 22.21494],</text:p>
      <text:p text:style-name="Preformatted_20_Text"><text:s text:c="7"/>[-159.34512, 21.982]]],</text:p>
      <text:p text:style-name="Preformatted_20_Text"><text:s text:c="5"/>[[[-94.81758, 49.38905],</text:p>
      <text:p text:style-name="Preformatted_20_Text"><text:s text:c="7"/>[-94.64, 48.84],</text:p>
      <text:p text:style-name="Preformatted_20_Text"><text:s text:c="7"/>[-94.32914, 48.67074],</text:p>
      <text:p text:style-name="Preformatted_20_Text"><text:s text:c="7"/>[-93.63087, 48.60926],</text:p>
      <text:p text:style-name="Preformatted_20_Text"><text:s text:c="7"/>[-92.61, 48.45],</text:p>
      <text:p text:style-name="Preformatted_20_Text"><text:s text:c="7"/>[-91.64, 48.14],</text:p>
      <text:p text:style-name="Preformatted_20_Text"><text:s text:c="7"/>[-90.83, 48.27],</text:p>
      <text:p text:style-name="Preformatted_20_Text"><text:s text:c="7"/>[-89.6, 48.01],</text:p>
      <text:p text:style-name="Preformatted_20_Text"><text:s text:c="7"/>[-89.272917, 48.019808],</text:p>
      <text:p text:style-name="Preformatted_20_Text"><text:s text:c="7"/>[-88.378114, 48.302918],</text:p>
      <text:p text:style-name="Preformatted_20_Text"><text:s text:c="7"/>[-87.439793, 47.94],</text:p>
      <text:p text:style-name="Preformatted_20_Text"><text:s text:c="7"/>[-86.461991, 47.553338],</text:p>
      <text:p text:style-name="Preformatted_20_Text"><text:s text:c="7"/>[-85.652363, 47.220219],</text:p>
      <text:p text:style-name="Preformatted_20_Text"><text:s text:c="7"/>[-84.87608, 46.900083],</text:p>
      <text:p text:style-name="Preformatted_20_Text"><text:s text:c="7"/>[-84.779238, 46.637102],</text:p>
      <text:p text:style-name="Preformatted_20_Text"><text:s text:c="7"/>[-84.543749, 46.538684],</text:p>
      <text:p text:style-name="Preformatted_20_Text"><text:s text:c="7"/>[-84.6049, 46.4396],</text:p>
      <text:p text:style-name="Preformatted_20_Text"><text:s text:c="7"/>[-84.3367, 46.40877],</text:p>
      <text:p text:style-name="Preformatted_20_Text"><text:soft-page-break/><text:s text:c="7"/>[-84.14212, 46.512226],</text:p>
      <text:p text:style-name="Preformatted_20_Text"><text:s text:c="7"/>[-84.091851, 46.275419],</text:p>
      <text:p text:style-name="Preformatted_20_Text"><text:s text:c="7"/>[-83.890765, 46.116927],</text:p>
      <text:p text:style-name="Preformatted_20_Text"><text:s text:c="7"/>[-83.616131, 46.116927],</text:p>
      <text:p text:style-name="Preformatted_20_Text"><text:s text:c="7"/>[-83.469551, 45.994686],</text:p>
      <text:p text:style-name="Preformatted_20_Text"><text:s text:c="7"/>[-83.592851, 45.816894],</text:p>
      <text:p text:style-name="Preformatted_20_Text"><text:s text:c="7"/>[-82.550925, 45.347517],</text:p>
      <text:p text:style-name="Preformatted_20_Text"><text:s text:c="7"/>[-82.337763, 44.44],</text:p>
      <text:p text:style-name="Preformatted_20_Text"><text:s text:c="7"/>[-82.137642, 43.571088],</text:p>
      <text:p text:style-name="Preformatted_20_Text"><text:s text:c="7"/>[-82.43, 42.98],</text:p>
      <text:p text:style-name="Preformatted_20_Text"><text:s text:c="7"/>[-82.9, 42.43],</text:p>
      <text:p text:style-name="Preformatted_20_Text"><text:s text:c="7"/>[-83.12, 42.08],</text:p>
      <text:p text:style-name="Preformatted_20_Text"><text:s text:c="7"/>[-83.142, 41.975681],</text:p>
      <text:p text:style-name="Preformatted_20_Text"><text:s text:c="7"/>[-83.02981, 41.832796],</text:p>
      <text:p text:style-name="Preformatted_20_Text"><text:s text:c="7"/>[-82.690089, 41.675105],</text:p>
      <text:p text:style-name="Preformatted_20_Text"><text:s text:c="7"/>[-82.439278, 41.675105],</text:p>
      <text:p text:style-name="Preformatted_20_Text"><text:s text:c="7"/>[-81.277747, 42.209026],</text:p>
      <text:p text:style-name="Preformatted_20_Text"><text:s text:c="7"/>[-80.247448, 42.3662],</text:p>
      <text:p text:style-name="Preformatted_20_Text"><text:s text:c="7"/>[-78.939362, 42.863611],</text:p>
      <text:p text:style-name="Preformatted_20_Text"><text:s text:c="7"/>[-78.92, 42.965],</text:p>
      <text:p text:style-name="Preformatted_20_Text"><text:s text:c="7"/>[-79.01, 43.27],</text:p>
      <text:p text:style-name="Preformatted_20_Text"><text:s text:c="7"/>[-79.171674, 43.466339],</text:p>
      <text:p text:style-name="Preformatted_20_Text"><text:s text:c="7"/>[-78.72028, 43.625089],</text:p>
      <text:p text:style-name="Preformatted_20_Text"><text:s text:c="7"/>[-77.737885, 43.629056],</text:p>
      <text:p text:style-name="Preformatted_20_Text"><text:s text:c="7"/>[-76.820034, 43.628784],</text:p>
      <text:p text:style-name="Preformatted_20_Text"><text:s text:c="7"/>[-76.5, 44.018459],</text:p>
      <text:p text:style-name="Preformatted_20_Text"><text:s text:c="7"/>[-76.375, 44.09631],</text:p>
      <text:p text:style-name="Preformatted_20_Text"><text:s text:c="7"/>[-75.31821, 44.81645],</text:p>
      <text:p text:style-name="Preformatted_20_Text"><text:s text:c="7"/>[-74.867, 45.00048],</text:p>
      <text:p text:style-name="Preformatted_20_Text"><text:s text:c="7"/>[-73.34783, 45.00738],</text:p>
      <text:p text:style-name="Preformatted_20_Text"><text:s text:c="7"/>[-71.50506, 45.0082],</text:p>
      <text:p text:style-name="Preformatted_20_Text"><text:s text:c="7"/>[-71.405, 45.255],</text:p>
      <text:p text:style-name="Preformatted_20_Text"><text:s text:c="7"/>[-71.08482, 45.30524],</text:p>
      <text:p text:style-name="Preformatted_20_Text"><text:s text:c="7"/>[-70.66, 45.46],</text:p>
      <text:p text:style-name="Preformatted_20_Text"><text:s text:c="7"/>[-70.305, 45.915],</text:p>
      <text:p text:style-name="Preformatted_20_Text"><text:s text:c="7"/>[-69.99997, 46.69307],</text:p>
      <text:p text:style-name="Preformatted_20_Text"><text:s text:c="7"/>[-69.237216, 47.447781],</text:p>
      <text:p text:style-name="Preformatted_20_Text"><text:s text:c="7"/>[-68.905, 47.185],</text:p>
      <text:p text:style-name="Preformatted_20_Text"><text:s text:c="7"/>[-68.23444, 47.35486],</text:p>
      <text:p text:style-name="Preformatted_20_Text"><text:s text:c="7"/>[-67.79046, 47.06636],</text:p>
      <text:p text:style-name="Preformatted_20_Text"><text:s text:c="7"/>[-67.79134, 45.70281],</text:p>
      <text:p text:style-name="Preformatted_20_Text"><text:s text:c="7"/>[-67.13741, 45.13753],</text:p>
      <text:p text:style-name="Preformatted_20_Text"><text:s text:c="7"/>[-66.96466, 44.8097],</text:p>
      <text:p text:style-name="Preformatted_20_Text"><text:s text:c="7"/>[-68.03252, 44.3252],</text:p>
      <text:p text:style-name="Preformatted_20_Text"><text:s text:c="7"/>[-69.06, 43.98],</text:p>
      <text:p text:style-name="Preformatted_20_Text"><text:s text:c="7"/>[-70.11617, 43.68405],</text:p>
      <text:p text:style-name="Preformatted_20_Text"><text:s text:c="7"/>[-70.645476, 43.090238],</text:p>
      <text:p text:style-name="Preformatted_20_Text"><text:s text:c="7"/>[-70.81489, 42.8653],</text:p>
      <text:p text:style-name="Preformatted_20_Text"><text:s text:c="7"/>[-70.825, 42.335],</text:p>
      <text:p text:style-name="Preformatted_20_Text"><text:s text:c="7"/>[-70.495, 41.805],</text:p>
      <text:p text:style-name="Preformatted_20_Text"><text:s text:c="7"/>[-70.08, 41.78],</text:p>
      <text:p text:style-name="Preformatted_20_Text"><text:s text:c="7"/>[-70.185, 42.145],</text:p>
      <text:p text:style-name="Preformatted_20_Text"><text:s text:c="7"/>[-69.88497, 41.92283],</text:p>
      <text:p text:style-name="Preformatted_20_Text"><text:s text:c="7"/>[-69.96503, 41.63717],</text:p>
      <text:p text:style-name="Preformatted_20_Text"><text:s text:c="7"/>[-70.64, 41.475],</text:p>
      <text:p text:style-name="Preformatted_20_Text"><text:s text:c="7"/>[-71.12039, 41.49445],</text:p>
      <text:p text:style-name="Preformatted_20_Text"><text:s text:c="7"/>[-71.86, 41.32],</text:p>
      <text:p text:style-name="Preformatted_20_Text"><text:s text:c="7"/>[-72.295, 41.27],</text:p>
      <text:p text:style-name="Preformatted_20_Text"><text:s text:c="7"/>[-72.87643, 41.22065],</text:p>
      <text:p text:style-name="Preformatted_20_Text"><text:s text:c="7"/>[-73.71, 40.931102],</text:p>
      <text:p text:style-name="Preformatted_20_Text"><text:s text:c="7"/>[-72.24126, 41.11948],</text:p>
      <text:p text:style-name="Preformatted_20_Text"><text:s text:c="7"/>[-71.945, 40.93],</text:p>
      <text:p text:style-name="Preformatted_20_Text"><text:s text:c="7"/>[-73.345, 40.63],</text:p>
      <text:p text:style-name="Preformatted_20_Text"><text:s text:c="7"/>[-73.982, 40.628],</text:p>
      <text:p text:style-name="Preformatted_20_Text"><text:soft-page-break/><text:s text:c="7"/>[-73.952325, 40.75075],</text:p>
      <text:p text:style-name="Preformatted_20_Text"><text:s text:c="7"/>[-74.25671, 40.47351],</text:p>
      <text:p text:style-name="Preformatted_20_Text"><text:s text:c="7"/>[-73.96244, 40.42763],</text:p>
      <text:p text:style-name="Preformatted_20_Text"><text:s text:c="7"/>[-74.17838, 39.70926],</text:p>
      <text:p text:style-name="Preformatted_20_Text"><text:s text:c="7"/>[-74.90604, 38.93954],</text:p>
      <text:p text:style-name="Preformatted_20_Text"><text:s text:c="7"/>[-74.98041, 39.1964],</text:p>
      <text:p text:style-name="Preformatted_20_Text"><text:s text:c="7"/>[-75.20002, 39.24845],</text:p>
      <text:p text:style-name="Preformatted_20_Text"><text:s text:c="7"/>[-75.52805, 39.4985],</text:p>
      <text:p text:style-name="Preformatted_20_Text"><text:s text:c="7"/>[-75.32, 38.96],</text:p>
      <text:p text:style-name="Preformatted_20_Text"><text:s text:c="7"/>[-75.071835, 38.782032],</text:p>
      <text:p text:style-name="Preformatted_20_Text"><text:s text:c="7"/>[-75.05673, 38.40412],</text:p>
      <text:p text:style-name="Preformatted_20_Text"><text:s text:c="7"/>[-75.37747, 38.01551],</text:p>
      <text:p text:style-name="Preformatted_20_Text"><text:s text:c="7"/>[-75.94023, 37.21689],</text:p>
      <text:p text:style-name="Preformatted_20_Text"><text:s text:c="7"/>[-76.03127, 37.2566],</text:p>
      <text:p text:style-name="Preformatted_20_Text"><text:s text:c="7"/>[-75.72205, 37.93705],</text:p>
      <text:p text:style-name="Preformatted_20_Text"><text:s text:c="7"/>[-76.23287, 38.319215],</text:p>
      <text:p text:style-name="Preformatted_20_Text"><text:s text:c="7"/>[-76.35, 39.15],</text:p>
      <text:p text:style-name="Preformatted_20_Text"><text:s text:c="7"/>[-76.542725, 38.717615],</text:p>
      <text:p text:style-name="Preformatted_20_Text"><text:s text:c="7"/>[-76.32933, 38.08326],</text:p>
      <text:p text:style-name="Preformatted_20_Text"><text:s text:c="7"/>[-76.989998, 38.239992],</text:p>
      <text:p text:style-name="Preformatted_20_Text"><text:s text:c="7"/>[-76.30162, 37.917945],</text:p>
      <text:p text:style-name="Preformatted_20_Text"><text:s text:c="7"/>[-76.25874, 36.9664],</text:p>
      <text:p text:style-name="Preformatted_20_Text"><text:s text:c="7"/>[-75.9718, 36.89726],</text:p>
      <text:p text:style-name="Preformatted_20_Text"><text:s text:c="7"/>[-75.86804, 36.55125],</text:p>
      <text:p text:style-name="Preformatted_20_Text"><text:s text:c="7"/>[-75.72749, 35.55074],</text:p>
      <text:p text:style-name="Preformatted_20_Text"><text:s text:c="7"/>[-76.36318, 34.80854],</text:p>
      <text:p text:style-name="Preformatted_20_Text"><text:s text:c="7"/>[-77.397635, 34.51201],</text:p>
      <text:p text:style-name="Preformatted_20_Text"><text:s text:c="7"/>[-78.05496, 33.92547],</text:p>
      <text:p text:style-name="Preformatted_20_Text"><text:s text:c="7"/>[-78.55435, 33.86133],</text:p>
      <text:p text:style-name="Preformatted_20_Text"><text:s text:c="7"/>[-79.06067, 33.49395],</text:p>
      <text:p text:style-name="Preformatted_20_Text"><text:s text:c="7"/>[-79.20357, 33.15839],</text:p>
      <text:p text:style-name="Preformatted_20_Text"><text:s text:c="7"/>[-80.301325, 32.509355],</text:p>
      <text:p text:style-name="Preformatted_20_Text"><text:s text:c="7"/>[-80.86498, 32.0333],</text:p>
      <text:p text:style-name="Preformatted_20_Text"><text:s text:c="7"/>[-81.33629, 31.44049],</text:p>
      <text:p text:style-name="Preformatted_20_Text"><text:s text:c="7"/>[-81.49042, 30.72999],</text:p>
      <text:p text:style-name="Preformatted_20_Text"><text:s text:c="7"/>[-81.31371, 30.03552],</text:p>
      <text:p text:style-name="Preformatted_20_Text"><text:s text:c="7"/>[-80.98, 29.18],</text:p>
      <text:p text:style-name="Preformatted_20_Text"><text:s text:c="7"/>[-80.535585, 28.47213],</text:p>
      <text:p text:style-name="Preformatted_20_Text"><text:s text:c="7"/>[-80.53, 28.04],</text:p>
      <text:p text:style-name="Preformatted_20_Text"><text:s text:c="7"/>[-80.056539, 26.88],</text:p>
      <text:p text:style-name="Preformatted_20_Text"><text:s text:c="7"/>[-80.088015, 26.205765],</text:p>
      <text:p text:style-name="Preformatted_20_Text"><text:s text:c="7"/>[-80.13156, 25.816775],</text:p>
      <text:p text:style-name="Preformatted_20_Text"><text:s text:c="7"/>[-80.38103, 25.20616],</text:p>
      <text:p text:style-name="Preformatted_20_Text"><text:s text:c="7"/>[-80.68, 25.08],</text:p>
      <text:p text:style-name="Preformatted_20_Text"><text:s text:c="7"/>[-81.17213, 25.20126],</text:p>
      <text:p text:style-name="Preformatted_20_Text"><text:s text:c="7"/>[-81.33, 25.64],</text:p>
      <text:p text:style-name="Preformatted_20_Text"><text:s text:c="7"/>[-81.71, 25.87],</text:p>
      <text:p text:style-name="Preformatted_20_Text"><text:s text:c="7"/>[-82.24, 26.73],</text:p>
      <text:p text:style-name="Preformatted_20_Text"><text:s text:c="7"/>[-82.70515, 27.49504],</text:p>
      <text:p text:style-name="Preformatted_20_Text"><text:s text:c="7"/>[-82.85526, 27.88624],</text:p>
      <text:p text:style-name="Preformatted_20_Text"><text:s text:c="7"/>[-82.65, 28.55],</text:p>
      <text:p text:style-name="Preformatted_20_Text"><text:s text:c="7"/>[-82.93, 29.1],</text:p>
      <text:p text:style-name="Preformatted_20_Text"><text:s text:c="7"/>[-83.70959, 29.93656],</text:p>
      <text:p text:style-name="Preformatted_20_Text"><text:s text:c="7"/>[-84.1, 30.09],</text:p>
      <text:p text:style-name="Preformatted_20_Text"><text:s text:c="7"/>[-85.10882, 29.63615],</text:p>
      <text:p text:style-name="Preformatted_20_Text"><text:s text:c="7"/>[-85.28784, 29.68612],</text:p>
      <text:p text:style-name="Preformatted_20_Text"><text:s text:c="7"/>[-85.7731, 30.15261],</text:p>
      <text:p text:style-name="Preformatted_20_Text"><text:s text:c="7"/>[-86.4, 30.4],</text:p>
      <text:p text:style-name="Preformatted_20_Text"><text:s text:c="7"/>[-87.53036, 30.27433],</text:p>
      <text:p text:style-name="Preformatted_20_Text"><text:s text:c="7"/>[-88.41782, 30.3849],</text:p>
      <text:p text:style-name="Preformatted_20_Text"><text:s text:c="7"/>[-89.18049, 30.31598],</text:p>
      <text:p text:style-name="Preformatted_20_Text"><text:s text:c="7"/>[-89.593831, 30.159994],</text:p>
      <text:p text:style-name="Preformatted_20_Text"><text:s text:c="7"/>[-89.413735, 29.89419],</text:p>
      <text:p text:style-name="Preformatted_20_Text"><text:s text:c="7"/>[-89.43, 29.48864],</text:p>
      <text:p text:style-name="Preformatted_20_Text"><text:soft-page-break/><text:s text:c="7"/>[-89.21767, 29.29108],</text:p>
      <text:p text:style-name="Preformatted_20_Text"><text:s text:c="7"/>[-89.40823, 29.15961],</text:p>
      <text:p text:style-name="Preformatted_20_Text"><text:s text:c="7"/>[-89.77928, 29.30714],</text:p>
      <text:p text:style-name="Preformatted_20_Text"><text:s text:c="7"/>[-90.15463, 29.11743],</text:p>
      <text:p text:style-name="Preformatted_20_Text"><text:s text:c="7"/>[-90.880225, 29.148535],</text:p>
      <text:p text:style-name="Preformatted_20_Text"><text:s text:c="7"/>[-91.626785, 29.677],</text:p>
      <text:p text:style-name="Preformatted_20_Text"><text:s text:c="7"/>[-92.49906, 29.5523],</text:p>
      <text:p text:style-name="Preformatted_20_Text"><text:s text:c="7"/>[-93.22637, 29.78375],</text:p>
      <text:p text:style-name="Preformatted_20_Text"><text:s text:c="7"/>[-93.84842, 29.71363],</text:p>
      <text:p text:style-name="Preformatted_20_Text"><text:s text:c="7"/>[-94.69, 29.48],</text:p>
      <text:p text:style-name="Preformatted_20_Text"><text:s text:c="7"/>[-95.60026, 28.73863],</text:p>
      <text:p text:style-name="Preformatted_20_Text"><text:s text:c="7"/>[-96.59404, 28.30748],</text:p>
      <text:p text:style-name="Preformatted_20_Text"><text:s text:c="7"/>[-97.14, 27.83],</text:p>
      <text:p text:style-name="Preformatted_20_Text"><text:s text:c="7"/>[-97.37, 27.38],</text:p>
      <text:p text:style-name="Preformatted_20_Text"><text:s text:c="7"/>[-97.38, 26.69],</text:p>
      <text:p text:style-name="Preformatted_20_Text"><text:s text:c="7"/>[-97.33, 26.21],</text:p>
      <text:p text:style-name="Preformatted_20_Text"><text:s text:c="7"/>[-97.14, 25.87],</text:p>
      <text:p text:style-name="Preformatted_20_Text"><text:s text:c="7"/>[-97.53, 25.84],</text:p>
      <text:p text:style-name="Preformatted_20_Text"><text:s text:c="7"/>[-98.24, 26.06],</text:p>
      <text:p text:style-name="Preformatted_20_Text"><text:s text:c="7"/>[-99.02, 26.37],</text:p>
      <text:p text:style-name="Preformatted_20_Text"><text:s text:c="7"/>[-99.3, 26.84],</text:p>
      <text:p text:style-name="Preformatted_20_Text"><text:s text:c="7"/>[-99.52, 27.54],</text:p>
      <text:p text:style-name="Preformatted_20_Text"><text:s text:c="7"/>[-100.11, 28.11],</text:p>
      <text:p text:style-name="Preformatted_20_Text"><text:s text:c="7"/>[-100.45584, 28.69612],</text:p>
      <text:p text:style-name="Preformatted_20_Text"><text:s text:c="7"/>[-100.9576, 29.38071],</text:p>
      <text:p text:style-name="Preformatted_20_Text"><text:s text:c="7"/>[-101.6624, 29.7793],</text:p>
      <text:p text:style-name="Preformatted_20_Text"><text:s text:c="7"/>[-102.48, 29.76],</text:p>
      <text:p text:style-name="Preformatted_20_Text"><text:s text:c="7"/>[-103.11, 28.97],</text:p>
      <text:p text:style-name="Preformatted_20_Text"><text:s text:c="7"/>[-103.94, 29.27],</text:p>
      <text:p text:style-name="Preformatted_20_Text"><text:s text:c="7"/>[-104.45697, 29.57196],</text:p>
      <text:p text:style-name="Preformatted_20_Text"><text:s text:c="7"/>[-104.70575, 30.12173],</text:p>
      <text:p text:style-name="Preformatted_20_Text"><text:s text:c="7"/>[-105.03737, 30.64402],</text:p>
      <text:p text:style-name="Preformatted_20_Text"><text:s text:c="7"/>[-105.63159, 31.08383],</text:p>
      <text:p text:style-name="Preformatted_20_Text"><text:s text:c="7"/>[-106.1429, 31.39995],</text:p>
      <text:p text:style-name="Preformatted_20_Text"><text:s text:c="7"/>[-106.50759, 31.75452],</text:p>
      <text:p text:style-name="Preformatted_20_Text"><text:s text:c="7"/>[-108.24, 31.754854],</text:p>
      <text:p text:style-name="Preformatted_20_Text"><text:s text:c="7"/>[-108.24194, 31.34222],</text:p>
      <text:p text:style-name="Preformatted_20_Text"><text:s text:c="7"/>[-109.035, 31.34194],</text:p>
      <text:p text:style-name="Preformatted_20_Text"><text:s text:c="7"/>[-111.02361, 31.33472],</text:p>
      <text:p text:style-name="Preformatted_20_Text"><text:s text:c="7"/>[-113.30498, 32.03914],</text:p>
      <text:p text:style-name="Preformatted_20_Text"><text:s text:c="7"/>[-114.815, 32.52528],</text:p>
      <text:p text:style-name="Preformatted_20_Text"><text:s text:c="7"/>[-114.72139, 32.72083],</text:p>
      <text:p text:style-name="Preformatted_20_Text"><text:s text:c="7"/>[-115.99135, 32.61239],</text:p>
      <text:p text:style-name="Preformatted_20_Text"><text:s text:c="7"/>[-117.12776, 32.53534],</text:p>
      <text:p text:style-name="Preformatted_20_Text"><text:s text:c="7"/>[-117.295938, 33.046225],</text:p>
      <text:p text:style-name="Preformatted_20_Text"><text:s text:c="7"/>[-117.944, 33.621236],</text:p>
      <text:p text:style-name="Preformatted_20_Text"><text:s text:c="7"/>[-118.410602, 33.740909],</text:p>
      <text:p text:style-name="Preformatted_20_Text"><text:s text:c="7"/>[-118.519895, 34.027782],</text:p>
      <text:p text:style-name="Preformatted_20_Text"><text:s text:c="7"/>[-119.081, 34.078],</text:p>
      <text:p text:style-name="Preformatted_20_Text"><text:s text:c="7"/>[-119.438841, 34.348477],</text:p>
      <text:p text:style-name="Preformatted_20_Text"><text:s text:c="7"/>[-120.36778, 34.44711],</text:p>
      <text:p text:style-name="Preformatted_20_Text"><text:s text:c="7"/>[-120.62286, 34.60855],</text:p>
      <text:p text:style-name="Preformatted_20_Text"><text:s text:c="7"/>[-120.74433, 35.15686],</text:p>
      <text:p text:style-name="Preformatted_20_Text"><text:s text:c="7"/>[-121.71457, 36.16153],</text:p>
      <text:p text:style-name="Preformatted_20_Text"><text:s text:c="7"/>[-122.54747, 37.55176],</text:p>
      <text:p text:style-name="Preformatted_20_Text"><text:s text:c="7"/>[-122.51201, 37.78339],</text:p>
      <text:p text:style-name="Preformatted_20_Text"><text:s text:c="7"/>[-122.95319, 38.11371],</text:p>
      <text:p text:style-name="Preformatted_20_Text"><text:s text:c="7"/>[-123.7272, 38.95166],</text:p>
      <text:p text:style-name="Preformatted_20_Text"><text:s text:c="7"/>[-123.86517, 39.76699],</text:p>
      <text:p text:style-name="Preformatted_20_Text"><text:s text:c="7"/>[-124.39807, 40.3132],</text:p>
      <text:p text:style-name="Preformatted_20_Text"><text:s text:c="7"/>[-124.17886, 41.14202],</text:p>
      <text:p text:style-name="Preformatted_20_Text"><text:s text:c="7"/>[-124.2137, 41.99964],</text:p>
      <text:p text:style-name="Preformatted_20_Text"><text:s text:c="7"/>[-124.53284, 42.76599],</text:p>
      <text:p text:style-name="Preformatted_20_Text"><text:s text:c="7"/>[-124.14214, 43.70838],</text:p>
      <text:p text:style-name="Preformatted_20_Text"><text:soft-page-break/><text:s text:c="7"/>[-124.020535, 44.615895],</text:p>
      <text:p text:style-name="Preformatted_20_Text"><text:s text:c="7"/>[-123.89893, 45.52341],</text:p>
      <text:p text:style-name="Preformatted_20_Text"><text:s text:c="7"/>[-124.079635, 46.86475],</text:p>
      <text:p text:style-name="Preformatted_20_Text"><text:s text:c="7"/>[-124.39567, 47.72017],</text:p>
      <text:p text:style-name="Preformatted_20_Text"><text:s text:c="7"/>[-124.68721, 48.184433],</text:p>
      <text:p text:style-name="Preformatted_20_Text"><text:s text:c="7"/>[-124.566101, 48.379715],</text:p>
      <text:p text:style-name="Preformatted_20_Text"><text:s text:c="7"/>[-123.12, 48.04],</text:p>
      <text:p text:style-name="Preformatted_20_Text"><text:s text:c="7"/>[-122.58736, 47.096],</text:p>
      <text:p text:style-name="Preformatted_20_Text"><text:s text:c="7"/>[-122.34, 47.36],</text:p>
      <text:p text:style-name="Preformatted_20_Text"><text:s text:c="7"/>[-122.5, 48.18],</text:p>
      <text:p text:style-name="Preformatted_20_Text"><text:s text:c="7"/>[-122.84, 49],</text:p>
      <text:p text:style-name="Preformatted_20_Text"><text:s text:c="7"/>[-120, 49],</text:p>
      <text:p text:style-name="Preformatted_20_Text"><text:s text:c="7"/>[-117.03121, 49],</text:p>
      <text:p text:style-name="Preformatted_20_Text"><text:s text:c="7"/>[-116.04818, 49],</text:p>
      <text:p text:style-name="Preformatted_20_Text"><text:s text:c="7"/>[-113, 49],</text:p>
      <text:p text:style-name="Preformatted_20_Text"><text:s text:c="7"/>[-110.05, 49],</text:p>
      <text:p text:style-name="Preformatted_20_Text"><text:s text:c="7"/>[-107.05, 49],</text:p>
      <text:p text:style-name="Preformatted_20_Text"><text:s text:c="7"/>[-104.04826, 48.99986],</text:p>
      <text:p text:style-name="Preformatted_20_Text"><text:s text:c="7"/>[-100.65, 49],</text:p>
      <text:p text:style-name="Preformatted_20_Text"><text:s text:c="7"/>[-97.22872, 49.0007],</text:p>
      <text:p text:style-name="Preformatted_20_Text"><text:s text:c="7"/>[-95.15907, 49],</text:p>
      <text:p text:style-name="Preformatted_20_Text"><text:s text:c="7"/>[-95.15609, 49.38425],</text:p>
      <text:p text:style-name="Preformatted_20_Text"><text:s text:c="7"/>[-94.81758, 49.38905]]],</text:p>
      <text:p text:style-name="Preformatted_20_Text"><text:s text:c="5"/>[[[-153.006314, 57.115842],</text:p>
      <text:p text:style-name="Preformatted_20_Text"><text:s text:c="7"/>[-154.00509, 56.734677],</text:p>
      <text:p text:style-name="Preformatted_20_Text"><text:s text:c="7"/>[-154.516403, 56.992749],</text:p>
      <text:p text:style-name="Preformatted_20_Text"><text:s text:c="7"/>[-154.670993, 57.461196],</text:p>
      <text:p text:style-name="Preformatted_20_Text"><text:s text:c="7"/>[-153.76278, 57.816575],</text:p>
      <text:p text:style-name="Preformatted_20_Text"><text:s text:c="7"/>[-153.228729, 57.968968],</text:p>
      <text:p text:style-name="Preformatted_20_Text"><text:s text:c="7"/>[-152.564791, 57.901427],</text:p>
      <text:p text:style-name="Preformatted_20_Text"><text:s text:c="7"/>[-152.141147, 57.591059],</text:p>
      <text:p text:style-name="Preformatted_20_Text"><text:s text:c="7"/>[-153.006314, 57.115842]]],</text:p>
      <text:p text:style-name="Preformatted_20_Text"><text:s text:c="5"/>[[[-165.579164, 59.909987],</text:p>
      <text:p text:style-name="Preformatted_20_Text"><text:s text:c="7"/>[-166.19277, 59.754441],</text:p>
      <text:p text:style-name="Preformatted_20_Text"><text:s text:c="7"/>[-166.848337, 59.941406],</text:p>
      <text:p text:style-name="Preformatted_20_Text"><text:s text:c="7"/>[-167.455277, 60.213069],</text:p>
      <text:p text:style-name="Preformatted_20_Text"><text:s text:c="7"/>[-166.467792, 60.38417],</text:p>
      <text:p text:style-name="Preformatted_20_Text"><text:s text:c="7"/>[-165.67443, 60.293607],</text:p>
      <text:p text:style-name="Preformatted_20_Text"><text:s text:c="7"/>[-165.579164, 59.909987]]],</text:p>
      <text:p text:style-name="Preformatted_20_Text"><text:s text:c="5"/>[[[-171.731657, 63.782515],</text:p>
      <text:p text:style-name="Preformatted_20_Text"><text:s text:c="7"/>[-171.114434, 63.592191],</text:p>
      <text:p text:style-name="Preformatted_20_Text"><text:s text:c="7"/>[-170.491112, 63.694975],</text:p>
      <text:p text:style-name="Preformatted_20_Text"><text:s text:c="7"/>[-169.682505, 63.431116],</text:p>
      <text:p text:style-name="Preformatted_20_Text"><text:s text:c="7"/>[-168.689439, 63.297506],</text:p>
      <text:p text:style-name="Preformatted_20_Text"><text:s text:c="7"/>[-168.771941, 63.188598],</text:p>
      <text:p text:style-name="Preformatted_20_Text"><text:s text:c="7"/>[-169.52944, 62.976931],</text:p>
      <text:p text:style-name="Preformatted_20_Text"><text:s text:c="7"/>[-170.290556, 63.194438],</text:p>
      <text:p text:style-name="Preformatted_20_Text"><text:s text:c="7"/>[-170.671386, 63.375822],</text:p>
      <text:p text:style-name="Preformatted_20_Text"><text:s text:c="7"/>[-171.553063, 63.317789],</text:p>
      <text:p text:style-name="Preformatted_20_Text"><text:s text:c="7"/>[-171.791111, 63.405846],</text:p>
      <text:p text:style-name="Preformatted_20_Text"><text:s text:c="7"/>[-171.731657, 63.782515]]],</text:p>
      <text:p text:style-name="Preformatted_20_Text"><text:s text:c="5"/>[[[-155.06779, 71.147776],</text:p>
      <text:p text:style-name="Preformatted_20_Text"><text:s text:c="7"/>[-154.344165, 70.696409],</text:p>
      <text:p text:style-name="Preformatted_20_Text"><text:s text:c="7"/>[-153.900006, 70.889989],</text:p>
      <text:p text:style-name="Preformatted_20_Text"><text:s text:c="7"/>[-152.210006, 70.829992],</text:p>
      <text:p text:style-name="Preformatted_20_Text"><text:s text:c="7"/>[-152.270002, 70.600006],</text:p>
      <text:p text:style-name="Preformatted_20_Text"><text:s text:c="7"/>[-150.739992, 70.430017],</text:p>
      <text:p text:style-name="Preformatted_20_Text"><text:s text:c="7"/>[-149.720003, 70.53001],</text:p>
      <text:p text:style-name="Preformatted_20_Text"><text:s text:c="7"/>[-147.613362, 70.214035],</text:p>
      <text:p text:style-name="Preformatted_20_Text"><text:s text:c="7"/>[-145.68999, 70.12001],</text:p>
      <text:p text:style-name="Preformatted_20_Text"><text:s text:c="7"/>[-144.920011, 69.989992],</text:p>
      <text:p text:style-name="Preformatted_20_Text"><text:s text:c="7"/>[-143.589446, 70.152514],</text:p>
      <text:p text:style-name="Preformatted_20_Text"><text:s text:c="7"/>[-142.07251, 69.851938],</text:p>
      <text:p text:style-name="Preformatted_20_Text"><text:s text:c="7"/>[-140.985988, 69.711998],</text:p>
      <text:p text:style-name="Preformatted_20_Text"><text:soft-page-break/><text:s text:c="7"/>[-140.985988, 69.711998],</text:p>
      <text:p text:style-name="Preformatted_20_Text"><text:s text:c="7"/>[-140.992499, 66.000029],</text:p>
      <text:p text:style-name="Preformatted_20_Text"><text:s text:c="7"/>[-140.99777, 60.306397],</text:p>
      <text:p text:style-name="Preformatted_20_Text"><text:s text:c="7"/>[-140.012998, 60.276838],</text:p>
      <text:p text:style-name="Preformatted_20_Text"><text:s text:c="7"/>[-139.039, 60.000007],</text:p>
      <text:p text:style-name="Preformatted_20_Text"><text:s text:c="7"/>[-138.34089, 59.56211],</text:p>
      <text:p text:style-name="Preformatted_20_Text"><text:s text:c="7"/>[-137.4525, 58.905],</text:p>
      <text:p text:style-name="Preformatted_20_Text"><text:s text:c="7"/>[-136.47972, 59.46389],</text:p>
      <text:p text:style-name="Preformatted_20_Text"><text:s text:c="7"/>[-135.47583, 59.78778],</text:p>
      <text:p text:style-name="Preformatted_20_Text"><text:s text:c="7"/>[-134.945, 59.27056],</text:p>
      <text:p text:style-name="Preformatted_20_Text"><text:s text:c="7"/>[-134.27111, 58.86111],</text:p>
      <text:p text:style-name="Preformatted_20_Text"><text:s text:c="7"/>[-133.355549, 58.410285],</text:p>
      <text:p text:style-name="Preformatted_20_Text"><text:s text:c="7"/>[-132.73042, 57.69289],</text:p>
      <text:p text:style-name="Preformatted_20_Text"><text:s text:c="7"/>[-131.70781, 56.55212],</text:p>
      <text:p text:style-name="Preformatted_20_Text"><text:s text:c="7"/>[-130.00778, 55.91583],</text:p>
      <text:p text:style-name="Preformatted_20_Text"><text:s text:c="7"/>[-129.979994, 55.284998],</text:p>
      <text:p text:style-name="Preformatted_20_Text"><text:s text:c="7"/>[-130.53611, 54.802753],</text:p>
      <text:p text:style-name="Preformatted_20_Text"><text:s text:c="7"/>[-131.085818, 55.178906],</text:p>
      <text:p text:style-name="Preformatted_20_Text"><text:s text:c="7"/>[-131.967211, 55.497776],</text:p>
      <text:p text:style-name="Preformatted_20_Text"><text:s text:c="7"/>[-132.250011, 56.369996],</text:p>
      <text:p text:style-name="Preformatted_20_Text"><text:s text:c="7"/>[-133.539181, 57.178887],</text:p>
      <text:p text:style-name="Preformatted_20_Text"><text:s text:c="7"/>[-134.078063, 58.123068],</text:p>
      <text:p text:style-name="Preformatted_20_Text"><text:s text:c="7"/>[-135.038211, 58.187715],</text:p>
      <text:p text:style-name="Preformatted_20_Text"><text:s text:c="7"/>[-136.628062, 58.212209],</text:p>
      <text:p text:style-name="Preformatted_20_Text"><text:s text:c="7"/>[-137.800006, 58.499995],</text:p>
      <text:p text:style-name="Preformatted_20_Text"><text:s text:c="7"/>[-139.867787, 59.537762],</text:p>
      <text:p text:style-name="Preformatted_20_Text"><text:s text:c="7"/>[-140.825274, 59.727517],</text:p>
      <text:p text:style-name="Preformatted_20_Text"><text:s text:c="7"/>[-142.574444, 60.084447],</text:p>
      <text:p text:style-name="Preformatted_20_Text"><text:s text:c="7"/>[-143.958881, 59.99918],</text:p>
      <text:p text:style-name="Preformatted_20_Text"><text:s text:c="7"/>[-145.925557, 60.45861],</text:p>
      <text:p text:style-name="Preformatted_20_Text"><text:s text:c="7"/>[-147.114374, 60.884656],</text:p>
      <text:p text:style-name="Preformatted_20_Text"><text:s text:c="7"/>[-148.224306, 60.672989],</text:p>
      <text:p text:style-name="Preformatted_20_Text"><text:s text:c="7"/>[-148.018066, 59.978329],</text:p>
      <text:p text:style-name="Preformatted_20_Text"><text:s text:c="7"/>[-148.570823, 59.914173],</text:p>
      <text:p text:style-name="Preformatted_20_Text"><text:s text:c="7"/>[-149.727858, 59.705658],</text:p>
      <text:p text:style-name="Preformatted_20_Text"><text:s text:c="7"/>[-150.608243, 59.368211],</text:p>
      <text:p text:style-name="Preformatted_20_Text"><text:s text:c="7"/>[-151.716393, 59.155821],</text:p>
      <text:p text:style-name="Preformatted_20_Text"><text:s text:c="7"/>[-151.859433, 59.744984],</text:p>
      <text:p text:style-name="Preformatted_20_Text"><text:s text:c="7"/>[-151.409719, 60.725803],</text:p>
      <text:p text:style-name="Preformatted_20_Text"><text:s text:c="7"/>[-150.346941, 61.033588],</text:p>
      <text:p text:style-name="Preformatted_20_Text"><text:s text:c="7"/>[-150.621111, 61.284425],</text:p>
      <text:p text:style-name="Preformatted_20_Text"><text:s text:c="7"/>[-151.895839, 60.727198],</text:p>
      <text:p text:style-name="Preformatted_20_Text"><text:s text:c="7"/>[-152.57833, 60.061657],</text:p>
      <text:p text:style-name="Preformatted_20_Text"><text:s text:c="7"/>[-154.019172, 59.350279],</text:p>
      <text:p text:style-name="Preformatted_20_Text"><text:s text:c="7"/>[-153.287511, 58.864728],</text:p>
      <text:p text:style-name="Preformatted_20_Text"><text:s text:c="7"/>[-154.232492, 58.146374],</text:p>
      <text:p text:style-name="Preformatted_20_Text"><text:s text:c="7"/>[-155.307491, 57.727795],</text:p>
      <text:p text:style-name="Preformatted_20_Text"><text:s text:c="7"/>[-156.308335, 57.422774],</text:p>
      <text:p text:style-name="Preformatted_20_Text"><text:s text:c="7"/>[-156.556097, 56.979985],</text:p>
      <text:p text:style-name="Preformatted_20_Text"><text:s text:c="7"/>[-158.117217, 56.463608],</text:p>
      <text:p text:style-name="Preformatted_20_Text"><text:s text:c="7"/>[-158.433321, 55.994154],</text:p>
      <text:p text:style-name="Preformatted_20_Text"><text:s text:c="7"/>[-159.603327, 55.566686],</text:p>
      <text:p text:style-name="Preformatted_20_Text"><text:s text:c="7"/>[-160.28972, 55.643581],</text:p>
      <text:p text:style-name="Preformatted_20_Text"><text:s text:c="7"/>[-161.223048, 55.364735],</text:p>
      <text:p text:style-name="Preformatted_20_Text"><text:s text:c="7"/>[-162.237766, 55.024187],</text:p>
      <text:p text:style-name="Preformatted_20_Text"><text:s text:c="7"/>[-163.069447, 54.689737],</text:p>
      <text:p text:style-name="Preformatted_20_Text"><text:s text:c="7"/>[-164.785569, 54.404173],</text:p>
      <text:p text:style-name="Preformatted_20_Text"><text:s text:c="7"/>[-164.942226, 54.572225],</text:p>
      <text:p text:style-name="Preformatted_20_Text"><text:s text:c="7"/>[-163.84834, 55.039431],</text:p>
      <text:p text:style-name="Preformatted_20_Text"><text:s text:c="7"/>[-162.870001, 55.348043],</text:p>
      <text:p text:style-name="Preformatted_20_Text"><text:s text:c="7"/>[-161.804175, 55.894986],</text:p>
      <text:p text:style-name="Preformatted_20_Text"><text:s text:c="7"/>[-160.563605, 56.008055],</text:p>
      <text:p text:style-name="Preformatted_20_Text"><text:s text:c="7"/>[-160.07056, 56.418055],</text:p>
      <text:p text:style-name="Preformatted_20_Text"><text:s text:c="7"/>[-158.684443, 57.016675],</text:p>
      <text:p text:style-name="Preformatted_20_Text"><text:soft-page-break/><text:s text:c="7"/>[-158.461097, 57.216921],</text:p>
      <text:p text:style-name="Preformatted_20_Text"><text:s text:c="7"/>[-157.72277, 57.570001],</text:p>
      <text:p text:style-name="Preformatted_20_Text"><text:s text:c="7"/>[-157.550274, 58.328326],</text:p>
      <text:p text:style-name="Preformatted_20_Text"><text:s text:c="7"/>[-157.041675, 58.918885],</text:p>
      <text:p text:style-name="Preformatted_20_Text"><text:s text:c="7"/>[-158.194731, 58.615802],</text:p>
      <text:p text:style-name="Preformatted_20_Text"><text:s text:c="7"/>[-158.517218, 58.787781],</text:p>
      <text:p text:style-name="Preformatted_20_Text"><text:s text:c="7"/>[-159.058606, 58.424186],</text:p>
      <text:p text:style-name="Preformatted_20_Text"><text:s text:c="7"/>[-159.711667, 58.93139],</text:p>
      <text:p text:style-name="Preformatted_20_Text"><text:s text:c="7"/>[-159.981289, 58.572549],</text:p>
      <text:p text:style-name="Preformatted_20_Text"><text:s text:c="7"/>[-160.355271, 59.071123],</text:p>
      <text:p text:style-name="Preformatted_20_Text"><text:s text:c="7"/>[-161.355003, 58.670838],</text:p>
      <text:p text:style-name="Preformatted_20_Text"><text:s text:c="7"/>[-161.968894, 58.671665],</text:p>
      <text:p text:style-name="Preformatted_20_Text"><text:s text:c="7"/>[-162.054987, 59.266925],</text:p>
      <text:p text:style-name="Preformatted_20_Text"><text:s text:c="7"/>[-161.874171, 59.633621],</text:p>
      <text:p text:style-name="Preformatted_20_Text"><text:s text:c="7"/>[-162.518059, 59.989724],</text:p>
      <text:p text:style-name="Preformatted_20_Text"><text:s text:c="7"/>[-163.818341, 59.798056],</text:p>
      <text:p text:style-name="Preformatted_20_Text"><text:s text:c="7"/>[-164.662218, 60.267484],</text:p>
      <text:p text:style-name="Preformatted_20_Text"><text:s text:c="7"/>[-165.346388, 60.507496],</text:p>
      <text:p text:style-name="Preformatted_20_Text"><text:s text:c="7"/>[-165.350832, 61.073895],</text:p>
      <text:p text:style-name="Preformatted_20_Text"><text:s text:c="7"/>[-166.121379, 61.500019],</text:p>
      <text:p text:style-name="Preformatted_20_Text"><text:s text:c="7"/>[-165.734452, 62.074997],</text:p>
      <text:p text:style-name="Preformatted_20_Text"><text:s text:c="7"/>[-164.919179, 62.633076],</text:p>
      <text:p text:style-name="Preformatted_20_Text"><text:s text:c="7"/>[-164.562508, 63.146378],</text:p>
      <text:p text:style-name="Preformatted_20_Text"><text:s text:c="7"/>[-163.753332, 63.219449],</text:p>
      <text:p text:style-name="Preformatted_20_Text"><text:s text:c="7"/>[-163.067224, 63.059459],</text:p>
      <text:p text:style-name="Preformatted_20_Text"><text:s text:c="7"/>[-162.260555, 63.541936],</text:p>
      <text:p text:style-name="Preformatted_20_Text"><text:s text:c="7"/>[-161.53445, 63.455817],</text:p>
      <text:p text:style-name="Preformatted_20_Text"><text:s text:c="7"/>[-160.772507, 63.766108],</text:p>
      <text:p text:style-name="Preformatted_20_Text"><text:s text:c="7"/>[-160.958335, 64.222799],</text:p>
      <text:p text:style-name="Preformatted_20_Text"><text:s text:c="7"/>[-161.518068, 64.402788],</text:p>
      <text:p text:style-name="Preformatted_20_Text"><text:s text:c="7"/>[-160.777778, 64.788604],</text:p>
      <text:p text:style-name="Preformatted_20_Text"><text:s text:c="7"/>[-161.391926, 64.777235],</text:p>
      <text:p text:style-name="Preformatted_20_Text"><text:s text:c="7"/>[-162.45305, 64.559445],</text:p>
      <text:p text:style-name="Preformatted_20_Text"><text:s text:c="7"/>[-162.757786, 64.338605],</text:p>
      <text:p text:style-name="Preformatted_20_Text"><text:s text:c="7"/>[-163.546394, 64.55916],</text:p>
      <text:p text:style-name="Preformatted_20_Text"><text:s text:c="7"/>[-164.96083, 64.446945],</text:p>
      <text:p text:style-name="Preformatted_20_Text"><text:s text:c="7"/>[-166.425288, 64.686672],</text:p>
      <text:p text:style-name="Preformatted_20_Text"><text:s text:c="7"/>[-166.845004, 65.088896],</text:p>
      <text:p text:style-name="Preformatted_20_Text"><text:s text:c="7"/>[-168.11056, 65.669997],</text:p>
      <text:p text:style-name="Preformatted_20_Text"><text:s text:c="7"/>[-166.705271, 66.088318],</text:p>
      <text:p text:style-name="Preformatted_20_Text"><text:s text:c="7"/>[-164.47471, 66.57666],</text:p>
      <text:p text:style-name="Preformatted_20_Text"><text:s text:c="7"/>[-163.652512, 66.57666],</text:p>
      <text:p text:style-name="Preformatted_20_Text"><text:s text:c="7"/>[-163.788602, 66.077207],</text:p>
      <text:p text:style-name="Preformatted_20_Text"><text:s text:c="7"/>[-161.677774, 66.11612],</text:p>
      <text:p text:style-name="Preformatted_20_Text"><text:s text:c="7"/>[-162.489715, 66.735565],</text:p>
      <text:p text:style-name="Preformatted_20_Text"><text:s text:c="7"/>[-163.719717, 67.116395],</text:p>
      <text:p text:style-name="Preformatted_20_Text"><text:s text:c="7"/>[-164.430991, 67.616338],</text:p>
      <text:p text:style-name="Preformatted_20_Text"><text:s text:c="7"/>[-165.390287, 68.042772],</text:p>
      <text:p text:style-name="Preformatted_20_Text"><text:s text:c="7"/>[-166.764441, 68.358877],</text:p>
      <text:p text:style-name="Preformatted_20_Text"><text:s text:c="7"/>[-166.204707, 68.883031],</text:p>
      <text:p text:style-name="Preformatted_20_Text"><text:s text:c="7"/>[-164.430811, 68.915535],</text:p>
      <text:p text:style-name="Preformatted_20_Text"><text:s text:c="7"/>[-163.168614, 69.371115],</text:p>
      <text:p text:style-name="Preformatted_20_Text"><text:s text:c="7"/>[-162.930566, 69.858062],</text:p>
      <text:p text:style-name="Preformatted_20_Text"><text:s text:c="7"/>[-161.908897, 70.33333],</text:p>
      <text:p text:style-name="Preformatted_20_Text"><text:s text:c="7"/>[-160.934797, 70.44769],</text:p>
      <text:p text:style-name="Preformatted_20_Text"><text:s text:c="7"/>[-159.039176, 70.891642],</text:p>
      <text:p text:style-name="Preformatted_20_Text"><text:s text:c="7"/>[-158.119723, 70.824721],</text:p>
      <text:p text:style-name="Preformatted_20_Text"><text:s text:c="7"/>[-156.580825, 71.357764],</text:p>
      <text:p text:style-name="Preformatted_20_Text"><text:s text:c="7"/>[-155.06779, 71.147776]]]]},</text:p>
      <text:p text:style-name="Preformatted_20_Text"><text:s text:c="3"/>'id': 'USA'},</text:p>
      <text:p text:style-name="Preformatted_20_Text"><text:s text:c="2"/>{'type': 'Feature',</text:p>
      <text:p text:style-name="Preformatted_20_Text"><text:s text:c="3"/>'properties': {'name': 'Uzbekistan'},</text:p>
      <text:p text:style-name="Preformatted_20_Text"><text:s text:c="3"/>'geometry': {'type': 'Polygon',</text:p>
      <text:p text:style-name="Preformatted_20_Text"><text:s text:c="4"/>'coordinates': [[[66.518607, 37.362784],</text:p>
      <text:p text:style-name="Preformatted_20_Text"><text:soft-page-break/><text:s text:c="6"/>[66.54615, 37.974685],</text:p>
      <text:p text:style-name="Preformatted_20_Text"><text:s text:c="6"/>[65.215999, 38.402695],</text:p>
      <text:p text:style-name="Preformatted_20_Text"><text:s text:c="6"/>[64.170223, 38.892407],</text:p>
      <text:p text:style-name="Preformatted_20_Text"><text:s text:c="6"/>[63.518015, 39.363257],</text:p>
      <text:p text:style-name="Preformatted_20_Text"><text:s text:c="6"/>[62.37426, 40.053886],</text:p>
      <text:p text:style-name="Preformatted_20_Text"><text:s text:c="6"/>[61.882714, 41.084857],</text:p>
      <text:p text:style-name="Preformatted_20_Text"><text:s text:c="6"/>[61.547179, 41.26637],</text:p>
      <text:p text:style-name="Preformatted_20_Text"><text:s text:c="6"/>[60.465953, 41.220327],</text:p>
      <text:p text:style-name="Preformatted_20_Text"><text:s text:c="6"/>[60.083341, 41.425146],</text:p>
      <text:p text:style-name="Preformatted_20_Text"><text:s text:c="6"/>[59.976422, 42.223082],</text:p>
      <text:p text:style-name="Preformatted_20_Text"><text:s text:c="6"/>[58.629011, 42.751551],</text:p>
      <text:p text:style-name="Preformatted_20_Text"><text:s text:c="6"/>[57.78653, 42.170553],</text:p>
      <text:p text:style-name="Preformatted_20_Text"><text:s text:c="6"/>[56.932215, 41.826026],</text:p>
      <text:p text:style-name="Preformatted_20_Text"><text:s text:c="6"/>[57.096391, 41.32231],</text:p>
      <text:p text:style-name="Preformatted_20_Text"><text:s text:c="6"/>[55.968191, 41.308642],</text:p>
      <text:p text:style-name="Preformatted_20_Text"><text:s text:c="6"/>[55.928917, 44.995858],</text:p>
      <text:p text:style-name="Preformatted_20_Text"><text:s text:c="6"/>[58.503127, 45.586804],</text:p>
      <text:p text:style-name="Preformatted_20_Text"><text:s text:c="6"/>[58.689989, 45.500014],</text:p>
      <text:p text:style-name="Preformatted_20_Text"><text:s text:c="6"/>[60.239972, 44.784037],</text:p>
      <text:p text:style-name="Preformatted_20_Text"><text:s text:c="6"/>[61.05832, 44.405817],</text:p>
      <text:p text:style-name="Preformatted_20_Text"><text:s text:c="6"/>[62.0133, 43.504477],</text:p>
      <text:p text:style-name="Preformatted_20_Text"><text:s text:c="6"/>[63.185787, 43.650075],</text:p>
      <text:p text:style-name="Preformatted_20_Text"><text:s text:c="6"/>[64.900824, 43.728081],</text:p>
      <text:p text:style-name="Preformatted_20_Text"><text:s text:c="6"/>[66.098012, 42.99766],</text:p>
      <text:p text:style-name="Preformatted_20_Text"><text:s text:c="6"/>[66.023392, 41.994646],</text:p>
      <text:p text:style-name="Preformatted_20_Text"><text:s text:c="6"/>[66.510649, 41.987644],</text:p>
      <text:p text:style-name="Preformatted_20_Text"><text:s text:c="6"/>[66.714047, 41.168444],</text:p>
      <text:p text:style-name="Preformatted_20_Text"><text:s text:c="6"/>[67.985856, 41.135991],</text:p>
      <text:p text:style-name="Preformatted_20_Text"><text:s text:c="6"/>[68.259896, 40.662325],</text:p>
      <text:p text:style-name="Preformatted_20_Text"><text:s text:c="6"/>[68.632483, 40.668681],</text:p>
      <text:p text:style-name="Preformatted_20_Text"><text:s text:c="6"/>[69.070027, 41.384244],</text:p>
      <text:p text:style-name="Preformatted_20_Text"><text:s text:c="6"/>[70.388965, 42.081308],</text:p>
      <text:p text:style-name="Preformatted_20_Text"><text:s text:c="6"/>[70.962315, 42.266154],</text:p>
      <text:p text:style-name="Preformatted_20_Text"><text:s text:c="6"/>[71.259248, 42.167711],</text:p>
      <text:p text:style-name="Preformatted_20_Text"><text:s text:c="6"/>[70.420022, 41.519998],</text:p>
      <text:p text:style-name="Preformatted_20_Text"><text:s text:c="6"/>[71.157859, 41.143587],</text:p>
      <text:p text:style-name="Preformatted_20_Text"><text:s text:c="6"/>[71.870115, 41.3929],</text:p>
      <text:p text:style-name="Preformatted_20_Text"><text:s text:c="6"/>[73.055417, 40.866033],</text:p>
      <text:p text:style-name="Preformatted_20_Text"><text:s text:c="6"/>[71.774875, 40.145844],</text:p>
      <text:p text:style-name="Preformatted_20_Text"><text:s text:c="6"/>[71.014198, 40.244366],</text:p>
      <text:p text:style-name="Preformatted_20_Text"><text:s text:c="6"/>[70.601407, 40.218527],</text:p>
      <text:p text:style-name="Preformatted_20_Text"><text:s text:c="6"/>[70.45816, 40.496495],</text:p>
      <text:p text:style-name="Preformatted_20_Text"><text:s text:c="6"/>[70.666622, 40.960213],</text:p>
      <text:p text:style-name="Preformatted_20_Text"><text:s text:c="6"/>[69.329495, 40.727824],</text:p>
      <text:p text:style-name="Preformatted_20_Text"><text:s text:c="6"/>[69.011633, 40.086158],</text:p>
      <text:p text:style-name="Preformatted_20_Text"><text:s text:c="6"/>[68.536416, 39.533453],</text:p>
      <text:p text:style-name="Preformatted_20_Text"><text:s text:c="6"/>[67.701429, 39.580478],</text:p>
      <text:p text:style-name="Preformatted_20_Text"><text:s text:c="6"/>[67.44222, 39.140144],</text:p>
      <text:p text:style-name="Preformatted_20_Text"><text:s text:c="6"/>[68.176025, 38.901553],</text:p>
      <text:p text:style-name="Preformatted_20_Text"><text:s text:c="6"/>[68.392033, 38.157025],</text:p>
      <text:p text:style-name="Preformatted_20_Text"><text:s text:c="6"/>[67.83, 37.144994],</text:p>
      <text:p text:style-name="Preformatted_20_Text"><text:s text:c="6"/>[67.075782, 37.356144],</text:p>
      <text:p text:style-name="Preformatted_20_Text"><text:s text:c="6"/>[66.518607, 37.362784]]]},</text:p>
      <text:p text:style-name="Preformatted_20_Text"><text:s text:c="3"/>'id': 'UZB'},</text:p>
      <text:p text:style-name="Preformatted_20_Text"><text:s text:c="2"/>{'type': 'Feature',</text:p>
      <text:p text:style-name="Preformatted_20_Text"><text:s text:c="3"/>'properties': {'name': 'Venezuela'},</text:p>
      <text:p text:style-name="Preformatted_20_Text"><text:s text:c="3"/>'geometry': {'type': 'Polygon',</text:p>
      <text:p text:style-name="Preformatted_20_Text"><text:s text:c="4"/>'coordinates': [[[-71.331584, 11.776284],</text:p>
      <text:p text:style-name="Preformatted_20_Text"><text:s text:c="6"/>[-71.360006, 11.539994],</text:p>
      <text:p text:style-name="Preformatted_20_Text"><text:s text:c="6"/>[-71.94705, 11.423282],</text:p>
      <text:p text:style-name="Preformatted_20_Text"><text:s text:c="6"/>[-71.620868, 10.96946],</text:p>
      <text:p text:style-name="Preformatted_20_Text"><text:s text:c="6"/>[-71.633064, 10.446494],</text:p>
      <text:p text:style-name="Preformatted_20_Text"><text:s text:c="6"/>[-72.074174, 9.865651],</text:p>
      <text:p text:style-name="Preformatted_20_Text"><text:s text:c="6"/>[-71.695644, 9.072263],</text:p>
      <text:p text:style-name="Preformatted_20_Text"><text:soft-page-break/><text:s text:c="6"/>[-71.264559, 9.137195],</text:p>
      <text:p text:style-name="Preformatted_20_Text"><text:s text:c="6"/>[-71.039999, 9.859993],</text:p>
      <text:p text:style-name="Preformatted_20_Text"><text:s text:c="6"/>[-71.350084, 10.211935],</text:p>
      <text:p text:style-name="Preformatted_20_Text"><text:s text:c="6"/>[-71.400623, 10.968969],</text:p>
      <text:p text:style-name="Preformatted_20_Text"><text:s text:c="6"/>[-70.155299, 11.375482],</text:p>
      <text:p text:style-name="Preformatted_20_Text"><text:s text:c="6"/>[-70.293843, 11.846822],</text:p>
      <text:p text:style-name="Preformatted_20_Text"><text:s text:c="6"/>[-69.943245, 12.162307],</text:p>
      <text:p text:style-name="Preformatted_20_Text"><text:s text:c="6"/>[-69.5843, 11.459611],</text:p>
      <text:p text:style-name="Preformatted_20_Text"><text:s text:c="6"/>[-68.882999, 11.443385],</text:p>
      <text:p text:style-name="Preformatted_20_Text"><text:s text:c="6"/>[-68.233271, 10.885744],</text:p>
      <text:p text:style-name="Preformatted_20_Text"><text:s text:c="6"/>[-68.194127, 10.554653],</text:p>
      <text:p text:style-name="Preformatted_20_Text"><text:s text:c="6"/>[-67.296249, 10.545868],</text:p>
      <text:p text:style-name="Preformatted_20_Text"><text:s text:c="6"/>[-66.227864, 10.648627],</text:p>
      <text:p text:style-name="Preformatted_20_Text"><text:s text:c="6"/>[-65.655238, 10.200799],</text:p>
      <text:p text:style-name="Preformatted_20_Text"><text:s text:c="6"/>[-64.890452, 10.077215],</text:p>
      <text:p text:style-name="Preformatted_20_Text"><text:s text:c="6"/>[-64.329479, 10.389599],</text:p>
      <text:p text:style-name="Preformatted_20_Text"><text:s text:c="6"/>[-64.318007, 10.641418],</text:p>
      <text:p text:style-name="Preformatted_20_Text"><text:s text:c="6"/>[-63.079322, 10.701724],</text:p>
      <text:p text:style-name="Preformatted_20_Text"><text:s text:c="6"/>[-61.880946, 10.715625],</text:p>
      <text:p text:style-name="Preformatted_20_Text"><text:s text:c="6"/>[-62.730119, 10.420269],</text:p>
      <text:p text:style-name="Preformatted_20_Text"><text:s text:c="6"/>[-62.388512, 9.948204],</text:p>
      <text:p text:style-name="Preformatted_20_Text"><text:s text:c="6"/>[-61.588767, 9.873067],</text:p>
      <text:p text:style-name="Preformatted_20_Text"><text:s text:c="6"/>[-60.830597, 9.38134],</text:p>
      <text:p text:style-name="Preformatted_20_Text"><text:s text:c="6"/>[-60.671252, 8.580174],</text:p>
      <text:p text:style-name="Preformatted_20_Text"><text:s text:c="6"/>[-60.150096, 8.602757],</text:p>
      <text:p text:style-name="Preformatted_20_Text"><text:s text:c="6"/>[-59.758285, 8.367035],</text:p>
      <text:p text:style-name="Preformatted_20_Text"><text:s text:c="6"/>[-60.550588, 7.779603],</text:p>
      <text:p text:style-name="Preformatted_20_Text"><text:s text:c="6"/>[-60.637973, 7.415],</text:p>
      <text:p text:style-name="Preformatted_20_Text"><text:s text:c="6"/>[-60.295668, 7.043911],</text:p>
      <text:p text:style-name="Preformatted_20_Text"><text:s text:c="6"/>[-60.543999, 6.856584],</text:p>
      <text:p text:style-name="Preformatted_20_Text"><text:s text:c="6"/>[-61.159336, 6.696077],</text:p>
      <text:p text:style-name="Preformatted_20_Text"><text:s text:c="6"/>[-61.139415, 6.234297],</text:p>
      <text:p text:style-name="Preformatted_20_Text"><text:s text:c="6"/>[-61.410303, 5.959068],</text:p>
      <text:p text:style-name="Preformatted_20_Text"><text:s text:c="6"/>[-60.733574, 5.200277],</text:p>
      <text:p text:style-name="Preformatted_20_Text"><text:s text:c="6"/>[-60.601179, 4.918098],</text:p>
      <text:p text:style-name="Preformatted_20_Text"><text:s text:c="6"/>[-60.966893, 4.536468],</text:p>
      <text:p text:style-name="Preformatted_20_Text"><text:s text:c="6"/>[-62.08543, 4.162124],</text:p>
      <text:p text:style-name="Preformatted_20_Text"><text:s text:c="6"/>[-62.804533, 4.006965],</text:p>
      <text:p text:style-name="Preformatted_20_Text"><text:s text:c="6"/>[-63.093198, 3.770571],</text:p>
      <text:p text:style-name="Preformatted_20_Text"><text:s text:c="6"/>[-63.888343, 4.02053],</text:p>
      <text:p text:style-name="Preformatted_20_Text"><text:s text:c="6"/>[-64.628659, 4.148481],</text:p>
      <text:p text:style-name="Preformatted_20_Text"><text:s text:c="6"/>[-64.816064, 4.056445],</text:p>
      <text:p text:style-name="Preformatted_20_Text"><text:s text:c="6"/>[-64.368494, 3.79721],</text:p>
      <text:p text:style-name="Preformatted_20_Text"><text:s text:c="6"/>[-64.408828, 3.126786],</text:p>
      <text:p text:style-name="Preformatted_20_Text"><text:s text:c="6"/>[-64.269999, 2.497006],</text:p>
      <text:p text:style-name="Preformatted_20_Text"><text:s text:c="6"/>[-63.422867, 2.411068],</text:p>
      <text:p text:style-name="Preformatted_20_Text"><text:s text:c="6"/>[-63.368788, 2.2009],</text:p>
      <text:p text:style-name="Preformatted_20_Text"><text:s text:c="6"/>[-64.083085, 1.916369],</text:p>
      <text:p text:style-name="Preformatted_20_Text"><text:s text:c="6"/>[-64.199306, 1.492855],</text:p>
      <text:p text:style-name="Preformatted_20_Text"><text:s text:c="6"/>[-64.611012, 1.328731],</text:p>
      <text:p text:style-name="Preformatted_20_Text"><text:s text:c="6"/>[-65.354713, 1.095282],</text:p>
      <text:p text:style-name="Preformatted_20_Text"><text:s text:c="6"/>[-65.548267, 0.789254],</text:p>
      <text:p text:style-name="Preformatted_20_Text"><text:s text:c="6"/>[-66.325765, 0.724452],</text:p>
      <text:p text:style-name="Preformatted_20_Text"><text:s text:c="6"/>[-66.876326, 1.253361],</text:p>
      <text:p text:style-name="Preformatted_20_Text"><text:s text:c="6"/>[-67.181294, 2.250638],</text:p>
      <text:p text:style-name="Preformatted_20_Text"><text:s text:c="6"/>[-67.447092, 2.600281],</text:p>
      <text:p text:style-name="Preformatted_20_Text"><text:s text:c="6"/>[-67.809938, 2.820655],</text:p>
      <text:p text:style-name="Preformatted_20_Text"><text:s text:c="6"/>[-67.303173, 3.318454],</text:p>
      <text:p text:style-name="Preformatted_20_Text"><text:s text:c="6"/>[-67.337564, 3.542342],</text:p>
      <text:p text:style-name="Preformatted_20_Text"><text:s text:c="6"/>[-67.621836, 3.839482],</text:p>
      <text:p text:style-name="Preformatted_20_Text"><text:s text:c="6"/>[-67.823012, 4.503937],</text:p>
      <text:p text:style-name="Preformatted_20_Text"><text:s text:c="6"/>[-67.744697, 5.221129],</text:p>
      <text:p text:style-name="Preformatted_20_Text"><text:s text:c="6"/>[-67.521532, 5.55687],</text:p>
      <text:p text:style-name="Preformatted_20_Text"><text:s text:c="6"/>[-67.34144, 6.095468],</text:p>
      <text:p text:style-name="Preformatted_20_Text"><text:soft-page-break/><text:s text:c="6"/>[-67.695087, 6.267318],</text:p>
      <text:p text:style-name="Preformatted_20_Text"><text:s text:c="6"/>[-68.265052, 6.153268],</text:p>
      <text:p text:style-name="Preformatted_20_Text"><text:s text:c="6"/>[-68.985319, 6.206805],</text:p>
      <text:p text:style-name="Preformatted_20_Text"><text:s text:c="6"/>[-69.38948, 6.099861],</text:p>
      <text:p text:style-name="Preformatted_20_Text"><text:s text:c="6"/>[-70.093313, 6.960376],</text:p>
      <text:p text:style-name="Preformatted_20_Text"><text:s text:c="6"/>[-70.674234, 7.087785],</text:p>
      <text:p text:style-name="Preformatted_20_Text"><text:s text:c="6"/>[-71.960176, 6.991615],</text:p>
      <text:p text:style-name="Preformatted_20_Text"><text:s text:c="6"/>[-72.198352, 7.340431],</text:p>
      <text:p text:style-name="Preformatted_20_Text"><text:s text:c="6"/>[-72.444487, 7.423785],</text:p>
      <text:p text:style-name="Preformatted_20_Text"><text:s text:c="6"/>[-72.479679, 7.632506],</text:p>
      <text:p text:style-name="Preformatted_20_Text"><text:s text:c="6"/>[-72.360901, 8.002638],</text:p>
      <text:p text:style-name="Preformatted_20_Text"><text:s text:c="6"/>[-72.439862, 8.405275],</text:p>
      <text:p text:style-name="Preformatted_20_Text"><text:s text:c="6"/>[-72.660495, 8.625288],</text:p>
      <text:p text:style-name="Preformatted_20_Text"><text:s text:c="6"/>[-72.78873, 9.085027],</text:p>
      <text:p text:style-name="Preformatted_20_Text"><text:s text:c="6"/>[-73.304952, 9.152],</text:p>
      <text:p text:style-name="Preformatted_20_Text"><text:s text:c="6"/>[-73.027604, 9.73677],</text:p>
      <text:p text:style-name="Preformatted_20_Text"><text:s text:c="6"/>[-72.905286, 10.450344],</text:p>
      <text:p text:style-name="Preformatted_20_Text"><text:s text:c="6"/>[-72.614658, 10.821975],</text:p>
      <text:p text:style-name="Preformatted_20_Text"><text:s text:c="6"/>[-72.227575, 11.108702],</text:p>
      <text:p text:style-name="Preformatted_20_Text"><text:s text:c="6"/>[-71.973922, 11.608672],</text:p>
      <text:p text:style-name="Preformatted_20_Text"><text:s text:c="6"/>[-71.331584, 11.776284]]]},</text:p>
      <text:p text:style-name="Preformatted_20_Text"><text:s text:c="3"/>'id': 'VEN'},</text:p>
      <text:p text:style-name="Preformatted_20_Text"><text:s text:c="2"/>{'type': 'Feature',</text:p>
      <text:p text:style-name="Preformatted_20_Text"><text:s text:c="3"/>'properties': {'name': 'Vietnam'},</text:p>
      <text:p text:style-name="Preformatted_20_Text"><text:s text:c="3"/>'geometry': {'type': 'Polygon',</text:p>
      <text:p text:style-name="Preformatted_20_Text"><text:s text:c="4"/>'coordinates': [[[108.05018, 21.55238],</text:p>
      <text:p text:style-name="Preformatted_20_Text"><text:s text:c="6"/>[106.715068, 20.696851],</text:p>
      <text:p text:style-name="Preformatted_20_Text"><text:s text:c="6"/>[105.881682, 19.75205],</text:p>
      <text:p text:style-name="Preformatted_20_Text"><text:s text:c="6"/>[105.662006, 19.058165],</text:p>
      <text:p text:style-name="Preformatted_20_Text"><text:s text:c="6"/>[106.426817, 18.004121],</text:p>
      <text:p text:style-name="Preformatted_20_Text"><text:s text:c="6"/>[107.361954, 16.697457],</text:p>
      <text:p text:style-name="Preformatted_20_Text"><text:s text:c="6"/>[108.269495, 16.079742],</text:p>
      <text:p text:style-name="Preformatted_20_Text"><text:s text:c="6"/>[108.877107, 15.276691],</text:p>
      <text:p text:style-name="Preformatted_20_Text"><text:s text:c="6"/>[109.33527, 13.426028],</text:p>
      <text:p text:style-name="Preformatted_20_Text"><text:s text:c="6"/>[109.200136, 11.666859],</text:p>
      <text:p text:style-name="Preformatted_20_Text"><text:s text:c="6"/>[108.36613, 11.008321],</text:p>
      <text:p text:style-name="Preformatted_20_Text"><text:s text:c="6"/>[107.220929, 10.364484],</text:p>
      <text:p text:style-name="Preformatted_20_Text"><text:s text:c="6"/>[106.405113, 9.53084],</text:p>
      <text:p text:style-name="Preformatted_20_Text"><text:s text:c="6"/>[105.158264, 8.59976],</text:p>
      <text:p text:style-name="Preformatted_20_Text"><text:s text:c="6"/>[104.795185, 9.241038],</text:p>
      <text:p text:style-name="Preformatted_20_Text"><text:s text:c="6"/>[105.076202, 9.918491],</text:p>
      <text:p text:style-name="Preformatted_20_Text"><text:s text:c="6"/>[104.334335, 10.486544],</text:p>
      <text:p text:style-name="Preformatted_20_Text"><text:s text:c="6"/>[105.199915, 10.88931],</text:p>
      <text:p text:style-name="Preformatted_20_Text"><text:s text:c="6"/>[106.24967, 10.961812],</text:p>
      <text:p text:style-name="Preformatted_20_Text"><text:s text:c="6"/>[105.810524, 11.567615],</text:p>
      <text:p text:style-name="Preformatted_20_Text"><text:s text:c="6"/>[107.491403, 12.337206],</text:p>
      <text:p text:style-name="Preformatted_20_Text"><text:s text:c="6"/>[107.614548, 13.535531],</text:p>
      <text:p text:style-name="Preformatted_20_Text"><text:s text:c="6"/>[107.382727, 14.202441],</text:p>
      <text:p text:style-name="Preformatted_20_Text"><text:s text:c="6"/>[107.564525, 15.202173],</text:p>
      <text:p text:style-name="Preformatted_20_Text"><text:s text:c="6"/>[107.312706, 15.908538],</text:p>
      <text:p text:style-name="Preformatted_20_Text"><text:s text:c="6"/>[106.556008, 16.604284],</text:p>
      <text:p text:style-name="Preformatted_20_Text"><text:s text:c="6"/>[105.925762, 17.485315],</text:p>
      <text:p text:style-name="Preformatted_20_Text"><text:s text:c="6"/>[105.094598, 18.666975],</text:p>
      <text:p text:style-name="Preformatted_20_Text"><text:s text:c="6"/>[103.896532, 19.265181],</text:p>
      <text:p text:style-name="Preformatted_20_Text"><text:s text:c="6"/>[104.183388, 19.624668],</text:p>
      <text:p text:style-name="Preformatted_20_Text"><text:s text:c="6"/>[104.822574, 19.886642],</text:p>
      <text:p text:style-name="Preformatted_20_Text"><text:s text:c="6"/>[104.435, 20.758733],</text:p>
      <text:p text:style-name="Preformatted_20_Text"><text:s text:c="6"/>[103.203861, 20.766562],</text:p>
      <text:p text:style-name="Preformatted_20_Text"><text:s text:c="6"/>[102.754896, 21.675137],</text:p>
      <text:p text:style-name="Preformatted_20_Text"><text:s text:c="6"/>[102.170436, 22.464753],</text:p>
      <text:p text:style-name="Preformatted_20_Text"><text:s text:c="6"/>[102.706992, 22.708795],</text:p>
      <text:p text:style-name="Preformatted_20_Text"><text:s text:c="6"/>[103.504515, 22.703757],</text:p>
      <text:p text:style-name="Preformatted_20_Text"><text:s text:c="6"/>[104.476858, 22.81915],</text:p>
      <text:p text:style-name="Preformatted_20_Text"><text:s text:c="6"/>[105.329209, 23.352063],</text:p>
      <text:p text:style-name="Preformatted_20_Text"><text:soft-page-break/><text:s text:c="6"/>[105.811247, 22.976892],</text:p>
      <text:p text:style-name="Preformatted_20_Text"><text:s text:c="6"/>[106.725403, 22.794268],</text:p>
      <text:p text:style-name="Preformatted_20_Text"><text:s text:c="6"/>[106.567273, 22.218205],</text:p>
      <text:p text:style-name="Preformatted_20_Text"><text:s text:c="6"/>[107.04342, 21.811899],</text:p>
      <text:p text:style-name="Preformatted_20_Text"><text:s text:c="6"/>[108.05018, 21.55238]]]},</text:p>
      <text:p text:style-name="Preformatted_20_Text"><text:s text:c="3"/>'id': 'VNM'},</text:p>
      <text:p text:style-name="Preformatted_20_Text"><text:s text:c="2"/>{'type': 'Feature',</text:p>
      <text:p text:style-name="Preformatted_20_Text"><text:s text:c="3"/>'properties': {'name': 'Vanuatu'},</text:p>
      <text:p text:style-name="Preformatted_20_Text"><text:s text:c="3"/>'geometry': {'type': 'MultiPolygon',</text:p>
      <text:p text:style-name="Preformatted_20_Text"><text:s text:c="4"/>'coordinates': [[[[167.844877, -16.466333],</text:p>
      <text:p text:style-name="Preformatted_20_Text"><text:s text:c="7"/>[167.515181, -16.59785],</text:p>
      <text:p text:style-name="Preformatted_20_Text"><text:s text:c="7"/>[167.180008, -16.159995],</text:p>
      <text:p text:style-name="Preformatted_20_Text"><text:s text:c="7"/>[167.216801, -15.891846],</text:p>
      <text:p text:style-name="Preformatted_20_Text"><text:s text:c="7"/>[167.844877, -16.466333]]],</text:p>
      <text:p text:style-name="Preformatted_20_Text"><text:s text:c="5"/>[[[167.107712, -14.93392],</text:p>
      <text:p text:style-name="Preformatted_20_Text"><text:s text:c="7"/>[167.270028, -15.740021],</text:p>
      <text:p text:style-name="Preformatted_20_Text"><text:s text:c="7"/>[167.001207, -15.614602],</text:p>
      <text:p text:style-name="Preformatted_20_Text"><text:s text:c="7"/>[166.793158, -15.668811],</text:p>
      <text:p text:style-name="Preformatted_20_Text"><text:s text:c="7"/>[166.649859, -15.392704],</text:p>
      <text:p text:style-name="Preformatted_20_Text"><text:s text:c="7"/>[166.629137, -14.626497],</text:p>
      <text:p text:style-name="Preformatted_20_Text"><text:s text:c="7"/>[167.107712, -14.93392]]]]},</text:p>
      <text:p text:style-name="Preformatted_20_Text"><text:s text:c="3"/>'id': 'VUT'},</text:p>
      <text:p text:style-name="Preformatted_20_Text"><text:s text:c="2"/>{'type': 'Feature',</text:p>
      <text:p text:style-name="Preformatted_20_Text"><text:s text:c="3"/>'properties': {'name': 'West Bank'},</text:p>
      <text:p text:style-name="Preformatted_20_Text"><text:s text:c="3"/>'geometry': {'type': 'Polygon',</text:p>
      <text:p text:style-name="Preformatted_20_Text"><text:s text:c="4"/>'coordinates': [[[35.545665, 32.393992],</text:p>
      <text:p text:style-name="Preformatted_20_Text"><text:s text:c="6"/>[35.545252, 31.782505],</text:p>
      <text:p text:style-name="Preformatted_20_Text"><text:s text:c="6"/>[35.397561, 31.489086],</text:p>
      <text:p text:style-name="Preformatted_20_Text"><text:s text:c="6"/>[34.927408, 31.353435],</text:p>
      <text:p text:style-name="Preformatted_20_Text"><text:s text:c="6"/>[34.970507, 31.616778],</text:p>
      <text:p text:style-name="Preformatted_20_Text"><text:s text:c="6"/>[35.225892, 31.754341],</text:p>
      <text:p text:style-name="Preformatted_20_Text"><text:s text:c="6"/>[34.974641, 31.866582],</text:p>
      <text:p text:style-name="Preformatted_20_Text"><text:s text:c="6"/>[35.18393, 32.532511],</text:p>
      <text:p text:style-name="Preformatted_20_Text"><text:s text:c="6"/>[35.545665, 32.393992]]]},</text:p>
      <text:p text:style-name="Preformatted_20_Text"><text:s text:c="3"/>'id': 'PSE'},</text:p>
      <text:p text:style-name="Preformatted_20_Text"><text:s text:c="2"/>{'type': 'Feature',</text:p>
      <text:p text:style-name="Preformatted_20_Text"><text:s text:c="3"/>'properties': {'name': 'Yemen'},</text:p>
      <text:p text:style-name="Preformatted_20_Text"><text:s text:c="3"/>'geometry': {'type': 'Polygon',</text:p>
      <text:p text:style-name="Preformatted_20_Text"><text:s text:c="4"/>'coordinates': [[[53.108573, 16.651051],</text:p>
      <text:p text:style-name="Preformatted_20_Text"><text:s text:c="6"/>[52.385206, 16.382411],</text:p>
      <text:p text:style-name="Preformatted_20_Text"><text:s text:c="6"/>[52.191729, 15.938433],</text:p>
      <text:p text:style-name="Preformatted_20_Text"><text:s text:c="6"/>[52.168165, 15.59742],</text:p>
      <text:p text:style-name="Preformatted_20_Text"><text:s text:c="6"/>[51.172515, 15.17525],</text:p>
      <text:p text:style-name="Preformatted_20_Text"><text:s text:c="6"/>[49.574576, 14.708767],</text:p>
      <text:p text:style-name="Preformatted_20_Text"><text:s text:c="6"/>[48.679231, 14.003202],</text:p>
      <text:p text:style-name="Preformatted_20_Text"><text:s text:c="6"/>[48.238947, 13.94809],</text:p>
      <text:p text:style-name="Preformatted_20_Text"><text:s text:c="6"/>[47.938914, 14.007233],</text:p>
      <text:p text:style-name="Preformatted_20_Text"><text:s text:c="6"/>[47.354454, 13.59222],</text:p>
      <text:p text:style-name="Preformatted_20_Text"><text:s text:c="6"/>[46.717076, 13.399699],</text:p>
      <text:p text:style-name="Preformatted_20_Text"><text:s text:c="6"/>[45.877593, 13.347764],</text:p>
      <text:p text:style-name="Preformatted_20_Text"><text:s text:c="6"/>[45.62505, 13.290946],</text:p>
      <text:p text:style-name="Preformatted_20_Text"><text:s text:c="6"/>[45.406459, 13.026905],</text:p>
      <text:p text:style-name="Preformatted_20_Text"><text:s text:c="6"/>[45.144356, 12.953938],</text:p>
      <text:p text:style-name="Preformatted_20_Text"><text:s text:c="6"/>[44.989533, 12.699587],</text:p>
      <text:p text:style-name="Preformatted_20_Text"><text:s text:c="6"/>[44.494576, 12.721653],</text:p>
      <text:p text:style-name="Preformatted_20_Text"><text:s text:c="6"/>[44.175113, 12.58595],</text:p>
      <text:p text:style-name="Preformatted_20_Text"><text:s text:c="6"/>[43.482959, 12.6368],</text:p>
      <text:p text:style-name="Preformatted_20_Text"><text:s text:c="6"/>[43.222871, 13.22095],</text:p>
      <text:p text:style-name="Preformatted_20_Text"><text:s text:c="6"/>[43.251448, 13.767584],</text:p>
      <text:p text:style-name="Preformatted_20_Text"><text:s text:c="6"/>[43.087944, 14.06263],</text:p>
      <text:p text:style-name="Preformatted_20_Text"><text:s text:c="6"/>[42.892245, 14.802249],</text:p>
      <text:p text:style-name="Preformatted_20_Text"><text:s text:c="6"/>[42.604873, 15.213335],</text:p>
      <text:p text:style-name="Preformatted_20_Text"><text:s text:c="6"/>[42.805015, 15.261963],</text:p>
      <text:p text:style-name="Preformatted_20_Text"><text:s text:c="6"/>[42.702438, 15.718886],</text:p>
      <text:p text:style-name="Preformatted_20_Text"><text:soft-page-break/><text:s text:c="6"/>[42.823671, 15.911742],</text:p>
      <text:p text:style-name="Preformatted_20_Text"><text:s text:c="6"/>[42.779332, 16.347891],</text:p>
      <text:p text:style-name="Preformatted_20_Text"><text:s text:c="6"/>[43.218375, 16.66689],</text:p>
      <text:p text:style-name="Preformatted_20_Text"><text:s text:c="6"/>[43.115798, 17.08844],</text:p>
      <text:p text:style-name="Preformatted_20_Text"><text:s text:c="6"/>[43.380794, 17.579987],</text:p>
      <text:p text:style-name="Preformatted_20_Text"><text:s text:c="6"/>[43.791519, 17.319977],</text:p>
      <text:p text:style-name="Preformatted_20_Text"><text:s text:c="6"/>[44.062613, 17.410359],</text:p>
      <text:p text:style-name="Preformatted_20_Text"><text:s text:c="6"/>[45.216651, 17.433329],</text:p>
      <text:p text:style-name="Preformatted_20_Text"><text:s text:c="6"/>[45.399999, 17.333335],</text:p>
      <text:p text:style-name="Preformatted_20_Text"><text:s text:c="6"/>[46.366659, 17.233315],</text:p>
      <text:p text:style-name="Preformatted_20_Text"><text:s text:c="6"/>[46.749994, 17.283338],</text:p>
      <text:p text:style-name="Preformatted_20_Text"><text:s text:c="6"/>[47.000005, 16.949999],</text:p>
      <text:p text:style-name="Preformatted_20_Text"><text:s text:c="6"/>[47.466695, 17.116682],</text:p>
      <text:p text:style-name="Preformatted_20_Text"><text:s text:c="6"/>[48.183344, 18.166669],</text:p>
      <text:p text:style-name="Preformatted_20_Text"><text:s text:c="6"/>[49.116672, 18.616668],</text:p>
      <text:p text:style-name="Preformatted_20_Text"><text:s text:c="6"/>[52.00001, 19.000003],</text:p>
      <text:p text:style-name="Preformatted_20_Text"><text:s text:c="6"/>[52.782184, 17.349742],</text:p>
      <text:p text:style-name="Preformatted_20_Text"><text:s text:c="6"/>[53.108573, 16.651051]]]},</text:p>
      <text:p text:style-name="Preformatted_20_Text"><text:s text:c="3"/>'id': 'YEM'},</text:p>
      <text:p text:style-name="Preformatted_20_Text"><text:s text:c="2"/>{'type': 'Feature',</text:p>
      <text:p text:style-name="Preformatted_20_Text"><text:s text:c="3"/>'properties': {'name': 'South Africa'},</text:p>
      <text:p text:style-name="Preformatted_20_Text"><text:s text:c="3"/>'geometry': {'type': 'Polygon',</text:p>
      <text:p text:style-name="Preformatted_20_Text"><text:s text:c="4"/>'coordinates': [[[31.521001, -29.257387],</text:p>
      <text:p text:style-name="Preformatted_20_Text"><text:s text:c="6"/>[31.325561, -29.401978],</text:p>
      <text:p text:style-name="Preformatted_20_Text"><text:s text:c="6"/>[30.901763, -29.909957],</text:p>
      <text:p text:style-name="Preformatted_20_Text"><text:s text:c="6"/>[30.622813, -30.423776],</text:p>
      <text:p text:style-name="Preformatted_20_Text"><text:s text:c="6"/>[30.055716, -31.140269],</text:p>
      <text:p text:style-name="Preformatted_20_Text"><text:s text:c="6"/>[28.925553, -32.172041],</text:p>
      <text:p text:style-name="Preformatted_20_Text"><text:s text:c="6"/>[28.219756, -32.771953],</text:p>
      <text:p text:style-name="Preformatted_20_Text"><text:s text:c="6"/>[27.464608, -33.226964],</text:p>
      <text:p text:style-name="Preformatted_20_Text"><text:s text:c="6"/>[26.419452, -33.61495],</text:p>
      <text:p text:style-name="Preformatted_20_Text"><text:s text:c="6"/>[25.909664, -33.66704],</text:p>
      <text:p text:style-name="Preformatted_20_Text"><text:s text:c="6"/>[25.780628, -33.944646],</text:p>
      <text:p text:style-name="Preformatted_20_Text"><text:s text:c="6"/>[25.172862, -33.796851],</text:p>
      <text:p text:style-name="Preformatted_20_Text"><text:s text:c="6"/>[24.677853, -33.987176],</text:p>
      <text:p text:style-name="Preformatted_20_Text"><text:s text:c="6"/>[23.594043, -33.794474],</text:p>
      <text:p text:style-name="Preformatted_20_Text"><text:s text:c="6"/>[22.988189, -33.916431],</text:p>
      <text:p text:style-name="Preformatted_20_Text"><text:s text:c="6"/>[22.574157, -33.864083],</text:p>
      <text:p text:style-name="Preformatted_20_Text"><text:s text:c="6"/>[21.542799, -34.258839],</text:p>
      <text:p text:style-name="Preformatted_20_Text"><text:s text:c="6"/>[20.689053, -34.417175],</text:p>
      <text:p text:style-name="Preformatted_20_Text"><text:s text:c="6"/>[20.071261, -34.795137],</text:p>
      <text:p text:style-name="Preformatted_20_Text"><text:s text:c="6"/>[19.616405, -34.819166],</text:p>
      <text:p text:style-name="Preformatted_20_Text"><text:s text:c="6"/>[19.193278, -34.462599],</text:p>
      <text:p text:style-name="Preformatted_20_Text"><text:s text:c="6"/>[18.855315, -34.444306],</text:p>
      <text:p text:style-name="Preformatted_20_Text"><text:s text:c="6"/>[18.424643, -33.997873],</text:p>
      <text:p text:style-name="Preformatted_20_Text"><text:s text:c="6"/>[18.377411, -34.136521],</text:p>
      <text:p text:style-name="Preformatted_20_Text"><text:s text:c="6"/>[18.244499, -33.867752],</text:p>
      <text:p text:style-name="Preformatted_20_Text"><text:s text:c="6"/>[18.25008, -33.281431],</text:p>
      <text:p text:style-name="Preformatted_20_Text"><text:s text:c="6"/>[17.92519, -32.611291],</text:p>
      <text:p text:style-name="Preformatted_20_Text"><text:s text:c="6"/>[18.24791, -32.429131],</text:p>
      <text:p text:style-name="Preformatted_20_Text"><text:s text:c="6"/>[18.221762, -31.661633],</text:p>
      <text:p text:style-name="Preformatted_20_Text"><text:s text:c="6"/>[17.566918, -30.725721],</text:p>
      <text:p text:style-name="Preformatted_20_Text"><text:s text:c="6"/>[17.064416, -29.878641],</text:p>
      <text:p text:style-name="Preformatted_20_Text"><text:s text:c="6"/>[17.062918, -29.875954],</text:p>
      <text:p text:style-name="Preformatted_20_Text"><text:s text:c="6"/>[16.344977, -28.576705],</text:p>
      <text:p text:style-name="Preformatted_20_Text"><text:s text:c="6"/>[16.824017, -28.082162],</text:p>
      <text:p text:style-name="Preformatted_20_Text"><text:s text:c="6"/>[17.218929, -28.355943],</text:p>
      <text:p text:style-name="Preformatted_20_Text"><text:s text:c="6"/>[17.387497, -28.783514],</text:p>
      <text:p text:style-name="Preformatted_20_Text"><text:s text:c="6"/>[17.836152, -28.856378],</text:p>
      <text:p text:style-name="Preformatted_20_Text"><text:s text:c="6"/>[18.464899, -29.045462],</text:p>
      <text:p text:style-name="Preformatted_20_Text"><text:s text:c="6"/>[19.002127, -28.972443],</text:p>
      <text:p text:style-name="Preformatted_20_Text"><text:s text:c="6"/>[19.894734, -28.461105],</text:p>
      <text:p text:style-name="Preformatted_20_Text"><text:s text:c="6"/>[19.895768, -24.76779],</text:p>
      <text:p text:style-name="Preformatted_20_Text"><text:s text:c="6"/>[20.165726, -24.917962],</text:p>
      <text:p text:style-name="Preformatted_20_Text"><text:soft-page-break/><text:s text:c="6"/>[20.758609, -25.868136],</text:p>
      <text:p text:style-name="Preformatted_20_Text"><text:s text:c="6"/>[20.66647, -26.477453],</text:p>
      <text:p text:style-name="Preformatted_20_Text"><text:s text:c="6"/>[20.889609, -26.828543],</text:p>
      <text:p text:style-name="Preformatted_20_Text"><text:s text:c="6"/>[21.605896, -26.726534],</text:p>
      <text:p text:style-name="Preformatted_20_Text"><text:s text:c="6"/>[22.105969, -26.280256],</text:p>
      <text:p text:style-name="Preformatted_20_Text"><text:s text:c="6"/>[22.579532, -25.979448],</text:p>
      <text:p text:style-name="Preformatted_20_Text"><text:s text:c="6"/>[22.824271, -25.500459],</text:p>
      <text:p text:style-name="Preformatted_20_Text"><text:s text:c="6"/>[23.312097, -25.26869],</text:p>
      <text:p text:style-name="Preformatted_20_Text"><text:s text:c="6"/>[23.73357, -25.390129],</text:p>
      <text:p text:style-name="Preformatted_20_Text"><text:s text:c="6"/>[24.211267, -25.670216],</text:p>
      <text:p text:style-name="Preformatted_20_Text"><text:s text:c="6"/>[25.025171, -25.71967],</text:p>
      <text:p text:style-name="Preformatted_20_Text"><text:s text:c="6"/>[25.664666, -25.486816],</text:p>
      <text:p text:style-name="Preformatted_20_Text"><text:s text:c="6"/>[25.765849, -25.174845],</text:p>
      <text:p text:style-name="Preformatted_20_Text"><text:s text:c="6"/>[25.941652, -24.696373],</text:p>
      <text:p text:style-name="Preformatted_20_Text"><text:s text:c="6"/>[26.485753, -24.616327],</text:p>
      <text:p text:style-name="Preformatted_20_Text"><text:s text:c="6"/>[26.786407, -24.240691],</text:p>
      <text:p text:style-name="Preformatted_20_Text"><text:s text:c="6"/>[27.11941, -23.574323],</text:p>
      <text:p text:style-name="Preformatted_20_Text"><text:s text:c="6"/>[28.017236, -22.827754],</text:p>
      <text:p text:style-name="Preformatted_20_Text"><text:s text:c="6"/>[29.432188, -22.091313],</text:p>
      <text:p text:style-name="Preformatted_20_Text"><text:s text:c="6"/>[29.839037, -22.102216],</text:p>
      <text:p text:style-name="Preformatted_20_Text"><text:s text:c="6"/>[30.322883, -22.271612],</text:p>
      <text:p text:style-name="Preformatted_20_Text"><text:s text:c="6"/>[30.659865, -22.151567],</text:p>
      <text:p text:style-name="Preformatted_20_Text"><text:s text:c="6"/>[31.191409, -22.25151],</text:p>
      <text:p text:style-name="Preformatted_20_Text"><text:s text:c="6"/>[31.670398, -23.658969],</text:p>
      <text:p text:style-name="Preformatted_20_Text"><text:s text:c="6"/>[31.930589, -24.369417],</text:p>
      <text:p text:style-name="Preformatted_20_Text"><text:s text:c="6"/>[31.752408, -25.484284],</text:p>
      <text:p text:style-name="Preformatted_20_Text"><text:s text:c="6"/>[31.837778, -25.843332],</text:p>
      <text:p text:style-name="Preformatted_20_Text"><text:s text:c="6"/>[31.333158, -25.660191],</text:p>
      <text:p text:style-name="Preformatted_20_Text"><text:s text:c="6"/>[31.04408, -25.731452],</text:p>
      <text:p text:style-name="Preformatted_20_Text"><text:s text:c="6"/>[30.949667, -26.022649],</text:p>
      <text:p text:style-name="Preformatted_20_Text"><text:s text:c="6"/>[30.676609, -26.398078],</text:p>
      <text:p text:style-name="Preformatted_20_Text"><text:s text:c="6"/>[30.685962, -26.743845],</text:p>
      <text:p text:style-name="Preformatted_20_Text"><text:s text:c="6"/>[31.282773, -27.285879],</text:p>
      <text:p text:style-name="Preformatted_20_Text"><text:s text:c="6"/>[31.86806, -27.177927],</text:p>
      <text:p text:style-name="Preformatted_20_Text"><text:s text:c="6"/>[32.071665, -26.73382],</text:p>
      <text:p text:style-name="Preformatted_20_Text"><text:s text:c="6"/>[32.83012, -26.742192],</text:p>
      <text:p text:style-name="Preformatted_20_Text"><text:s text:c="6"/>[32.580265, -27.470158],</text:p>
      <text:p text:style-name="Preformatted_20_Text"><text:s text:c="6"/>[32.462133, -28.301011],</text:p>
      <text:p text:style-name="Preformatted_20_Text"><text:s text:c="6"/>[32.203389, -28.752405],</text:p>
      <text:p text:style-name="Preformatted_20_Text"><text:s text:c="6"/>[31.521001, -29.257387]],</text:p>
      <text:p text:style-name="Preformatted_20_Text"><text:s text:c="5"/>[[28.978263, -28.955597],</text:p>
      <text:p text:style-name="Preformatted_20_Text"><text:s text:c="6"/>[28.5417, -28.647502],</text:p>
      <text:p text:style-name="Preformatted_20_Text"><text:s text:c="6"/>[28.074338, -28.851469],</text:p>
      <text:p text:style-name="Preformatted_20_Text"><text:s text:c="6"/>[27.532511, -29.242711],</text:p>
      <text:p text:style-name="Preformatted_20_Text"><text:s text:c="6"/>[26.999262, -29.875954],</text:p>
      <text:p text:style-name="Preformatted_20_Text"><text:s text:c="6"/>[27.749397, -30.645106],</text:p>
      <text:p text:style-name="Preformatted_20_Text"><text:s text:c="6"/>[28.107205, -30.545732],</text:p>
      <text:p text:style-name="Preformatted_20_Text"><text:s text:c="6"/>[28.291069, -30.226217],</text:p>
      <text:p text:style-name="Preformatted_20_Text"><text:s text:c="6"/>[28.8484, -30.070051],</text:p>
      <text:p text:style-name="Preformatted_20_Text"><text:s text:c="6"/>[29.018415, -29.743766],</text:p>
      <text:p text:style-name="Preformatted_20_Text"><text:s text:c="6"/>[29.325166, -29.257387],</text:p>
      <text:p text:style-name="Preformatted_20_Text"><text:s text:c="6"/>[28.978263, -28.955597]]]},</text:p>
      <text:p text:style-name="Preformatted_20_Text"><text:s text:c="3"/>'id': 'ZAF'},</text:p>
      <text:p text:style-name="Preformatted_20_Text"><text:s text:c="2"/>{'type': 'Feature',</text:p>
      <text:p text:style-name="Preformatted_20_Text"><text:s text:c="3"/>'properties': {'name': 'Zambia'},</text:p>
      <text:p text:style-name="Preformatted_20_Text"><text:s text:c="3"/>'geometry': {'type': 'Polygon',</text:p>
      <text:p text:style-name="Preformatted_20_Text"><text:s text:c="4"/>'coordinates': [[[32.759375, -9.230599],</text:p>
      <text:p text:style-name="Preformatted_20_Text"><text:s text:c="6"/>[33.231388, -9.676722],</text:p>
      <text:p text:style-name="Preformatted_20_Text"><text:s text:c="6"/>[33.485688, -10.525559],</text:p>
      <text:p text:style-name="Preformatted_20_Text"><text:s text:c="6"/>[33.31531, -10.79655],</text:p>
      <text:p text:style-name="Preformatted_20_Text"><text:s text:c="6"/>[33.114289, -11.607198],</text:p>
      <text:p text:style-name="Preformatted_20_Text"><text:s text:c="6"/>[33.306422, -12.435778],</text:p>
      <text:p text:style-name="Preformatted_20_Text"><text:s text:c="6"/>[32.991764, -12.783871],</text:p>
      <text:p text:style-name="Preformatted_20_Text"><text:s text:c="6"/>[32.688165, -13.712858],</text:p>
      <text:p text:style-name="Preformatted_20_Text"><text:soft-page-break/><text:s text:c="6"/>[33.214025, -13.97186],</text:p>
      <text:p text:style-name="Preformatted_20_Text"><text:s text:c="6"/>[30.179481, -14.796099],</text:p>
      <text:p text:style-name="Preformatted_20_Text"><text:s text:c="6"/>[30.274256, -15.507787],</text:p>
      <text:p text:style-name="Preformatted_20_Text"><text:s text:c="6"/>[29.516834, -15.644678],</text:p>
      <text:p text:style-name="Preformatted_20_Text"><text:s text:c="6"/>[28.947463, -16.043051],</text:p>
      <text:p text:style-name="Preformatted_20_Text"><text:s text:c="6"/>[28.825869, -16.389749],</text:p>
      <text:p text:style-name="Preformatted_20_Text"><text:s text:c="6"/>[28.467906, -16.4684],</text:p>
      <text:p text:style-name="Preformatted_20_Text"><text:s text:c="6"/>[27.598243, -17.290831],</text:p>
      <text:p text:style-name="Preformatted_20_Text"><text:s text:c="6"/>[27.044427, -17.938026],</text:p>
      <text:p text:style-name="Preformatted_20_Text"><text:s text:c="6"/>[26.706773, -17.961229],</text:p>
      <text:p text:style-name="Preformatted_20_Text"><text:s text:c="6"/>[26.381935, -17.846042],</text:p>
      <text:p text:style-name="Preformatted_20_Text"><text:s text:c="6"/>[25.264226, -17.73654],</text:p>
      <text:p text:style-name="Preformatted_20_Text"><text:s text:c="6"/>[25.084443, -17.661816],</text:p>
      <text:p text:style-name="Preformatted_20_Text"><text:s text:c="6"/>[25.07695, -17.578823],</text:p>
      <text:p text:style-name="Preformatted_20_Text"><text:s text:c="6"/>[24.682349, -17.353411],</text:p>
      <text:p text:style-name="Preformatted_20_Text"><text:s text:c="6"/>[24.033862, -17.295843],</text:p>
      <text:p text:style-name="Preformatted_20_Text"><text:s text:c="6"/>[23.215048, -17.523116],</text:p>
      <text:p text:style-name="Preformatted_20_Text"><text:s text:c="6"/>[22.562478, -16.898451],</text:p>
      <text:p text:style-name="Preformatted_20_Text"><text:s text:c="6"/>[21.887843, -16.08031],</text:p>
      <text:p text:style-name="Preformatted_20_Text"><text:s text:c="6"/>[21.933886, -12.898437],</text:p>
      <text:p text:style-name="Preformatted_20_Text"><text:s text:c="6"/>[24.016137, -12.911046],</text:p>
      <text:p text:style-name="Preformatted_20_Text"><text:s text:c="6"/>[23.930922, -12.565848],</text:p>
      <text:p text:style-name="Preformatted_20_Text"><text:s text:c="6"/>[24.079905, -12.191297],</text:p>
      <text:p text:style-name="Preformatted_20_Text"><text:s text:c="6"/>[23.904154, -11.722282],</text:p>
      <text:p text:style-name="Preformatted_20_Text"><text:s text:c="6"/>[24.017894, -11.237298],</text:p>
      <text:p text:style-name="Preformatted_20_Text"><text:s text:c="6"/>[23.912215, -10.926826],</text:p>
      <text:p text:style-name="Preformatted_20_Text"><text:s text:c="6"/>[24.257155, -10.951993],</text:p>
      <text:p text:style-name="Preformatted_20_Text"><text:s text:c="6"/>[24.314516, -11.262826],</text:p>
      <text:p text:style-name="Preformatted_20_Text"><text:s text:c="6"/>[24.78317, -11.238694],</text:p>
      <text:p text:style-name="Preformatted_20_Text"><text:s text:c="6"/>[25.418118, -11.330936],</text:p>
      <text:p text:style-name="Preformatted_20_Text"><text:s text:c="6"/>[25.75231, -11.784965],</text:p>
      <text:p text:style-name="Preformatted_20_Text"><text:s text:c="6"/>[26.553088, -11.92444],</text:p>
      <text:p text:style-name="Preformatted_20_Text"><text:s text:c="6"/>[27.16442, -11.608748],</text:p>
      <text:p text:style-name="Preformatted_20_Text"><text:s text:c="6"/>[27.388799, -12.132747],</text:p>
      <text:p text:style-name="Preformatted_20_Text"><text:s text:c="6"/>[28.155109, -12.272481],</text:p>
      <text:p text:style-name="Preformatted_20_Text"><text:s text:c="6"/>[28.523562, -12.698604],</text:p>
      <text:p text:style-name="Preformatted_20_Text"><text:s text:c="6"/>[28.934286, -13.248958],</text:p>
      <text:p text:style-name="Preformatted_20_Text"><text:s text:c="6"/>[29.699614, -13.257227],</text:p>
      <text:p text:style-name="Preformatted_20_Text"><text:s text:c="6"/>[29.616001, -12.178895],</text:p>
      <text:p text:style-name="Preformatted_20_Text"><text:s text:c="6"/>[29.341548, -12.360744],</text:p>
      <text:p text:style-name="Preformatted_20_Text"><text:s text:c="6"/>[28.642417, -11.971569],</text:p>
      <text:p text:style-name="Preformatted_20_Text"><text:s text:c="6"/>[28.372253, -11.793647],</text:p>
      <text:p text:style-name="Preformatted_20_Text"><text:s text:c="6"/>[28.49607, -10.789884],</text:p>
      <text:p text:style-name="Preformatted_20_Text"><text:s text:c="6"/>[28.673682, -9.605925],</text:p>
      <text:p text:style-name="Preformatted_20_Text"><text:s text:c="6"/>[28.449871, -9.164918],</text:p>
      <text:p text:style-name="Preformatted_20_Text"><text:s text:c="6"/>[28.734867, -8.526559],</text:p>
      <text:p text:style-name="Preformatted_20_Text"><text:s text:c="6"/>[29.002912, -8.407032],</text:p>
      <text:p text:style-name="Preformatted_20_Text"><text:s text:c="6"/>[30.346086, -8.238257],</text:p>
      <text:p text:style-name="Preformatted_20_Text"><text:s text:c="6"/>[30.740015, -8.340007],</text:p>
      <text:p text:style-name="Preformatted_20_Text"><text:s text:c="6"/>[31.157751, -8.594579],</text:p>
      <text:p text:style-name="Preformatted_20_Text"><text:s text:c="6"/>[31.556348, -8.762049],</text:p>
      <text:p text:style-name="Preformatted_20_Text"><text:s text:c="6"/>[32.191865, -8.930359],</text:p>
      <text:p text:style-name="Preformatted_20_Text"><text:s text:c="6"/>[32.759375, -9.230599]]]},</text:p>
      <text:p text:style-name="Preformatted_20_Text"><text:s text:c="3"/>'id': 'ZMB'},</text:p>
      <text:p text:style-name="Preformatted_20_Text"><text:s text:c="2"/>{'type': 'Feature',</text:p>
      <text:p text:style-name="Preformatted_20_Text"><text:s text:c="3"/>'properties': {'name': 'Zimbabwe'},</text:p>
      <text:p text:style-name="Preformatted_20_Text"><text:s text:c="3"/>'geometry': {'type': 'Polygon',</text:p>
      <text:p text:style-name="Preformatted_20_Text"><text:s text:c="4"/>'coordinates': [[[31.191409, -22.25151],</text:p>
      <text:p text:style-name="Preformatted_20_Text"><text:s text:c="6"/>[30.659865, -22.151567],</text:p>
      <text:p text:style-name="Preformatted_20_Text"><text:s text:c="6"/>[30.322883, -22.271612],</text:p>
      <text:p text:style-name="Preformatted_20_Text"><text:s text:c="6"/>[29.839037, -22.102216],</text:p>
      <text:p text:style-name="Preformatted_20_Text"><text:s text:c="6"/>[29.432188, -22.091313],</text:p>
      <text:p text:style-name="Preformatted_20_Text"><text:s text:c="6"/>[28.794656, -21.639454],</text:p>
      <text:p text:style-name="Preformatted_20_Text"><text:s text:c="6"/>[28.02137, -21.485975],</text:p>
      <text:p text:style-name="Preformatted_20_Text"><text:soft-page-break/><text:s text:c="6"/>[27.727228, -20.851802],</text:p>
      <text:p text:style-name="Preformatted_20_Text"><text:s text:c="6"/>[27.724747, -20.499059],</text:p>
      <text:p text:style-name="Preformatted_20_Text"><text:s text:c="6"/>[27.296505, -20.39152],</text:p>
      <text:p text:style-name="Preformatted_20_Text"><text:s text:c="6"/>[26.164791, -19.293086],</text:p>
      <text:p text:style-name="Preformatted_20_Text"><text:s text:c="6"/>[25.850391, -18.714413],</text:p>
      <text:p text:style-name="Preformatted_20_Text"><text:s text:c="6"/>[25.649163, -18.536026],</text:p>
      <text:p text:style-name="Preformatted_20_Text"><text:s text:c="6"/>[25.264226, -17.73654],</text:p>
      <text:p text:style-name="Preformatted_20_Text"><text:s text:c="6"/>[26.381935, -17.846042],</text:p>
      <text:p text:style-name="Preformatted_20_Text"><text:s text:c="6"/>[26.706773, -17.961229],</text:p>
      <text:p text:style-name="Preformatted_20_Text"><text:s text:c="6"/>[27.044427, -17.938026],</text:p>
      <text:p text:style-name="Preformatted_20_Text"><text:s text:c="6"/>[27.598243, -17.290831],</text:p>
      <text:p text:style-name="Preformatted_20_Text"><text:s text:c="6"/>[28.467906, -16.4684],</text:p>
      <text:p text:style-name="Preformatted_20_Text"><text:s text:c="6"/>[28.825869, -16.389749],</text:p>
      <text:p text:style-name="Preformatted_20_Text"><text:s text:c="6"/>[28.947463, -16.043051],</text:p>
      <text:p text:style-name="Preformatted_20_Text"><text:s text:c="6"/>[29.516834, -15.644678],</text:p>
      <text:p text:style-name="Preformatted_20_Text"><text:s text:c="6"/>[30.274256, -15.507787],</text:p>
      <text:p text:style-name="Preformatted_20_Text"><text:s text:c="6"/>[30.338955, -15.880839],</text:p>
      <text:p text:style-name="Preformatted_20_Text"><text:s text:c="6"/>[31.173064, -15.860944],</text:p>
      <text:p text:style-name="Preformatted_20_Text"><text:s text:c="6"/>[31.636498, -16.07199],</text:p>
      <text:p text:style-name="Preformatted_20_Text"><text:s text:c="6"/>[31.852041, -16.319417],</text:p>
      <text:p text:style-name="Preformatted_20_Text"><text:s text:c="6"/>[32.328239, -16.392074],</text:p>
      <text:p text:style-name="Preformatted_20_Text"><text:s text:c="6"/>[32.847639, -16.713398],</text:p>
      <text:p text:style-name="Preformatted_20_Text"><text:s text:c="6"/>[32.849861, -17.979057],</text:p>
      <text:p text:style-name="Preformatted_20_Text"><text:s text:c="6"/>[32.654886, -18.67209],</text:p>
      <text:p text:style-name="Preformatted_20_Text"><text:s text:c="6"/>[32.611994, -19.419383],</text:p>
      <text:p text:style-name="Preformatted_20_Text"><text:s text:c="6"/>[32.772708, -19.715592],</text:p>
      <text:p text:style-name="Preformatted_20_Text"><text:s text:c="6"/>[32.659743, -20.30429],</text:p>
      <text:p text:style-name="Preformatted_20_Text"><text:s text:c="6"/>[32.508693, -20.395292],</text:p>
      <text:p text:style-name="Preformatted_20_Text"><text:s text:c="6"/>[32.244988, -21.116489],</text:p>
      <text:p text:style-name="Preformatted_20_Text"><text:s text:c="6"/>[31.191409, -22.25151]]]},</text:p>
      <text:p text:style-name="P1"><text:s text:c="3"/>'id': 'ZWE'}]}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31T08:31:25.425821886</meta:creation-date>
    <dc:date>2022-08-31T08:34:55.082127015</dc:date>
    <meta:editing-duration>PT3M32S</meta:editing-duration>
    <meta:editing-cycles>1</meta:editing-cycles>
    <meta:document-statistic meta:table-count="0" meta:image-count="0" meta:object-count="0" meta:page-count="177" meta:paragraph-count="11295" meta:word-count="23178" meta:character-count="333589" meta:non-whitespace-character-count="252292"/>
    <meta:generator>LibreOffice/7.2.2.2$MacOSX_X86_64 LibreOffice_project/02b2acce88a210515b4a5bb2e46cbfb63fe97d56</meta:generator>
  </office:meta>
</office:document-meta>
</file>